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34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b2b2b2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0cm" svg:height="12cm" svg:x="27.848cm" svg:y="2.962cm">
            <draw:object draw:notify-on-update-of-ranges="Sheet1.B2:Sheet1.B413 Sheet1.K1:Sheet1.K1 Sheet1.K2:Sheet1.K413 Sheet1.L1:Sheet1.L1 Sheet1.L2:Sheet1.L41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table:number-columns-repeated="2"/>
          <table:table-cell table:number-columns-repeated="2" office:value-type="string" calcext:value-type="string">
            <text:p>uBlock</text:p>
          </table:table-cell>
          <table:table-cell table:number-columns-repeated="2" office:value-type="string" calcext:value-type="string">
            <text:p>ABP</text:p>
          </table:table-cell>
          <table:table-cell table:number-columns-repeated="4"/>
          <table:table-cell office:value-type="string" calcext:value-type="string">
            <text:p>Extension memory: ABP minus µBlock</text:p>
          </table:table-cell>
          <table:table-cell office:value-type="string" calcext:value-type="string">
            <text:p>Web page memory: ABP minus µBlock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8892" calcext:value-type="float">
            <text:p>38892</text:p>
          </table:table-cell>
          <table:table-cell office:value-type="float" office:value="47044" calcext:value-type="float">
            <text:p>47044</text:p>
          </table:table-cell>
          <table:table-cell office:value-type="float" office:value="71188" calcext:value-type="float">
            <text:p>71188</text:p>
          </table:table-cell>
          <table:table-cell office:value-type="float" office:value="27840" calcext:value-type="float">
            <text:p>27840</text:p>
          </table:table-cell>
          <table:table-cell table:formula="of:=[.C2]" office:value-type="float" office:value="38892" calcext:value-type="float">
            <text:p>38892</text:p>
          </table:table-cell>
          <table:table-cell table:formula="of:=[.D2]" office:value-type="float" office:value="47044" calcext:value-type="float">
            <text:p>47044</text:p>
          </table:table-cell>
          <table:table-cell table:formula="of:=[.E2]" office:value-type="float" office:value="71188" calcext:value-type="float">
            <text:p>71188</text:p>
          </table:table-cell>
          <table:table-cell table:formula="of:=[.F2]" office:value-type="float" office:value="27840" calcext:value-type="float">
            <text:p>27840</text:p>
          </table:table-cell>
          <table:table-cell table:formula="of:=([.I2]-[.G2])/1024" office:value-type="float" office:value="31.5390625" calcext:value-type="float">
            <text:p>31.5390625</text:p>
          </table:table-cell>
          <table:table-cell table:formula="of:=([.J2]-[.H2])/1024" office:value-type="float" office:value="-18.75390625" calcext:value-type="float">
            <text:p>-18.75390625</text:p>
          </table:table-cell>
        </table:table-row>
        <table:table-row table:style-name="ro1">
          <table:table-cell office:value-type="string" calcext:value-type="string">
            <text:p>Yahoo News</text:p>
          </table:table-cell>
          <table:table-cell table:formula="of:=[.B2]+1" office:value-type="float" office:value="1" calcext:value-type="float">
            <text:p>1</text:p>
          </table:table-cell>
          <table:table-cell office:value-type="float" office:value="39580" calcext:value-type="float">
            <text:p>39580</text:p>
          </table:table-cell>
          <table:table-cell office:value-type="float" office:value="44172" calcext:value-type="float">
            <text:p>44172</text:p>
          </table:table-cell>
          <table:table-cell office:value-type="float" office:value="85004" calcext:value-type="float">
            <text:p>85004</text:p>
          </table:table-cell>
          <table:table-cell office:value-type="float" office:value="17080" calcext:value-type="float">
            <text:p>17080</text:p>
          </table:table-cell>
          <table:table-cell table:formula="of:=([.C3]+[.C2]/2+[.C4]/2)/2" office:value-type="float" office:value="39728" calcext:value-type="float">
            <text:p>39728</text:p>
          </table:table-cell>
          <table:table-cell table:formula="of:=([.D3]+[.D2]/2+[.D4]/2)/2" office:value-type="float" office:value="49529" calcext:value-type="float">
            <text:p>49529</text:p>
          </table:table-cell>
          <table:table-cell table:formula="of:=([.E3]+[.E2]/2+[.E4]/2)/2" office:value-type="float" office:value="81550" calcext:value-type="float">
            <text:p>81550</text:p>
          </table:table-cell>
          <table:table-cell table:formula="of:=([.F3]+[.F2]/2+[.F4]/2)/2" office:value-type="float" office:value="19770" calcext:value-type="float">
            <text:p>19770</text:p>
          </table:table-cell>
          <table:table-cell table:formula="of:=([.I3]-[.G3])/1024" office:value-type="float" office:value="40.841796875" calcext:value-type="float">
            <text:p>40.841796875</text:p>
          </table:table-cell>
          <table:table-cell table:formula="of:=([.J3]-[.H3])/1024" office:value-type="float" office:value="-29.0615234375" calcext:value-type="float">
            <text:p>-29.0615234375</text:p>
          </table:table-cell>
        </table:table-row>
        <table:table-row table:style-name="ro1">
          <table:table-cell/>
          <table:table-cell table:formula="of:=[.B3]+1" office:value-type="float" office:value="2" calcext:value-type="float">
            <text:p>2</text:p>
          </table:table-cell>
          <table:table-cell office:value-type="float" office:value="40860" calcext:value-type="float">
            <text:p>40860</text:p>
          </table:table-cell>
          <table:table-cell office:value-type="float" office:value="62728" calcext:value-type="float">
            <text:p>62728</text:p>
          </table:table-cell>
          <table:table-cell office:value-type="float" office:value="85004" calcext:value-type="float">
            <text:p>85004</text:p>
          </table:table-cell>
          <table:table-cell office:value-type="float" office:value="17080" calcext:value-type="float">
            <text:p>17080</text:p>
          </table:table-cell>
          <table:table-cell table:formula="of:=([.C4]+[.C3]/2+[.C5]/2)/2" office:value-type="float" office:value="40539" calcext:value-type="float">
            <text:p>40539</text:p>
          </table:table-cell>
          <table:table-cell table:formula="of:=([.D4]+[.D3]/2+[.D5]/2)/2" office:value-type="float" office:value="63293" calcext:value-type="float">
            <text:p>63293</text:p>
          </table:table-cell>
          <table:table-cell table:formula="of:=([.E4]+[.E3]/2+[.E5]/2)/2" office:value-type="float" office:value="88549" calcext:value-type="float">
            <text:p>88549</text:p>
          </table:table-cell>
          <table:table-cell table:formula="of:=([.F4]+[.F3]/2+[.F5]/2)/2" office:value-type="float" office:value="31939" calcext:value-type="float">
            <text:p>31939</text:p>
          </table:table-cell>
          <table:table-cell table:formula="of:=([.I4]-[.G4])/1024" office:value-type="float" office:value="46.884765625" calcext:value-type="float">
            <text:p>46.884765625</text:p>
          </table:table-cell>
          <table:table-cell table:formula="of:=([.J4]-[.H4])/1024" office:value-type="float" office:value="-30.619140625" calcext:value-type="float">
            <text:p>-30.619140625</text:p>
          </table:table-cell>
        </table:table-row>
        <table:table-row table:style-name="ro1">
          <table:table-cell/>
          <table:table-cell table:formula="of:=[.B4]+1" office:value-type="float" office:value="3" calcext:value-type="float">
            <text:p>3</text:p>
          </table:table-cell>
          <table:table-cell office:value-type="float" office:value="40856" calcext:value-type="float">
            <text:p>40856</text:p>
          </table:table-cell>
          <table:table-cell office:value-type="float" office:value="83544" calcext:value-type="float">
            <text:p>83544</text:p>
          </table:table-cell>
          <table:table-cell office:value-type="float" office:value="99184" calcext:value-type="float">
            <text:p>99184</text:p>
          </table:table-cell>
          <table:table-cell office:value-type="float" office:value="76516" calcext:value-type="float">
            <text:p>76516</text:p>
          </table:table-cell>
          <table:table-cell table:formula="of:=([.C5]+[.C4]/2+[.C6]/2)/2" office:value-type="float" office:value="40854" calcext:value-type="float">
            <text:p>40854</text:p>
          </table:table-cell>
          <table:table-cell table:formula="of:=([.D5]+[.D4]/2+[.D6]/2)/2" office:value-type="float" office:value="78340" calcext:value-type="float">
            <text:p>78340</text:p>
          </table:table-cell>
          <table:table-cell table:formula="of:=([.E5]+[.E4]/2+[.E6]/2)/2" office:value-type="float" office:value="96287" calcext:value-type="float">
            <text:p>96287</text:p>
          </table:table-cell>
          <table:table-cell table:formula="of:=([.F5]+[.F4]/2+[.F6]/2)/2" office:value-type="float" office:value="63551" calcext:value-type="float">
            <text:p>63551</text:p>
          </table:table-cell>
          <table:table-cell table:formula="of:=([.I5]-[.G5])/1024" office:value-type="float" office:value="54.1337890625" calcext:value-type="float">
            <text:p>54.1337890625</text:p>
          </table:table-cell>
          <table:table-cell table:formula="of:=([.J5]-[.H5])/1024" office:value-type="float" office:value="-14.4423828125" calcext:value-type="float">
            <text:p>-14.4423828125</text:p>
          </table:table-cell>
        </table:table-row>
        <table:table-row table:style-name="ro1">
          <table:table-cell/>
          <table:table-cell table:formula="of:=[.B5]+1" office:value-type="float" office:value="4" calcext:value-type="float">
            <text:p>4</text:p>
          </table:table-cell>
          <table:table-cell office:value-type="float" office:value="40844" calcext:value-type="float">
            <text:p>40844</text:p>
          </table:table-cell>
          <table:table-cell office:value-type="float" office:value="83544" calcext:value-type="float">
            <text:p>83544</text:p>
          </table:table-cell>
          <table:table-cell office:value-type="float" office:value="101776" calcext:value-type="float">
            <text:p>101776</text:p>
          </table:table-cell>
          <table:table-cell office:value-type="float" office:value="84092" calcext:value-type="float">
            <text:p>84092</text:p>
          </table:table-cell>
          <table:table-cell table:formula="of:=([.C6]+[.C5]/2+[.C7]/2)/2" office:value-type="float" office:value="40847" calcext:value-type="float">
            <text:p>40847</text:p>
          </table:table-cell>
          <table:table-cell table:formula="of:=([.D6]+[.D5]/2+[.D7]/2)/2" office:value-type="float" office:value="83544" calcext:value-type="float">
            <text:p>83544</text:p>
          </table:table-cell>
          <table:table-cell table:formula="of:=([.E6]+[.E5]/2+[.E7]/2)/2" office:value-type="float" office:value="101128" calcext:value-type="float">
            <text:p>101128</text:p>
          </table:table-cell>
          <table:table-cell table:formula="of:=([.F6]+[.F5]/2+[.F7]/2)/2" office:value-type="float" office:value="82601" calcext:value-type="float">
            <text:p>82601</text:p>
          </table:table-cell>
          <table:table-cell table:formula="of:=([.I6]-[.G6])/1024" office:value-type="float" office:value="58.8681640625" calcext:value-type="float">
            <text:p>58.8681640625</text:p>
          </table:table-cell>
          <table:table-cell table:formula="of:=([.J6]-[.H6])/1024" office:value-type="float" office:value="-0.9208984375" calcext:value-type="float">
            <text:p>-0.9208984375</text:p>
          </table:table-cell>
        </table:table-row>
        <table:table-row table:style-name="ro1">
          <table:table-cell/>
          <table:table-cell table:formula="of:=[.B6]+1" office:value-type="float" office:value="5" calcext:value-type="float">
            <text:p>5</text:p>
          </table:table-cell>
          <table:table-cell table:style-name="ce1" office:value-type="float" office:value="40844" calcext:value-type="float">
            <text:p>40844</text:p>
          </table:table-cell>
          <table:table-cell table:style-name="ce1" office:value-type="float" office:value="83544" calcext:value-type="float">
            <text:p>83544</text:p>
          </table:table-cell>
          <table:table-cell office:value-type="float" office:value="101776" calcext:value-type="float">
            <text:p>101776</text:p>
          </table:table-cell>
          <table:table-cell office:value-type="float" office:value="85704" calcext:value-type="float">
            <text:p>85704</text:p>
          </table:table-cell>
          <table:table-cell table:formula="of:=([.C7]+[.C6]/2+[.C8]/2)/2" office:value-type="float" office:value="40868" calcext:value-type="float">
            <text:p>40868</text:p>
          </table:table-cell>
          <table:table-cell table:formula="of:=([.D7]+[.D6]/2+[.D8]/2)/2" office:value-type="float" office:value="67316" calcext:value-type="float">
            <text:p>67316</text:p>
          </table:table-cell>
          <table:table-cell table:formula="of:=([.E7]+[.E6]/2+[.E8]/2)/2" office:value-type="float" office:value="102621" calcext:value-type="float">
            <text:p>102621</text:p>
          </table:table-cell>
          <table:table-cell table:formula="of:=([.F7]+[.F6]/2+[.F8]/2)/2" office:value-type="float" office:value="74140" calcext:value-type="float">
            <text:p>74140</text:p>
          </table:table-cell>
          <table:table-cell table:formula="of:=([.I7]-[.G7])/1024" office:value-type="float" office:value="60.3056640625" calcext:value-type="float">
            <text:p>60.3056640625</text:p>
          </table:table-cell>
          <table:table-cell table:formula="of:=([.J7]-[.H7])/1024" office:value-type="float" office:value="6.6640625" calcext:value-type="float">
            <text:p>6.6640625</text:p>
          </table:table-cell>
        </table:table-row>
        <table:table-row table:style-name="ro1">
          <table:table-cell office:value-type="string" calcext:value-type="string">
            <text:p>Huffington Post</text:p>
          </table:table-cell>
          <table:table-cell table:formula="of:=[.B7]+1" office:value-type="float" office:value="6" calcext:value-type="float">
            <text:p>6</text:p>
          </table:table-cell>
          <table:table-cell office:value-type="float" office:value="40940" calcext:value-type="float">
            <text:p>40940</text:p>
          </table:table-cell>
          <table:table-cell office:value-type="float" office:value="18632" calcext:value-type="float">
            <text:p>18632</text:p>
          </table:table-cell>
          <table:table-cell office:value-type="float" office:value="105156" calcext:value-type="float">
            <text:p>105156</text:p>
          </table:table-cell>
          <table:table-cell office:value-type="float" office:value="41060" calcext:value-type="float">
            <text:p>41060</text:p>
          </table:table-cell>
          <table:table-cell table:formula="of:=([.C8]+[.C7]/2+[.C9]/2)/2" office:value-type="float" office:value="40960" calcext:value-type="float">
            <text:p>40960</text:p>
          </table:table-cell>
          <table:table-cell table:formula="of:=([.D8]+[.D7]/2+[.D9]/2)/2" office:value-type="float" office:value="40560" calcext:value-type="float">
            <text:p>40560</text:p>
          </table:table-cell>
          <table:table-cell table:formula="of:=([.E8]+[.E7]/2+[.E9]/2)/2" office:value-type="float" office:value="105700" calcext:value-type="float">
            <text:p>105700</text:p>
          </table:table-cell>
          <table:table-cell table:formula="of:=([.F8]+[.F7]/2+[.F9]/2)/2" office:value-type="float" office:value="60759" calcext:value-type="float">
            <text:p>60759</text:p>
          </table:table-cell>
          <table:table-cell table:formula="of:=([.I8]-[.G8])/1024" office:value-type="float" office:value="63.22265625" calcext:value-type="float">
            <text:p>63.22265625</text:p>
          </table:table-cell>
          <table:table-cell table:formula="of:=([.J8]-[.H8])/1024" office:value-type="float" office:value="19.7255859375" calcext:value-type="float">
            <text:p>19.7255859375</text:p>
          </table:table-cell>
        </table:table-row>
        <table:table-row table:style-name="ro1">
          <table:table-cell/>
          <table:table-cell table:formula="of:=[.B8]+1" office:value-type="float" office:value="7" calcext:value-type="float">
            <text:p>7</text:p>
          </table:table-cell>
          <table:table-cell office:value-type="float" office:value="41116" calcext:value-type="float">
            <text:p>41116</text:p>
          </table:table-cell>
          <table:table-cell office:value-type="float" office:value="41432" calcext:value-type="float">
            <text:p>41432</text:p>
          </table:table-cell>
          <table:table-cell office:value-type="float" office:value="110712" calcext:value-type="float">
            <text:p>110712</text:p>
          </table:table-cell>
          <table:table-cell office:value-type="float" office:value="75212" calcext:value-type="float">
            <text:p>75212</text:p>
          </table:table-cell>
          <table:table-cell table:formula="of:=([.C9]+[.C8]/2+[.C10]/2)/2" office:value-type="float" office:value="41099" calcext:value-type="float">
            <text:p>41099</text:p>
          </table:table-cell>
          <table:table-cell table:formula="of:=([.D9]+[.D8]/2+[.D10]/2)/2" office:value-type="float" office:value="38348" calcext:value-type="float">
            <text:p>38348</text:p>
          </table:table-cell>
          <table:table-cell table:formula="of:=([.E9]+[.E8]/2+[.E10]/2)/2" office:value-type="float" office:value="110143" calcext:value-type="float">
            <text:p>110143</text:p>
          </table:table-cell>
          <table:table-cell table:formula="of:=([.F9]+[.F8]/2+[.F10]/2)/2" office:value-type="float" office:value="71688" calcext:value-type="float">
            <text:p>71688</text:p>
          </table:table-cell>
          <table:table-cell table:formula="of:=([.I9]-[.G9])/1024" office:value-type="float" office:value="67.42578125" calcext:value-type="float">
            <text:p>67.42578125</text:p>
          </table:table-cell>
          <table:table-cell table:formula="of:=([.J9]-[.H9])/1024" office:value-type="float" office:value="32.55859375" calcext:value-type="float">
            <text:p>32.55859375</text:p>
          </table:table-cell>
        </table:table-row>
        <table:table-row table:style-name="ro1">
          <table:table-cell/>
          <table:table-cell table:formula="of:=[.B9]+1" office:value-type="float" office:value="8" calcext:value-type="float">
            <text:p>8</text:p>
          </table:table-cell>
          <table:table-cell office:value-type="float" office:value="41224" calcext:value-type="float">
            <text:p>41224</text:p>
          </table:table-cell>
          <table:table-cell office:value-type="float" office:value="51896" calcext:value-type="float">
            <text:p>51896</text:p>
          </table:table-cell>
          <table:table-cell office:value-type="float" office:value="113992" calcext:value-type="float">
            <text:p>113992</text:p>
          </table:table-cell>
          <table:table-cell office:value-type="float" office:value="95268" calcext:value-type="float">
            <text:p>95268</text:p>
          </table:table-cell>
          <table:table-cell table:formula="of:=([.C10]+[.C9]/2+[.C11]/2)/2" office:value-type="float" office:value="41221" calcext:value-type="float">
            <text:p>41221</text:p>
          </table:table-cell>
          <table:table-cell table:formula="of:=([.D10]+[.D9]/2+[.D11]/2)/2" office:value-type="float" office:value="49297" calcext:value-type="float">
            <text:p>49297</text:p>
          </table:table-cell>
          <table:table-cell table:formula="of:=([.E10]+[.E9]/2+[.E11]/2)/2" office:value-type="float" office:value="119396" calcext:value-type="float">
            <text:p>119396</text:p>
          </table:table-cell>
          <table:table-cell table:formula="of:=([.F10]+[.F9]/2+[.F11]/2)/2" office:value-type="float" office:value="90232" calcext:value-type="float">
            <text:p>90232</text:p>
          </table:table-cell>
          <table:table-cell table:formula="of:=([.I10]-[.G10])/1024" office:value-type="float" office:value="76.3427734375" calcext:value-type="float">
            <text:p>76.3427734375</text:p>
          </table:table-cell>
          <table:table-cell table:formula="of:=([.J10]-[.H10])/1024" office:value-type="float" office:value="39.9755859375" calcext:value-type="float">
            <text:p>39.9755859375</text:p>
          </table:table-cell>
        </table:table-row>
        <table:table-row table:style-name="ro1">
          <table:table-cell/>
          <table:table-cell table:formula="of:=[.B10]+1" office:value-type="float" office:value="9" calcext:value-type="float">
            <text:p>9</text:p>
          </table:table-cell>
          <table:table-cell office:value-type="float" office:value="41320" calcext:value-type="float">
            <text:p>41320</text:p>
          </table:table-cell>
          <table:table-cell office:value-type="float" office:value="51964" calcext:value-type="float">
            <text:p>51964</text:p>
          </table:table-cell>
          <table:table-cell office:value-type="float" office:value="138888" calcext:value-type="float">
            <text:p>138888</text:p>
          </table:table-cell>
          <table:table-cell office:value-type="float" office:value="95180" calcext:value-type="float">
            <text:p>95180</text:p>
          </table:table-cell>
          <table:table-cell table:formula="of:=([.C11]+[.C10]/2+[.C12]/2)/2" office:value-type="float" office:value="41296" calcext:value-type="float">
            <text:p>41296</text:p>
          </table:table-cell>
          <table:table-cell table:formula="of:=([.D11]+[.D10]/2+[.D12]/2)/2" office:value-type="float" office:value="51947" calcext:value-type="float">
            <text:p>51947</text:p>
          </table:table-cell>
          <table:table-cell table:formula="of:=([.E11]+[.E10]/2+[.E12]/2)/2" office:value-type="float" office:value="132664" calcext:value-type="float">
            <text:p>132664</text:p>
          </table:table-cell>
          <table:table-cell table:formula="of:=([.F11]+[.F10]/2+[.F12]/2)/2" office:value-type="float" office:value="95231" calcext:value-type="float">
            <text:p>95231</text:p>
          </table:table-cell>
          <table:table-cell table:formula="of:=([.I11]-[.G11])/1024" office:value-type="float" office:value="89.2265625" calcext:value-type="float">
            <text:p>89.2265625</text:p>
          </table:table-cell>
          <table:table-cell table:formula="of:=([.J11]-[.H11])/1024" office:value-type="float" office:value="42.26953125" calcext:value-type="float">
            <text:p>42.26953125</text:p>
          </table:table-cell>
        </table:table-row>
        <table:table-row table:style-name="ro1">
          <table:table-cell/>
          <table:table-cell table:formula="of:=[.B11]+1" office:value-type="float" office:value="10" calcext:value-type="float">
            <text:p>10</text:p>
          </table:table-cell>
          <table:table-cell office:value-type="float" office:value="41320" calcext:value-type="float">
            <text:p>41320</text:p>
          </table:table-cell>
          <table:table-cell office:value-type="float" office:value="51964" calcext:value-type="float">
            <text:p>51964</text:p>
          </table:table-cell>
          <table:table-cell office:value-type="float" office:value="138888" calcext:value-type="float">
            <text:p>138888</text:p>
          </table:table-cell>
          <table:table-cell office:value-type="float" office:value="95296" calcext:value-type="float">
            <text:p>95296</text:p>
          </table:table-cell>
          <table:table-cell table:formula="of:=([.C12]+[.C11]/2+[.C13]/2)/2" office:value-type="float" office:value="41320" calcext:value-type="float">
            <text:p>41320</text:p>
          </table:table-cell>
          <table:table-cell table:formula="of:=([.D12]+[.D11]/2+[.D13]/2)/2" office:value-type="float" office:value="52234" calcext:value-type="float">
            <text:p>52234</text:p>
          </table:table-cell>
          <table:table-cell table:formula="of:=([.E12]+[.E11]/2+[.E13]/2)/2" office:value-type="float" office:value="138888" calcext:value-type="float">
            <text:p>138888</text:p>
          </table:table-cell>
          <table:table-cell table:formula="of:=([.F12]+[.F11]/2+[.F13]/2)/2" office:value-type="float" office:value="74693" calcext:value-type="float">
            <text:p>74693</text:p>
          </table:table-cell>
          <table:table-cell table:formula="of:=([.I12]-[.G12])/1024" office:value-type="float" office:value="95.28125" calcext:value-type="float">
            <text:p>95.28125</text:p>
          </table:table-cell>
          <table:table-cell table:formula="of:=([.J12]-[.H12])/1024" office:value-type="float" office:value="21.9326171875" calcext:value-type="float">
            <text:p>21.9326171875</text:p>
          </table:table-cell>
        </table:table-row>
        <table:table-row table:style-name="ro1">
          <table:table-cell/>
          <table:table-cell table:formula="of:=[.B12]+1" office:value-type="float" office:value="11" calcext:value-type="float">
            <text:p>11</text:p>
          </table:table-cell>
          <table:table-cell office:value-type="float" office:value="41320" calcext:value-type="float">
            <text:p>41320</text:p>
          </table:table-cell>
          <table:table-cell office:value-type="float" office:value="53044" calcext:value-type="float">
            <text:p>53044</text:p>
          </table:table-cell>
          <table:table-cell office:value-type="float" office:value="138888" calcext:value-type="float">
            <text:p>138888</text:p>
          </table:table-cell>
          <table:table-cell office:value-type="float" office:value="13000" calcext:value-type="float">
            <text:p>13000</text:p>
          </table:table-cell>
          <table:table-cell table:formula="of:=([.C13]+[.C12]/2+[.C14]/2)/2" office:value-type="float" office:value="41320" calcext:value-type="float">
            <text:p>41320</text:p>
          </table:table-cell>
          <table:table-cell table:formula="of:=([.D13]+[.D12]/2+[.D14]/2)/2" office:value-type="float" office:value="42740" calcext:value-type="float">
            <text:p>42740</text:p>
          </table:table-cell>
          <table:table-cell table:formula="of:=([.E13]+[.E12]/2+[.E14]/2)/2" office:value-type="float" office:value="138888" calcext:value-type="float">
            <text:p>138888</text:p>
          </table:table-cell>
          <table:table-cell table:formula="of:=([.F13]+[.F12]/2+[.F14]/2)/2" office:value-type="float" office:value="33574" calcext:value-type="float">
            <text:p>33574</text:p>
          </table:table-cell>
          <table:table-cell table:formula="of:=([.I13]-[.G13])/1024" office:value-type="float" office:value="95.28125" calcext:value-type="float">
            <text:p>95.28125</text:p>
          </table:table-cell>
          <table:table-cell table:formula="of:=([.J13]-[.H13])/1024" office:value-type="float" office:value="-8.951171875" calcext:value-type="float">
            <text:p>-8.951171875</text:p>
          </table:table-cell>
        </table:table-row>
        <table:table-row table:style-name="ro1">
          <table:table-cell/>
          <table:table-cell table:formula="of:=[.B13]+1" office:value-type="float" office:value="12" calcext:value-type="float">
            <text:p>12</text:p>
          </table:table-cell>
          <table:table-cell office:value-type="float" office:value="41320" calcext:value-type="float">
            <text:p>41320</text:p>
          </table:table-cell>
          <table:table-cell office:value-type="float" office:value="12908" calcext:value-type="float">
            <text:p>12908</text:p>
          </table:table-cell>
          <table:table-cell table:style-name="ce1" office:value-type="float" office:value="138888" calcext:value-type="float">
            <text:p>138888</text:p>
          </table:table-cell>
          <table:table-cell table:style-name="ce1" office:value-type="float" office:value="13000" calcext:value-type="float">
            <text:p>13000</text:p>
          </table:table-cell>
          <table:table-cell table:formula="of:=([.C14]+[.C13]/2+[.C15]/2)/2" office:value-type="float" office:value="41862" calcext:value-type="float">
            <text:p>41862</text:p>
          </table:table-cell>
          <table:table-cell table:formula="of:=([.D14]+[.D13]/2+[.D15]/2)/2" office:value-type="float" office:value="29765" calcext:value-type="float">
            <text:p>29765</text:p>
          </table:table-cell>
          <table:table-cell table:formula="of:=([.E14]+[.E13]/2+[.E15]/2)/2" office:value-type="float" office:value="138955" calcext:value-type="float">
            <text:p>138955</text:p>
          </table:table-cell>
          <table:table-cell table:formula="of:=([.F14]+[.F13]/2+[.F15]/2)/2" office:value-type="float" office:value="17373" calcext:value-type="float">
            <text:p>17373</text:p>
          </table:table-cell>
          <table:table-cell table:formula="of:=([.I14]-[.G14])/1024" office:value-type="float" office:value="94.8173828125" calcext:value-type="float">
            <text:p>94.8173828125</text:p>
          </table:table-cell>
          <table:table-cell table:formula="of:=([.J14]-[.H14])/1024" office:value-type="float" office:value="-12.1015625" calcext:value-type="float">
            <text:p>-12.1015625</text:p>
          </table:table-cell>
        </table:table-row>
        <table:table-row table:style-name="ro1">
          <table:table-cell office:value-type="string" calcext:value-type="string">
            <text:p>CNN</text:p>
          </table:table-cell>
          <table:table-cell table:formula="of:=[.B14]+1" office:value-type="float" office:value="13" calcext:value-type="float">
            <text:p>13</text:p>
          </table:table-cell>
          <table:table-cell office:value-type="float" office:value="43488" calcext:value-type="float">
            <text:p>43488</text:p>
          </table:table-cell>
          <table:table-cell office:value-type="float" office:value="40200" calcext:value-type="float">
            <text:p>40200</text:p>
          </table:table-cell>
          <table:table-cell office:value-type="float" office:value="139156" calcext:value-type="float">
            <text:p>139156</text:p>
          </table:table-cell>
          <table:table-cell office:value-type="float" office:value="30492" calcext:value-type="float">
            <text:p>30492</text:p>
          </table:table-cell>
          <table:table-cell table:formula="of:=([.C15]+[.C14]/2+[.C16]/2)/2" office:value-type="float" office:value="43007" calcext:value-type="float">
            <text:p>43007</text:p>
          </table:table-cell>
          <table:table-cell table:formula="of:=([.D15]+[.D14]/2+[.D16]/2)/2" office:value-type="float" office:value="39961" calcext:value-type="float">
            <text:p>39961</text:p>
          </table:table-cell>
          <table:table-cell table:formula="of:=([.E15]+[.E14]/2+[.E16]/2)/2" office:value-type="float" office:value="139271" calcext:value-type="float">
            <text:p>139271</text:p>
          </table:table-cell>
          <table:table-cell table:formula="of:=([.F15]+[.F14]/2+[.F16]/2)/2" office:value-type="float" office:value="34839" calcext:value-type="float">
            <text:p>34839</text:p>
          </table:table-cell>
          <table:table-cell table:formula="of:=([.I15]-[.G15])/1024" office:value-type="float" office:value="94.0078125" calcext:value-type="float">
            <text:p>94.0078125</text:p>
          </table:table-cell>
          <table:table-cell table:formula="of:=([.J15]-[.H15])/1024" office:value-type="float" office:value="-5.001953125" calcext:value-type="float">
            <text:p>-5.001953125</text:p>
          </table:table-cell>
        </table:table-row>
        <table:table-row table:style-name="ro1">
          <table:table-cell/>
          <table:table-cell table:formula="of:=[.B15]+1" office:value-type="float" office:value="14" calcext:value-type="float">
            <text:p>14</text:p>
          </table:table-cell>
          <table:table-cell office:value-type="float" office:value="43732" calcext:value-type="float">
            <text:p>43732</text:p>
          </table:table-cell>
          <table:table-cell office:value-type="float" office:value="66536" calcext:value-type="float">
            <text:p>66536</text:p>
          </table:table-cell>
          <table:table-cell office:value-type="float" office:value="139884" calcext:value-type="float">
            <text:p>139884</text:p>
          </table:table-cell>
          <table:table-cell office:value-type="float" office:value="65372" calcext:value-type="float">
            <text:p>65372</text:p>
          </table:table-cell>
          <table:table-cell table:formula="of:=([.C16]+[.C15]/2+[.C17]/2)/2" office:value-type="float" office:value="43671" calcext:value-type="float">
            <text:p>43671</text:p>
          </table:table-cell>
          <table:table-cell table:formula="of:=([.D16]+[.D15]/2+[.D17]/2)/2" office:value-type="float" office:value="59950" calcext:value-type="float">
            <text:p>59950</text:p>
          </table:table-cell>
          <table:table-cell table:formula="of:=([.E16]+[.E15]/2+[.E17]/2)/2" office:value-type="float" office:value="140473" calcext:value-type="float">
            <text:p>140473</text:p>
          </table:table-cell>
          <table:table-cell table:formula="of:=([.F16]+[.F15]/2+[.F17]/2)/2" office:value-type="float" office:value="71301" calcext:value-type="float">
            <text:p>71301</text:p>
          </table:table-cell>
          <table:table-cell table:formula="of:=([.I16]-[.G16])/1024" office:value-type="float" office:value="94.533203125" calcext:value-type="float">
            <text:p>94.533203125</text:p>
          </table:table-cell>
          <table:table-cell table:formula="of:=([.J16]-[.H16])/1024" office:value-type="float" office:value="11.0849609375" calcext:value-type="float">
            <text:p>11.0849609375</text:p>
          </table:table-cell>
        </table:table-row>
        <table:table-row table:style-name="ro1">
          <table:table-cell/>
          <table:table-cell table:formula="of:=[.B16]+1" office:value-type="float" office:value="15" calcext:value-type="float">
            <text:p>15</text:p>
          </table:table-cell>
          <table:table-cell office:value-type="float" office:value="43732" calcext:value-type="float">
            <text:p>43732</text:p>
          </table:table-cell>
          <table:table-cell office:value-type="float" office:value="66528" calcext:value-type="float">
            <text:p>66528</text:p>
          </table:table-cell>
          <table:table-cell office:value-type="float" office:value="142968" calcext:value-type="float">
            <text:p>142968</text:p>
          </table:table-cell>
          <table:table-cell office:value-type="float" office:value="123968" calcext:value-type="float">
            <text:p>123968</text:p>
          </table:table-cell>
          <table:table-cell table:formula="of:=([.C17]+[.C16]/2+[.C18]/2)/2" office:value-type="float" office:value="43732" calcext:value-type="float">
            <text:p>43732</text:p>
          </table:table-cell>
          <table:table-cell table:formula="of:=([.D17]+[.D16]/2+[.D18]/2)/2" office:value-type="float" office:value="66530" calcext:value-type="float">
            <text:p>66530</text:p>
          </table:table-cell>
          <table:table-cell table:formula="of:=([.E17]+[.E16]/2+[.E18]/2)/2" office:value-type="float" office:value="142197" calcext:value-type="float">
            <text:p>142197</text:p>
          </table:table-cell>
          <table:table-cell table:formula="of:=([.F17]+[.F16]/2+[.F18]/2)/2" office:value-type="float" office:value="113360" calcext:value-type="float">
            <text:p>113360</text:p>
          </table:table-cell>
          <table:table-cell table:formula="of:=([.I17]-[.G17])/1024" office:value-type="float" office:value="96.1572265625" calcext:value-type="float">
            <text:p>96.1572265625</text:p>
          </table:table-cell>
          <table:table-cell table:formula="of:=([.J17]-[.H17])/1024" office:value-type="float" office:value="45.732421875" calcext:value-type="float">
            <text:p>45.732421875</text:p>
          </table:table-cell>
        </table:table-row>
        <table:table-row table:style-name="ro1">
          <table:table-cell/>
          <table:table-cell table:formula="of:=[.B17]+1" office:value-type="float" office:value="16" calcext:value-type="float">
            <text:p>16</text:p>
          </table:table-cell>
          <table:table-cell office:value-type="float" office:value="43732" calcext:value-type="float">
            <text:p>43732</text:p>
          </table:table-cell>
          <table:table-cell office:value-type="float" office:value="66528" calcext:value-type="float">
            <text:p>66528</text:p>
          </table:table-cell>
          <table:table-cell office:value-type="float" office:value="142968" calcext:value-type="float">
            <text:p>142968</text:p>
          </table:table-cell>
          <table:table-cell office:value-type="float" office:value="140132" calcext:value-type="float">
            <text:p>140132</text:p>
          </table:table-cell>
          <table:table-cell table:formula="of:=([.C18]+[.C17]/2+[.C19]/2)/2" office:value-type="float" office:value="43732" calcext:value-type="float">
            <text:p>43732</text:p>
          </table:table-cell>
          <table:table-cell table:formula="of:=([.D18]+[.D17]/2+[.D19]/2)/2" office:value-type="float" office:value="53122" calcext:value-type="float">
            <text:p>53122</text:p>
          </table:table-cell>
          <table:table-cell table:formula="of:=([.E18]+[.E17]/2+[.E19]/2)/2" office:value-type="float" office:value="142968" calcext:value-type="float">
            <text:p>142968</text:p>
          </table:table-cell>
          <table:table-cell table:formula="of:=([.F18]+[.F17]/2+[.F19]/2)/2" office:value-type="float" office:value="136091" calcext:value-type="float">
            <text:p>136091</text:p>
          </table:table-cell>
          <table:table-cell table:formula="of:=([.I18]-[.G18])/1024" office:value-type="float" office:value="96.91015625" calcext:value-type="float">
            <text:p>96.91015625</text:p>
          </table:table-cell>
          <table:table-cell table:formula="of:=([.J18]-[.H18])/1024" office:value-type="float" office:value="81.0244140625" calcext:value-type="float">
            <text:p>81.0244140625</text:p>
          </table:table-cell>
        </table:table-row>
        <table:table-row table:style-name="ro1">
          <table:table-cell/>
          <table:table-cell table:formula="of:=[.B18]+1" office:value-type="float" office:value="17" calcext:value-type="float">
            <text:p>17</text:p>
          </table:table-cell>
          <table:table-cell office:value-type="float" office:value="43732" calcext:value-type="float">
            <text:p>43732</text:p>
          </table:table-cell>
          <table:table-cell office:value-type="float" office:value="12904" calcext:value-type="float">
            <text:p>12904</text:p>
          </table:table-cell>
          <table:table-cell office:value-type="float" office:value="142968" calcext:value-type="float">
            <text:p>142968</text:p>
          </table:table-cell>
          <table:table-cell office:value-type="float" office:value="140132" calcext:value-type="float">
            <text:p>140132</text:p>
          </table:table-cell>
          <table:table-cell table:formula="of:=([.C19]+[.C18]/2+[.C20]/2)/2" office:value-type="float" office:value="43732" calcext:value-type="float">
            <text:p>43732</text:p>
          </table:table-cell>
          <table:table-cell table:formula="of:=([.D19]+[.D18]/2+[.D20]/2)/2" office:value-type="float" office:value="26310" calcext:value-type="float">
            <text:p>26310</text:p>
          </table:table-cell>
          <table:table-cell table:formula="of:=([.E19]+[.E18]/2+[.E20]/2)/2" office:value-type="float" office:value="142968" calcext:value-type="float">
            <text:p>142968</text:p>
          </table:table-cell>
          <table:table-cell table:formula="of:=([.F19]+[.F18]/2+[.F20]/2)/2" office:value-type="float" office:value="108408" calcext:value-type="float">
            <text:p>108408</text:p>
          </table:table-cell>
          <table:table-cell table:formula="of:=([.I19]-[.G19])/1024" office:value-type="float" office:value="96.91015625" calcext:value-type="float">
            <text:p>96.91015625</text:p>
          </table:table-cell>
          <table:table-cell table:formula="of:=([.J19]-[.H19])/1024" office:value-type="float" office:value="80.173828125" calcext:value-type="float">
            <text:p>80.173828125</text:p>
          </table:table-cell>
        </table:table-row>
        <table:table-row table:style-name="ro1">
          <table:table-cell/>
          <table:table-cell table:formula="of:=[.B19]+1" office:value-type="float" office:value="18" calcext:value-type="float">
            <text:p>18</text:p>
          </table:table-cell>
          <table:table-cell table:style-name="ce1" office:value-type="float" office:value="43732" calcext:value-type="float">
            <text:p>43732</text:p>
          </table:table-cell>
          <table:table-cell table:style-name="ce1" office:value-type="float" office:value="12904" calcext:value-type="float">
            <text:p>12904</text:p>
          </table:table-cell>
          <table:table-cell office:value-type="float" office:value="142968" calcext:value-type="float">
            <text:p>142968</text:p>
          </table:table-cell>
          <table:table-cell office:value-type="float" office:value="13236" calcext:value-type="float">
            <text:p>13236</text:p>
          </table:table-cell>
          <table:table-cell table:formula="of:=([.C20]+[.C19]/2+[.C21]/2)/2" office:value-type="float" office:value="43764" calcext:value-type="float">
            <text:p>43764</text:p>
          </table:table-cell>
          <table:table-cell table:formula="of:=([.D20]+[.D19]/2+[.D21]/2)/2" office:value-type="float" office:value="18346" calcext:value-type="float">
            <text:p>18346</text:p>
          </table:table-cell>
          <table:table-cell table:formula="of:=([.E20]+[.E19]/2+[.E21]/2)/2" office:value-type="float" office:value="143028" calcext:value-type="float">
            <text:p>143028</text:p>
          </table:table-cell>
          <table:table-cell table:formula="of:=([.F20]+[.F19]/2+[.F21]/2)/2" office:value-type="float" office:value="53358" calcext:value-type="float">
            <text:p>53358</text:p>
          </table:table-cell>
          <table:table-cell table:formula="of:=([.I20]-[.G20])/1024" office:value-type="float" office:value="96.9375" calcext:value-type="float">
            <text:p>96.9375</text:p>
          </table:table-cell>
          <table:table-cell table:formula="of:=([.J20]-[.H20])/1024" office:value-type="float" office:value="34.19140625" calcext:value-type="float">
            <text:p>34.19140625</text:p>
          </table:table-cell>
        </table:table-row>
        <table:table-row table:style-name="ro1">
          <table:table-cell office:value-type="string" calcext:value-type="string">
            <text:p>Google News</text:p>
          </table:table-cell>
          <table:table-cell table:formula="of:=[.B20]+1" office:value-type="float" office:value="19" calcext:value-type="float">
            <text:p>19</text:p>
          </table:table-cell>
          <table:table-cell office:value-type="float" office:value="43860" calcext:value-type="float">
            <text:p>43860</text:p>
          </table:table-cell>
          <table:table-cell office:value-type="float" office:value="34672" calcext:value-type="float">
            <text:p>34672</text:p>
          </table:table-cell>
          <table:table-cell office:value-type="float" office:value="143208" calcext:value-type="float">
            <text:p>143208</text:p>
          </table:table-cell>
          <table:table-cell office:value-type="float" office:value="46828" calcext:value-type="float">
            <text:p>46828</text:p>
          </table:table-cell>
          <table:table-cell table:formula="of:=([.C21]+[.C20]/2+[.C22]/2)/2" office:value-type="float" office:value="43830" calcext:value-type="float">
            <text:p>43830</text:p>
          </table:table-cell>
          <table:table-cell table:formula="of:=([.D21]+[.D20]/2+[.D22]/2)/2" office:value-type="float" office:value="33222" calcext:value-type="float">
            <text:p>33222</text:p>
          </table:table-cell>
          <table:table-cell table:formula="of:=([.E21]+[.E20]/2+[.E22]/2)/2" office:value-type="float" office:value="143164" calcext:value-type="float">
            <text:p>143164</text:p>
          </table:table-cell>
          <table:table-cell table:formula="of:=([.F21]+[.F20]/2+[.F22]/2)/2" office:value-type="float" office:value="42134" calcext:value-type="float">
            <text:p>42134</text:p>
          </table:table-cell>
          <table:table-cell table:formula="of:=([.I21]-[.G21])/1024" office:value-type="float" office:value="97.005859375" calcext:value-type="float">
            <text:p>97.005859375</text:p>
          </table:table-cell>
          <table:table-cell table:formula="of:=([.J21]-[.H21])/1024" office:value-type="float" office:value="8.703125" calcext:value-type="float">
            <text:p>8.703125</text:p>
          </table:table-cell>
        </table:table-row>
        <table:table-row table:style-name="ro1">
          <table:table-cell/>
          <table:table-cell table:formula="of:=[.B21]+1" office:value-type="float" office:value="20" calcext:value-type="float">
            <text:p>20</text:p>
          </table:table-cell>
          <table:table-cell office:value-type="float" office:value="43868" calcext:value-type="float">
            <text:p>43868</text:p>
          </table:table-cell>
          <table:table-cell office:value-type="float" office:value="50640" calcext:value-type="float">
            <text:p>50640</text:p>
          </table:table-cell>
          <table:table-cell office:value-type="float" office:value="143272" calcext:value-type="float">
            <text:p>143272</text:p>
          </table:table-cell>
          <table:table-cell office:value-type="float" office:value="61644" calcext:value-type="float">
            <text:p>61644</text:p>
          </table:table-cell>
          <table:table-cell table:formula="of:=([.C22]+[.C21]/2+[.C23]/2)/2" office:value-type="float" office:value="43866" calcext:value-type="float">
            <text:p>43866</text:p>
          </table:table-cell>
          <table:table-cell table:formula="of:=([.D22]+[.D21]/2+[.D23]/2)/2" office:value-type="float" office:value="46648" calcext:value-type="float">
            <text:p>46648</text:p>
          </table:table-cell>
          <table:table-cell table:formula="of:=([.E22]+[.E21]/2+[.E23]/2)/2" office:value-type="float" office:value="143256" calcext:value-type="float">
            <text:p>143256</text:p>
          </table:table-cell>
          <table:table-cell table:formula="of:=([.F22]+[.F21]/2+[.F23]/2)/2" office:value-type="float" office:value="57940" calcext:value-type="float">
            <text:p>57940</text:p>
          </table:table-cell>
          <table:table-cell table:formula="of:=([.I22]-[.G22])/1024" office:value-type="float" office:value="97.060546875" calcext:value-type="float">
            <text:p>97.060546875</text:p>
          </table:table-cell>
          <table:table-cell table:formula="of:=([.J22]-[.H22])/1024" office:value-type="float" office:value="11.02734375" calcext:value-type="float">
            <text:p>11.02734375</text:p>
          </table:table-cell>
        </table:table-row>
        <table:table-row table:style-name="ro1">
          <table:table-cell/>
          <table:table-cell table:formula="of:=[.B22]+1" office:value-type="float" office:value="21" calcext:value-type="float">
            <text:p>21</text:p>
          </table:table-cell>
          <table:table-cell office:value-type="float" office:value="43868" calcext:value-type="float">
            <text:p>43868</text:p>
          </table:table-cell>
          <table:table-cell office:value-type="float" office:value="50640" calcext:value-type="float">
            <text:p>50640</text:p>
          </table:table-cell>
          <table:table-cell office:value-type="float" office:value="143272" calcext:value-type="float">
            <text:p>143272</text:p>
          </table:table-cell>
          <table:table-cell office:value-type="float" office:value="61644" calcext:value-type="float">
            <text:p>61644</text:p>
          </table:table-cell>
          <table:table-cell table:formula="of:=([.C23]+[.C22]/2+[.C24]/2)/2" office:value-type="float" office:value="43868" calcext:value-type="float">
            <text:p>43868</text:p>
          </table:table-cell>
          <table:table-cell table:formula="of:=([.D23]+[.D22]/2+[.D24]/2)/2" office:value-type="float" office:value="41205" calcext:value-type="float">
            <text:p>41205</text:p>
          </table:table-cell>
          <table:table-cell table:formula="of:=([.E23]+[.E22]/2+[.E24]/2)/2" office:value-type="float" office:value="143272" calcext:value-type="float">
            <text:p>143272</text:p>
          </table:table-cell>
          <table:table-cell table:formula="of:=([.F23]+[.F22]/2+[.F24]/2)/2" office:value-type="float" office:value="49448" calcext:value-type="float">
            <text:p>49448</text:p>
          </table:table-cell>
          <table:table-cell table:formula="of:=([.I23]-[.G23])/1024" office:value-type="float" office:value="97.07421875" calcext:value-type="float">
            <text:p>97.07421875</text:p>
          </table:table-cell>
          <table:table-cell table:formula="of:=([.J23]-[.H23])/1024" office:value-type="float" office:value="8.0498046875" calcext:value-type="float">
            <text:p>8.0498046875</text:p>
          </table:table-cell>
        </table:table-row>
        <table:table-row table:style-name="ro1">
          <table:table-cell/>
          <table:table-cell table:formula="of:=[.B23]+1" office:value-type="float" office:value="22" calcext:value-type="float">
            <text:p>22</text:p>
          </table:table-cell>
          <table:table-cell office:value-type="float" office:value="43868" calcext:value-type="float">
            <text:p>43868</text:p>
          </table:table-cell>
          <table:table-cell office:value-type="float" office:value="12900" calcext:value-type="float">
            <text:p>12900</text:p>
          </table:table-cell>
          <table:table-cell office:value-type="float" office:value="143272" calcext:value-type="float">
            <text:p>143272</text:p>
          </table:table-cell>
          <table:table-cell office:value-type="float" office:value="12860" calcext:value-type="float">
            <text:p>12860</text:p>
          </table:table-cell>
          <table:table-cell table:formula="of:=([.C24]+[.C23]/2+[.C25]/2)/2" office:value-type="float" office:value="43985" calcext:value-type="float">
            <text:p>43985</text:p>
          </table:table-cell>
          <table:table-cell table:formula="of:=([.D24]+[.D23]/2+[.D25]/2)/2" office:value-type="float" office:value="24689" calcext:value-type="float">
            <text:p>24689</text:p>
          </table:table-cell>
          <table:table-cell table:formula="of:=([.E24]+[.E23]/2+[.E25]/2)/2" office:value-type="float" office:value="143315" calcext:value-type="float">
            <text:p>143315</text:p>
          </table:table-cell>
          <table:table-cell table:formula="of:=([.F24]+[.F23]/2+[.F25]/2)/2" office:value-type="float" office:value="31273" calcext:value-type="float">
            <text:p>31273</text:p>
          </table:table-cell>
          <table:table-cell table:formula="of:=([.I24]-[.G24])/1024" office:value-type="float" office:value="97.001953125" calcext:value-type="float">
            <text:p>97.001953125</text:p>
          </table:table-cell>
          <table:table-cell table:formula="of:=([.J24]-[.H24])/1024" office:value-type="float" office:value="6.4296875" calcext:value-type="float">
            <text:p>6.4296875</text:p>
          </table:table-cell>
        </table:table-row>
        <table:table-row table:style-name="ro1">
          <table:table-cell office:value-type="string" calcext:value-type="string">
            <text:p>NY Times</text:p>
          </table:table-cell>
          <table:table-cell table:formula="of:=[.B24]+1" office:value-type="float" office:value="23" calcext:value-type="float">
            <text:p>23</text:p>
          </table:table-cell>
          <table:table-cell office:value-type="float" office:value="44336" calcext:value-type="float">
            <text:p>44336</text:p>
          </table:table-cell>
          <table:table-cell office:value-type="float" office:value="22316" calcext:value-type="float">
            <text:p>22316</text:p>
          </table:table-cell>
          <table:table-cell office:value-type="float" office:value="143444" calcext:value-type="float">
            <text:p>143444</text:p>
          </table:table-cell>
          <table:table-cell office:value-type="float" office:value="37728" calcext:value-type="float">
            <text:p>37728</text:p>
          </table:table-cell>
          <table:table-cell table:formula="of:=([.C25]+[.C24]/2+[.C26]/2)/2" office:value-type="float" office:value="44222" calcext:value-type="float">
            <text:p>44222</text:p>
          </table:table-cell>
          <table:table-cell table:formula="of:=([.D25]+[.D24]/2+[.D26]/2)/2" office:value-type="float" office:value="23244" calcext:value-type="float">
            <text:p>23244</text:p>
          </table:table-cell>
          <table:table-cell table:formula="of:=([.E25]+[.E24]/2+[.E26]/2)/2" office:value-type="float" office:value="143466" calcext:value-type="float">
            <text:p>143466</text:p>
          </table:table-cell>
          <table:table-cell table:formula="of:=([.F25]+[.F24]/2+[.F26]/2)/2" office:value-type="float" office:value="32549" calcext:value-type="float">
            <text:p>32549</text:p>
          </table:table-cell>
          <table:table-cell table:formula="of:=([.I25]-[.G25])/1024" office:value-type="float" office:value="96.91796875" calcext:value-type="float">
            <text:p>96.91796875</text:p>
          </table:table-cell>
          <table:table-cell table:formula="of:=([.J25]-[.H25])/1024" office:value-type="float" office:value="9.0869140625" calcext:value-type="float">
            <text:p>9.0869140625</text:p>
          </table:table-cell>
        </table:table-row>
        <table:table-row table:style-name="ro1">
          <table:table-cell/>
          <table:table-cell table:formula="of:=[.B25]+1" office:value-type="float" office:value="24" calcext:value-type="float">
            <text:p>24</text:p>
          </table:table-cell>
          <table:table-cell office:value-type="float" office:value="44348" calcext:value-type="float">
            <text:p>44348</text:p>
          </table:table-cell>
          <table:table-cell office:value-type="float" office:value="35444" calcext:value-type="float">
            <text:p>35444</text:p>
          </table:table-cell>
          <table:table-cell office:value-type="float" office:value="143704" calcext:value-type="float">
            <text:p>143704</text:p>
          </table:table-cell>
          <table:table-cell office:value-type="float" office:value="41880" calcext:value-type="float">
            <text:p>41880</text:p>
          </table:table-cell>
          <table:table-cell table:formula="of:=([.C26]+[.C25]/2+[.C27]/2)/2" office:value-type="float" office:value="44376" calcext:value-type="float">
            <text:p>44376</text:p>
          </table:table-cell>
          <table:table-cell table:formula="of:=([.D26]+[.D25]/2+[.D27]/2)/2" office:value-type="float" office:value="39822" calcext:value-type="float">
            <text:p>39822</text:p>
          </table:table-cell>
          <table:table-cell table:formula="of:=([.E26]+[.E25]/2+[.E27]/2)/2" office:value-type="float" office:value="143639" calcext:value-type="float">
            <text:p>143639</text:p>
          </table:table-cell>
          <table:table-cell table:formula="of:=([.F26]+[.F25]/2+[.F27]/2)/2" office:value-type="float" office:value="42355" calcext:value-type="float">
            <text:p>42355</text:p>
          </table:table-cell>
          <table:table-cell table:formula="of:=([.I26]-[.G26])/1024" office:value-type="float" office:value="96.9365234375" calcext:value-type="float">
            <text:p>96.9365234375</text:p>
          </table:table-cell>
          <table:table-cell table:formula="of:=([.J26]-[.H26])/1024" office:value-type="float" office:value="2.4736328125" calcext:value-type="float">
            <text:p>2.4736328125</text:p>
          </table:table-cell>
        </table:table-row>
        <table:table-row table:style-name="ro1">
          <table:table-cell/>
          <table:table-cell table:formula="of:=[.B26]+1" office:value-type="float" office:value="25" calcext:value-type="float">
            <text:p>25</text:p>
          </table:table-cell>
          <table:table-cell office:value-type="float" office:value="44472" calcext:value-type="float">
            <text:p>44472</text:p>
          </table:table-cell>
          <table:table-cell office:value-type="float" office:value="66084" calcext:value-type="float">
            <text:p>66084</text:p>
          </table:table-cell>
          <table:table-cell office:value-type="float" office:value="143704" calcext:value-type="float">
            <text:p>143704</text:p>
          </table:table-cell>
          <table:table-cell office:value-type="float" office:value="47932" calcext:value-type="float">
            <text:p>47932</text:p>
          </table:table-cell>
          <table:table-cell table:formula="of:=([.C27]+[.C26]/2+[.C28]/2)/2" office:value-type="float" office:value="44480" calcext:value-type="float">
            <text:p>44480</text:p>
          </table:table-cell>
          <table:table-cell table:formula="of:=([.D27]+[.D26]/2+[.D28]/2)/2" office:value-type="float" office:value="59863" calcext:value-type="float">
            <text:p>59863</text:p>
          </table:table-cell>
          <table:table-cell table:formula="of:=([.E27]+[.E26]/2+[.E28]/2)/2" office:value-type="float" office:value="143770" calcext:value-type="float">
            <text:p>143770</text:p>
          </table:table-cell>
          <table:table-cell table:formula="of:=([.F27]+[.F26]/2+[.F28]/2)/2" office:value-type="float" office:value="50206" calcext:value-type="float">
            <text:p>50206</text:p>
          </table:table-cell>
          <table:table-cell table:formula="of:=([.I27]-[.G27])/1024" office:value-type="float" office:value="96.962890625" calcext:value-type="float">
            <text:p>96.962890625</text:p>
          </table:table-cell>
          <table:table-cell table:formula="of:=([.J27]-[.H27])/1024" office:value-type="float" office:value="-9.4306640625" calcext:value-type="float">
            <text:p>-9.4306640625</text:p>
          </table:table-cell>
        </table:table-row>
        <table:table-row table:style-name="ro1">
          <table:table-cell/>
          <table:table-cell table:formula="of:=[.B27]+1" office:value-type="float" office:value="26" calcext:value-type="float">
            <text:p>26</text:p>
          </table:table-cell>
          <table:table-cell office:value-type="float" office:value="44628" calcext:value-type="float">
            <text:p>44628</text:p>
          </table:table-cell>
          <table:table-cell office:value-type="float" office:value="71840" calcext:value-type="float">
            <text:p>71840</text:p>
          </table:table-cell>
          <table:table-cell office:value-type="float" office:value="143968" calcext:value-type="float">
            <text:p>143968</text:p>
          </table:table-cell>
          <table:table-cell office:value-type="float" office:value="63080" calcext:value-type="float">
            <text:p>63080</text:p>
          </table:table-cell>
          <table:table-cell table:formula="of:=([.C28]+[.C27]/2+[.C29]/2)/2" office:value-type="float" office:value="44589" calcext:value-type="float">
            <text:p>44589</text:p>
          </table:table-cell>
          <table:table-cell table:formula="of:=([.D28]+[.D27]/2+[.D29]/2)/2" office:value-type="float" office:value="70731" calcext:value-type="float">
            <text:p>70731</text:p>
          </table:table-cell>
          <table:table-cell table:formula="of:=([.E28]+[.E27]/2+[.E29]/2)/2" office:value-type="float" office:value="143979" calcext:value-type="float">
            <text:p>143979</text:p>
          </table:table-cell>
          <table:table-cell table:formula="of:=([.F28]+[.F27]/2+[.F29]/2)/2" office:value-type="float" office:value="63596" calcext:value-type="float">
            <text:p>63596</text:p>
          </table:table-cell>
          <table:table-cell table:formula="of:=([.I28]-[.G28])/1024" office:value-type="float" office:value="97.060546875" calcext:value-type="float">
            <text:p>97.060546875</text:p>
          </table:table-cell>
          <table:table-cell table:formula="of:=([.J28]-[.H28])/1024" office:value-type="float" office:value="-6.9677734375" calcext:value-type="float">
            <text:p>-6.9677734375</text:p>
          </table:table-cell>
        </table:table-row>
        <table:table-row table:style-name="ro1">
          <table:table-cell/>
          <table:table-cell table:formula="of:=[.B28]+1" office:value-type="float" office:value="27" calcext:value-type="float">
            <text:p>27</text:p>
          </table:table-cell>
          <table:table-cell office:value-type="float" office:value="44628" calcext:value-type="float">
            <text:p>44628</text:p>
          </table:table-cell>
          <table:table-cell office:value-type="float" office:value="73160" calcext:value-type="float">
            <text:p>73160</text:p>
          </table:table-cell>
          <table:table-cell office:value-type="float" office:value="144276" calcext:value-type="float">
            <text:p>144276</text:p>
          </table:table-cell>
          <table:table-cell office:value-type="float" office:value="80292" calcext:value-type="float">
            <text:p>80292</text:p>
          </table:table-cell>
          <table:table-cell table:formula="of:=([.C29]+[.C28]/2+[.C30]/2)/2" office:value-type="float" office:value="44628" calcext:value-type="float">
            <text:p>44628</text:p>
          </table:table-cell>
          <table:table-cell table:formula="of:=([.D29]+[.D28]/2+[.D30]/2)/2" office:value-type="float" office:value="57786" calcext:value-type="float">
            <text:p>57786</text:p>
          </table:table-cell>
          <table:table-cell table:formula="of:=([.E29]+[.E28]/2+[.E30]/2)/2" office:value-type="float" office:value="144199" calcext:value-type="float">
            <text:p>144199</text:p>
          </table:table-cell>
          <table:table-cell table:formula="of:=([.F29]+[.F28]/2+[.F30]/2)/2" office:value-type="float" office:value="76810" calcext:value-type="float">
            <text:p>76810</text:p>
          </table:table-cell>
          <table:table-cell table:formula="of:=([.I29]-[.G29])/1024" office:value-type="float" office:value="97.2373046875" calcext:value-type="float">
            <text:p>97.2373046875</text:p>
          </table:table-cell>
          <table:table-cell table:formula="of:=([.J29]-[.H29])/1024" office:value-type="float" office:value="18.578125" calcext:value-type="float">
            <text:p>18.578125</text:p>
          </table:table-cell>
        </table:table-row>
        <table:table-row table:style-name="ro1">
          <table:table-cell/>
          <table:table-cell table:formula="of:=[.B29]+1" office:value-type="float" office:value="28" calcext:value-type="float">
            <text:p>28</text:p>
          </table:table-cell>
          <table:table-cell office:value-type="float" office:value="44628" calcext:value-type="float">
            <text:p>44628</text:p>
          </table:table-cell>
          <table:table-cell office:value-type="float" office:value="12984" calcext:value-type="float">
            <text:p>12984</text:p>
          </table:table-cell>
          <table:table-cell office:value-type="float" office:value="144276" calcext:value-type="float">
            <text:p>144276</text:p>
          </table:table-cell>
          <table:table-cell office:value-type="float" office:value="83576" calcext:value-type="float">
            <text:p>83576</text:p>
          </table:table-cell>
          <table:table-cell table:formula="of:=([.C30]+[.C29]/2+[.C31]/2)/2" office:value-type="float" office:value="44628" calcext:value-type="float">
            <text:p>44628</text:p>
          </table:table-cell>
          <table:table-cell table:formula="of:=([.D30]+[.D29]/2+[.D31]/2)/2" office:value-type="float" office:value="28028" calcext:value-type="float">
            <text:p>28028</text:p>
          </table:table-cell>
          <table:table-cell table:formula="of:=([.E30]+[.E29]/2+[.E31]/2)/2" office:value-type="float" office:value="144276" calcext:value-type="float">
            <text:p>144276</text:p>
          </table:table-cell>
          <table:table-cell table:formula="of:=([.F30]+[.F29]/2+[.F31]/2)/2" office:value-type="float" office:value="83085" calcext:value-type="float">
            <text:p>83085</text:p>
          </table:table-cell>
          <table:table-cell table:formula="of:=([.I30]-[.G30])/1024" office:value-type="float" office:value="97.3125" calcext:value-type="float">
            <text:p>97.3125</text:p>
          </table:table-cell>
          <table:table-cell table:formula="of:=([.J30]-[.H30])/1024" office:value-type="float" office:value="53.7666015625" calcext:value-type="float">
            <text:p>53.7666015625</text:p>
          </table:table-cell>
        </table:table-row>
        <table:table-row table:style-name="ro1">
          <table:table-cell/>
          <table:table-cell table:formula="of:=[.B30]+1" office:value-type="float" office:value="29" calcext:value-type="float">
            <text:p>29</text:p>
          </table:table-cell>
          <table:table-cell table:style-name="ce1" office:value-type="float" office:value="44628" calcext:value-type="float">
            <text:p>44628</text:p>
          </table:table-cell>
          <table:table-cell table:style-name="ce1" office:value-type="float" office:value="12984" calcext:value-type="float">
            <text:p>12984</text:p>
          </table:table-cell>
          <table:table-cell office:value-type="float" office:value="144276" calcext:value-type="float">
            <text:p>144276</text:p>
          </table:table-cell>
          <table:table-cell office:value-type="float" office:value="84896" calcext:value-type="float">
            <text:p>84896</text:p>
          </table:table-cell>
          <table:table-cell table:formula="of:=([.C31]+[.C30]/2+[.C32]/2)/2" office:value-type="float" office:value="44791" calcext:value-type="float">
            <text:p>44791</text:p>
          </table:table-cell>
          <table:table-cell table:formula="of:=([.D31]+[.D30]/2+[.D32]/2)/2" office:value-type="float" office:value="15918" calcext:value-type="float">
            <text:p>15918</text:p>
          </table:table-cell>
          <table:table-cell table:formula="of:=([.E31]+[.E30]/2+[.E32]/2)/2" office:value-type="float" office:value="144288" calcext:value-type="float">
            <text:p>144288</text:p>
          </table:table-cell>
          <table:table-cell table:formula="of:=([.F31]+[.F30]/2+[.F32]/2)/2" office:value-type="float" office:value="66961" calcext:value-type="float">
            <text:p>66961</text:p>
          </table:table-cell>
          <table:table-cell table:formula="of:=([.I31]-[.G31])/1024" office:value-type="float" office:value="97.1650390625" calcext:value-type="float">
            <text:p>97.1650390625</text:p>
          </table:table-cell>
          <table:table-cell table:formula="of:=([.J31]-[.H31])/1024" office:value-type="float" office:value="49.8466796875" calcext:value-type="float">
            <text:p>49.8466796875</text:p>
          </table:table-cell>
        </table:table-row>
        <table:table-row table:style-name="ro1">
          <table:table-cell office:value-type="string" calcext:value-type="string">
            <text:p>Fox News</text:p>
          </table:table-cell>
          <table:table-cell table:formula="of:=[.B31]+1" office:value-type="float" office:value="30" calcext:value-type="float">
            <text:p>30</text:p>
          </table:table-cell>
          <table:table-cell office:value-type="float" office:value="45280" calcext:value-type="float">
            <text:p>45280</text:p>
          </table:table-cell>
          <table:table-cell office:value-type="float" office:value="24720" calcext:value-type="float">
            <text:p>24720</text:p>
          </table:table-cell>
          <table:table-cell office:value-type="float" office:value="144324" calcext:value-type="float">
            <text:p>144324</text:p>
          </table:table-cell>
          <table:table-cell office:value-type="float" office:value="14476" calcext:value-type="float">
            <text:p>14476</text:p>
          </table:table-cell>
          <table:table-cell table:formula="of:=([.C32]+[.C31]/2+[.C33]/2)/2" office:value-type="float" office:value="45224" calcext:value-type="float">
            <text:p>45224</text:p>
          </table:table-cell>
          <table:table-cell table:formula="of:=([.D32]+[.D31]/2+[.D33]/2)/2" office:value-type="float" office:value="28229" calcext:value-type="float">
            <text:p>28229</text:p>
          </table:table-cell>
          <table:table-cell table:formula="of:=([.E32]+[.E31]/2+[.E33]/2)/2" office:value-type="float" office:value="144449" calcext:value-type="float">
            <text:p>144449</text:p>
          </table:table-cell>
          <table:table-cell table:formula="of:=([.F32]+[.F31]/2+[.F33]/2)/2" office:value-type="float" office:value="41078" calcext:value-type="float">
            <text:p>41078</text:p>
          </table:table-cell>
          <table:table-cell table:formula="of:=([.I32]-[.G32])/1024" office:value-type="float" office:value="96.8994140625" calcext:value-type="float">
            <text:p>96.8994140625</text:p>
          </table:table-cell>
          <table:table-cell table:formula="of:=([.J32]-[.H32])/1024" office:value-type="float" office:value="12.5478515625" calcext:value-type="float">
            <text:p>12.5478515625</text:p>
          </table:table-cell>
        </table:table-row>
        <table:table-row table:style-name="ro1">
          <table:table-cell/>
          <table:table-cell table:formula="of:=[.B32]+1" office:value-type="float" office:value="31" calcext:value-type="float">
            <text:p>31</text:p>
          </table:table-cell>
          <table:table-cell office:value-type="float" office:value="45708" calcext:value-type="float">
            <text:p>45708</text:p>
          </table:table-cell>
          <table:table-cell office:value-type="float" office:value="50492" calcext:value-type="float">
            <text:p>50492</text:p>
          </table:table-cell>
          <table:table-cell office:value-type="float" office:value="144872" calcext:value-type="float">
            <text:p>144872</text:p>
          </table:table-cell>
          <table:table-cell office:value-type="float" office:value="50464" calcext:value-type="float">
            <text:p>50464</text:p>
          </table:table-cell>
          <table:table-cell table:formula="of:=([.C33]+[.C32]/2+[.C34]/2)/2" office:value-type="float" office:value="45604" calcext:value-type="float">
            <text:p>45604</text:p>
          </table:table-cell>
          <table:table-cell table:formula="of:=([.D33]+[.D32]/2+[.D34]/2)/2" office:value-type="float" office:value="45140" calcext:value-type="float">
            <text:p>45140</text:p>
          </table:table-cell>
          <table:table-cell table:formula="of:=([.E33]+[.E32]/2+[.E34]/2)/2" office:value-type="float" office:value="145063" calcext:value-type="float">
            <text:p>145063</text:p>
          </table:table-cell>
          <table:table-cell table:formula="of:=([.F33]+[.F32]/2+[.F34]/2)/2" office:value-type="float" office:value="52815" calcext:value-type="float">
            <text:p>52815</text:p>
          </table:table-cell>
          <table:table-cell table:formula="of:=([.I33]-[.G33])/1024" office:value-type="float" office:value="97.1279296875" calcext:value-type="float">
            <text:p>97.1279296875</text:p>
          </table:table-cell>
          <table:table-cell table:formula="of:=([.J33]-[.H33])/1024" office:value-type="float" office:value="7.4951171875" calcext:value-type="float">
            <text:p>7.4951171875</text:p>
          </table:table-cell>
        </table:table-row>
        <table:table-row table:style-name="ro1">
          <table:table-cell/>
          <table:table-cell table:formula="of:=[.B33]+1" office:value-type="float" office:value="32" calcext:value-type="float">
            <text:p>32</text:p>
          </table:table-cell>
          <table:table-cell office:value-type="float" office:value="45720" calcext:value-type="float">
            <text:p>45720</text:p>
          </table:table-cell>
          <table:table-cell office:value-type="float" office:value="54856" calcext:value-type="float">
            <text:p>54856</text:p>
          </table:table-cell>
          <table:table-cell office:value-type="float" office:value="146184" calcext:value-type="float">
            <text:p>146184</text:p>
          </table:table-cell>
          <table:table-cell office:value-type="float" office:value="95856" calcext:value-type="float">
            <text:p>95856</text:p>
          </table:table-cell>
          <table:table-cell table:formula="of:=([.C34]+[.C33]/2+[.C35]/2)/2" office:value-type="float" office:value="45718" calcext:value-type="float">
            <text:p>45718</text:p>
          </table:table-cell>
          <table:table-cell table:formula="of:=([.D34]+[.D33]/2+[.D35]/2)/2" office:value-type="float" office:value="57774" calcext:value-type="float">
            <text:p>57774</text:p>
          </table:table-cell>
          <table:table-cell table:formula="of:=([.E34]+[.E33]/2+[.E35]/2)/2" office:value-type="float" office:value="145922" calcext:value-type="float">
            <text:p>145922</text:p>
          </table:table-cell>
          <table:table-cell table:formula="of:=([.F34]+[.F33]/2+[.F35]/2)/2" office:value-type="float" office:value="92502" calcext:value-type="float">
            <text:p>92502</text:p>
          </table:table-cell>
          <table:table-cell table:formula="of:=([.I34]-[.G34])/1024" office:value-type="float" office:value="97.85546875" calcext:value-type="float">
            <text:p>97.85546875</text:p>
          </table:table-cell>
          <table:table-cell table:formula="of:=([.J34]-[.H34])/1024" office:value-type="float" office:value="33.9140625" calcext:value-type="float">
            <text:p>33.9140625</text:p>
          </table:table-cell>
        </table:table-row>
        <table:table-row table:style-name="ro1">
          <table:table-cell/>
          <table:table-cell table:formula="of:=[.B34]+1" office:value-type="float" office:value="33" calcext:value-type="float">
            <text:p>33</text:p>
          </table:table-cell>
          <table:table-cell office:value-type="float" office:value="45724" calcext:value-type="float">
            <text:p>45724</text:p>
          </table:table-cell>
          <table:table-cell office:value-type="float" office:value="70892" calcext:value-type="float">
            <text:p>70892</text:p>
          </table:table-cell>
          <table:table-cell office:value-type="float" office:value="146448" calcext:value-type="float">
            <text:p>146448</text:p>
          </table:table-cell>
          <table:table-cell office:value-type="float" office:value="127832" calcext:value-type="float">
            <text:p>127832</text:p>
          </table:table-cell>
          <table:table-cell table:formula="of:=([.C35]+[.C34]/2+[.C36]/2)/2" office:value-type="float" office:value="45723" calcext:value-type="float">
            <text:p>45723</text:p>
          </table:table-cell>
          <table:table-cell table:formula="of:=([.D35]+[.D34]/2+[.D36]/2)/2" office:value-type="float" office:value="66883" calcext:value-type="float">
            <text:p>66883</text:p>
          </table:table-cell>
          <table:table-cell table:formula="of:=([.E35]+[.E34]/2+[.E36]/2)/2" office:value-type="float" office:value="146382" calcext:value-type="float">
            <text:p>146382</text:p>
          </table:table-cell>
          <table:table-cell table:formula="of:=([.F35]+[.F34]/2+[.F36]/2)/2" office:value-type="float" office:value="120867" calcext:value-type="float">
            <text:p>120867</text:p>
          </table:table-cell>
          <table:table-cell table:formula="of:=([.I35]-[.G35])/1024" office:value-type="float" office:value="98.2998046875" calcext:value-type="float">
            <text:p>98.2998046875</text:p>
          </table:table-cell>
          <table:table-cell table:formula="of:=([.J35]-[.H35])/1024" office:value-type="float" office:value="52.71875" calcext:value-type="float">
            <text:p>52.71875</text:p>
          </table:table-cell>
        </table:table-row>
        <table:table-row table:style-name="ro1">
          <table:table-cell/>
          <table:table-cell table:formula="of:=[.B35]+1" office:value-type="float" office:value="34" calcext:value-type="float">
            <text:p>34</text:p>
          </table:table-cell>
          <table:table-cell office:value-type="float" office:value="45724" calcext:value-type="float">
            <text:p>45724</text:p>
          </table:table-cell>
          <table:table-cell office:value-type="float" office:value="70892" calcext:value-type="float">
            <text:p>70892</text:p>
          </table:table-cell>
          <table:table-cell office:value-type="float" office:value="146448" calcext:value-type="float">
            <text:p>146448</text:p>
          </table:table-cell>
          <table:table-cell office:value-type="float" office:value="131948" calcext:value-type="float">
            <text:p>131948</text:p>
          </table:table-cell>
          <table:table-cell table:formula="of:=([.C36]+[.C35]/2+[.C37]/2)/2" office:value-type="float" office:value="45724" calcext:value-type="float">
            <text:p>45724</text:p>
          </table:table-cell>
          <table:table-cell table:formula="of:=([.D36]+[.D35]/2+[.D37]/2)/2" office:value-type="float" office:value="56388" calcext:value-type="float">
            <text:p>56388</text:p>
          </table:table-cell>
          <table:table-cell table:formula="of:=([.E36]+[.E35]/2+[.E37]/2)/2" office:value-type="float" office:value="146448" calcext:value-type="float">
            <text:p>146448</text:p>
          </table:table-cell>
          <table:table-cell table:formula="of:=([.F36]+[.F35]/2+[.F37]/2)/2" office:value-type="float" office:value="130919" calcext:value-type="float">
            <text:p>130919</text:p>
          </table:table-cell>
          <table:table-cell table:formula="of:=([.I36]-[.G36])/1024" office:value-type="float" office:value="98.36328125" calcext:value-type="float">
            <text:p>98.36328125</text:p>
          </table:table-cell>
          <table:table-cell table:formula="of:=([.J36]-[.H36])/1024" office:value-type="float" office:value="72.7841796875" calcext:value-type="float">
            <text:p>72.7841796875</text:p>
          </table:table-cell>
        </table:table-row>
        <table:table-row table:style-name="ro1">
          <table:table-cell/>
          <table:table-cell table:formula="of:=[.B36]+1" office:value-type="float" office:value="35" calcext:value-type="float">
            <text:p>35</text:p>
          </table:table-cell>
          <table:table-cell office:value-type="float" office:value="45724" calcext:value-type="float">
            <text:p>45724</text:p>
          </table:table-cell>
          <table:table-cell office:value-type="float" office:value="12876" calcext:value-type="float">
            <text:p>12876</text:p>
          </table:table-cell>
          <table:table-cell office:value-type="float" office:value="146448" calcext:value-type="float">
            <text:p>146448</text:p>
          </table:table-cell>
          <table:table-cell office:value-type="float" office:value="131948" calcext:value-type="float">
            <text:p>131948</text:p>
          </table:table-cell>
          <table:table-cell table:formula="of:=([.C37]+[.C36]/2+[.C38]/2)/2" office:value-type="float" office:value="45724" calcext:value-type="float">
            <text:p>45724</text:p>
          </table:table-cell>
          <table:table-cell table:formula="of:=([.D37]+[.D36]/2+[.D38]/2)/2" office:value-type="float" office:value="27380" calcext:value-type="float">
            <text:p>27380</text:p>
          </table:table-cell>
          <table:table-cell table:formula="of:=([.E37]+[.E36]/2+[.E38]/2)/2" office:value-type="float" office:value="146448" calcext:value-type="float">
            <text:p>146448</text:p>
          </table:table-cell>
          <table:table-cell table:formula="of:=([.F37]+[.F36]/2+[.F38]/2)/2" office:value-type="float" office:value="102241" calcext:value-type="float">
            <text:p>102241</text:p>
          </table:table-cell>
          <table:table-cell table:formula="of:=([.I37]-[.G37])/1024" office:value-type="float" office:value="98.36328125" calcext:value-type="float">
            <text:p>98.36328125</text:p>
          </table:table-cell>
          <table:table-cell table:formula="of:=([.J37]-[.H37])/1024" office:value-type="float" office:value="73.1064453125" calcext:value-type="float">
            <text:p>73.1064453125</text:p>
          </table:table-cell>
        </table:table-row>
        <table:table-row table:style-name="ro1">
          <table:table-cell/>
          <table:table-cell table:formula="of:=[.B37]+1" office:value-type="float" office:value="36" calcext:value-type="float">
            <text:p>36</text:p>
          </table:table-cell>
          <table:table-cell table:style-name="ce1" office:value-type="float" office:value="45724" calcext:value-type="float">
            <text:p>45724</text:p>
          </table:table-cell>
          <table:table-cell table:style-name="ce1" office:value-type="float" office:value="12876" calcext:value-type="float">
            <text:p>12876</text:p>
          </table:table-cell>
          <table:table-cell office:value-type="float" office:value="146448" calcext:value-type="float">
            <text:p>146448</text:p>
          </table:table-cell>
          <table:table-cell office:value-type="float" office:value="13120" calcext:value-type="float">
            <text:p>13120</text:p>
          </table:table-cell>
          <table:table-cell table:formula="of:=([.C38]+[.C37]/2+[.C39]/2)/2" office:value-type="float" office:value="45833" calcext:value-type="float">
            <text:p>45833</text:p>
          </table:table-cell>
          <table:table-cell table:formula="of:=([.D38]+[.D37]/2+[.D39]/2)/2" office:value-type="float" office:value="14861" calcext:value-type="float">
            <text:p>14861</text:p>
          </table:table-cell>
          <table:table-cell table:formula="of:=([.E38]+[.E37]/2+[.E39]/2)/2" office:value-type="float" office:value="153201" calcext:value-type="float">
            <text:p>153201</text:p>
          </table:table-cell>
          <table:table-cell table:formula="of:=([.F38]+[.F37]/2+[.F39]/2)/2" office:value-type="float" office:value="49565" calcext:value-type="float">
            <text:p>49565</text:p>
          </table:table-cell>
          <table:table-cell table:formula="of:=([.I38]-[.G38])/1024" office:value-type="float" office:value="104.8515625" calcext:value-type="float">
            <text:p>104.8515625</text:p>
          </table:table-cell>
          <table:table-cell table:formula="of:=([.J38]-[.H38])/1024" office:value-type="float" office:value="33.890625" calcext:value-type="float">
            <text:p>33.890625</text:p>
          </table:table-cell>
        </table:table-row>
        <table:table-row table:style-name="ro1">
          <table:table-cell office:value-type="string" calcext:value-type="string">
            <text:p>Guardian</text:p>
          </table:table-cell>
          <table:table-cell table:formula="of:=[.B38]+1" office:value-type="float" office:value="37" calcext:value-type="float">
            <text:p>37</text:p>
          </table:table-cell>
          <table:table-cell office:value-type="float" office:value="46160" calcext:value-type="float">
            <text:p>46160</text:p>
          </table:table-cell>
          <table:table-cell office:value-type="float" office:value="20816" calcext:value-type="float">
            <text:p>20816</text:p>
          </table:table-cell>
          <table:table-cell office:value-type="float" office:value="173460" calcext:value-type="float">
            <text:p>173460</text:p>
          </table:table-cell>
          <table:table-cell office:value-type="float" office:value="40072" calcext:value-type="float">
            <text:p>40072</text:p>
          </table:table-cell>
          <table:table-cell table:formula="of:=([.C39]+[.C38]/2+[.C40]/2)/2" office:value-type="float" office:value="46489" calcext:value-type="float">
            <text:p>46489</text:p>
          </table:table-cell>
          <table:table-cell table:formula="of:=([.D39]+[.D38]/2+[.D40]/2)/2" office:value-type="float" office:value="22182" calcext:value-type="float">
            <text:p>22182</text:p>
          </table:table-cell>
          <table:table-cell table:formula="of:=([.E39]+[.E38]/2+[.E40]/2)/2" office:value-type="float" office:value="160547" calcext:value-type="float">
            <text:p>160547</text:p>
          </table:table-cell>
          <table:table-cell table:formula="of:=([.F39]+[.F38]/2+[.F40]/2)/2" office:value-type="float" office:value="37620" calcext:value-type="float">
            <text:p>37620</text:p>
          </table:table-cell>
          <table:table-cell table:formula="of:=([.I39]-[.G39])/1024" office:value-type="float" office:value="111.384765625" calcext:value-type="float">
            <text:p>111.384765625</text:p>
          </table:table-cell>
          <table:table-cell table:formula="of:=([.J39]-[.H39])/1024" office:value-type="float" office:value="15.076171875" calcext:value-type="float">
            <text:p>15.076171875</text:p>
          </table:table-cell>
        </table:table-row>
        <table:table-row table:style-name="ro1">
          <table:table-cell/>
          <table:table-cell table:formula="of:=[.B39]+1" office:value-type="float" office:value="38" calcext:value-type="float">
            <text:p>38</text:p>
          </table:table-cell>
          <table:table-cell office:value-type="float" office:value="47912" calcext:value-type="float">
            <text:p>47912</text:p>
          </table:table-cell>
          <table:table-cell office:value-type="float" office:value="34220" calcext:value-type="float">
            <text:p>34220</text:p>
          </table:table-cell>
          <table:table-cell office:value-type="float" office:value="148820" calcext:value-type="float">
            <text:p>148820</text:p>
          </table:table-cell>
          <table:table-cell office:value-type="float" office:value="57216" calcext:value-type="float">
            <text:p>57216</text:p>
          </table:table-cell>
          <table:table-cell table:formula="of:=([.C40]+[.C39]/2+[.C41]/2)/2" office:value-type="float" office:value="47761" calcext:value-type="float">
            <text:p>47761</text:p>
          </table:table-cell>
          <table:table-cell table:formula="of:=([.D40]+[.D39]/2+[.D41]/2)/2" office:value-type="float" office:value="31655" calcext:value-type="float">
            <text:p>31655</text:p>
          </table:table-cell>
          <table:table-cell table:formula="of:=([.E40]+[.E39]/2+[.E41]/2)/2" office:value-type="float" office:value="171859" calcext:value-type="float">
            <text:p>171859</text:p>
          </table:table-cell>
          <table:table-cell table:formula="of:=([.F40]+[.F39]/2+[.F41]/2)/2" office:value-type="float" office:value="52767" calcext:value-type="float">
            <text:p>52767</text:p>
          </table:table-cell>
          <table:table-cell table:formula="of:=([.I40]-[.G40])/1024" office:value-type="float" office:value="121.189453125" calcext:value-type="float">
            <text:p>121.189453125</text:p>
          </table:table-cell>
          <table:table-cell table:formula="of:=([.J40]-[.H40])/1024" office:value-type="float" office:value="20.6171875" calcext:value-type="float">
            <text:p>20.6171875</text:p>
          </table:table-cell>
        </table:table-row>
        <table:table-row table:style-name="ro1">
          <table:table-cell/>
          <table:table-cell table:formula="of:=[.B40]+1" office:value-type="float" office:value="39" calcext:value-type="float">
            <text:p>39</text:p>
          </table:table-cell>
          <table:table-cell office:value-type="float" office:value="49060" calcext:value-type="float">
            <text:p>49060</text:p>
          </table:table-cell>
          <table:table-cell office:value-type="float" office:value="37364" calcext:value-type="float">
            <text:p>37364</text:p>
          </table:table-cell>
          <table:table-cell office:value-type="float" office:value="216336" calcext:value-type="float">
            <text:p>216336</text:p>
          </table:table-cell>
          <table:table-cell office:value-type="float" office:value="56564" calcext:value-type="float">
            <text:p>56564</text:p>
          </table:table-cell>
          <table:table-cell table:formula="of:=([.C41]+[.C40]/2+[.C42]/2)/2" office:value-type="float" office:value="48979" calcext:value-type="float">
            <text:p>48979</text:p>
          </table:table-cell>
          <table:table-cell table:formula="of:=([.D41]+[.D40]/2+[.D42]/2)/2" office:value-type="float" office:value="36508" calcext:value-type="float">
            <text:p>36508</text:p>
          </table:table-cell>
          <table:table-cell table:formula="of:=([.E41]+[.E40]/2+[.E42]/2)/2" office:value-type="float" office:value="199457" calcext:value-type="float">
            <text:p>199457</text:p>
          </table:table-cell>
          <table:table-cell table:formula="of:=([.F41]+[.F40]/2+[.F42]/2)/2" office:value-type="float" office:value="56762" calcext:value-type="float">
            <text:p>56762</text:p>
          </table:table-cell>
          <table:table-cell table:formula="of:=([.I41]-[.G41])/1024" office:value-type="float" office:value="146.951171875" calcext:value-type="float">
            <text:p>146.951171875</text:p>
          </table:table-cell>
          <table:table-cell table:formula="of:=([.J41]-[.H41])/1024" office:value-type="float" office:value="19.779296875" calcext:value-type="float">
            <text:p>19.779296875</text:p>
          </table:table-cell>
        </table:table-row>
        <table:table-row table:style-name="ro1">
          <table:table-cell/>
          <table:table-cell table:formula="of:=[.B41]+1" office:value-type="float" office:value="40" calcext:value-type="float">
            <text:p>40</text:p>
          </table:table-cell>
          <table:table-cell office:value-type="float" office:value="49884" calcext:value-type="float">
            <text:p>49884</text:p>
          </table:table-cell>
          <table:table-cell office:value-type="float" office:value="37084" calcext:value-type="float">
            <text:p>37084</text:p>
          </table:table-cell>
          <table:table-cell office:value-type="float" office:value="216336" calcext:value-type="float">
            <text:p>216336</text:p>
          </table:table-cell>
          <table:table-cell office:value-type="float" office:value="56704" calcext:value-type="float">
            <text:p>56704</text:p>
          </table:table-cell>
          <table:table-cell table:formula="of:=([.C42]+[.C41]/2+[.C43]/2)/2" office:value-type="float" office:value="49678" calcext:value-type="float">
            <text:p>49678</text:p>
          </table:table-cell>
          <table:table-cell table:formula="of:=([.D42]+[.D41]/2+[.D43]/2)/2" office:value-type="float" office:value="37154" calcext:value-type="float">
            <text:p>37154</text:p>
          </table:table-cell>
          <table:table-cell table:formula="of:=([.E42]+[.E41]/2+[.E43]/2)/2" office:value-type="float" office:value="216336" calcext:value-type="float">
            <text:p>216336</text:p>
          </table:table-cell>
          <table:table-cell table:formula="of:=([.F42]+[.F41]/2+[.F43]/2)/2" office:value-type="float" office:value="56669" calcext:value-type="float">
            <text:p>56669</text:p>
          </table:table-cell>
          <table:table-cell table:formula="of:=([.I42]-[.G42])/1024" office:value-type="float" office:value="162.751953125" calcext:value-type="float">
            <text:p>162.751953125</text:p>
          </table:table-cell>
          <table:table-cell table:formula="of:=([.J42]-[.H42])/1024" office:value-type="float" office:value="19.0576171875" calcext:value-type="float">
            <text:p>19.0576171875</text:p>
          </table:table-cell>
        </table:table-row>
        <table:table-row table:style-name="ro1">
          <table:table-cell/>
          <table:table-cell table:formula="of:=[.B42]+1" office:value-type="float" office:value="41" calcext:value-type="float">
            <text:p>41</text:p>
          </table:table-cell>
          <table:table-cell office:value-type="float" office:value="49884" calcext:value-type="float">
            <text:p>49884</text:p>
          </table:table-cell>
          <table:table-cell office:value-type="float" office:value="37084" calcext:value-type="float">
            <text:p>37084</text:p>
          </table:table-cell>
          <table:table-cell office:value-type="float" office:value="216336" calcext:value-type="float">
            <text:p>216336</text:p>
          </table:table-cell>
          <table:table-cell office:value-type="float" office:value="56704" calcext:value-type="float">
            <text:p>56704</text:p>
          </table:table-cell>
          <table:table-cell table:formula="of:=([.C43]+[.C42]/2+[.C44]/2)/2" office:value-type="float" office:value="49884" calcext:value-type="float">
            <text:p>49884</text:p>
          </table:table-cell>
          <table:table-cell table:formula="of:=([.D43]+[.D42]/2+[.D44]/2)/2" office:value-type="float" office:value="31154" calcext:value-type="float">
            <text:p>31154</text:p>
          </table:table-cell>
          <table:table-cell table:formula="of:=([.E43]+[.E42]/2+[.E44]/2)/2" office:value-type="float" office:value="216336" calcext:value-type="float">
            <text:p>216336</text:p>
          </table:table-cell>
          <table:table-cell table:formula="of:=([.F43]+[.F42]/2+[.F44]/2)/2" office:value-type="float" office:value="45835" calcext:value-type="float">
            <text:p>45835</text:p>
          </table:table-cell>
          <table:table-cell table:formula="of:=([.I43]-[.G43])/1024" office:value-type="float" office:value="162.55078125" calcext:value-type="float">
            <text:p>162.55078125</text:p>
          </table:table-cell>
          <table:table-cell table:formula="of:=([.J43]-[.H43])/1024" office:value-type="float" office:value="14.3369140625" calcext:value-type="float">
            <text:p>14.3369140625</text:p>
          </table:table-cell>
        </table:table-row>
        <table:table-row table:style-name="ro1">
          <table:table-cell/>
          <table:table-cell table:formula="of:=[.B43]+1" office:value-type="float" office:value="42" calcext:value-type="float">
            <text:p>42</text:p>
          </table:table-cell>
          <table:table-cell office:value-type="float" office:value="49884" calcext:value-type="float">
            <text:p>49884</text:p>
          </table:table-cell>
          <table:table-cell office:value-type="float" office:value="13364" calcext:value-type="float">
            <text:p>13364</text:p>
          </table:table-cell>
          <table:table-cell office:value-type="float" office:value="216336" calcext:value-type="float">
            <text:p>216336</text:p>
          </table:table-cell>
          <table:table-cell office:value-type="float" office:value="13228" calcext:value-type="float">
            <text:p>13228</text:p>
          </table:table-cell>
          <table:table-cell table:formula="of:=([.C44]+[.C43]/2+[.C45]/2)/2" office:value-type="float" office:value="49998" calcext:value-type="float">
            <text:p>49998</text:p>
          </table:table-cell>
          <table:table-cell table:formula="of:=([.D44]+[.D43]/2+[.D45]/2)/2" office:value-type="float" office:value="22178" calcext:value-type="float">
            <text:p>22178</text:p>
          </table:table-cell>
          <table:table-cell table:formula="of:=([.E44]+[.E43]/2+[.E45]/2)/2" office:value-type="float" office:value="216371" calcext:value-type="float">
            <text:p>216371</text:p>
          </table:table-cell>
          <table:table-cell table:formula="of:=([.F44]+[.F43]/2+[.F45]/2)/2" office:value-type="float" office:value="37598" calcext:value-type="float">
            <text:p>37598</text:p>
          </table:table-cell>
          <table:table-cell table:formula="of:=([.I44]-[.G44])/1024" office:value-type="float" office:value="162.4736328125" calcext:value-type="float">
            <text:p>162.4736328125</text:p>
          </table:table-cell>
          <table:table-cell table:formula="of:=([.J44]-[.H44])/1024" office:value-type="float" office:value="15.05859375" calcext:value-type="float">
            <text:p>15.05859375</text:p>
          </table:table-cell>
        </table:table-row>
        <table:table-row table:style-name="ro1">
          <table:table-cell/>
          <table:table-cell table:formula="of:=[.B44]+1" office:value-type="float" office:value="43" calcext:value-type="float">
            <text:p>43</text:p>
          </table:table-cell>
          <table:table-cell office:value-type="float" office:value="50340" calcext:value-type="float">
            <text:p>50340</text:p>
          </table:table-cell>
          <table:table-cell office:value-type="float" office:value="24900" calcext:value-type="float">
            <text:p>24900</text:p>
          </table:table-cell>
          <table:table-cell office:value-type="float" office:value="216476" calcext:value-type="float">
            <text:p>216476</text:p>
          </table:table-cell>
          <table:table-cell office:value-type="float" office:value="67232" calcext:value-type="float">
            <text:p>67232</text:p>
          </table:table-cell>
          <table:table-cell table:formula="of:=([.C45]+[.C44]/2+[.C46]/2)/2" office:value-type="float" office:value="50232" calcext:value-type="float">
            <text:p>50232</text:p>
          </table:table-cell>
          <table:table-cell table:formula="of:=([.D45]+[.D44]/2+[.D46]/2)/2" office:value-type="float" office:value="31537" calcext:value-type="float">
            <text:p>31537</text:p>
          </table:table-cell>
          <table:table-cell table:formula="of:=([.E45]+[.E44]/2+[.E46]/2)/2" office:value-type="float" office:value="216439" calcext:value-type="float">
            <text:p>216439</text:p>
          </table:table-cell>
          <table:table-cell table:formula="of:=([.F45]+[.F44]/2+[.F46]/2)/2" office:value-type="float" office:value="64262" calcext:value-type="float">
            <text:p>64262</text:p>
          </table:table-cell>
          <table:table-cell table:formula="of:=([.I45]-[.G45])/1024" office:value-type="float" office:value="162.3115234375" calcext:value-type="float">
            <text:p>162.3115234375</text:p>
          </table:table-cell>
          <table:table-cell table:formula="of:=([.J45]-[.H45])/1024" office:value-type="float" office:value="31.9580078125" calcext:value-type="float">
            <text:p>31.9580078125</text:p>
          </table:table-cell>
        </table:table-row>
        <table:table-row table:style-name="ro1">
          <table:table-cell/>
          <table:table-cell table:formula="of:=[.B45]+1" office:value-type="float" office:value="44" calcext:value-type="float">
            <text:p>44</text:p>
          </table:table-cell>
          <table:table-cell office:value-type="float" office:value="50364" calcext:value-type="float">
            <text:p>50364</text:p>
          </table:table-cell>
          <table:table-cell office:value-type="float" office:value="62984" calcext:value-type="float">
            <text:p>62984</text:p>
          </table:table-cell>
          <table:table-cell office:value-type="float" office:value="216468" calcext:value-type="float">
            <text:p>216468</text:p>
          </table:table-cell>
          <table:table-cell office:value-type="float" office:value="109356" calcext:value-type="float">
            <text:p>109356</text:p>
          </table:table-cell>
          <table:table-cell table:formula="of:=([.C46]+[.C45]/2+[.C47]/2)/2" office:value-type="float" office:value="50360" calcext:value-type="float">
            <text:p>50360</text:p>
          </table:table-cell>
          <table:table-cell table:formula="of:=([.D46]+[.D45]/2+[.D47]/2)/2" office:value-type="float" office:value="64131" calcext:value-type="float">
            <text:p>64131</text:p>
          </table:table-cell>
          <table:table-cell table:formula="of:=([.E46]+[.E45]/2+[.E47]/2)/2" office:value-type="float" office:value="216739" calcext:value-type="float">
            <text:p>216739</text:p>
          </table:table-cell>
          <table:table-cell table:formula="of:=([.F46]+[.F45]/2+[.F47]/2)/2" office:value-type="float" office:value="106267" calcext:value-type="float">
            <text:p>106267</text:p>
          </table:table-cell>
          <table:table-cell table:formula="of:=([.I46]-[.G46])/1024" office:value-type="float" office:value="162.4794921875" calcext:value-type="float">
            <text:p>162.4794921875</text:p>
          </table:table-cell>
          <table:table-cell table:formula="of:=([.J46]-[.H46])/1024" office:value-type="float" office:value="41.1484375" calcext:value-type="float">
            <text:p>41.1484375</text:p>
          </table:table-cell>
        </table:table-row>
        <table:table-row table:style-name="ro1">
          <table:table-cell/>
          <table:table-cell table:formula="of:=[.B46]+1" office:value-type="float" office:value="45" calcext:value-type="float">
            <text:p>45</text:p>
          </table:table-cell>
          <table:table-cell office:value-type="float" office:value="50372" calcext:value-type="float">
            <text:p>50372</text:p>
          </table:table-cell>
          <table:table-cell office:value-type="float" office:value="105656" calcext:value-type="float">
            <text:p>105656</text:p>
          </table:table-cell>
          <table:table-cell office:value-type="float" office:value="217544" calcext:value-type="float">
            <text:p>217544</text:p>
          </table:table-cell>
          <table:table-cell office:value-type="float" office:value="139124" calcext:value-type="float">
            <text:p>139124</text:p>
          </table:table-cell>
          <table:table-cell table:formula="of:=([.C47]+[.C46]/2+[.C48]/2)/2" office:value-type="float" office:value="50399" calcext:value-type="float">
            <text:p>50399</text:p>
          </table:table-cell>
          <table:table-cell table:formula="of:=([.D47]+[.D46]/2+[.D48]/2)/2" office:value-type="float" office:value="102371" calcext:value-type="float">
            <text:p>102371</text:p>
          </table:table-cell>
          <table:table-cell table:formula="of:=([.E47]+[.E46]/2+[.E48]/2)/2" office:value-type="float" office:value="217311" calcext:value-type="float">
            <text:p>217311</text:p>
          </table:table-cell>
          <table:table-cell table:formula="of:=([.F47]+[.F46]/2+[.F48]/2)/2" office:value-type="float" office:value="135297" calcext:value-type="float">
            <text:p>135297</text:p>
          </table:table-cell>
          <table:table-cell table:formula="of:=([.I47]-[.G47])/1024" office:value-type="float" office:value="163" calcext:value-type="float">
            <text:p>163</text:p>
          </table:table-cell>
          <table:table-cell table:formula="of:=([.J47]-[.H47])/1024" office:value-type="float" office:value="32.154296875" calcext:value-type="float">
            <text:p>32.154296875</text:p>
          </table:table-cell>
        </table:table-row>
        <table:table-row table:style-name="ro1">
          <table:table-cell/>
          <table:table-cell table:formula="of:=[.B47]+1" office:value-type="float" office:value="46" calcext:value-type="float">
            <text:p>46</text:p>
          </table:table-cell>
          <table:table-cell office:value-type="float" office:value="50488" calcext:value-type="float">
            <text:p>50488</text:p>
          </table:table-cell>
          <table:table-cell office:value-type="float" office:value="135188" calcext:value-type="float">
            <text:p>135188</text:p>
          </table:table-cell>
          <table:table-cell office:value-type="float" office:value="217688" calcext:value-type="float">
            <text:p>217688</text:p>
          </table:table-cell>
          <table:table-cell office:value-type="float" office:value="153584" calcext:value-type="float">
            <text:p>153584</text:p>
          </table:table-cell>
          <table:table-cell table:formula="of:=([.C48]+[.C47]/2+[.C49]/2)/2" office:value-type="float" office:value="50459" calcext:value-type="float">
            <text:p>50459</text:p>
          </table:table-cell>
          <table:table-cell table:formula="of:=([.D48]+[.D47]/2+[.D49]/2)/2" office:value-type="float" office:value="127800" calcext:value-type="float">
            <text:p>127800</text:p>
          </table:table-cell>
          <table:table-cell table:formula="of:=([.E48]+[.E47]/2+[.E49]/2)/2" office:value-type="float" office:value="217652" calcext:value-type="float">
            <text:p>217652</text:p>
          </table:table-cell>
          <table:table-cell table:formula="of:=([.F48]+[.F47]/2+[.F49]/2)/2" office:value-type="float" office:value="150119" calcext:value-type="float">
            <text:p>150119</text:p>
          </table:table-cell>
          <table:table-cell table:formula="of:=([.I48]-[.G48])/1024" office:value-type="float" office:value="163.2744140625" calcext:value-type="float">
            <text:p>163.2744140625</text:p>
          </table:table-cell>
          <table:table-cell table:formula="of:=([.J48]-[.H48])/1024" office:value-type="float" office:value="21.7958984375" calcext:value-type="float">
            <text:p>21.7958984375</text:p>
          </table:table-cell>
        </table:table-row>
        <table:table-row table:style-name="ro1">
          <table:table-cell/>
          <table:table-cell table:formula="of:=[.B48]+1" office:value-type="float" office:value="47" calcext:value-type="float">
            <text:p>47</text:p>
          </table:table-cell>
          <table:table-cell office:value-type="float" office:value="50488" calcext:value-type="float">
            <text:p>50488</text:p>
          </table:table-cell>
          <table:table-cell office:value-type="float" office:value="135168" calcext:value-type="float">
            <text:p>135168</text:p>
          </table:table-cell>
          <table:table-cell office:value-type="float" office:value="217688" calcext:value-type="float">
            <text:p>217688</text:p>
          </table:table-cell>
          <table:table-cell office:value-type="float" office:value="154184" calcext:value-type="float">
            <text:p>154184</text:p>
          </table:table-cell>
          <table:table-cell table:formula="of:=([.C49]+[.C48]/2+[.C50]/2)/2" office:value-type="float" office:value="50562" calcext:value-type="float">
            <text:p>50562</text:p>
          </table:table-cell>
          <table:table-cell table:formula="of:=([.D49]+[.D48]/2+[.D50]/2)/2" office:value-type="float" office:value="136912" calcext:value-type="float">
            <text:p>136912</text:p>
          </table:table-cell>
          <table:table-cell table:formula="of:=([.E49]+[.E48]/2+[.E50]/2)/2" office:value-type="float" office:value="217688" calcext:value-type="float">
            <text:p>217688</text:p>
          </table:table-cell>
          <table:table-cell table:formula="of:=([.F49]+[.F48]/2+[.F50]/2)/2" office:value-type="float" office:value="154039" calcext:value-type="float">
            <text:p>154039</text:p>
          </table:table-cell>
          <table:table-cell table:formula="of:=([.I49]-[.G49])/1024" office:value-type="float" office:value="163.208984375" calcext:value-type="float">
            <text:p>163.208984375</text:p>
          </table:table-cell>
          <table:table-cell table:formula="of:=([.J49]-[.H49])/1024" office:value-type="float" office:value="16.7255859375" calcext:value-type="float">
            <text:p>16.7255859375</text:p>
          </table:table-cell>
        </table:table-row>
        <table:table-row table:style-name="ro1">
          <table:table-cell/>
          <table:table-cell table:formula="of:=[.B49]+1" office:value-type="float" office:value="48" calcext:value-type="float">
            <text:p>48</text:p>
          </table:table-cell>
          <table:table-cell office:value-type="float" office:value="50784" calcext:value-type="float">
            <text:p>50784</text:p>
          </table:table-cell>
          <table:table-cell office:value-type="float" office:value="142124" calcext:value-type="float">
            <text:p>142124</text:p>
          </table:table-cell>
          <table:table-cell office:value-type="float" office:value="217688" calcext:value-type="float">
            <text:p>217688</text:p>
          </table:table-cell>
          <table:table-cell office:value-type="float" office:value="154204" calcext:value-type="float">
            <text:p>154204</text:p>
          </table:table-cell>
          <table:table-cell table:formula="of:=([.C50]+[.C49]/2+[.C51]/2)/2" office:value-type="float" office:value="50710" calcext:value-type="float">
            <text:p>50710</text:p>
          </table:table-cell>
          <table:table-cell table:formula="of:=([.D50]+[.D49]/2+[.D51]/2)/2" office:value-type="float" office:value="140385" calcext:value-type="float">
            <text:p>140385</text:p>
          </table:table-cell>
          <table:table-cell table:formula="of:=([.E50]+[.E49]/2+[.E51]/2)/2" office:value-type="float" office:value="217688" calcext:value-type="float">
            <text:p>217688</text:p>
          </table:table-cell>
          <table:table-cell table:formula="of:=([.F50]+[.F49]/2+[.F51]/2)/2" office:value-type="float" office:value="154199" calcext:value-type="float">
            <text:p>154199</text:p>
          </table:table-cell>
          <table:table-cell table:formula="of:=([.I50]-[.G50])/1024" office:value-type="float" office:value="163.064453125" calcext:value-type="float">
            <text:p>163.064453125</text:p>
          </table:table-cell>
          <table:table-cell table:formula="of:=([.J50]-[.H50])/1024" office:value-type="float" office:value="13.490234375" calcext:value-type="float">
            <text:p>13.490234375</text:p>
          </table:table-cell>
        </table:table-row>
        <table:table-row table:style-name="ro1">
          <table:table-cell/>
          <table:table-cell table:formula="of:=[.B50]+1" office:value-type="float" office:value="49" calcext:value-type="float">
            <text:p>49</text:p>
          </table:table-cell>
          <table:table-cell office:value-type="float" office:value="50784" calcext:value-type="float">
            <text:p>50784</text:p>
          </table:table-cell>
          <table:table-cell office:value-type="float" office:value="142124" calcext:value-type="float">
            <text:p>142124</text:p>
          </table:table-cell>
          <table:table-cell table:style-name="ce1" office:value-type="float" office:value="217688" calcext:value-type="float">
            <text:p>217688</text:p>
          </table:table-cell>
          <table:table-cell table:style-name="ce1" office:value-type="float" office:value="154204" calcext:value-type="float">
            <text:p>154204</text:p>
          </table:table-cell>
          <table:table-cell table:formula="of:=([.C51]+[.C50]/2+[.C52]/2)/2" office:value-type="float" office:value="50784" calcext:value-type="float">
            <text:p>50784</text:p>
          </table:table-cell>
          <table:table-cell table:formula="of:=([.D51]+[.D50]/2+[.D52]/2)/2" office:value-type="float" office:value="109811" calcext:value-type="float">
            <text:p>109811</text:p>
          </table:table-cell>
          <table:table-cell table:formula="of:=([.E51]+[.E50]/2+[.E52]/2)/2" office:value-type="float" office:value="217688" calcext:value-type="float">
            <text:p>217688</text:p>
          </table:table-cell>
          <table:table-cell table:formula="of:=([.F51]+[.F50]/2+[.F52]/2)/2" office:value-type="float" office:value="154204" calcext:value-type="float">
            <text:p>154204</text:p>
          </table:table-cell>
          <table:table-cell table:formula="of:=([.I51]-[.G51])/1024" office:value-type="float" office:value="162.9921875" calcext:value-type="float">
            <text:p>162.9921875</text:p>
          </table:table-cell>
          <table:table-cell table:formula="of:=([.J51]-[.H51])/1024" office:value-type="float" office:value="43.3525390625" calcext:value-type="float">
            <text:p>43.3525390625</text:p>
          </table:table-cell>
        </table:table-row>
        <table:table-row table:style-name="ro1">
          <table:table-cell/>
          <table:table-cell table:formula="of:=[.B51]+1" office:value-type="float" office:value="50" calcext:value-type="float">
            <text:p>50</text:p>
          </table:table-cell>
          <table:table-cell office:value-type="float" office:value="50784" calcext:value-type="float">
            <text:p>50784</text:p>
          </table:table-cell>
          <table:table-cell office:value-type="float" office:value="12872" calcext:value-type="float">
            <text:p>12872</text:p>
          </table:table-cell>
          <table:table-cell table:style-name="ce1" office:value-type="float" office:value="217688" calcext:value-type="float">
            <text:p>217688</text:p>
          </table:table-cell>
          <table:table-cell table:style-name="ce1" office:value-type="float" office:value="154204" calcext:value-type="float">
            <text:p>154204</text:p>
          </table:table-cell>
          <table:table-cell table:formula="of:=([.C52]+[.C51]/2+[.C53]/2)/2" office:value-type="float" office:value="50824" calcext:value-type="float">
            <text:p>50824</text:p>
          </table:table-cell>
          <table:table-cell table:formula="of:=([.D52]+[.D51]/2+[.D53]/2)/2" office:value-type="float" office:value="49964" calcext:value-type="float">
            <text:p>49964</text:p>
          </table:table-cell>
          <table:table-cell table:formula="of:=([.E52]+[.E51]/2+[.E53]/2)/2" office:value-type="float" office:value="217693" calcext:value-type="float">
            <text:p>217693</text:p>
          </table:table-cell>
          <table:table-cell table:formula="of:=([.F52]+[.F51]/2+[.F53]/2)/2" office:value-type="float" office:value="124246" calcext:value-type="float">
            <text:p>124246</text:p>
          </table:table-cell>
          <table:table-cell table:formula="of:=([.I52]-[.G52])/1024" office:value-type="float" office:value="162.9580078125" calcext:value-type="float">
            <text:p>162.9580078125</text:p>
          </table:table-cell>
          <table:table-cell table:formula="of:=([.J52]-[.H52])/1024" office:value-type="float" office:value="72.541015625" calcext:value-type="float">
            <text:p>72.541015625</text:p>
          </table:table-cell>
        </table:table-row>
        <table:table-row table:style-name="ro1">
          <table:table-cell office:value-type="string" calcext:value-type="string">
            <text:p>Daily Mail</text:p>
          </table:table-cell>
          <table:table-cell table:formula="of:=[.B52]+1" office:value-type="float" office:value="51" calcext:value-type="float">
            <text:p>51</text:p>
          </table:table-cell>
          <table:table-cell office:value-type="float" office:value="50944" calcext:value-type="float">
            <text:p>50944</text:p>
          </table:table-cell>
          <table:table-cell office:value-type="float" office:value="31988" calcext:value-type="float">
            <text:p>31988</text:p>
          </table:table-cell>
          <table:table-cell office:value-type="float" office:value="217708" calcext:value-type="float">
            <text:p>217708</text:p>
          </table:table-cell>
          <table:table-cell office:value-type="float" office:value="34372" calcext:value-type="float">
            <text:p>34372</text:p>
          </table:table-cell>
          <table:table-cell table:formula="of:=([.C53]+[.C52]/2+[.C54]/2)/2" office:value-type="float" office:value="51062" calcext:value-type="float">
            <text:p>51062</text:p>
          </table:table-cell>
          <table:table-cell table:formula="of:=([.D53]+[.D52]/2+[.D54]/2)/2" office:value-type="float" office:value="35427" calcext:value-type="float">
            <text:p>35427</text:p>
          </table:table-cell>
          <table:table-cell table:formula="of:=([.E53]+[.E52]/2+[.E54]/2)/2" office:value-type="float" office:value="217756" calcext:value-type="float">
            <text:p>217756</text:p>
          </table:table-cell>
          <table:table-cell table:formula="of:=([.F53]+[.F52]/2+[.F54]/2)/2" office:value-type="float" office:value="71190" calcext:value-type="float">
            <text:p>71190</text:p>
          </table:table-cell>
          <table:table-cell table:formula="of:=([.I53]-[.G53])/1024" office:value-type="float" office:value="162.787109375" calcext:value-type="float">
            <text:p>162.787109375</text:p>
          </table:table-cell>
          <table:table-cell table:formula="of:=([.J53]-[.H53])/1024" office:value-type="float" office:value="34.9248046875" calcext:value-type="float">
            <text:p>34.9248046875</text:p>
          </table:table-cell>
        </table:table-row>
        <table:table-row table:style-name="ro1">
          <table:table-cell/>
          <table:table-cell table:formula="of:=[.B53]+1" office:value-type="float" office:value="52" calcext:value-type="float">
            <text:p>52</text:p>
          </table:table-cell>
          <table:table-cell office:value-type="float" office:value="51576" calcext:value-type="float">
            <text:p>51576</text:p>
          </table:table-cell>
          <table:table-cell office:value-type="float" office:value="64860" calcext:value-type="float">
            <text:p>64860</text:p>
          </table:table-cell>
          <table:table-cell office:value-type="float" office:value="217920" calcext:value-type="float">
            <text:p>217920</text:p>
          </table:table-cell>
          <table:table-cell office:value-type="float" office:value="61812" calcext:value-type="float">
            <text:p>61812</text:p>
          </table:table-cell>
          <table:table-cell table:formula="of:=([.C54]+[.C53]/2+[.C55]/2)/2" office:value-type="float" office:value="51498" calcext:value-type="float">
            <text:p>51498</text:p>
          </table:table-cell>
          <table:table-cell table:formula="of:=([.D54]+[.D53]/2+[.D55]/2)/2" office:value-type="float" office:value="70256" calcext:value-type="float">
            <text:p>70256</text:p>
          </table:table-cell>
          <table:table-cell table:formula="of:=([.E54]+[.E53]/2+[.E55]/2)/2" office:value-type="float" office:value="218224" calcext:value-type="float">
            <text:p>218224</text:p>
          </table:table-cell>
          <table:table-cell table:formula="of:=([.F54]+[.F53]/2+[.F55]/2)/2" office:value-type="float" office:value="70927" calcext:value-type="float">
            <text:p>70927</text:p>
          </table:table-cell>
          <table:table-cell table:formula="of:=([.I54]-[.G54])/1024" office:value-type="float" office:value="162.818359375" calcext:value-type="float">
            <text:p>162.818359375</text:p>
          </table:table-cell>
          <table:table-cell table:formula="of:=([.J54]-[.H54])/1024" office:value-type="float" office:value="0.6552734375" calcext:value-type="float">
            <text:p>0.6552734375</text:p>
          </table:table-cell>
        </table:table-row>
        <table:table-row table:style-name="ro1">
          <table:table-cell/>
          <table:table-cell table:formula="of:=[.B54]+1" office:value-type="float" office:value="53" calcext:value-type="float">
            <text:p>53</text:p>
          </table:table-cell>
          <table:table-cell office:value-type="float" office:value="51896" calcext:value-type="float">
            <text:p>51896</text:p>
          </table:table-cell>
          <table:table-cell office:value-type="float" office:value="119316" calcext:value-type="float">
            <text:p>119316</text:p>
          </table:table-cell>
          <table:table-cell office:value-type="float" office:value="219348" calcext:value-type="float">
            <text:p>219348</text:p>
          </table:table-cell>
          <table:table-cell office:value-type="float" office:value="125712" calcext:value-type="float">
            <text:p>125712</text:p>
          </table:table-cell>
          <table:table-cell table:formula="of:=([.C55]+[.C54]/2+[.C56]/2)/2" office:value-type="float" office:value="51930" calcext:value-type="float">
            <text:p>51930</text:p>
          </table:table-cell>
          <table:table-cell table:formula="of:=([.D55]+[.D54]/2+[.D56]/2)/2" office:value-type="float" office:value="106444" calcext:value-type="float">
            <text:p>106444</text:p>
          </table:table-cell>
          <table:table-cell table:formula="of:=([.E55]+[.E54]/2+[.E56]/2)/2" office:value-type="float" office:value="226084" calcext:value-type="float">
            <text:p>226084</text:p>
          </table:table-cell>
          <table:table-cell table:formula="of:=([.F55]+[.F54]/2+[.F56]/2)/2" office:value-type="float" office:value="112096" calcext:value-type="float">
            <text:p>112096</text:p>
          </table:table-cell>
          <table:table-cell table:formula="of:=([.I55]-[.G55])/1024" office:value-type="float" office:value="170.072265625" calcext:value-type="float">
            <text:p>170.072265625</text:p>
          </table:table-cell>
          <table:table-cell table:formula="of:=([.J55]-[.H55])/1024" office:value-type="float" office:value="5.51953125" calcext:value-type="float">
            <text:p>5.51953125</text:p>
          </table:table-cell>
        </table:table-row>
        <table:table-row table:style-name="ro1">
          <table:table-cell/>
          <table:table-cell table:formula="of:=[.B55]+1" office:value-type="float" office:value="54" calcext:value-type="float">
            <text:p>54</text:p>
          </table:table-cell>
          <table:table-cell office:value-type="float" office:value="52352" calcext:value-type="float">
            <text:p>52352</text:p>
          </table:table-cell>
          <table:table-cell office:value-type="float" office:value="122284" calcext:value-type="float">
            <text:p>122284</text:p>
          </table:table-cell>
          <table:table-cell office:value-type="float" office:value="247720" calcext:value-type="float">
            <text:p>247720</text:p>
          </table:table-cell>
          <table:table-cell office:value-type="float" office:value="135148" calcext:value-type="float">
            <text:p>135148</text:p>
          </table:table-cell>
          <table:table-cell table:formula="of:=([.C56]+[.C55]/2+[.C57]/2)/2" office:value-type="float" office:value="52329" calcext:value-type="float">
            <text:p>52329</text:p>
          </table:table-cell>
          <table:table-cell table:formula="of:=([.D56]+[.D55]/2+[.D57]/2)/2" office:value-type="float" office:value="122163" calcext:value-type="float">
            <text:p>122163</text:p>
          </table:table-cell>
          <table:table-cell table:formula="of:=([.E56]+[.E55]/2+[.E57]/2)/2" office:value-type="float" office:value="233980" calcext:value-type="float">
            <text:p>233980</text:p>
          </table:table-cell>
          <table:table-cell table:formula="of:=([.F56]+[.F55]/2+[.F57]/2)/2" office:value-type="float" office:value="133193" calcext:value-type="float">
            <text:p>133193</text:p>
          </table:table-cell>
          <table:table-cell table:formula="of:=([.I56]-[.G56])/1024" office:value-type="float" office:value="177.3935546875" calcext:value-type="float">
            <text:p>177.3935546875</text:p>
          </table:table-cell>
          <table:table-cell table:formula="of:=([.J56]-[.H56])/1024" office:value-type="float" office:value="10.771484375" calcext:value-type="float">
            <text:p>10.771484375</text:p>
          </table:table-cell>
        </table:table-row>
        <table:table-row table:style-name="ro1">
          <table:table-cell/>
          <table:table-cell table:formula="of:=[.B56]+1" office:value-type="float" office:value="55" calcext:value-type="float">
            <text:p>55</text:p>
          </table:table-cell>
          <table:table-cell office:value-type="float" office:value="52716" calcext:value-type="float">
            <text:p>52716</text:p>
          </table:table-cell>
          <table:table-cell office:value-type="float" office:value="124768" calcext:value-type="float">
            <text:p>124768</text:p>
          </table:table-cell>
          <table:table-cell office:value-type="float" office:value="221132" calcext:value-type="float">
            <text:p>221132</text:p>
          </table:table-cell>
          <table:table-cell office:value-type="float" office:value="136764" calcext:value-type="float">
            <text:p>136764</text:p>
          </table:table-cell>
          <table:table-cell table:formula="of:=([.C57]+[.C56]/2+[.C58]/2)/2" office:value-type="float" office:value="52625" calcext:value-type="float">
            <text:p>52625</text:p>
          </table:table-cell>
          <table:table-cell table:formula="of:=([.D57]+[.D56]/2+[.D58]/2)/2" office:value-type="float" office:value="124176" calcext:value-type="float">
            <text:p>124176</text:p>
          </table:table-cell>
          <table:table-cell table:formula="of:=([.E57]+[.E56]/2+[.E58]/2)/2" office:value-type="float" office:value="218459" calcext:value-type="float">
            <text:p>218459</text:p>
          </table:table-cell>
          <table:table-cell table:formula="of:=([.F57]+[.F56]/2+[.F58]/2)/2" office:value-type="float" office:value="136864" calcext:value-type="float">
            <text:p>136864</text:p>
          </table:table-cell>
          <table:table-cell table:formula="of:=([.I57]-[.G57])/1024" office:value-type="float" office:value="161.947265625" calcext:value-type="float">
            <text:p>161.947265625</text:p>
          </table:table-cell>
          <table:table-cell table:formula="of:=([.J57]-[.H57])/1024" office:value-type="float" office:value="12.390625" calcext:value-type="float">
            <text:p>12.390625</text:p>
          </table:table-cell>
        </table:table-row>
        <table:table-row table:style-name="ro1">
          <table:table-cell/>
          <table:table-cell table:formula="of:=[.B57]+1" office:value-type="float" office:value="56" calcext:value-type="float">
            <text:p>56</text:p>
          </table:table-cell>
          <table:table-cell office:value-type="float" office:value="52716" calcext:value-type="float">
            <text:p>52716</text:p>
          </table:table-cell>
          <table:table-cell office:value-type="float" office:value="124884" calcext:value-type="float">
            <text:p>124884</text:p>
          </table:table-cell>
          <table:table-cell office:value-type="float" office:value="183852" calcext:value-type="float">
            <text:p>183852</text:p>
          </table:table-cell>
          <table:table-cell office:value-type="float" office:value="138780" calcext:value-type="float">
            <text:p>138780</text:p>
          </table:table-cell>
          <table:table-cell table:formula="of:=([.C58]+[.C57]/2+[.C59]/2)/2" office:value-type="float" office:value="52716" calcext:value-type="float">
            <text:p>52716</text:p>
          </table:table-cell>
          <table:table-cell table:formula="of:=([.D58]+[.D57]/2+[.D59]/2)/2" office:value-type="float" office:value="124918" calcext:value-type="float">
            <text:p>124918</text:p>
          </table:table-cell>
          <table:table-cell table:formula="of:=([.E58]+[.E57]/2+[.E59]/2)/2" office:value-type="float" office:value="198557" calcext:value-type="float">
            <text:p>198557</text:p>
          </table:table-cell>
          <table:table-cell table:formula="of:=([.F58]+[.F57]/2+[.F59]/2)/2" office:value-type="float" office:value="138474" calcext:value-type="float">
            <text:p>138474</text:p>
          </table:table-cell>
          <table:table-cell table:formula="of:=([.I58]-[.G58])/1024" office:value-type="float" office:value="142.4228515625" calcext:value-type="float">
            <text:p>142.4228515625</text:p>
          </table:table-cell>
          <table:table-cell table:formula="of:=([.J58]-[.H58])/1024" office:value-type="float" office:value="13.23828125" calcext:value-type="float">
            <text:p>13.23828125</text:p>
          </table:table-cell>
        </table:table-row>
        <table:table-row table:style-name="ro1">
          <table:table-cell/>
          <table:table-cell table:formula="of:=[.B58]+1" office:value-type="float" office:value="57" calcext:value-type="float">
            <text:p>57</text:p>
          </table:table-cell>
          <table:table-cell office:value-type="float" office:value="52716" calcext:value-type="float">
            <text:p>52716</text:p>
          </table:table-cell>
          <table:table-cell office:value-type="float" office:value="125136" calcext:value-type="float">
            <text:p>125136</text:p>
          </table:table-cell>
          <table:table-cell office:value-type="float" office:value="205392" calcext:value-type="float">
            <text:p>205392</text:p>
          </table:table-cell>
          <table:table-cell office:value-type="float" office:value="139572" calcext:value-type="float">
            <text:p>139572</text:p>
          </table:table-cell>
          <table:table-cell table:formula="of:=([.C59]+[.C58]/2+[.C60]/2)/2" office:value-type="float" office:value="52716" calcext:value-type="float">
            <text:p>52716</text:p>
          </table:table-cell>
          <table:table-cell table:formula="of:=([.D59]+[.D58]/2+[.D60]/2)/2" office:value-type="float" office:value="125073" calcext:value-type="float">
            <text:p>125073</text:p>
          </table:table-cell>
          <table:table-cell table:formula="of:=([.E59]+[.E58]/2+[.E60]/2)/2" office:value-type="float" office:value="200007" calcext:value-type="float">
            <text:p>200007</text:p>
          </table:table-cell>
          <table:table-cell table:formula="of:=([.F59]+[.F58]/2+[.F60]/2)/2" office:value-type="float" office:value="139374" calcext:value-type="float">
            <text:p>139374</text:p>
          </table:table-cell>
          <table:table-cell table:formula="of:=([.I59]-[.G59])/1024" office:value-type="float" office:value="143.8388671875" calcext:value-type="float">
            <text:p>143.8388671875</text:p>
          </table:table-cell>
          <table:table-cell table:formula="of:=([.J59]-[.H59])/1024" office:value-type="float" office:value="13.9658203125" calcext:value-type="float">
            <text:p>13.9658203125</text:p>
          </table:table-cell>
        </table:table-row>
        <table:table-row table:style-name="ro1">
          <table:table-cell/>
          <table:table-cell table:formula="of:=[.B59]+1" office:value-type="float" office:value="58" calcext:value-type="float">
            <text:p>58</text:p>
          </table:table-cell>
          <table:table-cell office:value-type="float" office:value="52716" calcext:value-type="float">
            <text:p>52716</text:p>
          </table:table-cell>
          <table:table-cell office:value-type="float" office:value="125136" calcext:value-type="float">
            <text:p>125136</text:p>
          </table:table-cell>
          <table:table-cell office:value-type="float" office:value="205392" calcext:value-type="float">
            <text:p>205392</text:p>
          </table:table-cell>
          <table:table-cell office:value-type="float" office:value="139572" calcext:value-type="float">
            <text:p>139572</text:p>
          </table:table-cell>
          <table:table-cell table:formula="of:=([.C60]+[.C59]/2+[.C61]/2)/2" office:value-type="float" office:value="52716" calcext:value-type="float">
            <text:p>52716</text:p>
          </table:table-cell>
          <table:table-cell table:formula="of:=([.D60]+[.D59]/2+[.D61]/2)/2" office:value-type="float" office:value="125136" calcext:value-type="float">
            <text:p>125136</text:p>
          </table:table-cell>
          <table:table-cell table:formula="of:=([.E60]+[.E59]/2+[.E61]/2)/2" office:value-type="float" office:value="205392" calcext:value-type="float">
            <text:p>205392</text:p>
          </table:table-cell>
          <table:table-cell table:formula="of:=([.F60]+[.F59]/2+[.F61]/2)/2" office:value-type="float" office:value="139572" calcext:value-type="float">
            <text:p>139572</text:p>
          </table:table-cell>
          <table:table-cell table:formula="of:=([.I60]-[.G60])/1024" office:value-type="float" office:value="149.09765625" calcext:value-type="float">
            <text:p>149.09765625</text:p>
          </table:table-cell>
          <table:table-cell table:formula="of:=([.J60]-[.H60])/1024" office:value-type="float" office:value="14.09765625" calcext:value-type="float">
            <text:p>14.09765625</text:p>
          </table:table-cell>
        </table:table-row>
        <table:table-row table:style-name="ro1">
          <table:table-cell/>
          <table:table-cell table:formula="of:=[.B60]+1" office:value-type="float" office:value="59" calcext:value-type="float">
            <text:p>59</text:p>
          </table:table-cell>
          <table:table-cell office:value-type="float" office:value="52716" calcext:value-type="float">
            <text:p>52716</text:p>
          </table:table-cell>
          <table:table-cell office:value-type="float" office:value="125136" calcext:value-type="float">
            <text:p>125136</text:p>
          </table:table-cell>
          <table:table-cell office:value-type="float" office:value="205392" calcext:value-type="float">
            <text:p>205392</text:p>
          </table:table-cell>
          <table:table-cell office:value-type="float" office:value="139572" calcext:value-type="float">
            <text:p>139572</text:p>
          </table:table-cell>
          <table:table-cell table:formula="of:=([.C61]+[.C60]/2+[.C62]/2)/2" office:value-type="float" office:value="52716" calcext:value-type="float">
            <text:p>52716</text:p>
          </table:table-cell>
          <table:table-cell table:formula="of:=([.D61]+[.D60]/2+[.D62]/2)/2" office:value-type="float" office:value="125136" calcext:value-type="float">
            <text:p>125136</text:p>
          </table:table-cell>
          <table:table-cell table:formula="of:=([.E61]+[.E60]/2+[.E62]/2)/2" office:value-type="float" office:value="205392" calcext:value-type="float">
            <text:p>205392</text:p>
          </table:table-cell>
          <table:table-cell table:formula="of:=([.F61]+[.F60]/2+[.F62]/2)/2" office:value-type="float" office:value="139572" calcext:value-type="float">
            <text:p>139572</text:p>
          </table:table-cell>
          <table:table-cell table:formula="of:=([.I61]-[.G61])/1024" office:value-type="float" office:value="149.09765625" calcext:value-type="float">
            <text:p>149.09765625</text:p>
          </table:table-cell>
          <table:table-cell table:formula="of:=([.J61]-[.H61])/1024" office:value-type="float" office:value="14.09765625" calcext:value-type="float">
            <text:p>14.09765625</text:p>
          </table:table-cell>
        </table:table-row>
        <table:table-row table:style-name="ro1">
          <table:table-cell/>
          <table:table-cell table:formula="of:=[.B61]+1" office:value-type="float" office:value="60" calcext:value-type="float">
            <text:p>60</text:p>
          </table:table-cell>
          <table:table-cell office:value-type="float" office:value="52716" calcext:value-type="float">
            <text:p>52716</text:p>
          </table:table-cell>
          <table:table-cell office:value-type="float" office:value="125136" calcext:value-type="float">
            <text:p>125136</text:p>
          </table:table-cell>
          <table:table-cell office:value-type="float" office:value="205392" calcext:value-type="float">
            <text:p>205392</text:p>
          </table:table-cell>
          <table:table-cell office:value-type="float" office:value="139572" calcext:value-type="float">
            <text:p>139572</text:p>
          </table:table-cell>
          <table:table-cell table:formula="of:=([.C62]+[.C61]/2+[.C63]/2)/2" office:value-type="float" office:value="52610.5" calcext:value-type="float">
            <text:p>52610.5</text:p>
          </table:table-cell>
          <table:table-cell table:formula="of:=([.D62]+[.D61]/2+[.D63]/2)/2" office:value-type="float" office:value="125136" calcext:value-type="float">
            <text:p>125136</text:p>
          </table:table-cell>
          <table:table-cell table:formula="of:=([.E62]+[.E61]/2+[.E63]/2)/2" office:value-type="float" office:value="205392" calcext:value-type="float">
            <text:p>205392</text:p>
          </table:table-cell>
          <table:table-cell table:formula="of:=([.F62]+[.F61]/2+[.F63]/2)/2" office:value-type="float" office:value="139572" calcext:value-type="float">
            <text:p>139572</text:p>
          </table:table-cell>
          <table:table-cell table:formula="of:=([.I62]-[.G62])/1024" office:value-type="float" office:value="149.20068359375" calcext:value-type="float">
            <text:p>149.2006835938</text:p>
          </table:table-cell>
          <table:table-cell table:formula="of:=([.J62]-[.H62])/1024" office:value-type="float" office:value="14.09765625" calcext:value-type="float">
            <text:p>14.09765625</text:p>
          </table:table-cell>
        </table:table-row>
        <table:table-row table:style-name="ro1">
          <table:table-cell/>
          <table:table-cell table:formula="of:=[.B62]+1" office:value-type="float" office:value="61" calcext:value-type="float">
            <text:p>61</text:p>
          </table:table-cell>
          <table:table-cell office:value-type="float" office:value="52294" calcext:value-type="float">
            <text:p>52294</text:p>
          </table:table-cell>
          <table:table-cell office:value-type="float" office:value="125136" calcext:value-type="float">
            <text:p>125136</text:p>
          </table:table-cell>
          <table:table-cell office:value-type="float" office:value="205392" calcext:value-type="float">
            <text:p>205392</text:p>
          </table:table-cell>
          <table:table-cell office:value-type="float" office:value="139572" calcext:value-type="float">
            <text:p>139572</text:p>
          </table:table-cell>
          <table:table-cell table:formula="of:=([.C63]+[.C62]/2+[.C64]/2)/2" office:value-type="float" office:value="52557" calcext:value-type="float">
            <text:p>52557</text:p>
          </table:table-cell>
          <table:table-cell table:formula="of:=([.D63]+[.D62]/2+[.D64]/2)/2" office:value-type="float" office:value="125136" calcext:value-type="float">
            <text:p>125136</text:p>
          </table:table-cell>
          <table:table-cell table:formula="of:=([.E63]+[.E62]/2+[.E64]/2)/2" office:value-type="float" office:value="205392" calcext:value-type="float">
            <text:p>205392</text:p>
          </table:table-cell>
          <table:table-cell table:formula="of:=([.F63]+[.F62]/2+[.F64]/2)/2" office:value-type="float" office:value="139572" calcext:value-type="float">
            <text:p>139572</text:p>
          </table:table-cell>
          <table:table-cell table:formula="of:=([.I63]-[.G63])/1024" office:value-type="float" office:value="149.2529296875" calcext:value-type="float">
            <text:p>149.2529296875</text:p>
          </table:table-cell>
          <table:table-cell table:formula="of:=([.J63]-[.H63])/1024" office:value-type="float" office:value="14.09765625" calcext:value-type="float">
            <text:p>14.09765625</text:p>
          </table:table-cell>
        </table:table-row>
        <table:table-row table:style-name="ro1">
          <table:table-cell/>
          <table:table-cell table:formula="of:=[.B63]+1" office:value-type="float" office:value="62" calcext:value-type="float">
            <text:p>62</text:p>
          </table:table-cell>
          <table:table-cell office:value-type="float" office:value="52924" calcext:value-type="float">
            <text:p>52924</text:p>
          </table:table-cell>
          <table:table-cell office:value-type="float" office:value="125136" calcext:value-type="float">
            <text:p>125136</text:p>
          </table:table-cell>
          <table:table-cell office:value-type="float" office:value="205392" calcext:value-type="float">
            <text:p>205392</text:p>
          </table:table-cell>
          <table:table-cell office:value-type="float" office:value="139572" calcext:value-type="float">
            <text:p>139572</text:p>
          </table:table-cell>
          <table:table-cell table:formula="of:=([.C64]+[.C63]/2+[.C65]/2)/2" office:value-type="float" office:value="52766.5" calcext:value-type="float">
            <text:p>52766.5</text:p>
          </table:table-cell>
          <table:table-cell table:formula="of:=([.D64]+[.D63]/2+[.D65]/2)/2" office:value-type="float" office:value="125136" calcext:value-type="float">
            <text:p>125136</text:p>
          </table:table-cell>
          <table:table-cell table:formula="of:=([.E64]+[.E63]/2+[.E65]/2)/2" office:value-type="float" office:value="205392" calcext:value-type="float">
            <text:p>205392</text:p>
          </table:table-cell>
          <table:table-cell table:formula="of:=([.F64]+[.F63]/2+[.F65]/2)/2" office:value-type="float" office:value="139572" calcext:value-type="float">
            <text:p>139572</text:p>
          </table:table-cell>
          <table:table-cell table:formula="of:=([.I64]-[.G64])/1024" office:value-type="float" office:value="149.04833984375" calcext:value-type="float">
            <text:p>149.0483398438</text:p>
          </table:table-cell>
          <table:table-cell table:formula="of:=([.J64]-[.H64])/1024" office:value-type="float" office:value="14.09765625" calcext:value-type="float">
            <text:p>14.09765625</text:p>
          </table:table-cell>
        </table:table-row>
        <table:table-row table:style-name="ro1">
          <table:table-cell/>
          <table:table-cell table:formula="of:=[.B64]+1" office:value-type="float" office:value="63" calcext:value-type="float">
            <text:p>63</text:p>
          </table:table-cell>
          <table:table-cell office:value-type="float" office:value="52924" calcext:value-type="float">
            <text:p>52924</text:p>
          </table:table-cell>
          <table:table-cell office:value-type="float" office:value="125136" calcext:value-type="float">
            <text:p>125136</text:p>
          </table:table-cell>
          <table:table-cell office:value-type="float" office:value="205392" calcext:value-type="float">
            <text:p>205392</text:p>
          </table:table-cell>
          <table:table-cell office:value-type="float" office:value="139572" calcext:value-type="float">
            <text:p>139572</text:p>
          </table:table-cell>
          <table:table-cell table:formula="of:=([.C65]+[.C64]/2+[.C66]/2)/2" office:value-type="float" office:value="52924" calcext:value-type="float">
            <text:p>52924</text:p>
          </table:table-cell>
          <table:table-cell table:formula="of:=([.D65]+[.D64]/2+[.D66]/2)/2" office:value-type="float" office:value="125136" calcext:value-type="float">
            <text:p>125136</text:p>
          </table:table-cell>
          <table:table-cell table:formula="of:=([.E65]+[.E64]/2+[.E66]/2)/2" office:value-type="float" office:value="205392" calcext:value-type="float">
            <text:p>205392</text:p>
          </table:table-cell>
          <table:table-cell table:formula="of:=([.F65]+[.F64]/2+[.F66]/2)/2" office:value-type="float" office:value="139572" calcext:value-type="float">
            <text:p>139572</text:p>
          </table:table-cell>
          <table:table-cell table:formula="of:=([.I65]-[.G65])/1024" office:value-type="float" office:value="148.89453125" calcext:value-type="float">
            <text:p>148.89453125</text:p>
          </table:table-cell>
          <table:table-cell table:formula="of:=([.J65]-[.H65])/1024" office:value-type="float" office:value="14.09765625" calcext:value-type="float">
            <text:p>14.09765625</text:p>
          </table:table-cell>
        </table:table-row>
        <table:table-row table:style-name="ro1">
          <table:table-cell/>
          <table:table-cell table:formula="of:=[.B65]+1" office:value-type="float" office:value="64" calcext:value-type="float">
            <text:p>64</text:p>
          </table:table-cell>
          <table:table-cell office:value-type="float" office:value="52924" calcext:value-type="float">
            <text:p>52924</text:p>
          </table:table-cell>
          <table:table-cell office:value-type="float" office:value="125136" calcext:value-type="float">
            <text:p>125136</text:p>
          </table:table-cell>
          <table:table-cell office:value-type="float" office:value="205392" calcext:value-type="float">
            <text:p>205392</text:p>
          </table:table-cell>
          <table:table-cell office:value-type="float" office:value="139572" calcext:value-type="float">
            <text:p>139572</text:p>
          </table:table-cell>
          <table:table-cell table:formula="of:=([.C66]+[.C65]/2+[.C67]/2)/2" office:value-type="float" office:value="52924" calcext:value-type="float">
            <text:p>52924</text:p>
          </table:table-cell>
          <table:table-cell table:formula="of:=([.D66]+[.D65]/2+[.D67]/2)/2" office:value-type="float" office:value="125136" calcext:value-type="float">
            <text:p>125136</text:p>
          </table:table-cell>
          <table:table-cell table:formula="of:=([.E66]+[.E65]/2+[.E67]/2)/2" office:value-type="float" office:value="205392" calcext:value-type="float">
            <text:p>205392</text:p>
          </table:table-cell>
          <table:table-cell table:formula="of:=([.F66]+[.F65]/2+[.F67]/2)/2" office:value-type="float" office:value="139572" calcext:value-type="float">
            <text:p>139572</text:p>
          </table:table-cell>
          <table:table-cell table:formula="of:=([.I66]-[.G66])/1024" office:value-type="float" office:value="148.89453125" calcext:value-type="float">
            <text:p>148.89453125</text:p>
          </table:table-cell>
          <table:table-cell table:formula="of:=([.J66]-[.H66])/1024" office:value-type="float" office:value="14.09765625" calcext:value-type="float">
            <text:p>14.09765625</text:p>
          </table:table-cell>
        </table:table-row>
        <table:table-row table:style-name="ro1">
          <table:table-cell/>
          <table:table-cell table:formula="of:=[.B66]+1" office:value-type="float" office:value="65" calcext:value-type="float">
            <text:p>65</text:p>
          </table:table-cell>
          <table:table-cell office:value-type="float" office:value="52924" calcext:value-type="float">
            <text:p>52924</text:p>
          </table:table-cell>
          <table:table-cell office:value-type="float" office:value="125136" calcext:value-type="float">
            <text:p>125136</text:p>
          </table:table-cell>
          <table:table-cell office:value-type="float" office:value="205392" calcext:value-type="float">
            <text:p>205392</text:p>
          </table:table-cell>
          <table:table-cell office:value-type="float" office:value="139572" calcext:value-type="float">
            <text:p>139572</text:p>
          </table:table-cell>
          <table:table-cell table:formula="of:=([.C67]+[.C66]/2+[.C68]/2)/2" office:value-type="float" office:value="50680" calcext:value-type="float">
            <text:p>50680</text:p>
          </table:table-cell>
          <table:table-cell table:formula="of:=([.D67]+[.D66]/2+[.D68]/2)/2" office:value-type="float" office:value="125136" calcext:value-type="float">
            <text:p>125136</text:p>
          </table:table-cell>
          <table:table-cell table:formula="of:=([.E67]+[.E66]/2+[.E68]/2)/2" office:value-type="float" office:value="205392" calcext:value-type="float">
            <text:p>205392</text:p>
          </table:table-cell>
          <table:table-cell table:formula="of:=([.F67]+[.F66]/2+[.F68]/2)/2" office:value-type="float" office:value="139572" calcext:value-type="float">
            <text:p>139572</text:p>
          </table:table-cell>
          <table:table-cell table:formula="of:=([.I67]-[.G67])/1024" office:value-type="float" office:value="151.0859375" calcext:value-type="float">
            <text:p>151.0859375</text:p>
          </table:table-cell>
          <table:table-cell table:formula="of:=([.J67]-[.H67])/1024" office:value-type="float" office:value="14.09765625" calcext:value-type="float">
            <text:p>14.09765625</text:p>
          </table:table-cell>
        </table:table-row>
        <table:table-row table:style-name="ro1">
          <table:table-cell/>
          <table:table-cell table:formula="of:=[.B67]+1" office:value-type="float" office:value="66" calcext:value-type="float">
            <text:p>66</text:p>
          </table:table-cell>
          <table:table-cell office:value-type="float" office:value="43948" calcext:value-type="float">
            <text:p>43948</text:p>
          </table:table-cell>
          <table:table-cell office:value-type="float" office:value="125136" calcext:value-type="float">
            <text:p>125136</text:p>
          </table:table-cell>
          <table:table-cell office:value-type="float" office:value="205392" calcext:value-type="float">
            <text:p>205392</text:p>
          </table:table-cell>
          <table:table-cell office:value-type="float" office:value="139572" calcext:value-type="float">
            <text:p>139572</text:p>
          </table:table-cell>
          <table:table-cell table:formula="of:=([.C68]+[.C67]/2+[.C69]/2)/2" office:value-type="float" office:value="46192" calcext:value-type="float">
            <text:p>46192</text:p>
          </table:table-cell>
          <table:table-cell table:formula="of:=([.D68]+[.D67]/2+[.D69]/2)/2" office:value-type="float" office:value="125136" calcext:value-type="float">
            <text:p>125136</text:p>
          </table:table-cell>
          <table:table-cell table:formula="of:=([.E68]+[.E67]/2+[.E69]/2)/2" office:value-type="float" office:value="205392" calcext:value-type="float">
            <text:p>205392</text:p>
          </table:table-cell>
          <table:table-cell table:formula="of:=([.F68]+[.F67]/2+[.F69]/2)/2" office:value-type="float" office:value="139572" calcext:value-type="float">
            <text:p>139572</text:p>
          </table:table-cell>
          <table:table-cell table:formula="of:=([.I68]-[.G68])/1024" office:value-type="float" office:value="155.46875" calcext:value-type="float">
            <text:p>155.46875</text:p>
          </table:table-cell>
          <table:table-cell table:formula="of:=([.J68]-[.H68])/1024" office:value-type="float" office:value="14.09765625" calcext:value-type="float">
            <text:p>14.09765625</text:p>
          </table:table-cell>
        </table:table-row>
        <table:table-row table:style-name="ro1">
          <table:table-cell/>
          <table:table-cell table:formula="of:=[.B68]+1" office:value-type="float" office:value="67" calcext:value-type="float">
            <text:p>67</text:p>
          </table:table-cell>
          <table:table-cell office:value-type="float" office:value="43948" calcext:value-type="float">
            <text:p>43948</text:p>
          </table:table-cell>
          <table:table-cell office:value-type="float" office:value="125136" calcext:value-type="float">
            <text:p>125136</text:p>
          </table:table-cell>
          <table:table-cell office:value-type="float" office:value="205392" calcext:value-type="float">
            <text:p>205392</text:p>
          </table:table-cell>
          <table:table-cell office:value-type="float" office:value="139572" calcext:value-type="float">
            <text:p>139572</text:p>
          </table:table-cell>
          <table:table-cell table:formula="of:=([.C69]+[.C68]/2+[.C70]/2)/2" office:value-type="float" office:value="43948" calcext:value-type="float">
            <text:p>43948</text:p>
          </table:table-cell>
          <table:table-cell table:formula="of:=([.D69]+[.D68]/2+[.D70]/2)/2" office:value-type="float" office:value="125136" calcext:value-type="float">
            <text:p>125136</text:p>
          </table:table-cell>
          <table:table-cell table:formula="of:=([.E69]+[.E68]/2+[.E70]/2)/2" office:value-type="float" office:value="205392" calcext:value-type="float">
            <text:p>205392</text:p>
          </table:table-cell>
          <table:table-cell table:formula="of:=([.F69]+[.F68]/2+[.F70]/2)/2" office:value-type="float" office:value="139572" calcext:value-type="float">
            <text:p>139572</text:p>
          </table:table-cell>
          <table:table-cell table:formula="of:=([.I69]-[.G69])/1024" office:value-type="float" office:value="157.66015625" calcext:value-type="float">
            <text:p>157.66015625</text:p>
          </table:table-cell>
          <table:table-cell table:formula="of:=([.J69]-[.H69])/1024" office:value-type="float" office:value="14.09765625" calcext:value-type="float">
            <text:p>14.09765625</text:p>
          </table:table-cell>
        </table:table-row>
        <table:table-row table:style-name="ro1">
          <table:table-cell/>
          <table:table-cell table:formula="of:=[.B69]+1" office:value-type="float" office:value="68" calcext:value-type="float">
            <text:p>68</text:p>
          </table:table-cell>
          <table:table-cell office:value-type="float" office:value="43948" calcext:value-type="float">
            <text:p>43948</text:p>
          </table:table-cell>
          <table:table-cell office:value-type="float" office:value="125136" calcext:value-type="float">
            <text:p>125136</text:p>
          </table:table-cell>
          <table:table-cell office:value-type="float" office:value="205392" calcext:value-type="float">
            <text:p>205392</text:p>
          </table:table-cell>
          <table:table-cell office:value-type="float" office:value="139572" calcext:value-type="float">
            <text:p>139572</text:p>
          </table:table-cell>
          <table:table-cell table:formula="of:=([.C70]+[.C69]/2+[.C71]/2)/2" office:value-type="float" office:value="43948" calcext:value-type="float">
            <text:p>43948</text:p>
          </table:table-cell>
          <table:table-cell table:formula="of:=([.D70]+[.D69]/2+[.D71]/2)/2" office:value-type="float" office:value="125136" calcext:value-type="float">
            <text:p>125136</text:p>
          </table:table-cell>
          <table:table-cell table:formula="of:=([.E70]+[.E69]/2+[.E71]/2)/2" office:value-type="float" office:value="205392" calcext:value-type="float">
            <text:p>205392</text:p>
          </table:table-cell>
          <table:table-cell table:formula="of:=([.F70]+[.F69]/2+[.F71]/2)/2" office:value-type="float" office:value="139572" calcext:value-type="float">
            <text:p>139572</text:p>
          </table:table-cell>
          <table:table-cell table:formula="of:=([.I70]-[.G70])/1024" office:value-type="float" office:value="157.66015625" calcext:value-type="float">
            <text:p>157.66015625</text:p>
          </table:table-cell>
          <table:table-cell table:formula="of:=([.J70]-[.H70])/1024" office:value-type="float" office:value="14.09765625" calcext:value-type="float">
            <text:p>14.09765625</text:p>
          </table:table-cell>
        </table:table-row>
        <table:table-row table:style-name="ro1">
          <table:table-cell/>
          <table:table-cell table:formula="of:=[.B70]+1" office:value-type="float" office:value="69" calcext:value-type="float">
            <text:p>69</text:p>
          </table:table-cell>
          <table:table-cell office:value-type="float" office:value="43948" calcext:value-type="float">
            <text:p>43948</text:p>
          </table:table-cell>
          <table:table-cell office:value-type="float" office:value="125136" calcext:value-type="float">
            <text:p>125136</text:p>
          </table:table-cell>
          <table:table-cell office:value-type="float" office:value="205392" calcext:value-type="float">
            <text:p>205392</text:p>
          </table:table-cell>
          <table:table-cell office:value-type="float" office:value="139572" calcext:value-type="float">
            <text:p>139572</text:p>
          </table:table-cell>
          <table:table-cell table:formula="of:=([.C71]+[.C70]/2+[.C72]/2)/2" office:value-type="float" office:value="43948" calcext:value-type="float">
            <text:p>43948</text:p>
          </table:table-cell>
          <table:table-cell table:formula="of:=([.D71]+[.D70]/2+[.D72]/2)/2" office:value-type="float" office:value="125136" calcext:value-type="float">
            <text:p>125136</text:p>
          </table:table-cell>
          <table:table-cell table:formula="of:=([.E71]+[.E70]/2+[.E72]/2)/2" office:value-type="float" office:value="205392" calcext:value-type="float">
            <text:p>205392</text:p>
          </table:table-cell>
          <table:table-cell table:formula="of:=([.F71]+[.F70]/2+[.F72]/2)/2" office:value-type="float" office:value="139572" calcext:value-type="float">
            <text:p>139572</text:p>
          </table:table-cell>
          <table:table-cell table:formula="of:=([.I71]-[.G71])/1024" office:value-type="float" office:value="157.66015625" calcext:value-type="float">
            <text:p>157.66015625</text:p>
          </table:table-cell>
          <table:table-cell table:formula="of:=([.J71]-[.H71])/1024" office:value-type="float" office:value="14.09765625" calcext:value-type="float">
            <text:p>14.09765625</text:p>
          </table:table-cell>
        </table:table-row>
        <table:table-row table:style-name="ro1">
          <table:table-cell/>
          <table:table-cell table:formula="of:=[.B71]+1" office:value-type="float" office:value="70" calcext:value-type="float">
            <text:p>70</text:p>
          </table:table-cell>
          <table:table-cell office:value-type="float" office:value="43948" calcext:value-type="float">
            <text:p>43948</text:p>
          </table:table-cell>
          <table:table-cell office:value-type="float" office:value="125136" calcext:value-type="float">
            <text:p>125136</text:p>
          </table:table-cell>
          <table:table-cell office:value-type="float" office:value="205392" calcext:value-type="float">
            <text:p>205392</text:p>
          </table:table-cell>
          <table:table-cell office:value-type="float" office:value="139572" calcext:value-type="float">
            <text:p>139572</text:p>
          </table:table-cell>
          <table:table-cell table:formula="of:=([.C72]+[.C71]/2+[.C73]/2)/2" office:value-type="float" office:value="43441" calcext:value-type="float">
            <text:p>43441</text:p>
          </table:table-cell>
          <table:table-cell table:formula="of:=([.D72]+[.D71]/2+[.D73]/2)/2" office:value-type="float" office:value="125136" calcext:value-type="float">
            <text:p>125136</text:p>
          </table:table-cell>
          <table:table-cell table:formula="of:=([.E72]+[.E71]/2+[.E73]/2)/2" office:value-type="float" office:value="205392" calcext:value-type="float">
            <text:p>205392</text:p>
          </table:table-cell>
          <table:table-cell table:formula="of:=([.F72]+[.F71]/2+[.F73]/2)/2" office:value-type="float" office:value="139572" calcext:value-type="float">
            <text:p>139572</text:p>
          </table:table-cell>
          <table:table-cell table:formula="of:=([.I72]-[.G72])/1024" office:value-type="float" office:value="158.1552734375" calcext:value-type="float">
            <text:p>158.1552734375</text:p>
          </table:table-cell>
          <table:table-cell table:formula="of:=([.J72]-[.H72])/1024" office:value-type="float" office:value="14.09765625" calcext:value-type="float">
            <text:p>14.09765625</text:p>
          </table:table-cell>
        </table:table-row>
        <table:table-row table:style-name="ro1">
          <table:table-cell/>
          <table:table-cell table:formula="of:=[.B72]+1" office:value-type="float" office:value="71" calcext:value-type="float">
            <text:p>71</text:p>
          </table:table-cell>
          <table:table-cell office:value-type="float" office:value="41920" calcext:value-type="float">
            <text:p>41920</text:p>
          </table:table-cell>
          <table:table-cell office:value-type="float" office:value="125136" calcext:value-type="float">
            <text:p>125136</text:p>
          </table:table-cell>
          <table:table-cell office:value-type="float" office:value="205392" calcext:value-type="float">
            <text:p>205392</text:p>
          </table:table-cell>
          <table:table-cell office:value-type="float" office:value="139572" calcext:value-type="float">
            <text:p>139572</text:p>
          </table:table-cell>
          <table:table-cell table:formula="of:=([.C73]+[.C72]/2+[.C74]/2)/2" office:value-type="float" office:value="42427" calcext:value-type="float">
            <text:p>42427</text:p>
          </table:table-cell>
          <table:table-cell table:formula="of:=([.D73]+[.D72]/2+[.D74]/2)/2" office:value-type="float" office:value="125136" calcext:value-type="float">
            <text:p>125136</text:p>
          </table:table-cell>
          <table:table-cell table:formula="of:=([.E73]+[.E72]/2+[.E74]/2)/2" office:value-type="float" office:value="205392" calcext:value-type="float">
            <text:p>205392</text:p>
          </table:table-cell>
          <table:table-cell table:formula="of:=([.F73]+[.F72]/2+[.F74]/2)/2" office:value-type="float" office:value="139572" calcext:value-type="float">
            <text:p>139572</text:p>
          </table:table-cell>
          <table:table-cell table:formula="of:=([.I73]-[.G73])/1024" office:value-type="float" office:value="159.1455078125" calcext:value-type="float">
            <text:p>159.1455078125</text:p>
          </table:table-cell>
          <table:table-cell table:formula="of:=([.J73]-[.H73])/1024" office:value-type="float" office:value="14.09765625" calcext:value-type="float">
            <text:p>14.09765625</text:p>
          </table:table-cell>
        </table:table-row>
        <table:table-row table:style-name="ro1">
          <table:table-cell/>
          <table:table-cell table:formula="of:=[.B73]+1" office:value-type="float" office:value="72" calcext:value-type="float">
            <text:p>72</text:p>
          </table:table-cell>
          <table:table-cell office:value-type="float" office:value="41920" calcext:value-type="float">
            <text:p>41920</text:p>
          </table:table-cell>
          <table:table-cell office:value-type="float" office:value="125136" calcext:value-type="float">
            <text:p>125136</text:p>
          </table:table-cell>
          <table:table-cell office:value-type="float" office:value="205392" calcext:value-type="float">
            <text:p>205392</text:p>
          </table:table-cell>
          <table:table-cell office:value-type="float" office:value="139572" calcext:value-type="float">
            <text:p>139572</text:p>
          </table:table-cell>
          <table:table-cell table:formula="of:=([.C74]+[.C73]/2+[.C75]/2)/2" office:value-type="float" office:value="41920" calcext:value-type="float">
            <text:p>41920</text:p>
          </table:table-cell>
          <table:table-cell table:formula="of:=([.D74]+[.D73]/2+[.D75]/2)/2" office:value-type="float" office:value="97125" calcext:value-type="float">
            <text:p>97125</text:p>
          </table:table-cell>
          <table:table-cell table:formula="of:=([.E74]+[.E73]/2+[.E75]/2)/2" office:value-type="float" office:value="205392" calcext:value-type="float">
            <text:p>205392</text:p>
          </table:table-cell>
          <table:table-cell table:formula="of:=([.F74]+[.F73]/2+[.F75]/2)/2" office:value-type="float" office:value="139572" calcext:value-type="float">
            <text:p>139572</text:p>
          </table:table-cell>
          <table:table-cell table:formula="of:=([.I74]-[.G74])/1024" office:value-type="float" office:value="159.640625" calcext:value-type="float">
            <text:p>159.640625</text:p>
          </table:table-cell>
          <table:table-cell table:formula="of:=([.J74]-[.H74])/1024" office:value-type="float" office:value="41.4521484375" calcext:value-type="float">
            <text:p>41.4521484375</text:p>
          </table:table-cell>
        </table:table-row>
        <table:table-row table:style-name="ro1">
          <table:table-cell/>
          <table:table-cell table:formula="of:=[.B74]+1" office:value-type="float" office:value="73" calcext:value-type="float">
            <text:p>73</text:p>
          </table:table-cell>
          <table:table-cell office:value-type="float" office:value="41920" calcext:value-type="float">
            <text:p>41920</text:p>
          </table:table-cell>
          <table:table-cell office:value-type="float" office:value="13092" calcext:value-type="float">
            <text:p>13092</text:p>
          </table:table-cell>
          <table:table-cell office:value-type="float" office:value="205392" calcext:value-type="float">
            <text:p>205392</text:p>
          </table:table-cell>
          <table:table-cell office:value-type="float" office:value="139572" calcext:value-type="float">
            <text:p>139572</text:p>
          </table:table-cell>
          <table:table-cell table:formula="of:=([.C75]+[.C74]/2+[.C76]/2)/2" office:value-type="float" office:value="42136" calcext:value-type="float">
            <text:p>42136</text:p>
          </table:table-cell>
          <table:table-cell table:formula="of:=([.D75]+[.D74]/2+[.D76]/2)/2" office:value-type="float" office:value="46190" calcext:value-type="float">
            <text:p>46190</text:p>
          </table:table-cell>
          <table:table-cell table:formula="of:=([.E75]+[.E74]/2+[.E76]/2)/2" office:value-type="float" office:value="205392" calcext:value-type="float">
            <text:p>205392</text:p>
          </table:table-cell>
          <table:table-cell table:formula="of:=([.F75]+[.F74]/2+[.F76]/2)/2" office:value-type="float" office:value="111294" calcext:value-type="float">
            <text:p>111294</text:p>
          </table:table-cell>
          <table:table-cell table:formula="of:=([.I75]-[.G75])/1024" office:value-type="float" office:value="159.4296875" calcext:value-type="float">
            <text:p>159.4296875</text:p>
          </table:table-cell>
          <table:table-cell table:formula="of:=([.J75]-[.H75])/1024" office:value-type="float" office:value="63.578125" calcext:value-type="float">
            <text:p>63.578125</text:p>
          </table:table-cell>
        </table:table-row>
        <table:table-row table:style-name="ro1">
          <table:table-cell/>
          <table:table-cell table:formula="of:=[.B75]+1" office:value-type="float" office:value="74" calcext:value-type="float">
            <text:p>74</text:p>
          </table:table-cell>
          <table:table-cell office:value-type="float" office:value="42784" calcext:value-type="float">
            <text:p>42784</text:p>
          </table:table-cell>
          <table:table-cell office:value-type="float" office:value="33440" calcext:value-type="float">
            <text:p>33440</text:p>
          </table:table-cell>
          <table:table-cell office:value-type="float" office:value="205392" calcext:value-type="float">
            <text:p>205392</text:p>
          </table:table-cell>
          <table:table-cell office:value-type="float" office:value="26460" calcext:value-type="float">
            <text:p>26460</text:p>
          </table:table-cell>
          <table:table-cell table:formula="of:=([.C76]+[.C75]/2+[.C77]/2)/2" office:value-type="float" office:value="42847" calcext:value-type="float">
            <text:p>42847</text:p>
          </table:table-cell>
          <table:table-cell table:formula="of:=([.D76]+[.D75]/2+[.D77]/2)/2" office:value-type="float" office:value="38072" calcext:value-type="float">
            <text:p>38072</text:p>
          </table:table-cell>
          <table:table-cell table:formula="of:=([.E76]+[.E75]/2+[.E77]/2)/2" office:value-type="float" office:value="205392" calcext:value-type="float">
            <text:p>205392</text:p>
          </table:table-cell>
          <table:table-cell table:formula="of:=([.F76]+[.F75]/2+[.F77]/2)/2" office:value-type="float" office:value="65628" calcext:value-type="float">
            <text:p>65628</text:p>
          </table:table-cell>
          <table:table-cell table:formula="of:=([.I76]-[.G76])/1024" office:value-type="float" office:value="158.7353515625" calcext:value-type="float">
            <text:p>158.7353515625</text:p>
          </table:table-cell>
          <table:table-cell table:formula="of:=([.J76]-[.H76])/1024" office:value-type="float" office:value="26.91015625" calcext:value-type="float">
            <text:p>26.91015625</text:p>
          </table:table-cell>
        </table:table-row>
        <table:table-row table:style-name="ro1">
          <table:table-cell/>
          <table:table-cell table:formula="of:=[.B76]+1" office:value-type="float" office:value="75" calcext:value-type="float">
            <text:p>75</text:p>
          </table:table-cell>
          <table:table-cell office:value-type="float" office:value="43900" calcext:value-type="float">
            <text:p>43900</text:p>
          </table:table-cell>
          <table:table-cell office:value-type="float" office:value="72316" calcext:value-type="float">
            <text:p>72316</text:p>
          </table:table-cell>
          <table:table-cell office:value-type="float" office:value="205392" calcext:value-type="float">
            <text:p>205392</text:p>
          </table:table-cell>
          <table:table-cell office:value-type="float" office:value="70020" calcext:value-type="float">
            <text:p>70020</text:p>
          </table:table-cell>
          <table:table-cell table:formula="of:=([.C77]+[.C76]/2+[.C78]/2)/2" office:value-type="float" office:value="43753" calcext:value-type="float">
            <text:p>43753</text:p>
          </table:table-cell>
          <table:table-cell table:formula="of:=([.D77]+[.D76]/2+[.D78]/2)/2" office:value-type="float" office:value="61672" calcext:value-type="float">
            <text:p>61672</text:p>
          </table:table-cell>
          <table:table-cell table:formula="of:=([.E77]+[.E76]/2+[.E78]/2)/2" office:value-type="float" office:value="205392" calcext:value-type="float">
            <text:p>205392</text:p>
          </table:table-cell>
          <table:table-cell table:formula="of:=([.F77]+[.F76]/2+[.F78]/2)/2" office:value-type="float" office:value="68358" calcext:value-type="float">
            <text:p>68358</text:p>
          </table:table-cell>
          <table:table-cell table:formula="of:=([.I77]-[.G77])/1024" office:value-type="float" office:value="157.8505859375" calcext:value-type="float">
            <text:p>157.8505859375</text:p>
          </table:table-cell>
          <table:table-cell table:formula="of:=([.J77]-[.H77])/1024" office:value-type="float" office:value="6.529296875" calcext:value-type="float">
            <text:p>6.529296875</text:p>
          </table:table-cell>
        </table:table-row>
        <table:table-row table:style-name="ro1">
          <table:table-cell/>
          <table:table-cell table:formula="of:=[.B77]+1" office:value-type="float" office:value="76" calcext:value-type="float">
            <text:p>76</text:p>
          </table:table-cell>
          <table:table-cell office:value-type="float" office:value="44428" calcext:value-type="float">
            <text:p>44428</text:p>
          </table:table-cell>
          <table:table-cell office:value-type="float" office:value="68616" calcext:value-type="float">
            <text:p>68616</text:p>
          </table:table-cell>
          <table:table-cell office:value-type="float" office:value="205392" calcext:value-type="float">
            <text:p>205392</text:p>
          </table:table-cell>
          <table:table-cell office:value-type="float" office:value="106932" calcext:value-type="float">
            <text:p>106932</text:p>
          </table:table-cell>
          <table:table-cell table:formula="of:=([.C78]+[.C77]/2+[.C79]/2)/2" office:value-type="float" office:value="44296" calcext:value-type="float">
            <text:p>44296</text:p>
          </table:table-cell>
          <table:table-cell table:formula="of:=([.D78]+[.D77]/2+[.D79]/2)/2" office:value-type="float" office:value="55755" calcext:value-type="float">
            <text:p>55755</text:p>
          </table:table-cell>
          <table:table-cell table:formula="of:=([.E78]+[.E77]/2+[.E79]/2)/2" office:value-type="float" office:value="205392" calcext:value-type="float">
            <text:p>205392</text:p>
          </table:table-cell>
          <table:table-cell table:formula="of:=([.F78]+[.F77]/2+[.F79]/2)/2" office:value-type="float" office:value="97731" calcext:value-type="float">
            <text:p>97731</text:p>
          </table:table-cell>
          <table:table-cell table:formula="of:=([.I78]-[.G78])/1024" office:value-type="float" office:value="157.3203125" calcext:value-type="float">
            <text:p>157.3203125</text:p>
          </table:table-cell>
          <table:table-cell table:formula="of:=([.J78]-[.H78])/1024" office:value-type="float" office:value="40.9921875" calcext:value-type="float">
            <text:p>40.9921875</text:p>
          </table:table-cell>
        </table:table-row>
        <table:table-row table:style-name="ro1">
          <table:table-cell/>
          <table:table-cell table:formula="of:=[.B78]+1" office:value-type="float" office:value="77" calcext:value-type="float">
            <text:p>77</text:p>
          </table:table-cell>
          <table:table-cell office:value-type="float" office:value="44428" calcext:value-type="float">
            <text:p>44428</text:p>
          </table:table-cell>
          <table:table-cell office:value-type="float" office:value="13472" calcext:value-type="float">
            <text:p>13472</text:p>
          </table:table-cell>
          <table:table-cell office:value-type="float" office:value="205392" calcext:value-type="float">
            <text:p>205392</text:p>
          </table:table-cell>
          <table:table-cell office:value-type="float" office:value="107040" calcext:value-type="float">
            <text:p>107040</text:p>
          </table:table-cell>
          <table:table-cell table:formula="of:=([.C79]+[.C78]/2+[.C80]/2)/2" office:value-type="float" office:value="44626" calcext:value-type="float">
            <text:p>44626</text:p>
          </table:table-cell>
          <table:table-cell table:formula="of:=([.D79]+[.D78]/2+[.D80]/2)/2" office:value-type="float" office:value="31308" calcext:value-type="float">
            <text:p>31308</text:p>
          </table:table-cell>
          <table:table-cell table:formula="of:=([.E79]+[.E78]/2+[.E80]/2)/2" office:value-type="float" office:value="193621" calcext:value-type="float">
            <text:p>193621</text:p>
          </table:table-cell>
          <table:table-cell table:formula="of:=([.F79]+[.F78]/2+[.F80]/2)/2" office:value-type="float" office:value="85349" calcext:value-type="float">
            <text:p>85349</text:p>
          </table:table-cell>
          <table:table-cell table:formula="of:=([.I79]-[.G79])/1024" office:value-type="float" office:value="145.5029296875" calcext:value-type="float">
            <text:p>145.5029296875</text:p>
          </table:table-cell>
          <table:table-cell table:formula="of:=([.J79]-[.H79])/1024" office:value-type="float" office:value="52.7744140625" calcext:value-type="float">
            <text:p>52.7744140625</text:p>
          </table:table-cell>
        </table:table-row>
        <table:table-row table:style-name="ro1">
          <table:table-cell/>
          <table:table-cell table:formula="of:=[.B79]+1" office:value-type="float" office:value="78" calcext:value-type="float">
            <text:p>78</text:p>
          </table:table-cell>
          <table:table-cell office:value-type="float" office:value="45220" calcext:value-type="float">
            <text:p>45220</text:p>
          </table:table-cell>
          <table:table-cell office:value-type="float" office:value="29672" calcext:value-type="float">
            <text:p>29672</text:p>
          </table:table-cell>
          <table:table-cell office:value-type="float" office:value="158308" calcext:value-type="float">
            <text:p>158308</text:p>
          </table:table-cell>
          <table:table-cell office:value-type="float" office:value="20384" calcext:value-type="float">
            <text:p>20384</text:p>
          </table:table-cell>
          <table:table-cell table:formula="of:=([.C80]+[.C79]/2+[.C81]/2)/2" office:value-type="float" office:value="45058" calcext:value-type="float">
            <text:p>45058</text:p>
          </table:table-cell>
          <table:table-cell table:formula="of:=([.D80]+[.D79]/2+[.D81]/2)/2" office:value-type="float" office:value="49674" calcext:value-type="float">
            <text:p>49674</text:p>
          </table:table-cell>
          <table:table-cell table:formula="of:=([.E80]+[.E79]/2+[.E81]/2)/2" office:value-type="float" office:value="170203" calcext:value-type="float">
            <text:p>170203</text:p>
          </table:table-cell>
          <table:table-cell table:formula="of:=([.F80]+[.F79]/2+[.F81]/2)/2" office:value-type="float" office:value="58119" calcext:value-type="float">
            <text:p>58119</text:p>
          </table:table-cell>
          <table:table-cell table:formula="of:=([.I80]-[.G80])/1024" office:value-type="float" office:value="122.2119140625" calcext:value-type="float">
            <text:p>122.2119140625</text:p>
          </table:table-cell>
          <table:table-cell table:formula="of:=([.J80]-[.H80])/1024" office:value-type="float" office:value="8.2470703125" calcext:value-type="float">
            <text:p>8.2470703125</text:p>
          </table:table-cell>
        </table:table-row>
        <table:table-row table:style-name="ro1">
          <table:table-cell/>
          <table:table-cell table:formula="of:=[.B80]+1" office:value-type="float" office:value="79" calcext:value-type="float">
            <text:p>79</text:p>
          </table:table-cell>
          <table:table-cell office:value-type="float" office:value="45364" calcext:value-type="float">
            <text:p>45364</text:p>
          </table:table-cell>
          <table:table-cell office:value-type="float" office:value="125880" calcext:value-type="float">
            <text:p>125880</text:p>
          </table:table-cell>
          <table:table-cell office:value-type="float" office:value="158804" calcext:value-type="float">
            <text:p>158804</text:p>
          </table:table-cell>
          <table:table-cell office:value-type="float" office:value="84668" calcext:value-type="float">
            <text:p>84668</text:p>
          </table:table-cell>
          <table:table-cell table:formula="of:=([.C81]+[.C80]/2+[.C82]/2)/2" office:value-type="float" office:value="45349" calcext:value-type="float">
            <text:p>45349</text:p>
          </table:table-cell>
          <table:table-cell table:formula="of:=([.D81]+[.D80]/2+[.D82]/2)/2" office:value-type="float" office:value="105566" calcext:value-type="float">
            <text:p>105566</text:p>
          </table:table-cell>
          <table:table-cell table:formula="of:=([.E81]+[.E80]/2+[.E82]/2)/2" office:value-type="float" office:value="158680" calcext:value-type="float">
            <text:p>158680</text:p>
          </table:table-cell>
          <table:table-cell table:formula="of:=([.F81]+[.F80]/2+[.F82]/2)/2" office:value-type="float" office:value="89070" calcext:value-type="float">
            <text:p>89070</text:p>
          </table:table-cell>
          <table:table-cell table:formula="of:=([.I81]-[.G81])/1024" office:value-type="float" office:value="110.6748046875" calcext:value-type="float">
            <text:p>110.6748046875</text:p>
          </table:table-cell>
          <table:table-cell table:formula="of:=([.J81]-[.H81])/1024" office:value-type="float" office:value="-16.109375" calcext:value-type="float">
            <text:p>-16.109375</text:p>
          </table:table-cell>
        </table:table-row>
        <table:table-row table:style-name="ro1">
          <table:table-cell/>
          <table:table-cell table:formula="of:=[.B81]+1" office:value-type="float" office:value="80" calcext:value-type="float">
            <text:p>80</text:p>
          </table:table-cell>
          <table:table-cell office:value-type="float" office:value="45448" calcext:value-type="float">
            <text:p>45448</text:p>
          </table:table-cell>
          <table:table-cell office:value-type="float" office:value="140832" calcext:value-type="float">
            <text:p>140832</text:p>
          </table:table-cell>
          <table:table-cell office:value-type="float" office:value="158804" calcext:value-type="float">
            <text:p>158804</text:p>
          </table:table-cell>
          <table:table-cell office:value-type="float" office:value="166560" calcext:value-type="float">
            <text:p>166560</text:p>
          </table:table-cell>
          <table:table-cell table:formula="of:=([.C82]+[.C81]/2+[.C83]/2)/2" office:value-type="float" office:value="45427" calcext:value-type="float">
            <text:p>45427</text:p>
          </table:table-cell>
          <table:table-cell table:formula="of:=([.D82]+[.D81]/2+[.D83]/2)/2" office:value-type="float" office:value="137094" calcext:value-type="float">
            <text:p>137094</text:p>
          </table:table-cell>
          <table:table-cell table:formula="of:=([.E82]+[.E81]/2+[.E83]/2)/2" office:value-type="float" office:value="158804" calcext:value-type="float">
            <text:p>158804</text:p>
          </table:table-cell>
          <table:table-cell table:formula="of:=([.F82]+[.F81]/2+[.F83]/2)/2" office:value-type="float" office:value="162991" calcext:value-type="float">
            <text:p>162991</text:p>
          </table:table-cell>
          <table:table-cell table:formula="of:=([.I82]-[.G82])/1024" office:value-type="float" office:value="110.7197265625" calcext:value-type="float">
            <text:p>110.7197265625</text:p>
          </table:table-cell>
          <table:table-cell table:formula="of:=([.J82]-[.H82])/1024" office:value-type="float" office:value="25.2900390625" calcext:value-type="float">
            <text:p>25.2900390625</text:p>
          </table:table-cell>
        </table:table-row>
        <table:table-row table:style-name="ro1">
          <table:table-cell/>
          <table:table-cell table:formula="of:=[.B82]+1" office:value-type="float" office:value="81" calcext:value-type="float">
            <text:p>81</text:p>
          </table:table-cell>
          <table:table-cell office:value-type="float" office:value="45448" calcext:value-type="float">
            <text:p>45448</text:p>
          </table:table-cell>
          <table:table-cell office:value-type="float" office:value="140832" calcext:value-type="float">
            <text:p>140832</text:p>
          </table:table-cell>
          <table:table-cell office:value-type="float" office:value="158804" calcext:value-type="float">
            <text:p>158804</text:p>
          </table:table-cell>
          <table:table-cell office:value-type="float" office:value="234176" calcext:value-type="float">
            <text:p>234176</text:p>
          </table:table-cell>
          <table:table-cell table:formula="of:=([.C83]+[.C82]/2+[.C84]/2)/2" office:value-type="float" office:value="45448" calcext:value-type="float">
            <text:p>45448</text:p>
          </table:table-cell>
          <table:table-cell table:formula="of:=([.D83]+[.D82]/2+[.D84]/2)/2" office:value-type="float" office:value="140832" calcext:value-type="float">
            <text:p>140832</text:p>
          </table:table-cell>
          <table:table-cell table:formula="of:=([.E83]+[.E82]/2+[.E84]/2)/2" office:value-type="float" office:value="158804" calcext:value-type="float">
            <text:p>158804</text:p>
          </table:table-cell>
          <table:table-cell table:formula="of:=([.F83]+[.F82]/2+[.F84]/2)/2" office:value-type="float" office:value="230133" calcext:value-type="float">
            <text:p>230133</text:p>
          </table:table-cell>
          <table:table-cell table:formula="of:=([.I83]-[.G83])/1024" office:value-type="float" office:value="110.69921875" calcext:value-type="float">
            <text:p>110.69921875</text:p>
          </table:table-cell>
          <table:table-cell table:formula="of:=([.J83]-[.H83])/1024" office:value-type="float" office:value="87.2080078125" calcext:value-type="float">
            <text:p>87.2080078125</text:p>
          </table:table-cell>
        </table:table-row>
        <table:table-row table:style-name="ro1">
          <table:table-cell/>
          <table:table-cell table:formula="of:=[.B83]+1" office:value-type="float" office:value="82" calcext:value-type="float">
            <text:p>82</text:p>
          </table:table-cell>
          <table:table-cell office:value-type="float" office:value="45448" calcext:value-type="float">
            <text:p>45448</text:p>
          </table:table-cell>
          <table:table-cell office:value-type="float" office:value="140832" calcext:value-type="float">
            <text:p>140832</text:p>
          </table:table-cell>
          <table:table-cell office:value-type="float" office:value="158804" calcext:value-type="float">
            <text:p>158804</text:p>
          </table:table-cell>
          <table:table-cell office:value-type="float" office:value="285620" calcext:value-type="float">
            <text:p>285620</text:p>
          </table:table-cell>
          <table:table-cell table:formula="of:=([.C84]+[.C83]/2+[.C85]/2)/2" office:value-type="float" office:value="45448" calcext:value-type="float">
            <text:p>45448</text:p>
          </table:table-cell>
          <table:table-cell table:formula="of:=([.D84]+[.D83]/2+[.D85]/2)/2" office:value-type="float" office:value="140832" calcext:value-type="float">
            <text:p>140832</text:p>
          </table:table-cell>
          <table:table-cell table:formula="of:=([.E84]+[.E83]/2+[.E85]/2)/2" office:value-type="float" office:value="158804" calcext:value-type="float">
            <text:p>158804</text:p>
          </table:table-cell>
          <table:table-cell table:formula="of:=([.F84]+[.F83]/2+[.F85]/2)/2" office:value-type="float" office:value="204674" calcext:value-type="float">
            <text:p>204674</text:p>
          </table:table-cell>
          <table:table-cell table:formula="of:=([.I84]-[.G84])/1024" office:value-type="float" office:value="110.69921875" calcext:value-type="float">
            <text:p>110.69921875</text:p>
          </table:table-cell>
          <table:table-cell table:formula="of:=([.J84]-[.H84])/1024" office:value-type="float" office:value="62.345703125" calcext:value-type="float">
            <text:p>62.345703125</text:p>
          </table:table-cell>
        </table:table-row>
        <table:table-row table:style-name="ro1">
          <table:table-cell/>
          <table:table-cell table:formula="of:=[.B84]+1" office:value-type="float" office:value="83" calcext:value-type="float">
            <text:p>83</text:p>
          </table:table-cell>
          <table:table-cell table:style-name="ce1" office:value-type="float" office:value="45448" calcext:value-type="float">
            <text:p>45448</text:p>
          </table:table-cell>
          <table:table-cell table:style-name="ce1" office:value-type="float" office:value="140832" calcext:value-type="float">
            <text:p>140832</text:p>
          </table:table-cell>
          <table:table-cell office:value-type="float" office:value="158804" calcext:value-type="float">
            <text:p>158804</text:p>
          </table:table-cell>
          <table:table-cell office:value-type="float" office:value="13280" calcext:value-type="float">
            <text:p>13280</text:p>
          </table:table-cell>
          <table:table-cell table:formula="of:=([.C85]+[.C84]/2+[.C86]/2)/2" office:value-type="float" office:value="45452" calcext:value-type="float">
            <text:p>45452</text:p>
          </table:table-cell>
          <table:table-cell table:formula="of:=([.D85]+[.D84]/2+[.D86]/2)/2" office:value-type="float" office:value="111797" calcext:value-type="float">
            <text:p>111797</text:p>
          </table:table-cell>
          <table:table-cell table:formula="of:=([.E85]+[.E84]/2+[.E86]/2)/2" office:value-type="float" office:value="158871" calcext:value-type="float">
            <text:p>158871</text:p>
          </table:table-cell>
          <table:table-cell table:formula="of:=([.F85]+[.F84]/2+[.F86]/2)/2" office:value-type="float" office:value="88640" calcext:value-type="float">
            <text:p>88640</text:p>
          </table:table-cell>
          <table:table-cell table:formula="of:=([.I85]-[.G85])/1024" office:value-type="float" office:value="110.7607421875" calcext:value-type="float">
            <text:p>110.7607421875</text:p>
          </table:table-cell>
          <table:table-cell table:formula="of:=([.J85]-[.H85])/1024" office:value-type="float" office:value="-22.6142578125" calcext:value-type="float">
            <text:p>-22.6142578125</text:p>
          </table:table-cell>
        </table:table-row>
        <table:table-row table:style-name="ro1">
          <table:table-cell/>
          <table:table-cell table:formula="of:=[.B85]+1" office:value-type="float" office:value="84" calcext:value-type="float">
            <text:p>84</text:p>
          </table:table-cell>
          <table:table-cell office:value-type="float" office:value="45464" calcext:value-type="float">
            <text:p>45464</text:p>
          </table:table-cell>
          <table:table-cell office:value-type="float" office:value="24692" calcext:value-type="float">
            <text:p>24692</text:p>
          </table:table-cell>
          <table:table-cell office:value-type="float" office:value="159072" calcext:value-type="float">
            <text:p>159072</text:p>
          </table:table-cell>
          <table:table-cell office:value-type="float" office:value="42380" calcext:value-type="float">
            <text:p>42380</text:p>
          </table:table-cell>
          <table:table-cell table:formula="of:=([.C86]+[.C85]/2+[.C87]/2)/2" office:value-type="float" office:value="45494" calcext:value-type="float">
            <text:p>45494</text:p>
          </table:table-cell>
          <table:table-cell table:formula="of:=([.D86]+[.D85]/2+[.D87]/2)/2" office:value-type="float" office:value="61898" calcext:value-type="float">
            <text:p>61898</text:p>
          </table:table-cell>
          <table:table-cell table:formula="of:=([.E86]+[.E85]/2+[.E87]/2)/2" office:value-type="float" office:value="159005" calcext:value-type="float">
            <text:p>159005</text:p>
          </table:table-cell>
          <table:table-cell table:formula="of:=([.F86]+[.F85]/2+[.F87]/2)/2" office:value-type="float" office:value="44110" calcext:value-type="float">
            <text:p>44110</text:p>
          </table:table-cell>
          <table:table-cell table:formula="of:=([.I86]-[.G86])/1024" office:value-type="float" office:value="110.8505859375" calcext:value-type="float">
            <text:p>110.8505859375</text:p>
          </table:table-cell>
          <table:table-cell table:formula="of:=([.J86]-[.H86])/1024" office:value-type="float" office:value="-17.37109375" calcext:value-type="float">
            <text:p>-17.37109375</text:p>
          </table:table-cell>
        </table:table-row>
        <table:table-row table:style-name="ro1">
          <table:table-cell/>
          <table:table-cell table:formula="of:=[.B86]+1" office:value-type="float" office:value="85" calcext:value-type="float">
            <text:p>85</text:p>
          </table:table-cell>
          <table:table-cell office:value-type="float" office:value="45600" calcext:value-type="float">
            <text:p>45600</text:p>
          </table:table-cell>
          <table:table-cell office:value-type="float" office:value="57376" calcext:value-type="float">
            <text:p>57376</text:p>
          </table:table-cell>
          <table:table-cell office:value-type="float" office:value="159072" calcext:value-type="float">
            <text:p>159072</text:p>
          </table:table-cell>
          <table:table-cell office:value-type="float" office:value="78400" calcext:value-type="float">
            <text:p>78400</text:p>
          </table:table-cell>
          <table:table-cell table:formula="of:=([.C87]+[.C86]/2+[.C88]/2)/2" office:value-type="float" office:value="45597" calcext:value-type="float">
            <text:p>45597</text:p>
          </table:table-cell>
          <table:table-cell table:formula="of:=([.D87]+[.D86]/2+[.D88]/2)/2" office:value-type="float" office:value="56549" calcext:value-type="float">
            <text:p>56549</text:p>
          </table:table-cell>
          <table:table-cell table:formula="of:=([.E87]+[.E86]/2+[.E88]/2)/2" office:value-type="float" office:value="159118" calcext:value-type="float">
            <text:p>159118</text:p>
          </table:table-cell>
          <table:table-cell table:formula="of:=([.F87]+[.F86]/2+[.F88]/2)/2" office:value-type="float" office:value="68361" calcext:value-type="float">
            <text:p>68361</text:p>
          </table:table-cell>
          <table:table-cell table:formula="of:=([.I87]-[.G87])/1024" office:value-type="float" office:value="110.8603515625" calcext:value-type="float">
            <text:p>110.8603515625</text:p>
          </table:table-cell>
          <table:table-cell table:formula="of:=([.J87]-[.H87])/1024" office:value-type="float" office:value="11.53515625" calcext:value-type="float">
            <text:p>11.53515625</text:p>
          </table:table-cell>
        </table:table-row>
        <table:table-row table:style-name="ro1">
          <table:table-cell/>
          <table:table-cell table:formula="of:=[.B87]+1" office:value-type="float" office:value="86" calcext:value-type="float">
            <text:p>86</text:p>
          </table:table-cell>
          <table:table-cell office:value-type="float" office:value="45724" calcext:value-type="float">
            <text:p>45724</text:p>
          </table:table-cell>
          <table:table-cell office:value-type="float" office:value="86752" calcext:value-type="float">
            <text:p>86752</text:p>
          </table:table-cell>
          <table:table-cell office:value-type="float" office:value="159256" calcext:value-type="float">
            <text:p>159256</text:p>
          </table:table-cell>
          <table:table-cell office:value-type="float" office:value="74264" calcext:value-type="float">
            <text:p>74264</text:p>
          </table:table-cell>
          <table:table-cell table:formula="of:=([.C88]+[.C87]/2+[.C89]/2)/2" office:value-type="float" office:value="45693" calcext:value-type="float">
            <text:p>45693</text:p>
          </table:table-cell>
          <table:table-cell table:formula="of:=([.D88]+[.D87]/2+[.D89]/2)/2" office:value-type="float" office:value="75191" calcext:value-type="float">
            <text:p>75191</text:p>
          </table:table-cell>
          <table:table-cell table:formula="of:=([.E88]+[.E87]/2+[.E89]/2)/2" office:value-type="float" office:value="159210" calcext:value-type="float">
            <text:p>159210</text:p>
          </table:table-cell>
          <table:table-cell table:formula="of:=([.F88]+[.F87]/2+[.F89]/2)/2" office:value-type="float" office:value="92622" calcext:value-type="float">
            <text:p>92622</text:p>
          </table:table-cell>
          <table:table-cell table:formula="of:=([.I88]-[.G88])/1024" office:value-type="float" office:value="110.8564453125" calcext:value-type="float">
            <text:p>110.8564453125</text:p>
          </table:table-cell>
          <table:table-cell table:formula="of:=([.J88]-[.H88])/1024" office:value-type="float" office:value="17.0224609375" calcext:value-type="float">
            <text:p>17.0224609375</text:p>
          </table:table-cell>
        </table:table-row>
        <table:table-row table:style-name="ro1">
          <table:table-cell/>
          <table:table-cell table:formula="of:=[.B88]+1" office:value-type="float" office:value="87" calcext:value-type="float">
            <text:p>87</text:p>
          </table:table-cell>
          <table:table-cell office:value-type="float" office:value="45724" calcext:value-type="float">
            <text:p>45724</text:p>
          </table:table-cell>
          <table:table-cell office:value-type="float" office:value="69884" calcext:value-type="float">
            <text:p>69884</text:p>
          </table:table-cell>
          <table:table-cell office:value-type="float" office:value="159256" calcext:value-type="float">
            <text:p>159256</text:p>
          </table:table-cell>
          <table:table-cell office:value-type="float" office:value="143560" calcext:value-type="float">
            <text:p>143560</text:p>
          </table:table-cell>
          <table:table-cell table:formula="of:=([.C89]+[.C88]/2+[.C90]/2)/2" office:value-type="float" office:value="45724" calcext:value-type="float">
            <text:p>45724</text:p>
          </table:table-cell>
          <table:table-cell table:formula="of:=([.D89]+[.D88]/2+[.D90]/2)/2" office:value-type="float" office:value="74191" calcext:value-type="float">
            <text:p>74191</text:p>
          </table:table-cell>
          <table:table-cell table:formula="of:=([.E89]+[.E88]/2+[.E90]/2)/2" office:value-type="float" office:value="159256" calcext:value-type="float">
            <text:p>159256</text:p>
          </table:table-cell>
          <table:table-cell table:formula="of:=([.F89]+[.F88]/2+[.F90]/2)/2" office:value-type="float" office:value="124425" calcext:value-type="float">
            <text:p>124425</text:p>
          </table:table-cell>
          <table:table-cell table:formula="of:=([.I89]-[.G89])/1024" office:value-type="float" office:value="110.87109375" calcext:value-type="float">
            <text:p>110.87109375</text:p>
          </table:table-cell>
          <table:table-cell table:formula="of:=([.J89]-[.H89])/1024" office:value-type="float" office:value="49.056640625" calcext:value-type="float">
            <text:p>49.056640625</text:p>
          </table:table-cell>
        </table:table-row>
        <table:table-row table:style-name="ro1">
          <table:table-cell/>
          <table:table-cell table:formula="of:=[.B89]+1" office:value-type="float" office:value="88" calcext:value-type="float">
            <text:p>88</text:p>
          </table:table-cell>
          <table:table-cell office:value-type="float" office:value="45724" calcext:value-type="float">
            <text:p>45724</text:p>
          </table:table-cell>
          <table:table-cell office:value-type="float" office:value="70244" calcext:value-type="float">
            <text:p>70244</text:p>
          </table:table-cell>
          <table:table-cell office:value-type="float" office:value="159256" calcext:value-type="float">
            <text:p>159256</text:p>
          </table:table-cell>
          <table:table-cell office:value-type="float" office:value="136316" calcext:value-type="float">
            <text:p>136316</text:p>
          </table:table-cell>
          <table:table-cell table:formula="of:=([.C90]+[.C89]/2+[.C91]/2)/2" office:value-type="float" office:value="45724" calcext:value-type="float">
            <text:p>45724</text:p>
          </table:table-cell>
          <table:table-cell table:formula="of:=([.D90]+[.D89]/2+[.D91]/2)/2" office:value-type="float" office:value="55828" calcext:value-type="float">
            <text:p>55828</text:p>
          </table:table-cell>
          <table:table-cell table:formula="of:=([.E90]+[.E89]/2+[.E91]/2)/2" office:value-type="float" office:value="159256" calcext:value-type="float">
            <text:p>159256</text:p>
          </table:table-cell>
          <table:table-cell table:formula="of:=([.F90]+[.F89]/2+[.F91]/2)/2" office:value-type="float" office:value="138150" calcext:value-type="float">
            <text:p>138150</text:p>
          </table:table-cell>
          <table:table-cell table:formula="of:=([.I90]-[.G90])/1024" office:value-type="float" office:value="110.87109375" calcext:value-type="float">
            <text:p>110.87109375</text:p>
          </table:table-cell>
          <table:table-cell table:formula="of:=([.J90]-[.H90])/1024" office:value-type="float" office:value="80.392578125" calcext:value-type="float">
            <text:p>80.392578125</text:p>
          </table:table-cell>
        </table:table-row>
        <table:table-row table:style-name="ro1">
          <table:table-cell/>
          <table:table-cell table:formula="of:=[.B90]+1" office:value-type="float" office:value="89" calcext:value-type="float">
            <text:p>89</text:p>
          </table:table-cell>
          <table:table-cell office:value-type="float" office:value="45724" calcext:value-type="float">
            <text:p>45724</text:p>
          </table:table-cell>
          <table:table-cell office:value-type="float" office:value="12940" calcext:value-type="float">
            <text:p>12940</text:p>
          </table:table-cell>
          <table:table-cell office:value-type="float" office:value="159256" calcext:value-type="float">
            <text:p>159256</text:p>
          </table:table-cell>
          <table:table-cell office:value-type="float" office:value="136408" calcext:value-type="float">
            <text:p>136408</text:p>
          </table:table-cell>
          <table:table-cell table:formula="of:=([.C91]+[.C90]/2+[.C92]/2)/2" office:value-type="float" office:value="45724" calcext:value-type="float">
            <text:p>45724</text:p>
          </table:table-cell>
          <table:table-cell table:formula="of:=([.D91]+[.D90]/2+[.D92]/2)/2" office:value-type="float" office:value="27266" calcext:value-type="float">
            <text:p>27266</text:p>
          </table:table-cell>
          <table:table-cell table:formula="of:=([.E91]+[.E90]/2+[.E92]/2)/2" office:value-type="float" office:value="159256" calcext:value-type="float">
            <text:p>159256</text:p>
          </table:table-cell>
          <table:table-cell table:formula="of:=([.F91]+[.F90]/2+[.F92]/2)/2" office:value-type="float" office:value="105545" calcext:value-type="float">
            <text:p>105545</text:p>
          </table:table-cell>
          <table:table-cell table:formula="of:=([.I91]-[.G91])/1024" office:value-type="float" office:value="110.87109375" calcext:value-type="float">
            <text:p>110.87109375</text:p>
          </table:table-cell>
          <table:table-cell table:formula="of:=([.J91]-[.H91])/1024" office:value-type="float" office:value="76.4443359375" calcext:value-type="float">
            <text:p>76.4443359375</text:p>
          </table:table-cell>
        </table:table-row>
        <table:table-row table:style-name="ro1">
          <table:table-cell/>
          <table:table-cell table:formula="of:=[.B91]+1" office:value-type="float" office:value="90" calcext:value-type="float">
            <text:p>90</text:p>
          </table:table-cell>
          <table:table-cell table:style-name="ce1" office:value-type="float" office:value="45724" calcext:value-type="float">
            <text:p>45724</text:p>
          </table:table-cell>
          <table:table-cell table:style-name="ce1" office:value-type="float" office:value="12940" calcext:value-type="float">
            <text:p>12940</text:p>
          </table:table-cell>
          <table:table-cell office:value-type="float" office:value="159256" calcext:value-type="float">
            <text:p>159256</text:p>
          </table:table-cell>
          <table:table-cell office:value-type="float" office:value="13048" calcext:value-type="float">
            <text:p>13048</text:p>
          </table:table-cell>
          <table:table-cell table:formula="of:=([.C92]+[.C91]/2+[.C93]/2)/2" office:value-type="float" office:value="45744" calcext:value-type="float">
            <text:p>45744</text:p>
          </table:table-cell>
          <table:table-cell table:formula="of:=([.D92]+[.D91]/2+[.D93]/2)/2" office:value-type="float" office:value="16748" calcext:value-type="float">
            <text:p>16748</text:p>
          </table:table-cell>
          <table:table-cell table:formula="of:=([.E92]+[.E91]/2+[.E93]/2)/2" office:value-type="float" office:value="159284" calcext:value-type="float">
            <text:p>159284</text:p>
          </table:table-cell>
          <table:table-cell table:formula="of:=([.F92]+[.F91]/2+[.F93]/2)/2" office:value-type="float" office:value="50419" calcext:value-type="float">
            <text:p>50419</text:p>
          </table:table-cell>
          <table:table-cell table:formula="of:=([.I92]-[.G92])/1024" office:value-type="float" office:value="110.87890625" calcext:value-type="float">
            <text:p>110.87890625</text:p>
          </table:table-cell>
          <table:table-cell table:formula="of:=([.J92]-[.H92])/1024" office:value-type="float" office:value="32.8818359375" calcext:value-type="float">
            <text:p>32.8818359375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table:formula="of:=[.B92]+1" office:value-type="float" office:value="91" calcext:value-type="float">
            <text:p>91</text:p>
          </table:table-cell>
          <table:table-cell office:value-type="float" office:value="45804" calcext:value-type="float">
            <text:p>45804</text:p>
          </table:table-cell>
          <table:table-cell office:value-type="float" office:value="28172" calcext:value-type="float">
            <text:p>28172</text:p>
          </table:table-cell>
          <table:table-cell office:value-type="float" office:value="159368" calcext:value-type="float">
            <text:p>159368</text:p>
          </table:table-cell>
          <table:table-cell office:value-type="float" office:value="39172" calcext:value-type="float">
            <text:p>39172</text:p>
          </table:table-cell>
          <table:table-cell table:formula="of:=([.C93]+[.C92]/2+[.C94]/2)/2" office:value-type="float" office:value="45829" calcext:value-type="float">
            <text:p>45829</text:p>
          </table:table-cell>
          <table:table-cell table:formula="of:=([.D93]+[.D92]/2+[.D94]/2)/2" office:value-type="float" office:value="30004" calcext:value-type="float">
            <text:p>30004</text:p>
          </table:table-cell>
          <table:table-cell table:formula="of:=([.E93]+[.E92]/2+[.E94]/2)/2" office:value-type="float" office:value="159378" calcext:value-type="float">
            <text:p>159378</text:p>
          </table:table-cell>
          <table:table-cell table:formula="of:=([.F93]+[.F92]/2+[.F94]/2)/2" office:value-type="float" office:value="38721" calcext:value-type="float">
            <text:p>38721</text:p>
          </table:table-cell>
          <table:table-cell table:formula="of:=([.I93]-[.G93])/1024" office:value-type="float" office:value="110.8876953125" calcext:value-type="float">
            <text:p>110.8876953125</text:p>
          </table:table-cell>
          <table:table-cell table:formula="of:=([.J93]-[.H93])/1024" office:value-type="float" office:value="8.5126953125" calcext:value-type="float">
            <text:p>8.5126953125</text:p>
          </table:table-cell>
        </table:table-row>
        <table:table-row table:style-name="ro1">
          <table:table-cell/>
          <table:table-cell table:formula="of:=[.B93]+1" office:value-type="float" office:value="92" calcext:value-type="float">
            <text:p>92</text:p>
          </table:table-cell>
          <table:table-cell office:value-type="float" office:value="45984" calcext:value-type="float">
            <text:p>45984</text:p>
          </table:table-cell>
          <table:table-cell office:value-type="float" office:value="50732" calcext:value-type="float">
            <text:p>50732</text:p>
          </table:table-cell>
          <table:table-cell office:value-type="float" office:value="159520" calcext:value-type="float">
            <text:p>159520</text:p>
          </table:table-cell>
          <table:table-cell office:value-type="float" office:value="63492" calcext:value-type="float">
            <text:p>63492</text:p>
          </table:table-cell>
          <table:table-cell table:formula="of:=([.C94]+[.C93]/2+[.C95]/2)/2" office:value-type="float" office:value="45939" calcext:value-type="float">
            <text:p>45939</text:p>
          </table:table-cell>
          <table:table-cell table:formula="of:=([.D94]+[.D93]/2+[.D95]/2)/2" office:value-type="float" office:value="45092" calcext:value-type="float">
            <text:p>45092</text:p>
          </table:table-cell>
          <table:table-cell table:formula="of:=([.E94]+[.E93]/2+[.E95]/2)/2" office:value-type="float" office:value="170443" calcext:value-type="float">
            <text:p>170443</text:p>
          </table:table-cell>
          <table:table-cell table:formula="of:=([.F94]+[.F93]/2+[.F95]/2)/2" office:value-type="float" office:value="57757" calcext:value-type="float">
            <text:p>57757</text:p>
          </table:table-cell>
          <table:table-cell table:formula="of:=([.I94]-[.G94])/1024" office:value-type="float" office:value="121.5859375" calcext:value-type="float">
            <text:p>121.5859375</text:p>
          </table:table-cell>
          <table:table-cell table:formula="of:=([.J94]-[.H94])/1024" office:value-type="float" office:value="12.3681640625" calcext:value-type="float">
            <text:p>12.3681640625</text:p>
          </table:table-cell>
        </table:table-row>
        <table:table-row table:style-name="ro1">
          <table:table-cell/>
          <table:table-cell table:formula="of:=[.B94]+1" office:value-type="float" office:value="93" calcext:value-type="float">
            <text:p>93</text:p>
          </table:table-cell>
          <table:table-cell office:value-type="float" office:value="45984" calcext:value-type="float">
            <text:p>45984</text:p>
          </table:table-cell>
          <table:table-cell office:value-type="float" office:value="50732" calcext:value-type="float">
            <text:p>50732</text:p>
          </table:table-cell>
          <table:table-cell office:value-type="float" office:value="203364" calcext:value-type="float">
            <text:p>203364</text:p>
          </table:table-cell>
          <table:table-cell office:value-type="float" office:value="64872" calcext:value-type="float">
            <text:p>64872</text:p>
          </table:table-cell>
          <table:table-cell table:formula="of:=([.C95]+[.C94]/2+[.C96]/2)/2" office:value-type="float" office:value="45984" calcext:value-type="float">
            <text:p>45984</text:p>
          </table:table-cell>
          <table:table-cell table:formula="of:=([.D95]+[.D94]/2+[.D96]/2)/2" office:value-type="float" office:value="50732" calcext:value-type="float">
            <text:p>50732</text:p>
          </table:table-cell>
          <table:table-cell table:formula="of:=([.E95]+[.E94]/2+[.E96]/2)/2" office:value-type="float" office:value="192403" calcext:value-type="float">
            <text:p>192403</text:p>
          </table:table-cell>
          <table:table-cell table:formula="of:=([.F95]+[.F94]/2+[.F96]/2)/2" office:value-type="float" office:value="64527" calcext:value-type="float">
            <text:p>64527</text:p>
          </table:table-cell>
          <table:table-cell table:formula="of:=([.I95]-[.G95])/1024" office:value-type="float" office:value="142.9873046875" calcext:value-type="float">
            <text:p>142.9873046875</text:p>
          </table:table-cell>
          <table:table-cell table:formula="of:=([.J95]-[.H95])/1024" office:value-type="float" office:value="13.4716796875" calcext:value-type="float">
            <text:p>13.4716796875</text:p>
          </table:table-cell>
        </table:table-row>
        <table:table-row table:style-name="ro1">
          <table:table-cell/>
          <table:table-cell table:formula="of:=[.B95]+1" office:value-type="float" office:value="94" calcext:value-type="float">
            <text:p>94</text:p>
          </table:table-cell>
          <table:table-cell office:value-type="float" office:value="45984" calcext:value-type="float">
            <text:p>45984</text:p>
          </table:table-cell>
          <table:table-cell office:value-type="float" office:value="50732" calcext:value-type="float">
            <text:p>50732</text:p>
          </table:table-cell>
          <table:table-cell office:value-type="float" office:value="203364" calcext:value-type="float">
            <text:p>203364</text:p>
          </table:table-cell>
          <table:table-cell office:value-type="float" office:value="64872" calcext:value-type="float">
            <text:p>64872</text:p>
          </table:table-cell>
          <table:table-cell table:formula="of:=([.C96]+[.C95]/2+[.C97]/2)/2" office:value-type="float" office:value="45984" calcext:value-type="float">
            <text:p>45984</text:p>
          </table:table-cell>
          <table:table-cell table:formula="of:=([.D96]+[.D95]/2+[.D97]/2)/2" office:value-type="float" office:value="41287" calcext:value-type="float">
            <text:p>41287</text:p>
          </table:table-cell>
          <table:table-cell table:formula="of:=([.E96]+[.E95]/2+[.E97]/2)/2" office:value-type="float" office:value="203364" calcext:value-type="float">
            <text:p>203364</text:p>
          </table:table-cell>
          <table:table-cell table:formula="of:=([.F96]+[.F95]/2+[.F97]/2)/2" office:value-type="float" office:value="64872" calcext:value-type="float">
            <text:p>64872</text:p>
          </table:table-cell>
          <table:table-cell table:formula="of:=([.I96]-[.G96])/1024" office:value-type="float" office:value="153.69140625" calcext:value-type="float">
            <text:p>153.69140625</text:p>
          </table:table-cell>
          <table:table-cell table:formula="of:=([.J96]-[.H96])/1024" office:value-type="float" office:value="23.0322265625" calcext:value-type="float">
            <text:p>23.0322265625</text:p>
          </table:table-cell>
        </table:table-row>
        <table:table-row table:style-name="ro1">
          <table:table-cell/>
          <table:table-cell table:formula="of:=[.B96]+1" office:value-type="float" office:value="95" calcext:value-type="float">
            <text:p>95</text:p>
          </table:table-cell>
          <table:table-cell office:value-type="float" office:value="45984" calcext:value-type="float">
            <text:p>45984</text:p>
          </table:table-cell>
          <table:table-cell office:value-type="float" office:value="12952" calcext:value-type="float">
            <text:p>12952</text:p>
          </table:table-cell>
          <table:table-cell office:value-type="float" office:value="203364" calcext:value-type="float">
            <text:p>203364</text:p>
          </table:table-cell>
          <table:table-cell office:value-type="float" office:value="64872" calcext:value-type="float">
            <text:p>64872</text:p>
          </table:table-cell>
          <table:table-cell table:formula="of:=([.C97]+[.C96]/2+[.C98]/2)/2" office:value-type="float" office:value="46373" calcext:value-type="float">
            <text:p>46373</text:p>
          </table:table-cell>
          <table:table-cell table:formula="of:=([.D97]+[.D96]/2+[.D98]/2)/2" office:value-type="float" office:value="24207" calcext:value-type="float">
            <text:p>24207</text:p>
          </table:table-cell>
          <table:table-cell table:formula="of:=([.E97]+[.E96]/2+[.E98]/2)/2" office:value-type="float" office:value="203370" calcext:value-type="float">
            <text:p>203370</text:p>
          </table:table-cell>
          <table:table-cell table:formula="of:=([.F97]+[.F96]/2+[.F98]/2)/2" office:value-type="float" office:value="55838" calcext:value-type="float">
            <text:p>55838</text:p>
          </table:table-cell>
          <table:table-cell table:formula="of:=([.I97]-[.G97])/1024" office:value-type="float" office:value="153.3173828125" calcext:value-type="float">
            <text:p>153.3173828125</text:p>
          </table:table-cell>
          <table:table-cell table:formula="of:=([.J97]-[.H97])/1024" office:value-type="float" office:value="30.8896484375" calcext:value-type="float">
            <text:p>30.8896484375</text:p>
          </table:table-cell>
        </table:table-row>
        <table:table-row table:style-name="ro1">
          <table:table-cell/>
          <table:table-cell table:formula="of:=[.B97]+1" office:value-type="float" office:value="96" calcext:value-type="float">
            <text:p>96</text:p>
          </table:table-cell>
          <table:table-cell office:value-type="float" office:value="47540" calcext:value-type="float">
            <text:p>47540</text:p>
          </table:table-cell>
          <table:table-cell office:value-type="float" office:value="20192" calcext:value-type="float">
            <text:p>20192</text:p>
          </table:table-cell>
          <table:table-cell office:value-type="float" office:value="203388" calcext:value-type="float">
            <text:p>203388</text:p>
          </table:table-cell>
          <table:table-cell office:value-type="float" office:value="28736" calcext:value-type="float">
            <text:p>28736</text:p>
          </table:table-cell>
          <table:table-cell table:formula="of:=([.C98]+[.C97]/2+[.C99]/2)/2" office:value-type="float" office:value="47151" calcext:value-type="float">
            <text:p>47151</text:p>
          </table:table-cell>
          <table:table-cell table:formula="of:=([.D98]+[.D97]/2+[.D99]/2)/2" office:value-type="float" office:value="18382" calcext:value-type="float">
            <text:p>18382</text:p>
          </table:table-cell>
          <table:table-cell table:formula="of:=([.E98]+[.E97]/2+[.E99]/2)/2" office:value-type="float" office:value="203400" calcext:value-type="float">
            <text:p>203400</text:p>
          </table:table-cell>
          <table:table-cell table:formula="of:=([.F98]+[.F97]/2+[.F99]/2)/2" office:value-type="float" office:value="42034" calcext:value-type="float">
            <text:p>42034</text:p>
          </table:table-cell>
          <table:table-cell table:formula="of:=([.I98]-[.G98])/1024" office:value-type="float" office:value="152.5869140625" calcext:value-type="float">
            <text:p>152.5869140625</text:p>
          </table:table-cell>
          <table:table-cell table:formula="of:=([.J98]-[.H98])/1024" office:value-type="float" office:value="23.09765625" calcext:value-type="float">
            <text:p>23.09765625</text:p>
          </table:table-cell>
        </table:table-row>
        <table:table-row table:style-name="ro1">
          <table:table-cell/>
          <table:table-cell table:formula="of:=[.B98]+1" office:value-type="float" office:value="97" calcext:value-type="float">
            <text:p>97</text:p>
          </table:table-cell>
          <table:table-cell office:value-type="float" office:value="47540" calcext:value-type="float">
            <text:p>47540</text:p>
          </table:table-cell>
          <table:table-cell office:value-type="float" office:value="20192" calcext:value-type="float">
            <text:p>20192</text:p>
          </table:table-cell>
          <table:table-cell office:value-type="float" office:value="203460" calcext:value-type="float">
            <text:p>203460</text:p>
          </table:table-cell>
          <table:table-cell office:value-type="float" office:value="45792" calcext:value-type="float">
            <text:p>45792</text:p>
          </table:table-cell>
          <table:table-cell table:formula="of:=([.C99]+[.C98]/2+[.C100]/2)/2" office:value-type="float" office:value="47540" calcext:value-type="float">
            <text:p>47540</text:p>
          </table:table-cell>
          <table:table-cell table:formula="of:=([.D99]+[.D98]/2+[.D100]/2)/2" office:value-type="float" office:value="20192" calcext:value-type="float">
            <text:p>20192</text:p>
          </table:table-cell>
          <table:table-cell table:formula="of:=([.E99]+[.E98]/2+[.E100]/2)/2" office:value-type="float" office:value="203475" calcext:value-type="float">
            <text:p>203475</text:p>
          </table:table-cell>
          <table:table-cell table:formula="of:=([.F99]+[.F98]/2+[.F100]/2)/2" office:value-type="float" office:value="46233" calcext:value-type="float">
            <text:p>46233</text:p>
          </table:table-cell>
          <table:table-cell table:formula="of:=([.I99]-[.G99])/1024" office:value-type="float" office:value="152.2802734375" calcext:value-type="float">
            <text:p>152.2802734375</text:p>
          </table:table-cell>
          <table:table-cell table:formula="of:=([.J99]-[.H99])/1024" office:value-type="float" office:value="25.4306640625" calcext:value-type="float">
            <text:p>25.4306640625</text:p>
          </table:table-cell>
        </table:table-row>
        <table:table-row table:style-name="ro1">
          <table:table-cell/>
          <table:table-cell table:formula="of:=[.B99]+1" office:value-type="float" office:value="98" calcext:value-type="float">
            <text:p>98</text:p>
          </table:table-cell>
          <table:table-cell office:value-type="float" office:value="47540" calcext:value-type="float">
            <text:p>47540</text:p>
          </table:table-cell>
          <table:table-cell office:value-type="float" office:value="20192" calcext:value-type="float">
            <text:p>20192</text:p>
          </table:table-cell>
          <table:table-cell office:value-type="float" office:value="203592" calcext:value-type="float">
            <text:p>203592</text:p>
          </table:table-cell>
          <table:table-cell office:value-type="float" office:value="64612" calcext:value-type="float">
            <text:p>64612</text:p>
          </table:table-cell>
          <table:table-cell table:formula="of:=([.C100]+[.C99]/2+[.C101]/2)/2" office:value-type="float" office:value="47683" calcext:value-type="float">
            <text:p>47683</text:p>
          </table:table-cell>
          <table:table-cell table:formula="of:=([.D100]+[.D99]/2+[.D101]/2)/2" office:value-type="float" office:value="21746" calcext:value-type="float">
            <text:p>21746</text:p>
          </table:table-cell>
          <table:table-cell table:formula="of:=([.E100]+[.E99]/2+[.E101]/2)/2" office:value-type="float" office:value="203559" calcext:value-type="float">
            <text:p>203559</text:p>
          </table:table-cell>
          <table:table-cell table:formula="of:=([.F100]+[.F99]/2+[.F101]/2)/2" office:value-type="float" office:value="60882" calcext:value-type="float">
            <text:p>60882</text:p>
          </table:table-cell>
          <table:table-cell table:formula="of:=([.I100]-[.G100])/1024" office:value-type="float" office:value="152.22265625" calcext:value-type="float">
            <text:p>152.22265625</text:p>
          </table:table-cell>
          <table:table-cell table:formula="of:=([.J100]-[.H100])/1024" office:value-type="float" office:value="38.21875" calcext:value-type="float">
            <text:p>38.21875</text:p>
          </table:table-cell>
        </table:table-row>
        <table:table-row table:style-name="ro1">
          <table:table-cell/>
          <table:table-cell table:formula="of:=[.B100]+1" office:value-type="float" office:value="99" calcext:value-type="float">
            <text:p>99</text:p>
          </table:table-cell>
          <table:table-cell office:value-type="float" office:value="48112" calcext:value-type="float">
            <text:p>48112</text:p>
          </table:table-cell>
          <table:table-cell office:value-type="float" office:value="26408" calcext:value-type="float">
            <text:p>26408</text:p>
          </table:table-cell>
          <table:table-cell office:value-type="float" office:value="203592" calcext:value-type="float">
            <text:p>203592</text:p>
          </table:table-cell>
          <table:table-cell office:value-type="float" office:value="68512" calcext:value-type="float">
            <text:p>68512</text:p>
          </table:table-cell>
          <table:table-cell table:formula="of:=([.C101]+[.C100]/2+[.C102]/2)/2" office:value-type="float" office:value="48493" calcext:value-type="float">
            <text:p>48493</text:p>
          </table:table-cell>
          <table:table-cell table:formula="of:=([.D101]+[.D100]/2+[.D102]/2)/2" office:value-type="float" office:value="29015" calcext:value-type="float">
            <text:p>29015</text:p>
          </table:table-cell>
          <table:table-cell table:formula="of:=([.E101]+[.E100]/2+[.E102]/2)/2" office:value-type="float" office:value="203592" calcext:value-type="float">
            <text:p>203592</text:p>
          </table:table-cell>
          <table:table-cell table:formula="of:=([.F101]+[.F100]/2+[.F102]/2)/2" office:value-type="float" office:value="67592" calcext:value-type="float">
            <text:p>67592</text:p>
          </table:table-cell>
          <table:table-cell table:formula="of:=([.I101]-[.G101])/1024" office:value-type="float" office:value="151.4638671875" calcext:value-type="float">
            <text:p>151.4638671875</text:p>
          </table:table-cell>
          <table:table-cell table:formula="of:=([.J101]-[.H101])/1024" office:value-type="float" office:value="37.6728515625" calcext:value-type="float">
            <text:p>37.6728515625</text:p>
          </table:table-cell>
        </table:table-row>
        <table:table-row table:style-name="ro1">
          <table:table-cell/>
          <table:table-cell table:formula="of:=[.B101]+1" office:value-type="float" office:value="100" calcext:value-type="float">
            <text:p>100</text:p>
          </table:table-cell>
          <table:table-cell office:value-type="float" office:value="50208" calcext:value-type="float">
            <text:p>50208</text:p>
          </table:table-cell>
          <table:table-cell office:value-type="float" office:value="43052" calcext:value-type="float">
            <text:p>43052</text:p>
          </table:table-cell>
          <table:table-cell office:value-type="float" office:value="203592" calcext:value-type="float">
            <text:p>203592</text:p>
          </table:table-cell>
          <table:table-cell office:value-type="float" office:value="68732" calcext:value-type="float">
            <text:p>68732</text:p>
          </table:table-cell>
          <table:table-cell table:formula="of:=([.C102]+[.C101]/2+[.C103]/2)/2" office:value-type="float" office:value="49716" calcext:value-type="float">
            <text:p>49716</text:p>
          </table:table-cell>
          <table:table-cell table:formula="of:=([.D102]+[.D101]/2+[.D103]/2)/2" office:value-type="float" office:value="39981" calcext:value-type="float">
            <text:p>39981</text:p>
          </table:table-cell>
          <table:table-cell table:formula="of:=([.E102]+[.E101]/2+[.E103]/2)/2" office:value-type="float" office:value="203592" calcext:value-type="float">
            <text:p>203592</text:p>
          </table:table-cell>
          <table:table-cell table:formula="of:=([.F102]+[.F101]/2+[.F103]/2)/2" office:value-type="float" office:value="68677" calcext:value-type="float">
            <text:p>68677</text:p>
          </table:table-cell>
          <table:table-cell table:formula="of:=([.I102]-[.G102])/1024" office:value-type="float" office:value="150.26953125" calcext:value-type="float">
            <text:p>150.26953125</text:p>
          </table:table-cell>
          <table:table-cell table:formula="of:=([.J102]-[.H102])/1024" office:value-type="float" office:value="28.0234375" calcext:value-type="float">
            <text:p>28.0234375</text:p>
          </table:table-cell>
        </table:table-row>
        <table:table-row table:style-name="ro1">
          <table:table-cell/>
          <table:table-cell table:formula="of:=[.B102]+1" office:value-type="float" office:value="101" calcext:value-type="float">
            <text:p>101</text:p>
          </table:table-cell>
          <table:table-cell office:value-type="float" office:value="50336" calcext:value-type="float">
            <text:p>50336</text:p>
          </table:table-cell>
          <table:table-cell office:value-type="float" office:value="47412" calcext:value-type="float">
            <text:p>47412</text:p>
          </table:table-cell>
          <table:table-cell office:value-type="float" office:value="203592" calcext:value-type="float">
            <text:p>203592</text:p>
          </table:table-cell>
          <table:table-cell office:value-type="float" office:value="68732" calcext:value-type="float">
            <text:p>68732</text:p>
          </table:table-cell>
          <table:table-cell table:formula="of:=([.C103]+[.C102]/2+[.C104]/2)/2" office:value-type="float" office:value="50304" calcext:value-type="float">
            <text:p>50304</text:p>
          </table:table-cell>
          <table:table-cell table:formula="of:=([.D103]+[.D102]/2+[.D104]/2)/2" office:value-type="float" office:value="46314" calcext:value-type="float">
            <text:p>46314</text:p>
          </table:table-cell>
          <table:table-cell table:formula="of:=([.E103]+[.E102]/2+[.E104]/2)/2" office:value-type="float" office:value="203592" calcext:value-type="float">
            <text:p>203592</text:p>
          </table:table-cell>
          <table:table-cell table:formula="of:=([.F103]+[.F102]/2+[.F104]/2)/2" office:value-type="float" office:value="68732" calcext:value-type="float">
            <text:p>68732</text:p>
          </table:table-cell>
          <table:table-cell table:formula="of:=([.I103]-[.G103])/1024" office:value-type="float" office:value="149.6953125" calcext:value-type="float">
            <text:p>149.6953125</text:p>
          </table:table-cell>
          <table:table-cell table:formula="of:=([.J103]-[.H103])/1024" office:value-type="float" office:value="21.892578125" calcext:value-type="float">
            <text:p>21.892578125</text:p>
          </table:table-cell>
        </table:table-row>
        <table:table-row table:style-name="ro1">
          <table:table-cell/>
          <table:table-cell table:formula="of:=[.B103]+1" office:value-type="float" office:value="102" calcext:value-type="float">
            <text:p>102</text:p>
          </table:table-cell>
          <table:table-cell office:value-type="float" office:value="50336" calcext:value-type="float">
            <text:p>50336</text:p>
          </table:table-cell>
          <table:table-cell office:value-type="float" office:value="47380" calcext:value-type="float">
            <text:p>47380</text:p>
          </table:table-cell>
          <table:table-cell table:style-name="ce1" office:value-type="float" office:value="203592" calcext:value-type="float">
            <text:p>203592</text:p>
          </table:table-cell>
          <table:table-cell table:style-name="ce1" office:value-type="float" office:value="68732" calcext:value-type="float">
            <text:p>68732</text:p>
          </table:table-cell>
          <table:table-cell table:formula="of:=([.C104]+[.C103]/2+[.C105]/2)/2" office:value-type="float" office:value="50336" calcext:value-type="float">
            <text:p>50336</text:p>
          </table:table-cell>
          <table:table-cell table:formula="of:=([.D104]+[.D103]/2+[.D105]/2)/2" office:value-type="float" office:value="47388" calcext:value-type="float">
            <text:p>47388</text:p>
          </table:table-cell>
          <table:table-cell table:formula="of:=([.E104]+[.E103]/2+[.E105]/2)/2" office:value-type="float" office:value="203592" calcext:value-type="float">
            <text:p>203592</text:p>
          </table:table-cell>
          <table:table-cell table:formula="of:=([.F104]+[.F103]/2+[.F105]/2)/2" office:value-type="float" office:value="68732" calcext:value-type="float">
            <text:p>68732</text:p>
          </table:table-cell>
          <table:table-cell table:formula="of:=([.I104]-[.G104])/1024" office:value-type="float" office:value="149.6640625" calcext:value-type="float">
            <text:p>149.6640625</text:p>
          </table:table-cell>
          <table:table-cell table:formula="of:=([.J104]-[.H104])/1024" office:value-type="float" office:value="20.84375" calcext:value-type="float">
            <text:p>20.84375</text:p>
          </table:table-cell>
        </table:table-row>
        <table:table-row table:style-name="ro1">
          <table:table-cell/>
          <table:table-cell table:formula="of:=[.B104]+1" office:value-type="float" office:value="103" calcext:value-type="float">
            <text:p>103</text:p>
          </table:table-cell>
          <table:table-cell office:value-type="float" office:value="50336" calcext:value-type="float">
            <text:p>50336</text:p>
          </table:table-cell>
          <table:table-cell office:value-type="float" office:value="47380" calcext:value-type="float">
            <text:p>47380</text:p>
          </table:table-cell>
          <table:table-cell table:style-name="ce1" office:value-type="float" office:value="203592" calcext:value-type="float">
            <text:p>203592</text:p>
          </table:table-cell>
          <table:table-cell table:style-name="ce1" office:value-type="float" office:value="68732" calcext:value-type="float">
            <text:p>68732</text:p>
          </table:table-cell>
          <table:table-cell table:formula="of:=([.C105]+[.C104]/2+[.C106]/2)/2" office:value-type="float" office:value="50336" calcext:value-type="float">
            <text:p>50336</text:p>
          </table:table-cell>
          <table:table-cell table:formula="of:=([.D105]+[.D104]/2+[.D106]/2)/2" office:value-type="float" office:value="40946" calcext:value-type="float">
            <text:p>40946</text:p>
          </table:table-cell>
          <table:table-cell table:formula="of:=([.E105]+[.E104]/2+[.E106]/2)/2" office:value-type="float" office:value="203619" calcext:value-type="float">
            <text:p>203619</text:p>
          </table:table-cell>
          <table:table-cell table:formula="of:=([.F105]+[.F104]/2+[.F106]/2)/2" office:value-type="float" office:value="61074" calcext:value-type="float">
            <text:p>61074</text:p>
          </table:table-cell>
          <table:table-cell table:formula="of:=([.I105]-[.G105])/1024" office:value-type="float" office:value="149.6904296875" calcext:value-type="float">
            <text:p>149.6904296875</text:p>
          </table:table-cell>
          <table:table-cell table:formula="of:=([.J105]-[.H105])/1024" office:value-type="float" office:value="19.65625" calcext:value-type="float">
            <text:p>19.65625</text:p>
          </table:table-cell>
        </table:table-row>
        <table:table-row table:style-name="ro1">
          <table:table-cell office:value-type="string" calcext:value-type="string">
            <text:p>LA Times</text:p>
          </table:table-cell>
          <table:table-cell table:formula="of:=[.B105]+1" office:value-type="float" office:value="104" calcext:value-type="float">
            <text:p>104</text:p>
          </table:table-cell>
          <table:table-cell office:value-type="float" office:value="50336" calcext:value-type="float">
            <text:p>50336</text:p>
          </table:table-cell>
          <table:table-cell office:value-type="float" office:value="21644" calcext:value-type="float">
            <text:p>21644</text:p>
          </table:table-cell>
          <table:table-cell office:value-type="float" office:value="203700" calcext:value-type="float">
            <text:p>203700</text:p>
          </table:table-cell>
          <table:table-cell office:value-type="float" office:value="38100" calcext:value-type="float">
            <text:p>38100</text:p>
          </table:table-cell>
          <table:table-cell table:formula="of:=([.C106]+[.C105]/2+[.C107]/2)/2" office:value-type="float" office:value="50338" calcext:value-type="float">
            <text:p>50338</text:p>
          </table:table-cell>
          <table:table-cell table:formula="of:=([.D106]+[.D105]/2+[.D107]/2)/2" office:value-type="float" office:value="32436" calcext:value-type="float">
            <text:p>32436</text:p>
          </table:table-cell>
          <table:table-cell table:formula="of:=([.E106]+[.E105]/2+[.E107]/2)/2" office:value-type="float" office:value="203673" calcext:value-type="float">
            <text:p>203673</text:p>
          </table:table-cell>
          <table:table-cell table:formula="of:=([.F106]+[.F105]/2+[.F107]/2)/2" office:value-type="float" office:value="54155" calcext:value-type="float">
            <text:p>54155</text:p>
          </table:table-cell>
          <table:table-cell table:formula="of:=([.I106]-[.G106])/1024" office:value-type="float" office:value="149.7412109375" calcext:value-type="float">
            <text:p>149.7412109375</text:p>
          </table:table-cell>
          <table:table-cell table:formula="of:=([.J106]-[.H106])/1024" office:value-type="float" office:value="21.2099609375" calcext:value-type="float">
            <text:p>21.2099609375</text:p>
          </table:table-cell>
        </table:table-row>
        <table:table-row table:style-name="ro1">
          <table:table-cell/>
          <table:table-cell table:formula="of:=[.B106]+1" office:value-type="float" office:value="105" calcext:value-type="float">
            <text:p>105</text:p>
          </table:table-cell>
          <table:table-cell office:value-type="float" office:value="50344" calcext:value-type="float">
            <text:p>50344</text:p>
          </table:table-cell>
          <table:table-cell office:value-type="float" office:value="39076" calcext:value-type="float">
            <text:p>39076</text:p>
          </table:table-cell>
          <table:table-cell office:value-type="float" office:value="203700" calcext:value-type="float">
            <text:p>203700</text:p>
          </table:table-cell>
          <table:table-cell office:value-type="float" office:value="71688" calcext:value-type="float">
            <text:p>71688</text:p>
          </table:table-cell>
          <table:table-cell table:formula="of:=([.C107]+[.C106]/2+[.C108]/2)/2" office:value-type="float" office:value="50343" calcext:value-type="float">
            <text:p>50343</text:p>
          </table:table-cell>
          <table:table-cell table:formula="of:=([.D107]+[.D106]/2+[.D108]/2)/2" office:value-type="float" office:value="38361" calcext:value-type="float">
            <text:p>38361</text:p>
          </table:table-cell>
          <table:table-cell table:formula="of:=([.E107]+[.E106]/2+[.E108]/2)/2" office:value-type="float" office:value="203700" calcext:value-type="float">
            <text:p>203700</text:p>
          </table:table-cell>
          <table:table-cell table:formula="of:=([.F107]+[.F106]/2+[.F108]/2)/2" office:value-type="float" office:value="63291" calcext:value-type="float">
            <text:p>63291</text:p>
          </table:table-cell>
          <table:table-cell table:formula="of:=([.I107]-[.G107])/1024" office:value-type="float" office:value="149.7626953125" calcext:value-type="float">
            <text:p>149.7626953125</text:p>
          </table:table-cell>
          <table:table-cell table:formula="of:=([.J107]-[.H107])/1024" office:value-type="float" office:value="24.345703125" calcext:value-type="float">
            <text:p>24.345703125</text:p>
          </table:table-cell>
        </table:table-row>
        <table:table-row table:style-name="ro1">
          <table:table-cell/>
          <table:table-cell table:formula="of:=[.B107]+1" office:value-type="float" office:value="106" calcext:value-type="float">
            <text:p>106</text:p>
          </table:table-cell>
          <table:table-cell office:value-type="float" office:value="50348" calcext:value-type="float">
            <text:p>50348</text:p>
          </table:table-cell>
          <table:table-cell office:value-type="float" office:value="53648" calcext:value-type="float">
            <text:p>53648</text:p>
          </table:table-cell>
          <table:table-cell office:value-type="float" office:value="203700" calcext:value-type="float">
            <text:p>203700</text:p>
          </table:table-cell>
          <table:table-cell office:value-type="float" office:value="71688" calcext:value-type="float">
            <text:p>71688</text:p>
          </table:table-cell>
          <table:table-cell table:formula="of:=([.C108]+[.C107]/2+[.C109]/2)/2" office:value-type="float" office:value="50347" calcext:value-type="float">
            <text:p>50347</text:p>
          </table:table-cell>
          <table:table-cell table:formula="of:=([.D108]+[.D107]/2+[.D109]/2)/2" office:value-type="float" office:value="50005" calcext:value-type="float">
            <text:p>50005</text:p>
          </table:table-cell>
          <table:table-cell table:formula="of:=([.E108]+[.E107]/2+[.E109]/2)/2" office:value-type="float" office:value="203700" calcext:value-type="float">
            <text:p>203700</text:p>
          </table:table-cell>
          <table:table-cell table:formula="of:=([.F108]+[.F107]/2+[.F109]/2)/2" office:value-type="float" office:value="71688" calcext:value-type="float">
            <text:p>71688</text:p>
          </table:table-cell>
          <table:table-cell table:formula="of:=([.I108]-[.G108])/1024" office:value-type="float" office:value="149.7587890625" calcext:value-type="float">
            <text:p>149.7587890625</text:p>
          </table:table-cell>
          <table:table-cell table:formula="of:=([.J108]-[.H108])/1024" office:value-type="float" office:value="21.1748046875" calcext:value-type="float">
            <text:p>21.1748046875</text:p>
          </table:table-cell>
        </table:table-row>
        <table:table-row table:style-name="ro1">
          <table:table-cell/>
          <table:table-cell table:formula="of:=[.B108]+1" office:value-type="float" office:value="107" calcext:value-type="float">
            <text:p>107</text:p>
          </table:table-cell>
          <table:table-cell office:value-type="float" office:value="50348" calcext:value-type="float">
            <text:p>50348</text:p>
          </table:table-cell>
          <table:table-cell office:value-type="float" office:value="53648" calcext:value-type="float">
            <text:p>53648</text:p>
          </table:table-cell>
          <table:table-cell office:value-type="float" office:value="203700" calcext:value-type="float">
            <text:p>203700</text:p>
          </table:table-cell>
          <table:table-cell office:value-type="float" office:value="71688" calcext:value-type="float">
            <text:p>71688</text:p>
          </table:table-cell>
          <table:table-cell table:formula="of:=([.C109]+[.C108]/2+[.C110]/2)/2" office:value-type="float" office:value="50348" calcext:value-type="float">
            <text:p>50348</text:p>
          </table:table-cell>
          <table:table-cell table:formula="of:=([.D109]+[.D108]/2+[.D110]/2)/2" office:value-type="float" office:value="53648" calcext:value-type="float">
            <text:p>53648</text:p>
          </table:table-cell>
          <table:table-cell table:formula="of:=([.E109]+[.E108]/2+[.E110]/2)/2" office:value-type="float" office:value="203700" calcext:value-type="float">
            <text:p>203700</text:p>
          </table:table-cell>
          <table:table-cell table:formula="of:=([.F109]+[.F108]/2+[.F110]/2)/2" office:value-type="float" office:value="57020" calcext:value-type="float">
            <text:p>57020</text:p>
          </table:table-cell>
          <table:table-cell table:formula="of:=([.I109]-[.G109])/1024" office:value-type="float" office:value="149.7578125" calcext:value-type="float">
            <text:p>149.7578125</text:p>
          </table:table-cell>
          <table:table-cell table:formula="of:=([.J109]-[.H109])/1024" office:value-type="float" office:value="3.29296875" calcext:value-type="float">
            <text:p>3.29296875</text:p>
          </table:table-cell>
        </table:table-row>
        <table:table-row table:style-name="ro1">
          <table:table-cell/>
          <table:table-cell table:formula="of:=[.B109]+1" office:value-type="float" office:value="108" calcext:value-type="float">
            <text:p>108</text:p>
          </table:table-cell>
          <table:table-cell office:value-type="float" office:value="50348" calcext:value-type="float">
            <text:p>50348</text:p>
          </table:table-cell>
          <table:table-cell office:value-type="float" office:value="53648" calcext:value-type="float">
            <text:p>53648</text:p>
          </table:table-cell>
          <table:table-cell office:value-type="float" office:value="203700" calcext:value-type="float">
            <text:p>203700</text:p>
          </table:table-cell>
          <table:table-cell office:value-type="float" office:value="13016" calcext:value-type="float">
            <text:p>13016</text:p>
          </table:table-cell>
          <table:table-cell table:formula="of:=([.C110]+[.C109]/2+[.C111]/2)/2" office:value-type="float" office:value="50348" calcext:value-type="float">
            <text:p>50348</text:p>
          </table:table-cell>
          <table:table-cell table:formula="of:=([.D110]+[.D109]/2+[.D111]/2)/2" office:value-type="float" office:value="47272" calcext:value-type="float">
            <text:p>47272</text:p>
          </table:table-cell>
          <table:table-cell table:formula="of:=([.E110]+[.E109]/2+[.E111]/2)/2" office:value-type="float" office:value="203728" calcext:value-type="float">
            <text:p>203728</text:p>
          </table:table-cell>
          <table:table-cell table:formula="of:=([.F110]+[.F109]/2+[.F111]/2)/2" office:value-type="float" office:value="41026" calcext:value-type="float">
            <text:p>41026</text:p>
          </table:table-cell>
          <table:table-cell table:formula="of:=([.I110]-[.G110])/1024" office:value-type="float" office:value="149.78515625" calcext:value-type="float">
            <text:p>149.78515625</text:p>
          </table:table-cell>
          <table:table-cell table:formula="of:=([.J110]-[.H110])/1024" office:value-type="float" office:value="-6.099609375" calcext:value-type="float">
            <text:p>-6.099609375</text:p>
          </table:table-cell>
        </table:table-row>
        <table:table-row table:style-name="ro1">
          <table:table-cell/>
          <table:table-cell table:formula="of:=[.B110]+1" office:value-type="float" office:value="109" calcext:value-type="float">
            <text:p>109</text:p>
          </table:table-cell>
          <table:table-cell office:value-type="float" office:value="50348" calcext:value-type="float">
            <text:p>50348</text:p>
          </table:table-cell>
          <table:table-cell office:value-type="float" office:value="28144" calcext:value-type="float">
            <text:p>28144</text:p>
          </table:table-cell>
          <table:table-cell office:value-type="float" office:value="203812" calcext:value-type="float">
            <text:p>203812</text:p>
          </table:table-cell>
          <table:table-cell office:value-type="float" office:value="66384" calcext:value-type="float">
            <text:p>66384</text:p>
          </table:table-cell>
          <table:table-cell table:formula="of:=([.C111]+[.C110]/2+[.C112]/2)/2" office:value-type="float" office:value="50388" calcext:value-type="float">
            <text:p>50388</text:p>
          </table:table-cell>
          <table:table-cell table:formula="of:=([.D111]+[.D110]/2+[.D112]/2)/2" office:value-type="float" office:value="42747" calcext:value-type="float">
            <text:p>42747</text:p>
          </table:table-cell>
          <table:table-cell table:formula="of:=([.E111]+[.E110]/2+[.E112]/2)/2" office:value-type="float" office:value="203849" calcext:value-type="float">
            <text:p>203849</text:p>
          </table:table-cell>
          <table:table-cell table:formula="of:=([.F111]+[.F110]/2+[.F112]/2)/2" office:value-type="float" office:value="56310" calcext:value-type="float">
            <text:p>56310</text:p>
          </table:table-cell>
          <table:table-cell table:formula="of:=([.I111]-[.G111])/1024" office:value-type="float" office:value="149.8642578125" calcext:value-type="float">
            <text:p>149.8642578125</text:p>
          </table:table-cell>
          <table:table-cell table:formula="of:=([.J111]-[.H111])/1024" office:value-type="float" office:value="13.2451171875" calcext:value-type="float">
            <text:p>13.2451171875</text:p>
          </table:table-cell>
        </table:table-row>
        <table:table-row table:style-name="ro1">
          <table:table-cell/>
          <table:table-cell table:formula="of:=[.B111]+1" office:value-type="float" office:value="110" calcext:value-type="float">
            <text:p>110</text:p>
          </table:table-cell>
          <table:table-cell office:value-type="float" office:value="50508" calcext:value-type="float">
            <text:p>50508</text:p>
          </table:table-cell>
          <table:table-cell office:value-type="float" office:value="61052" calcext:value-type="float">
            <text:p>61052</text:p>
          </table:table-cell>
          <table:table-cell office:value-type="float" office:value="204072" calcext:value-type="float">
            <text:p>204072</text:p>
          </table:table-cell>
          <table:table-cell office:value-type="float" office:value="79456" calcext:value-type="float">
            <text:p>79456</text:p>
          </table:table-cell>
          <table:table-cell table:formula="of:=([.C112]+[.C111]/2+[.C113]/2)/2" office:value-type="float" office:value="50479" calcext:value-type="float">
            <text:p>50479</text:p>
          </table:table-cell>
          <table:table-cell table:formula="of:=([.D112]+[.D111]/2+[.D113]/2)/2" office:value-type="float" office:value="57470" calcext:value-type="float">
            <text:p>57470</text:p>
          </table:table-cell>
          <table:table-cell table:formula="of:=([.E112]+[.E111]/2+[.E113]/2)/2" office:value-type="float" office:value="204028" calcext:value-type="float">
            <text:p>204028</text:p>
          </table:table-cell>
          <table:table-cell table:formula="of:=([.F112]+[.F111]/2+[.F113]/2)/2" office:value-type="float" office:value="81518" calcext:value-type="float">
            <text:p>81518</text:p>
          </table:table-cell>
          <table:table-cell table:formula="of:=([.I112]-[.G112])/1024" office:value-type="float" office:value="149.9501953125" calcext:value-type="float">
            <text:p>149.9501953125</text:p>
          </table:table-cell>
          <table:table-cell table:formula="of:=([.J112]-[.H112])/1024" office:value-type="float" office:value="23.484375" calcext:value-type="float">
            <text:p>23.484375</text:p>
          </table:table-cell>
        </table:table-row>
        <table:table-row table:style-name="ro1">
          <table:table-cell/>
          <table:table-cell table:formula="of:=[.B112]+1" office:value-type="float" office:value="111" calcext:value-type="float">
            <text:p>111</text:p>
          </table:table-cell>
          <table:table-cell office:value-type="float" office:value="50552" calcext:value-type="float">
            <text:p>50552</text:p>
          </table:table-cell>
          <table:table-cell office:value-type="float" office:value="79632" calcext:value-type="float">
            <text:p>79632</text:p>
          </table:table-cell>
          <table:table-cell office:value-type="float" office:value="204156" calcext:value-type="float">
            <text:p>204156</text:p>
          </table:table-cell>
          <table:table-cell office:value-type="float" office:value="100776" calcext:value-type="float">
            <text:p>100776</text:p>
          </table:table-cell>
          <table:table-cell table:formula="of:=([.C113]+[.C112]/2+[.C114]/2)/2" office:value-type="float" office:value="50543" calcext:value-type="float">
            <text:p>50543</text:p>
          </table:table-cell>
          <table:table-cell table:formula="of:=([.D113]+[.D112]/2+[.D114]/2)/2" office:value-type="float" office:value="77839" calcext:value-type="float">
            <text:p>77839</text:p>
          </table:table-cell>
          <table:table-cell table:formula="of:=([.E113]+[.E112]/2+[.E114]/2)/2" office:value-type="float" office:value="204135" calcext:value-type="float">
            <text:p>204135</text:p>
          </table:table-cell>
          <table:table-cell table:formula="of:=([.F113]+[.F112]/2+[.F114]/2)/2" office:value-type="float" office:value="95901" calcext:value-type="float">
            <text:p>95901</text:p>
          </table:table-cell>
          <table:table-cell table:formula="of:=([.I113]-[.G113])/1024" office:value-type="float" office:value="149.9921875" calcext:value-type="float">
            <text:p>149.9921875</text:p>
          </table:table-cell>
          <table:table-cell table:formula="of:=([.J113]-[.H113])/1024" office:value-type="float" office:value="17.638671875" calcext:value-type="float">
            <text:p>17.638671875</text:p>
          </table:table-cell>
        </table:table-row>
        <table:table-row table:style-name="ro1">
          <table:table-cell/>
          <table:table-cell table:formula="of:=[.B113]+1" office:value-type="float" office:value="112" calcext:value-type="float">
            <text:p>112</text:p>
          </table:table-cell>
          <table:table-cell office:value-type="float" office:value="50560" calcext:value-type="float">
            <text:p>50560</text:p>
          </table:table-cell>
          <table:table-cell office:value-type="float" office:value="91040" calcext:value-type="float">
            <text:p>91040</text:p>
          </table:table-cell>
          <table:table-cell office:value-type="float" office:value="204156" calcext:value-type="float">
            <text:p>204156</text:p>
          </table:table-cell>
          <table:table-cell office:value-type="float" office:value="102596" calcext:value-type="float">
            <text:p>102596</text:p>
          </table:table-cell>
          <table:table-cell table:formula="of:=([.C114]+[.C113]/2+[.C115]/2)/2" office:value-type="float" office:value="50558" calcext:value-type="float">
            <text:p>50558</text:p>
          </table:table-cell>
          <table:table-cell table:formula="of:=([.D114]+[.D113]/2+[.D115]/2)/2" office:value-type="float" office:value="68803" calcext:value-type="float">
            <text:p>68803</text:p>
          </table:table-cell>
          <table:table-cell table:formula="of:=([.E114]+[.E113]/2+[.E115]/2)/2" office:value-type="float" office:value="204156" calcext:value-type="float">
            <text:p>204156</text:p>
          </table:table-cell>
          <table:table-cell table:formula="of:=([.F114]+[.F113]/2+[.F115]/2)/2" office:value-type="float" office:value="102141" calcext:value-type="float">
            <text:p>102141</text:p>
          </table:table-cell>
          <table:table-cell table:formula="of:=([.I114]-[.G114])/1024" office:value-type="float" office:value="149.998046875" calcext:value-type="float">
            <text:p>149.998046875</text:p>
          </table:table-cell>
          <table:table-cell table:formula="of:=([.J114]-[.H114])/1024" office:value-type="float" office:value="32.556640625" calcext:value-type="float">
            <text:p>32.556640625</text:p>
          </table:table-cell>
        </table:table-row>
        <table:table-row table:style-name="ro1">
          <table:table-cell/>
          <table:table-cell table:formula="of:=[.B114]+1" office:value-type="float" office:value="113" calcext:value-type="float">
            <text:p>113</text:p>
          </table:table-cell>
          <table:table-cell office:value-type="float" office:value="50560" calcext:value-type="float">
            <text:p>50560</text:p>
          </table:table-cell>
          <table:table-cell office:value-type="float" office:value="13500" calcext:value-type="float">
            <text:p>13500</text:p>
          </table:table-cell>
          <table:table-cell table:style-name="ce1" office:value-type="float" office:value="204156" calcext:value-type="float">
            <text:p>204156</text:p>
          </table:table-cell>
          <table:table-cell table:style-name="ce1" office:value-type="float" office:value="102596" calcext:value-type="float">
            <text:p>102596</text:p>
          </table:table-cell>
          <table:table-cell table:formula="of:=([.C115]+[.C114]/2+[.C116]/2)/2" office:value-type="float" office:value="50641" calcext:value-type="float">
            <text:p>50641</text:p>
          </table:table-cell>
          <table:table-cell table:formula="of:=([.D115]+[.D114]/2+[.D116]/2)/2" office:value-type="float" office:value="40774" calcext:value-type="float">
            <text:p>40774</text:p>
          </table:table-cell>
          <table:table-cell table:formula="of:=([.E115]+[.E114]/2+[.E116]/2)/2" office:value-type="float" office:value="204164" calcext:value-type="float">
            <text:p>204164</text:p>
          </table:table-cell>
          <table:table-cell table:formula="of:=([.F115]+[.F114]/2+[.F116]/2)/2" office:value-type="float" office:value="84470" calcext:value-type="float">
            <text:p>84470</text:p>
          </table:table-cell>
          <table:table-cell table:formula="of:=([.I115]-[.G115])/1024" office:value-type="float" office:value="149.9248046875" calcext:value-type="float">
            <text:p>149.9248046875</text:p>
          </table:table-cell>
          <table:table-cell table:formula="of:=([.J115]-[.H115])/1024" office:value-type="float" office:value="42.671875" calcext:value-type="float">
            <text:p>42.671875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table:formula="of:=[.B115]+1" office:value-type="float" office:value="114" calcext:value-type="float">
            <text:p>114</text:p>
          </table:table-cell>
          <table:table-cell office:value-type="float" office:value="50884" calcext:value-type="float">
            <text:p>50884</text:p>
          </table:table-cell>
          <table:table-cell office:value-type="float" office:value="45056" calcext:value-type="float">
            <text:p>45056</text:p>
          </table:table-cell>
          <table:table-cell office:value-type="float" office:value="204188" calcext:value-type="float">
            <text:p>204188</text:p>
          </table:table-cell>
          <table:table-cell office:value-type="float" office:value="30092" calcext:value-type="float">
            <text:p>30092</text:p>
          </table:table-cell>
          <table:table-cell table:formula="of:=([.C116]+[.C115]/2+[.C117]/2)/2" office:value-type="float" office:value="50800" calcext:value-type="float">
            <text:p>50800</text:p>
          </table:table-cell>
          <table:table-cell table:formula="of:=([.D116]+[.D115]/2+[.D117]/2)/2" office:value-type="float" office:value="43075" calcext:value-type="float">
            <text:p>43075</text:p>
          </table:table-cell>
          <table:table-cell table:formula="of:=([.E116]+[.E115]/2+[.E117]/2)/2" office:value-type="float" office:value="204311" calcext:value-type="float">
            <text:p>204311</text:p>
          </table:table-cell>
          <table:table-cell table:formula="of:=([.F116]+[.F115]/2+[.F117]/2)/2" office:value-type="float" office:value="59777" calcext:value-type="float">
            <text:p>59777</text:p>
          </table:table-cell>
          <table:table-cell table:formula="of:=([.I116]-[.G116])/1024" office:value-type="float" office:value="149.9130859375" calcext:value-type="float">
            <text:p>149.9130859375</text:p>
          </table:table-cell>
          <table:table-cell table:formula="of:=([.J116]-[.H116])/1024" office:value-type="float" office:value="16.310546875" calcext:value-type="float">
            <text:p>16.310546875</text:p>
          </table:table-cell>
        </table:table-row>
        <table:table-row table:style-name="ro1">
          <table:table-cell/>
          <table:table-cell table:formula="of:=[.B116]+1" office:value-type="float" office:value="115" calcext:value-type="float">
            <text:p>115</text:p>
          </table:table-cell>
          <table:table-cell office:value-type="float" office:value="50872" calcext:value-type="float">
            <text:p>50872</text:p>
          </table:table-cell>
          <table:table-cell office:value-type="float" office:value="68688" calcext:value-type="float">
            <text:p>68688</text:p>
          </table:table-cell>
          <table:table-cell office:value-type="float" office:value="204712" calcext:value-type="float">
            <text:p>204712</text:p>
          </table:table-cell>
          <table:table-cell office:value-type="float" office:value="76328" calcext:value-type="float">
            <text:p>76328</text:p>
          </table:table-cell>
          <table:table-cell table:formula="of:=([.C117]+[.C116]/2+[.C118]/2)/2" office:value-type="float" office:value="50943" calcext:value-type="float">
            <text:p>50943</text:p>
          </table:table-cell>
          <table:table-cell table:formula="of:=([.D117]+[.D116]/2+[.D118]/2)/2" office:value-type="float" office:value="62886" calcext:value-type="float">
            <text:p>62886</text:p>
          </table:table-cell>
          <table:table-cell table:formula="of:=([.E117]+[.E116]/2+[.E118]/2)/2" office:value-type="float" office:value="204713" calcext:value-type="float">
            <text:p>204713</text:p>
          </table:table-cell>
          <table:table-cell table:formula="of:=([.F117]+[.F116]/2+[.F118]/2)/2" office:value-type="float" office:value="76844" calcext:value-type="float">
            <text:p>76844</text:p>
          </table:table-cell>
          <table:table-cell table:formula="of:=([.I117]-[.G117])/1024" office:value-type="float" office:value="150.166015625" calcext:value-type="float">
            <text:p>150.166015625</text:p>
          </table:table-cell>
          <table:table-cell table:formula="of:=([.J117]-[.H117])/1024" office:value-type="float" office:value="13.630859375" calcext:value-type="float">
            <text:p>13.630859375</text:p>
          </table:table-cell>
        </table:table-row>
        <table:table-row table:style-name="ro1">
          <table:table-cell/>
          <table:table-cell table:formula="of:=[.B117]+1" office:value-type="float" office:value="116" calcext:value-type="float">
            <text:p>116</text:p>
          </table:table-cell>
          <table:table-cell office:value-type="float" office:value="51144" calcext:value-type="float">
            <text:p>51144</text:p>
          </table:table-cell>
          <table:table-cell office:value-type="float" office:value="69112" calcext:value-type="float">
            <text:p>69112</text:p>
          </table:table-cell>
          <table:table-cell office:value-type="float" office:value="205240" calcext:value-type="float">
            <text:p>205240</text:p>
          </table:table-cell>
          <table:table-cell office:value-type="float" office:value="124628" calcext:value-type="float">
            <text:p>124628</text:p>
          </table:table-cell>
          <table:table-cell table:formula="of:=([.C118]+[.C117]/2+[.C119]/2)/2" office:value-type="float" office:value="51076" calcext:value-type="float">
            <text:p>51076</text:p>
          </table:table-cell>
          <table:table-cell table:formula="of:=([.D118]+[.D117]/2+[.D119]/2)/2" office:value-type="float" office:value="69366" calcext:value-type="float">
            <text:p>69366</text:p>
          </table:table-cell>
          <table:table-cell table:formula="of:=([.E118]+[.E117]/2+[.E119]/2)/2" office:value-type="float" office:value="205108" calcext:value-type="float">
            <text:p>205108</text:p>
          </table:table-cell>
          <table:table-cell table:formula="of:=([.F118]+[.F117]/2+[.F119]/2)/2" office:value-type="float" office:value="116493" calcext:value-type="float">
            <text:p>116493</text:p>
          </table:table-cell>
          <table:table-cell table:formula="of:=([.I118]-[.G118])/1024" office:value-type="float" office:value="150.421875" calcext:value-type="float">
            <text:p>150.421875</text:p>
          </table:table-cell>
          <table:table-cell table:formula="of:=([.J118]-[.H118])/1024" office:value-type="float" office:value="46.0224609375" calcext:value-type="float">
            <text:p>46.0224609375</text:p>
          </table:table-cell>
        </table:table-row>
        <table:table-row table:style-name="ro1">
          <table:table-cell/>
          <table:table-cell table:formula="of:=[.B118]+1" office:value-type="float" office:value="117" calcext:value-type="float">
            <text:p>117</text:p>
          </table:table-cell>
          <table:table-cell office:value-type="float" office:value="51144" calcext:value-type="float">
            <text:p>51144</text:p>
          </table:table-cell>
          <table:table-cell office:value-type="float" office:value="70552" calcext:value-type="float">
            <text:p>70552</text:p>
          </table:table-cell>
          <table:table-cell office:value-type="float" office:value="205240" calcext:value-type="float">
            <text:p>205240</text:p>
          </table:table-cell>
          <table:table-cell office:value-type="float" office:value="140388" calcext:value-type="float">
            <text:p>140388</text:p>
          </table:table-cell>
          <table:table-cell table:formula="of:=([.C119]+[.C118]/2+[.C120]/2)/2" office:value-type="float" office:value="51144" calcext:value-type="float">
            <text:p>51144</text:p>
          </table:table-cell>
          <table:table-cell table:formula="of:=([.D119]+[.D118]/2+[.D120]/2)/2" office:value-type="float" office:value="55810" calcext:value-type="float">
            <text:p>55810</text:p>
          </table:table-cell>
          <table:table-cell table:formula="of:=([.E119]+[.E118]/2+[.E120]/2)/2" office:value-type="float" office:value="208930" calcext:value-type="float">
            <text:p>208930</text:p>
          </table:table-cell>
          <table:table-cell table:formula="of:=([.F119]+[.F118]/2+[.F120]/2)/2" office:value-type="float" office:value="138177" calcext:value-type="float">
            <text:p>138177</text:p>
          </table:table-cell>
          <table:table-cell table:formula="of:=([.I119]-[.G119])/1024" office:value-type="float" office:value="154.087890625" calcext:value-type="float">
            <text:p>154.087890625</text:p>
          </table:table-cell>
          <table:table-cell table:formula="of:=([.J119]-[.H119])/1024" office:value-type="float" office:value="80.4365234375" calcext:value-type="float">
            <text:p>80.4365234375</text:p>
          </table:table-cell>
        </table:table-row>
        <table:table-row table:style-name="ro1">
          <table:table-cell/>
          <table:table-cell table:formula="of:=[.B119]+1" office:value-type="float" office:value="118" calcext:value-type="float">
            <text:p>118</text:p>
          </table:table-cell>
          <table:table-cell office:value-type="float" office:value="51144" calcext:value-type="float">
            <text:p>51144</text:p>
          </table:table-cell>
          <table:table-cell office:value-type="float" office:value="13024" calcext:value-type="float">
            <text:p>13024</text:p>
          </table:table-cell>
          <table:table-cell office:value-type="float" office:value="220000" calcext:value-type="float">
            <text:p>220000</text:p>
          </table:table-cell>
          <table:table-cell office:value-type="float" office:value="147304" calcext:value-type="float">
            <text:p>147304</text:p>
          </table:table-cell>
          <table:table-cell table:formula="of:=([.C120]+[.C119]/2+[.C121]/2)/2" office:value-type="float" office:value="51144" calcext:value-type="float">
            <text:p>51144</text:p>
          </table:table-cell>
          <table:table-cell table:formula="of:=([.D120]+[.D119]/2+[.D121]/2)/2" office:value-type="float" office:value="27406" calcext:value-type="float">
            <text:p>27406</text:p>
          </table:table-cell>
          <table:table-cell table:formula="of:=([.E120]+[.E119]/2+[.E121]/2)/2" office:value-type="float" office:value="216310" calcext:value-type="float">
            <text:p>216310</text:p>
          </table:table-cell>
          <table:table-cell table:formula="of:=([.F120]+[.F119]/2+[.F121]/2)/2" office:value-type="float" office:value="145572" calcext:value-type="float">
            <text:p>145572</text:p>
          </table:table-cell>
          <table:table-cell table:formula="of:=([.I120]-[.G120])/1024" office:value-type="float" office:value="161.294921875" calcext:value-type="float">
            <text:p>161.294921875</text:p>
          </table:table-cell>
          <table:table-cell table:formula="of:=([.J120]-[.H120])/1024" office:value-type="float" office:value="115.396484375" calcext:value-type="float">
            <text:p>115.396484375</text:p>
          </table:table-cell>
        </table:table-row>
        <table:table-row table:style-name="ro1">
          <table:table-cell/>
          <table:table-cell table:formula="of:=[.B120]+1" office:value-type="float" office:value="119" calcext:value-type="float">
            <text:p>119</text:p>
          </table:table-cell>
          <table:table-cell table:style-name="ce1" office:value-type="float" office:value="51144" calcext:value-type="float">
            <text:p>51144</text:p>
          </table:table-cell>
          <table:table-cell table:style-name="ce1" office:value-type="float" office:value="13024" calcext:value-type="float">
            <text:p>13024</text:p>
          </table:table-cell>
          <table:table-cell office:value-type="float" office:value="220000" calcext:value-type="float">
            <text:p>220000</text:p>
          </table:table-cell>
          <table:table-cell office:value-type="float" office:value="147292" calcext:value-type="float">
            <text:p>147292</text:p>
          </table:table-cell>
          <table:table-cell table:formula="of:=([.C121]+[.C120]/2+[.C122]/2)/2" office:value-type="float" office:value="51176" calcext:value-type="float">
            <text:p>51176</text:p>
          </table:table-cell>
          <table:table-cell table:formula="of:=([.D121]+[.D120]/2+[.D122]/2)/2" office:value-type="float" office:value="21641" calcext:value-type="float">
            <text:p>21641</text:p>
          </table:table-cell>
          <table:table-cell table:formula="of:=([.E121]+[.E120]/2+[.E122]/2)/2" office:value-type="float" office:value="220009" calcext:value-type="float">
            <text:p>220009</text:p>
          </table:table-cell>
          <table:table-cell table:formula="of:=([.F121]+[.F120]/2+[.F122]/2)/2" office:value-type="float" office:value="117265" calcext:value-type="float">
            <text:p>117265</text:p>
          </table:table-cell>
          <table:table-cell table:formula="of:=([.I121]-[.G121])/1024" office:value-type="float" office:value="164.8759765625" calcext:value-type="float">
            <text:p>164.8759765625</text:p>
          </table:table-cell>
          <table:table-cell table:formula="of:=([.J121]-[.H121])/1024" office:value-type="float" office:value="93.3828125" calcext:value-type="float">
            <text:p>93.3828125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table:formula="of:=[.B121]+1" office:value-type="float" office:value="120" calcext:value-type="float">
            <text:p>120</text:p>
          </table:table-cell>
          <table:table-cell office:value-type="float" office:value="51272" calcext:value-type="float">
            <text:p>51272</text:p>
          </table:table-cell>
          <table:table-cell office:value-type="float" office:value="47492" calcext:value-type="float">
            <text:p>47492</text:p>
          </table:table-cell>
          <table:table-cell office:value-type="float" office:value="220036" calcext:value-type="float">
            <text:p>220036</text:p>
          </table:table-cell>
          <table:table-cell office:value-type="float" office:value="27172" calcext:value-type="float">
            <text:p>27172</text:p>
          </table:table-cell>
          <table:table-cell table:formula="of:=([.C122]+[.C121]/2+[.C123]/2)/2" office:value-type="float" office:value="51309" calcext:value-type="float">
            <text:p>51309</text:p>
          </table:table-cell>
          <table:table-cell table:formula="of:=([.D122]+[.D121]/2+[.D123]/2)/2" office:value-type="float" office:value="46239" calcext:value-type="float">
            <text:p>46239</text:p>
          </table:table-cell>
          <table:table-cell table:formula="of:=([.E122]+[.E121]/2+[.E123]/2)/2" office:value-type="float" office:value="220027" calcext:value-type="float">
            <text:p>220027</text:p>
          </table:table-cell>
          <table:table-cell table:formula="of:=([.F122]+[.F121]/2+[.F123]/2)/2" office:value-type="float" office:value="66520" calcext:value-type="float">
            <text:p>66520</text:p>
          </table:table-cell>
          <table:table-cell table:formula="of:=([.I122]-[.G122])/1024" office:value-type="float" office:value="164.763671875" calcext:value-type="float">
            <text:p>164.763671875</text:p>
          </table:table-cell>
          <table:table-cell table:formula="of:=([.J122]-[.H122])/1024" office:value-type="float" office:value="19.8056640625" calcext:value-type="float">
            <text:p>19.8056640625</text:p>
          </table:table-cell>
        </table:table-row>
        <table:table-row table:style-name="ro1">
          <table:table-cell/>
          <table:table-cell table:formula="of:=[.B122]+1" office:value-type="float" office:value="121" calcext:value-type="float">
            <text:p>121</text:p>
          </table:table-cell>
          <table:table-cell office:value-type="float" office:value="51548" calcext:value-type="float">
            <text:p>51548</text:p>
          </table:table-cell>
          <table:table-cell office:value-type="float" office:value="76948" calcext:value-type="float">
            <text:p>76948</text:p>
          </table:table-cell>
          <table:table-cell office:value-type="float" office:value="220036" calcext:value-type="float">
            <text:p>220036</text:p>
          </table:table-cell>
          <table:table-cell office:value-type="float" office:value="64444" calcext:value-type="float">
            <text:p>64444</text:p>
          </table:table-cell>
          <table:table-cell table:formula="of:=([.C123]+[.C122]/2+[.C124]/2)/2" office:value-type="float" office:value="51480" calcext:value-type="float">
            <text:p>51480</text:p>
          </table:table-cell>
          <table:table-cell table:formula="of:=([.D123]+[.D122]/2+[.D124]/2)/2" office:value-type="float" office:value="69594" calcext:value-type="float">
            <text:p>69594</text:p>
          </table:table-cell>
          <table:table-cell table:formula="of:=([.E123]+[.E122]/2+[.E124]/2)/2" office:value-type="float" office:value="220099" calcext:value-type="float">
            <text:p>220099</text:p>
          </table:table-cell>
          <table:table-cell table:formula="of:=([.F123]+[.F122]/2+[.F124]/2)/2" office:value-type="float" office:value="62778" calcext:value-type="float">
            <text:p>62778</text:p>
          </table:table-cell>
          <table:table-cell table:formula="of:=([.I123]-[.G123])/1024" office:value-type="float" office:value="164.6669921875" calcext:value-type="float">
            <text:p>164.6669921875</text:p>
          </table:table-cell>
          <table:table-cell table:formula="of:=([.J123]-[.H123])/1024" office:value-type="float" office:value="-6.65625" calcext:value-type="float">
            <text:p>-6.65625</text:p>
          </table:table-cell>
        </table:table-row>
        <table:table-row table:style-name="ro1">
          <table:table-cell/>
          <table:table-cell table:formula="of:=[.B123]+1" office:value-type="float" office:value="122" calcext:value-type="float">
            <text:p>122</text:p>
          </table:table-cell>
          <table:table-cell office:value-type="float" office:value="51552" calcext:value-type="float">
            <text:p>51552</text:p>
          </table:table-cell>
          <table:table-cell office:value-type="float" office:value="76988" calcext:value-type="float">
            <text:p>76988</text:p>
          </table:table-cell>
          <table:table-cell office:value-type="float" office:value="220288" calcext:value-type="float">
            <text:p>220288</text:p>
          </table:table-cell>
          <table:table-cell office:value-type="float" office:value="95052" calcext:value-type="float">
            <text:p>95052</text:p>
          </table:table-cell>
          <table:table-cell table:formula="of:=([.C124]+[.C123]/2+[.C125]/2)/2" office:value-type="float" office:value="51551" calcext:value-type="float">
            <text:p>51551</text:p>
          </table:table-cell>
          <table:table-cell table:formula="of:=([.D124]+[.D123]/2+[.D125]/2)/2" office:value-type="float" office:value="77720" calcext:value-type="float">
            <text:p>77720</text:p>
          </table:table-cell>
          <table:table-cell table:formula="of:=([.E124]+[.E123]/2+[.E125]/2)/2" office:value-type="float" office:value="220225" calcext:value-type="float">
            <text:p>220225</text:p>
          </table:table-cell>
          <table:table-cell table:formula="of:=([.F124]+[.F123]/2+[.F125]/2)/2" office:value-type="float" office:value="89671" calcext:value-type="float">
            <text:p>89671</text:p>
          </table:table-cell>
          <table:table-cell table:formula="of:=([.I124]-[.G124])/1024" office:value-type="float" office:value="164.720703125" calcext:value-type="float">
            <text:p>164.720703125</text:p>
          </table:table-cell>
          <table:table-cell table:formula="of:=([.J124]-[.H124])/1024" office:value-type="float" office:value="11.6708984375" calcext:value-type="float">
            <text:p>11.6708984375</text:p>
          </table:table-cell>
        </table:table-row>
        <table:table-row table:style-name="ro1">
          <table:table-cell/>
          <table:table-cell table:formula="of:=[.B124]+1" office:value-type="float" office:value="123" calcext:value-type="float">
            <text:p>123</text:p>
          </table:table-cell>
          <table:table-cell office:value-type="float" office:value="51552" calcext:value-type="float">
            <text:p>51552</text:p>
          </table:table-cell>
          <table:table-cell office:value-type="float" office:value="79956" calcext:value-type="float">
            <text:p>79956</text:p>
          </table:table-cell>
          <table:table-cell office:value-type="float" office:value="220288" calcext:value-type="float">
            <text:p>220288</text:p>
          </table:table-cell>
          <table:table-cell office:value-type="float" office:value="104136" calcext:value-type="float">
            <text:p>104136</text:p>
          </table:table-cell>
          <table:table-cell table:formula="of:=([.C125]+[.C124]/2+[.C126]/2)/2" office:value-type="float" office:value="51552" calcext:value-type="float">
            <text:p>51552</text:p>
          </table:table-cell>
          <table:table-cell table:formula="of:=([.D125]+[.D124]/2+[.D126]/2)/2" office:value-type="float" office:value="62441" calcext:value-type="float">
            <text:p>62441</text:p>
          </table:table-cell>
          <table:table-cell table:formula="of:=([.E125]+[.E124]/2+[.E126]/2)/2" office:value-type="float" office:value="220289" calcext:value-type="float">
            <text:p>220289</text:p>
          </table:table-cell>
          <table:table-cell table:formula="of:=([.F125]+[.F124]/2+[.F126]/2)/2" office:value-type="float" office:value="108491" calcext:value-type="float">
            <text:p>108491</text:p>
          </table:table-cell>
          <table:table-cell table:formula="of:=([.I125]-[.G125])/1024" office:value-type="float" office:value="164.7822265625" calcext:value-type="float">
            <text:p>164.7822265625</text:p>
          </table:table-cell>
          <table:table-cell table:formula="of:=([.J125]-[.H125])/1024" office:value-type="float" office:value="44.970703125" calcext:value-type="float">
            <text:p>44.970703125</text:p>
          </table:table-cell>
        </table:table-row>
        <table:table-row table:style-name="ro1">
          <table:table-cell/>
          <table:table-cell table:formula="of:=[.B125]+1" office:value-type="float" office:value="124" calcext:value-type="float">
            <text:p>124</text:p>
          </table:table-cell>
          <table:table-cell office:value-type="float" office:value="51552" calcext:value-type="float">
            <text:p>51552</text:p>
          </table:table-cell>
          <table:table-cell office:value-type="float" office:value="12864" calcext:value-type="float">
            <text:p>12864</text:p>
          </table:table-cell>
          <table:table-cell office:value-type="float" office:value="220292" calcext:value-type="float">
            <text:p>220292</text:p>
          </table:table-cell>
          <table:table-cell office:value-type="float" office:value="130640" calcext:value-type="float">
            <text:p>130640</text:p>
          </table:table-cell>
          <table:table-cell table:formula="of:=([.C126]+[.C125]/2+[.C127]/2)/2" office:value-type="float" office:value="51552" calcext:value-type="float">
            <text:p>51552</text:p>
          </table:table-cell>
          <table:table-cell table:formula="of:=([.D126]+[.D125]/2+[.D127]/2)/2" office:value-type="float" office:value="29637" calcext:value-type="float">
            <text:p>29637</text:p>
          </table:table-cell>
          <table:table-cell table:formula="of:=([.E126]+[.E125]/2+[.E127]/2)/2" office:value-type="float" office:value="220291" calcext:value-type="float">
            <text:p>220291</text:p>
          </table:table-cell>
          <table:table-cell table:formula="of:=([.F126]+[.F125]/2+[.F127]/2)/2" office:value-type="float" office:value="124014" calcext:value-type="float">
            <text:p>124014</text:p>
          </table:table-cell>
          <table:table-cell table:formula="of:=([.I126]-[.G126])/1024" office:value-type="float" office:value="164.7841796875" calcext:value-type="float">
            <text:p>164.7841796875</text:p>
          </table:table-cell>
          <table:table-cell table:formula="of:=([.J126]-[.H126])/1024" office:value-type="float" office:value="92.1650390625" calcext:value-type="float">
            <text:p>92.1650390625</text:p>
          </table:table-cell>
        </table:table-row>
        <table:table-row table:style-name="ro1">
          <table:table-cell/>
          <table:table-cell table:formula="of:=[.B126]+1" office:value-type="float" office:value="125" calcext:value-type="float">
            <text:p>125</text:p>
          </table:table-cell>
          <table:table-cell table:style-name="ce1" office:value-type="float" office:value="51552" calcext:value-type="float">
            <text:p>51552</text:p>
          </table:table-cell>
          <table:table-cell table:style-name="ce1" office:value-type="float" office:value="12864" calcext:value-type="float">
            <text:p>12864</text:p>
          </table:table-cell>
          <table:table-cell office:value-type="float" office:value="220292" calcext:value-type="float">
            <text:p>220292</text:p>
          </table:table-cell>
          <table:table-cell office:value-type="float" office:value="130640" calcext:value-type="float">
            <text:p>130640</text:p>
          </table:table-cell>
          <table:table-cell table:formula="of:=([.C127]+[.C126]/2+[.C128]/2)/2" office:value-type="float" office:value="51543" calcext:value-type="float">
            <text:p>51543</text:p>
          </table:table-cell>
          <table:table-cell table:formula="of:=([.D127]+[.D126]/2+[.D128]/2)/2" office:value-type="float" office:value="15762" calcext:value-type="float">
            <text:p>15762</text:p>
          </table:table-cell>
          <table:table-cell table:formula="of:=([.E127]+[.E126]/2+[.E128]/2)/2" office:value-type="float" office:value="220299" calcext:value-type="float">
            <text:p>220299</text:p>
          </table:table-cell>
          <table:table-cell table:formula="of:=([.F127]+[.F126]/2+[.F128]/2)/2" office:value-type="float" office:value="102027" calcext:value-type="float">
            <text:p>102027</text:p>
          </table:table-cell>
          <table:table-cell table:formula="of:=([.I127]-[.G127])/1024" office:value-type="float" office:value="164.80078125" calcext:value-type="float">
            <text:p>164.80078125</text:p>
          </table:table-cell>
          <table:table-cell table:formula="of:=([.J127]-[.H127])/1024" office:value-type="float" office:value="84.2431640625" calcext:value-type="float">
            <text:p>84.2431640625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table:formula="of:=[.B127]+1" office:value-type="float" office:value="126" calcext:value-type="float">
            <text:p>126</text:p>
          </table:table-cell>
          <table:table-cell office:value-type="float" office:value="51516" calcext:value-type="float">
            <text:p>51516</text:p>
          </table:table-cell>
          <table:table-cell office:value-type="float" office:value="24456" calcext:value-type="float">
            <text:p>24456</text:p>
          </table:table-cell>
          <table:table-cell office:value-type="float" office:value="220320" calcext:value-type="float">
            <text:p>220320</text:p>
          </table:table-cell>
          <table:table-cell office:value-type="float" office:value="16188" calcext:value-type="float">
            <text:p>16188</text:p>
          </table:table-cell>
          <table:table-cell table:formula="of:=([.C128]+[.C127]/2+[.C129]/2)/2" office:value-type="float" office:value="51525" calcext:value-type="float">
            <text:p>51525</text:p>
          </table:table-cell>
          <table:table-cell table:formula="of:=([.D128]+[.D127]/2+[.D129]/2)/2" office:value-type="float" office:value="21558" calcext:value-type="float">
            <text:p>21558</text:p>
          </table:table-cell>
          <table:table-cell table:formula="of:=([.E128]+[.E127]/2+[.E129]/2)/2" office:value-type="float" office:value="220398" calcext:value-type="float">
            <text:p>220398</text:p>
          </table:table-cell>
          <table:table-cell table:formula="of:=([.F128]+[.F127]/2+[.F129]/2)/2" office:value-type="float" office:value="51150" calcext:value-type="float">
            <text:p>51150</text:p>
          </table:table-cell>
          <table:table-cell table:formula="of:=([.I128]-[.G128])/1024" office:value-type="float" office:value="164.9150390625" calcext:value-type="float">
            <text:p>164.9150390625</text:p>
          </table:table-cell>
          <table:table-cell table:formula="of:=([.J128]-[.H128])/1024" office:value-type="float" office:value="28.8984375" calcext:value-type="float">
            <text:p>28.8984375</text:p>
          </table:table-cell>
        </table:table-row>
        <table:table-row table:style-name="ro1">
          <table:table-cell/>
          <table:table-cell table:formula="of:=[.B128]+1" office:value-type="float" office:value="127" calcext:value-type="float">
            <text:p>127</text:p>
          </table:table-cell>
          <table:table-cell office:value-type="float" office:value="51516" calcext:value-type="float">
            <text:p>51516</text:p>
          </table:table-cell>
          <table:table-cell office:value-type="float" office:value="24456" calcext:value-type="float">
            <text:p>24456</text:p>
          </table:table-cell>
          <table:table-cell office:value-type="float" office:value="220660" calcext:value-type="float">
            <text:p>220660</text:p>
          </table:table-cell>
          <table:table-cell office:value-type="float" office:value="41584" calcext:value-type="float">
            <text:p>41584</text:p>
          </table:table-cell>
          <table:table-cell table:formula="of:=([.C129]+[.C128]/2+[.C130]/2)/2" office:value-type="float" office:value="51516" calcext:value-type="float">
            <text:p>51516</text:p>
          </table:table-cell>
          <table:table-cell table:formula="of:=([.D129]+[.D128]/2+[.D130]/2)/2" office:value-type="float" office:value="24456" calcext:value-type="float">
            <text:p>24456</text:p>
          </table:table-cell>
          <table:table-cell table:formula="of:=([.E129]+[.E128]/2+[.E130]/2)/2" office:value-type="float" office:value="220575" calcext:value-type="float">
            <text:p>220575</text:p>
          </table:table-cell>
          <table:table-cell table:formula="of:=([.F129]+[.F128]/2+[.F130]/2)/2" office:value-type="float" office:value="35159" calcext:value-type="float">
            <text:p>35159</text:p>
          </table:table-cell>
          <table:table-cell table:formula="of:=([.I129]-[.G129])/1024" office:value-type="float" office:value="165.0966796875" calcext:value-type="float">
            <text:p>165.0966796875</text:p>
          </table:table-cell>
          <table:table-cell table:formula="of:=([.J129]-[.H129])/1024" office:value-type="float" office:value="10.4521484375" calcext:value-type="float">
            <text:p>10.4521484375</text:p>
          </table:table-cell>
        </table:table-row>
        <table:table-row table:style-name="ro1">
          <table:table-cell/>
          <table:table-cell table:formula="of:=[.B129]+1" office:value-type="float" office:value="128" calcext:value-type="float">
            <text:p>128</text:p>
          </table:table-cell>
          <table:table-cell office:value-type="float" office:value="51516" calcext:value-type="float">
            <text:p>51516</text:p>
          </table:table-cell>
          <table:table-cell office:value-type="float" office:value="24456" calcext:value-type="float">
            <text:p>24456</text:p>
          </table:table-cell>
          <table:table-cell office:value-type="float" office:value="220660" calcext:value-type="float">
            <text:p>220660</text:p>
          </table:table-cell>
          <table:table-cell office:value-type="float" office:value="41280" calcext:value-type="float">
            <text:p>41280</text:p>
          </table:table-cell>
          <table:table-cell table:formula="of:=([.C130]+[.C129]/2+[.C131]/2)/2" office:value-type="float" office:value="51516" calcext:value-type="float">
            <text:p>51516</text:p>
          </table:table-cell>
          <table:table-cell table:formula="of:=([.D130]+[.D129]/2+[.D131]/2)/2" office:value-type="float" office:value="24456" calcext:value-type="float">
            <text:p>24456</text:p>
          </table:table-cell>
          <table:table-cell table:formula="of:=([.E130]+[.E129]/2+[.E131]/2)/2" office:value-type="float" office:value="220660" calcext:value-type="float">
            <text:p>220660</text:p>
          </table:table-cell>
          <table:table-cell table:formula="of:=([.F130]+[.F129]/2+[.F131]/2)/2" office:value-type="float" office:value="41356" calcext:value-type="float">
            <text:p>41356</text:p>
          </table:table-cell>
          <table:table-cell table:formula="of:=([.I130]-[.G130])/1024" office:value-type="float" office:value="165.1796875" calcext:value-type="float">
            <text:p>165.1796875</text:p>
          </table:table-cell>
          <table:table-cell table:formula="of:=([.J130]-[.H130])/1024" office:value-type="float" office:value="16.50390625" calcext:value-type="float">
            <text:p>16.50390625</text:p>
          </table:table-cell>
        </table:table-row>
        <table:table-row table:style-name="ro1">
          <table:table-cell/>
          <table:table-cell table:formula="of:=[.B130]+1" office:value-type="float" office:value="129" calcext:value-type="float">
            <text:p>129</text:p>
          </table:table-cell>
          <table:table-cell table:style-name="ce1" office:value-type="float" office:value="51516" calcext:value-type="float">
            <text:p>51516</text:p>
          </table:table-cell>
          <table:table-cell table:style-name="ce1" office:value-type="float" office:value="24456" calcext:value-type="float">
            <text:p>24456</text:p>
          </table:table-cell>
          <table:table-cell office:value-type="float" office:value="220660" calcext:value-type="float">
            <text:p>220660</text:p>
          </table:table-cell>
          <table:table-cell office:value-type="float" office:value="41280" calcext:value-type="float">
            <text:p>41280</text:p>
          </table:table-cell>
          <table:table-cell table:formula="of:=([.C131]+[.C130]/2+[.C132]/2)/2" office:value-type="float" office:value="51516" calcext:value-type="float">
            <text:p>51516</text:p>
          </table:table-cell>
          <table:table-cell table:formula="of:=([.D131]+[.D130]/2+[.D132]/2)/2" office:value-type="float" office:value="24456" calcext:value-type="float">
            <text:p>24456</text:p>
          </table:table-cell>
          <table:table-cell table:formula="of:=([.E131]+[.E130]/2+[.E132]/2)/2" office:value-type="float" office:value="220660" calcext:value-type="float">
            <text:p>220660</text:p>
          </table:table-cell>
          <table:table-cell table:formula="of:=([.F131]+[.F130]/2+[.F132]/2)/2" office:value-type="float" office:value="41280" calcext:value-type="float">
            <text:p>41280</text:p>
          </table:table-cell>
          <table:table-cell table:formula="of:=([.I131]-[.G131])/1024" office:value-type="float" office:value="165.1796875" calcext:value-type="float">
            <text:p>165.1796875</text:p>
          </table:table-cell>
          <table:table-cell table:formula="of:=([.J131]-[.H131])/1024" office:value-type="float" office:value="16.4296875" calcext:value-type="float">
            <text:p>16.4296875</text:p>
          </table:table-cell>
        </table:table-row>
        <table:table-row table:style-name="ro1">
          <table:table-cell/>
          <table:table-cell table:formula="of:=[.B131]+1" office:value-type="float" office:value="130" calcext:value-type="float">
            <text:p>130</text:p>
          </table:table-cell>
          <table:table-cell table:style-name="ce1" office:value-type="float" office:value="51516" calcext:value-type="float">
            <text:p>51516</text:p>
          </table:table-cell>
          <table:table-cell table:style-name="ce1" office:value-type="float" office:value="24456" calcext:value-type="float">
            <text:p>24456</text:p>
          </table:table-cell>
          <table:table-cell office:value-type="float" office:value="220660" calcext:value-type="float">
            <text:p>220660</text:p>
          </table:table-cell>
          <table:table-cell office:value-type="float" office:value="41280" calcext:value-type="float">
            <text:p>41280</text:p>
          </table:table-cell>
          <table:table-cell table:formula="of:=([.C132]+[.C131]/2+[.C133]/2)/2" office:value-type="float" office:value="51581" calcext:value-type="float">
            <text:p>51581</text:p>
          </table:table-cell>
          <table:table-cell table:formula="of:=([.D132]+[.D131]/2+[.D133]/2)/2" office:value-type="float" office:value="24856" calcext:value-type="float">
            <text:p>24856</text:p>
          </table:table-cell>
          <table:table-cell table:formula="of:=([.E132]+[.E131]/2+[.E133]/2)/2" office:value-type="float" office:value="220677" calcext:value-type="float">
            <text:p>220677</text:p>
          </table:table-cell>
          <table:table-cell table:formula="of:=([.F132]+[.F131]/2+[.F133]/2)/2" office:value-type="float" office:value="40204" calcext:value-type="float">
            <text:p>40204</text:p>
          </table:table-cell>
          <table:table-cell table:formula="of:=([.I132]-[.G132])/1024" office:value-type="float" office:value="165.1328125" calcext:value-type="float">
            <text:p>165.1328125</text:p>
          </table:table-cell>
          <table:table-cell table:formula="of:=([.J132]-[.H132])/1024" office:value-type="float" office:value="14.98828125" calcext:value-type="float">
            <text:p>14.98828125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table:formula="of:=[.B132]+1" office:value-type="float" office:value="131" calcext:value-type="float">
            <text:p>131</text:p>
          </table:table-cell>
          <table:table-cell office:value-type="float" office:value="51776" calcext:value-type="float">
            <text:p>51776</text:p>
          </table:table-cell>
          <table:table-cell office:value-type="float" office:value="26056" calcext:value-type="float">
            <text:p>26056</text:p>
          </table:table-cell>
          <table:table-cell office:value-type="float" office:value="220728" calcext:value-type="float">
            <text:p>220728</text:p>
          </table:table-cell>
          <table:table-cell office:value-type="float" office:value="36976" calcext:value-type="float">
            <text:p>36976</text:p>
          </table:table-cell>
          <table:table-cell table:formula="of:=([.C133]+[.C132]/2+[.C134]/2)/2" office:value-type="float" office:value="51730" calcext:value-type="float">
            <text:p>51730</text:p>
          </table:table-cell>
          <table:table-cell table:formula="of:=([.D133]+[.D132]/2+[.D134]/2)/2" office:value-type="float" office:value="33957" calcext:value-type="float">
            <text:p>33957</text:p>
          </table:table-cell>
          <table:table-cell table:formula="of:=([.E133]+[.E132]/2+[.E134]/2)/2" office:value-type="float" office:value="220746" calcext:value-type="float">
            <text:p>220746</text:p>
          </table:table-cell>
          <table:table-cell table:formula="of:=([.F133]+[.F132]/2+[.F134]/2)/2" office:value-type="float" office:value="47878" calcext:value-type="float">
            <text:p>47878</text:p>
          </table:table-cell>
          <table:table-cell table:formula="of:=([.I133]-[.G133])/1024" office:value-type="float" office:value="165.0546875" calcext:value-type="float">
            <text:p>165.0546875</text:p>
          </table:table-cell>
          <table:table-cell table:formula="of:=([.J133]-[.H133])/1024" office:value-type="float" office:value="13.5947265625" calcext:value-type="float">
            <text:p>13.5947265625</text:p>
          </table:table-cell>
        </table:table-row>
        <table:table-row table:style-name="ro1">
          <table:table-cell/>
          <table:table-cell table:formula="of:=[.B133]+1" office:value-type="float" office:value="132" calcext:value-type="float">
            <text:p>132</text:p>
          </table:table-cell>
          <table:table-cell office:value-type="float" office:value="51852" calcext:value-type="float">
            <text:p>51852</text:p>
          </table:table-cell>
          <table:table-cell office:value-type="float" office:value="59260" calcext:value-type="float">
            <text:p>59260</text:p>
          </table:table-cell>
          <table:table-cell office:value-type="float" office:value="220868" calcext:value-type="float">
            <text:p>220868</text:p>
          </table:table-cell>
          <table:table-cell office:value-type="float" office:value="76280" calcext:value-type="float">
            <text:p>76280</text:p>
          </table:table-cell>
          <table:table-cell table:formula="of:=([.C134]+[.C133]/2+[.C135]/2)/2" office:value-type="float" office:value="51837" calcext:value-type="float">
            <text:p>51837</text:p>
          </table:table-cell>
          <table:table-cell table:formula="of:=([.D134]+[.D133]/2+[.D135]/2)/2" office:value-type="float" office:value="57272" calcext:value-type="float">
            <text:p>57272</text:p>
          </table:table-cell>
          <table:table-cell table:formula="of:=([.E134]+[.E133]/2+[.E135]/2)/2" office:value-type="float" office:value="220829" calcext:value-type="float">
            <text:p>220829</text:p>
          </table:table-cell>
          <table:table-cell table:formula="of:=([.F134]+[.F133]/2+[.F135]/2)/2" office:value-type="float" office:value="71302" calcext:value-type="float">
            <text:p>71302</text:p>
          </table:table-cell>
          <table:table-cell table:formula="of:=([.I134]-[.G134])/1024" office:value-type="float" office:value="165.03125" calcext:value-type="float">
            <text:p>165.03125</text:p>
          </table:table-cell>
          <table:table-cell table:formula="of:=([.J134]-[.H134])/1024" office:value-type="float" office:value="13.701171875" calcext:value-type="float">
            <text:p>13.701171875</text:p>
          </table:table-cell>
        </table:table-row>
        <table:table-row table:style-name="ro1">
          <table:table-cell/>
          <table:table-cell table:formula="of:=[.B134]+1" office:value-type="float" office:value="133" calcext:value-type="float">
            <text:p>133</text:p>
          </table:table-cell>
          <table:table-cell office:value-type="float" office:value="51868" calcext:value-type="float">
            <text:p>51868</text:p>
          </table:table-cell>
          <table:table-cell office:value-type="float" office:value="84512" calcext:value-type="float">
            <text:p>84512</text:p>
          </table:table-cell>
          <table:table-cell office:value-type="float" office:value="220852" calcext:value-type="float">
            <text:p>220852</text:p>
          </table:table-cell>
          <table:table-cell office:value-type="float" office:value="95672" calcext:value-type="float">
            <text:p>95672</text:p>
          </table:table-cell>
          <table:table-cell table:formula="of:=([.C135]+[.C134]/2+[.C136]/2)/2" office:value-type="float" office:value="51864" calcext:value-type="float">
            <text:p>51864</text:p>
          </table:table-cell>
          <table:table-cell table:formula="of:=([.D135]+[.D134]/2+[.D136]/2)/2" office:value-type="float" office:value="74820" calcext:value-type="float">
            <text:p>74820</text:p>
          </table:table-cell>
          <table:table-cell table:formula="of:=([.E135]+[.E134]/2+[.E136]/2)/2" office:value-type="float" office:value="220856" calcext:value-type="float">
            <text:p>220856</text:p>
          </table:table-cell>
          <table:table-cell table:formula="of:=([.F135]+[.F134]/2+[.F136]/2)/2" office:value-type="float" office:value="102177" calcext:value-type="float">
            <text:p>102177</text:p>
          </table:table-cell>
          <table:table-cell table:formula="of:=([.I135]-[.G135])/1024" office:value-type="float" office:value="165.03125" calcext:value-type="float">
            <text:p>165.03125</text:p>
          </table:table-cell>
          <table:table-cell table:formula="of:=([.J135]-[.H135])/1024" office:value-type="float" office:value="26.7158203125" calcext:value-type="float">
            <text:p>26.7158203125</text:p>
          </table:table-cell>
        </table:table-row>
        <table:table-row table:style-name="ro1">
          <table:table-cell/>
          <table:table-cell table:formula="of:=[.B135]+1" office:value-type="float" office:value="134" calcext:value-type="float">
            <text:p>134</text:p>
          </table:table-cell>
          <table:table-cell office:value-type="float" office:value="51868" calcext:value-type="float">
            <text:p>51868</text:p>
          </table:table-cell>
          <table:table-cell office:value-type="float" office:value="70996" calcext:value-type="float">
            <text:p>70996</text:p>
          </table:table-cell>
          <table:table-cell office:value-type="float" office:value="220852" calcext:value-type="float">
            <text:p>220852</text:p>
          </table:table-cell>
          <table:table-cell office:value-type="float" office:value="141084" calcext:value-type="float">
            <text:p>141084</text:p>
          </table:table-cell>
          <table:table-cell table:formula="of:=([.C136]+[.C135]/2+[.C137]/2)/2" office:value-type="float" office:value="51868" calcext:value-type="float">
            <text:p>51868</text:p>
          </table:table-cell>
          <table:table-cell table:formula="of:=([.D136]+[.D135]/2+[.D137]/2)/2" office:value-type="float" office:value="74485" calcext:value-type="float">
            <text:p>74485</text:p>
          </table:table-cell>
          <table:table-cell table:formula="of:=([.E136]+[.E135]/2+[.E137]/2)/2" office:value-type="float" office:value="220852" calcext:value-type="float">
            <text:p>220852</text:p>
          </table:table-cell>
          <table:table-cell table:formula="of:=([.F136]+[.F135]/2+[.F137]/2)/2" office:value-type="float" office:value="126796" calcext:value-type="float">
            <text:p>126796</text:p>
          </table:table-cell>
          <table:table-cell table:formula="of:=([.I136]-[.G136])/1024" office:value-type="float" office:value="165.0234375" calcext:value-type="float">
            <text:p>165.0234375</text:p>
          </table:table-cell>
          <table:table-cell table:formula="of:=([.J136]-[.H136])/1024" office:value-type="float" office:value="51.0849609375" calcext:value-type="float">
            <text:p>51.0849609375</text:p>
          </table:table-cell>
        </table:table-row>
        <table:table-row table:style-name="ro1">
          <table:table-cell/>
          <table:table-cell table:formula="of:=[.B136]+1" office:value-type="float" office:value="135" calcext:value-type="float">
            <text:p>135</text:p>
          </table:table-cell>
          <table:table-cell office:value-type="float" office:value="51868" calcext:value-type="float">
            <text:p>51868</text:p>
          </table:table-cell>
          <table:table-cell office:value-type="float" office:value="71436" calcext:value-type="float">
            <text:p>71436</text:p>
          </table:table-cell>
          <table:table-cell office:value-type="float" office:value="220852" calcext:value-type="float">
            <text:p>220852</text:p>
          </table:table-cell>
          <table:table-cell office:value-type="float" office:value="129344" calcext:value-type="float">
            <text:p>129344</text:p>
          </table:table-cell>
          <table:table-cell table:formula="of:=([.C137]+[.C136]/2+[.C138]/2)/2" office:value-type="float" office:value="51868" calcext:value-type="float">
            <text:p>51868</text:p>
          </table:table-cell>
          <table:table-cell table:formula="of:=([.D137]+[.D136]/2+[.D138]/2)/2" office:value-type="float" office:value="71326" calcext:value-type="float">
            <text:p>71326</text:p>
          </table:table-cell>
          <table:table-cell table:formula="of:=([.E137]+[.E136]/2+[.E138]/2)/2" office:value-type="float" office:value="220852" calcext:value-type="float">
            <text:p>220852</text:p>
          </table:table-cell>
          <table:table-cell table:formula="of:=([.F137]+[.F136]/2+[.F138]/2)/2" office:value-type="float" office:value="132310" calcext:value-type="float">
            <text:p>132310</text:p>
          </table:table-cell>
          <table:table-cell table:formula="of:=([.I137]-[.G137])/1024" office:value-type="float" office:value="165.0234375" calcext:value-type="float">
            <text:p>165.0234375</text:p>
          </table:table-cell>
          <table:table-cell table:formula="of:=([.J137]-[.H137])/1024" office:value-type="float" office:value="59.5546875" calcext:value-type="float">
            <text:p>59.5546875</text:p>
          </table:table-cell>
        </table:table-row>
        <table:table-row table:style-name="ro1">
          <table:table-cell/>
          <table:table-cell table:formula="of:=[.B137]+1" office:value-type="float" office:value="136" calcext:value-type="float">
            <text:p>136</text:p>
          </table:table-cell>
          <table:table-cell table:style-name="ce1" office:value-type="float" office:value="51868" calcext:value-type="float">
            <text:p>51868</text:p>
          </table:table-cell>
          <table:table-cell table:style-name="ce1" office:value-type="float" office:value="71436" calcext:value-type="float">
            <text:p>71436</text:p>
          </table:table-cell>
          <table:table-cell office:value-type="float" office:value="220852" calcext:value-type="float">
            <text:p>220852</text:p>
          </table:table-cell>
          <table:table-cell office:value-type="float" office:value="129468" calcext:value-type="float">
            <text:p>129468</text:p>
          </table:table-cell>
          <table:table-cell table:formula="of:=([.C138]+[.C137]/2+[.C139]/2)/2" office:value-type="float" office:value="51987" calcext:value-type="float">
            <text:p>51987</text:p>
          </table:table-cell>
          <table:table-cell table:formula="of:=([.D138]+[.D137]/2+[.D139]/2)/2" office:value-type="float" office:value="61995" calcext:value-type="float">
            <text:p>61995</text:p>
          </table:table-cell>
          <table:table-cell table:formula="of:=([.E138]+[.E137]/2+[.E139]/2)/2" office:value-type="float" office:value="220868" calcext:value-type="float">
            <text:p>220868</text:p>
          </table:table-cell>
          <table:table-cell table:formula="of:=([.F138]+[.F137]/2+[.F139]/2)/2" office:value-type="float" office:value="106109" calcext:value-type="float">
            <text:p>106109</text:p>
          </table:table-cell>
          <table:table-cell table:formula="of:=([.I138]-[.G138])/1024" office:value-type="float" office:value="164.9228515625" calcext:value-type="float">
            <text:p>164.9228515625</text:p>
          </table:table-cell>
          <table:table-cell table:formula="of:=([.J138]-[.H138])/1024" office:value-type="float" office:value="43.080078125" calcext:value-type="float">
            <text:p>43.080078125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table:formula="of:=[.B138]+1" office:value-type="float" office:value="137" calcext:value-type="float">
            <text:p>137</text:p>
          </table:table-cell>
          <table:table-cell office:value-type="float" office:value="52344" calcext:value-type="float">
            <text:p>52344</text:p>
          </table:table-cell>
          <table:table-cell office:value-type="float" office:value="33672" calcext:value-type="float">
            <text:p>33672</text:p>
          </table:table-cell>
          <table:table-cell office:value-type="float" office:value="220916" calcext:value-type="float">
            <text:p>220916</text:p>
          </table:table-cell>
          <table:table-cell office:value-type="float" office:value="36156" calcext:value-type="float">
            <text:p>36156</text:p>
          </table:table-cell>
          <table:table-cell table:formula="of:=([.C139]+[.C138]/2+[.C140]/2)/2" office:value-type="float" office:value="52223" calcext:value-type="float">
            <text:p>52223</text:p>
          </table:table-cell>
          <table:table-cell table:formula="of:=([.D139]+[.D138]/2+[.D140]/2)/2" office:value-type="float" office:value="44427" calcext:value-type="float">
            <text:p>44427</text:p>
          </table:table-cell>
          <table:table-cell table:formula="of:=([.E139]+[.E138]/2+[.E140]/2)/2" office:value-type="float" office:value="220900" calcext:value-type="float">
            <text:p>220900</text:p>
          </table:table-cell>
          <table:table-cell table:formula="of:=([.F139]+[.F138]/2+[.F140]/2)/2" office:value-type="float" office:value="65134" calcext:value-type="float">
            <text:p>65134</text:p>
          </table:table-cell>
          <table:table-cell table:formula="of:=([.I139]-[.G139])/1024" office:value-type="float" office:value="164.7236328125" calcext:value-type="float">
            <text:p>164.7236328125</text:p>
          </table:table-cell>
          <table:table-cell table:formula="of:=([.J139]-[.H139])/1024" office:value-type="float" office:value="20.2216796875" calcext:value-type="float">
            <text:p>20.2216796875</text:p>
          </table:table-cell>
        </table:table-row>
        <table:table-row table:style-name="ro1">
          <table:table-cell/>
          <table:table-cell table:formula="of:=[.B139]+1" office:value-type="float" office:value="138" calcext:value-type="float">
            <text:p>138</text:p>
          </table:table-cell>
          <table:table-cell office:value-type="float" office:value="52336" calcext:value-type="float">
            <text:p>52336</text:p>
          </table:table-cell>
          <table:table-cell office:value-type="float" office:value="38928" calcext:value-type="float">
            <text:p>38928</text:p>
          </table:table-cell>
          <table:table-cell office:value-type="float" office:value="220916" calcext:value-type="float">
            <text:p>220916</text:p>
          </table:table-cell>
          <table:table-cell office:value-type="float" office:value="58756" calcext:value-type="float">
            <text:p>58756</text:p>
          </table:table-cell>
          <table:table-cell table:formula="of:=([.C140]+[.C139]/2+[.C141]/2)/2" office:value-type="float" office:value="52338" calcext:value-type="float">
            <text:p>52338</text:p>
          </table:table-cell>
          <table:table-cell table:formula="of:=([.D140]+[.D139]/2+[.D141]/2)/2" office:value-type="float" office:value="37614" calcext:value-type="float">
            <text:p>37614</text:p>
          </table:table-cell>
          <table:table-cell table:formula="of:=([.E140]+[.E139]/2+[.E141]/2)/2" office:value-type="float" office:value="220916" calcext:value-type="float">
            <text:p>220916</text:p>
          </table:table-cell>
          <table:table-cell table:formula="of:=([.F140]+[.F139]/2+[.F141]/2)/2" office:value-type="float" office:value="53933" calcext:value-type="float">
            <text:p>53933</text:p>
          </table:table-cell>
          <table:table-cell table:formula="of:=([.I140]-[.G140])/1024" office:value-type="float" office:value="164.626953125" calcext:value-type="float">
            <text:p>164.626953125</text:p>
          </table:table-cell>
          <table:table-cell table:formula="of:=([.J140]-[.H140])/1024" office:value-type="float" office:value="15.9365234375" calcext:value-type="float">
            <text:p>15.9365234375</text:p>
          </table:table-cell>
        </table:table-row>
        <table:table-row table:style-name="ro1">
          <table:table-cell/>
          <table:table-cell table:formula="of:=[.B140]+1" office:value-type="float" office:value="139" calcext:value-type="float">
            <text:p>139</text:p>
          </table:table-cell>
          <table:table-cell office:value-type="float" office:value="52336" calcext:value-type="float">
            <text:p>52336</text:p>
          </table:table-cell>
          <table:table-cell office:value-type="float" office:value="38928" calcext:value-type="float">
            <text:p>38928</text:p>
          </table:table-cell>
          <table:table-cell office:value-type="float" office:value="220916" calcext:value-type="float">
            <text:p>220916</text:p>
          </table:table-cell>
          <table:table-cell office:value-type="float" office:value="62064" calcext:value-type="float">
            <text:p>62064</text:p>
          </table:table-cell>
          <table:table-cell table:formula="of:=([.C141]+[.C140]/2+[.C142]/2)/2" office:value-type="float" office:value="52336" calcext:value-type="float">
            <text:p>52336</text:p>
          </table:table-cell>
          <table:table-cell table:formula="of:=([.D141]+[.D140]/2+[.D142]/2)/2" office:value-type="float" office:value="38928" calcext:value-type="float">
            <text:p>38928</text:p>
          </table:table-cell>
          <table:table-cell table:formula="of:=([.E141]+[.E140]/2+[.E142]/2)/2" office:value-type="float" office:value="220916" calcext:value-type="float">
            <text:p>220916</text:p>
          </table:table-cell>
          <table:table-cell table:formula="of:=([.F141]+[.F140]/2+[.F142]/2)/2" office:value-type="float" office:value="61237" calcext:value-type="float">
            <text:p>61237</text:p>
          </table:table-cell>
          <table:table-cell table:formula="of:=([.I141]-[.G141])/1024" office:value-type="float" office:value="164.62890625" calcext:value-type="float">
            <text:p>164.62890625</text:p>
          </table:table-cell>
          <table:table-cell table:formula="of:=([.J141]-[.H141])/1024" office:value-type="float" office:value="21.7861328125" calcext:value-type="float">
            <text:p>21.7861328125</text:p>
          </table:table-cell>
        </table:table-row>
        <table:table-row table:style-name="ro1">
          <table:table-cell/>
          <table:table-cell table:formula="of:=[.B141]+1" office:value-type="float" office:value="140" calcext:value-type="float">
            <text:p>140</text:p>
          </table:table-cell>
          <table:table-cell office:value-type="float" office:value="52336" calcext:value-type="float">
            <text:p>52336</text:p>
          </table:table-cell>
          <table:table-cell office:value-type="float" office:value="38928" calcext:value-type="float">
            <text:p>38928</text:p>
          </table:table-cell>
          <table:table-cell office:value-type="float" office:value="220916" calcext:value-type="float">
            <text:p>220916</text:p>
          </table:table-cell>
          <table:table-cell office:value-type="float" office:value="62064" calcext:value-type="float">
            <text:p>62064</text:p>
          </table:table-cell>
          <table:table-cell table:formula="of:=([.C142]+[.C141]/2+[.C143]/2)/2" office:value-type="float" office:value="52336" calcext:value-type="float">
            <text:p>52336</text:p>
          </table:table-cell>
          <table:table-cell table:formula="of:=([.D142]+[.D141]/2+[.D143]/2)/2" office:value-type="float" office:value="38928" calcext:value-type="float">
            <text:p>38928</text:p>
          </table:table-cell>
          <table:table-cell table:formula="of:=([.E142]+[.E141]/2+[.E143]/2)/2" office:value-type="float" office:value="220916" calcext:value-type="float">
            <text:p>220916</text:p>
          </table:table-cell>
          <table:table-cell table:formula="of:=([.F142]+[.F141]/2+[.F143]/2)/2" office:value-type="float" office:value="62064" calcext:value-type="float">
            <text:p>62064</text:p>
          </table:table-cell>
          <table:table-cell table:formula="of:=([.I142]-[.G142])/1024" office:value-type="float" office:value="164.62890625" calcext:value-type="float">
            <text:p>164.62890625</text:p>
          </table:table-cell>
          <table:table-cell table:formula="of:=([.J142]-[.H142])/1024" office:value-type="float" office:value="22.59375" calcext:value-type="float">
            <text:p>22.59375</text:p>
          </table:table-cell>
        </table:table-row>
        <table:table-row table:style-name="ro1">
          <table:table-cell/>
          <table:table-cell table:formula="of:=[.B142]+1" office:value-type="float" office:value="141" calcext:value-type="float">
            <text:p>141</text:p>
          </table:table-cell>
          <table:table-cell table:style-name="ce1" office:value-type="float" office:value="52336" calcext:value-type="float">
            <text:p>52336</text:p>
          </table:table-cell>
          <table:table-cell table:style-name="ce1" office:value-type="float" office:value="38928" calcext:value-type="float">
            <text:p>38928</text:p>
          </table:table-cell>
          <table:table-cell office:value-type="float" office:value="220916" calcext:value-type="float">
            <text:p>220916</text:p>
          </table:table-cell>
          <table:table-cell office:value-type="float" office:value="62064" calcext:value-type="float">
            <text:p>62064</text:p>
          </table:table-cell>
          <table:table-cell table:formula="of:=([.C143]+[.C142]/2+[.C144]/2)/2" office:value-type="float" office:value="52391" calcext:value-type="float">
            <text:p>52391</text:p>
          </table:table-cell>
          <table:table-cell table:formula="of:=([.D143]+[.D142]/2+[.D144]/2)/2" office:value-type="float" office:value="37650" calcext:value-type="float">
            <text:p>37650</text:p>
          </table:table-cell>
          <table:table-cell table:formula="of:=([.E143]+[.E142]/2+[.E144]/2)/2" office:value-type="float" office:value="220986" calcext:value-type="float">
            <text:p>220986</text:p>
          </table:table-cell>
          <table:table-cell table:formula="of:=([.F143]+[.F142]/2+[.F144]/2)/2" office:value-type="float" office:value="56579" calcext:value-type="float">
            <text:p>56579</text:p>
          </table:table-cell>
          <table:table-cell table:formula="of:=([.I143]-[.G143])/1024" office:value-type="float" office:value="164.6435546875" calcext:value-type="float">
            <text:p>164.6435546875</text:p>
          </table:table-cell>
          <table:table-cell table:formula="of:=([.J143]-[.H143])/1024" office:value-type="float" office:value="18.4853515625" calcext:value-type="float">
            <text:p>18.4853515625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table:formula="of:=[.B143]+1" office:value-type="float" office:value="142" calcext:value-type="float">
            <text:p>142</text:p>
          </table:table-cell>
          <table:table-cell office:value-type="float" office:value="52556" calcext:value-type="float">
            <text:p>52556</text:p>
          </table:table-cell>
          <table:table-cell office:value-type="float" office:value="33816" calcext:value-type="float">
            <text:p>33816</text:p>
          </table:table-cell>
          <table:table-cell office:value-type="float" office:value="221196" calcext:value-type="float">
            <text:p>221196</text:p>
          </table:table-cell>
          <table:table-cell office:value-type="float" office:value="40124" calcext:value-type="float">
            <text:p>40124</text:p>
          </table:table-cell>
          <table:table-cell table:formula="of:=([.C144]+[.C143]/2+[.C145]/2)/2" office:value-type="float" office:value="52505" calcext:value-type="float">
            <text:p>52505</text:p>
          </table:table-cell>
          <table:table-cell table:formula="of:=([.D144]+[.D143]/2+[.D145]/2)/2" office:value-type="float" office:value="39715" calcext:value-type="float">
            <text:p>39715</text:p>
          </table:table-cell>
          <table:table-cell table:formula="of:=([.E144]+[.E143]/2+[.E145]/2)/2" office:value-type="float" office:value="221126" calcext:value-type="float">
            <text:p>221126</text:p>
          </table:table-cell>
          <table:table-cell table:formula="of:=([.F144]+[.F143]/2+[.F145]/2)/2" office:value-type="float" office:value="47608" calcext:value-type="float">
            <text:p>47608</text:p>
          </table:table-cell>
          <table:table-cell table:formula="of:=([.I144]-[.G144])/1024" office:value-type="float" office:value="164.6689453125" calcext:value-type="float">
            <text:p>164.6689453125</text:p>
          </table:table-cell>
          <table:table-cell table:formula="of:=([.J144]-[.H144])/1024" office:value-type="float" office:value="7.7080078125" calcext:value-type="float">
            <text:p>7.7080078125</text:p>
          </table:table-cell>
        </table:table-row>
        <table:table-row table:style-name="ro1">
          <table:table-cell/>
          <table:table-cell table:formula="of:=[.B144]+1" office:value-type="float" office:value="143" calcext:value-type="float">
            <text:p>143</text:p>
          </table:table-cell>
          <table:table-cell office:value-type="float" office:value="52572" calcext:value-type="float">
            <text:p>52572</text:p>
          </table:table-cell>
          <table:table-cell office:value-type="float" office:value="52300" calcext:value-type="float">
            <text:p>52300</text:p>
          </table:table-cell>
          <table:table-cell office:value-type="float" office:value="221196" calcext:value-type="float">
            <text:p>221196</text:p>
          </table:table-cell>
          <table:table-cell office:value-type="float" office:value="48120" calcext:value-type="float">
            <text:p>48120</text:p>
          </table:table-cell>
          <table:table-cell table:formula="of:=([.C145]+[.C144]/2+[.C146]/2)/2" office:value-type="float" office:value="52689" calcext:value-type="float">
            <text:p>52689</text:p>
          </table:table-cell>
          <table:table-cell table:formula="of:=([.D145]+[.D144]/2+[.D146]/2)/2" office:value-type="float" office:value="55704" calcext:value-type="float">
            <text:p>55704</text:p>
          </table:table-cell>
          <table:table-cell table:formula="of:=([.E145]+[.E144]/2+[.E146]/2)/2" office:value-type="float" office:value="221327" calcext:value-type="float">
            <text:p>221327</text:p>
          </table:table-cell>
          <table:table-cell table:formula="of:=([.F145]+[.F144]/2+[.F146]/2)/2" office:value-type="float" office:value="53972" calcext:value-type="float">
            <text:p>53972</text:p>
          </table:table-cell>
          <table:table-cell table:formula="of:=([.I145]-[.G145])/1024" office:value-type="float" office:value="164.685546875" calcext:value-type="float">
            <text:p>164.685546875</text:p>
          </table:table-cell>
          <table:table-cell table:formula="of:=([.J145]-[.H145])/1024" office:value-type="float" office:value="-1.69140625" calcext:value-type="float">
            <text:p>-1.69140625</text:p>
          </table:table-cell>
        </table:table-row>
        <table:table-row table:style-name="ro1">
          <table:table-cell/>
          <table:table-cell table:formula="of:=[.B145]+1" office:value-type="float" office:value="144" calcext:value-type="float">
            <text:p>144</text:p>
          </table:table-cell>
          <table:table-cell office:value-type="float" office:value="53056" calcext:value-type="float">
            <text:p>53056</text:p>
          </table:table-cell>
          <table:table-cell office:value-type="float" office:value="84400" calcext:value-type="float">
            <text:p>84400</text:p>
          </table:table-cell>
          <table:table-cell office:value-type="float" office:value="221720" calcext:value-type="float">
            <text:p>221720</text:p>
          </table:table-cell>
          <table:table-cell office:value-type="float" office:value="79524" calcext:value-type="float">
            <text:p>79524</text:p>
          </table:table-cell>
          <table:table-cell table:formula="of:=([.C146]+[.C145]/2+[.C147]/2)/2" office:value-type="float" office:value="52935" calcext:value-type="float">
            <text:p>52935</text:p>
          </table:table-cell>
          <table:table-cell table:formula="of:=([.D146]+[.D145]/2+[.D147]/2)/2" office:value-type="float" office:value="77442" calcext:value-type="float">
            <text:p>77442</text:p>
          </table:table-cell>
          <table:table-cell table:formula="of:=([.E146]+[.E145]/2+[.E147]/2)/2" office:value-type="float" office:value="221589" calcext:value-type="float">
            <text:p>221589</text:p>
          </table:table-cell>
          <table:table-cell table:formula="of:=([.F146]+[.F145]/2+[.F147]/2)/2" office:value-type="float" office:value="75031" calcext:value-type="float">
            <text:p>75031</text:p>
          </table:table-cell>
          <table:table-cell table:formula="of:=([.I146]-[.G146])/1024" office:value-type="float" office:value="164.701171875" calcext:value-type="float">
            <text:p>164.701171875</text:p>
          </table:table-cell>
          <table:table-cell table:formula="of:=([.J146]-[.H146])/1024" office:value-type="float" office:value="-2.3544921875" calcext:value-type="float">
            <text:p>-2.3544921875</text:p>
          </table:table-cell>
        </table:table-row>
        <table:table-row table:style-name="ro1">
          <table:table-cell/>
          <table:table-cell table:formula="of:=[.B146]+1" office:value-type="float" office:value="145" calcext:value-type="float">
            <text:p>145</text:p>
          </table:table-cell>
          <table:table-cell office:value-type="float" office:value="53056" calcext:value-type="float">
            <text:p>53056</text:p>
          </table:table-cell>
          <table:table-cell office:value-type="float" office:value="88668" calcext:value-type="float">
            <text:p>88668</text:p>
          </table:table-cell>
          <table:table-cell office:value-type="float" office:value="221720" calcext:value-type="float">
            <text:p>221720</text:p>
          </table:table-cell>
          <table:table-cell office:value-type="float" office:value="92956" calcext:value-type="float">
            <text:p>92956</text:p>
          </table:table-cell>
          <table:table-cell table:formula="of:=([.C147]+[.C146]/2+[.C148]/2)/2" office:value-type="float" office:value="53056" calcext:value-type="float">
            <text:p>53056</text:p>
          </table:table-cell>
          <table:table-cell table:formula="of:=([.D147]+[.D146]/2+[.D148]/2)/2" office:value-type="float" office:value="87601" calcext:value-type="float">
            <text:p>87601</text:p>
          </table:table-cell>
          <table:table-cell table:formula="of:=([.E147]+[.E146]/2+[.E148]/2)/2" office:value-type="float" office:value="221720" calcext:value-type="float">
            <text:p>221720</text:p>
          </table:table-cell>
          <table:table-cell table:formula="of:=([.F147]+[.F146]/2+[.F148]/2)/2" office:value-type="float" office:value="93375" calcext:value-type="float">
            <text:p>93375</text:p>
          </table:table-cell>
          <table:table-cell table:formula="of:=([.I147]-[.G147])/1024" office:value-type="float" office:value="164.7109375" calcext:value-type="float">
            <text:p>164.7109375</text:p>
          </table:table-cell>
          <table:table-cell table:formula="of:=([.J147]-[.H147])/1024" office:value-type="float" office:value="5.638671875" calcext:value-type="float">
            <text:p>5.638671875</text:p>
          </table:table-cell>
        </table:table-row>
        <table:table-row table:style-name="ro1">
          <table:table-cell/>
          <table:table-cell table:formula="of:=[.B147]+1" office:value-type="float" office:value="146" calcext:value-type="float">
            <text:p>146</text:p>
          </table:table-cell>
          <table:table-cell office:value-type="float" office:value="53056" calcext:value-type="float">
            <text:p>53056</text:p>
          </table:table-cell>
          <table:table-cell office:value-type="float" office:value="88668" calcext:value-type="float">
            <text:p>88668</text:p>
          </table:table-cell>
          <table:table-cell office:value-type="float" office:value="221720" calcext:value-type="float">
            <text:p>221720</text:p>
          </table:table-cell>
          <table:table-cell office:value-type="float" office:value="108064" calcext:value-type="float">
            <text:p>108064</text:p>
          </table:table-cell>
          <table:table-cell table:formula="of:=([.C148]+[.C147]/2+[.C149]/2)/2" office:value-type="float" office:value="53056" calcext:value-type="float">
            <text:p>53056</text:p>
          </table:table-cell>
          <table:table-cell table:formula="of:=([.D148]+[.D147]/2+[.D149]/2)/2" office:value-type="float" office:value="88668" calcext:value-type="float">
            <text:p>88668</text:p>
          </table:table-cell>
          <table:table-cell table:formula="of:=([.E148]+[.E147]/2+[.E149]/2)/2" office:value-type="float" office:value="221720" calcext:value-type="float">
            <text:p>221720</text:p>
          </table:table-cell>
          <table:table-cell table:formula="of:=([.F148]+[.F147]/2+[.F149]/2)/2" office:value-type="float" office:value="106374" calcext:value-type="float">
            <text:p>106374</text:p>
          </table:table-cell>
          <table:table-cell table:formula="of:=([.I148]-[.G148])/1024" office:value-type="float" office:value="164.7109375" calcext:value-type="float">
            <text:p>164.7109375</text:p>
          </table:table-cell>
          <table:table-cell table:formula="of:=([.J148]-[.H148])/1024" office:value-type="float" office:value="17.291015625" calcext:value-type="float">
            <text:p>17.291015625</text:p>
          </table:table-cell>
        </table:table-row>
        <table:table-row table:style-name="ro1">
          <table:table-cell/>
          <table:table-cell table:formula="of:=[.B148]+1" office:value-type="float" office:value="147" calcext:value-type="float">
            <text:p>147</text:p>
          </table:table-cell>
          <table:table-cell table:style-name="ce1" office:value-type="float" office:value="53056" calcext:value-type="float">
            <text:p>53056</text:p>
          </table:table-cell>
          <table:table-cell table:style-name="ce1" office:value-type="float" office:value="88668" calcext:value-type="float">
            <text:p>88668</text:p>
          </table:table-cell>
          <table:table-cell office:value-type="float" office:value="221720" calcext:value-type="float">
            <text:p>221720</text:p>
          </table:table-cell>
          <table:table-cell office:value-type="float" office:value="116412" calcext:value-type="float">
            <text:p>116412</text:p>
          </table:table-cell>
          <table:table-cell table:formula="of:=([.C149]+[.C148]/2+[.C150]/2)/2" office:value-type="float" office:value="53451" calcext:value-type="float">
            <text:p>53451</text:p>
          </table:table-cell>
          <table:table-cell table:formula="of:=([.D149]+[.D148]/2+[.D150]/2)/2" office:value-type="float" office:value="71557" calcext:value-type="float">
            <text:p>71557</text:p>
          </table:table-cell>
          <table:table-cell table:formula="of:=([.E149]+[.E148]/2+[.E150]/2)/2" office:value-type="float" office:value="221764" calcext:value-type="float">
            <text:p>221764</text:p>
          </table:table-cell>
          <table:table-cell table:formula="of:=([.F149]+[.F148]/2+[.F150]/2)/2" office:value-type="float" office:value="92549" calcext:value-type="float">
            <text:p>92549</text:p>
          </table:table-cell>
          <table:table-cell table:formula="of:=([.I149]-[.G149])/1024" office:value-type="float" office:value="164.3681640625" calcext:value-type="float">
            <text:p>164.3681640625</text:p>
          </table:table-cell>
          <table:table-cell table:formula="of:=([.J149]-[.H149])/1024" office:value-type="float" office:value="20.5" calcext:value-type="float">
            <text:p>20.5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table:formula="of:=[.B149]+1" office:value-type="float" office:value="148" calcext:value-type="float">
            <text:p>148</text:p>
          </table:table-cell>
          <table:table-cell office:value-type="float" office:value="54636" calcext:value-type="float">
            <text:p>54636</text:p>
          </table:table-cell>
          <table:table-cell office:value-type="float" office:value="20224" calcext:value-type="float">
            <text:p>20224</text:p>
          </table:table-cell>
          <table:table-cell office:value-type="float" office:value="221896" calcext:value-type="float">
            <text:p>221896</text:p>
          </table:table-cell>
          <table:table-cell office:value-type="float" office:value="29308" calcext:value-type="float">
            <text:p>29308</text:p>
          </table:table-cell>
          <table:table-cell table:formula="of:=([.C150]+[.C149]/2+[.C151]/2)/2" office:value-type="float" office:value="54692" calcext:value-type="float">
            <text:p>54692</text:p>
          </table:table-cell>
          <table:table-cell table:formula="of:=([.D150]+[.D149]/2+[.D151]/2)/2" office:value-type="float" office:value="49351" calcext:value-type="float">
            <text:p>49351</text:p>
          </table:table-cell>
          <table:table-cell table:formula="of:=([.E150]+[.E149]/2+[.E151]/2)/2" office:value-type="float" office:value="227766" calcext:value-type="float">
            <text:p>227766</text:p>
          </table:table-cell>
          <table:table-cell table:formula="of:=([.F150]+[.F149]/2+[.F151]/2)/2" office:value-type="float" office:value="62259" calcext:value-type="float">
            <text:p>62259</text:p>
          </table:table-cell>
          <table:table-cell table:formula="of:=([.I150]-[.G150])/1024" office:value-type="float" office:value="169.017578125" calcext:value-type="float">
            <text:p>169.017578125</text:p>
          </table:table-cell>
          <table:table-cell table:formula="of:=([.J150]-[.H150])/1024" office:value-type="float" office:value="12.60546875" calcext:value-type="float">
            <text:p>12.60546875</text:p>
          </table:table-cell>
        </table:table-row>
        <table:table-row table:style-name="ro1">
          <table:table-cell/>
          <table:table-cell table:formula="of:=[.B150]+1" office:value-type="float" office:value="149" calcext:value-type="float">
            <text:p>149</text:p>
          </table:table-cell>
          <table:table-cell office:value-type="float" office:value="56440" calcext:value-type="float">
            <text:p>56440</text:p>
          </table:table-cell>
          <table:table-cell office:value-type="float" office:value="68288" calcext:value-type="float">
            <text:p>68288</text:p>
          </table:table-cell>
          <table:table-cell office:value-type="float" office:value="245552" calcext:value-type="float">
            <text:p>245552</text:p>
          </table:table-cell>
          <table:table-cell office:value-type="float" office:value="74008" calcext:value-type="float">
            <text:p>74008</text:p>
          </table:table-cell>
          <table:table-cell table:formula="of:=([.C151]+[.C150]/2+[.C152]/2)/2" office:value-type="float" office:value="56131" calcext:value-type="float">
            <text:p>56131</text:p>
          </table:table-cell>
          <table:table-cell table:formula="of:=([.D151]+[.D150]/2+[.D152]/2)/2" office:value-type="float" office:value="57078" calcext:value-type="float">
            <text:p>57078</text:p>
          </table:table-cell>
          <table:table-cell table:formula="of:=([.E151]+[.E150]/2+[.E152]/2)/2" office:value-type="float" office:value="239638" calcext:value-type="float">
            <text:p>239638</text:p>
          </table:table-cell>
          <table:table-cell table:formula="of:=([.F151]+[.F150]/2+[.F152]/2)/2" office:value-type="float" office:value="62579" calcext:value-type="float">
            <text:p>62579</text:p>
          </table:table-cell>
          <table:table-cell table:formula="of:=([.I151]-[.G151])/1024" office:value-type="float" office:value="179.2060546875" calcext:value-type="float">
            <text:p>179.2060546875</text:p>
          </table:table-cell>
          <table:table-cell table:formula="of:=([.J151]-[.H151])/1024" office:value-type="float" office:value="5.3720703125" calcext:value-type="float">
            <text:p>5.3720703125</text:p>
          </table:table-cell>
        </table:table-row>
        <table:table-row table:style-name="ro1">
          <table:table-cell/>
          <table:table-cell table:formula="of:=[.B151]+1" office:value-type="float" office:value="150" calcext:value-type="float">
            <text:p>150</text:p>
          </table:table-cell>
          <table:table-cell office:value-type="float" office:value="57008" calcext:value-type="float">
            <text:p>57008</text:p>
          </table:table-cell>
          <table:table-cell office:value-type="float" office:value="71512" calcext:value-type="float">
            <text:p>71512</text:p>
          </table:table-cell>
          <table:table-cell office:value-type="float" office:value="245552" calcext:value-type="float">
            <text:p>245552</text:p>
          </table:table-cell>
          <table:table-cell office:value-type="float" office:value="72992" calcext:value-type="float">
            <text:p>72992</text:p>
          </table:table-cell>
          <table:table-cell table:formula="of:=([.C152]+[.C151]/2+[.C153]/2)/2" office:value-type="float" office:value="56866" calcext:value-type="float">
            <text:p>56866</text:p>
          </table:table-cell>
          <table:table-cell table:formula="of:=([.D152]+[.D151]/2+[.D153]/2)/2" office:value-type="float" office:value="70706" calcext:value-type="float">
            <text:p>70706</text:p>
          </table:table-cell>
          <table:table-cell table:formula="of:=([.E152]+[.E151]/2+[.E153]/2)/2" office:value-type="float" office:value="245552" calcext:value-type="float">
            <text:p>245552</text:p>
          </table:table-cell>
          <table:table-cell table:formula="of:=([.F152]+[.F151]/2+[.F153]/2)/2" office:value-type="float" office:value="73246" calcext:value-type="float">
            <text:p>73246</text:p>
          </table:table-cell>
          <table:table-cell table:formula="of:=([.I152]-[.G152])/1024" office:value-type="float" office:value="184.263671875" calcext:value-type="float">
            <text:p>184.263671875</text:p>
          </table:table-cell>
          <table:table-cell table:formula="of:=([.J152]-[.H152])/1024" office:value-type="float" office:value="2.48046875" calcext:value-type="float">
            <text:p>2.48046875</text:p>
          </table:table-cell>
        </table:table-row>
        <table:table-row table:style-name="ro1">
          <table:table-cell/>
          <table:table-cell table:formula="of:=[.B152]+1" office:value-type="float" office:value="151" calcext:value-type="float">
            <text:p>151</text:p>
          </table:table-cell>
          <table:table-cell office:value-type="float" office:value="57008" calcext:value-type="float">
            <text:p>57008</text:p>
          </table:table-cell>
          <table:table-cell office:value-type="float" office:value="71512" calcext:value-type="float">
            <text:p>71512</text:p>
          </table:table-cell>
          <table:table-cell office:value-type="float" office:value="245552" calcext:value-type="float">
            <text:p>245552</text:p>
          </table:table-cell>
          <table:table-cell office:value-type="float" office:value="72992" calcext:value-type="float">
            <text:p>72992</text:p>
          </table:table-cell>
          <table:table-cell table:formula="of:=([.C153]+[.C152]/2+[.C154]/2)/2" office:value-type="float" office:value="57008" calcext:value-type="float">
            <text:p>57008</text:p>
          </table:table-cell>
          <table:table-cell table:formula="of:=([.D153]+[.D152]/2+[.D154]/2)/2" office:value-type="float" office:value="71512" calcext:value-type="float">
            <text:p>71512</text:p>
          </table:table-cell>
          <table:table-cell table:formula="of:=([.E153]+[.E152]/2+[.E154]/2)/2" office:value-type="float" office:value="245552" calcext:value-type="float">
            <text:p>245552</text:p>
          </table:table-cell>
          <table:table-cell table:formula="of:=([.F153]+[.F152]/2+[.F154]/2)/2" office:value-type="float" office:value="72992" calcext:value-type="float">
            <text:p>72992</text:p>
          </table:table-cell>
          <table:table-cell table:formula="of:=([.I153]-[.G153])/1024" office:value-type="float" office:value="184.125" calcext:value-type="float">
            <text:p>184.125</text:p>
          </table:table-cell>
          <table:table-cell table:formula="of:=([.J153]-[.H153])/1024" office:value-type="float" office:value="1.4453125" calcext:value-type="float">
            <text:p>1.4453125</text:p>
          </table:table-cell>
        </table:table-row>
        <table:table-row table:style-name="ro1">
          <table:table-cell/>
          <table:table-cell table:formula="of:=[.B153]+1" office:value-type="float" office:value="152" calcext:value-type="float">
            <text:p>152</text:p>
          </table:table-cell>
          <table:table-cell office:value-type="float" office:value="57008" calcext:value-type="float">
            <text:p>57008</text:p>
          </table:table-cell>
          <table:table-cell office:value-type="float" office:value="71512" calcext:value-type="float">
            <text:p>71512</text:p>
          </table:table-cell>
          <table:table-cell office:value-type="float" office:value="245552" calcext:value-type="float">
            <text:p>245552</text:p>
          </table:table-cell>
          <table:table-cell office:value-type="float" office:value="72992" calcext:value-type="float">
            <text:p>72992</text:p>
          </table:table-cell>
          <table:table-cell table:formula="of:=([.C154]+[.C153]/2+[.C155]/2)/2" office:value-type="float" office:value="57016" calcext:value-type="float">
            <text:p>57016</text:p>
          </table:table-cell>
          <table:table-cell table:formula="of:=([.D154]+[.D153]/2+[.D155]/2)/2" office:value-type="float" office:value="61804" calcext:value-type="float">
            <text:p>61804</text:p>
          </table:table-cell>
          <table:table-cell table:formula="of:=([.E154]+[.E153]/2+[.E155]/2)/2" office:value-type="float" office:value="245749" calcext:value-type="float">
            <text:p>245749</text:p>
          </table:table-cell>
          <table:table-cell table:formula="of:=([.F154]+[.F153]/2+[.F155]/2)/2" office:value-type="float" office:value="65636" calcext:value-type="float">
            <text:p>65636</text:p>
          </table:table-cell>
          <table:table-cell table:formula="of:=([.I154]-[.G154])/1024" office:value-type="float" office:value="184.3095703125" calcext:value-type="float">
            <text:p>184.3095703125</text:p>
          </table:table-cell>
          <table:table-cell table:formula="of:=([.J154]-[.H154])/1024" office:value-type="float" office:value="3.7421875" calcext:value-type="float">
            <text:p>3.7421875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table:formula="of:=[.B154]+1" office:value-type="float" office:value="153" calcext:value-type="float">
            <text:p>153</text:p>
          </table:table-cell>
          <table:table-cell office:value-type="float" office:value="57040" calcext:value-type="float">
            <text:p>57040</text:p>
          </table:table-cell>
          <table:table-cell office:value-type="float" office:value="32680" calcext:value-type="float">
            <text:p>32680</text:p>
          </table:table-cell>
          <table:table-cell office:value-type="float" office:value="246340" calcext:value-type="float">
            <text:p>246340</text:p>
          </table:table-cell>
          <table:table-cell office:value-type="float" office:value="43568" calcext:value-type="float">
            <text:p>43568</text:p>
          </table:table-cell>
          <table:table-cell table:formula="of:=([.C155]+[.C154]/2+[.C156]/2)/2" office:value-type="float" office:value="57164" calcext:value-type="float">
            <text:p>57164</text:p>
          </table:table-cell>
          <table:table-cell table:formula="of:=([.D155]+[.D154]/2+[.D156]/2)/2" office:value-type="float" office:value="45666" calcext:value-type="float">
            <text:p>45666</text:p>
          </table:table-cell>
          <table:table-cell table:formula="of:=([.E155]+[.E154]/2+[.E156]/2)/2" office:value-type="float" office:value="246372" calcext:value-type="float">
            <text:p>246372</text:p>
          </table:table-cell>
          <table:table-cell table:formula="of:=([.F155]+[.F154]/2+[.F156]/2)/2" office:value-type="float" office:value="54479" calcext:value-type="float">
            <text:p>54479</text:p>
          </table:table-cell>
          <table:table-cell table:formula="of:=([.I155]-[.G155])/1024" office:value-type="float" office:value="184.7734375" calcext:value-type="float">
            <text:p>184.7734375</text:p>
          </table:table-cell>
          <table:table-cell table:formula="of:=([.J155]-[.H155])/1024" office:value-type="float" office:value="8.6064453125" calcext:value-type="float">
            <text:p>8.6064453125</text:p>
          </table:table-cell>
        </table:table-row>
        <table:table-row table:style-name="ro1">
          <table:table-cell/>
          <table:table-cell table:formula="of:=[.B155]+1" office:value-type="float" office:value="154" calcext:value-type="float">
            <text:p>154</text:p>
          </table:table-cell>
          <table:table-cell office:value-type="float" office:value="57568" calcext:value-type="float">
            <text:p>57568</text:p>
          </table:table-cell>
          <table:table-cell office:value-type="float" office:value="45792" calcext:value-type="float">
            <text:p>45792</text:p>
          </table:table-cell>
          <table:table-cell office:value-type="float" office:value="247256" calcext:value-type="float">
            <text:p>247256</text:p>
          </table:table-cell>
          <table:table-cell office:value-type="float" office:value="57788" calcext:value-type="float">
            <text:p>57788</text:p>
          </table:table-cell>
          <table:table-cell table:formula="of:=([.C156]+[.C155]/2+[.C157]/2)/2" office:value-type="float" office:value="57864" calcext:value-type="float">
            <text:p>57864</text:p>
          </table:table-cell>
          <table:table-cell table:formula="of:=([.D156]+[.D155]/2+[.D157]/2)/2" office:value-type="float" office:value="50433" calcext:value-type="float">
            <text:p>50433</text:p>
          </table:table-cell>
          <table:table-cell table:formula="of:=([.E156]+[.E155]/2+[.E157]/2)/2" office:value-type="float" office:value="247092" calcext:value-type="float">
            <text:p>247092</text:p>
          </table:table-cell>
          <table:table-cell table:formula="of:=([.F156]+[.F155]/2+[.F157]/2)/2" office:value-type="float" office:value="59700" calcext:value-type="float">
            <text:p>59700</text:p>
          </table:table-cell>
          <table:table-cell table:formula="of:=([.I156]-[.G156])/1024" office:value-type="float" office:value="184.79296875" calcext:value-type="float">
            <text:p>184.79296875</text:p>
          </table:table-cell>
          <table:table-cell table:formula="of:=([.J156]-[.H156])/1024" office:value-type="float" office:value="9.0498046875" calcext:value-type="float">
            <text:p>9.0498046875</text:p>
          </table:table-cell>
        </table:table-row>
        <table:table-row table:style-name="ro1">
          <table:table-cell/>
          <table:table-cell table:formula="of:=[.B156]+1" office:value-type="float" office:value="155" calcext:value-type="float">
            <text:p>155</text:p>
          </table:table-cell>
          <table:table-cell office:value-type="float" office:value="59280" calcext:value-type="float">
            <text:p>59280</text:p>
          </table:table-cell>
          <table:table-cell office:value-type="float" office:value="77468" calcext:value-type="float">
            <text:p>77468</text:p>
          </table:table-cell>
          <table:table-cell office:value-type="float" office:value="247516" calcext:value-type="float">
            <text:p>247516</text:p>
          </table:table-cell>
          <table:table-cell office:value-type="float" office:value="79656" calcext:value-type="float">
            <text:p>79656</text:p>
          </table:table-cell>
          <table:table-cell table:formula="of:=([.C157]+[.C156]/2+[.C158]/2)/2" office:value-type="float" office:value="59200" calcext:value-type="float">
            <text:p>59200</text:p>
          </table:table-cell>
          <table:table-cell table:formula="of:=([.D157]+[.D156]/2+[.D158]/2)/2" office:value-type="float" office:value="70091" calcext:value-type="float">
            <text:p>70091</text:p>
          </table:table-cell>
          <table:table-cell table:formula="of:=([.E157]+[.E156]/2+[.E158]/2)/2" office:value-type="float" office:value="227786" calcext:value-type="float">
            <text:p>227786</text:p>
          </table:table-cell>
          <table:table-cell table:formula="of:=([.F157]+[.F156]/2+[.F158]/2)/2" office:value-type="float" office:value="77957" calcext:value-type="float">
            <text:p>77957</text:p>
          </table:table-cell>
          <table:table-cell table:formula="of:=([.I157]-[.G157])/1024" office:value-type="float" office:value="164.634765625" calcext:value-type="float">
            <text:p>164.634765625</text:p>
          </table:table-cell>
          <table:table-cell table:formula="of:=([.J157]-[.H157])/1024" office:value-type="float" office:value="7.681640625" calcext:value-type="float">
            <text:p>7.681640625</text:p>
          </table:table-cell>
        </table:table-row>
        <table:table-row table:style-name="ro1">
          <table:table-cell/>
          <table:table-cell table:formula="of:=[.B157]+1" office:value-type="float" office:value="156" calcext:value-type="float">
            <text:p>156</text:p>
          </table:table-cell>
          <table:table-cell office:value-type="float" office:value="60672" calcext:value-type="float">
            <text:p>60672</text:p>
          </table:table-cell>
          <table:table-cell office:value-type="float" office:value="79636" calcext:value-type="float">
            <text:p>79636</text:p>
          </table:table-cell>
          <table:table-cell office:value-type="float" office:value="168856" calcext:value-type="float">
            <text:p>168856</text:p>
          </table:table-cell>
          <table:table-cell office:value-type="float" office:value="94728" calcext:value-type="float">
            <text:p>94728</text:p>
          </table:table-cell>
          <table:table-cell table:formula="of:=([.C158]+[.C157]/2+[.C159]/2)/2" office:value-type="float" office:value="60594" calcext:value-type="float">
            <text:p>60594</text:p>
          </table:table-cell>
          <table:table-cell table:formula="of:=([.D158]+[.D157]/2+[.D159]/2)/2" office:value-type="float" office:value="79670" calcext:value-type="float">
            <text:p>79670</text:p>
          </table:table-cell>
          <table:table-cell table:formula="of:=([.E158]+[.E157]/2+[.E159]/2)/2" office:value-type="float" office:value="188521" calcext:value-type="float">
            <text:p>188521</text:p>
          </table:table-cell>
          <table:table-cell table:formula="of:=([.F158]+[.F157]/2+[.F159]/2)/2" office:value-type="float" office:value="91176" calcext:value-type="float">
            <text:p>91176</text:p>
          </table:table-cell>
          <table:table-cell table:formula="of:=([.I158]-[.G158])/1024" office:value-type="float" office:value="124.9287109375" calcext:value-type="float">
            <text:p>124.9287109375</text:p>
          </table:table-cell>
          <table:table-cell table:formula="of:=([.J158]-[.H158])/1024" office:value-type="float" office:value="11.236328125" calcext:value-type="float">
            <text:p>11.236328125</text:p>
          </table:table-cell>
        </table:table-row>
        <table:table-row table:style-name="ro1">
          <table:table-cell/>
          <table:table-cell table:formula="of:=[.B158]+1" office:value-type="float" office:value="157" calcext:value-type="float">
            <text:p>157</text:p>
          </table:table-cell>
          <table:table-cell office:value-type="float" office:value="61752" calcext:value-type="float">
            <text:p>61752</text:p>
          </table:table-cell>
          <table:table-cell office:value-type="float" office:value="81940" calcext:value-type="float">
            <text:p>81940</text:p>
          </table:table-cell>
          <table:table-cell office:value-type="float" office:value="168856" calcext:value-type="float">
            <text:p>168856</text:p>
          </table:table-cell>
          <table:table-cell office:value-type="float" office:value="95592" calcext:value-type="float">
            <text:p>95592</text:p>
          </table:table-cell>
          <table:table-cell table:formula="of:=([.C159]+[.C158]/2+[.C160]/2)/2" office:value-type="float" office:value="61494" calcext:value-type="float">
            <text:p>61494</text:p>
          </table:table-cell>
          <table:table-cell table:formula="of:=([.D159]+[.D158]/2+[.D160]/2)/2" office:value-type="float" office:value="83308" calcext:value-type="float">
            <text:p>83308</text:p>
          </table:table-cell>
          <table:table-cell table:formula="of:=([.E159]+[.E158]/2+[.E160]/2)/2" office:value-type="float" office:value="168856" calcext:value-type="float">
            <text:p>168856</text:p>
          </table:table-cell>
          <table:table-cell table:formula="of:=([.F159]+[.F158]/2+[.F160]/2)/2" office:value-type="float" office:value="100355" calcext:value-type="float">
            <text:p>100355</text:p>
          </table:table-cell>
          <table:table-cell table:formula="of:=([.I159]-[.G159])/1024" office:value-type="float" office:value="104.845703125" calcext:value-type="float">
            <text:p>104.845703125</text:p>
          </table:table-cell>
          <table:table-cell table:formula="of:=([.J159]-[.H159])/1024" office:value-type="float" office:value="16.6474609375" calcext:value-type="float">
            <text:p>16.6474609375</text:p>
          </table:table-cell>
        </table:table-row>
        <table:table-row table:style-name="ro1">
          <table:table-cell/>
          <table:table-cell table:formula="of:=[.B159]+1" office:value-type="float" office:value="158" calcext:value-type="float">
            <text:p>158</text:p>
          </table:table-cell>
          <table:table-cell office:value-type="float" office:value="61800" calcext:value-type="float">
            <text:p>61800</text:p>
          </table:table-cell>
          <table:table-cell office:value-type="float" office:value="89716" calcext:value-type="float">
            <text:p>89716</text:p>
          </table:table-cell>
          <table:table-cell office:value-type="float" office:value="168856" calcext:value-type="float">
            <text:p>168856</text:p>
          </table:table-cell>
          <table:table-cell office:value-type="float" office:value="115508" calcext:value-type="float">
            <text:p>115508</text:p>
          </table:table-cell>
          <table:table-cell table:formula="of:=([.C160]+[.C159]/2+[.C161]/2)/2" office:value-type="float" office:value="61788" calcext:value-type="float">
            <text:p>61788</text:p>
          </table:table-cell>
          <table:table-cell table:formula="of:=([.D160]+[.D159]/2+[.D161]/2)/2" office:value-type="float" office:value="87781" calcext:value-type="float">
            <text:p>87781</text:p>
          </table:table-cell>
          <table:table-cell table:formula="of:=([.E160]+[.E159]/2+[.E161]/2)/2" office:value-type="float" office:value="168856" calcext:value-type="float">
            <text:p>168856</text:p>
          </table:table-cell>
          <table:table-cell table:formula="of:=([.F160]+[.F159]/2+[.F161]/2)/2" office:value-type="float" office:value="110540" calcext:value-type="float">
            <text:p>110540</text:p>
          </table:table-cell>
          <table:table-cell table:formula="of:=([.I160]-[.G160])/1024" office:value-type="float" office:value="104.55859375" calcext:value-type="float">
            <text:p>104.55859375</text:p>
          </table:table-cell>
          <table:table-cell table:formula="of:=([.J160]-[.H160])/1024" office:value-type="float" office:value="22.2255859375" calcext:value-type="float">
            <text:p>22.2255859375</text:p>
          </table:table-cell>
        </table:table-row>
        <table:table-row table:style-name="ro1">
          <table:table-cell/>
          <table:table-cell table:formula="of:=[.B160]+1" office:value-type="float" office:value="159" calcext:value-type="float">
            <text:p>159</text:p>
          </table:table-cell>
          <table:table-cell office:value-type="float" office:value="61800" calcext:value-type="float">
            <text:p>61800</text:p>
          </table:table-cell>
          <table:table-cell office:value-type="float" office:value="89752" calcext:value-type="float">
            <text:p>89752</text:p>
          </table:table-cell>
          <table:table-cell office:value-type="float" office:value="168856" calcext:value-type="float">
            <text:p>168856</text:p>
          </table:table-cell>
          <table:table-cell office:value-type="float" office:value="115552" calcext:value-type="float">
            <text:p>115552</text:p>
          </table:table-cell>
          <table:table-cell table:formula="of:=([.C161]+[.C160]/2+[.C162]/2)/2" office:value-type="float" office:value="61800" calcext:value-type="float">
            <text:p>61800</text:p>
          </table:table-cell>
          <table:table-cell table:formula="of:=([.D161]+[.D160]/2+[.D162]/2)/2" office:value-type="float" office:value="89743" calcext:value-type="float">
            <text:p>89743</text:p>
          </table:table-cell>
          <table:table-cell table:formula="of:=([.E161]+[.E160]/2+[.E162]/2)/2" office:value-type="float" office:value="168856" calcext:value-type="float">
            <text:p>168856</text:p>
          </table:table-cell>
          <table:table-cell table:formula="of:=([.F161]+[.F160]/2+[.F162]/2)/2" office:value-type="float" office:value="115541" calcext:value-type="float">
            <text:p>115541</text:p>
          </table:table-cell>
          <table:table-cell table:formula="of:=([.I161]-[.G161])/1024" office:value-type="float" office:value="104.546875" calcext:value-type="float">
            <text:p>104.546875</text:p>
          </table:table-cell>
          <table:table-cell table:formula="of:=([.J161]-[.H161])/1024" office:value-type="float" office:value="25.193359375" calcext:value-type="float">
            <text:p>25.193359375</text:p>
          </table:table-cell>
        </table:table-row>
        <table:table-row table:style-name="ro1">
          <table:table-cell/>
          <table:table-cell table:formula="of:=[.B161]+1" office:value-type="float" office:value="160" calcext:value-type="float">
            <text:p>160</text:p>
          </table:table-cell>
          <table:table-cell office:value-type="float" office:value="61800" calcext:value-type="float">
            <text:p>61800</text:p>
          </table:table-cell>
          <table:table-cell office:value-type="float" office:value="89752" calcext:value-type="float">
            <text:p>89752</text:p>
          </table:table-cell>
          <table:table-cell office:value-type="float" office:value="168856" calcext:value-type="float">
            <text:p>168856</text:p>
          </table:table-cell>
          <table:table-cell office:value-type="float" office:value="115552" calcext:value-type="float">
            <text:p>115552</text:p>
          </table:table-cell>
          <table:table-cell table:formula="of:=([.C162]+[.C161]/2+[.C163]/2)/2" office:value-type="float" office:value="61800" calcext:value-type="float">
            <text:p>61800</text:p>
          </table:table-cell>
          <table:table-cell table:formula="of:=([.D162]+[.D161]/2+[.D163]/2)/2" office:value-type="float" office:value="89752" calcext:value-type="float">
            <text:p>89752</text:p>
          </table:table-cell>
          <table:table-cell table:formula="of:=([.E162]+[.E161]/2+[.E163]/2)/2" office:value-type="float" office:value="168856" calcext:value-type="float">
            <text:p>168856</text:p>
          </table:table-cell>
          <table:table-cell table:formula="of:=([.F162]+[.F161]/2+[.F163]/2)/2" office:value-type="float" office:value="115552" calcext:value-type="float">
            <text:p>115552</text:p>
          </table:table-cell>
          <table:table-cell table:formula="of:=([.I162]-[.G162])/1024" office:value-type="float" office:value="104.546875" calcext:value-type="float">
            <text:p>104.546875</text:p>
          </table:table-cell>
          <table:table-cell table:formula="of:=([.J162]-[.H162])/1024" office:value-type="float" office:value="25.1953125" calcext:value-type="float">
            <text:p>25.1953125</text:p>
          </table:table-cell>
        </table:table-row>
        <table:table-row table:style-name="ro1">
          <table:table-cell/>
          <table:table-cell table:formula="of:=[.B162]+1" office:value-type="float" office:value="161" calcext:value-type="float">
            <text:p>161</text:p>
          </table:table-cell>
          <table:table-cell office:value-type="float" office:value="61800" calcext:value-type="float">
            <text:p>61800</text:p>
          </table:table-cell>
          <table:table-cell office:value-type="float" office:value="89752" calcext:value-type="float">
            <text:p>89752</text:p>
          </table:table-cell>
          <table:table-cell office:value-type="float" office:value="168856" calcext:value-type="float">
            <text:p>168856</text:p>
          </table:table-cell>
          <table:table-cell office:value-type="float" office:value="115552" calcext:value-type="float">
            <text:p>115552</text:p>
          </table:table-cell>
          <table:table-cell table:formula="of:=([.C163]+[.C162]/2+[.C164]/2)/2" office:value-type="float" office:value="61801" calcext:value-type="float">
            <text:p>61801</text:p>
          </table:table-cell>
          <table:table-cell table:formula="of:=([.D163]+[.D162]/2+[.D164]/2)/2" office:value-type="float" office:value="75025" calcext:value-type="float">
            <text:p>75025</text:p>
          </table:table-cell>
          <table:table-cell table:formula="of:=([.E163]+[.E162]/2+[.E164]/2)/2" office:value-type="float" office:value="168877" calcext:value-type="float">
            <text:p>168877</text:p>
          </table:table-cell>
          <table:table-cell table:formula="of:=([.F163]+[.F162]/2+[.F164]/2)/2" office:value-type="float" office:value="97771" calcext:value-type="float">
            <text:p>97771</text:p>
          </table:table-cell>
          <table:table-cell table:formula="of:=([.I163]-[.G163])/1024" office:value-type="float" office:value="104.56640625" calcext:value-type="float">
            <text:p>104.56640625</text:p>
          </table:table-cell>
          <table:table-cell table:formula="of:=([.J163]-[.H163])/1024" office:value-type="float" office:value="22.212890625" calcext:value-type="float">
            <text:p>22.212890625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table:formula="of:=[.B163]+1" office:value-type="float" office:value="162" calcext:value-type="float">
            <text:p>162</text:p>
          </table:table-cell>
          <table:table-cell office:value-type="float" office:value="61804" calcext:value-type="float">
            <text:p>61804</text:p>
          </table:table-cell>
          <table:table-cell office:value-type="float" office:value="30844" calcext:value-type="float">
            <text:p>30844</text:p>
          </table:table-cell>
          <table:table-cell office:value-type="float" office:value="168940" calcext:value-type="float">
            <text:p>168940</text:p>
          </table:table-cell>
          <table:table-cell office:value-type="float" office:value="44428" calcext:value-type="float">
            <text:p>44428</text:p>
          </table:table-cell>
          <table:table-cell table:formula="of:=([.C164]+[.C163]/2+[.C165]/2)/2" office:value-type="float" office:value="61819" calcext:value-type="float">
            <text:p>61819</text:p>
          </table:table-cell>
          <table:table-cell table:formula="of:=([.D164]+[.D163]/2+[.D165]/2)/2" office:value-type="float" office:value="45583" calcext:value-type="float">
            <text:p>45583</text:p>
          </table:table-cell>
          <table:table-cell table:formula="of:=([.E164]+[.E163]/2+[.E165]/2)/2" office:value-type="float" office:value="168919" calcext:value-type="float">
            <text:p>168919</text:p>
          </table:table-cell>
          <table:table-cell table:formula="of:=([.F164]+[.F163]/2+[.F165]/2)/2" office:value-type="float" office:value="62591" calcext:value-type="float">
            <text:p>62591</text:p>
          </table:table-cell>
          <table:table-cell table:formula="of:=([.I164]-[.G164])/1024" office:value-type="float" office:value="104.58984375" calcext:value-type="float">
            <text:p>104.58984375</text:p>
          </table:table-cell>
          <table:table-cell table:formula="of:=([.J164]-[.H164])/1024" office:value-type="float" office:value="16.609375" calcext:value-type="float">
            <text:p>16.609375</text:p>
          </table:table-cell>
        </table:table-row>
        <table:table-row table:style-name="ro1">
          <table:table-cell/>
          <table:table-cell table:formula="of:=[.B164]+1" office:value-type="float" office:value="163" calcext:value-type="float">
            <text:p>163</text:p>
          </table:table-cell>
          <table:table-cell office:value-type="float" office:value="61868" calcext:value-type="float">
            <text:p>61868</text:p>
          </table:table-cell>
          <table:table-cell office:value-type="float" office:value="30892" calcext:value-type="float">
            <text:p>30892</text:p>
          </table:table-cell>
          <table:table-cell office:value-type="float" office:value="168940" calcext:value-type="float">
            <text:p>168940</text:p>
          </table:table-cell>
          <table:table-cell office:value-type="float" office:value="45956" calcext:value-type="float">
            <text:p>45956</text:p>
          </table:table-cell>
          <table:table-cell table:formula="of:=([.C165]+[.C164]/2+[.C166]/2)/2" office:value-type="float" office:value="61852" calcext:value-type="float">
            <text:p>61852</text:p>
          </table:table-cell>
          <table:table-cell table:formula="of:=([.D165]+[.D164]/2+[.D166]/2)/2" office:value-type="float" office:value="30880" calcext:value-type="float">
            <text:p>30880</text:p>
          </table:table-cell>
          <table:table-cell table:formula="of:=([.E165]+[.E164]/2+[.E166]/2)/2" office:value-type="float" office:value="168940" calcext:value-type="float">
            <text:p>168940</text:p>
          </table:table-cell>
          <table:table-cell table:formula="of:=([.F165]+[.F164]/2+[.F166]/2)/2" office:value-type="float" office:value="45574" calcext:value-type="float">
            <text:p>45574</text:p>
          </table:table-cell>
          <table:table-cell table:formula="of:=([.I165]-[.G165])/1024" office:value-type="float" office:value="104.578125" calcext:value-type="float">
            <text:p>104.578125</text:p>
          </table:table-cell>
          <table:table-cell table:formula="of:=([.J165]-[.H165])/1024" office:value-type="float" office:value="14.349609375" calcext:value-type="float">
            <text:p>14.349609375</text:p>
          </table:table-cell>
        </table:table-row>
        <table:table-row table:style-name="ro1">
          <table:table-cell/>
          <table:table-cell table:formula="of:=[.B165]+1" office:value-type="float" office:value="164" calcext:value-type="float">
            <text:p>164</text:p>
          </table:table-cell>
          <table:table-cell office:value-type="float" office:value="61868" calcext:value-type="float">
            <text:p>61868</text:p>
          </table:table-cell>
          <table:table-cell office:value-type="float" office:value="30892" calcext:value-type="float">
            <text:p>30892</text:p>
          </table:table-cell>
          <table:table-cell office:value-type="float" office:value="168940" calcext:value-type="float">
            <text:p>168940</text:p>
          </table:table-cell>
          <table:table-cell office:value-type="float" office:value="45956" calcext:value-type="float">
            <text:p>45956</text:p>
          </table:table-cell>
          <table:table-cell table:formula="of:=([.C166]+[.C165]/2+[.C167]/2)/2" office:value-type="float" office:value="61868" calcext:value-type="float">
            <text:p>61868</text:p>
          </table:table-cell>
          <table:table-cell table:formula="of:=([.D166]+[.D165]/2+[.D167]/2)/2" office:value-type="float" office:value="30892" calcext:value-type="float">
            <text:p>30892</text:p>
          </table:table-cell>
          <table:table-cell table:formula="of:=([.E166]+[.E165]/2+[.E167]/2)/2" office:value-type="float" office:value="168940" calcext:value-type="float">
            <text:p>168940</text:p>
          </table:table-cell>
          <table:table-cell table:formula="of:=([.F166]+[.F165]/2+[.F167]/2)/2" office:value-type="float" office:value="45956" calcext:value-type="float">
            <text:p>45956</text:p>
          </table:table-cell>
          <table:table-cell table:formula="of:=([.I166]-[.G166])/1024" office:value-type="float" office:value="104.5625" calcext:value-type="float">
            <text:p>104.5625</text:p>
          </table:table-cell>
          <table:table-cell table:formula="of:=([.J166]-[.H166])/1024" office:value-type="float" office:value="14.7109375" calcext:value-type="float">
            <text:p>14.7109375</text:p>
          </table:table-cell>
        </table:table-row>
        <table:table-row table:style-name="ro1">
          <table:table-cell/>
          <table:table-cell table:formula="of:=[.B166]+1" office:value-type="float" office:value="165" calcext:value-type="float">
            <text:p>165</text:p>
          </table:table-cell>
          <table:table-cell office:value-type="float" office:value="61868" calcext:value-type="float">
            <text:p>61868</text:p>
          </table:table-cell>
          <table:table-cell office:value-type="float" office:value="30892" calcext:value-type="float">
            <text:p>30892</text:p>
          </table:table-cell>
          <table:table-cell office:value-type="float" office:value="168940" calcext:value-type="float">
            <text:p>168940</text:p>
          </table:table-cell>
          <table:table-cell office:value-type="float" office:value="45956" calcext:value-type="float">
            <text:p>45956</text:p>
          </table:table-cell>
          <table:table-cell table:formula="of:=([.C167]+[.C166]/2+[.C168]/2)/2" office:value-type="float" office:value="61875" calcext:value-type="float">
            <text:p>61875</text:p>
          </table:table-cell>
          <table:table-cell table:formula="of:=([.D167]+[.D166]/2+[.D168]/2)/2" office:value-type="float" office:value="30288" calcext:value-type="float">
            <text:p>30288</text:p>
          </table:table-cell>
          <table:table-cell table:formula="of:=([.E167]+[.E166]/2+[.E168]/2)/2" office:value-type="float" office:value="168940" calcext:value-type="float">
            <text:p>168940</text:p>
          </table:table-cell>
          <table:table-cell table:formula="of:=([.F167]+[.F166]/2+[.F168]/2)/2" office:value-type="float" office:value="45526" calcext:value-type="float">
            <text:p>45526</text:p>
          </table:table-cell>
          <table:table-cell table:formula="of:=([.I167]-[.G167])/1024" office:value-type="float" office:value="104.5556640625" calcext:value-type="float">
            <text:p>104.5556640625</text:p>
          </table:table-cell>
          <table:table-cell table:formula="of:=([.J167]-[.H167])/1024" office:value-type="float" office:value="14.880859375" calcext:value-type="float">
            <text:p>14.880859375</text:p>
          </table:table-cell>
        </table:table-row>
        <table:table-row table:style-name="ro1">
          <table:table-cell/>
          <table:table-cell table:formula="of:=[.B167]+1" office:value-type="float" office:value="166" calcext:value-type="float">
            <text:p>166</text:p>
          </table:table-cell>
          <table:table-cell office:value-type="float" office:value="61896" calcext:value-type="float">
            <text:p>61896</text:p>
          </table:table-cell>
          <table:table-cell office:value-type="float" office:value="28476" calcext:value-type="float">
            <text:p>28476</text:p>
          </table:table-cell>
          <table:table-cell office:value-type="float" office:value="168940" calcext:value-type="float">
            <text:p>168940</text:p>
          </table:table-cell>
          <table:table-cell office:value-type="float" office:value="44236" calcext:value-type="float">
            <text:p>44236</text:p>
          </table:table-cell>
          <table:table-cell table:formula="of:=([.C168]+[.C167]/2+[.C169]/2)/2" office:value-type="float" office:value="62061" calcext:value-type="float">
            <text:p>62061</text:p>
          </table:table-cell>
          <table:table-cell table:formula="of:=([.D168]+[.D167]/2+[.D169]/2)/2" office:value-type="float" office:value="37606" calcext:value-type="float">
            <text:p>37606</text:p>
          </table:table-cell>
          <table:table-cell table:formula="of:=([.E168]+[.E167]/2+[.E169]/2)/2" office:value-type="float" office:value="172530" calcext:value-type="float">
            <text:p>172530</text:p>
          </table:table-cell>
          <table:table-cell table:formula="of:=([.F168]+[.F167]/2+[.F169]/2)/2" office:value-type="float" office:value="56813" calcext:value-type="float">
            <text:p>56813</text:p>
          </table:table-cell>
          <table:table-cell table:formula="of:=([.I168]-[.G168])/1024" office:value-type="float" office:value="107.8798828125" calcext:value-type="float">
            <text:p>107.8798828125</text:p>
          </table:table-cell>
          <table:table-cell table:formula="of:=([.J168]-[.H168])/1024" office:value-type="float" office:value="18.7568359375" calcext:value-type="float">
            <text:p>18.7568359375</text:p>
          </table:table-cell>
        </table:table-row>
        <table:table-row table:style-name="ro1">
          <table:table-cell/>
          <table:table-cell table:formula="of:=[.B168]+1" office:value-type="float" office:value="167" calcext:value-type="float">
            <text:p>167</text:p>
          </table:table-cell>
          <table:table-cell office:value-type="float" office:value="62584" calcext:value-type="float">
            <text:p>62584</text:p>
          </table:table-cell>
          <table:table-cell office:value-type="float" office:value="62580" calcext:value-type="float">
            <text:p>62580</text:p>
          </table:table-cell>
          <table:table-cell office:value-type="float" office:value="183300" calcext:value-type="float">
            <text:p>183300</text:p>
          </table:table-cell>
          <table:table-cell office:value-type="float" office:value="92824" calcext:value-type="float">
            <text:p>92824</text:p>
          </table:table-cell>
          <table:table-cell table:formula="of:=([.C169]+[.C168]/2+[.C170]/2)/2" office:value-type="float" office:value="62412" calcext:value-type="float">
            <text:p>62412</text:p>
          </table:table-cell>
          <table:table-cell table:formula="of:=([.D169]+[.D168]/2+[.D170]/2)/2" office:value-type="float" office:value="54054" calcext:value-type="float">
            <text:p>54054</text:p>
          </table:table-cell>
          <table:table-cell table:formula="of:=([.E169]+[.E168]/2+[.E170]/2)/2" office:value-type="float" office:value="179710" calcext:value-type="float">
            <text:p>179710</text:p>
          </table:table-cell>
          <table:table-cell table:formula="of:=([.F169]+[.F168]/2+[.F170]/2)/2" office:value-type="float" office:value="82826" calcext:value-type="float">
            <text:p>82826</text:p>
          </table:table-cell>
          <table:table-cell table:formula="of:=([.I169]-[.G169])/1024" office:value-type="float" office:value="114.548828125" calcext:value-type="float">
            <text:p>114.548828125</text:p>
          </table:table-cell>
          <table:table-cell table:formula="of:=([.J169]-[.H169])/1024" office:value-type="float" office:value="28.09765625" calcext:value-type="float">
            <text:p>28.09765625</text:p>
          </table:table-cell>
        </table:table-row>
        <table:table-row table:style-name="ro1">
          <table:table-cell/>
          <table:table-cell table:formula="of:=[.B169]+1" office:value-type="float" office:value="168" calcext:value-type="float">
            <text:p>168</text:p>
          </table:table-cell>
          <table:table-cell office:value-type="float" office:value="62584" calcext:value-type="float">
            <text:p>62584</text:p>
          </table:table-cell>
          <table:table-cell office:value-type="float" office:value="62580" calcext:value-type="float">
            <text:p>62580</text:p>
          </table:table-cell>
          <table:table-cell office:value-type="float" office:value="183300" calcext:value-type="float">
            <text:p>183300</text:p>
          </table:table-cell>
          <table:table-cell office:value-type="float" office:value="101420" calcext:value-type="float">
            <text:p>101420</text:p>
          </table:table-cell>
          <table:table-cell table:formula="of:=([.C170]+[.C169]/2+[.C171]/2)/2" office:value-type="float" office:value="62584" calcext:value-type="float">
            <text:p>62584</text:p>
          </table:table-cell>
          <table:table-cell table:formula="of:=([.D170]+[.D169]/2+[.D171]/2)/2" office:value-type="float" office:value="62605" calcext:value-type="float">
            <text:p>62605</text:p>
          </table:table-cell>
          <table:table-cell table:formula="of:=([.E170]+[.E169]/2+[.E171]/2)/2" office:value-type="float" office:value="183300" calcext:value-type="float">
            <text:p>183300</text:p>
          </table:table-cell>
          <table:table-cell table:formula="of:=([.F170]+[.F169]/2+[.F171]/2)/2" office:value-type="float" office:value="99271" calcext:value-type="float">
            <text:p>99271</text:p>
          </table:table-cell>
          <table:table-cell table:formula="of:=([.I170]-[.G170])/1024" office:value-type="float" office:value="117.88671875" calcext:value-type="float">
            <text:p>117.88671875</text:p>
          </table:table-cell>
          <table:table-cell table:formula="of:=([.J170]-[.H170])/1024" office:value-type="float" office:value="35.806640625" calcext:value-type="float">
            <text:p>35.806640625</text:p>
          </table:table-cell>
        </table:table-row>
        <table:table-row table:style-name="ro1">
          <table:table-cell/>
          <table:table-cell table:formula="of:=[.B170]+1" office:value-type="float" office:value="169" calcext:value-type="float">
            <text:p>169</text:p>
          </table:table-cell>
          <table:table-cell office:value-type="float" office:value="62584" calcext:value-type="float">
            <text:p>62584</text:p>
          </table:table-cell>
          <table:table-cell office:value-type="float" office:value="62680" calcext:value-type="float">
            <text:p>62680</text:p>
          </table:table-cell>
          <table:table-cell office:value-type="float" office:value="183300" calcext:value-type="float">
            <text:p>183300</text:p>
          </table:table-cell>
          <table:table-cell office:value-type="float" office:value="101420" calcext:value-type="float">
            <text:p>101420</text:p>
          </table:table-cell>
          <table:table-cell table:formula="of:=([.C171]+[.C170]/2+[.C172]/2)/2" office:value-type="float" office:value="62584" calcext:value-type="float">
            <text:p>62584</text:p>
          </table:table-cell>
          <table:table-cell table:formula="of:=([.D171]+[.D170]/2+[.D172]/2)/2" office:value-type="float" office:value="50335" calcext:value-type="float">
            <text:p>50335</text:p>
          </table:table-cell>
          <table:table-cell table:formula="of:=([.E171]+[.E170]/2+[.E172]/2)/2" office:value-type="float" office:value="183300" calcext:value-type="float">
            <text:p>183300</text:p>
          </table:table-cell>
          <table:table-cell table:formula="of:=([.F171]+[.F170]/2+[.F172]/2)/2" office:value-type="float" office:value="101420" calcext:value-type="float">
            <text:p>101420</text:p>
          </table:table-cell>
          <table:table-cell table:formula="of:=([.I171]-[.G171])/1024" office:value-type="float" office:value="117.88671875" calcext:value-type="float">
            <text:p>117.88671875</text:p>
          </table:table-cell>
          <table:table-cell table:formula="of:=([.J171]-[.H171])/1024" office:value-type="float" office:value="49.8876953125" calcext:value-type="float">
            <text:p>49.8876953125</text:p>
          </table:table-cell>
        </table:table-row>
        <table:table-row table:style-name="ro1">
          <table:table-cell/>
          <table:table-cell table:formula="of:=[.B171]+1" office:value-type="float" office:value="170" calcext:value-type="float">
            <text:p>170</text:p>
          </table:table-cell>
          <table:table-cell office:value-type="float" office:value="62584" calcext:value-type="float">
            <text:p>62584</text:p>
          </table:table-cell>
          <table:table-cell office:value-type="float" office:value="13400" calcext:value-type="float">
            <text:p>13400</text:p>
          </table:table-cell>
          <table:table-cell office:value-type="float" office:value="183300" calcext:value-type="float">
            <text:p>183300</text:p>
          </table:table-cell>
          <table:table-cell office:value-type="float" office:value="101420" calcext:value-type="float">
            <text:p>101420</text:p>
          </table:table-cell>
          <table:table-cell table:formula="of:=([.C172]+[.C171]/2+[.C173]/2)/2" office:value-type="float" office:value="62584" calcext:value-type="float">
            <text:p>62584</text:p>
          </table:table-cell>
          <table:table-cell table:formula="of:=([.D172]+[.D171]/2+[.D173]/2)/2" office:value-type="float" office:value="29818" calcext:value-type="float">
            <text:p>29818</text:p>
          </table:table-cell>
          <table:table-cell table:formula="of:=([.E172]+[.E171]/2+[.E173]/2)/2" office:value-type="float" office:value="183301" calcext:value-type="float">
            <text:p>183301</text:p>
          </table:table-cell>
          <table:table-cell table:formula="of:=([.F172]+[.F171]/2+[.F173]/2)/2" office:value-type="float" office:value="88500" calcext:value-type="float">
            <text:p>88500</text:p>
          </table:table-cell>
          <table:table-cell table:formula="of:=([.I172]-[.G172])/1024" office:value-type="float" office:value="117.8876953125" calcext:value-type="float">
            <text:p>117.8876953125</text:p>
          </table:table-cell>
          <table:table-cell table:formula="of:=([.J172]-[.H172])/1024" office:value-type="float" office:value="57.306640625" calcext:value-type="float">
            <text:p>57.306640625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table:formula="of:=[.B172]+1" office:value-type="float" office:value="171" calcext:value-type="float">
            <text:p>171</text:p>
          </table:table-cell>
          <table:table-cell office:value-type="float" office:value="62584" calcext:value-type="float">
            <text:p>62584</text:p>
          </table:table-cell>
          <table:table-cell office:value-type="float" office:value="29792" calcext:value-type="float">
            <text:p>29792</text:p>
          </table:table-cell>
          <table:table-cell office:value-type="float" office:value="183304" calcext:value-type="float">
            <text:p>183304</text:p>
          </table:table-cell>
          <table:table-cell office:value-type="float" office:value="49740" calcext:value-type="float">
            <text:p>49740</text:p>
          </table:table-cell>
          <table:table-cell table:formula="of:=([.C173]+[.C172]/2+[.C174]/2)/2" office:value-type="float" office:value="62598" calcext:value-type="float">
            <text:p>62598</text:p>
          </table:table-cell>
          <table:table-cell table:formula="of:=([.D173]+[.D172]/2+[.D174]/2)/2" office:value-type="float" office:value="30302" calcext:value-type="float">
            <text:p>30302</text:p>
          </table:table-cell>
          <table:table-cell table:formula="of:=([.E173]+[.E172]/2+[.E174]/2)/2" office:value-type="float" office:value="183303" calcext:value-type="float">
            <text:p>183303</text:p>
          </table:table-cell>
          <table:table-cell table:formula="of:=([.F173]+[.F172]/2+[.F174]/2)/2" office:value-type="float" office:value="70526" calcext:value-type="float">
            <text:p>70526</text:p>
          </table:table-cell>
          <table:table-cell table:formula="of:=([.I173]-[.G173])/1024" office:value-type="float" office:value="117.8759765625" calcext:value-type="float">
            <text:p>117.8759765625</text:p>
          </table:table-cell>
          <table:table-cell table:formula="of:=([.J173]-[.H173])/1024" office:value-type="float" office:value="39.28125" calcext:value-type="float">
            <text:p>39.28125</text:p>
          </table:table-cell>
        </table:table-row>
        <table:table-row table:style-name="ro1">
          <table:table-cell/>
          <table:table-cell table:formula="of:=[.B173]+1" office:value-type="float" office:value="172" calcext:value-type="float">
            <text:p>172</text:p>
          </table:table-cell>
          <table:table-cell office:value-type="float" office:value="62640" calcext:value-type="float">
            <text:p>62640</text:p>
          </table:table-cell>
          <table:table-cell office:value-type="float" office:value="48224" calcext:value-type="float">
            <text:p>48224</text:p>
          </table:table-cell>
          <table:table-cell office:value-type="float" office:value="183304" calcext:value-type="float">
            <text:p>183304</text:p>
          </table:table-cell>
          <table:table-cell office:value-type="float" office:value="81204" calcext:value-type="float">
            <text:p>81204</text:p>
          </table:table-cell>
          <table:table-cell table:formula="of:=([.C174]+[.C173]/2+[.C175]/2)/2" office:value-type="float" office:value="62626" calcext:value-type="float">
            <text:p>62626</text:p>
          </table:table-cell>
          <table:table-cell table:formula="of:=([.D174]+[.D173]/2+[.D175]/2)/2" office:value-type="float" office:value="44196" calcext:value-type="float">
            <text:p>44196</text:p>
          </table:table-cell>
          <table:table-cell table:formula="of:=([.E174]+[.E173]/2+[.E175]/2)/2" office:value-type="float" office:value="183304" calcext:value-type="float">
            <text:p>183304</text:p>
          </table:table-cell>
          <table:table-cell table:formula="of:=([.F174]+[.F173]/2+[.F175]/2)/2" office:value-type="float" office:value="73338" calcext:value-type="float">
            <text:p>73338</text:p>
          </table:table-cell>
          <table:table-cell table:formula="of:=([.I174]-[.G174])/1024" office:value-type="float" office:value="117.849609375" calcext:value-type="float">
            <text:p>117.849609375</text:p>
          </table:table-cell>
          <table:table-cell table:formula="of:=([.J174]-[.H174])/1024" office:value-type="float" office:value="28.458984375" calcext:value-type="float">
            <text:p>28.458984375</text:p>
          </table:table-cell>
        </table:table-row>
        <table:table-row table:style-name="ro1">
          <table:table-cell/>
          <table:table-cell table:formula="of:=[.B174]+1" office:value-type="float" office:value="173" calcext:value-type="float">
            <text:p>173</text:p>
          </table:table-cell>
          <table:table-cell office:value-type="float" office:value="62640" calcext:value-type="float">
            <text:p>62640</text:p>
          </table:table-cell>
          <table:table-cell office:value-type="float" office:value="50544" calcext:value-type="float">
            <text:p>50544</text:p>
          </table:table-cell>
          <table:table-cell office:value-type="float" office:value="183304" calcext:value-type="float">
            <text:p>183304</text:p>
          </table:table-cell>
          <table:table-cell office:value-type="float" office:value="81204" calcext:value-type="float">
            <text:p>81204</text:p>
          </table:table-cell>
          <table:table-cell table:formula="of:=([.C175]+[.C174]/2+[.C176]/2)/2" office:value-type="float" office:value="62640" calcext:value-type="float">
            <text:p>62640</text:p>
          </table:table-cell>
          <table:table-cell table:formula="of:=([.D175]+[.D174]/2+[.D176]/2)/2" office:value-type="float" office:value="49964" calcext:value-type="float">
            <text:p>49964</text:p>
          </table:table-cell>
          <table:table-cell table:formula="of:=([.E175]+[.E174]/2+[.E176]/2)/2" office:value-type="float" office:value="183304" calcext:value-type="float">
            <text:p>183304</text:p>
          </table:table-cell>
          <table:table-cell table:formula="of:=([.F175]+[.F174]/2+[.F176]/2)/2" office:value-type="float" office:value="81258" calcext:value-type="float">
            <text:p>81258</text:p>
          </table:table-cell>
          <table:table-cell table:formula="of:=([.I175]-[.G175])/1024" office:value-type="float" office:value="117.8359375" calcext:value-type="float">
            <text:p>117.8359375</text:p>
          </table:table-cell>
          <table:table-cell table:formula="of:=([.J175]-[.H175])/1024" office:value-type="float" office:value="30.560546875" calcext:value-type="float">
            <text:p>30.560546875</text:p>
          </table:table-cell>
        </table:table-row>
        <table:table-row table:style-name="ro1">
          <table:table-cell/>
          <table:table-cell table:formula="of:=[.B175]+1" office:value-type="float" office:value="174" calcext:value-type="float">
            <text:p>174</text:p>
          </table:table-cell>
          <table:table-cell office:value-type="float" office:value="62640" calcext:value-type="float">
            <text:p>62640</text:p>
          </table:table-cell>
          <table:table-cell office:value-type="float" office:value="50544" calcext:value-type="float">
            <text:p>50544</text:p>
          </table:table-cell>
          <table:table-cell office:value-type="float" office:value="183304" calcext:value-type="float">
            <text:p>183304</text:p>
          </table:table-cell>
          <table:table-cell office:value-type="float" office:value="81420" calcext:value-type="float">
            <text:p>81420</text:p>
          </table:table-cell>
          <table:table-cell table:formula="of:=([.C176]+[.C175]/2+[.C177]/2)/2" office:value-type="float" office:value="62640" calcext:value-type="float">
            <text:p>62640</text:p>
          </table:table-cell>
          <table:table-cell table:formula="of:=([.D176]+[.D175]/2+[.D177]/2)/2" office:value-type="float" office:value="50544" calcext:value-type="float">
            <text:p>50544</text:p>
          </table:table-cell>
          <table:table-cell table:formula="of:=([.E176]+[.E175]/2+[.E177]/2)/2" office:value-type="float" office:value="183304" calcext:value-type="float">
            <text:p>183304</text:p>
          </table:table-cell>
          <table:table-cell table:formula="of:=([.F176]+[.F175]/2+[.F177]/2)/2" office:value-type="float" office:value="81366" calcext:value-type="float">
            <text:p>81366</text:p>
          </table:table-cell>
          <table:table-cell table:formula="of:=([.I176]-[.G176])/1024" office:value-type="float" office:value="117.8359375" calcext:value-type="float">
            <text:p>117.8359375</text:p>
          </table:table-cell>
          <table:table-cell table:formula="of:=([.J176]-[.H176])/1024" office:value-type="float" office:value="30.099609375" calcext:value-type="float">
            <text:p>30.099609375</text:p>
          </table:table-cell>
        </table:table-row>
        <table:table-row table:style-name="ro1">
          <table:table-cell/>
          <table:table-cell table:formula="of:=[.B176]+1" office:value-type="float" office:value="175" calcext:value-type="float">
            <text:p>175</text:p>
          </table:table-cell>
          <table:table-cell office:value-type="float" office:value="62640" calcext:value-type="float">
            <text:p>62640</text:p>
          </table:table-cell>
          <table:table-cell office:value-type="float" office:value="50544" calcext:value-type="float">
            <text:p>50544</text:p>
          </table:table-cell>
          <table:table-cell office:value-type="float" office:value="183304" calcext:value-type="float">
            <text:p>183304</text:p>
          </table:table-cell>
          <table:table-cell office:value-type="float" office:value="81420" calcext:value-type="float">
            <text:p>81420</text:p>
          </table:table-cell>
          <table:table-cell table:formula="of:=([.C177]+[.C176]/2+[.C178]/2)/2" office:value-type="float" office:value="62640" calcext:value-type="float">
            <text:p>62640</text:p>
          </table:table-cell>
          <table:table-cell table:formula="of:=([.D177]+[.D176]/2+[.D178]/2)/2" office:value-type="float" office:value="50544" calcext:value-type="float">
            <text:p>50544</text:p>
          </table:table-cell>
          <table:table-cell table:formula="of:=([.E177]+[.E176]/2+[.E178]/2)/2" office:value-type="float" office:value="183304" calcext:value-type="float">
            <text:p>183304</text:p>
          </table:table-cell>
          <table:table-cell table:formula="of:=([.F177]+[.F176]/2+[.F178]/2)/2" office:value-type="float" office:value="64288" calcext:value-type="float">
            <text:p>64288</text:p>
          </table:table-cell>
          <table:table-cell table:formula="of:=([.I177]-[.G177])/1024" office:value-type="float" office:value="117.8359375" calcext:value-type="float">
            <text:p>117.8359375</text:p>
          </table:table-cell>
          <table:table-cell table:formula="of:=([.J177]-[.H177])/1024" office:value-type="float" office:value="13.421875" calcext:value-type="float">
            <text:p>13.421875</text:p>
          </table:table-cell>
        </table:table-row>
        <table:table-row table:style-name="ro1">
          <table:table-cell/>
          <table:table-cell table:formula="of:=[.B177]+1" office:value-type="float" office:value="176" calcext:value-type="float">
            <text:p>176</text:p>
          </table:table-cell>
          <table:table-cell table:style-name="ce1" office:value-type="float" office:value="62640" calcext:value-type="float">
            <text:p>62640</text:p>
          </table:table-cell>
          <table:table-cell table:style-name="ce1" office:value-type="float" office:value="50544" calcext:value-type="float">
            <text:p>50544</text:p>
          </table:table-cell>
          <table:table-cell office:value-type="float" office:value="183304" calcext:value-type="float">
            <text:p>183304</text:p>
          </table:table-cell>
          <table:table-cell office:value-type="float" office:value="12892" calcext:value-type="float">
            <text:p>12892</text:p>
          </table:table-cell>
          <table:table-cell table:formula="of:=([.C178]+[.C177]/2+[.C179]/2)/2" office:value-type="float" office:value="62669" calcext:value-type="float">
            <text:p>62669</text:p>
          </table:table-cell>
          <table:table-cell table:formula="of:=([.D178]+[.D177]/2+[.D179]/2)/2" office:value-type="float" office:value="44240" calcext:value-type="float">
            <text:p>44240</text:p>
          </table:table-cell>
          <table:table-cell table:formula="of:=([.E178]+[.E177]/2+[.E179]/2)/2" office:value-type="float" office:value="183304" calcext:value-type="float">
            <text:p>183304</text:p>
          </table:table-cell>
          <table:table-cell table:formula="of:=([.F178]+[.F177]/2+[.F179]/2)/2" office:value-type="float" office:value="38903" calcext:value-type="float">
            <text:p>38903</text:p>
          </table:table-cell>
          <table:table-cell table:formula="of:=([.I178]-[.G178])/1024" office:value-type="float" office:value="117.8076171875" calcext:value-type="float">
            <text:p>117.8076171875</text:p>
          </table:table-cell>
          <table:table-cell table:formula="of:=([.J178]-[.H178])/1024" office:value-type="float" office:value="-5.2119140625" calcext:value-type="float">
            <text:p>-5.2119140625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table:formula="of:=[.B178]+1" office:value-type="float" office:value="177" calcext:value-type="float">
            <text:p>177</text:p>
          </table:table-cell>
          <table:table-cell office:value-type="float" office:value="62756" calcext:value-type="float">
            <text:p>62756</text:p>
          </table:table-cell>
          <table:table-cell office:value-type="float" office:value="25328" calcext:value-type="float">
            <text:p>25328</text:p>
          </table:table-cell>
          <table:table-cell office:value-type="float" office:value="183304" calcext:value-type="float">
            <text:p>183304</text:p>
          </table:table-cell>
          <table:table-cell office:value-type="float" office:value="48408" calcext:value-type="float">
            <text:p>48408</text:p>
          </table:table-cell>
          <table:table-cell table:formula="of:=([.C179]+[.C178]/2+[.C180]/2)/2" office:value-type="float" office:value="62897" calcext:value-type="float">
            <text:p>62897</text:p>
          </table:table-cell>
          <table:table-cell table:formula="of:=([.D179]+[.D178]/2+[.D180]/2)/2" office:value-type="float" office:value="34171" calcext:value-type="float">
            <text:p>34171</text:p>
          </table:table-cell>
          <table:table-cell table:formula="of:=([.E179]+[.E178]/2+[.E180]/2)/2" office:value-type="float" office:value="183304" calcext:value-type="float">
            <text:p>183304</text:p>
          </table:table-cell>
          <table:table-cell table:formula="of:=([.F179]+[.F178]/2+[.F180]/2)/2" office:value-type="float" office:value="41231" calcext:value-type="float">
            <text:p>41231</text:p>
          </table:table-cell>
          <table:table-cell table:formula="of:=([.I179]-[.G179])/1024" office:value-type="float" office:value="117.5849609375" calcext:value-type="float">
            <text:p>117.5849609375</text:p>
          </table:table-cell>
          <table:table-cell table:formula="of:=([.J179]-[.H179])/1024" office:value-type="float" office:value="6.89453125" calcext:value-type="float">
            <text:p>6.89453125</text:p>
          </table:table-cell>
        </table:table-row>
        <table:table-row table:style-name="ro1">
          <table:table-cell/>
          <table:table-cell table:formula="of:=[.B179]+1" office:value-type="float" office:value="178" calcext:value-type="float">
            <text:p>178</text:p>
          </table:table-cell>
          <table:table-cell office:value-type="float" office:value="63436" calcext:value-type="float">
            <text:p>63436</text:p>
          </table:table-cell>
          <table:table-cell office:value-type="float" office:value="35484" calcext:value-type="float">
            <text:p>35484</text:p>
          </table:table-cell>
          <table:table-cell office:value-type="float" office:value="183304" calcext:value-type="float">
            <text:p>183304</text:p>
          </table:table-cell>
          <table:table-cell office:value-type="float" office:value="55216" calcext:value-type="float">
            <text:p>55216</text:p>
          </table:table-cell>
          <table:table-cell table:formula="of:=([.C180]+[.C179]/2+[.C181]/2)/2" office:value-type="float" office:value="63266" calcext:value-type="float">
            <text:p>63266</text:p>
          </table:table-cell>
          <table:table-cell table:formula="of:=([.D180]+[.D179]/2+[.D181]/2)/2" office:value-type="float" office:value="32945" calcext:value-type="float">
            <text:p>32945</text:p>
          </table:table-cell>
          <table:table-cell table:formula="of:=([.E180]+[.E179]/2+[.E181]/2)/2" office:value-type="float" office:value="183304" calcext:value-type="float">
            <text:p>183304</text:p>
          </table:table-cell>
          <table:table-cell table:formula="of:=([.F180]+[.F179]/2+[.F181]/2)/2" office:value-type="float" office:value="53514" calcext:value-type="float">
            <text:p>53514</text:p>
          </table:table-cell>
          <table:table-cell table:formula="of:=([.I180]-[.G180])/1024" office:value-type="float" office:value="117.224609375" calcext:value-type="float">
            <text:p>117.224609375</text:p>
          </table:table-cell>
          <table:table-cell table:formula="of:=([.J180]-[.H180])/1024" office:value-type="float" office:value="20.0869140625" calcext:value-type="float">
            <text:p>20.0869140625</text:p>
          </table:table-cell>
        </table:table-row>
        <table:table-row table:style-name="ro1">
          <table:table-cell/>
          <table:table-cell table:formula="of:=[.B180]+1" office:value-type="float" office:value="179" calcext:value-type="float">
            <text:p>179</text:p>
          </table:table-cell>
          <table:table-cell office:value-type="float" office:value="63436" calcext:value-type="float">
            <text:p>63436</text:p>
          </table:table-cell>
          <table:table-cell office:value-type="float" office:value="35484" calcext:value-type="float">
            <text:p>35484</text:p>
          </table:table-cell>
          <table:table-cell office:value-type="float" office:value="183304" calcext:value-type="float">
            <text:p>183304</text:p>
          </table:table-cell>
          <table:table-cell office:value-type="float" office:value="55216" calcext:value-type="float">
            <text:p>55216</text:p>
          </table:table-cell>
          <table:table-cell table:formula="of:=([.C181]+[.C180]/2+[.C182]/2)/2" office:value-type="float" office:value="63436" calcext:value-type="float">
            <text:p>63436</text:p>
          </table:table-cell>
          <table:table-cell table:formula="of:=([.D181]+[.D180]/2+[.D182]/2)/2" office:value-type="float" office:value="30096" calcext:value-type="float">
            <text:p>30096</text:p>
          </table:table-cell>
          <table:table-cell table:formula="of:=([.E181]+[.E180]/2+[.E182]/2)/2" office:value-type="float" office:value="183304" calcext:value-type="float">
            <text:p>183304</text:p>
          </table:table-cell>
          <table:table-cell table:formula="of:=([.F181]+[.F180]/2+[.F182]/2)/2" office:value-type="float" office:value="44669" calcext:value-type="float">
            <text:p>44669</text:p>
          </table:table-cell>
          <table:table-cell table:formula="of:=([.I181]-[.G181])/1024" office:value-type="float" office:value="117.05859375" calcext:value-type="float">
            <text:p>117.05859375</text:p>
          </table:table-cell>
          <table:table-cell table:formula="of:=([.J181]-[.H181])/1024" office:value-type="float" office:value="14.2314453125" calcext:value-type="float">
            <text:p>14.2314453125</text:p>
          </table:table-cell>
        </table:table-row>
        <table:table-row table:style-name="ro1">
          <table:table-cell/>
          <table:table-cell table:formula="of:=[.B181]+1" office:value-type="float" office:value="180" calcext:value-type="float">
            <text:p>180</text:p>
          </table:table-cell>
          <table:table-cell office:value-type="float" office:value="63436" calcext:value-type="float">
            <text:p>63436</text:p>
          </table:table-cell>
          <table:table-cell office:value-type="float" office:value="13932" calcext:value-type="float">
            <text:p>13932</text:p>
          </table:table-cell>
          <table:table-cell office:value-type="float" office:value="183304" calcext:value-type="float">
            <text:p>183304</text:p>
          </table:table-cell>
          <table:table-cell office:value-type="float" office:value="13028" calcext:value-type="float">
            <text:p>13028</text:p>
          </table:table-cell>
          <table:table-cell table:formula="of:=([.C182]+[.C181]/2+[.C183]/2)/2" office:value-type="float" office:value="63448" calcext:value-type="float">
            <text:p>63448</text:p>
          </table:table-cell>
          <table:table-cell table:formula="of:=([.D182]+[.D181]/2+[.D183]/2)/2" office:value-type="float" office:value="20437" calcext:value-type="float">
            <text:p>20437</text:p>
          </table:table-cell>
          <table:table-cell table:formula="of:=([.E182]+[.E181]/2+[.E183]/2)/2" office:value-type="float" office:value="183304" calcext:value-type="float">
            <text:p>183304</text:p>
          </table:table-cell>
          <table:table-cell table:formula="of:=([.F182]+[.F181]/2+[.F183]/2)/2" office:value-type="float" office:value="27126" calcext:value-type="float">
            <text:p>27126</text:p>
          </table:table-cell>
          <table:table-cell table:formula="of:=([.I182]-[.G182])/1024" office:value-type="float" office:value="117.046875" calcext:value-type="float">
            <text:p>117.046875</text:p>
          </table:table-cell>
          <table:table-cell table:formula="of:=([.J182]-[.H182])/1024" office:value-type="float" office:value="6.5322265625" calcext:value-type="float">
            <text:p>6.5322265625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table:formula="of:=[.B182]+1" office:value-type="float" office:value="181" calcext:value-type="float">
            <text:p>181</text:p>
          </table:table-cell>
          <table:table-cell office:value-type="float" office:value="63484" calcext:value-type="float">
            <text:p>63484</text:p>
          </table:table-cell>
          <table:table-cell office:value-type="float" office:value="18400" calcext:value-type="float">
            <text:p>18400</text:p>
          </table:table-cell>
          <table:table-cell office:value-type="float" office:value="183304" calcext:value-type="float">
            <text:p>183304</text:p>
          </table:table-cell>
          <table:table-cell office:value-type="float" office:value="27232" calcext:value-type="float">
            <text:p>27232</text:p>
          </table:table-cell>
          <table:table-cell table:formula="of:=([.C183]+[.C182]/2+[.C184]/2)/2" office:value-type="float" office:value="63482" calcext:value-type="float">
            <text:p>63482</text:p>
          </table:table-cell>
          <table:table-cell table:formula="of:=([.D183]+[.D182]/2+[.D184]/2)/2" office:value-type="float" office:value="21420" calcext:value-type="float">
            <text:p>21420</text:p>
          </table:table-cell>
          <table:table-cell table:formula="of:=([.E183]+[.E182]/2+[.E184]/2)/2" office:value-type="float" office:value="183304" calcext:value-type="float">
            <text:p>183304</text:p>
          </table:table-cell>
          <table:table-cell table:formula="of:=([.F183]+[.F182]/2+[.F184]/2)/2" office:value-type="float" office:value="32427" calcext:value-type="float">
            <text:p>32427</text:p>
          </table:table-cell>
          <table:table-cell table:formula="of:=([.I183]-[.G183])/1024" office:value-type="float" office:value="117.013671875" calcext:value-type="float">
            <text:p>117.013671875</text:p>
          </table:table-cell>
          <table:table-cell table:formula="of:=([.J183]-[.H183])/1024" office:value-type="float" office:value="10.7490234375" calcext:value-type="float">
            <text:p>10.7490234375</text:p>
          </table:table-cell>
        </table:table-row>
        <table:table-row table:style-name="ro1">
          <table:table-cell/>
          <table:table-cell table:formula="of:=[.B183]+1" office:value-type="float" office:value="182" calcext:value-type="float">
            <text:p>182</text:p>
          </table:table-cell>
          <table:table-cell office:value-type="float" office:value="63524" calcext:value-type="float">
            <text:p>63524</text:p>
          </table:table-cell>
          <table:table-cell office:value-type="float" office:value="34948" calcext:value-type="float">
            <text:p>34948</text:p>
          </table:table-cell>
          <table:table-cell office:value-type="float" office:value="183304" calcext:value-type="float">
            <text:p>183304</text:p>
          </table:table-cell>
          <table:table-cell office:value-type="float" office:value="62216" calcext:value-type="float">
            <text:p>62216</text:p>
          </table:table-cell>
          <table:table-cell table:formula="of:=([.C184]+[.C183]/2+[.C185]/2)/2" office:value-type="float" office:value="63514" calcext:value-type="float">
            <text:p>63514</text:p>
          </table:table-cell>
          <table:table-cell table:formula="of:=([.D184]+[.D183]/2+[.D185]/2)/2" office:value-type="float" office:value="31850" calcext:value-type="float">
            <text:p>31850</text:p>
          </table:table-cell>
          <table:table-cell table:formula="of:=([.E184]+[.E183]/2+[.E185]/2)/2" office:value-type="float" office:value="183304" calcext:value-type="float">
            <text:p>183304</text:p>
          </table:table-cell>
          <table:table-cell table:formula="of:=([.F184]+[.F183]/2+[.F185]/2)/2" office:value-type="float" office:value="65911" calcext:value-type="float">
            <text:p>65911</text:p>
          </table:table-cell>
          <table:table-cell table:formula="of:=([.I184]-[.G184])/1024" office:value-type="float" office:value="116.982421875" calcext:value-type="float">
            <text:p>116.982421875</text:p>
          </table:table-cell>
          <table:table-cell table:formula="of:=([.J184]-[.H184])/1024" office:value-type="float" office:value="33.2626953125" calcext:value-type="float">
            <text:p>33.2626953125</text:p>
          </table:table-cell>
        </table:table-row>
        <table:table-row table:style-name="ro1">
          <table:table-cell/>
          <table:table-cell table:formula="of:=[.B184]+1" office:value-type="float" office:value="183" calcext:value-type="float">
            <text:p>183</text:p>
          </table:table-cell>
          <table:table-cell office:value-type="float" office:value="63524" calcext:value-type="float">
            <text:p>63524</text:p>
          </table:table-cell>
          <table:table-cell office:value-type="float" office:value="39104" calcext:value-type="float">
            <text:p>39104</text:p>
          </table:table-cell>
          <table:table-cell office:value-type="float" office:value="183304" calcext:value-type="float">
            <text:p>183304</text:p>
          </table:table-cell>
          <table:table-cell office:value-type="float" office:value="111980" calcext:value-type="float">
            <text:p>111980</text:p>
          </table:table-cell>
          <table:table-cell table:formula="of:=([.C185]+[.C184]/2+[.C186]/2)/2" office:value-type="float" office:value="63527" calcext:value-type="float">
            <text:p>63527</text:p>
          </table:table-cell>
          <table:table-cell table:formula="of:=([.D185]+[.D184]/2+[.D186]/2)/2" office:value-type="float" office:value="38065" calcext:value-type="float">
            <text:p>38065</text:p>
          </table:table-cell>
          <table:table-cell table:formula="of:=([.E185]+[.E184]/2+[.E186]/2)/2" office:value-type="float" office:value="183304" calcext:value-type="float">
            <text:p>183304</text:p>
          </table:table-cell>
          <table:table-cell table:formula="of:=([.F185]+[.F184]/2+[.F186]/2)/2" office:value-type="float" office:value="100402" calcext:value-type="float">
            <text:p>100402</text:p>
          </table:table-cell>
          <table:table-cell table:formula="of:=([.I185]-[.G185])/1024" office:value-type="float" office:value="116.9697265625" calcext:value-type="float">
            <text:p>116.9697265625</text:p>
          </table:table-cell>
          <table:table-cell table:formula="of:=([.J185]-[.H185])/1024" office:value-type="float" office:value="60.8759765625" calcext:value-type="float">
            <text:p>60.8759765625</text:p>
          </table:table-cell>
        </table:table-row>
        <table:table-row table:style-name="ro1">
          <table:table-cell/>
          <table:table-cell table:formula="of:=[.B185]+1" office:value-type="float" office:value="184" calcext:value-type="float">
            <text:p>184</text:p>
          </table:table-cell>
          <table:table-cell office:value-type="float" office:value="63536" calcext:value-type="float">
            <text:p>63536</text:p>
          </table:table-cell>
          <table:table-cell office:value-type="float" office:value="39104" calcext:value-type="float">
            <text:p>39104</text:p>
          </table:table-cell>
          <table:table-cell office:value-type="float" office:value="183304" calcext:value-type="float">
            <text:p>183304</text:p>
          </table:table-cell>
          <table:table-cell office:value-type="float" office:value="115432" calcext:value-type="float">
            <text:p>115432</text:p>
          </table:table-cell>
          <table:table-cell table:formula="of:=([.C186]+[.C185]/2+[.C187]/2)/2" office:value-type="float" office:value="63533" calcext:value-type="float">
            <text:p>63533</text:p>
          </table:table-cell>
          <table:table-cell table:formula="of:=([.D186]+[.D185]/2+[.D187]/2)/2" office:value-type="float" office:value="32592" calcext:value-type="float">
            <text:p>32592</text:p>
          </table:table-cell>
          <table:table-cell table:formula="of:=([.E186]+[.E185]/2+[.E187]/2)/2" office:value-type="float" office:value="183304" calcext:value-type="float">
            <text:p>183304</text:p>
          </table:table-cell>
          <table:table-cell table:formula="of:=([.F186]+[.F185]/2+[.F187]/2)/2" office:value-type="float" office:value="114569" calcext:value-type="float">
            <text:p>114569</text:p>
          </table:table-cell>
          <table:table-cell table:formula="of:=([.I186]-[.G186])/1024" office:value-type="float" office:value="116.9638671875" calcext:value-type="float">
            <text:p>116.9638671875</text:p>
          </table:table-cell>
          <table:table-cell table:formula="of:=([.J186]-[.H186])/1024" office:value-type="float" office:value="80.0556640625" calcext:value-type="float">
            <text:p>80.0556640625</text:p>
          </table:table-cell>
        </table:table-row>
        <table:table-row table:style-name="ro1">
          <table:table-cell/>
          <table:table-cell table:formula="of:=[.B186]+1" office:value-type="float" office:value="185" calcext:value-type="float">
            <text:p>185</text:p>
          </table:table-cell>
          <table:table-cell office:value-type="float" office:value="63536" calcext:value-type="float">
            <text:p>63536</text:p>
          </table:table-cell>
          <table:table-cell office:value-type="float" office:value="13056" calcext:value-type="float">
            <text:p>13056</text:p>
          </table:table-cell>
          <table:table-cell office:value-type="float" office:value="183304" calcext:value-type="float">
            <text:p>183304</text:p>
          </table:table-cell>
          <table:table-cell office:value-type="float" office:value="115432" calcext:value-type="float">
            <text:p>115432</text:p>
          </table:table-cell>
          <table:table-cell table:formula="of:=([.C187]+[.C186]/2+[.C188]/2)/2" office:value-type="float" office:value="63536" calcext:value-type="float">
            <text:p>63536</text:p>
          </table:table-cell>
          <table:table-cell table:formula="of:=([.D187]+[.D186]/2+[.D188]/2)/2" office:value-type="float" office:value="19568" calcext:value-type="float">
            <text:p>19568</text:p>
          </table:table-cell>
          <table:table-cell table:formula="of:=([.E187]+[.E186]/2+[.E188]/2)/2" office:value-type="float" office:value="183304" calcext:value-type="float">
            <text:p>183304</text:p>
          </table:table-cell>
          <table:table-cell table:formula="of:=([.F187]+[.F186]/2+[.F188]/2)/2" office:value-type="float" office:value="89926" calcext:value-type="float">
            <text:p>89926</text:p>
          </table:table-cell>
          <table:table-cell table:formula="of:=([.I187]-[.G187])/1024" office:value-type="float" office:value="116.9609375" calcext:value-type="float">
            <text:p>116.9609375</text:p>
          </table:table-cell>
          <table:table-cell table:formula="of:=([.J187]-[.H187])/1024" office:value-type="float" office:value="68.708984375" calcext:value-type="float">
            <text:p>68.708984375</text:p>
          </table:table-cell>
        </table:table-row>
        <table:table-row table:style-name="ro1">
          <table:table-cell/>
          <table:table-cell table:formula="of:=[.B187]+1" office:value-type="float" office:value="186" calcext:value-type="float">
            <text:p>186</text:p>
          </table:table-cell>
          <table:table-cell table:style-name="ce1" office:value-type="float" office:value="63536" calcext:value-type="float">
            <text:p>63536</text:p>
          </table:table-cell>
          <table:table-cell table:style-name="ce1" office:value-type="float" office:value="13056" calcext:value-type="float">
            <text:p>13056</text:p>
          </table:table-cell>
          <table:table-cell office:value-type="float" office:value="183304" calcext:value-type="float">
            <text:p>183304</text:p>
          </table:table-cell>
          <table:table-cell office:value-type="float" office:value="13408" calcext:value-type="float">
            <text:p>13408</text:p>
          </table:table-cell>
          <table:table-cell table:formula="of:=([.C188]+[.C187]/2+[.C189]/2)/2" office:value-type="float" office:value="63544" calcext:value-type="float">
            <text:p>63544</text:p>
          </table:table-cell>
          <table:table-cell table:formula="of:=([.D188]+[.D187]/2+[.D189]/2)/2" office:value-type="float" office:value="14812" calcext:value-type="float">
            <text:p>14812</text:p>
          </table:table-cell>
          <table:table-cell table:formula="of:=([.E188]+[.E187]/2+[.E189]/2)/2" office:value-type="float" office:value="183302" calcext:value-type="float">
            <text:p>183302</text:p>
          </table:table-cell>
          <table:table-cell table:formula="of:=([.F188]+[.F187]/2+[.F189]/2)/2" office:value-type="float" office:value="46469" calcext:value-type="float">
            <text:p>46469</text:p>
          </table:table-cell>
          <table:table-cell table:formula="of:=([.I188]-[.G188])/1024" office:value-type="float" office:value="116.951171875" calcext:value-type="float">
            <text:p>116.951171875</text:p>
          </table:table-cell>
          <table:table-cell table:formula="of:=([.J188]-[.H188])/1024" office:value-type="float" office:value="30.9150390625" calcext:value-type="float">
            <text:p>30.9150390625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table:formula="of:=[.B188]+1" office:value-type="float" office:value="187" calcext:value-type="float">
            <text:p>187</text:p>
          </table:table-cell>
          <table:table-cell office:value-type="float" office:value="63568" calcext:value-type="float">
            <text:p>63568</text:p>
          </table:table-cell>
          <table:table-cell office:value-type="float" office:value="20080" calcext:value-type="float">
            <text:p>20080</text:p>
          </table:table-cell>
          <table:table-cell office:value-type="float" office:value="183296" calcext:value-type="float">
            <text:p>183296</text:p>
          </table:table-cell>
          <table:table-cell office:value-type="float" office:value="43628" calcext:value-type="float">
            <text:p>43628</text:p>
          </table:table-cell>
          <table:table-cell table:formula="of:=([.C189]+[.C188]/2+[.C190]/2)/2" office:value-type="float" office:value="63567" calcext:value-type="float">
            <text:p>63567</text:p>
          </table:table-cell>
          <table:table-cell table:formula="of:=([.D189]+[.D188]/2+[.D190]/2)/2" office:value-type="float" office:value="25157" calcext:value-type="float">
            <text:p>25157</text:p>
          </table:table-cell>
          <table:table-cell table:formula="of:=([.E189]+[.E188]/2+[.E190]/2)/2" office:value-type="float" office:value="183298" calcext:value-type="float">
            <text:p>183298</text:p>
          </table:table-cell>
          <table:table-cell table:formula="of:=([.F189]+[.F188]/2+[.F190]/2)/2" office:value-type="float" office:value="42215" calcext:value-type="float">
            <text:p>42215</text:p>
          </table:table-cell>
          <table:table-cell table:formula="of:=([.I189]-[.G189])/1024" office:value-type="float" office:value="116.9248046875" calcext:value-type="float">
            <text:p>116.9248046875</text:p>
          </table:table-cell>
          <table:table-cell table:formula="of:=([.J189]-[.H189])/1024" office:value-type="float" office:value="16.658203125" calcext:value-type="float">
            <text:p>16.658203125</text:p>
          </table:table-cell>
        </table:table-row>
        <table:table-row table:style-name="ro1">
          <table:table-cell/>
          <table:table-cell table:formula="of:=[.B189]+1" office:value-type="float" office:value="188" calcext:value-type="float">
            <text:p>188</text:p>
          </table:table-cell>
          <table:table-cell office:value-type="float" office:value="63596" calcext:value-type="float">
            <text:p>63596</text:p>
          </table:table-cell>
          <table:table-cell office:value-type="float" office:value="47412" calcext:value-type="float">
            <text:p>47412</text:p>
          </table:table-cell>
          <table:table-cell office:value-type="float" office:value="183296" calcext:value-type="float">
            <text:p>183296</text:p>
          </table:table-cell>
          <table:table-cell office:value-type="float" office:value="68196" calcext:value-type="float">
            <text:p>68196</text:p>
          </table:table-cell>
          <table:table-cell table:formula="of:=([.C190]+[.C189]/2+[.C191]/2)/2" office:value-type="float" office:value="63589" calcext:value-type="float">
            <text:p>63589</text:p>
          </table:table-cell>
          <table:table-cell table:formula="of:=([.D190]+[.D189]/2+[.D191]/2)/2" office:value-type="float" office:value="40591" calcext:value-type="float">
            <text:p>40591</text:p>
          </table:table-cell>
          <table:table-cell table:formula="of:=([.E190]+[.E189]/2+[.E191]/2)/2" office:value-type="float" office:value="183296" calcext:value-type="float">
            <text:p>183296</text:p>
          </table:table-cell>
          <table:table-cell table:formula="of:=([.F190]+[.F189]/2+[.F191]/2)/2" office:value-type="float" office:value="62054" calcext:value-type="float">
            <text:p>62054</text:p>
          </table:table-cell>
          <table:table-cell table:formula="of:=([.I190]-[.G190])/1024" office:value-type="float" office:value="116.9013671875" calcext:value-type="float">
            <text:p>116.9013671875</text:p>
          </table:table-cell>
          <table:table-cell table:formula="of:=([.J190]-[.H190])/1024" office:value-type="float" office:value="20.9599609375" calcext:value-type="float">
            <text:p>20.9599609375</text:p>
          </table:table-cell>
        </table:table-row>
        <table:table-row table:style-name="ro1">
          <table:table-cell/>
          <table:table-cell table:formula="of:=[.B190]+1" office:value-type="float" office:value="189" calcext:value-type="float">
            <text:p>189</text:p>
          </table:table-cell>
          <table:table-cell office:value-type="float" office:value="63596" calcext:value-type="float">
            <text:p>63596</text:p>
          </table:table-cell>
          <table:table-cell office:value-type="float" office:value="47460" calcext:value-type="float">
            <text:p>47460</text:p>
          </table:table-cell>
          <table:table-cell office:value-type="float" office:value="183296" calcext:value-type="float">
            <text:p>183296</text:p>
          </table:table-cell>
          <table:table-cell office:value-type="float" office:value="68196" calcext:value-type="float">
            <text:p>68196</text:p>
          </table:table-cell>
          <table:table-cell table:formula="of:=([.C191]+[.C190]/2+[.C192]/2)/2" office:value-type="float" office:value="63596" calcext:value-type="float">
            <text:p>63596</text:p>
          </table:table-cell>
          <table:table-cell table:formula="of:=([.D191]+[.D190]/2+[.D192]/2)/2" office:value-type="float" office:value="38815" calcext:value-type="float">
            <text:p>38815</text:p>
          </table:table-cell>
          <table:table-cell table:formula="of:=([.E191]+[.E190]/2+[.E192]/2)/2" office:value-type="float" office:value="183296" calcext:value-type="float">
            <text:p>183296</text:p>
          </table:table-cell>
          <table:table-cell table:formula="of:=([.F191]+[.F190]/2+[.F192]/2)/2" office:value-type="float" office:value="54465" calcext:value-type="float">
            <text:p>54465</text:p>
          </table:table-cell>
          <table:table-cell table:formula="of:=([.I191]-[.G191])/1024" office:value-type="float" office:value="116.89453125" calcext:value-type="float">
            <text:p>116.89453125</text:p>
          </table:table-cell>
          <table:table-cell table:formula="of:=([.J191]-[.H191])/1024" office:value-type="float" office:value="15.283203125" calcext:value-type="float">
            <text:p>15.283203125</text:p>
          </table:table-cell>
        </table:table-row>
        <table:table-row table:style-name="ro1">
          <table:table-cell/>
          <table:table-cell table:formula="of:=[.B191]+1" office:value-type="float" office:value="190" calcext:value-type="float">
            <text:p>190</text:p>
          </table:table-cell>
          <table:table-cell office:value-type="float" office:value="63596" calcext:value-type="float">
            <text:p>63596</text:p>
          </table:table-cell>
          <table:table-cell office:value-type="float" office:value="12928" calcext:value-type="float">
            <text:p>12928</text:p>
          </table:table-cell>
          <table:table-cell office:value-type="float" office:value="183296" calcext:value-type="float">
            <text:p>183296</text:p>
          </table:table-cell>
          <table:table-cell office:value-type="float" office:value="13272" calcext:value-type="float">
            <text:p>13272</text:p>
          </table:table-cell>
          <table:table-cell table:formula="of:=([.C192]+[.C191]/2+[.C193]/2)/2" office:value-type="float" office:value="63596" calcext:value-type="float">
            <text:p>63596</text:p>
          </table:table-cell>
          <table:table-cell table:formula="of:=([.D192]+[.D191]/2+[.D193]/2)/2" office:value-type="float" office:value="23079" calcext:value-type="float">
            <text:p>23079</text:p>
          </table:table-cell>
          <table:table-cell table:formula="of:=([.E192]+[.E191]/2+[.E193]/2)/2" office:value-type="float" office:value="183314" calcext:value-type="float">
            <text:p>183314</text:p>
          </table:table-cell>
          <table:table-cell table:formula="of:=([.F192]+[.F191]/2+[.F193]/2)/2" office:value-type="float" office:value="31438" calcext:value-type="float">
            <text:p>31438</text:p>
          </table:table-cell>
          <table:table-cell table:formula="of:=([.I192]-[.G192])/1024" office:value-type="float" office:value="116.912109375" calcext:value-type="float">
            <text:p>116.912109375</text:p>
          </table:table-cell>
          <table:table-cell table:formula="of:=([.J192]-[.H192])/1024" office:value-type="float" office:value="8.1630859375" calcext:value-type="float">
            <text:p>8.1630859375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table:formula="of:=[.B192]+1" office:value-type="float" office:value="191" calcext:value-type="float">
            <text:p>191</text:p>
          </table:table-cell>
          <table:table-cell office:value-type="float" office:value="63596" calcext:value-type="float">
            <text:p>63596</text:p>
          </table:table-cell>
          <table:table-cell office:value-type="float" office:value="19000" calcext:value-type="float">
            <text:p>19000</text:p>
          </table:table-cell>
          <table:table-cell office:value-type="float" office:value="183368" calcext:value-type="float">
            <text:p>183368</text:p>
          </table:table-cell>
          <table:table-cell office:value-type="float" office:value="31012" calcext:value-type="float">
            <text:p>31012</text:p>
          </table:table-cell>
          <table:table-cell table:formula="of:=([.C193]+[.C192]/2+[.C194]/2)/2" office:value-type="float" office:value="63776" calcext:value-type="float">
            <text:p>63776</text:p>
          </table:table-cell>
          <table:table-cell table:formula="of:=([.D193]+[.D192]/2+[.D194]/2)/2" office:value-type="float" office:value="23006" calcext:value-type="float">
            <text:p>23006</text:p>
          </table:table-cell>
          <table:table-cell table:formula="of:=([.E193]+[.E192]/2+[.E194]/2)/2" office:value-type="float" office:value="183332" calcext:value-type="float">
            <text:p>183332</text:p>
          </table:table-cell>
          <table:table-cell table:formula="of:=([.F193]+[.F192]/2+[.F194]/2)/2" office:value-type="float" office:value="29220" calcext:value-type="float">
            <text:p>29220</text:p>
          </table:table-cell>
          <table:table-cell table:formula="of:=([.I193]-[.G193])/1024" office:value-type="float" office:value="116.75390625" calcext:value-type="float">
            <text:p>116.75390625</text:p>
          </table:table-cell>
          <table:table-cell table:formula="of:=([.J193]-[.H193])/1024" office:value-type="float" office:value="6.068359375" calcext:value-type="float">
            <text:p>6.068359375</text:p>
          </table:table-cell>
        </table:table-row>
        <table:table-row table:style-name="ro1">
          <table:table-cell/>
          <table:table-cell table:formula="of:=[.B193]+1" office:value-type="float" office:value="192" calcext:value-type="float">
            <text:p>192</text:p>
          </table:table-cell>
          <table:table-cell office:value-type="float" office:value="64316" calcext:value-type="float">
            <text:p>64316</text:p>
          </table:table-cell>
          <table:table-cell office:value-type="float" office:value="41096" calcext:value-type="float">
            <text:p>41096</text:p>
          </table:table-cell>
          <table:table-cell office:value-type="float" office:value="183296" calcext:value-type="float">
            <text:p>183296</text:p>
          </table:table-cell>
          <table:table-cell office:value-type="float" office:value="41584" calcext:value-type="float">
            <text:p>41584</text:p>
          </table:table-cell>
          <table:table-cell table:formula="of:=([.C194]+[.C193]/2+[.C195]/2)/2" office:value-type="float" office:value="64137" calcext:value-type="float">
            <text:p>64137</text:p>
          </table:table-cell>
          <table:table-cell table:formula="of:=([.D194]+[.D193]/2+[.D195]/2)/2" office:value-type="float" office:value="36227" calcext:value-type="float">
            <text:p>36227</text:p>
          </table:table-cell>
          <table:table-cell table:formula="of:=([.E194]+[.E193]/2+[.E195]/2)/2" office:value-type="float" office:value="183314" calcext:value-type="float">
            <text:p>183314</text:p>
          </table:table-cell>
          <table:table-cell table:formula="of:=([.F194]+[.F193]/2+[.F195]/2)/2" office:value-type="float" office:value="38941" calcext:value-type="float">
            <text:p>38941</text:p>
          </table:table-cell>
          <table:table-cell table:formula="of:=([.I194]-[.G194])/1024" office:value-type="float" office:value="116.3837890625" calcext:value-type="float">
            <text:p>116.3837890625</text:p>
          </table:table-cell>
          <table:table-cell table:formula="of:=([.J194]-[.H194])/1024" office:value-type="float" office:value="2.650390625" calcext:value-type="float">
            <text:p>2.650390625</text:p>
          </table:table-cell>
        </table:table-row>
        <table:table-row table:style-name="ro1">
          <table:table-cell/>
          <table:table-cell table:formula="of:=[.B194]+1" office:value-type="float" office:value="193" calcext:value-type="float">
            <text:p>193</text:p>
          </table:table-cell>
          <table:table-cell office:value-type="float" office:value="64320" calcext:value-type="float">
            <text:p>64320</text:p>
          </table:table-cell>
          <table:table-cell office:value-type="float" office:value="43716" calcext:value-type="float">
            <text:p>43716</text:p>
          </table:table-cell>
          <table:table-cell office:value-type="float" office:value="183296" calcext:value-type="float">
            <text:p>183296</text:p>
          </table:table-cell>
          <table:table-cell office:value-type="float" office:value="41584" calcext:value-type="float">
            <text:p>41584</text:p>
          </table:table-cell>
          <table:table-cell table:formula="of:=([.C195]+[.C194]/2+[.C196]/2)/2" office:value-type="float" office:value="64319" calcext:value-type="float">
            <text:p>64319</text:p>
          </table:table-cell>
          <table:table-cell table:formula="of:=([.D195]+[.D194]/2+[.D196]/2)/2" office:value-type="float" office:value="43061" calcext:value-type="float">
            <text:p>43061</text:p>
          </table:table-cell>
          <table:table-cell table:formula="of:=([.E195]+[.E194]/2+[.E196]/2)/2" office:value-type="float" office:value="190463" calcext:value-type="float">
            <text:p>190463</text:p>
          </table:table-cell>
          <table:table-cell table:formula="of:=([.F195]+[.F194]/2+[.F196]/2)/2" office:value-type="float" office:value="45487" calcext:value-type="float">
            <text:p>45487</text:p>
          </table:table-cell>
          <table:table-cell table:formula="of:=([.I195]-[.G195])/1024" office:value-type="float" office:value="123.1875" calcext:value-type="float">
            <text:p>123.1875</text:p>
          </table:table-cell>
          <table:table-cell table:formula="of:=([.J195]-[.H195])/1024" office:value-type="float" office:value="2.369140625" calcext:value-type="float">
            <text:p>2.369140625</text:p>
          </table:table-cell>
        </table:table-row>
        <table:table-row table:style-name="ro1">
          <table:table-cell/>
          <table:table-cell table:formula="of:=[.B195]+1" office:value-type="float" office:value="194" calcext:value-type="float">
            <text:p>194</text:p>
          </table:table-cell>
          <table:table-cell office:value-type="float" office:value="64320" calcext:value-type="float">
            <text:p>64320</text:p>
          </table:table-cell>
          <table:table-cell office:value-type="float" office:value="43716" calcext:value-type="float">
            <text:p>43716</text:p>
          </table:table-cell>
          <table:table-cell office:value-type="float" office:value="211964" calcext:value-type="float">
            <text:p>211964</text:p>
          </table:table-cell>
          <table:table-cell office:value-type="float" office:value="57196" calcext:value-type="float">
            <text:p>57196</text:p>
          </table:table-cell>
          <table:table-cell table:formula="of:=([.C196]+[.C195]/2+[.C197]/2)/2" office:value-type="float" office:value="64320" calcext:value-type="float">
            <text:p>64320</text:p>
          </table:table-cell>
          <table:table-cell table:formula="of:=([.D196]+[.D195]/2+[.D197]/2)/2" office:value-type="float" office:value="36072" calcext:value-type="float">
            <text:p>36072</text:p>
          </table:table-cell>
          <table:table-cell table:formula="of:=([.E196]+[.E195]/2+[.E197]/2)/2" office:value-type="float" office:value="204797" calcext:value-type="float">
            <text:p>204797</text:p>
          </table:table-cell>
          <table:table-cell table:formula="of:=([.F196]+[.F195]/2+[.F197]/2)/2" office:value-type="float" office:value="65768" calcext:value-type="float">
            <text:p>65768</text:p>
          </table:table-cell>
          <table:table-cell table:formula="of:=([.I196]-[.G196])/1024" office:value-type="float" office:value="137.1845703125" calcext:value-type="float">
            <text:p>137.1845703125</text:p>
          </table:table-cell>
          <table:table-cell table:formula="of:=([.J196]-[.H196])/1024" office:value-type="float" office:value="29" calcext:value-type="float">
            <text:p>29</text:p>
          </table:table-cell>
        </table:table-row>
        <table:table-row table:style-name="ro1">
          <table:table-cell/>
          <table:table-cell table:formula="of:=[.B196]+1" office:value-type="float" office:value="195" calcext:value-type="float">
            <text:p>195</text:p>
          </table:table-cell>
          <table:table-cell office:value-type="float" office:value="64320" calcext:value-type="float">
            <text:p>64320</text:p>
          </table:table-cell>
          <table:table-cell office:value-type="float" office:value="13140" calcext:value-type="float">
            <text:p>13140</text:p>
          </table:table-cell>
          <table:table-cell office:value-type="float" office:value="211964" calcext:value-type="float">
            <text:p>211964</text:p>
          </table:table-cell>
          <table:table-cell office:value-type="float" office:value="107096" calcext:value-type="float">
            <text:p>107096</text:p>
          </table:table-cell>
          <table:table-cell table:formula="of:=([.C197]+[.C196]/2+[.C198]/2)/2" office:value-type="float" office:value="64320" calcext:value-type="float">
            <text:p>64320</text:p>
          </table:table-cell>
          <table:table-cell table:formula="of:=([.D197]+[.D196]/2+[.D198]/2)/2" office:value-type="float" office:value="20784" calcext:value-type="float">
            <text:p>20784</text:p>
          </table:table-cell>
          <table:table-cell table:formula="of:=([.E197]+[.E196]/2+[.E198]/2)/2" office:value-type="float" office:value="211964" calcext:value-type="float">
            <text:p>211964</text:p>
          </table:table-cell>
          <table:table-cell table:formula="of:=([.F197]+[.F196]/2+[.F198]/2)/2" office:value-type="float" office:value="95242" calcext:value-type="float">
            <text:p>95242</text:p>
          </table:table-cell>
          <table:table-cell table:formula="of:=([.I197]-[.G197])/1024" office:value-type="float" office:value="144.18359375" calcext:value-type="float">
            <text:p>144.18359375</text:p>
          </table:table-cell>
          <table:table-cell table:formula="of:=([.J197]-[.H197])/1024" office:value-type="float" office:value="72.712890625" calcext:value-type="float">
            <text:p>72.712890625</text:p>
          </table:table-cell>
        </table:table-row>
        <table:table-row table:style-name="ro1">
          <table:table-cell/>
          <table:table-cell table:formula="of:=[.B197]+1" office:value-type="float" office:value="196" calcext:value-type="float">
            <text:p>196</text:p>
          </table:table-cell>
          <table:table-cell table:style-name="ce1" office:value-type="float" office:value="64320" calcext:value-type="float">
            <text:p>64320</text:p>
          </table:table-cell>
          <table:table-cell table:style-name="ce1" office:value-type="float" office:value="13140" calcext:value-type="float">
            <text:p>13140</text:p>
          </table:table-cell>
          <table:table-cell office:value-type="float" office:value="211964" calcext:value-type="float">
            <text:p>211964</text:p>
          </table:table-cell>
          <table:table-cell office:value-type="float" office:value="109580" calcext:value-type="float">
            <text:p>109580</text:p>
          </table:table-cell>
          <table:table-cell table:formula="of:=([.C198]+[.C197]/2+[.C199]/2)/2" office:value-type="float" office:value="64320" calcext:value-type="float">
            <text:p>64320</text:p>
          </table:table-cell>
          <table:table-cell table:formula="of:=([.D198]+[.D197]/2+[.D199]/2)/2" office:value-type="float" office:value="13140" calcext:value-type="float">
            <text:p>13140</text:p>
          </table:table-cell>
          <table:table-cell table:formula="of:=([.E198]+[.E197]/2+[.E199]/2)/2" office:value-type="float" office:value="211964" calcext:value-type="float">
            <text:p>211964</text:p>
          </table:table-cell>
          <table:table-cell table:formula="of:=([.F198]+[.F197]/2+[.F199]/2)/2" office:value-type="float" office:value="108959" calcext:value-type="float">
            <text:p>108959</text:p>
          </table:table-cell>
          <table:table-cell table:formula="of:=([.I198]-[.G198])/1024" office:value-type="float" office:value="144.18359375" calcext:value-type="float">
            <text:p>144.18359375</text:p>
          </table:table-cell>
          <table:table-cell table:formula="of:=([.J198]-[.H198])/1024" office:value-type="float" office:value="93.5732421875" calcext:value-type="float">
            <text:p>93.5732421875</text:p>
          </table:table-cell>
        </table:table-row>
        <table:table-row table:style-name="ro1">
          <table:table-cell/>
          <table:table-cell table:formula="of:=[.B198]+1" office:value-type="float" office:value="197" calcext:value-type="float">
            <text:p>197</text:p>
          </table:table-cell>
          <table:table-cell table:style-name="ce1" office:value-type="float" office:value="64320" calcext:value-type="float">
            <text:p>64320</text:p>
          </table:table-cell>
          <table:table-cell table:style-name="ce1" office:value-type="float" office:value="13140" calcext:value-type="float">
            <text:p>13140</text:p>
          </table:table-cell>
          <table:table-cell office:value-type="float" office:value="211964" calcext:value-type="float">
            <text:p>211964</text:p>
          </table:table-cell>
          <table:table-cell office:value-type="float" office:value="109580" calcext:value-type="float">
            <text:p>109580</text:p>
          </table:table-cell>
          <table:table-cell table:formula="of:=([.C199]+[.C198]/2+[.C200]/2)/2" office:value-type="float" office:value="64320" calcext:value-type="float">
            <text:p>64320</text:p>
          </table:table-cell>
          <table:table-cell table:formula="of:=([.D199]+[.D198]/2+[.D200]/2)/2" office:value-type="float" office:value="13140" calcext:value-type="float">
            <text:p>13140</text:p>
          </table:table-cell>
          <table:table-cell table:formula="of:=([.E199]+[.E198]/2+[.E200]/2)/2" office:value-type="float" office:value="211964" calcext:value-type="float">
            <text:p>211964</text:p>
          </table:table-cell>
          <table:table-cell table:formula="of:=([.F199]+[.F198]/2+[.F200]/2)/2" office:value-type="float" office:value="85437" calcext:value-type="float">
            <text:p>85437</text:p>
          </table:table-cell>
          <table:table-cell table:formula="of:=([.I199]-[.G199])/1024" office:value-type="float" office:value="144.18359375" calcext:value-type="float">
            <text:p>144.18359375</text:p>
          </table:table-cell>
          <table:table-cell table:formula="of:=([.J199]-[.H199])/1024" office:value-type="float" office:value="70.6025390625" calcext:value-type="float">
            <text:p>70.6025390625</text:p>
          </table:table-cell>
        </table:table-row>
        <table:table-row table:style-name="ro1">
          <table:table-cell/>
          <table:table-cell table:formula="of:=[.B199]+1" office:value-type="float" office:value="198" calcext:value-type="float">
            <text:p>198</text:p>
          </table:table-cell>
          <table:table-cell table:style-name="ce1" office:value-type="float" office:value="64320" calcext:value-type="float">
            <text:p>64320</text:p>
          </table:table-cell>
          <table:table-cell table:style-name="ce1" office:value-type="float" office:value="13140" calcext:value-type="float">
            <text:p>13140</text:p>
          </table:table-cell>
          <table:table-cell office:value-type="float" office:value="211964" calcext:value-type="float">
            <text:p>211964</text:p>
          </table:table-cell>
          <table:table-cell office:value-type="float" office:value="13008" calcext:value-type="float">
            <text:p>13008</text:p>
          </table:table-cell>
          <table:table-cell table:formula="of:=([.C200]+[.C199]/2+[.C201]/2)/2" office:value-type="float" office:value="64325" calcext:value-type="float">
            <text:p>64325</text:p>
          </table:table-cell>
          <table:table-cell table:formula="of:=([.D200]+[.D199]/2+[.D201]/2)/2" office:value-type="float" office:value="15987" calcext:value-type="float">
            <text:p>15987</text:p>
          </table:table-cell>
          <table:table-cell table:formula="of:=([.E200]+[.E199]/2+[.E201]/2)/2" office:value-type="float" office:value="211964" calcext:value-type="float">
            <text:p>211964</text:p>
          </table:table-cell>
          <table:table-cell table:formula="of:=([.F200]+[.F199]/2+[.F201]/2)/2" office:value-type="float" office:value="44439" calcext:value-type="float">
            <text:p>44439</text:p>
          </table:table-cell>
          <table:table-cell table:formula="of:=([.I200]-[.G200])/1024" office:value-type="float" office:value="144.1787109375" calcext:value-type="float">
            <text:p>144.1787109375</text:p>
          </table:table-cell>
          <table:table-cell table:formula="of:=([.J200]-[.H200])/1024" office:value-type="float" office:value="27.78515625" calcext:value-type="float">
            <text:p>27.78515625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table:formula="of:=[.B200]+1" office:value-type="float" office:value="199" calcext:value-type="float">
            <text:p>199</text:p>
          </table:table-cell>
          <table:table-cell office:value-type="float" office:value="64340" calcext:value-type="float">
            <text:p>64340</text:p>
          </table:table-cell>
          <table:table-cell office:value-type="float" office:value="24528" calcext:value-type="float">
            <text:p>24528</text:p>
          </table:table-cell>
          <table:table-cell office:value-type="float" office:value="211964" calcext:value-type="float">
            <text:p>211964</text:p>
          </table:table-cell>
          <table:table-cell office:value-type="float" office:value="42160" calcext:value-type="float">
            <text:p>42160</text:p>
          </table:table-cell>
          <table:table-cell table:formula="of:=([.C201]+[.C200]/2+[.C202]/2)/2" office:value-type="float" office:value="64365" calcext:value-type="float">
            <text:p>64365</text:p>
          </table:table-cell>
          <table:table-cell table:formula="of:=([.D201]+[.D200]/2+[.D202]/2)/2" office:value-type="float" office:value="31719" calcext:value-type="float">
            <text:p>31719</text:p>
          </table:table-cell>
          <table:table-cell table:formula="of:=([.E201]+[.E200]/2+[.E202]/2)/2" office:value-type="float" office:value="211964" calcext:value-type="float">
            <text:p>211964</text:p>
          </table:table-cell>
          <table:table-cell table:formula="of:=([.F201]+[.F200]/2+[.F202]/2)/2" office:value-type="float" office:value="45380" calcext:value-type="float">
            <text:p>45380</text:p>
          </table:table-cell>
          <table:table-cell table:formula="of:=([.I201]-[.G201])/1024" office:value-type="float" office:value="144.1396484375" calcext:value-type="float">
            <text:p>144.1396484375</text:p>
          </table:table-cell>
          <table:table-cell table:formula="of:=([.J201]-[.H201])/1024" office:value-type="float" office:value="13.3408203125" calcext:value-type="float">
            <text:p>13.3408203125</text:p>
          </table:table-cell>
        </table:table-row>
        <table:table-row table:style-name="ro1">
          <table:table-cell/>
          <table:table-cell table:formula="of:=[.B201]+1" office:value-type="float" office:value="200" calcext:value-type="float">
            <text:p>200</text:p>
          </table:table-cell>
          <table:table-cell office:value-type="float" office:value="64460" calcext:value-type="float">
            <text:p>64460</text:p>
          </table:table-cell>
          <table:table-cell office:value-type="float" office:value="64680" calcext:value-type="float">
            <text:p>64680</text:p>
          </table:table-cell>
          <table:table-cell office:value-type="float" office:value="211964" calcext:value-type="float">
            <text:p>211964</text:p>
          </table:table-cell>
          <table:table-cell office:value-type="float" office:value="84192" calcext:value-type="float">
            <text:p>84192</text:p>
          </table:table-cell>
          <table:table-cell table:formula="of:=([.C202]+[.C201]/2+[.C203]/2)/2" office:value-type="float" office:value="64441" calcext:value-type="float">
            <text:p>64441</text:p>
          </table:table-cell>
          <table:table-cell table:formula="of:=([.D202]+[.D201]/2+[.D203]/2)/2" office:value-type="float" office:value="57762" calcext:value-type="float">
            <text:p>57762</text:p>
          </table:table-cell>
          <table:table-cell table:formula="of:=([.E202]+[.E201]/2+[.E203]/2)/2" office:value-type="float" office:value="211964" calcext:value-type="float">
            <text:p>211964</text:p>
          </table:table-cell>
          <table:table-cell table:formula="of:=([.F202]+[.F201]/2+[.F203]/2)/2" office:value-type="float" office:value="75971" calcext:value-type="float">
            <text:p>75971</text:p>
          </table:table-cell>
          <table:table-cell table:formula="of:=([.I202]-[.G202])/1024" office:value-type="float" office:value="144.0654296875" calcext:value-type="float">
            <text:p>144.0654296875</text:p>
          </table:table-cell>
          <table:table-cell table:formula="of:=([.J202]-[.H202])/1024" office:value-type="float" office:value="17.7822265625" calcext:value-type="float">
            <text:p>17.7822265625</text:p>
          </table:table-cell>
        </table:table-row>
        <table:table-row table:style-name="ro1">
          <table:table-cell/>
          <table:table-cell table:formula="of:=[.B202]+1" office:value-type="float" office:value="201" calcext:value-type="float">
            <text:p>201</text:p>
          </table:table-cell>
          <table:table-cell office:value-type="float" office:value="64504" calcext:value-type="float">
            <text:p>64504</text:p>
          </table:table-cell>
          <table:table-cell office:value-type="float" office:value="77160" calcext:value-type="float">
            <text:p>77160</text:p>
          </table:table-cell>
          <table:table-cell office:value-type="float" office:value="211964" calcext:value-type="float">
            <text:p>211964</text:p>
          </table:table-cell>
          <table:table-cell office:value-type="float" office:value="93340" calcext:value-type="float">
            <text:p>93340</text:p>
          </table:table-cell>
          <table:table-cell table:formula="of:=([.C203]+[.C202]/2+[.C204]/2)/2" office:value-type="float" office:value="64493" calcext:value-type="float">
            <text:p>64493</text:p>
          </table:table-cell>
          <table:table-cell table:formula="of:=([.D203]+[.D202]/2+[.D204]/2)/2" office:value-type="float" office:value="57997" calcext:value-type="float">
            <text:p>57997</text:p>
          </table:table-cell>
          <table:table-cell table:formula="of:=([.E203]+[.E202]/2+[.E204]/2)/2" office:value-type="float" office:value="211964" calcext:value-type="float">
            <text:p>211964</text:p>
          </table:table-cell>
          <table:table-cell table:formula="of:=([.F203]+[.F202]/2+[.F204]/2)/2" office:value-type="float" office:value="70962" calcext:value-type="float">
            <text:p>70962</text:p>
          </table:table-cell>
          <table:table-cell table:formula="of:=([.I203]-[.G203])/1024" office:value-type="float" office:value="144.0146484375" calcext:value-type="float">
            <text:p>144.0146484375</text:p>
          </table:table-cell>
          <table:table-cell table:formula="of:=([.J203]-[.H203])/1024" office:value-type="float" office:value="12.6611328125" calcext:value-type="float">
            <text:p>12.6611328125</text:p>
          </table:table-cell>
        </table:table-row>
        <table:table-row table:style-name="ro1">
          <table:table-cell/>
          <table:table-cell table:formula="of:=[.B203]+1" office:value-type="float" office:value="202" calcext:value-type="float">
            <text:p>202</text:p>
          </table:table-cell>
          <table:table-cell office:value-type="float" office:value="64504" calcext:value-type="float">
            <text:p>64504</text:p>
          </table:table-cell>
          <table:table-cell office:value-type="float" office:value="12988" calcext:value-type="float">
            <text:p>12988</text:p>
          </table:table-cell>
          <table:table-cell office:value-type="float" office:value="211964" calcext:value-type="float">
            <text:p>211964</text:p>
          </table:table-cell>
          <table:table-cell office:value-type="float" office:value="12976" calcext:value-type="float">
            <text:p>12976</text:p>
          </table:table-cell>
          <table:table-cell table:formula="of:=([.C204]+[.C203]/2+[.C205]/2)/2" office:value-type="float" office:value="64517" calcext:value-type="float">
            <text:p>64517</text:p>
          </table:table-cell>
          <table:table-cell table:formula="of:=([.D204]+[.D203]/2+[.D205]/2)/2" office:value-type="float" office:value="30845" calcext:value-type="float">
            <text:p>30845</text:p>
          </table:table-cell>
          <table:table-cell table:formula="of:=([.E204]+[.E203]/2+[.E205]/2)/2" office:value-type="float" office:value="211964" calcext:value-type="float">
            <text:p>211964</text:p>
          </table:table-cell>
          <table:table-cell table:formula="of:=([.F204]+[.F203]/2+[.F205]/2)/2" office:value-type="float" office:value="38401" calcext:value-type="float">
            <text:p>38401</text:p>
          </table:table-cell>
          <table:table-cell table:formula="of:=([.I204]-[.G204])/1024" office:value-type="float" office:value="143.9912109375" calcext:value-type="float">
            <text:p>143.9912109375</text:p>
          </table:table-cell>
          <table:table-cell table:formula="of:=([.J204]-[.H204])/1024" office:value-type="float" office:value="7.37890625" calcext:value-type="float">
            <text:p>7.37890625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table:formula="of:=[.B204]+1" office:value-type="float" office:value="203" calcext:value-type="float">
            <text:p>203</text:p>
          </table:table-cell>
          <table:table-cell office:value-type="float" office:value="64556" calcext:value-type="float">
            <text:p>64556</text:p>
          </table:table-cell>
          <table:table-cell office:value-type="float" office:value="20244" calcext:value-type="float">
            <text:p>20244</text:p>
          </table:table-cell>
          <table:table-cell office:value-type="float" office:value="211964" calcext:value-type="float">
            <text:p>211964</text:p>
          </table:table-cell>
          <table:table-cell office:value-type="float" office:value="34312" calcext:value-type="float">
            <text:p>34312</text:p>
          </table:table-cell>
          <table:table-cell table:formula="of:=([.C205]+[.C204]/2+[.C206]/2)/2" office:value-type="float" office:value="64700" calcext:value-type="float">
            <text:p>64700</text:p>
          </table:table-cell>
          <table:table-cell table:formula="of:=([.D205]+[.D204]/2+[.D206]/2)/2" office:value-type="float" office:value="22259" calcext:value-type="float">
            <text:p>22259</text:p>
          </table:table-cell>
          <table:table-cell table:formula="of:=([.E205]+[.E204]/2+[.E206]/2)/2" office:value-type="float" office:value="211964" calcext:value-type="float">
            <text:p>211964</text:p>
          </table:table-cell>
          <table:table-cell table:formula="of:=([.F205]+[.F204]/2+[.F206]/2)/2" office:value-type="float" office:value="32569" calcext:value-type="float">
            <text:p>32569</text:p>
          </table:table-cell>
          <table:table-cell table:formula="of:=([.I205]-[.G205])/1024" office:value-type="float" office:value="143.8125" calcext:value-type="float">
            <text:p>143.8125</text:p>
          </table:table-cell>
          <table:table-cell table:formula="of:=([.J205]-[.H205])/1024" office:value-type="float" office:value="10.068359375" calcext:value-type="float">
            <text:p>10.068359375</text:p>
          </table:table-cell>
        </table:table-row>
        <table:table-row table:style-name="ro1">
          <table:table-cell/>
          <table:table-cell table:formula="of:=[.B205]+1" office:value-type="float" office:value="204" calcext:value-type="float">
            <text:p>204</text:p>
          </table:table-cell>
          <table:table-cell office:value-type="float" office:value="65184" calcext:value-type="float">
            <text:p>65184</text:p>
          </table:table-cell>
          <table:table-cell office:value-type="float" office:value="35560" calcext:value-type="float">
            <text:p>35560</text:p>
          </table:table-cell>
          <table:table-cell office:value-type="float" office:value="211964" calcext:value-type="float">
            <text:p>211964</text:p>
          </table:table-cell>
          <table:table-cell office:value-type="float" office:value="48676" calcext:value-type="float">
            <text:p>48676</text:p>
          </table:table-cell>
          <table:table-cell table:formula="of:=([.C206]+[.C205]/2+[.C207]/2)/2" office:value-type="float" office:value="65032" calcext:value-type="float">
            <text:p>65032</text:p>
          </table:table-cell>
          <table:table-cell table:formula="of:=([.D206]+[.D205]/2+[.D207]/2)/2" office:value-type="float" office:value="39778" calcext:value-type="float">
            <text:p>39778</text:p>
          </table:table-cell>
          <table:table-cell table:formula="of:=([.E206]+[.E205]/2+[.E207]/2)/2" office:value-type="float" office:value="211964" calcext:value-type="float">
            <text:p>211964</text:p>
          </table:table-cell>
          <table:table-cell table:formula="of:=([.F206]+[.F205]/2+[.F207]/2)/2" office:value-type="float" office:value="51561" calcext:value-type="float">
            <text:p>51561</text:p>
          </table:table-cell>
          <table:table-cell table:formula="of:=([.I206]-[.G206])/1024" office:value-type="float" office:value="143.48828125" calcext:value-type="float">
            <text:p>143.48828125</text:p>
          </table:table-cell>
          <table:table-cell table:formula="of:=([.J206]-[.H206])/1024" office:value-type="float" office:value="11.5068359375" calcext:value-type="float">
            <text:p>11.5068359375</text:p>
          </table:table-cell>
        </table:table-row>
        <table:table-row table:style-name="ro1">
          <table:table-cell/>
          <table:table-cell table:formula="of:=[.B206]+1" office:value-type="float" office:value="205" calcext:value-type="float">
            <text:p>205</text:p>
          </table:table-cell>
          <table:table-cell office:value-type="float" office:value="65204" calcext:value-type="float">
            <text:p>65204</text:p>
          </table:table-cell>
          <table:table-cell office:value-type="float" office:value="67748" calcext:value-type="float">
            <text:p>67748</text:p>
          </table:table-cell>
          <table:table-cell office:value-type="float" office:value="211964" calcext:value-type="float">
            <text:p>211964</text:p>
          </table:table-cell>
          <table:table-cell office:value-type="float" office:value="74580" calcext:value-type="float">
            <text:p>74580</text:p>
          </table:table-cell>
          <table:table-cell table:formula="of:=([.C207]+[.C206]/2+[.C208]/2)/2" office:value-type="float" office:value="65202" calcext:value-type="float">
            <text:p>65202</text:p>
          </table:table-cell>
          <table:table-cell table:formula="of:=([.D207]+[.D206]/2+[.D208]/2)/2" office:value-type="float" office:value="61287" calcext:value-type="float">
            <text:p>61287</text:p>
          </table:table-cell>
          <table:table-cell table:formula="of:=([.E207]+[.E206]/2+[.E208]/2)/2" office:value-type="float" office:value="211964" calcext:value-type="float">
            <text:p>211964</text:p>
          </table:table-cell>
          <table:table-cell table:formula="of:=([.F207]+[.F206]/2+[.F208]/2)/2" office:value-type="float" office:value="75428" calcext:value-type="float">
            <text:p>75428</text:p>
          </table:table-cell>
          <table:table-cell table:formula="of:=([.I207]-[.G207])/1024" office:value-type="float" office:value="143.322265625" calcext:value-type="float">
            <text:p>143.322265625</text:p>
          </table:table-cell>
          <table:table-cell table:formula="of:=([.J207]-[.H207])/1024" office:value-type="float" office:value="13.8095703125" calcext:value-type="float">
            <text:p>13.8095703125</text:p>
          </table:table-cell>
        </table:table-row>
        <table:table-row table:style-name="ro1">
          <table:table-cell/>
          <table:table-cell table:formula="of:=[.B207]+1" office:value-type="float" office:value="206" calcext:value-type="float">
            <text:p>206</text:p>
          </table:table-cell>
          <table:table-cell office:value-type="float" office:value="65216" calcext:value-type="float">
            <text:p>65216</text:p>
          </table:table-cell>
          <table:table-cell office:value-type="float" office:value="74092" calcext:value-type="float">
            <text:p>74092</text:p>
          </table:table-cell>
          <table:table-cell office:value-type="float" office:value="211964" calcext:value-type="float">
            <text:p>211964</text:p>
          </table:table-cell>
          <table:table-cell office:value-type="float" office:value="103876" calcext:value-type="float">
            <text:p>103876</text:p>
          </table:table-cell>
          <table:table-cell table:formula="of:=([.C208]+[.C207]/2+[.C209]/2)/2" office:value-type="float" office:value="65213" calcext:value-type="float">
            <text:p>65213</text:p>
          </table:table-cell>
          <table:table-cell table:formula="of:=([.D208]+[.D207]/2+[.D209]/2)/2" office:value-type="float" office:value="72506" calcext:value-type="float">
            <text:p>72506</text:p>
          </table:table-cell>
          <table:table-cell table:formula="of:=([.E208]+[.E207]/2+[.E209]/2)/2" office:value-type="float" office:value="211964" calcext:value-type="float">
            <text:p>211964</text:p>
          </table:table-cell>
          <table:table-cell table:formula="of:=([.F208]+[.F207]/2+[.F209]/2)/2" office:value-type="float" office:value="96622" calcext:value-type="float">
            <text:p>96622</text:p>
          </table:table-cell>
          <table:table-cell table:formula="of:=([.I208]-[.G208])/1024" office:value-type="float" office:value="143.3115234375" calcext:value-type="float">
            <text:p>143.3115234375</text:p>
          </table:table-cell>
          <table:table-cell table:formula="of:=([.J208]-[.H208])/1024" office:value-type="float" office:value="23.55078125" calcext:value-type="float">
            <text:p>23.55078125</text:p>
          </table:table-cell>
        </table:table-row>
        <table:table-row table:style-name="ro1">
          <table:table-cell/>
          <table:table-cell table:formula="of:=[.B208]+1" office:value-type="float" office:value="207" calcext:value-type="float">
            <text:p>207</text:p>
          </table:table-cell>
          <table:table-cell office:value-type="float" office:value="65216" calcext:value-type="float">
            <text:p>65216</text:p>
          </table:table-cell>
          <table:table-cell office:value-type="float" office:value="74092" calcext:value-type="float">
            <text:p>74092</text:p>
          </table:table-cell>
          <table:table-cell office:value-type="float" office:value="211964" calcext:value-type="float">
            <text:p>211964</text:p>
          </table:table-cell>
          <table:table-cell office:value-type="float" office:value="104156" calcext:value-type="float">
            <text:p>104156</text:p>
          </table:table-cell>
          <table:table-cell table:formula="of:=([.C209]+[.C208]/2+[.C210]/2)/2" office:value-type="float" office:value="65216" calcext:value-type="float">
            <text:p>65216</text:p>
          </table:table-cell>
          <table:table-cell table:formula="of:=([.D209]+[.D208]/2+[.D210]/2)/2" office:value-type="float" office:value="58783" calcext:value-type="float">
            <text:p>58783</text:p>
          </table:table-cell>
          <table:table-cell table:formula="of:=([.E209]+[.E208]/2+[.E210]/2)/2" office:value-type="float" office:value="211964" calcext:value-type="float">
            <text:p>211964</text:p>
          </table:table-cell>
          <table:table-cell table:formula="of:=([.F209]+[.F208]/2+[.F210]/2)/2" office:value-type="float" office:value="104086" calcext:value-type="float">
            <text:p>104086</text:p>
          </table:table-cell>
          <table:table-cell table:formula="of:=([.I209]-[.G209])/1024" office:value-type="float" office:value="143.30859375" calcext:value-type="float">
            <text:p>143.30859375</text:p>
          </table:table-cell>
          <table:table-cell table:formula="of:=([.J209]-[.H209])/1024" office:value-type="float" office:value="44.2412109375" calcext:value-type="float">
            <text:p>44.2412109375</text:p>
          </table:table-cell>
        </table:table-row>
        <table:table-row table:style-name="ro1">
          <table:table-cell/>
          <table:table-cell table:formula="of:=[.B209]+1" office:value-type="float" office:value="208" calcext:value-type="float">
            <text:p>208</text:p>
          </table:table-cell>
          <table:table-cell office:value-type="float" office:value="65216" calcext:value-type="float">
            <text:p>65216</text:p>
          </table:table-cell>
          <table:table-cell office:value-type="float" office:value="12856" calcext:value-type="float">
            <text:p>12856</text:p>
          </table:table-cell>
          <table:table-cell office:value-type="float" office:value="211964" calcext:value-type="float">
            <text:p>211964</text:p>
          </table:table-cell>
          <table:table-cell office:value-type="float" office:value="104156" calcext:value-type="float">
            <text:p>104156</text:p>
          </table:table-cell>
          <table:table-cell table:formula="of:=([.C210]+[.C209]/2+[.C211]/2)/2" office:value-type="float" office:value="65227" calcext:value-type="float">
            <text:p>65227</text:p>
          </table:table-cell>
          <table:table-cell table:formula="of:=([.D210]+[.D209]/2+[.D211]/2)/2" office:value-type="float" office:value="31177" calcext:value-type="float">
            <text:p>31177</text:p>
          </table:table-cell>
          <table:table-cell table:formula="of:=([.E210]+[.E209]/2+[.E211]/2)/2" office:value-type="float" office:value="211977" calcext:value-type="float">
            <text:p>211977</text:p>
          </table:table-cell>
          <table:table-cell table:formula="of:=([.F210]+[.F209]/2+[.F211]/2)/2" office:value-type="float" office:value="82078" calcext:value-type="float">
            <text:p>82078</text:p>
          </table:table-cell>
          <table:table-cell table:formula="of:=([.I210]-[.G210])/1024" office:value-type="float" office:value="143.310546875" calcext:value-type="float">
            <text:p>143.310546875</text:p>
          </table:table-cell>
          <table:table-cell table:formula="of:=([.J210]-[.H210])/1024" office:value-type="float" office:value="49.7080078125" calcext:value-type="float">
            <text:p>49.7080078125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table:formula="of:=[.B210]+1" office:value-type="float" office:value="209" calcext:value-type="float">
            <text:p>209</text:p>
          </table:table-cell>
          <table:table-cell office:value-type="float" office:value="65260" calcext:value-type="float">
            <text:p>65260</text:p>
          </table:table-cell>
          <table:table-cell office:value-type="float" office:value="24904" calcext:value-type="float">
            <text:p>24904</text:p>
          </table:table-cell>
          <table:table-cell office:value-type="float" office:value="212016" calcext:value-type="float">
            <text:p>212016</text:p>
          </table:table-cell>
          <table:table-cell office:value-type="float" office:value="15844" calcext:value-type="float">
            <text:p>15844</text:p>
          </table:table-cell>
          <table:table-cell table:formula="of:=([.C211]+[.C210]/2+[.C212]/2)/2" office:value-type="float" office:value="65258" calcext:value-type="float">
            <text:p>65258</text:p>
          </table:table-cell>
          <table:table-cell table:formula="of:=([.D211]+[.D210]/2+[.D212]/2)/2" office:value-type="float" office:value="39940" calcext:value-type="float">
            <text:p>39940</text:p>
          </table:table-cell>
          <table:table-cell table:formula="of:=([.E211]+[.E210]/2+[.E212]/2)/2" office:value-type="float" office:value="212003" calcext:value-type="float">
            <text:p>212003</text:p>
          </table:table-cell>
          <table:table-cell table:formula="of:=([.F211]+[.F210]/2+[.F212]/2)/2" office:value-type="float" office:value="57567" calcext:value-type="float">
            <text:p>57567</text:p>
          </table:table-cell>
          <table:table-cell table:formula="of:=([.I211]-[.G211])/1024" office:value-type="float" office:value="143.3056640625" calcext:value-type="float">
            <text:p>143.3056640625</text:p>
          </table:table-cell>
          <table:table-cell table:formula="of:=([.J211]-[.H211])/1024" office:value-type="float" office:value="17.2138671875" calcext:value-type="float">
            <text:p>17.2138671875</text:p>
          </table:table-cell>
        </table:table-row>
        <table:table-row table:style-name="ro1">
          <table:table-cell/>
          <table:table-cell table:formula="of:=[.B211]+1" office:value-type="float" office:value="210" calcext:value-type="float">
            <text:p>210</text:p>
          </table:table-cell>
          <table:table-cell office:value-type="float" office:value="65296" calcext:value-type="float">
            <text:p>65296</text:p>
          </table:table-cell>
          <table:table-cell office:value-type="float" office:value="97096" calcext:value-type="float">
            <text:p>97096</text:p>
          </table:table-cell>
          <table:table-cell office:value-type="float" office:value="212016" calcext:value-type="float">
            <text:p>212016</text:p>
          </table:table-cell>
          <table:table-cell office:value-type="float" office:value="94424" calcext:value-type="float">
            <text:p>94424</text:p>
          </table:table-cell>
          <table:table-cell table:formula="of:=([.C212]+[.C211]/2+[.C213]/2)/2" office:value-type="float" office:value="65288" calcext:value-type="float">
            <text:p>65288</text:p>
          </table:table-cell>
          <table:table-cell table:formula="of:=([.D212]+[.D211]/2+[.D213]/2)/2" office:value-type="float" office:value="69970" calcext:value-type="float">
            <text:p>69970</text:p>
          </table:table-cell>
          <table:table-cell table:formula="of:=([.E212]+[.E211]/2+[.E213]/2)/2" office:value-type="float" office:value="212016" calcext:value-type="float">
            <text:p>212016</text:p>
          </table:table-cell>
          <table:table-cell table:formula="of:=([.F212]+[.F211]/2+[.F213]/2)/2" office:value-type="float" office:value="88621" calcext:value-type="float">
            <text:p>88621</text:p>
          </table:table-cell>
          <table:table-cell table:formula="of:=([.I212]-[.G212])/1024" office:value-type="float" office:value="143.2890625" calcext:value-type="float">
            <text:p>143.2890625</text:p>
          </table:table-cell>
          <table:table-cell table:formula="of:=([.J212]-[.H212])/1024" office:value-type="float" office:value="18.2138671875" calcext:value-type="float">
            <text:p>18.2138671875</text:p>
          </table:table-cell>
        </table:table-row>
        <table:table-row table:style-name="ro1">
          <table:table-cell/>
          <table:table-cell table:formula="of:=[.B212]+1" office:value-type="float" office:value="211" calcext:value-type="float">
            <text:p>211</text:p>
          </table:table-cell>
          <table:table-cell office:value-type="float" office:value="65300" calcext:value-type="float">
            <text:p>65300</text:p>
          </table:table-cell>
          <table:table-cell office:value-type="float" office:value="60784" calcext:value-type="float">
            <text:p>60784</text:p>
          </table:table-cell>
          <table:table-cell office:value-type="float" office:value="212016" calcext:value-type="float">
            <text:p>212016</text:p>
          </table:table-cell>
          <table:table-cell office:value-type="float" office:value="149792" calcext:value-type="float">
            <text:p>149792</text:p>
          </table:table-cell>
          <table:table-cell table:formula="of:=([.C213]+[.C212]/2+[.C214]/2)/2" office:value-type="float" office:value="65299" calcext:value-type="float">
            <text:p>65299</text:p>
          </table:table-cell>
          <table:table-cell table:formula="of:=([.D213]+[.D212]/2+[.D214]/2)/2" office:value-type="float" office:value="69862" calcext:value-type="float">
            <text:p>69862</text:p>
          </table:table-cell>
          <table:table-cell table:formula="of:=([.E213]+[.E212]/2+[.E214]/2)/2" office:value-type="float" office:value="212016" calcext:value-type="float">
            <text:p>212016</text:p>
          </table:table-cell>
          <table:table-cell table:formula="of:=([.F213]+[.F212]/2+[.F214]/2)/2" office:value-type="float" office:value="135976" calcext:value-type="float">
            <text:p>135976</text:p>
          </table:table-cell>
          <table:table-cell table:formula="of:=([.I213]-[.G213])/1024" office:value-type="float" office:value="143.2783203125" calcext:value-type="float">
            <text:p>143.2783203125</text:p>
          </table:table-cell>
          <table:table-cell table:formula="of:=([.J213]-[.H213])/1024" office:value-type="float" office:value="64.564453125" calcext:value-type="float">
            <text:p>64.564453125</text:p>
          </table:table-cell>
        </table:table-row>
        <table:table-row table:style-name="ro1">
          <table:table-cell/>
          <table:table-cell table:formula="of:=[.B213]+1" office:value-type="float" office:value="212" calcext:value-type="float">
            <text:p>212</text:p>
          </table:table-cell>
          <table:table-cell office:value-type="float" office:value="65300" calcext:value-type="float">
            <text:p>65300</text:p>
          </table:table-cell>
          <table:table-cell office:value-type="float" office:value="60784" calcext:value-type="float">
            <text:p>60784</text:p>
          </table:table-cell>
          <table:table-cell office:value-type="float" office:value="212016" calcext:value-type="float">
            <text:p>212016</text:p>
          </table:table-cell>
          <table:table-cell office:value-type="float" office:value="149896" calcext:value-type="float">
            <text:p>149896</text:p>
          </table:table-cell>
          <table:table-cell table:formula="of:=([.C214]+[.C213]/2+[.C215]/2)/2" office:value-type="float" office:value="65300" calcext:value-type="float">
            <text:p>65300</text:p>
          </table:table-cell>
          <table:table-cell table:formula="of:=([.D214]+[.D213]/2+[.D215]/2)/2" office:value-type="float" office:value="48877" calcext:value-type="float">
            <text:p>48877</text:p>
          </table:table-cell>
          <table:table-cell table:formula="of:=([.E214]+[.E213]/2+[.E215]/2)/2" office:value-type="float" office:value="212016" calcext:value-type="float">
            <text:p>212016</text:p>
          </table:table-cell>
          <table:table-cell table:formula="of:=([.F214]+[.F213]/2+[.F215]/2)/2" office:value-type="float" office:value="115622" calcext:value-type="float">
            <text:p>115622</text:p>
          </table:table-cell>
          <table:table-cell table:formula="of:=([.I214]-[.G214])/1024" office:value-type="float" office:value="143.27734375" calcext:value-type="float">
            <text:p>143.27734375</text:p>
          </table:table-cell>
          <table:table-cell table:formula="of:=([.J214]-[.H214])/1024" office:value-type="float" office:value="65.1806640625" calcext:value-type="float">
            <text:p>65.1806640625</text:p>
          </table:table-cell>
        </table:table-row>
        <table:table-row table:style-name="ro1">
          <table:table-cell/>
          <table:table-cell table:formula="of:=[.B214]+1" office:value-type="float" office:value="213" calcext:value-type="float">
            <text:p>213</text:p>
          </table:table-cell>
          <table:table-cell office:value-type="float" office:value="65300" calcext:value-type="float">
            <text:p>65300</text:p>
          </table:table-cell>
          <table:table-cell office:value-type="float" office:value="13156" calcext:value-type="float">
            <text:p>13156</text:p>
          </table:table-cell>
          <table:table-cell office:value-type="float" office:value="212016" calcext:value-type="float">
            <text:p>212016</text:p>
          </table:table-cell>
          <table:table-cell office:value-type="float" office:value="12904" calcext:value-type="float">
            <text:p>12904</text:p>
          </table:table-cell>
          <table:table-cell table:formula="of:=([.C215]+[.C214]/2+[.C216]/2)/2" office:value-type="float" office:value="65350" calcext:value-type="float">
            <text:p>65350</text:p>
          </table:table-cell>
          <table:table-cell table:formula="of:=([.D215]+[.D214]/2+[.D216]/2)/2" office:value-type="float" office:value="27853" calcext:value-type="float">
            <text:p>27853</text:p>
          </table:table-cell>
          <table:table-cell table:formula="of:=([.E215]+[.E214]/2+[.E216]/2)/2" office:value-type="float" office:value="212029" calcext:value-type="float">
            <text:p>212029</text:p>
          </table:table-cell>
          <table:table-cell table:formula="of:=([.F215]+[.F214]/2+[.F216]/2)/2" office:value-type="float" office:value="53099" calcext:value-type="float">
            <text:p>53099</text:p>
          </table:table-cell>
          <table:table-cell table:formula="of:=([.I215]-[.G215])/1024" office:value-type="float" office:value="143.2412109375" calcext:value-type="float">
            <text:p>143.2412109375</text:p>
          </table:table-cell>
          <table:table-cell table:formula="of:=([.J215]-[.H215])/1024" office:value-type="float" office:value="24.654296875" calcext:value-type="float">
            <text:p>24.654296875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table:formula="of:=[.B215]+1" office:value-type="float" office:value="214" calcext:value-type="float">
            <text:p>214</text:p>
          </table:table-cell>
          <table:table-cell office:value-type="float" office:value="65500" calcext:value-type="float">
            <text:p>65500</text:p>
          </table:table-cell>
          <table:table-cell office:value-type="float" office:value="24316" calcext:value-type="float">
            <text:p>24316</text:p>
          </table:table-cell>
          <table:table-cell office:value-type="float" office:value="212068" calcext:value-type="float">
            <text:p>212068</text:p>
          </table:table-cell>
          <table:table-cell office:value-type="float" office:value="36692" calcext:value-type="float">
            <text:p>36692</text:p>
          </table:table-cell>
          <table:table-cell table:formula="of:=([.C216]+[.C215]/2+[.C217]/2)/2" office:value-type="float" office:value="65544" calcext:value-type="float">
            <text:p>65544</text:p>
          </table:table-cell>
          <table:table-cell table:formula="of:=([.D216]+[.D215]/2+[.D217]/2)/2" office:value-type="float" office:value="30129" calcext:value-type="float">
            <text:p>30129</text:p>
          </table:table-cell>
          <table:table-cell table:formula="of:=([.E216]+[.E215]/2+[.E217]/2)/2" office:value-type="float" office:value="212058" calcext:value-type="float">
            <text:p>212058</text:p>
          </table:table-cell>
          <table:table-cell table:formula="of:=([.F216]+[.F215]/2+[.F217]/2)/2" office:value-type="float" office:value="36937" calcext:value-type="float">
            <text:p>36937</text:p>
          </table:table-cell>
          <table:table-cell table:formula="of:=([.I216]-[.G216])/1024" office:value-type="float" office:value="143.080078125" calcext:value-type="float">
            <text:p>143.080078125</text:p>
          </table:table-cell>
          <table:table-cell table:formula="of:=([.J216]-[.H216])/1024" office:value-type="float" office:value="6.6484375" calcext:value-type="float">
            <text:p>6.6484375</text:p>
          </table:table-cell>
        </table:table-row>
        <table:table-row table:style-name="ro1">
          <table:table-cell/>
          <table:table-cell table:formula="of:=[.B216]+1" office:value-type="float" office:value="215" calcext:value-type="float">
            <text:p>215</text:p>
          </table:table-cell>
          <table:table-cell office:value-type="float" office:value="65876" calcext:value-type="float">
            <text:p>65876</text:p>
          </table:table-cell>
          <table:table-cell office:value-type="float" office:value="58728" calcext:value-type="float">
            <text:p>58728</text:p>
          </table:table-cell>
          <table:table-cell office:value-type="float" office:value="212080" calcext:value-type="float">
            <text:p>212080</text:p>
          </table:table-cell>
          <table:table-cell office:value-type="float" office:value="61460" calcext:value-type="float">
            <text:p>61460</text:p>
          </table:table-cell>
          <table:table-cell table:formula="of:=([.C217]+[.C216]/2+[.C218]/2)/2" office:value-type="float" office:value="65784" calcext:value-type="float">
            <text:p>65784</text:p>
          </table:table-cell>
          <table:table-cell table:formula="of:=([.D217]+[.D216]/2+[.D218]/2)/2" office:value-type="float" office:value="51149" calcext:value-type="float">
            <text:p>51149</text:p>
          </table:table-cell>
          <table:table-cell table:formula="of:=([.E217]+[.E216]/2+[.E218]/2)/2" office:value-type="float" office:value="212077" calcext:value-type="float">
            <text:p>212077</text:p>
          </table:table-cell>
          <table:table-cell table:formula="of:=([.F217]+[.F216]/2+[.F218]/2)/2" office:value-type="float" office:value="58268" calcext:value-type="float">
            <text:p>58268</text:p>
          </table:table-cell>
          <table:table-cell table:formula="of:=([.I217]-[.G217])/1024" office:value-type="float" office:value="142.8642578125" calcext:value-type="float">
            <text:p>142.8642578125</text:p>
          </table:table-cell>
          <table:table-cell table:formula="of:=([.J217]-[.H217])/1024" office:value-type="float" office:value="6.9521484375" calcext:value-type="float">
            <text:p>6.9521484375</text:p>
          </table:table-cell>
        </table:table-row>
        <table:table-row table:style-name="ro1">
          <table:table-cell/>
          <table:table-cell table:formula="of:=[.B217]+1" office:value-type="float" office:value="216" calcext:value-type="float">
            <text:p>216</text:p>
          </table:table-cell>
          <table:table-cell office:value-type="float" office:value="65884" calcext:value-type="float">
            <text:p>65884</text:p>
          </table:table-cell>
          <table:table-cell office:value-type="float" office:value="62824" calcext:value-type="float">
            <text:p>62824</text:p>
          </table:table-cell>
          <table:table-cell office:value-type="float" office:value="212080" calcext:value-type="float">
            <text:p>212080</text:p>
          </table:table-cell>
          <table:table-cell office:value-type="float" office:value="73460" calcext:value-type="float">
            <text:p>73460</text:p>
          </table:table-cell>
          <table:table-cell table:formula="of:=([.C218]+[.C217]/2+[.C219]/2)/2" office:value-type="float" office:value="65882" calcext:value-type="float">
            <text:p>65882</text:p>
          </table:table-cell>
          <table:table-cell table:formula="of:=([.D218]+[.D217]/2+[.D219]/2)/2" office:value-type="float" office:value="49647" calcext:value-type="float">
            <text:p>49647</text:p>
          </table:table-cell>
          <table:table-cell table:formula="of:=([.E218]+[.E217]/2+[.E219]/2)/2" office:value-type="float" office:value="212080" calcext:value-type="float">
            <text:p>212080</text:p>
          </table:table-cell>
          <table:table-cell table:formula="of:=([.F218]+[.F217]/2+[.F219]/2)/2" office:value-type="float" office:value="55391" calcext:value-type="float">
            <text:p>55391</text:p>
          </table:table-cell>
          <table:table-cell table:formula="of:=([.I218]-[.G218])/1024" office:value-type="float" office:value="142.771484375" calcext:value-type="float">
            <text:p>142.771484375</text:p>
          </table:table-cell>
          <table:table-cell table:formula="of:=([.J218]-[.H218])/1024" office:value-type="float" office:value="5.609375" calcext:value-type="float">
            <text:p>5.609375</text:p>
          </table:table-cell>
        </table:table-row>
        <table:table-row table:style-name="ro1">
          <table:table-cell/>
          <table:table-cell table:formula="of:=[.B218]+1" office:value-type="float" office:value="217" calcext:value-type="float">
            <text:p>217</text:p>
          </table:table-cell>
          <table:table-cell office:value-type="float" office:value="65884" calcext:value-type="float">
            <text:p>65884</text:p>
          </table:table-cell>
          <table:table-cell office:value-type="float" office:value="14212" calcext:value-type="float">
            <text:p>14212</text:p>
          </table:table-cell>
          <table:table-cell office:value-type="float" office:value="212080" calcext:value-type="float">
            <text:p>212080</text:p>
          </table:table-cell>
          <table:table-cell office:value-type="float" office:value="13184" calcext:value-type="float">
            <text:p>13184</text:p>
          </table:table-cell>
          <table:table-cell table:formula="of:=([.C219]+[.C218]/2+[.C220]/2)/2" office:value-type="float" office:value="65915" calcext:value-type="float">
            <text:p>65915</text:p>
          </table:table-cell>
          <table:table-cell table:formula="of:=([.D219]+[.D218]/2+[.D220]/2)/2" office:value-type="float" office:value="29349" calcext:value-type="float">
            <text:p>29349</text:p>
          </table:table-cell>
          <table:table-cell table:formula="of:=([.E219]+[.E218]/2+[.E220]/2)/2" office:value-type="float" office:value="212080" calcext:value-type="float">
            <text:p>212080</text:p>
          </table:table-cell>
          <table:table-cell table:formula="of:=([.F219]+[.F218]/2+[.F220]/2)/2" office:value-type="float" office:value="34471" calcext:value-type="float">
            <text:p>34471</text:p>
          </table:table-cell>
          <table:table-cell table:formula="of:=([.I219]-[.G219])/1024" office:value-type="float" office:value="142.7392578125" calcext:value-type="float">
            <text:p>142.7392578125</text:p>
          </table:table-cell>
          <table:table-cell table:formula="of:=([.J219]-[.H219])/1024" office:value-type="float" office:value="5.001953125" calcext:value-type="float">
            <text:p>5.001953125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table:formula="of:=[.B219]+1" office:value-type="float" office:value="218" calcext:value-type="float">
            <text:p>218</text:p>
          </table:table-cell>
          <table:table-cell office:value-type="float" office:value="66008" calcext:value-type="float">
            <text:p>66008</text:p>
          </table:table-cell>
          <table:table-cell office:value-type="float" office:value="26148" calcext:value-type="float">
            <text:p>26148</text:p>
          </table:table-cell>
          <table:table-cell office:value-type="float" office:value="212080" calcext:value-type="float">
            <text:p>212080</text:p>
          </table:table-cell>
          <table:table-cell office:value-type="float" office:value="38056" calcext:value-type="float">
            <text:p>38056</text:p>
          </table:table-cell>
          <table:table-cell table:formula="of:=([.C220]+[.C219]/2+[.C221]/2)/2" office:value-type="float" office:value="65982" calcext:value-type="float">
            <text:p>65982</text:p>
          </table:table-cell>
          <table:table-cell table:formula="of:=([.D220]+[.D219]/2+[.D221]/2)/2" office:value-type="float" office:value="25995" calcext:value-type="float">
            <text:p>25995</text:p>
          </table:table-cell>
          <table:table-cell table:formula="of:=([.E220]+[.E219]/2+[.E221]/2)/2" office:value-type="float" office:value="212097" calcext:value-type="float">
            <text:p>212097</text:p>
          </table:table-cell>
          <table:table-cell table:formula="of:=([.F220]+[.F219]/2+[.F221]/2)/2" office:value-type="float" office:value="34293" calcext:value-type="float">
            <text:p>34293</text:p>
          </table:table-cell>
          <table:table-cell table:formula="of:=([.I220]-[.G220])/1024" office:value-type="float" office:value="142.6904296875" calcext:value-type="float">
            <text:p>142.6904296875</text:p>
          </table:table-cell>
          <table:table-cell table:formula="of:=([.J220]-[.H220])/1024" office:value-type="float" office:value="8.103515625" calcext:value-type="float">
            <text:p>8.103515625</text:p>
          </table:table-cell>
        </table:table-row>
        <table:table-row table:style-name="ro1">
          <table:table-cell/>
          <table:table-cell table:formula="of:=[.B220]+1" office:value-type="float" office:value="219" calcext:value-type="float">
            <text:p>219</text:p>
          </table:table-cell>
          <table:table-cell office:value-type="float" office:value="66028" calcext:value-type="float">
            <text:p>66028</text:p>
          </table:table-cell>
          <table:table-cell office:value-type="float" office:value="37472" calcext:value-type="float">
            <text:p>37472</text:p>
          </table:table-cell>
          <table:table-cell office:value-type="float" office:value="212148" calcext:value-type="float">
            <text:p>212148</text:p>
          </table:table-cell>
          <table:table-cell office:value-type="float" office:value="47876" calcext:value-type="float">
            <text:p>47876</text:p>
          </table:table-cell>
          <table:table-cell table:formula="of:=([.C221]+[.C220]/2+[.C222]/2)/2" office:value-type="float" office:value="66032" calcext:value-type="float">
            <text:p>66032</text:p>
          </table:table-cell>
          <table:table-cell table:formula="of:=([.D221]+[.D220]/2+[.D222]/2)/2" office:value-type="float" office:value="39011" calcext:value-type="float">
            <text:p>39011</text:p>
          </table:table-cell>
          <table:table-cell table:formula="of:=([.E221]+[.E220]/2+[.E222]/2)/2" office:value-type="float" office:value="212131" calcext:value-type="float">
            <text:p>212131</text:p>
          </table:table-cell>
          <table:table-cell table:formula="of:=([.F221]+[.F220]/2+[.F222]/2)/2" office:value-type="float" office:value="50790" calcext:value-type="float">
            <text:p>50790</text:p>
          </table:table-cell>
          <table:table-cell table:formula="of:=([.I221]-[.G221])/1024" office:value-type="float" office:value="142.6748046875" calcext:value-type="float">
            <text:p>142.6748046875</text:p>
          </table:table-cell>
          <table:table-cell table:formula="of:=([.J221]-[.H221])/1024" office:value-type="float" office:value="11.5029296875" calcext:value-type="float">
            <text:p>11.5029296875</text:p>
          </table:table-cell>
        </table:table-row>
        <table:table-row table:style-name="ro1">
          <table:table-cell/>
          <table:table-cell table:formula="of:=[.B221]+1" office:value-type="float" office:value="220" calcext:value-type="float">
            <text:p>220</text:p>
          </table:table-cell>
          <table:table-cell office:value-type="float" office:value="66064" calcext:value-type="float">
            <text:p>66064</text:p>
          </table:table-cell>
          <table:table-cell office:value-type="float" office:value="54952" calcext:value-type="float">
            <text:p>54952</text:p>
          </table:table-cell>
          <table:table-cell office:value-type="float" office:value="212148" calcext:value-type="float">
            <text:p>212148</text:p>
          </table:table-cell>
          <table:table-cell office:value-type="float" office:value="69352" calcext:value-type="float">
            <text:p>69352</text:p>
          </table:table-cell>
          <table:table-cell table:formula="of:=([.C222]+[.C221]/2+[.C223]/2)/2" office:value-type="float" office:value="66059" calcext:value-type="float">
            <text:p>66059</text:p>
          </table:table-cell>
          <table:table-cell table:formula="of:=([.D222]+[.D221]/2+[.D223]/2)/2" office:value-type="float" office:value="51646" calcext:value-type="float">
            <text:p>51646</text:p>
          </table:table-cell>
          <table:table-cell table:formula="of:=([.E222]+[.E221]/2+[.E223]/2)/2" office:value-type="float" office:value="219716" calcext:value-type="float">
            <text:p>219716</text:p>
          </table:table-cell>
          <table:table-cell table:formula="of:=([.F222]+[.F221]/2+[.F223]/2)/2" office:value-type="float" office:value="66031" calcext:value-type="float">
            <text:p>66031</text:p>
          </table:table-cell>
          <table:table-cell table:formula="of:=([.I222]-[.G222])/1024" office:value-type="float" office:value="150.0556640625" calcext:value-type="float">
            <text:p>150.0556640625</text:p>
          </table:table-cell>
          <table:table-cell table:formula="of:=([.J222]-[.H222])/1024" office:value-type="float" office:value="14.0478515625" calcext:value-type="float">
            <text:p>14.0478515625</text:p>
          </table:table-cell>
        </table:table-row>
        <table:table-row table:style-name="ro1">
          <table:table-cell/>
          <table:table-cell table:formula="of:=[.B222]+1" office:value-type="float" office:value="221" calcext:value-type="float">
            <text:p>221</text:p>
          </table:table-cell>
          <table:table-cell office:value-type="float" office:value="66080" calcext:value-type="float">
            <text:p>66080</text:p>
          </table:table-cell>
          <table:table-cell office:value-type="float" office:value="59208" calcext:value-type="float">
            <text:p>59208</text:p>
          </table:table-cell>
          <table:table-cell office:value-type="float" office:value="242420" calcext:value-type="float">
            <text:p>242420</text:p>
          </table:table-cell>
          <table:table-cell office:value-type="float" office:value="77544" calcext:value-type="float">
            <text:p>77544</text:p>
          </table:table-cell>
          <table:table-cell table:formula="of:=([.C223]+[.C222]/2+[.C224]/2)/2" office:value-type="float" office:value="66076" calcext:value-type="float">
            <text:p>66076</text:p>
          </table:table-cell>
          <table:table-cell table:formula="of:=([.D223]+[.D222]/2+[.D224]/2)/2" office:value-type="float" office:value="58144" calcext:value-type="float">
            <text:p>58144</text:p>
          </table:table-cell>
          <table:table-cell table:formula="of:=([.E223]+[.E222]/2+[.E224]/2)/2" office:value-type="float" office:value="234852" calcext:value-type="float">
            <text:p>234852</text:p>
          </table:table-cell>
          <table:table-cell table:formula="of:=([.F223]+[.F222]/2+[.F224]/2)/2" office:value-type="float" office:value="75499" calcext:value-type="float">
            <text:p>75499</text:p>
          </table:table-cell>
          <table:table-cell table:formula="of:=([.I223]-[.G223])/1024" office:value-type="float" office:value="164.8203125" calcext:value-type="float">
            <text:p>164.8203125</text:p>
          </table:table-cell>
          <table:table-cell table:formula="of:=([.J223]-[.H223])/1024" office:value-type="float" office:value="16.9482421875" calcext:value-type="float">
            <text:p>16.9482421875</text:p>
          </table:table-cell>
        </table:table-row>
        <table:table-row table:style-name="ro1">
          <table:table-cell/>
          <table:table-cell table:formula="of:=[.B223]+1" office:value-type="float" office:value="222" calcext:value-type="float">
            <text:p>222</text:p>
          </table:table-cell>
          <table:table-cell office:value-type="float" office:value="66080" calcext:value-type="float">
            <text:p>66080</text:p>
          </table:table-cell>
          <table:table-cell office:value-type="float" office:value="59208" calcext:value-type="float">
            <text:p>59208</text:p>
          </table:table-cell>
          <table:table-cell office:value-type="float" office:value="242420" calcext:value-type="float">
            <text:p>242420</text:p>
          </table:table-cell>
          <table:table-cell office:value-type="float" office:value="77556" calcext:value-type="float">
            <text:p>77556</text:p>
          </table:table-cell>
          <table:table-cell table:formula="of:=([.C224]+[.C223]/2+[.C225]/2)/2" office:value-type="float" office:value="66083" calcext:value-type="float">
            <text:p>66083</text:p>
          </table:table-cell>
          <table:table-cell table:formula="of:=([.D224]+[.D223]/2+[.D225]/2)/2" office:value-type="float" office:value="60362" calcext:value-type="float">
            <text:p>60362</text:p>
          </table:table-cell>
          <table:table-cell table:formula="of:=([.E224]+[.E223]/2+[.E225]/2)/2" office:value-type="float" office:value="242420" calcext:value-type="float">
            <text:p>242420</text:p>
          </table:table-cell>
          <table:table-cell table:formula="of:=([.F224]+[.F223]/2+[.F225]/2)/2" office:value-type="float" office:value="78339" calcext:value-type="float">
            <text:p>78339</text:p>
          </table:table-cell>
          <table:table-cell table:formula="of:=([.I224]-[.G224])/1024" office:value-type="float" office:value="172.2041015625" calcext:value-type="float">
            <text:p>172.2041015625</text:p>
          </table:table-cell>
          <table:table-cell table:formula="of:=([.J224]-[.H224])/1024" office:value-type="float" office:value="17.5556640625" calcext:value-type="float">
            <text:p>17.5556640625</text:p>
          </table:table-cell>
        </table:table-row>
        <table:table-row table:style-name="ro1">
          <table:table-cell/>
          <table:table-cell table:formula="of:=[.B224]+1" office:value-type="float" office:value="223" calcext:value-type="float">
            <text:p>223</text:p>
          </table:table-cell>
          <table:table-cell office:value-type="float" office:value="66092" calcext:value-type="float">
            <text:p>66092</text:p>
          </table:table-cell>
          <table:table-cell office:value-type="float" office:value="63824" calcext:value-type="float">
            <text:p>63824</text:p>
          </table:table-cell>
          <table:table-cell office:value-type="float" office:value="242420" calcext:value-type="float">
            <text:p>242420</text:p>
          </table:table-cell>
          <table:table-cell office:value-type="float" office:value="80700" calcext:value-type="float">
            <text:p>80700</text:p>
          </table:table-cell>
          <table:table-cell table:formula="of:=([.C225]+[.C224]/2+[.C226]/2)/2" office:value-type="float" office:value="66091" calcext:value-type="float">
            <text:p>66091</text:p>
          </table:table-cell>
          <table:table-cell table:formula="of:=([.D225]+[.D224]/2+[.D226]/2)/2" office:value-type="float" office:value="50254" calcext:value-type="float">
            <text:p>50254</text:p>
          </table:table-cell>
          <table:table-cell table:formula="of:=([.E225]+[.E224]/2+[.E226]/2)/2" office:value-type="float" office:value="242420" calcext:value-type="float">
            <text:p>242420</text:p>
          </table:table-cell>
          <table:table-cell table:formula="of:=([.F225]+[.F224]/2+[.F226]/2)/2" office:value-type="float" office:value="63101" calcext:value-type="float">
            <text:p>63101</text:p>
          </table:table-cell>
          <table:table-cell table:formula="of:=([.I225]-[.G225])/1024" office:value-type="float" office:value="172.1962890625" calcext:value-type="float">
            <text:p>172.1962890625</text:p>
          </table:table-cell>
          <table:table-cell table:formula="of:=([.J225]-[.H225])/1024" office:value-type="float" office:value="12.5458984375" calcext:value-type="float">
            <text:p>12.5458984375</text:p>
          </table:table-cell>
        </table:table-row>
        <table:table-row table:style-name="ro1">
          <table:table-cell/>
          <table:table-cell table:formula="of:=[.B225]+1" office:value-type="float" office:value="224" calcext:value-type="float">
            <text:p>224</text:p>
          </table:table-cell>
          <table:table-cell office:value-type="float" office:value="66100" calcext:value-type="float">
            <text:p>66100</text:p>
          </table:table-cell>
          <table:table-cell office:value-type="float" office:value="14160" calcext:value-type="float">
            <text:p>14160</text:p>
          </table:table-cell>
          <table:table-cell office:value-type="float" office:value="242420" calcext:value-type="float">
            <text:p>242420</text:p>
          </table:table-cell>
          <table:table-cell office:value-type="float" office:value="13448" calcext:value-type="float">
            <text:p>13448</text:p>
          </table:table-cell>
          <table:table-cell table:formula="of:=([.C226]+[.C225]/2+[.C227]/2)/2" office:value-type="float" office:value="66354" calcext:value-type="float">
            <text:p>66354</text:p>
          </table:table-cell>
          <table:table-cell table:formula="of:=([.D226]+[.D225]/2+[.D227]/2)/2" office:value-type="float" office:value="31054" calcext:value-type="float">
            <text:p>31054</text:p>
          </table:table-cell>
          <table:table-cell table:formula="of:=([.E226]+[.E225]/2+[.E227]/2)/2" office:value-type="float" office:value="242426" calcext:value-type="float">
            <text:p>242426</text:p>
          </table:table-cell>
          <table:table-cell table:formula="of:=([.F226]+[.F225]/2+[.F227]/2)/2" office:value-type="float" office:value="35577" calcext:value-type="float">
            <text:p>35577</text:p>
          </table:table-cell>
          <table:table-cell table:formula="of:=([.I226]-[.G226])/1024" office:value-type="float" office:value="171.9453125" calcext:value-type="float">
            <text:p>171.9453125</text:p>
          </table:table-cell>
          <table:table-cell table:formula="of:=([.J226]-[.H226])/1024" office:value-type="float" office:value="4.4169921875" calcext:value-type="float">
            <text:p>4.4169921875</text:p>
          </table:table-cell>
        </table:table-row>
        <table:table-row table:style-name="ro1">
          <table:table-cell/>
          <table:table-cell table:formula="of:=[.B226]+1" office:value-type="float" office:value="225" calcext:value-type="float">
            <text:p>225</text:p>
          </table:table-cell>
          <table:table-cell office:value-type="float" office:value="67124" calcext:value-type="float">
            <text:p>67124</text:p>
          </table:table-cell>
          <table:table-cell office:value-type="float" office:value="32072" calcext:value-type="float">
            <text:p>32072</text:p>
          </table:table-cell>
          <table:table-cell office:value-type="float" office:value="242444" calcext:value-type="float">
            <text:p>242444</text:p>
          </table:table-cell>
          <table:table-cell office:value-type="float" office:value="34712" calcext:value-type="float">
            <text:p>34712</text:p>
          </table:table-cell>
          <table:table-cell table:formula="of:=([.C227]+[.C226]/2+[.C228]/2)/2" office:value-type="float" office:value="66870" calcext:value-type="float">
            <text:p>66870</text:p>
          </table:table-cell>
          <table:table-cell table:formula="of:=([.D227]+[.D226]/2+[.D228]/2)/2" office:value-type="float" office:value="27635" calcext:value-type="float">
            <text:p>27635</text:p>
          </table:table-cell>
          <table:table-cell table:formula="of:=([.E227]+[.E226]/2+[.E228]/2)/2" office:value-type="float" office:value="242438" calcext:value-type="float">
            <text:p>242438</text:p>
          </table:table-cell>
          <table:table-cell table:formula="of:=([.F227]+[.F226]/2+[.F228]/2)/2" office:value-type="float" office:value="32127" calcext:value-type="float">
            <text:p>32127</text:p>
          </table:table-cell>
          <table:table-cell table:formula="of:=([.I227]-[.G227])/1024" office:value-type="float" office:value="171.453125" calcext:value-type="float">
            <text:p>171.453125</text:p>
          </table:table-cell>
          <table:table-cell table:formula="of:=([.J227]-[.H227])/1024" office:value-type="float" office:value="4.38671875" calcext:value-type="float">
            <text:p>4.38671875</text:p>
          </table:table-cell>
        </table:table-row>
        <table:table-row table:style-name="ro1">
          <table:table-cell/>
          <table:table-cell table:formula="of:=[.B227]+1" office:value-type="float" office:value="226" calcext:value-type="float">
            <text:p>226</text:p>
          </table:table-cell>
          <table:table-cell office:value-type="float" office:value="67132" calcext:value-type="float">
            <text:p>67132</text:p>
          </table:table-cell>
          <table:table-cell office:value-type="float" office:value="32236" calcext:value-type="float">
            <text:p>32236</text:p>
          </table:table-cell>
          <table:table-cell office:value-type="float" office:value="242444" calcext:value-type="float">
            <text:p>242444</text:p>
          </table:table-cell>
          <table:table-cell office:value-type="float" office:value="45636" calcext:value-type="float">
            <text:p>45636</text:p>
          </table:table-cell>
          <table:table-cell table:formula="of:=([.C228]+[.C227]/2+[.C229]/2)/2" office:value-type="float" office:value="67130" calcext:value-type="float">
            <text:p>67130</text:p>
          </table:table-cell>
          <table:table-cell table:formula="of:=([.D228]+[.D227]/2+[.D229]/2)/2" office:value-type="float" office:value="32195" calcext:value-type="float">
            <text:p>32195</text:p>
          </table:table-cell>
          <table:table-cell table:formula="of:=([.E228]+[.E227]/2+[.E229]/2)/2" office:value-type="float" office:value="242444" calcext:value-type="float">
            <text:p>242444</text:p>
          </table:table-cell>
          <table:table-cell table:formula="of:=([.F228]+[.F227]/2+[.F229]/2)/2" office:value-type="float" office:value="42921" calcext:value-type="float">
            <text:p>42921</text:p>
          </table:table-cell>
          <table:table-cell table:formula="of:=([.I228]-[.G228])/1024" office:value-type="float" office:value="171.205078125" calcext:value-type="float">
            <text:p>171.205078125</text:p>
          </table:table-cell>
          <table:table-cell table:formula="of:=([.J228]-[.H228])/1024" office:value-type="float" office:value="10.474609375" calcext:value-type="float">
            <text:p>10.474609375</text:p>
          </table:table-cell>
        </table:table-row>
        <table:table-row table:style-name="ro1">
          <table:table-cell/>
          <table:table-cell table:formula="of:=[.B228]+1" office:value-type="float" office:value="227" calcext:value-type="float">
            <text:p>227</text:p>
          </table:table-cell>
          <table:table-cell office:value-type="float" office:value="67132" calcext:value-type="float">
            <text:p>67132</text:p>
          </table:table-cell>
          <table:table-cell office:value-type="float" office:value="32236" calcext:value-type="float">
            <text:p>32236</text:p>
          </table:table-cell>
          <table:table-cell office:value-type="float" office:value="242444" calcext:value-type="float">
            <text:p>242444</text:p>
          </table:table-cell>
          <table:table-cell office:value-type="float" office:value="45700" calcext:value-type="float">
            <text:p>45700</text:p>
          </table:table-cell>
          <table:table-cell table:formula="of:=([.C229]+[.C228]/2+[.C230]/2)/2" office:value-type="float" office:value="67132" calcext:value-type="float">
            <text:p>67132</text:p>
          </table:table-cell>
          <table:table-cell table:formula="of:=([.D229]+[.D228]/2+[.D230]/2)/2" office:value-type="float" office:value="27427" calcext:value-type="float">
            <text:p>27427</text:p>
          </table:table-cell>
          <table:table-cell table:formula="of:=([.E229]+[.E228]/2+[.E230]/2)/2" office:value-type="float" office:value="242444" calcext:value-type="float">
            <text:p>242444</text:p>
          </table:table-cell>
          <table:table-cell table:formula="of:=([.F229]+[.F228]/2+[.F230]/2)/2" office:value-type="float" office:value="45684" calcext:value-type="float">
            <text:p>45684</text:p>
          </table:table-cell>
          <table:table-cell table:formula="of:=([.I229]-[.G229])/1024" office:value-type="float" office:value="171.203125" calcext:value-type="float">
            <text:p>171.203125</text:p>
          </table:table-cell>
          <table:table-cell table:formula="of:=([.J229]-[.H229])/1024" office:value-type="float" office:value="17.8291015625" calcext:value-type="float">
            <text:p>17.8291015625</text:p>
          </table:table-cell>
        </table:table-row>
        <table:table-row table:style-name="ro1">
          <table:table-cell/>
          <table:table-cell table:formula="of:=[.B229]+1" office:value-type="float" office:value="228" calcext:value-type="float">
            <text:p>228</text:p>
          </table:table-cell>
          <table:table-cell office:value-type="float" office:value="67132" calcext:value-type="float">
            <text:p>67132</text:p>
          </table:table-cell>
          <table:table-cell office:value-type="float" office:value="13000" calcext:value-type="float">
            <text:p>13000</text:p>
          </table:table-cell>
          <table:table-cell office:value-type="float" office:value="242444" calcext:value-type="float">
            <text:p>242444</text:p>
          </table:table-cell>
          <table:table-cell office:value-type="float" office:value="45700" calcext:value-type="float">
            <text:p>45700</text:p>
          </table:table-cell>
          <table:table-cell table:formula="of:=([.C230]+[.C229]/2+[.C231]/2)/2" office:value-type="float" office:value="67137" calcext:value-type="float">
            <text:p>67137</text:p>
          </table:table-cell>
          <table:table-cell table:formula="of:=([.D230]+[.D229]/2+[.D231]/2)/2" office:value-type="float" office:value="20106" calcext:value-type="float">
            <text:p>20106</text:p>
          </table:table-cell>
          <table:table-cell table:formula="of:=([.E230]+[.E229]/2+[.E231]/2)/2" office:value-type="float" office:value="242537" calcext:value-type="float">
            <text:p>242537</text:p>
          </table:table-cell>
          <table:table-cell table:formula="of:=([.F230]+[.F229]/2+[.F231]/2)/2" office:value-type="float" office:value="40353" calcext:value-type="float">
            <text:p>40353</text:p>
          </table:table-cell>
          <table:table-cell table:formula="of:=([.I230]-[.G230])/1024" office:value-type="float" office:value="171.2890625" calcext:value-type="float">
            <text:p>171.2890625</text:p>
          </table:table-cell>
          <table:table-cell table:formula="of:=([.J230]-[.H230])/1024" office:value-type="float" office:value="19.7724609375" calcext:value-type="float">
            <text:p>19.7724609375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table:formula="of:=[.B230]+1" office:value-type="float" office:value="229" calcext:value-type="float">
            <text:p>229</text:p>
          </table:table-cell>
          <table:table-cell office:value-type="float" office:value="67152" calcext:value-type="float">
            <text:p>67152</text:p>
          </table:table-cell>
          <table:table-cell office:value-type="float" office:value="22188" calcext:value-type="float">
            <text:p>22188</text:p>
          </table:table-cell>
          <table:table-cell office:value-type="float" office:value="242816" calcext:value-type="float">
            <text:p>242816</text:p>
          </table:table-cell>
          <table:table-cell office:value-type="float" office:value="24312" calcext:value-type="float">
            <text:p>24312</text:p>
          </table:table-cell>
          <table:table-cell table:formula="of:=([.C231]+[.C230]/2+[.C232]/2)/2" office:value-type="float" office:value="67147" calcext:value-type="float">
            <text:p>67147</text:p>
          </table:table-cell>
          <table:table-cell table:formula="of:=([.D231]+[.D230]/2+[.D232]/2)/2" office:value-type="float" office:value="26895" calcext:value-type="float">
            <text:p>26895</text:p>
          </table:table-cell>
          <table:table-cell table:formula="of:=([.E231]+[.E230]/2+[.E232]/2)/2" office:value-type="float" office:value="242723" calcext:value-type="float">
            <text:p>242723</text:p>
          </table:table-cell>
          <table:table-cell table:formula="of:=([.F231]+[.F230]/2+[.F232]/2)/2" office:value-type="float" office:value="33103" calcext:value-type="float">
            <text:p>33103</text:p>
          </table:table-cell>
          <table:table-cell table:formula="of:=([.I231]-[.G231])/1024" office:value-type="float" office:value="171.4609375" calcext:value-type="float">
            <text:p>171.4609375</text:p>
          </table:table-cell>
          <table:table-cell table:formula="of:=([.J231]-[.H231])/1024" office:value-type="float" office:value="6.0625" calcext:value-type="float">
            <text:p>6.0625</text:p>
          </table:table-cell>
        </table:table-row>
        <table:table-row table:style-name="ro1">
          <table:table-cell/>
          <table:table-cell table:formula="of:=[.B231]+1" office:value-type="float" office:value="230" calcext:value-type="float">
            <text:p>230</text:p>
          </table:table-cell>
          <table:table-cell office:value-type="float" office:value="67152" calcext:value-type="float">
            <text:p>67152</text:p>
          </table:table-cell>
          <table:table-cell office:value-type="float" office:value="50204" calcext:value-type="float">
            <text:p>50204</text:p>
          </table:table-cell>
          <table:table-cell office:value-type="float" office:value="242816" calcext:value-type="float">
            <text:p>242816</text:p>
          </table:table-cell>
          <table:table-cell office:value-type="float" office:value="38088" calcext:value-type="float">
            <text:p>38088</text:p>
          </table:table-cell>
          <table:table-cell table:formula="of:=([.C232]+[.C231]/2+[.C233]/2)/2" office:value-type="float" office:value="67161" calcext:value-type="float">
            <text:p>67161</text:p>
          </table:table-cell>
          <table:table-cell table:formula="of:=([.D232]+[.D231]/2+[.D233]/2)/2" office:value-type="float" office:value="43699" calcext:value-type="float">
            <text:p>43699</text:p>
          </table:table-cell>
          <table:table-cell table:formula="of:=([.E232]+[.E231]/2+[.E233]/2)/2" office:value-type="float" office:value="242882" calcext:value-type="float">
            <text:p>242882</text:p>
          </table:table-cell>
          <table:table-cell table:formula="of:=([.F232]+[.F231]/2+[.F233]/2)/2" office:value-type="float" office:value="41263" calcext:value-type="float">
            <text:p>41263</text:p>
          </table:table-cell>
          <table:table-cell table:formula="of:=([.I232]-[.G232])/1024" office:value-type="float" office:value="171.6025390625" calcext:value-type="float">
            <text:p>171.6025390625</text:p>
          </table:table-cell>
          <table:table-cell table:formula="of:=([.J232]-[.H232])/1024" office:value-type="float" office:value="-2.37890625" calcext:value-type="float">
            <text:p>-2.37890625</text:p>
          </table:table-cell>
        </table:table-row>
        <table:table-row table:style-name="ro1">
          <table:table-cell/>
          <table:table-cell table:formula="of:=[.B232]+1" office:value-type="float" office:value="231" calcext:value-type="float">
            <text:p>231</text:p>
          </table:table-cell>
          <table:table-cell office:value-type="float" office:value="67188" calcext:value-type="float">
            <text:p>67188</text:p>
          </table:table-cell>
          <table:table-cell office:value-type="float" office:value="52200" calcext:value-type="float">
            <text:p>52200</text:p>
          </table:table-cell>
          <table:table-cell office:value-type="float" office:value="243080" calcext:value-type="float">
            <text:p>243080</text:p>
          </table:table-cell>
          <table:table-cell office:value-type="float" office:value="64564" calcext:value-type="float">
            <text:p>64564</text:p>
          </table:table-cell>
          <table:table-cell table:formula="of:=([.C233]+[.C232]/2+[.C234]/2)/2" office:value-type="float" office:value="67179" calcext:value-type="float">
            <text:p>67179</text:p>
          </table:table-cell>
          <table:table-cell table:formula="of:=([.D233]+[.D232]/2+[.D234]/2)/2" office:value-type="float" office:value="51701" calcext:value-type="float">
            <text:p>51701</text:p>
          </table:table-cell>
          <table:table-cell table:formula="of:=([.E233]+[.E232]/2+[.E234]/2)/2" office:value-type="float" office:value="243014" calcext:value-type="float">
            <text:p>243014</text:p>
          </table:table-cell>
          <table:table-cell table:formula="of:=([.F233]+[.F232]/2+[.F234]/2)/2" office:value-type="float" office:value="57968" calcext:value-type="float">
            <text:p>57968</text:p>
          </table:table-cell>
          <table:table-cell table:formula="of:=([.I233]-[.G233])/1024" office:value-type="float" office:value="171.7138671875" calcext:value-type="float">
            <text:p>171.7138671875</text:p>
          </table:table-cell>
          <table:table-cell table:formula="of:=([.J233]-[.H233])/1024" office:value-type="float" office:value="6.1201171875" calcext:value-type="float">
            <text:p>6.1201171875</text:p>
          </table:table-cell>
        </table:table-row>
        <table:table-row table:style-name="ro1">
          <table:table-cell/>
          <table:table-cell table:formula="of:=[.B233]+1" office:value-type="float" office:value="232" calcext:value-type="float">
            <text:p>232</text:p>
          </table:table-cell>
          <table:table-cell office:value-type="float" office:value="67188" calcext:value-type="float">
            <text:p>67188</text:p>
          </table:table-cell>
          <table:table-cell office:value-type="float" office:value="52200" calcext:value-type="float">
            <text:p>52200</text:p>
          </table:table-cell>
          <table:table-cell office:value-type="float" office:value="243080" calcext:value-type="float">
            <text:p>243080</text:p>
          </table:table-cell>
          <table:table-cell office:value-type="float" office:value="64656" calcext:value-type="float">
            <text:p>64656</text:p>
          </table:table-cell>
          <table:table-cell table:formula="of:=([.C234]+[.C233]/2+[.C235]/2)/2" office:value-type="float" office:value="67188" calcext:value-type="float">
            <text:p>67188</text:p>
          </table:table-cell>
          <table:table-cell table:formula="of:=([.D234]+[.D233]/2+[.D235]/2)/2" office:value-type="float" office:value="42787" calcext:value-type="float">
            <text:p>42787</text:p>
          </table:table-cell>
          <table:table-cell table:formula="of:=([.E234]+[.E233]/2+[.E235]/2)/2" office:value-type="float" office:value="243080" calcext:value-type="float">
            <text:p>243080</text:p>
          </table:table-cell>
          <table:table-cell table:formula="of:=([.F234]+[.F233]/2+[.F235]/2)/2" office:value-type="float" office:value="64633" calcext:value-type="float">
            <text:p>64633</text:p>
          </table:table-cell>
          <table:table-cell table:formula="of:=([.I234]-[.G234])/1024" office:value-type="float" office:value="171.76953125" calcext:value-type="float">
            <text:p>171.76953125</text:p>
          </table:table-cell>
          <table:table-cell table:formula="of:=([.J234]-[.H234])/1024" office:value-type="float" office:value="21.333984375" calcext:value-type="float">
            <text:p>21.333984375</text:p>
          </table:table-cell>
        </table:table-row>
        <table:table-row table:style-name="ro1">
          <table:table-cell/>
          <table:table-cell table:formula="of:=[.B234]+1" office:value-type="float" office:value="233" calcext:value-type="float">
            <text:p>233</text:p>
          </table:table-cell>
          <table:table-cell office:value-type="float" office:value="67188" calcext:value-type="float">
            <text:p>67188</text:p>
          </table:table-cell>
          <table:table-cell office:value-type="float" office:value="14548" calcext:value-type="float">
            <text:p>14548</text:p>
          </table:table-cell>
          <table:table-cell office:value-type="float" office:value="243080" calcext:value-type="float">
            <text:p>243080</text:p>
          </table:table-cell>
          <table:table-cell office:value-type="float" office:value="64656" calcext:value-type="float">
            <text:p>64656</text:p>
          </table:table-cell>
          <table:table-cell table:formula="of:=([.C235]+[.C234]/2+[.C236]/2)/2" office:value-type="float" office:value="67188" calcext:value-type="float">
            <text:p>67188</text:p>
          </table:table-cell>
          <table:table-cell table:formula="of:=([.D235]+[.D234]/2+[.D236]/2)/2" office:value-type="float" office:value="23961" calcext:value-type="float">
            <text:p>23961</text:p>
          </table:table-cell>
          <table:table-cell table:formula="of:=([.E235]+[.E234]/2+[.E236]/2)/2" office:value-type="float" office:value="243080" calcext:value-type="float">
            <text:p>243080</text:p>
          </table:table-cell>
          <table:table-cell table:formula="of:=([.F235]+[.F234]/2+[.F236]/2)/2" office:value-type="float" office:value="51935" calcext:value-type="float">
            <text:p>51935</text:p>
          </table:table-cell>
          <table:table-cell table:formula="of:=([.I235]-[.G235])/1024" office:value-type="float" office:value="171.76953125" calcext:value-type="float">
            <text:p>171.76953125</text:p>
          </table:table-cell>
          <table:table-cell table:formula="of:=([.J235]-[.H235])/1024" office:value-type="float" office:value="27.318359375" calcext:value-type="float">
            <text:p>27.318359375</text:p>
          </table:table-cell>
        </table:table-row>
        <table:table-row table:style-name="ro1">
          <table:table-cell/>
          <table:table-cell table:formula="of:=[.B235]+1" office:value-type="float" office:value="234" calcext:value-type="float">
            <text:p>234</text:p>
          </table:table-cell>
          <table:table-cell table:style-name="ce1" office:value-type="float" office:value="67188" calcext:value-type="float">
            <text:p>67188</text:p>
          </table:table-cell>
          <table:table-cell table:style-name="ce1" office:value-type="float" office:value="14548" calcext:value-type="float">
            <text:p>14548</text:p>
          </table:table-cell>
          <table:table-cell office:value-type="float" office:value="243080" calcext:value-type="float">
            <text:p>243080</text:p>
          </table:table-cell>
          <table:table-cell office:value-type="float" office:value="13772" calcext:value-type="float">
            <text:p>13772</text:p>
          </table:table-cell>
          <table:table-cell table:formula="of:=([.C236]+[.C235]/2+[.C237]/2)/2" office:value-type="float" office:value="67191" calcext:value-type="float">
            <text:p>67191</text:p>
          </table:table-cell>
          <table:table-cell table:formula="of:=([.D236]+[.D235]/2+[.D237]/2)/2" office:value-type="float" office:value="16117" calcext:value-type="float">
            <text:p>16117</text:p>
          </table:table-cell>
          <table:table-cell table:formula="of:=([.E236]+[.E235]/2+[.E237]/2)/2" office:value-type="float" office:value="243095" calcext:value-type="float">
            <text:p>243095</text:p>
          </table:table-cell>
          <table:table-cell table:formula="of:=([.F236]+[.F235]/2+[.F237]/2)/2" office:value-type="float" office:value="30526" calcext:value-type="float">
            <text:p>30526</text:p>
          </table:table-cell>
          <table:table-cell table:formula="of:=([.I236]-[.G236])/1024" office:value-type="float" office:value="171.78125" calcext:value-type="float">
            <text:p>171.78125</text:p>
          </table:table-cell>
          <table:table-cell table:formula="of:=([.J236]-[.H236])/1024" office:value-type="float" office:value="14.0712890625" calcext:value-type="float">
            <text:p>14.0712890625</text:p>
          </table:table-cell>
        </table:table-row>
        <table:table-row table:style-name="ro1">
          <table:table-cell/>
          <table:table-cell table:formula="of:=[.B236]+1" office:value-type="float" office:value="235" calcext:value-type="float">
            <text:p>235</text:p>
          </table:table-cell>
          <table:table-cell office:value-type="float" office:value="67200" calcext:value-type="float">
            <text:p>67200</text:p>
          </table:table-cell>
          <table:table-cell office:value-type="float" office:value="20824" calcext:value-type="float">
            <text:p>20824</text:p>
          </table:table-cell>
          <table:table-cell office:value-type="float" office:value="243140" calcext:value-type="float">
            <text:p>243140</text:p>
          </table:table-cell>
          <table:table-cell office:value-type="float" office:value="29904" calcext:value-type="float">
            <text:p>29904</text:p>
          </table:table-cell>
          <table:table-cell table:formula="of:=([.C237]+[.C236]/2+[.C238]/2)/2" office:value-type="float" office:value="67655" calcext:value-type="float">
            <text:p>67655</text:p>
          </table:table-cell>
          <table:table-cell table:formula="of:=([.D237]+[.D236]/2+[.D238]/2)/2" office:value-type="float" office:value="26652" calcext:value-type="float">
            <text:p>26652</text:p>
          </table:table-cell>
          <table:table-cell table:formula="of:=([.E237]+[.E236]/2+[.E238]/2)/2" office:value-type="float" office:value="243322" calcext:value-type="float">
            <text:p>243322</text:p>
          </table:table-cell>
          <table:table-cell table:formula="of:=([.F237]+[.F236]/2+[.F238]/2)/2" office:value-type="float" office:value="34908" calcext:value-type="float">
            <text:p>34908</text:p>
          </table:table-cell>
          <table:table-cell table:formula="of:=([.I237]-[.G237])/1024" office:value-type="float" office:value="171.5498046875" calcext:value-type="float">
            <text:p>171.5498046875</text:p>
          </table:table-cell>
          <table:table-cell table:formula="of:=([.J237]-[.H237])/1024" office:value-type="float" office:value="8.0625" calcext:value-type="float">
            <text:p>8.0625</text:p>
          </table:table-cell>
        </table:table-row>
        <table:table-row table:style-name="ro1">
          <table:table-cell/>
          <table:table-cell table:formula="of:=[.B237]+1" office:value-type="float" office:value="236" calcext:value-type="float">
            <text:p>236</text:p>
          </table:table-cell>
          <table:table-cell office:value-type="float" office:value="69032" calcext:value-type="float">
            <text:p>69032</text:p>
          </table:table-cell>
          <table:table-cell office:value-type="float" office:value="50412" calcext:value-type="float">
            <text:p>50412</text:p>
          </table:table-cell>
          <table:table-cell office:value-type="float" office:value="243928" calcext:value-type="float">
            <text:p>243928</text:p>
          </table:table-cell>
          <table:table-cell office:value-type="float" office:value="66052" calcext:value-type="float">
            <text:p>66052</text:p>
          </table:table-cell>
          <table:table-cell table:formula="of:=([.C238]+[.C237]/2+[.C239]/2)/2" office:value-type="float" office:value="69113" calcext:value-type="float">
            <text:p>69113</text:p>
          </table:table-cell>
          <table:table-cell table:formula="of:=([.D238]+[.D237]/2+[.D239]/2)/2" office:value-type="float" office:value="42979" calcext:value-type="float">
            <text:p>42979</text:p>
          </table:table-cell>
          <table:table-cell table:formula="of:=([.E238]+[.E237]/2+[.E239]/2)/2" office:value-type="float" office:value="243797" calcext:value-type="float">
            <text:p>243797</text:p>
          </table:table-cell>
          <table:table-cell table:formula="of:=([.F238]+[.F237]/2+[.F239]/2)/2" office:value-type="float" office:value="57145" calcext:value-type="float">
            <text:p>57145</text:p>
          </table:table-cell>
          <table:table-cell table:formula="of:=([.I238]-[.G238])/1024" office:value-type="float" office:value="170.58984375" calcext:value-type="float">
            <text:p>170.58984375</text:p>
          </table:table-cell>
          <table:table-cell table:formula="of:=([.J238]-[.H238])/1024" office:value-type="float" office:value="13.833984375" calcext:value-type="float">
            <text:p>13.833984375</text:p>
          </table:table-cell>
        </table:table-row>
        <table:table-row table:style-name="ro1">
          <table:table-cell/>
          <table:table-cell table:formula="of:=[.B238]+1" office:value-type="float" office:value="237" calcext:value-type="float">
            <text:p>237</text:p>
          </table:table-cell>
          <table:table-cell office:value-type="float" office:value="71188" calcext:value-type="float">
            <text:p>71188</text:p>
          </table:table-cell>
          <table:table-cell office:value-type="float" office:value="50268" calcext:value-type="float">
            <text:p>50268</text:p>
          </table:table-cell>
          <table:table-cell office:value-type="float" office:value="244192" calcext:value-type="float">
            <text:p>244192</text:p>
          </table:table-cell>
          <table:table-cell office:value-type="float" office:value="66572" calcext:value-type="float">
            <text:p>66572</text:p>
          </table:table-cell>
          <table:table-cell table:formula="of:=([.C239]+[.C238]/2+[.C240]/2)/2" office:value-type="float" office:value="70649" calcext:value-type="float">
            <text:p>70649</text:p>
          </table:table-cell>
          <table:table-cell table:formula="of:=([.D239]+[.D238]/2+[.D240]/2)/2" office:value-type="float" office:value="50304" calcext:value-type="float">
            <text:p>50304</text:p>
          </table:table-cell>
          <table:table-cell table:formula="of:=([.E239]+[.E238]/2+[.E240]/2)/2" office:value-type="float" office:value="244126" calcext:value-type="float">
            <text:p>244126</text:p>
          </table:table-cell>
          <table:table-cell table:formula="of:=([.F239]+[.F238]/2+[.F240]/2)/2" office:value-type="float" office:value="66442" calcext:value-type="float">
            <text:p>66442</text:p>
          </table:table-cell>
          <table:table-cell table:formula="of:=([.I239]-[.G239])/1024" office:value-type="float" office:value="169.4111328125" calcext:value-type="float">
            <text:p>169.4111328125</text:p>
          </table:table-cell>
          <table:table-cell table:formula="of:=([.J239]-[.H239])/1024" office:value-type="float" office:value="15.759765625" calcext:value-type="float">
            <text:p>15.759765625</text:p>
          </table:table-cell>
        </table:table-row>
        <table:table-row table:style-name="ro1">
          <table:table-cell/>
          <table:table-cell table:formula="of:=[.B239]+1" office:value-type="float" office:value="238" calcext:value-type="float">
            <text:p>238</text:p>
          </table:table-cell>
          <table:table-cell office:value-type="float" office:value="71188" calcext:value-type="float">
            <text:p>71188</text:p>
          </table:table-cell>
          <table:table-cell office:value-type="float" office:value="50268" calcext:value-type="float">
            <text:p>50268</text:p>
          </table:table-cell>
          <table:table-cell office:value-type="float" office:value="244192" calcext:value-type="float">
            <text:p>244192</text:p>
          </table:table-cell>
          <table:table-cell office:value-type="float" office:value="66572" calcext:value-type="float">
            <text:p>66572</text:p>
          </table:table-cell>
          <table:table-cell table:formula="of:=([.C240]+[.C239]/2+[.C241]/2)/2" office:value-type="float" office:value="71188" calcext:value-type="float">
            <text:p>71188</text:p>
          </table:table-cell>
          <table:table-cell table:formula="of:=([.D240]+[.D239]/2+[.D241]/2)/2" office:value-type="float" office:value="40930" calcext:value-type="float">
            <text:p>40930</text:p>
          </table:table-cell>
          <table:table-cell table:formula="of:=([.E240]+[.E239]/2+[.E241]/2)/2" office:value-type="float" office:value="244192" calcext:value-type="float">
            <text:p>244192</text:p>
          </table:table-cell>
          <table:table-cell table:formula="of:=([.F240]+[.F239]/2+[.F241]/2)/2" office:value-type="float" office:value="53164" calcext:value-type="float">
            <text:p>53164</text:p>
          </table:table-cell>
          <table:table-cell table:formula="of:=([.I240]-[.G240])/1024" office:value-type="float" office:value="168.94921875" calcext:value-type="float">
            <text:p>168.94921875</text:p>
          </table:table-cell>
          <table:table-cell table:formula="of:=([.J240]-[.H240])/1024" office:value-type="float" office:value="11.947265625" calcext:value-type="float">
            <text:p>11.947265625</text:p>
          </table:table-cell>
        </table:table-row>
        <table:table-row table:style-name="ro1">
          <table:table-cell/>
          <table:table-cell table:formula="of:=[.B240]+1" office:value-type="float" office:value="239" calcext:value-type="float">
            <text:p>239</text:p>
          </table:table-cell>
          <table:table-cell office:value-type="float" office:value="71188" calcext:value-type="float">
            <text:p>71188</text:p>
          </table:table-cell>
          <table:table-cell office:value-type="float" office:value="12916" calcext:value-type="float">
            <text:p>12916</text:p>
          </table:table-cell>
          <table:table-cell office:value-type="float" office:value="244192" calcext:value-type="float">
            <text:p>244192</text:p>
          </table:table-cell>
          <table:table-cell office:value-type="float" office:value="12940" calcext:value-type="float">
            <text:p>12940</text:p>
          </table:table-cell>
          <table:table-cell table:formula="of:=([.C241]+[.C240]/2+[.C242]/2)/2" office:value-type="float" office:value="71324" calcext:value-type="float">
            <text:p>71324</text:p>
          </table:table-cell>
          <table:table-cell table:formula="of:=([.D241]+[.D240]/2+[.D242]/2)/2" office:value-type="float" office:value="25293" calcext:value-type="float">
            <text:p>25293</text:p>
          </table:table-cell>
          <table:table-cell table:formula="of:=([.E241]+[.E240]/2+[.E242]/2)/2" office:value-type="float" office:value="244214" calcext:value-type="float">
            <text:p>244214</text:p>
          </table:table-cell>
          <table:table-cell table:formula="of:=([.F241]+[.F240]/2+[.F242]/2)/2" office:value-type="float" office:value="33913" calcext:value-type="float">
            <text:p>33913</text:p>
          </table:table-cell>
          <table:table-cell table:formula="of:=([.I241]-[.G241])/1024" office:value-type="float" office:value="168.837890625" calcext:value-type="float">
            <text:p>168.837890625</text:p>
          </table:table-cell>
          <table:table-cell table:formula="of:=([.J241]-[.H241])/1024" office:value-type="float" office:value="8.41796875" calcext:value-type="float">
            <text:p>8.41796875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table:formula="of:=[.B241]+1" office:value-type="float" office:value="240" calcext:value-type="float">
            <text:p>240</text:p>
          </table:table-cell>
          <table:table-cell office:value-type="float" office:value="71732" calcext:value-type="float">
            <text:p>71732</text:p>
          </table:table-cell>
          <table:table-cell office:value-type="float" office:value="25072" calcext:value-type="float">
            <text:p>25072</text:p>
          </table:table-cell>
          <table:table-cell office:value-type="float" office:value="244280" calcext:value-type="float">
            <text:p>244280</text:p>
          </table:table-cell>
          <table:table-cell office:value-type="float" office:value="43200" calcext:value-type="float">
            <text:p>43200</text:p>
          </table:table-cell>
          <table:table-cell table:formula="of:=([.C242]+[.C241]/2+[.C243]/2)/2" office:value-type="float" office:value="71587" calcext:value-type="float">
            <text:p>71587</text:p>
          </table:table-cell>
          <table:table-cell table:formula="of:=([.D242]+[.D241]/2+[.D243]/2)/2" office:value-type="float" office:value="24259" calcext:value-type="float">
            <text:p>24259</text:p>
          </table:table-cell>
          <table:table-cell table:formula="of:=([.E242]+[.E241]/2+[.E243]/2)/2" office:value-type="float" office:value="244258" calcext:value-type="float">
            <text:p>244258</text:p>
          </table:table-cell>
          <table:table-cell table:formula="of:=([.F242]+[.F241]/2+[.F243]/2)/2" office:value-type="float" office:value="35752" calcext:value-type="float">
            <text:p>35752</text:p>
          </table:table-cell>
          <table:table-cell table:formula="of:=([.I242]-[.G242])/1024" office:value-type="float" office:value="168.6240234375" calcext:value-type="float">
            <text:p>168.6240234375</text:p>
          </table:table-cell>
          <table:table-cell table:formula="of:=([.J242]-[.H242])/1024" office:value-type="float" office:value="11.2236328125" calcext:value-type="float">
            <text:p>11.2236328125</text:p>
          </table:table-cell>
        </table:table-row>
        <table:table-row table:style-name="ro1">
          <table:table-cell/>
          <table:table-cell table:formula="of:=[.B242]+1" office:value-type="float" office:value="241" calcext:value-type="float">
            <text:p>241</text:p>
          </table:table-cell>
          <table:table-cell office:value-type="float" office:value="71696" calcext:value-type="float">
            <text:p>71696</text:p>
          </table:table-cell>
          <table:table-cell office:value-type="float" office:value="33976" calcext:value-type="float">
            <text:p>33976</text:p>
          </table:table-cell>
          <table:table-cell office:value-type="float" office:value="244280" calcext:value-type="float">
            <text:p>244280</text:p>
          </table:table-cell>
          <table:table-cell office:value-type="float" office:value="43668" calcext:value-type="float">
            <text:p>43668</text:p>
          </table:table-cell>
          <table:table-cell table:formula="of:=([.C243]+[.C242]/2+[.C244]/2)/2" office:value-type="float" office:value="71705" calcext:value-type="float">
            <text:p>71705</text:p>
          </table:table-cell>
          <table:table-cell table:formula="of:=([.D243]+[.D242]/2+[.D244]/2)/2" office:value-type="float" office:value="31556" calcext:value-type="float">
            <text:p>31556</text:p>
          </table:table-cell>
          <table:table-cell table:formula="of:=([.E243]+[.E242]/2+[.E244]/2)/2" office:value-type="float" office:value="244280" calcext:value-type="float">
            <text:p>244280</text:p>
          </table:table-cell>
          <table:table-cell table:formula="of:=([.F243]+[.F242]/2+[.F244]/2)/2" office:value-type="float" office:value="43877" calcext:value-type="float">
            <text:p>43877</text:p>
          </table:table-cell>
          <table:table-cell table:formula="of:=([.I243]-[.G243])/1024" office:value-type="float" office:value="168.5302734375" calcext:value-type="float">
            <text:p>168.5302734375</text:p>
          </table:table-cell>
          <table:table-cell table:formula="of:=([.J243]-[.H243])/1024" office:value-type="float" office:value="12.0322265625" calcext:value-type="float">
            <text:p>12.0322265625</text:p>
          </table:table-cell>
        </table:table-row>
        <table:table-row table:style-name="ro1">
          <table:table-cell/>
          <table:table-cell table:formula="of:=[.B243]+1" office:value-type="float" office:value="242" calcext:value-type="float">
            <text:p>242</text:p>
          </table:table-cell>
          <table:table-cell office:value-type="float" office:value="71696" calcext:value-type="float">
            <text:p>71696</text:p>
          </table:table-cell>
          <table:table-cell office:value-type="float" office:value="33200" calcext:value-type="float">
            <text:p>33200</text:p>
          </table:table-cell>
          <table:table-cell office:value-type="float" office:value="244280" calcext:value-type="float">
            <text:p>244280</text:p>
          </table:table-cell>
          <table:table-cell office:value-type="float" office:value="44972" calcext:value-type="float">
            <text:p>44972</text:p>
          </table:table-cell>
          <table:table-cell table:formula="of:=([.C244]+[.C243]/2+[.C245]/2)/2" office:value-type="float" office:value="71696" calcext:value-type="float">
            <text:p>71696</text:p>
          </table:table-cell>
          <table:table-cell table:formula="of:=([.D244]+[.D243]/2+[.D245]/2)/2" office:value-type="float" office:value="33394" calcext:value-type="float">
            <text:p>33394</text:p>
          </table:table-cell>
          <table:table-cell table:formula="of:=([.E244]+[.E243]/2+[.E245]/2)/2" office:value-type="float" office:value="244280" calcext:value-type="float">
            <text:p>244280</text:p>
          </table:table-cell>
          <table:table-cell table:formula="of:=([.F244]+[.F243]/2+[.F245]/2)/2" office:value-type="float" office:value="44679" calcext:value-type="float">
            <text:p>44679</text:p>
          </table:table-cell>
          <table:table-cell table:formula="of:=([.I244]-[.G244])/1024" office:value-type="float" office:value="168.5390625" calcext:value-type="float">
            <text:p>168.5390625</text:p>
          </table:table-cell>
          <table:table-cell table:formula="of:=([.J244]-[.H244])/1024" office:value-type="float" office:value="11.0205078125" calcext:value-type="float">
            <text:p>11.0205078125</text:p>
          </table:table-cell>
        </table:table-row>
        <table:table-row table:style-name="ro1">
          <table:table-cell/>
          <table:table-cell table:formula="of:=[.B244]+1" office:value-type="float" office:value="243" calcext:value-type="float">
            <text:p>243</text:p>
          </table:table-cell>
          <table:table-cell office:value-type="float" office:value="71696" calcext:value-type="float">
            <text:p>71696</text:p>
          </table:table-cell>
          <table:table-cell office:value-type="float" office:value="33200" calcext:value-type="float">
            <text:p>33200</text:p>
          </table:table-cell>
          <table:table-cell office:value-type="float" office:value="244280" calcext:value-type="float">
            <text:p>244280</text:p>
          </table:table-cell>
          <table:table-cell office:value-type="float" office:value="45104" calcext:value-type="float">
            <text:p>45104</text:p>
          </table:table-cell>
          <table:table-cell table:formula="of:=([.C245]+[.C244]/2+[.C246]/2)/2" office:value-type="float" office:value="71696" calcext:value-type="float">
            <text:p>71696</text:p>
          </table:table-cell>
          <table:table-cell table:formula="of:=([.D245]+[.D244]/2+[.D246]/2)/2" office:value-type="float" office:value="33200" calcext:value-type="float">
            <text:p>33200</text:p>
          </table:table-cell>
          <table:table-cell table:formula="of:=([.E245]+[.E244]/2+[.E246]/2)/2" office:value-type="float" office:value="244280" calcext:value-type="float">
            <text:p>244280</text:p>
          </table:table-cell>
          <table:table-cell table:formula="of:=([.F245]+[.F244]/2+[.F246]/2)/2" office:value-type="float" office:value="45071" calcext:value-type="float">
            <text:p>45071</text:p>
          </table:table-cell>
          <table:table-cell table:formula="of:=([.I245]-[.G245])/1024" office:value-type="float" office:value="168.5390625" calcext:value-type="float">
            <text:p>168.5390625</text:p>
          </table:table-cell>
          <table:table-cell table:formula="of:=([.J245]-[.H245])/1024" office:value-type="float" office:value="11.5927734375" calcext:value-type="float">
            <text:p>11.5927734375</text:p>
          </table:table-cell>
        </table:table-row>
        <table:table-row table:style-name="ro1">
          <table:table-cell/>
          <table:table-cell table:formula="of:=[.B245]+1" office:value-type="float" office:value="244" calcext:value-type="float">
            <text:p>244</text:p>
          </table:table-cell>
          <table:table-cell table:style-name="ce1" office:value-type="float" office:value="71696" calcext:value-type="float">
            <text:p>71696</text:p>
          </table:table-cell>
          <table:table-cell table:style-name="ce1" office:value-type="float" office:value="33200" calcext:value-type="float">
            <text:p>33200</text:p>
          </table:table-cell>
          <table:table-cell office:value-type="float" office:value="244280" calcext:value-type="float">
            <text:p>244280</text:p>
          </table:table-cell>
          <table:table-cell office:value-type="float" office:value="45104" calcext:value-type="float">
            <text:p>45104</text:p>
          </table:table-cell>
          <table:table-cell table:formula="of:=([.C246]+[.C245]/2+[.C247]/2)/2" office:value-type="float" office:value="71696" calcext:value-type="float">
            <text:p>71696</text:p>
          </table:table-cell>
          <table:table-cell table:formula="of:=([.D246]+[.D245]/2+[.D247]/2)/2" office:value-type="float" office:value="33200" calcext:value-type="float">
            <text:p>33200</text:p>
          </table:table-cell>
          <table:table-cell table:formula="of:=([.E246]+[.E245]/2+[.E247]/2)/2" office:value-type="float" office:value="244280" calcext:value-type="float">
            <text:p>244280</text:p>
          </table:table-cell>
          <table:table-cell table:formula="of:=([.F246]+[.F245]/2+[.F247]/2)/2" office:value-type="float" office:value="37095" calcext:value-type="float">
            <text:p>37095</text:p>
          </table:table-cell>
          <table:table-cell table:formula="of:=([.I246]-[.G246])/1024" office:value-type="float" office:value="168.5390625" calcext:value-type="float">
            <text:p>168.5390625</text:p>
          </table:table-cell>
          <table:table-cell table:formula="of:=([.J246]-[.H246])/1024" office:value-type="float" office:value="3.8037109375" calcext:value-type="float">
            <text:p>3.8037109375</text:p>
          </table:table-cell>
        </table:table-row>
        <table:table-row table:style-name="ro1">
          <table:table-cell/>
          <table:table-cell table:formula="of:=[.B246]+1" office:value-type="float" office:value="245" calcext:value-type="float">
            <text:p>245</text:p>
          </table:table-cell>
          <table:table-cell table:style-name="ce1" office:value-type="float" office:value="71696" calcext:value-type="float">
            <text:p>71696</text:p>
          </table:table-cell>
          <table:table-cell table:style-name="ce1" office:value-type="float" office:value="33200" calcext:value-type="float">
            <text:p>33200</text:p>
          </table:table-cell>
          <table:table-cell office:value-type="float" office:value="244280" calcext:value-type="float">
            <text:p>244280</text:p>
          </table:table-cell>
          <table:table-cell office:value-type="float" office:value="13068" calcext:value-type="float">
            <text:p>13068</text:p>
          </table:table-cell>
          <table:table-cell table:formula="of:=([.C247]+[.C246]/2+[.C248]/2)/2" office:value-type="float" office:value="71696" calcext:value-type="float">
            <text:p>71696</text:p>
          </table:table-cell>
          <table:table-cell table:formula="of:=([.D247]+[.D246]/2+[.D248]/2)/2" office:value-type="float" office:value="29893" calcext:value-type="float">
            <text:p>29893</text:p>
          </table:table-cell>
          <table:table-cell table:formula="of:=([.E247]+[.E246]/2+[.E248]/2)/2" office:value-type="float" office:value="244551" calcext:value-type="float">
            <text:p>244551</text:p>
          </table:table-cell>
          <table:table-cell table:formula="of:=([.F247]+[.F246]/2+[.F248]/2)/2" office:value-type="float" office:value="31245" calcext:value-type="float">
            <text:p>31245</text:p>
          </table:table-cell>
          <table:table-cell table:formula="of:=([.I247]-[.G247])/1024" office:value-type="float" office:value="168.8037109375" calcext:value-type="float">
            <text:p>168.8037109375</text:p>
          </table:table-cell>
          <table:table-cell table:formula="of:=([.J247]-[.H247])/1024" office:value-type="float" office:value="1.3203125" calcext:value-type="float">
            <text:p>1.3203125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table:formula="of:=[.B247]+1" office:value-type="float" office:value="246" calcext:value-type="float">
            <text:p>246</text:p>
          </table:table-cell>
          <table:table-cell office:value-type="float" office:value="71696" calcext:value-type="float">
            <text:p>71696</text:p>
          </table:table-cell>
          <table:table-cell office:value-type="float" office:value="19972" calcext:value-type="float">
            <text:p>19972</text:p>
          </table:table-cell>
          <table:table-cell office:value-type="float" office:value="245364" calcext:value-type="float">
            <text:p>245364</text:p>
          </table:table-cell>
          <table:table-cell office:value-type="float" office:value="53740" calcext:value-type="float">
            <text:p>53740</text:p>
          </table:table-cell>
          <table:table-cell table:formula="of:=([.C248]+[.C247]/2+[.C249]/2)/2" office:value-type="float" office:value="71696" calcext:value-type="float">
            <text:p>71696</text:p>
          </table:table-cell>
          <table:table-cell table:formula="of:=([.D248]+[.D247]/2+[.D249]/2)/2" office:value-type="float" office:value="31050" calcext:value-type="float">
            <text:p>31050</text:p>
          </table:table-cell>
          <table:table-cell table:formula="of:=([.E248]+[.E247]/2+[.E249]/2)/2" office:value-type="float" office:value="245093" calcext:value-type="float">
            <text:p>245093</text:p>
          </table:table-cell>
          <table:table-cell table:formula="of:=([.F248]+[.F247]/2+[.F249]/2)/2" office:value-type="float" office:value="48424" calcext:value-type="float">
            <text:p>48424</text:p>
          </table:table-cell>
          <table:table-cell table:formula="of:=([.I248]-[.G248])/1024" office:value-type="float" office:value="169.3330078125" calcext:value-type="float">
            <text:p>169.3330078125</text:p>
          </table:table-cell>
          <table:table-cell table:formula="of:=([.J248]-[.H248])/1024" office:value-type="float" office:value="16.966796875" calcext:value-type="float">
            <text:p>16.966796875</text:p>
          </table:table-cell>
        </table:table-row>
        <table:table-row table:style-name="ro1">
          <table:table-cell/>
          <table:table-cell table:formula="of:=[.B248]+1" office:value-type="float" office:value="247" calcext:value-type="float">
            <text:p>247</text:p>
          </table:table-cell>
          <table:table-cell office:value-type="float" office:value="71696" calcext:value-type="float">
            <text:p>71696</text:p>
          </table:table-cell>
          <table:table-cell office:value-type="float" office:value="51056" calcext:value-type="float">
            <text:p>51056</text:p>
          </table:table-cell>
          <table:table-cell office:value-type="float" office:value="245364" calcext:value-type="float">
            <text:p>245364</text:p>
          </table:table-cell>
          <table:table-cell office:value-type="float" office:value="73148" calcext:value-type="float">
            <text:p>73148</text:p>
          </table:table-cell>
          <table:table-cell table:formula="of:=([.C249]+[.C248]/2+[.C250]/2)/2" office:value-type="float" office:value="71696" calcext:value-type="float">
            <text:p>71696</text:p>
          </table:table-cell>
          <table:table-cell table:formula="of:=([.D249]+[.D248]/2+[.D250]/2)/2" office:value-type="float" office:value="43292" calcext:value-type="float">
            <text:p>43292</text:p>
          </table:table-cell>
          <table:table-cell table:formula="of:=([.E249]+[.E248]/2+[.E250]/2)/2" office:value-type="float" office:value="245364" calcext:value-type="float">
            <text:p>245364</text:p>
          </table:table-cell>
          <table:table-cell table:formula="of:=([.F249]+[.F248]/2+[.F250]/2)/2" office:value-type="float" office:value="67939" calcext:value-type="float">
            <text:p>67939</text:p>
          </table:table-cell>
          <table:table-cell table:formula="of:=([.I249]-[.G249])/1024" office:value-type="float" office:value="169.59765625" calcext:value-type="float">
            <text:p>169.59765625</text:p>
          </table:table-cell>
          <table:table-cell table:formula="of:=([.J249]-[.H249])/1024" office:value-type="float" office:value="24.0693359375" calcext:value-type="float">
            <text:p>24.0693359375</text:p>
          </table:table-cell>
        </table:table-row>
        <table:table-row table:style-name="ro1">
          <table:table-cell/>
          <table:table-cell table:formula="of:=[.B249]+1" office:value-type="float" office:value="248" calcext:value-type="float">
            <text:p>248</text:p>
          </table:table-cell>
          <table:table-cell office:value-type="float" office:value="71696" calcext:value-type="float">
            <text:p>71696</text:p>
          </table:table-cell>
          <table:table-cell office:value-type="float" office:value="51084" calcext:value-type="float">
            <text:p>51084</text:p>
          </table:table-cell>
          <table:table-cell office:value-type="float" office:value="245364" calcext:value-type="float">
            <text:p>245364</text:p>
          </table:table-cell>
          <table:table-cell office:value-type="float" office:value="71720" calcext:value-type="float">
            <text:p>71720</text:p>
          </table:table-cell>
          <table:table-cell table:formula="of:=([.C250]+[.C249]/2+[.C251]/2)/2" office:value-type="float" office:value="71696" calcext:value-type="float">
            <text:p>71696</text:p>
          </table:table-cell>
          <table:table-cell table:formula="of:=([.D250]+[.D249]/2+[.D251]/2)/2" office:value-type="float" office:value="51077" calcext:value-type="float">
            <text:p>51077</text:p>
          </table:table-cell>
          <table:table-cell table:formula="of:=([.E250]+[.E249]/2+[.E251]/2)/2" office:value-type="float" office:value="245364" calcext:value-type="float">
            <text:p>245364</text:p>
          </table:table-cell>
          <table:table-cell table:formula="of:=([.F250]+[.F249]/2+[.F251]/2)/2" office:value-type="float" office:value="72077" calcext:value-type="float">
            <text:p>72077</text:p>
          </table:table-cell>
          <table:table-cell table:formula="of:=([.I250]-[.G250])/1024" office:value-type="float" office:value="169.59765625" calcext:value-type="float">
            <text:p>169.59765625</text:p>
          </table:table-cell>
          <table:table-cell table:formula="of:=([.J250]-[.H250])/1024" office:value-type="float" office:value="20.5078125" calcext:value-type="float">
            <text:p>20.5078125</text:p>
          </table:table-cell>
        </table:table-row>
        <table:table-row table:style-name="ro1">
          <table:table-cell/>
          <table:table-cell table:formula="of:=[.B250]+1" office:value-type="float" office:value="249" calcext:value-type="float">
            <text:p>249</text:p>
          </table:table-cell>
          <table:table-cell office:value-type="float" office:value="71696" calcext:value-type="float">
            <text:p>71696</text:p>
          </table:table-cell>
          <table:table-cell office:value-type="float" office:value="51084" calcext:value-type="float">
            <text:p>51084</text:p>
          </table:table-cell>
          <table:table-cell office:value-type="float" office:value="245364" calcext:value-type="float">
            <text:p>245364</text:p>
          </table:table-cell>
          <table:table-cell office:value-type="float" office:value="71720" calcext:value-type="float">
            <text:p>71720</text:p>
          </table:table-cell>
          <table:table-cell table:formula="of:=([.C251]+[.C250]/2+[.C252]/2)/2" office:value-type="float" office:value="71696" calcext:value-type="float">
            <text:p>71696</text:p>
          </table:table-cell>
          <table:table-cell table:formula="of:=([.D251]+[.D250]/2+[.D252]/2)/2" office:value-type="float" office:value="41551" calcext:value-type="float">
            <text:p>41551</text:p>
          </table:table-cell>
          <table:table-cell table:formula="of:=([.E251]+[.E250]/2+[.E252]/2)/2" office:value-type="float" office:value="245364" calcext:value-type="float">
            <text:p>245364</text:p>
          </table:table-cell>
          <table:table-cell table:formula="of:=([.F251]+[.F250]/2+[.F252]/2)/2" office:value-type="float" office:value="57053" calcext:value-type="float">
            <text:p>57053</text:p>
          </table:table-cell>
          <table:table-cell table:formula="of:=([.I251]-[.G251])/1024" office:value-type="float" office:value="169.59765625" calcext:value-type="float">
            <text:p>169.59765625</text:p>
          </table:table-cell>
          <table:table-cell table:formula="of:=([.J251]-[.H251])/1024" office:value-type="float" office:value="15.138671875" calcext:value-type="float">
            <text:p>15.138671875</text:p>
          </table:table-cell>
        </table:table-row>
        <table:table-row table:style-name="ro1">
          <table:table-cell/>
          <table:table-cell table:formula="of:=[.B251]+1" office:value-type="float" office:value="250" calcext:value-type="float">
            <text:p>250</text:p>
          </table:table-cell>
          <table:table-cell office:value-type="float" office:value="71696" calcext:value-type="float">
            <text:p>71696</text:p>
          </table:table-cell>
          <table:table-cell office:value-type="float" office:value="12952" calcext:value-type="float">
            <text:p>12952</text:p>
          </table:table-cell>
          <table:table-cell office:value-type="float" office:value="245364" calcext:value-type="float">
            <text:p>245364</text:p>
          </table:table-cell>
          <table:table-cell office:value-type="float" office:value="13052" calcext:value-type="float">
            <text:p>13052</text:p>
          </table:table-cell>
          <table:table-cell table:formula="of:=([.C252]+[.C251]/2+[.C253]/2)/2" office:value-type="float" office:value="71687" calcext:value-type="float">
            <text:p>71687</text:p>
          </table:table-cell>
          <table:table-cell table:formula="of:=([.D252]+[.D251]/2+[.D253]/2)/2" office:value-type="float" office:value="25408" calcext:value-type="float">
            <text:p>25408</text:p>
          </table:table-cell>
          <table:table-cell table:formula="of:=([.E252]+[.E251]/2+[.E253]/2)/2" office:value-type="float" office:value="231607" calcext:value-type="float">
            <text:p>231607</text:p>
          </table:table-cell>
          <table:table-cell table:formula="of:=([.F252]+[.F251]/2+[.F253]/2)/2" office:value-type="float" office:value="34111" calcext:value-type="float">
            <text:p>34111</text:p>
          </table:table-cell>
          <table:table-cell table:formula="of:=([.I252]-[.G252])/1024" office:value-type="float" office:value="156.171875" calcext:value-type="float">
            <text:p>156.171875</text:p>
          </table:table-cell>
          <table:table-cell table:formula="of:=([.J252]-[.H252])/1024" office:value-type="float" office:value="8.4990234375" calcext:value-type="float">
            <text:p>8.4990234375</text:p>
          </table:table-cell>
        </table:table-row>
        <table:table-row table:style-name="ro1">
          <table:table-cell/>
          <table:table-cell table:formula="of:=[.B252]+1" office:value-type="float" office:value="251" calcext:value-type="float">
            <text:p>251</text:p>
          </table:table-cell>
          <table:table-cell office:value-type="float" office:value="71660" calcext:value-type="float">
            <text:p>71660</text:p>
          </table:table-cell>
          <table:table-cell office:value-type="float" office:value="24644" calcext:value-type="float">
            <text:p>24644</text:p>
          </table:table-cell>
          <table:table-cell office:value-type="float" office:value="190336" calcext:value-type="float">
            <text:p>190336</text:p>
          </table:table-cell>
          <table:table-cell office:value-type="float" office:value="38620" calcext:value-type="float">
            <text:p>38620</text:p>
          </table:table-cell>
          <table:table-cell table:formula="of:=([.C253]+[.C252]/2+[.C254]/2)/2" office:value-type="float" office:value="71829" calcext:value-type="float">
            <text:p>71829</text:p>
          </table:table-cell>
          <table:table-cell table:formula="of:=([.D253]+[.D252]/2+[.D254]/2)/2" office:value-type="float" office:value="32681" calcext:value-type="float">
            <text:p>32681</text:p>
          </table:table-cell>
          <table:table-cell table:formula="of:=([.E253]+[.E252]/2+[.E254]/2)/2" office:value-type="float" office:value="220134" calcext:value-type="float">
            <text:p>220134</text:p>
          </table:table-cell>
          <table:table-cell table:formula="of:=([.F253]+[.F252]/2+[.F254]/2)/2" office:value-type="float" office:value="44852" calcext:value-type="float">
            <text:p>44852</text:p>
          </table:table-cell>
          <table:table-cell table:formula="of:=([.I253]-[.G253])/1024" office:value-type="float" office:value="144.8291015625" calcext:value-type="float">
            <text:p>144.8291015625</text:p>
          </table:table-cell>
          <table:table-cell table:formula="of:=([.J253]-[.H253])/1024" office:value-type="float" office:value="11.8857421875" calcext:value-type="float">
            <text:p>11.8857421875</text:p>
          </table:table-cell>
        </table:table-row>
        <table:table-row table:style-name="ro1">
          <table:table-cell/>
          <table:table-cell table:formula="of:=[.B253]+1" office:value-type="float" office:value="252" calcext:value-type="float">
            <text:p>252</text:p>
          </table:table-cell>
          <table:table-cell office:value-type="float" office:value="72300" calcext:value-type="float">
            <text:p>72300</text:p>
          </table:table-cell>
          <table:table-cell office:value-type="float" office:value="68484" calcext:value-type="float">
            <text:p>68484</text:p>
          </table:table-cell>
          <table:table-cell office:value-type="float" office:value="254500" calcext:value-type="float">
            <text:p>254500</text:p>
          </table:table-cell>
          <table:table-cell office:value-type="float" office:value="89116" calcext:value-type="float">
            <text:p>89116</text:p>
          </table:table-cell>
          <table:table-cell table:formula="of:=([.C254]+[.C253]/2+[.C255]/2)/2" office:value-type="float" office:value="72140" calcext:value-type="float">
            <text:p>72140</text:p>
          </table:table-cell>
          <table:table-cell table:formula="of:=([.D254]+[.D253]/2+[.D255]/2)/2" office:value-type="float" office:value="57435" calcext:value-type="float">
            <text:p>57435</text:p>
          </table:table-cell>
          <table:table-cell table:formula="of:=([.E254]+[.E253]/2+[.E255]/2)/2" office:value-type="float" office:value="221525" calcext:value-type="float">
            <text:p>221525</text:p>
          </table:table-cell>
          <table:table-cell table:formula="of:=([.F254]+[.F253]/2+[.F255]/2)/2" office:value-type="float" office:value="79388" calcext:value-type="float">
            <text:p>79388</text:p>
          </table:table-cell>
          <table:table-cell table:formula="of:=([.I254]-[.G254])/1024" office:value-type="float" office:value="145.8837890625" calcext:value-type="float">
            <text:p>145.8837890625</text:p>
          </table:table-cell>
          <table:table-cell table:formula="of:=([.J254]-[.H254])/1024" office:value-type="float" office:value="21.4384765625" calcext:value-type="float">
            <text:p>21.4384765625</text:p>
          </table:table-cell>
        </table:table-row>
        <table:table-row table:style-name="ro1">
          <table:table-cell/>
          <table:table-cell table:formula="of:=[.B254]+1" office:value-type="float" office:value="253" calcext:value-type="float">
            <text:p>253</text:p>
          </table:table-cell>
          <table:table-cell office:value-type="float" office:value="72300" calcext:value-type="float">
            <text:p>72300</text:p>
          </table:table-cell>
          <table:table-cell office:value-type="float" office:value="68128" calcext:value-type="float">
            <text:p>68128</text:p>
          </table:table-cell>
          <table:table-cell office:value-type="float" office:value="186764" calcext:value-type="float">
            <text:p>186764</text:p>
          </table:table-cell>
          <table:table-cell office:value-type="float" office:value="100700" calcext:value-type="float">
            <text:p>100700</text:p>
          </table:table-cell>
          <table:table-cell table:formula="of:=([.C255]+[.C254]/2+[.C256]/2)/2" office:value-type="float" office:value="72300" calcext:value-type="float">
            <text:p>72300</text:p>
          </table:table-cell>
          <table:table-cell table:formula="of:=([.D255]+[.D254]/2+[.D256]/2)/2" office:value-type="float" office:value="68216" calcext:value-type="float">
            <text:p>68216</text:p>
          </table:table-cell>
          <table:table-cell table:formula="of:=([.E255]+[.E254]/2+[.E256]/2)/2" office:value-type="float" office:value="203698" calcext:value-type="float">
            <text:p>203698</text:p>
          </table:table-cell>
          <table:table-cell table:formula="of:=([.F255]+[.F254]/2+[.F256]/2)/2" office:value-type="float" office:value="97804" calcext:value-type="float">
            <text:p>97804</text:p>
          </table:table-cell>
          <table:table-cell table:formula="of:=([.I255]-[.G255])/1024" office:value-type="float" office:value="128.318359375" calcext:value-type="float">
            <text:p>128.318359375</text:p>
          </table:table-cell>
          <table:table-cell table:formula="of:=([.J255]-[.H255])/1024" office:value-type="float" office:value="28.89453125" calcext:value-type="float">
            <text:p>28.89453125</text:p>
          </table:table-cell>
        </table:table-row>
        <table:table-row table:style-name="ro1">
          <table:table-cell/>
          <table:table-cell table:formula="of:=[.B255]+1" office:value-type="float" office:value="254" calcext:value-type="float">
            <text:p>254</text:p>
          </table:table-cell>
          <table:table-cell office:value-type="float" office:value="72300" calcext:value-type="float">
            <text:p>72300</text:p>
          </table:table-cell>
          <table:table-cell office:value-type="float" office:value="68124" calcext:value-type="float">
            <text:p>68124</text:p>
          </table:table-cell>
          <table:table-cell office:value-type="float" office:value="186764" calcext:value-type="float">
            <text:p>186764</text:p>
          </table:table-cell>
          <table:table-cell office:value-type="float" office:value="100700" calcext:value-type="float">
            <text:p>100700</text:p>
          </table:table-cell>
          <table:table-cell table:formula="of:=([.C256]+[.C255]/2+[.C257]/2)/2" office:value-type="float" office:value="72325" calcext:value-type="float">
            <text:p>72325</text:p>
          </table:table-cell>
          <table:table-cell table:formula="of:=([.D256]+[.D255]/2+[.D257]/2)/2" office:value-type="float" office:value="68131" calcext:value-type="float">
            <text:p>68131</text:p>
          </table:table-cell>
          <table:table-cell table:formula="of:=([.E256]+[.E255]/2+[.E257]/2)/2" office:value-type="float" office:value="186764" calcext:value-type="float">
            <text:p>186764</text:p>
          </table:table-cell>
          <table:table-cell table:formula="of:=([.F256]+[.F255]/2+[.F257]/2)/2" office:value-type="float" office:value="100700" calcext:value-type="float">
            <text:p>100700</text:p>
          </table:table-cell>
          <table:table-cell table:formula="of:=([.I256]-[.G256])/1024" office:value-type="float" office:value="111.7568359375" calcext:value-type="float">
            <text:p>111.7568359375</text:p>
          </table:table-cell>
          <table:table-cell table:formula="of:=([.J256]-[.H256])/1024" office:value-type="float" office:value="31.8056640625" calcext:value-type="float">
            <text:p>31.8056640625</text:p>
          </table:table-cell>
        </table:table-row>
        <table:table-row table:style-name="ro1">
          <table:table-cell/>
          <table:table-cell table:formula="of:=[.B256]+1" office:value-type="float" office:value="255" calcext:value-type="float">
            <text:p>255</text:p>
          </table:table-cell>
          <table:table-cell office:value-type="float" office:value="72400" calcext:value-type="float">
            <text:p>72400</text:p>
          </table:table-cell>
          <table:table-cell office:value-type="float" office:value="68148" calcext:value-type="float">
            <text:p>68148</text:p>
          </table:table-cell>
          <table:table-cell office:value-type="float" office:value="186764" calcext:value-type="float">
            <text:p>186764</text:p>
          </table:table-cell>
          <table:table-cell office:value-type="float" office:value="100700" calcext:value-type="float">
            <text:p>100700</text:p>
          </table:table-cell>
          <table:table-cell table:formula="of:=([.C257]+[.C256]/2+[.C258]/2)/2" office:value-type="float" office:value="72375" calcext:value-type="float">
            <text:p>72375</text:p>
          </table:table-cell>
          <table:table-cell table:formula="of:=([.D257]+[.D256]/2+[.D258]/2)/2" office:value-type="float" office:value="68142" calcext:value-type="float">
            <text:p>68142</text:p>
          </table:table-cell>
          <table:table-cell table:formula="of:=([.E257]+[.E256]/2+[.E258]/2)/2" office:value-type="float" office:value="186764" calcext:value-type="float">
            <text:p>186764</text:p>
          </table:table-cell>
          <table:table-cell table:formula="of:=([.F257]+[.F256]/2+[.F258]/2)/2" office:value-type="float" office:value="100748" calcext:value-type="float">
            <text:p>100748</text:p>
          </table:table-cell>
          <table:table-cell table:formula="of:=([.I257]-[.G257])/1024" office:value-type="float" office:value="111.7080078125" calcext:value-type="float">
            <text:p>111.7080078125</text:p>
          </table:table-cell>
          <table:table-cell table:formula="of:=([.J257]-[.H257])/1024" office:value-type="float" office:value="31.841796875" calcext:value-type="float">
            <text:p>31.841796875</text:p>
          </table:table-cell>
        </table:table-row>
        <table:table-row table:style-name="ro1">
          <table:table-cell/>
          <table:table-cell table:formula="of:=[.B257]+1" office:value-type="float" office:value="256" calcext:value-type="float">
            <text:p>256</text:p>
          </table:table-cell>
          <table:table-cell office:value-type="float" office:value="72400" calcext:value-type="float">
            <text:p>72400</text:p>
          </table:table-cell>
          <table:table-cell office:value-type="float" office:value="68148" calcext:value-type="float">
            <text:p>68148</text:p>
          </table:table-cell>
          <table:table-cell office:value-type="float" office:value="186764" calcext:value-type="float">
            <text:p>186764</text:p>
          </table:table-cell>
          <table:table-cell office:value-type="float" office:value="100892" calcext:value-type="float">
            <text:p>100892</text:p>
          </table:table-cell>
          <table:table-cell table:formula="of:=([.C258]+[.C257]/2+[.C259]/2)/2" office:value-type="float" office:value="72400" calcext:value-type="float">
            <text:p>72400</text:p>
          </table:table-cell>
          <table:table-cell table:formula="of:=([.D258]+[.D257]/2+[.D259]/2)/2" office:value-type="float" office:value="68148" calcext:value-type="float">
            <text:p>68148</text:p>
          </table:table-cell>
          <table:table-cell table:formula="of:=([.E258]+[.E257]/2+[.E259]/2)/2" office:value-type="float" office:value="186764" calcext:value-type="float">
            <text:p>186764</text:p>
          </table:table-cell>
          <table:table-cell table:formula="of:=([.F258]+[.F257]/2+[.F259]/2)/2" office:value-type="float" office:value="100844" calcext:value-type="float">
            <text:p>100844</text:p>
          </table:table-cell>
          <table:table-cell table:formula="of:=([.I258]-[.G258])/1024" office:value-type="float" office:value="111.68359375" calcext:value-type="float">
            <text:p>111.68359375</text:p>
          </table:table-cell>
          <table:table-cell table:formula="of:=([.J258]-[.H258])/1024" office:value-type="float" office:value="31.9296875" calcext:value-type="float">
            <text:p>31.9296875</text:p>
          </table:table-cell>
        </table:table-row>
        <table:table-row table:style-name="ro1">
          <table:table-cell/>
          <table:table-cell table:formula="of:=[.B258]+1" office:value-type="float" office:value="257" calcext:value-type="float">
            <text:p>257</text:p>
          </table:table-cell>
          <table:table-cell office:value-type="float" office:value="72400" calcext:value-type="float">
            <text:p>72400</text:p>
          </table:table-cell>
          <table:table-cell office:value-type="float" office:value="68148" calcext:value-type="float">
            <text:p>68148</text:p>
          </table:table-cell>
          <table:table-cell office:value-type="float" office:value="186764" calcext:value-type="float">
            <text:p>186764</text:p>
          </table:table-cell>
          <table:table-cell office:value-type="float" office:value="100892" calcext:value-type="float">
            <text:p>100892</text:p>
          </table:table-cell>
          <table:table-cell table:formula="of:=([.C259]+[.C258]/2+[.C260]/2)/2" office:value-type="float" office:value="72465" calcext:value-type="float">
            <text:p>72465</text:p>
          </table:table-cell>
          <table:table-cell table:formula="of:=([.D259]+[.D258]/2+[.D260]/2)/2" office:value-type="float" office:value="55366" calcext:value-type="float">
            <text:p>55366</text:p>
          </table:table-cell>
          <table:table-cell table:formula="of:=([.E259]+[.E258]/2+[.E260]/2)/2" office:value-type="float" office:value="186765" calcext:value-type="float">
            <text:p>186765</text:p>
          </table:table-cell>
          <table:table-cell table:formula="of:=([.F259]+[.F258]/2+[.F260]/2)/2" office:value-type="float" office:value="81299" calcext:value-type="float">
            <text:p>81299</text:p>
          </table:table-cell>
          <table:table-cell table:formula="of:=([.I259]-[.G259])/1024" office:value-type="float" office:value="111.62109375" calcext:value-type="float">
            <text:p>111.62109375</text:p>
          </table:table-cell>
          <table:table-cell table:formula="of:=([.J259]-[.H259])/1024" office:value-type="float" office:value="25.3251953125" calcext:value-type="float">
            <text:p>25.3251953125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table:formula="of:=[.B259]+1" office:value-type="float" office:value="258" calcext:value-type="float">
            <text:p>258</text:p>
          </table:table-cell>
          <table:table-cell office:value-type="float" office:value="72660" calcext:value-type="float">
            <text:p>72660</text:p>
          </table:table-cell>
          <table:table-cell office:value-type="float" office:value="17020" calcext:value-type="float">
            <text:p>17020</text:p>
          </table:table-cell>
          <table:table-cell office:value-type="float" office:value="186768" calcext:value-type="float">
            <text:p>186768</text:p>
          </table:table-cell>
          <table:table-cell office:value-type="float" office:value="22520" calcext:value-type="float">
            <text:p>22520</text:p>
          </table:table-cell>
          <table:table-cell table:formula="of:=([.C260]+[.C259]/2+[.C261]/2)/2" office:value-type="float" office:value="73022" calcext:value-type="float">
            <text:p>73022</text:p>
          </table:table-cell>
          <table:table-cell table:formula="of:=([.D260]+[.D259]/2+[.D261]/2)/2" office:value-type="float" office:value="31375" calcext:value-type="float">
            <text:p>31375</text:p>
          </table:table-cell>
          <table:table-cell table:formula="of:=([.E260]+[.E259]/2+[.E261]/2)/2" office:value-type="float" office:value="186767" calcext:value-type="float">
            <text:p>186767</text:p>
          </table:table-cell>
          <table:table-cell table:formula="of:=([.F260]+[.F259]/2+[.F261]/2)/2" office:value-type="float" office:value="45241" calcext:value-type="float">
            <text:p>45241</text:p>
          </table:table-cell>
          <table:table-cell table:formula="of:=([.I260]-[.G260])/1024" office:value-type="float" office:value="111.0791015625" calcext:value-type="float">
            <text:p>111.0791015625</text:p>
          </table:table-cell>
          <table:table-cell table:formula="of:=([.J260]-[.H260])/1024" office:value-type="float" office:value="13.541015625" calcext:value-type="float">
            <text:p>13.541015625</text:p>
          </table:table-cell>
        </table:table-row>
        <table:table-row table:style-name="ro1">
          <table:table-cell/>
          <table:table-cell table:formula="of:=[.B260]+1" office:value-type="float" office:value="259" calcext:value-type="float">
            <text:p>259</text:p>
          </table:table-cell>
          <table:table-cell office:value-type="float" office:value="74368" calcext:value-type="float">
            <text:p>74368</text:p>
          </table:table-cell>
          <table:table-cell office:value-type="float" office:value="23312" calcext:value-type="float">
            <text:p>23312</text:p>
          </table:table-cell>
          <table:table-cell office:value-type="float" office:value="186768" calcext:value-type="float">
            <text:p>186768</text:p>
          </table:table-cell>
          <table:table-cell office:value-type="float" office:value="35032" calcext:value-type="float">
            <text:p>35032</text:p>
          </table:table-cell>
          <table:table-cell table:formula="of:=([.C261]+[.C260]/2+[.C262]/2)/2" office:value-type="float" office:value="73941" calcext:value-type="float">
            <text:p>73941</text:p>
          </table:table-cell>
          <table:table-cell table:formula="of:=([.D261]+[.D260]/2+[.D262]/2)/2" office:value-type="float" office:value="21749" calcext:value-type="float">
            <text:p>21749</text:p>
          </table:table-cell>
          <table:table-cell table:formula="of:=([.E261]+[.E260]/2+[.E262]/2)/2" office:value-type="float" office:value="186768" calcext:value-type="float">
            <text:p>186768</text:p>
          </table:table-cell>
          <table:table-cell table:formula="of:=([.F261]+[.F260]/2+[.F262]/2)/2" office:value-type="float" office:value="31904" calcext:value-type="float">
            <text:p>31904</text:p>
          </table:table-cell>
          <table:table-cell table:formula="of:=([.I261]-[.G261])/1024" office:value-type="float" office:value="110.1826171875" calcext:value-type="float">
            <text:p>110.1826171875</text:p>
          </table:table-cell>
          <table:table-cell table:formula="of:=([.J261]-[.H261])/1024" office:value-type="float" office:value="9.9169921875" calcext:value-type="float">
            <text:p>9.9169921875</text:p>
          </table:table-cell>
        </table:table-row>
        <table:table-row table:style-name="ro1">
          <table:table-cell/>
          <table:table-cell table:formula="of:=[.B261]+1" office:value-type="float" office:value="260" calcext:value-type="float">
            <text:p>260</text:p>
          </table:table-cell>
          <table:table-cell office:value-type="float" office:value="74368" calcext:value-type="float">
            <text:p>74368</text:p>
          </table:table-cell>
          <table:table-cell office:value-type="float" office:value="23352" calcext:value-type="float">
            <text:p>23352</text:p>
          </table:table-cell>
          <table:table-cell office:value-type="float" office:value="186768" calcext:value-type="float">
            <text:p>186768</text:p>
          </table:table-cell>
          <table:table-cell office:value-type="float" office:value="35032" calcext:value-type="float">
            <text:p>35032</text:p>
          </table:table-cell>
          <table:table-cell table:formula="of:=([.C262]+[.C261]/2+[.C263]/2)/2" office:value-type="float" office:value="74368" calcext:value-type="float">
            <text:p>74368</text:p>
          </table:table-cell>
          <table:table-cell table:formula="of:=([.D262]+[.D261]/2+[.D263]/2)/2" office:value-type="float" office:value="23342" calcext:value-type="float">
            <text:p>23342</text:p>
          </table:table-cell>
          <table:table-cell table:formula="of:=([.E262]+[.E261]/2+[.E263]/2)/2" office:value-type="float" office:value="186768" calcext:value-type="float">
            <text:p>186768</text:p>
          </table:table-cell>
          <table:table-cell table:formula="of:=([.F262]+[.F261]/2+[.F263]/2)/2" office:value-type="float" office:value="35032" calcext:value-type="float">
            <text:p>35032</text:p>
          </table:table-cell>
          <table:table-cell table:formula="of:=([.I262]-[.G262])/1024" office:value-type="float" office:value="109.765625" calcext:value-type="float">
            <text:p>109.765625</text:p>
          </table:table-cell>
          <table:table-cell table:formula="of:=([.J262]-[.H262])/1024" office:value-type="float" office:value="11.416015625" calcext:value-type="float">
            <text:p>11.416015625</text:p>
          </table:table-cell>
        </table:table-row>
        <table:table-row table:style-name="ro1">
          <table:table-cell/>
          <table:table-cell table:formula="of:=[.B262]+1" office:value-type="float" office:value="261" calcext:value-type="float">
            <text:p>261</text:p>
          </table:table-cell>
          <table:table-cell office:value-type="float" office:value="74368" calcext:value-type="float">
            <text:p>74368</text:p>
          </table:table-cell>
          <table:table-cell office:value-type="float" office:value="23352" calcext:value-type="float">
            <text:p>23352</text:p>
          </table:table-cell>
          <table:table-cell office:value-type="float" office:value="186768" calcext:value-type="float">
            <text:p>186768</text:p>
          </table:table-cell>
          <table:table-cell office:value-type="float" office:value="35032" calcext:value-type="float">
            <text:p>35032</text:p>
          </table:table-cell>
          <table:table-cell table:formula="of:=([.C263]+[.C262]/2+[.C264]/2)/2" office:value-type="float" office:value="74517" calcext:value-type="float">
            <text:p>74517</text:p>
          </table:table-cell>
          <table:table-cell table:formula="of:=([.D263]+[.D262]/2+[.D264]/2)/2" office:value-type="float" office:value="21911" calcext:value-type="float">
            <text:p>21911</text:p>
          </table:table-cell>
          <table:table-cell table:formula="of:=([.E263]+[.E262]/2+[.E264]/2)/2" office:value-type="float" office:value="186807" calcext:value-type="float">
            <text:p>186807</text:p>
          </table:table-cell>
          <table:table-cell table:formula="of:=([.F263]+[.F262]/2+[.F264]/2)/2" office:value-type="float" office:value="35217" calcext:value-type="float">
            <text:p>35217</text:p>
          </table:table-cell>
          <table:table-cell table:formula="of:=([.I263]-[.G263])/1024" office:value-type="float" office:value="109.658203125" calcext:value-type="float">
            <text:p>109.658203125</text:p>
          </table:table-cell>
          <table:table-cell table:formula="of:=([.J263]-[.H263])/1024" office:value-type="float" office:value="12.994140625" calcext:value-type="float">
            <text:p>12.994140625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table:formula="of:=[.B263]+1" office:value-type="float" office:value="262" calcext:value-type="float">
            <text:p>262</text:p>
          </table:table-cell>
          <table:table-cell office:value-type="float" office:value="74964" calcext:value-type="float">
            <text:p>74964</text:p>
          </table:table-cell>
          <table:table-cell office:value-type="float" office:value="17588" calcext:value-type="float">
            <text:p>17588</text:p>
          </table:table-cell>
          <table:table-cell office:value-type="float" office:value="186924" calcext:value-type="float">
            <text:p>186924</text:p>
          </table:table-cell>
          <table:table-cell office:value-type="float" office:value="35772" calcext:value-type="float">
            <text:p>35772</text:p>
          </table:table-cell>
          <table:table-cell table:formula="of:=([.C264]+[.C263]/2+[.C265]/2)/2" office:value-type="float" office:value="75401" calcext:value-type="float">
            <text:p>75401</text:p>
          </table:table-cell>
          <table:table-cell table:formula="of:=([.D264]+[.D263]/2+[.D265]/2)/2" office:value-type="float" office:value="28749" calcext:value-type="float">
            <text:p>28749</text:p>
          </table:table-cell>
          <table:table-cell table:formula="of:=([.E264]+[.E263]/2+[.E265]/2)/2" office:value-type="float" office:value="186885" calcext:value-type="float">
            <text:p>186885</text:p>
          </table:table-cell>
          <table:table-cell table:formula="of:=([.F264]+[.F263]/2+[.F265]/2)/2" office:value-type="float" office:value="46342" calcext:value-type="float">
            <text:p>46342</text:p>
          </table:table-cell>
          <table:table-cell table:formula="of:=([.I264]-[.G264])/1024" office:value-type="float" office:value="108.87109375" calcext:value-type="float">
            <text:p>108.87109375</text:p>
          </table:table-cell>
          <table:table-cell table:formula="of:=([.J264]-[.H264])/1024" office:value-type="float" office:value="17.1806640625" calcext:value-type="float">
            <text:p>17.1806640625</text:p>
          </table:table-cell>
        </table:table-row>
        <table:table-row table:style-name="ro1">
          <table:table-cell/>
          <table:table-cell table:formula="of:=[.B264]+1" office:value-type="float" office:value="263" calcext:value-type="float">
            <text:p>263</text:p>
          </table:table-cell>
          <table:table-cell office:value-type="float" office:value="77308" calcext:value-type="float">
            <text:p>77308</text:p>
          </table:table-cell>
          <table:table-cell office:value-type="float" office:value="56468" calcext:value-type="float">
            <text:p>56468</text:p>
          </table:table-cell>
          <table:table-cell office:value-type="float" office:value="186924" calcext:value-type="float">
            <text:p>186924</text:p>
          </table:table-cell>
          <table:table-cell office:value-type="float" office:value="78792" calcext:value-type="float">
            <text:p>78792</text:p>
          </table:table-cell>
          <table:table-cell table:formula="of:=([.C265]+[.C264]/2+[.C266]/2)/2" office:value-type="float" office:value="76783" calcext:value-type="float">
            <text:p>76783</text:p>
          </table:table-cell>
          <table:table-cell table:formula="of:=([.D265]+[.D264]/2+[.D266]/2)/2" office:value-type="float" office:value="46996" calcext:value-type="float">
            <text:p>46996</text:p>
          </table:table-cell>
          <table:table-cell table:formula="of:=([.E265]+[.E264]/2+[.E266]/2)/2" office:value-type="float" office:value="186924" calcext:value-type="float">
            <text:p>186924</text:p>
          </table:table-cell>
          <table:table-cell table:formula="of:=([.F265]+[.F264]/2+[.F266]/2)/2" office:value-type="float" office:value="68091" calcext:value-type="float">
            <text:p>68091</text:p>
          </table:table-cell>
          <table:table-cell table:formula="of:=([.I265]-[.G265])/1024" office:value-type="float" office:value="107.5595703125" calcext:value-type="float">
            <text:p>107.5595703125</text:p>
          </table:table-cell>
          <table:table-cell table:formula="of:=([.J265]-[.H265])/1024" office:value-type="float" office:value="20.6005859375" calcext:value-type="float">
            <text:p>20.6005859375</text:p>
          </table:table-cell>
        </table:table-row>
        <table:table-row table:style-name="ro1">
          <table:table-cell/>
          <table:table-cell table:formula="of:=[.B265]+1" office:value-type="float" office:value="264" calcext:value-type="float">
            <text:p>264</text:p>
          </table:table-cell>
          <table:table-cell office:value-type="float" office:value="77552" calcext:value-type="float">
            <text:p>77552</text:p>
          </table:table-cell>
          <table:table-cell office:value-type="float" office:value="57460" calcext:value-type="float">
            <text:p>57460</text:p>
          </table:table-cell>
          <table:table-cell office:value-type="float" office:value="186924" calcext:value-type="float">
            <text:p>186924</text:p>
          </table:table-cell>
          <table:table-cell office:value-type="float" office:value="79008" calcext:value-type="float">
            <text:p>79008</text:p>
          </table:table-cell>
          <table:table-cell table:formula="of:=([.C266]+[.C265]/2+[.C267]/2)/2" office:value-type="float" office:value="77491" calcext:value-type="float">
            <text:p>77491</text:p>
          </table:table-cell>
          <table:table-cell table:formula="of:=([.D266]+[.D265]/2+[.D267]/2)/2" office:value-type="float" office:value="57212" calcext:value-type="float">
            <text:p>57212</text:p>
          </table:table-cell>
          <table:table-cell table:formula="of:=([.E266]+[.E265]/2+[.E267]/2)/2" office:value-type="float" office:value="186924" calcext:value-type="float">
            <text:p>186924</text:p>
          </table:table-cell>
          <table:table-cell table:formula="of:=([.F266]+[.F265]/2+[.F267]/2)/2" office:value-type="float" office:value="78954" calcext:value-type="float">
            <text:p>78954</text:p>
          </table:table-cell>
          <table:table-cell table:formula="of:=([.I266]-[.G266])/1024" office:value-type="float" office:value="106.8681640625" calcext:value-type="float">
            <text:p>106.8681640625</text:p>
          </table:table-cell>
          <table:table-cell table:formula="of:=([.J266]-[.H266])/1024" office:value-type="float" office:value="21.232421875" calcext:value-type="float">
            <text:p>21.232421875</text:p>
          </table:table-cell>
        </table:table-row>
        <table:table-row table:style-name="ro1">
          <table:table-cell/>
          <table:table-cell table:formula="of:=[.B266]+1" office:value-type="float" office:value="265" calcext:value-type="float">
            <text:p>265</text:p>
          </table:table-cell>
          <table:table-cell office:value-type="float" office:value="77552" calcext:value-type="float">
            <text:p>77552</text:p>
          </table:table-cell>
          <table:table-cell office:value-type="float" office:value="57460" calcext:value-type="float">
            <text:p>57460</text:p>
          </table:table-cell>
          <table:table-cell office:value-type="float" office:value="186924" calcext:value-type="float">
            <text:p>186924</text:p>
          </table:table-cell>
          <table:table-cell office:value-type="float" office:value="79008" calcext:value-type="float">
            <text:p>79008</text:p>
          </table:table-cell>
          <table:table-cell table:formula="of:=([.C267]+[.C266]/2+[.C268]/2)/2" office:value-type="float" office:value="77552" calcext:value-type="float">
            <text:p>77552</text:p>
          </table:table-cell>
          <table:table-cell table:formula="of:=([.D267]+[.D266]/2+[.D268]/2)/2" office:value-type="float" office:value="46364" calcext:value-type="float">
            <text:p>46364</text:p>
          </table:table-cell>
          <table:table-cell table:formula="of:=([.E267]+[.E266]/2+[.E268]/2)/2" office:value-type="float" office:value="186924" calcext:value-type="float">
            <text:p>186924</text:p>
          </table:table-cell>
          <table:table-cell table:formula="of:=([.F267]+[.F266]/2+[.F268]/2)/2" office:value-type="float" office:value="62683" calcext:value-type="float">
            <text:p>62683</text:p>
          </table:table-cell>
          <table:table-cell table:formula="of:=([.I267]-[.G267])/1024" office:value-type="float" office:value="106.80859375" calcext:value-type="float">
            <text:p>106.80859375</text:p>
          </table:table-cell>
          <table:table-cell table:formula="of:=([.J267]-[.H267])/1024" office:value-type="float" office:value="15.9365234375" calcext:value-type="float">
            <text:p>15.9365234375</text:p>
          </table:table-cell>
        </table:table-row>
        <table:table-row table:style-name="ro1">
          <table:table-cell/>
          <table:table-cell table:formula="of:=[.B267]+1" office:value-type="float" office:value="266" calcext:value-type="float">
            <text:p>266</text:p>
          </table:table-cell>
          <table:table-cell office:value-type="float" office:value="77552" calcext:value-type="float">
            <text:p>77552</text:p>
          </table:table-cell>
          <table:table-cell office:value-type="float" office:value="13076" calcext:value-type="float">
            <text:p>13076</text:p>
          </table:table-cell>
          <table:table-cell office:value-type="float" office:value="186924" calcext:value-type="float">
            <text:p>186924</text:p>
          </table:table-cell>
          <table:table-cell office:value-type="float" office:value="13708" calcext:value-type="float">
            <text:p>13708</text:p>
          </table:table-cell>
          <table:table-cell table:formula="of:=([.C268]+[.C267]/2+[.C269]/2)/2" office:value-type="float" office:value="77880" calcext:value-type="float">
            <text:p>77880</text:p>
          </table:table-cell>
          <table:table-cell table:formula="of:=([.D268]+[.D267]/2+[.D269]/2)/2" office:value-type="float" office:value="26446" calcext:value-type="float">
            <text:p>26446</text:p>
          </table:table-cell>
          <table:table-cell table:formula="of:=([.E268]+[.E267]/2+[.E269]/2)/2" office:value-type="float" office:value="186926" calcext:value-type="float">
            <text:p>186926</text:p>
          </table:table-cell>
          <table:table-cell table:formula="of:=([.F268]+[.F267]/2+[.F269]/2)/2" office:value-type="float" office:value="38445" calcext:value-type="float">
            <text:p>38445</text:p>
          </table:table-cell>
          <table:table-cell table:formula="of:=([.I268]-[.G268])/1024" office:value-type="float" office:value="106.490234375" calcext:value-type="float">
            <text:p>106.490234375</text:p>
          </table:table-cell>
          <table:table-cell table:formula="of:=([.J268]-[.H268])/1024" office:value-type="float" office:value="11.7177734375" calcext:value-type="float">
            <text:p>11.7177734375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table:formula="of:=[.B268]+1" office:value-type="float" office:value="267" calcext:value-type="float">
            <text:p>267</text:p>
          </table:table-cell>
          <table:table-cell office:value-type="float" office:value="78864" calcext:value-type="float">
            <text:p>78864</text:p>
          </table:table-cell>
          <table:table-cell office:value-type="float" office:value="22172" calcext:value-type="float">
            <text:p>22172</text:p>
          </table:table-cell>
          <table:table-cell office:value-type="float" office:value="186932" calcext:value-type="float">
            <text:p>186932</text:p>
          </table:table-cell>
          <table:table-cell office:value-type="float" office:value="47356" calcext:value-type="float">
            <text:p>47356</text:p>
          </table:table-cell>
          <table:table-cell table:formula="of:=([.C269]+[.C268]/2+[.C270]/2)/2" office:value-type="float" office:value="78737" calcext:value-type="float">
            <text:p>78737</text:p>
          </table:table-cell>
          <table:table-cell table:formula="of:=([.D269]+[.D268]/2+[.D270]/2)/2" office:value-type="float" office:value="22153" calcext:value-type="float">
            <text:p>22153</text:p>
          </table:table-cell>
          <table:table-cell table:formula="of:=([.E269]+[.E268]/2+[.E270]/2)/2" office:value-type="float" office:value="186930" calcext:value-type="float">
            <text:p>186930</text:p>
          </table:table-cell>
          <table:table-cell table:formula="of:=([.F269]+[.F268]/2+[.F270]/2)/2" office:value-type="float" office:value="39218" calcext:value-type="float">
            <text:p>39218</text:p>
          </table:table-cell>
          <table:table-cell table:formula="of:=([.I269]-[.G269])/1024" office:value-type="float" office:value="105.6572265625" calcext:value-type="float">
            <text:p>105.6572265625</text:p>
          </table:table-cell>
          <table:table-cell table:formula="of:=([.J269]-[.H269])/1024" office:value-type="float" office:value="16.6650390625" calcext:value-type="float">
            <text:p>16.6650390625</text:p>
          </table:table-cell>
        </table:table-row>
        <table:table-row table:style-name="ro1">
          <table:table-cell/>
          <table:table-cell table:formula="of:=[.B269]+1" office:value-type="float" office:value="268" calcext:value-type="float">
            <text:p>268</text:p>
          </table:table-cell>
          <table:table-cell office:value-type="float" office:value="79668" calcext:value-type="float">
            <text:p>79668</text:p>
          </table:table-cell>
          <table:table-cell office:value-type="float" office:value="31192" calcext:value-type="float">
            <text:p>31192</text:p>
          </table:table-cell>
          <table:table-cell office:value-type="float" office:value="186932" calcext:value-type="float">
            <text:p>186932</text:p>
          </table:table-cell>
          <table:table-cell office:value-type="float" office:value="48452" calcext:value-type="float">
            <text:p>48452</text:p>
          </table:table-cell>
          <table:table-cell table:formula="of:=([.C270]+[.C269]/2+[.C271]/2)/2" office:value-type="float" office:value="79467" calcext:value-type="float">
            <text:p>79467</text:p>
          </table:table-cell>
          <table:table-cell table:formula="of:=([.D270]+[.D269]/2+[.D271]/2)/2" office:value-type="float" office:value="29089" calcext:value-type="float">
            <text:p>29089</text:p>
          </table:table-cell>
          <table:table-cell table:formula="of:=([.E270]+[.E269]/2+[.E271]/2)/2" office:value-type="float" office:value="186932" calcext:value-type="float">
            <text:p>186932</text:p>
          </table:table-cell>
          <table:table-cell table:formula="of:=([.F270]+[.F269]/2+[.F271]/2)/2" office:value-type="float" office:value="48191" calcext:value-type="float">
            <text:p>48191</text:p>
          </table:table-cell>
          <table:table-cell table:formula="of:=([.I270]-[.G270])/1024" office:value-type="float" office:value="104.9462890625" calcext:value-type="float">
            <text:p>104.9462890625</text:p>
          </table:table-cell>
          <table:table-cell table:formula="of:=([.J270]-[.H270])/1024" office:value-type="float" office:value="18.654296875" calcext:value-type="float">
            <text:p>18.654296875</text:p>
          </table:table-cell>
        </table:table-row>
        <table:table-row table:style-name="ro1">
          <table:table-cell/>
          <table:table-cell table:formula="of:=[.B270]+1" office:value-type="float" office:value="269" calcext:value-type="float">
            <text:p>269</text:p>
          </table:table-cell>
          <table:table-cell office:value-type="float" office:value="79668" calcext:value-type="float">
            <text:p>79668</text:p>
          </table:table-cell>
          <table:table-cell office:value-type="float" office:value="31800" calcext:value-type="float">
            <text:p>31800</text:p>
          </table:table-cell>
          <table:table-cell office:value-type="float" office:value="186932" calcext:value-type="float">
            <text:p>186932</text:p>
          </table:table-cell>
          <table:table-cell office:value-type="float" office:value="48504" calcext:value-type="float">
            <text:p>48504</text:p>
          </table:table-cell>
          <table:table-cell table:formula="of:=([.C271]+[.C270]/2+[.C272]/2)/2" office:value-type="float" office:value="79668" calcext:value-type="float">
            <text:p>79668</text:p>
          </table:table-cell>
          <table:table-cell table:formula="of:=([.D271]+[.D270]/2+[.D272]/2)/2" office:value-type="float" office:value="31648" calcext:value-type="float">
            <text:p>31648</text:p>
          </table:table-cell>
          <table:table-cell table:formula="of:=([.E271]+[.E270]/2+[.E272]/2)/2" office:value-type="float" office:value="186932" calcext:value-type="float">
            <text:p>186932</text:p>
          </table:table-cell>
          <table:table-cell table:formula="of:=([.F271]+[.F270]/2+[.F272]/2)/2" office:value-type="float" office:value="48491" calcext:value-type="float">
            <text:p>48491</text:p>
          </table:table-cell>
          <table:table-cell table:formula="of:=([.I271]-[.G271])/1024" office:value-type="float" office:value="104.75" calcext:value-type="float">
            <text:p>104.75</text:p>
          </table:table-cell>
          <table:table-cell table:formula="of:=([.J271]-[.H271])/1024" office:value-type="float" office:value="16.4482421875" calcext:value-type="float">
            <text:p>16.4482421875</text:p>
          </table:table-cell>
        </table:table-row>
        <table:table-row table:style-name="ro1">
          <table:table-cell/>
          <table:table-cell table:formula="of:=[.B271]+1" office:value-type="float" office:value="270" calcext:value-type="float">
            <text:p>270</text:p>
          </table:table-cell>
          <table:table-cell office:value-type="float" office:value="79668" calcext:value-type="float">
            <text:p>79668</text:p>
          </table:table-cell>
          <table:table-cell office:value-type="float" office:value="31800" calcext:value-type="float">
            <text:p>31800</text:p>
          </table:table-cell>
          <table:table-cell office:value-type="float" office:value="186932" calcext:value-type="float">
            <text:p>186932</text:p>
          </table:table-cell>
          <table:table-cell office:value-type="float" office:value="48504" calcext:value-type="float">
            <text:p>48504</text:p>
          </table:table-cell>
          <table:table-cell table:formula="of:=([.C272]+[.C271]/2+[.C273]/2)/2" office:value-type="float" office:value="79668" calcext:value-type="float">
            <text:p>79668</text:p>
          </table:table-cell>
          <table:table-cell table:formula="of:=([.D272]+[.D271]/2+[.D273]/2)/2" office:value-type="float" office:value="31800" calcext:value-type="float">
            <text:p>31800</text:p>
          </table:table-cell>
          <table:table-cell table:formula="of:=([.E272]+[.E271]/2+[.E273]/2)/2" office:value-type="float" office:value="186932" calcext:value-type="float">
            <text:p>186932</text:p>
          </table:table-cell>
          <table:table-cell table:formula="of:=([.F272]+[.F271]/2+[.F273]/2)/2" office:value-type="float" office:value="39689" calcext:value-type="float">
            <text:p>39689</text:p>
          </table:table-cell>
          <table:table-cell table:formula="of:=([.I272]-[.G272])/1024" office:value-type="float" office:value="104.75" calcext:value-type="float">
            <text:p>104.75</text:p>
          </table:table-cell>
          <table:table-cell table:formula="of:=([.J272]-[.H272])/1024" office:value-type="float" office:value="7.7041015625" calcext:value-type="float">
            <text:p>7.7041015625</text:p>
          </table:table-cell>
        </table:table-row>
        <table:table-row table:style-name="ro1">
          <table:table-cell/>
          <table:table-cell table:formula="of:=[.B272]+1" office:value-type="float" office:value="271" calcext:value-type="float">
            <text:p>271</text:p>
          </table:table-cell>
          <table:table-cell office:value-type="float" office:value="79668" calcext:value-type="float">
            <text:p>79668</text:p>
          </table:table-cell>
          <table:table-cell office:value-type="float" office:value="31800" calcext:value-type="float">
            <text:p>31800</text:p>
          </table:table-cell>
          <table:table-cell office:value-type="float" office:value="186932" calcext:value-type="float">
            <text:p>186932</text:p>
          </table:table-cell>
          <table:table-cell office:value-type="float" office:value="13244" calcext:value-type="float">
            <text:p>13244</text:p>
          </table:table-cell>
          <table:table-cell table:formula="of:=([.C273]+[.C272]/2+[.C274]/2)/2" office:value-type="float" office:value="79656" calcext:value-type="float">
            <text:p>79656</text:p>
          </table:table-cell>
          <table:table-cell table:formula="of:=([.D273]+[.D272]/2+[.D274]/2)/2" office:value-type="float" office:value="33105" calcext:value-type="float">
            <text:p>33105</text:p>
          </table:table-cell>
          <table:table-cell table:formula="of:=([.E273]+[.E272]/2+[.E274]/2)/2" office:value-type="float" office:value="186980" calcext:value-type="float">
            <text:p>186980</text:p>
          </table:table-cell>
          <table:table-cell table:formula="of:=([.F273]+[.F272]/2+[.F274]/2)/2" office:value-type="float" office:value="31531" calcext:value-type="float">
            <text:p>31531</text:p>
          </table:table-cell>
          <table:table-cell table:formula="of:=([.I273]-[.G273])/1024" office:value-type="float" office:value="104.80859375" calcext:value-type="float">
            <text:p>104.80859375</text:p>
          </table:table-cell>
          <table:table-cell table:formula="of:=([.J273]-[.H273])/1024" office:value-type="float" office:value="-1.537109375" calcext:value-type="float">
            <text:p>-1.537109375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table:formula="of:=[.B273]+1" office:value-type="float" office:value="272" calcext:value-type="float">
            <text:p>272</text:p>
          </table:table-cell>
          <table:table-cell office:value-type="float" office:value="79620" calcext:value-type="float">
            <text:p>79620</text:p>
          </table:table-cell>
          <table:table-cell office:value-type="float" office:value="37020" calcext:value-type="float">
            <text:p>37020</text:p>
          </table:table-cell>
          <table:table-cell office:value-type="float" office:value="187124" calcext:value-type="float">
            <text:p>187124</text:p>
          </table:table-cell>
          <table:table-cell office:value-type="float" office:value="51132" calcext:value-type="float">
            <text:p>51132</text:p>
          </table:table-cell>
          <table:table-cell table:formula="of:=([.C274]+[.C273]/2+[.C275]/2)/2" office:value-type="float" office:value="79617" calcext:value-type="float">
            <text:p>79617</text:p>
          </table:table-cell>
          <table:table-cell table:formula="of:=([.D274]+[.D273]/2+[.D275]/2)/2" office:value-type="float" office:value="40035" calcext:value-type="float">
            <text:p>40035</text:p>
          </table:table-cell>
          <table:table-cell table:formula="of:=([.E274]+[.E273]/2+[.E275]/2)/2" office:value-type="float" office:value="187076" calcext:value-type="float">
            <text:p>187076</text:p>
          </table:table-cell>
          <table:table-cell table:formula="of:=([.F274]+[.F273]/2+[.F275]/2)/2" office:value-type="float" office:value="51518" calcext:value-type="float">
            <text:p>51518</text:p>
          </table:table-cell>
          <table:table-cell table:formula="of:=([.I274]-[.G274])/1024" office:value-type="float" office:value="104.9404296875" calcext:value-type="float">
            <text:p>104.9404296875</text:p>
          </table:table-cell>
          <table:table-cell table:formula="of:=([.J274]-[.H274])/1024" office:value-type="float" office:value="11.2138671875" calcext:value-type="float">
            <text:p>11.2138671875</text:p>
          </table:table-cell>
        </table:table-row>
        <table:table-row table:style-name="ro1">
          <table:table-cell/>
          <table:table-cell table:formula="of:=[.B274]+1" office:value-type="float" office:value="273" calcext:value-type="float">
            <text:p>273</text:p>
          </table:table-cell>
          <table:table-cell office:value-type="float" office:value="79560" calcext:value-type="float">
            <text:p>79560</text:p>
          </table:table-cell>
          <table:table-cell office:value-type="float" office:value="54300" calcext:value-type="float">
            <text:p>54300</text:p>
          </table:table-cell>
          <table:table-cell office:value-type="float" office:value="187124" calcext:value-type="float">
            <text:p>187124</text:p>
          </table:table-cell>
          <table:table-cell office:value-type="float" office:value="90564" calcext:value-type="float">
            <text:p>90564</text:p>
          </table:table-cell>
          <table:table-cell table:formula="of:=([.C275]+[.C274]/2+[.C276]/2)/2" office:value-type="float" office:value="79575" calcext:value-type="float">
            <text:p>79575</text:p>
          </table:table-cell>
          <table:table-cell table:formula="of:=([.D275]+[.D274]/2+[.D276]/2)/2" office:value-type="float" office:value="49988" calcext:value-type="float">
            <text:p>49988</text:p>
          </table:table-cell>
          <table:table-cell table:formula="of:=([.E275]+[.E274]/2+[.E276]/2)/2" office:value-type="float" office:value="187124" calcext:value-type="float">
            <text:p>187124</text:p>
          </table:table-cell>
          <table:table-cell table:formula="of:=([.F275]+[.F274]/2+[.F276]/2)/2" office:value-type="float" office:value="80713" calcext:value-type="float">
            <text:p>80713</text:p>
          </table:table-cell>
          <table:table-cell table:formula="of:=([.I275]-[.G275])/1024" office:value-type="float" office:value="105.0283203125" calcext:value-type="float">
            <text:p>105.0283203125</text:p>
          </table:table-cell>
          <table:table-cell table:formula="of:=([.J275]-[.H275])/1024" office:value-type="float" office:value="30.0048828125" calcext:value-type="float">
            <text:p>30.0048828125</text:p>
          </table:table-cell>
        </table:table-row>
        <table:table-row table:style-name="ro1">
          <table:table-cell/>
          <table:table-cell table:formula="of:=[.B275]+1" office:value-type="float" office:value="274" calcext:value-type="float">
            <text:p>274</text:p>
          </table:table-cell>
          <table:table-cell office:value-type="float" office:value="79560" calcext:value-type="float">
            <text:p>79560</text:p>
          </table:table-cell>
          <table:table-cell office:value-type="float" office:value="54332" calcext:value-type="float">
            <text:p>54332</text:p>
          </table:table-cell>
          <table:table-cell office:value-type="float" office:value="187124" calcext:value-type="float">
            <text:p>187124</text:p>
          </table:table-cell>
          <table:table-cell office:value-type="float" office:value="90592" calcext:value-type="float">
            <text:p>90592</text:p>
          </table:table-cell>
          <table:table-cell table:formula="of:=([.C276]+[.C275]/2+[.C277]/2)/2" office:value-type="float" office:value="79560" calcext:value-type="float">
            <text:p>79560</text:p>
          </table:table-cell>
          <table:table-cell table:formula="of:=([.D276]+[.D275]/2+[.D277]/2)/2" office:value-type="float" office:value="54353" calcext:value-type="float">
            <text:p>54353</text:p>
          </table:table-cell>
          <table:table-cell table:formula="of:=([.E276]+[.E275]/2+[.E277]/2)/2" office:value-type="float" office:value="187124" calcext:value-type="float">
            <text:p>187124</text:p>
          </table:table-cell>
          <table:table-cell table:formula="of:=([.F276]+[.F275]/2+[.F277]/2)/2" office:value-type="float" office:value="90591" calcext:value-type="float">
            <text:p>90591</text:p>
          </table:table-cell>
          <table:table-cell table:formula="of:=([.I276]-[.G276])/1024" office:value-type="float" office:value="105.04296875" calcext:value-type="float">
            <text:p>105.04296875</text:p>
          </table:table-cell>
          <table:table-cell table:formula="of:=([.J276]-[.H276])/1024" office:value-type="float" office:value="35.388671875" calcext:value-type="float">
            <text:p>35.388671875</text:p>
          </table:table-cell>
        </table:table-row>
        <table:table-row table:style-name="ro1">
          <table:table-cell/>
          <table:table-cell table:formula="of:=[.B276]+1" office:value-type="float" office:value="275" calcext:value-type="float">
            <text:p>275</text:p>
          </table:table-cell>
          <table:table-cell office:value-type="float" office:value="79560" calcext:value-type="float">
            <text:p>79560</text:p>
          </table:table-cell>
          <table:table-cell office:value-type="float" office:value="54448" calcext:value-type="float">
            <text:p>54448</text:p>
          </table:table-cell>
          <table:table-cell office:value-type="float" office:value="187124" calcext:value-type="float">
            <text:p>187124</text:p>
          </table:table-cell>
          <table:table-cell office:value-type="float" office:value="90616" calcext:value-type="float">
            <text:p>90616</text:p>
          </table:table-cell>
          <table:table-cell table:formula="of:=([.C277]+[.C276]/2+[.C278]/2)/2" office:value-type="float" office:value="79560" calcext:value-type="float">
            <text:p>79560</text:p>
          </table:table-cell>
          <table:table-cell table:formula="of:=([.D277]+[.D276]/2+[.D278]/2)/2" office:value-type="float" office:value="45998" calcext:value-type="float">
            <text:p>45998</text:p>
          </table:table-cell>
          <table:table-cell table:formula="of:=([.E277]+[.E276]/2+[.E278]/2)/2" office:value-type="float" office:value="187124" calcext:value-type="float">
            <text:p>187124</text:p>
          </table:table-cell>
          <table:table-cell table:formula="of:=([.F277]+[.F276]/2+[.F278]/2)/2" office:value-type="float" office:value="74874" calcext:value-type="float">
            <text:p>74874</text:p>
          </table:table-cell>
          <table:table-cell table:formula="of:=([.I277]-[.G277])/1024" office:value-type="float" office:value="105.04296875" calcext:value-type="float">
            <text:p>105.04296875</text:p>
          </table:table-cell>
          <table:table-cell table:formula="of:=([.J277]-[.H277])/1024" office:value-type="float" office:value="28.19921875" calcext:value-type="float">
            <text:p>28.19921875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table:formula="of:=[.B277]+1" office:value-type="float" office:value="276" calcext:value-type="float">
            <text:p>276</text:p>
          </table:table-cell>
          <table:table-cell office:value-type="float" office:value="79560" calcext:value-type="float">
            <text:p>79560</text:p>
          </table:table-cell>
          <table:table-cell office:value-type="float" office:value="20764" calcext:value-type="float">
            <text:p>20764</text:p>
          </table:table-cell>
          <table:table-cell office:value-type="float" office:value="187124" calcext:value-type="float">
            <text:p>187124</text:p>
          </table:table-cell>
          <table:table-cell office:value-type="float" office:value="27672" calcext:value-type="float">
            <text:p>27672</text:p>
          </table:table-cell>
          <table:table-cell table:formula="of:=([.C278]+[.C277]/2+[.C279]/2)/2" office:value-type="float" office:value="79554" calcext:value-type="float">
            <text:p>79554</text:p>
          </table:table-cell>
          <table:table-cell table:formula="of:=([.D278]+[.D277]/2+[.D279]/2)/2" office:value-type="float" office:value="30404" calcext:value-type="float">
            <text:p>30404</text:p>
          </table:table-cell>
          <table:table-cell table:formula="of:=([.E278]+[.E277]/2+[.E279]/2)/2" office:value-type="float" office:value="187124" calcext:value-type="float">
            <text:p>187124</text:p>
          </table:table-cell>
          <table:table-cell table:formula="of:=([.F278]+[.F277]/2+[.F279]/2)/2" office:value-type="float" office:value="47439" calcext:value-type="float">
            <text:p>47439</text:p>
          </table:table-cell>
          <table:table-cell table:formula="of:=([.I278]-[.G278])/1024" office:value-type="float" office:value="105.048828125" calcext:value-type="float">
            <text:p>105.048828125</text:p>
          </table:table-cell>
          <table:table-cell table:formula="of:=([.J278]-[.H278])/1024" office:value-type="float" office:value="16.6357421875" calcext:value-type="float">
            <text:p>16.6357421875</text:p>
          </table:table-cell>
        </table:table-row>
        <table:table-row table:style-name="ro1">
          <table:table-cell/>
          <table:table-cell table:formula="of:=[.B278]+1" office:value-type="float" office:value="277" calcext:value-type="float">
            <text:p>277</text:p>
          </table:table-cell>
          <table:table-cell office:value-type="float" office:value="79536" calcext:value-type="float">
            <text:p>79536</text:p>
          </table:table-cell>
          <table:table-cell office:value-type="float" office:value="25640" calcext:value-type="float">
            <text:p>25640</text:p>
          </table:table-cell>
          <table:table-cell office:value-type="float" office:value="187124" calcext:value-type="float">
            <text:p>187124</text:p>
          </table:table-cell>
          <table:table-cell office:value-type="float" office:value="43796" calcext:value-type="float">
            <text:p>43796</text:p>
          </table:table-cell>
          <table:table-cell table:formula="of:=([.C279]+[.C278]/2+[.C280]/2)/2" office:value-type="float" office:value="79542" calcext:value-type="float">
            <text:p>79542</text:p>
          </table:table-cell>
          <table:table-cell table:formula="of:=([.D279]+[.D278]/2+[.D280]/2)/2" office:value-type="float" office:value="29460" calcext:value-type="float">
            <text:p>29460</text:p>
          </table:table-cell>
          <table:table-cell table:formula="of:=([.E279]+[.E278]/2+[.E280]/2)/2" office:value-type="float" office:value="187124" calcext:value-type="float">
            <text:p>187124</text:p>
          </table:table-cell>
          <table:table-cell table:formula="of:=([.F279]+[.F278]/2+[.F280]/2)/2" office:value-type="float" office:value="53651" calcext:value-type="float">
            <text:p>53651</text:p>
          </table:table-cell>
          <table:table-cell table:formula="of:=([.I279]-[.G279])/1024" office:value-type="float" office:value="105.060546875" calcext:value-type="float">
            <text:p>105.060546875</text:p>
          </table:table-cell>
          <table:table-cell table:formula="of:=([.J279]-[.H279])/1024" office:value-type="float" office:value="23.6240234375" calcext:value-type="float">
            <text:p>23.6240234375</text:p>
          </table:table-cell>
        </table:table-row>
        <table:table-row table:style-name="ro1">
          <table:table-cell/>
          <table:table-cell table:formula="of:=[.B279]+1" office:value-type="float" office:value="278" calcext:value-type="float">
            <text:p>278</text:p>
          </table:table-cell>
          <table:table-cell office:value-type="float" office:value="79536" calcext:value-type="float">
            <text:p>79536</text:p>
          </table:table-cell>
          <table:table-cell office:value-type="float" office:value="45796" calcext:value-type="float">
            <text:p>45796</text:p>
          </table:table-cell>
          <table:table-cell office:value-type="float" office:value="187124" calcext:value-type="float">
            <text:p>187124</text:p>
          </table:table-cell>
          <table:table-cell office:value-type="float" office:value="99340" calcext:value-type="float">
            <text:p>99340</text:p>
          </table:table-cell>
          <table:table-cell table:formula="of:=([.C280]+[.C279]/2+[.C281]/2)/2" office:value-type="float" office:value="79536" calcext:value-type="float">
            <text:p>79536</text:p>
          </table:table-cell>
          <table:table-cell table:formula="of:=([.D280]+[.D279]/2+[.D281]/2)/2" office:value-type="float" office:value="47752" calcext:value-type="float">
            <text:p>47752</text:p>
          </table:table-cell>
          <table:table-cell table:formula="of:=([.E280]+[.E279]/2+[.E281]/2)/2" office:value-type="float" office:value="199758" calcext:value-type="float">
            <text:p>199758</text:p>
          </table:table-cell>
          <table:table-cell table:formula="of:=([.F280]+[.F279]/2+[.F281]/2)/2" office:value-type="float" office:value="97409" calcext:value-type="float">
            <text:p>97409</text:p>
          </table:table-cell>
          <table:table-cell table:formula="of:=([.I280]-[.G280])/1024" office:value-type="float" office:value="117.404296875" calcext:value-type="float">
            <text:p>117.404296875</text:p>
          </table:table-cell>
          <table:table-cell table:formula="of:=([.J280]-[.H280])/1024" office:value-type="float" office:value="48.4931640625" calcext:value-type="float">
            <text:p>48.4931640625</text:p>
          </table:table-cell>
        </table:table-row>
        <table:table-row table:style-name="ro1">
          <table:table-cell/>
          <table:table-cell table:formula="of:=[.B280]+1" office:value-type="float" office:value="279" calcext:value-type="float">
            <text:p>279</text:p>
          </table:table-cell>
          <table:table-cell office:value-type="float" office:value="79536" calcext:value-type="float">
            <text:p>79536</text:p>
          </table:table-cell>
          <table:table-cell office:value-type="float" office:value="73776" calcext:value-type="float">
            <text:p>73776</text:p>
          </table:table-cell>
          <table:table-cell office:value-type="float" office:value="237660" calcext:value-type="float">
            <text:p>237660</text:p>
          </table:table-cell>
          <table:table-cell office:value-type="float" office:value="147160" calcext:value-type="float">
            <text:p>147160</text:p>
          </table:table-cell>
          <table:table-cell table:formula="of:=([.C281]+[.C280]/2+[.C282]/2)/2" office:value-type="float" office:value="79536" calcext:value-type="float">
            <text:p>79536</text:p>
          </table:table-cell>
          <table:table-cell table:formula="of:=([.D281]+[.D280]/2+[.D282]/2)/2" office:value-type="float" office:value="66861" calcext:value-type="float">
            <text:p>66861</text:p>
          </table:table-cell>
          <table:table-cell table:formula="of:=([.E281]+[.E280]/2+[.E282]/2)/2" office:value-type="float" office:value="225023" calcext:value-type="float">
            <text:p>225023</text:p>
          </table:table-cell>
          <table:table-cell table:formula="of:=([.F281]+[.F280]/2+[.F282]/2)/2" office:value-type="float" office:value="141154" calcext:value-type="float">
            <text:p>141154</text:p>
          </table:table-cell>
          <table:table-cell table:formula="of:=([.I281]-[.G281])/1024" office:value-type="float" office:value="142.0771484375" calcext:value-type="float">
            <text:p>142.0771484375</text:p>
          </table:table-cell>
          <table:table-cell table:formula="of:=([.J281]-[.H281])/1024" office:value-type="float" office:value="72.5517578125" calcext:value-type="float">
            <text:p>72.5517578125</text:p>
          </table:table-cell>
        </table:table-row>
        <table:table-row table:style-name="ro1">
          <table:table-cell/>
          <table:table-cell table:formula="of:=[.B281]+1" office:value-type="float" office:value="280" calcext:value-type="float">
            <text:p>280</text:p>
          </table:table-cell>
          <table:table-cell office:value-type="float" office:value="79536" calcext:value-type="float">
            <text:p>79536</text:p>
          </table:table-cell>
          <table:table-cell office:value-type="float" office:value="74096" calcext:value-type="float">
            <text:p>74096</text:p>
          </table:table-cell>
          <table:table-cell office:value-type="float" office:value="237648" calcext:value-type="float">
            <text:p>237648</text:p>
          </table:table-cell>
          <table:table-cell office:value-type="float" office:value="170956" calcext:value-type="float">
            <text:p>170956</text:p>
          </table:table-cell>
          <table:table-cell table:formula="of:=([.C282]+[.C281]/2+[.C283]/2)/2" office:value-type="float" office:value="79536" calcext:value-type="float">
            <text:p>79536</text:p>
          </table:table-cell>
          <table:table-cell table:formula="of:=([.D282]+[.D281]/2+[.D283]/2)/2" office:value-type="float" office:value="74047" calcext:value-type="float">
            <text:p>74047</text:p>
          </table:table-cell>
          <table:table-cell table:formula="of:=([.E282]+[.E281]/2+[.E283]/2)/2" office:value-type="float" office:value="237651" calcext:value-type="float">
            <text:p>237651</text:p>
          </table:table-cell>
          <table:table-cell table:formula="of:=([.F282]+[.F281]/2+[.F283]/2)/2" office:value-type="float" office:value="166425" calcext:value-type="float">
            <text:p>166425</text:p>
          </table:table-cell>
          <table:table-cell table:formula="of:=([.I282]-[.G282])/1024" office:value-type="float" office:value="154.4091796875" calcext:value-type="float">
            <text:p>154.4091796875</text:p>
          </table:table-cell>
          <table:table-cell table:formula="of:=([.J282]-[.H282])/1024" office:value-type="float" office:value="90.212890625" calcext:value-type="float">
            <text:p>90.212890625</text:p>
          </table:table-cell>
        </table:table-row>
        <table:table-row table:style-name="ro1">
          <table:table-cell/>
          <table:table-cell table:formula="of:=[.B282]+1" office:value-type="float" office:value="281" calcext:value-type="float">
            <text:p>281</text:p>
          </table:table-cell>
          <table:table-cell office:value-type="float" office:value="79536" calcext:value-type="float">
            <text:p>79536</text:p>
          </table:table-cell>
          <table:table-cell office:value-type="float" office:value="74220" calcext:value-type="float">
            <text:p>74220</text:p>
          </table:table-cell>
          <table:table-cell office:value-type="float" office:value="237648" calcext:value-type="float">
            <text:p>237648</text:p>
          </table:table-cell>
          <table:table-cell office:value-type="float" office:value="176628" calcext:value-type="float">
            <text:p>176628</text:p>
          </table:table-cell>
          <table:table-cell table:formula="of:=([.C283]+[.C282]/2+[.C284]/2)/2" office:value-type="float" office:value="79536" calcext:value-type="float">
            <text:p>79536</text:p>
          </table:table-cell>
          <table:table-cell table:formula="of:=([.D283]+[.D282]/2+[.D284]/2)/2" office:value-type="float" office:value="74189" calcext:value-type="float">
            <text:p>74189</text:p>
          </table:table-cell>
          <table:table-cell table:formula="of:=([.E283]+[.E282]/2+[.E284]/2)/2" office:value-type="float" office:value="237648" calcext:value-type="float">
            <text:p>237648</text:p>
          </table:table-cell>
          <table:table-cell table:formula="of:=([.F283]+[.F282]/2+[.F284]/2)/2" office:value-type="float" office:value="175228" calcext:value-type="float">
            <text:p>175228</text:p>
          </table:table-cell>
          <table:table-cell table:formula="of:=([.I283]-[.G283])/1024" office:value-type="float" office:value="154.40625" calcext:value-type="float">
            <text:p>154.40625</text:p>
          </table:table-cell>
          <table:table-cell table:formula="of:=([.J283]-[.H283])/1024" office:value-type="float" office:value="98.6708984375" calcext:value-type="float">
            <text:p>98.6708984375</text:p>
          </table:table-cell>
        </table:table-row>
        <table:table-row table:style-name="ro1">
          <table:table-cell/>
          <table:table-cell table:formula="of:=[.B283]+1" office:value-type="float" office:value="282" calcext:value-type="float">
            <text:p>282</text:p>
          </table:table-cell>
          <table:table-cell table:style-name="ce1" office:value-type="float" office:value="79536" calcext:value-type="float">
            <text:p>79536</text:p>
          </table:table-cell>
          <table:table-cell table:style-name="ce1" office:value-type="float" office:value="74220" calcext:value-type="float">
            <text:p>74220</text:p>
          </table:table-cell>
          <table:table-cell office:value-type="float" office:value="237648" calcext:value-type="float">
            <text:p>237648</text:p>
          </table:table-cell>
          <table:table-cell office:value-type="float" office:value="176700" calcext:value-type="float">
            <text:p>176700</text:p>
          </table:table-cell>
          <table:table-cell table:formula="of:=([.C284]+[.C283]/2+[.C285]/2)/2" office:value-type="float" office:value="80382" calcext:value-type="float">
            <text:p>80382</text:p>
          </table:table-cell>
          <table:table-cell table:formula="of:=([.D284]+[.D283]/2+[.D285]/2)/2" office:value-type="float" office:value="62615" calcext:value-type="float">
            <text:p>62615</text:p>
          </table:table-cell>
          <table:table-cell table:formula="of:=([.E284]+[.E283]/2+[.E285]/2)/2" office:value-type="float" office:value="237651" calcext:value-type="float">
            <text:p>237651</text:p>
          </table:table-cell>
          <table:table-cell table:formula="of:=([.F284]+[.F283]/2+[.F285]/2)/2" office:value-type="float" office:value="144223" calcext:value-type="float">
            <text:p>144223</text:p>
          </table:table-cell>
          <table:table-cell table:formula="of:=([.I284]-[.G284])/1024" office:value-type="float" office:value="153.5830078125" calcext:value-type="float">
            <text:p>153.5830078125</text:p>
          </table:table-cell>
          <table:table-cell table:formula="of:=([.J284]-[.H284])/1024" office:value-type="float" office:value="79.6953125" calcext:value-type="float">
            <text:p>79.6953125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table:formula="of:=[.B284]+1" office:value-type="float" office:value="283" calcext:value-type="float">
            <text:p>283</text:p>
          </table:table-cell>
          <table:table-cell office:value-type="float" office:value="82920" calcext:value-type="float">
            <text:p>82920</text:p>
          </table:table-cell>
          <table:table-cell office:value-type="float" office:value="27800" calcext:value-type="float">
            <text:p>27800</text:p>
          </table:table-cell>
          <table:table-cell office:value-type="float" office:value="237660" calcext:value-type="float">
            <text:p>237660</text:p>
          </table:table-cell>
          <table:table-cell office:value-type="float" office:value="46864" calcext:value-type="float">
            <text:p>46864</text:p>
          </table:table-cell>
          <table:table-cell table:formula="of:=([.C285]+[.C284]/2+[.C286]/2)/2" office:value-type="float" office:value="82143" calcext:value-type="float">
            <text:p>82143</text:p>
          </table:table-cell>
          <table:table-cell table:formula="of:=([.D285]+[.D284]/2+[.D286]/2)/2" office:value-type="float" office:value="46887" calcext:value-type="float">
            <text:p>46887</text:p>
          </table:table-cell>
          <table:table-cell table:formula="of:=([.E285]+[.E284]/2+[.E286]/2)/2" office:value-type="float" office:value="237657" calcext:value-type="float">
            <text:p>237657</text:p>
          </table:table-cell>
          <table:table-cell table:formula="of:=([.F285]+[.F284]/2+[.F286]/2)/2" office:value-type="float" office:value="84912" calcext:value-type="float">
            <text:p>84912</text:p>
          </table:table-cell>
          <table:table-cell table:formula="of:=([.I285]-[.G285])/1024" office:value-type="float" office:value="151.869140625" calcext:value-type="float">
            <text:p>151.869140625</text:p>
          </table:table-cell>
          <table:table-cell table:formula="of:=([.J285]-[.H285])/1024" office:value-type="float" office:value="37.1337890625" calcext:value-type="float">
            <text:p>37.1337890625</text:p>
          </table:table-cell>
        </table:table-row>
        <table:table-row table:style-name="ro1">
          <table:table-cell/>
          <table:table-cell table:formula="of:=[.B285]+1" office:value-type="float" office:value="284" calcext:value-type="float">
            <text:p>284</text:p>
          </table:table-cell>
          <table:table-cell office:value-type="float" office:value="83196" calcext:value-type="float">
            <text:p>83196</text:p>
          </table:table-cell>
          <table:table-cell office:value-type="float" office:value="57728" calcext:value-type="float">
            <text:p>57728</text:p>
          </table:table-cell>
          <table:table-cell office:value-type="float" office:value="237660" calcext:value-type="float">
            <text:p>237660</text:p>
          </table:table-cell>
          <table:table-cell office:value-type="float" office:value="69220" calcext:value-type="float">
            <text:p>69220</text:p>
          </table:table-cell>
          <table:table-cell table:formula="of:=([.C286]+[.C285]/2+[.C287]/2)/2" office:value-type="float" office:value="83131" calcext:value-type="float">
            <text:p>83131</text:p>
          </table:table-cell>
          <table:table-cell table:formula="of:=([.D286]+[.D285]/2+[.D287]/2)/2" office:value-type="float" office:value="57917" calcext:value-type="float">
            <text:p>57917</text:p>
          </table:table-cell>
          <table:table-cell table:formula="of:=([.E286]+[.E285]/2+[.E287]/2)/2" office:value-type="float" office:value="237660" calcext:value-type="float">
            <text:p>237660</text:p>
          </table:table-cell>
          <table:table-cell table:formula="of:=([.F286]+[.F285]/2+[.F287]/2)/2" office:value-type="float" office:value="74699" calcext:value-type="float">
            <text:p>74699</text:p>
          </table:table-cell>
          <table:table-cell table:formula="of:=([.I286]-[.G286])/1024" office:value-type="float" office:value="150.9072265625" calcext:value-type="float">
            <text:p>150.9072265625</text:p>
          </table:table-cell>
          <table:table-cell table:formula="of:=([.J286]-[.H286])/1024" office:value-type="float" office:value="16.388671875" calcext:value-type="float">
            <text:p>16.388671875</text:p>
          </table:table-cell>
        </table:table-row>
        <table:table-row table:style-name="ro1">
          <table:table-cell/>
          <table:table-cell table:formula="of:=[.B286]+1" office:value-type="float" office:value="285" calcext:value-type="float">
            <text:p>285</text:p>
          </table:table-cell>
          <table:table-cell office:value-type="float" office:value="83212" calcext:value-type="float">
            <text:p>83212</text:p>
          </table:table-cell>
          <table:table-cell office:value-type="float" office:value="88412" calcext:value-type="float">
            <text:p>88412</text:p>
          </table:table-cell>
          <table:table-cell office:value-type="float" office:value="237660" calcext:value-type="float">
            <text:p>237660</text:p>
          </table:table-cell>
          <table:table-cell office:value-type="float" office:value="113492" calcext:value-type="float">
            <text:p>113492</text:p>
          </table:table-cell>
          <table:table-cell table:formula="of:=([.C287]+[.C286]/2+[.C288]/2)/2" office:value-type="float" office:value="83208" calcext:value-type="float">
            <text:p>83208</text:p>
          </table:table-cell>
          <table:table-cell table:formula="of:=([.D287]+[.D286]/2+[.D288]/2)/2" office:value-type="float" office:value="80751" calcext:value-type="float">
            <text:p>80751</text:p>
          </table:table-cell>
          <table:table-cell table:formula="of:=([.E287]+[.E286]/2+[.E288]/2)/2" office:value-type="float" office:value="237660" calcext:value-type="float">
            <text:p>237660</text:p>
          </table:table-cell>
          <table:table-cell table:formula="of:=([.F287]+[.F286]/2+[.F288]/2)/2" office:value-type="float" office:value="102439" calcext:value-type="float">
            <text:p>102439</text:p>
          </table:table-cell>
          <table:table-cell table:formula="of:=([.I287]-[.G287])/1024" office:value-type="float" office:value="150.83203125" calcext:value-type="float">
            <text:p>150.83203125</text:p>
          </table:table-cell>
          <table:table-cell table:formula="of:=([.J287]-[.H287])/1024" office:value-type="float" office:value="21.1796875" calcext:value-type="float">
            <text:p>21.1796875</text:p>
          </table:table-cell>
        </table:table-row>
        <table:table-row table:style-name="ro1">
          <table:table-cell/>
          <table:table-cell table:formula="of:=[.B287]+1" office:value-type="float" office:value="286" calcext:value-type="float">
            <text:p>286</text:p>
          </table:table-cell>
          <table:table-cell office:value-type="float" office:value="83212" calcext:value-type="float">
            <text:p>83212</text:p>
          </table:table-cell>
          <table:table-cell office:value-type="float" office:value="88452" calcext:value-type="float">
            <text:p>88452</text:p>
          </table:table-cell>
          <table:table-cell office:value-type="float" office:value="237660" calcext:value-type="float">
            <text:p>237660</text:p>
          </table:table-cell>
          <table:table-cell office:value-type="float" office:value="113552" calcext:value-type="float">
            <text:p>113552</text:p>
          </table:table-cell>
          <table:table-cell table:formula="of:=([.C288]+[.C287]/2+[.C289]/2)/2" office:value-type="float" office:value="83212" calcext:value-type="float">
            <text:p>83212</text:p>
          </table:table-cell>
          <table:table-cell table:formula="of:=([.D288]+[.D287]/2+[.D289]/2)/2" office:value-type="float" office:value="88442" calcext:value-type="float">
            <text:p>88442</text:p>
          </table:table-cell>
          <table:table-cell table:formula="of:=([.E288]+[.E287]/2+[.E289]/2)/2" office:value-type="float" office:value="237660" calcext:value-type="float">
            <text:p>237660</text:p>
          </table:table-cell>
          <table:table-cell table:formula="of:=([.F288]+[.F287]/2+[.F289]/2)/2" office:value-type="float" office:value="113537" calcext:value-type="float">
            <text:p>113537</text:p>
          </table:table-cell>
          <table:table-cell table:formula="of:=([.I288]-[.G288])/1024" office:value-type="float" office:value="150.828125" calcext:value-type="float">
            <text:p>150.828125</text:p>
          </table:table-cell>
          <table:table-cell table:formula="of:=([.J288]-[.H288])/1024" office:value-type="float" office:value="24.5068359375" calcext:value-type="float">
            <text:p>24.5068359375</text:p>
          </table:table-cell>
        </table:table-row>
        <table:table-row table:style-name="ro1">
          <table:table-cell/>
          <table:table-cell table:formula="of:=[.B288]+1" office:value-type="float" office:value="287" calcext:value-type="float">
            <text:p>287</text:p>
          </table:table-cell>
          <table:table-cell office:value-type="float" office:value="83212" calcext:value-type="float">
            <text:p>83212</text:p>
          </table:table-cell>
          <table:table-cell office:value-type="float" office:value="88452" calcext:value-type="float">
            <text:p>88452</text:p>
          </table:table-cell>
          <table:table-cell office:value-type="float" office:value="237660" calcext:value-type="float">
            <text:p>237660</text:p>
          </table:table-cell>
          <table:table-cell office:value-type="float" office:value="113552" calcext:value-type="float">
            <text:p>113552</text:p>
          </table:table-cell>
          <table:table-cell table:formula="of:=([.C289]+[.C288]/2+[.C290]/2)/2" office:value-type="float" office:value="83212" calcext:value-type="float">
            <text:p>83212</text:p>
          </table:table-cell>
          <table:table-cell table:formula="of:=([.D289]+[.D288]/2+[.D290]/2)/2" office:value-type="float" office:value="72159" calcext:value-type="float">
            <text:p>72159</text:p>
          </table:table-cell>
          <table:table-cell table:formula="of:=([.E289]+[.E288]/2+[.E290]/2)/2" office:value-type="float" office:value="237662" calcext:value-type="float">
            <text:p>237662</text:p>
          </table:table-cell>
          <table:table-cell table:formula="of:=([.F289]+[.F288]/2+[.F290]/2)/2" office:value-type="float" office:value="89806" calcext:value-type="float">
            <text:p>89806</text:p>
          </table:table-cell>
          <table:table-cell table:formula="of:=([.I289]-[.G289])/1024" office:value-type="float" office:value="150.830078125" calcext:value-type="float">
            <text:p>150.830078125</text:p>
          </table:table-cell>
          <table:table-cell table:formula="of:=([.J289]-[.H289])/1024" office:value-type="float" office:value="17.2333984375" calcext:value-type="float">
            <text:p>17.2333984375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table:formula="of:=[.B289]+1" office:value-type="float" office:value="288" calcext:value-type="float">
            <text:p>288</text:p>
          </table:table-cell>
          <table:table-cell office:value-type="float" office:value="83212" calcext:value-type="float">
            <text:p>83212</text:p>
          </table:table-cell>
          <table:table-cell office:value-type="float" office:value="23280" calcext:value-type="float">
            <text:p>23280</text:p>
          </table:table-cell>
          <table:table-cell office:value-type="float" office:value="237668" calcext:value-type="float">
            <text:p>237668</text:p>
          </table:table-cell>
          <table:table-cell office:value-type="float" office:value="18568" calcext:value-type="float">
            <text:p>18568</text:p>
          </table:table-cell>
          <table:table-cell table:formula="of:=([.C290]+[.C289]/2+[.C291]/2)/2" office:value-type="float" office:value="83213" calcext:value-type="float">
            <text:p>83213</text:p>
          </table:table-cell>
          <table:table-cell table:formula="of:=([.D290]+[.D289]/2+[.D291]/2)/2" office:value-type="float" office:value="47463" calcext:value-type="float">
            <text:p>47463</text:p>
          </table:table-cell>
          <table:table-cell table:formula="of:=([.E290]+[.E289]/2+[.E291]/2)/2" office:value-type="float" office:value="237666" calcext:value-type="float">
            <text:p>237666</text:p>
          </table:table-cell>
          <table:table-cell table:formula="of:=([.F290]+[.F289]/2+[.F291]/2)/2" office:value-type="float" office:value="49536" calcext:value-type="float">
            <text:p>49536</text:p>
          </table:table-cell>
          <table:table-cell table:formula="of:=([.I290]-[.G290])/1024" office:value-type="float" office:value="150.8330078125" calcext:value-type="float">
            <text:p>150.8330078125</text:p>
          </table:table-cell>
          <table:table-cell table:formula="of:=([.J290]-[.H290])/1024" office:value-type="float" office:value="2.0244140625" calcext:value-type="float">
            <text:p>2.0244140625</text:p>
          </table:table-cell>
        </table:table-row>
        <table:table-row table:style-name="ro1">
          <table:table-cell/>
          <table:table-cell table:formula="of:=[.B290]+1" office:value-type="float" office:value="289" calcext:value-type="float">
            <text:p>289</text:p>
          </table:table-cell>
          <table:table-cell office:value-type="float" office:value="83216" calcext:value-type="float">
            <text:p>83216</text:p>
          </table:table-cell>
          <table:table-cell office:value-type="float" office:value="54840" calcext:value-type="float">
            <text:p>54840</text:p>
          </table:table-cell>
          <table:table-cell office:value-type="float" office:value="237668" calcext:value-type="float">
            <text:p>237668</text:p>
          </table:table-cell>
          <table:table-cell office:value-type="float" office:value="47456" calcext:value-type="float">
            <text:p>47456</text:p>
          </table:table-cell>
          <table:table-cell table:formula="of:=([.C291]+[.C290]/2+[.C292]/2)/2" office:value-type="float" office:value="83216" calcext:value-type="float">
            <text:p>83216</text:p>
          </table:table-cell>
          <table:table-cell table:formula="of:=([.D291]+[.D290]/2+[.D292]/2)/2" office:value-type="float" office:value="49428" calcext:value-type="float">
            <text:p>49428</text:p>
          </table:table-cell>
          <table:table-cell table:formula="of:=([.E291]+[.E290]/2+[.E292]/2)/2" office:value-type="float" office:value="237668" calcext:value-type="float">
            <text:p>237668</text:p>
          </table:table-cell>
          <table:table-cell table:formula="of:=([.F291]+[.F290]/2+[.F292]/2)/2" office:value-type="float" office:value="46396" calcext:value-type="float">
            <text:p>46396</text:p>
          </table:table-cell>
          <table:table-cell table:formula="of:=([.I291]-[.G291])/1024" office:value-type="float" office:value="150.83203125" calcext:value-type="float">
            <text:p>150.83203125</text:p>
          </table:table-cell>
          <table:table-cell table:formula="of:=([.J291]-[.H291])/1024" office:value-type="float" office:value="-2.9609375" calcext:value-type="float">
            <text:p>-2.9609375</text:p>
          </table:table-cell>
        </table:table-row>
        <table:table-row table:style-name="ro1">
          <table:table-cell/>
          <table:table-cell table:formula="of:=[.B291]+1" office:value-type="float" office:value="290" calcext:value-type="float">
            <text:p>290</text:p>
          </table:table-cell>
          <table:table-cell office:value-type="float" office:value="83220" calcext:value-type="float">
            <text:p>83220</text:p>
          </table:table-cell>
          <table:table-cell office:value-type="float" office:value="64752" calcext:value-type="float">
            <text:p>64752</text:p>
          </table:table-cell>
          <table:table-cell office:value-type="float" office:value="237668" calcext:value-type="float">
            <text:p>237668</text:p>
          </table:table-cell>
          <table:table-cell office:value-type="float" office:value="72104" calcext:value-type="float">
            <text:p>72104</text:p>
          </table:table-cell>
          <table:table-cell table:formula="of:=([.C292]+[.C291]/2+[.C293]/2)/2" office:value-type="float" office:value="83219" calcext:value-type="float">
            <text:p>83219</text:p>
          </table:table-cell>
          <table:table-cell table:formula="of:=([.D292]+[.D291]/2+[.D293]/2)/2" office:value-type="float" office:value="62333" calcext:value-type="float">
            <text:p>62333</text:p>
          </table:table-cell>
          <table:table-cell table:formula="of:=([.E292]+[.E291]/2+[.E293]/2)/2" office:value-type="float" office:value="237668" calcext:value-type="float">
            <text:p>237668</text:p>
          </table:table-cell>
          <table:table-cell table:formula="of:=([.F292]+[.F291]/2+[.F293]/2)/2" office:value-type="float" office:value="66620" calcext:value-type="float">
            <text:p>66620</text:p>
          </table:table-cell>
          <table:table-cell table:formula="of:=([.I292]-[.G292])/1024" office:value-type="float" office:value="150.8291015625" calcext:value-type="float">
            <text:p>150.8291015625</text:p>
          </table:table-cell>
          <table:table-cell table:formula="of:=([.J292]-[.H292])/1024" office:value-type="float" office:value="4.1865234375" calcext:value-type="float">
            <text:p>4.1865234375</text:p>
          </table:table-cell>
        </table:table-row>
        <table:table-row table:style-name="ro1">
          <table:table-cell/>
          <table:table-cell table:formula="of:=[.B292]+1" office:value-type="float" office:value="291" calcext:value-type="float">
            <text:p>291</text:p>
          </table:table-cell>
          <table:table-cell office:value-type="float" office:value="83220" calcext:value-type="float">
            <text:p>83220</text:p>
          </table:table-cell>
          <table:table-cell office:value-type="float" office:value="64988" calcext:value-type="float">
            <text:p>64988</text:p>
          </table:table-cell>
          <table:table-cell office:value-type="float" office:value="237668" calcext:value-type="float">
            <text:p>237668</text:p>
          </table:table-cell>
          <table:table-cell office:value-type="float" office:value="74816" calcext:value-type="float">
            <text:p>74816</text:p>
          </table:table-cell>
          <table:table-cell table:formula="of:=([.C293]+[.C292]/2+[.C294]/2)/2" office:value-type="float" office:value="83220" calcext:value-type="float">
            <text:p>83220</text:p>
          </table:table-cell>
          <table:table-cell table:formula="of:=([.D293]+[.D292]/2+[.D294]/2)/2" office:value-type="float" office:value="64929" calcext:value-type="float">
            <text:p>64929</text:p>
          </table:table-cell>
          <table:table-cell table:formula="of:=([.E293]+[.E292]/2+[.E294]/2)/2" office:value-type="float" office:value="237668" calcext:value-type="float">
            <text:p>237668</text:p>
          </table:table-cell>
          <table:table-cell table:formula="of:=([.F293]+[.F292]/2+[.F294]/2)/2" office:value-type="float" office:value="58737" calcext:value-type="float">
            <text:p>58737</text:p>
          </table:table-cell>
          <table:table-cell table:formula="of:=([.I293]-[.G293])/1024" office:value-type="float" office:value="150.828125" calcext:value-type="float">
            <text:p>150.828125</text:p>
          </table:table-cell>
          <table:table-cell table:formula="of:=([.J293]-[.H293])/1024" office:value-type="float" office:value="-6.046875" calcext:value-type="float">
            <text:p>-6.046875</text:p>
          </table:table-cell>
        </table:table-row>
        <table:table-row table:style-name="ro1">
          <table:table-cell/>
          <table:table-cell table:formula="of:=[.B293]+1" office:value-type="float" office:value="292" calcext:value-type="float">
            <text:p>292</text:p>
          </table:table-cell>
          <table:table-cell table:style-name="ce1" office:value-type="float" office:value="83220" calcext:value-type="float">
            <text:p>83220</text:p>
          </table:table-cell>
          <table:table-cell table:style-name="ce1" office:value-type="float" office:value="64988" calcext:value-type="float">
            <text:p>64988</text:p>
          </table:table-cell>
          <table:table-cell office:value-type="float" office:value="237668" calcext:value-type="float">
            <text:p>237668</text:p>
          </table:table-cell>
          <table:table-cell office:value-type="float" office:value="13212" calcext:value-type="float">
            <text:p>13212</text:p>
          </table:table-cell>
          <table:table-cell table:formula="of:=([.C294]+[.C293]/2+[.C295]/2)/2" office:value-type="float" office:value="83220" calcext:value-type="float">
            <text:p>83220</text:p>
          </table:table-cell>
          <table:table-cell table:formula="of:=([.D294]+[.D293]/2+[.D295]/2)/2" office:value-type="float" office:value="53879" calcext:value-type="float">
            <text:p>53879</text:p>
          </table:table-cell>
          <table:table-cell table:formula="of:=([.E294]+[.E293]/2+[.E295]/2)/2" office:value-type="float" office:value="237669" calcext:value-type="float">
            <text:p>237669</text:p>
          </table:table-cell>
          <table:table-cell table:formula="of:=([.F294]+[.F293]/2+[.F295]/2)/2" office:value-type="float" office:value="36727" calcext:value-type="float">
            <text:p>36727</text:p>
          </table:table-cell>
          <table:table-cell table:formula="of:=([.I294]-[.G294])/1024" office:value-type="float" office:value="150.8291015625" calcext:value-type="float">
            <text:p>150.8291015625</text:p>
          </table:table-cell>
          <table:table-cell table:formula="of:=([.J294]-[.H294])/1024" office:value-type="float" office:value="-16.75" calcext:value-type="float">
            <text:p>-16.75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table:formula="of:=[.B294]+1" office:value-type="float" office:value="293" calcext:value-type="float">
            <text:p>293</text:p>
          </table:table-cell>
          <table:table-cell office:value-type="float" office:value="83220" calcext:value-type="float">
            <text:p>83220</text:p>
          </table:table-cell>
          <table:table-cell office:value-type="float" office:value="20552" calcext:value-type="float">
            <text:p>20552</text:p>
          </table:table-cell>
          <table:table-cell office:value-type="float" office:value="237672" calcext:value-type="float">
            <text:p>237672</text:p>
          </table:table-cell>
          <table:table-cell office:value-type="float" office:value="45668" calcext:value-type="float">
            <text:p>45668</text:p>
          </table:table-cell>
          <table:table-cell table:formula="of:=([.C295]+[.C294]/2+[.C296]/2)/2" office:value-type="float" office:value="83221" calcext:value-type="float">
            <text:p>83221</text:p>
          </table:table-cell>
          <table:table-cell table:formula="of:=([.D295]+[.D294]/2+[.D296]/2)/2" office:value-type="float" office:value="35995" calcext:value-type="float">
            <text:p>35995</text:p>
          </table:table-cell>
          <table:table-cell table:formula="of:=([.E295]+[.E294]/2+[.E296]/2)/2" office:value-type="float" office:value="237671" calcext:value-type="float">
            <text:p>237671</text:p>
          </table:table-cell>
          <table:table-cell table:formula="of:=([.F295]+[.F294]/2+[.F296]/2)/2" office:value-type="float" office:value="44415" calcext:value-type="float">
            <text:p>44415</text:p>
          </table:table-cell>
          <table:table-cell table:formula="of:=([.I295]-[.G295])/1024" office:value-type="float" office:value="150.830078125" calcext:value-type="float">
            <text:p>150.830078125</text:p>
          </table:table-cell>
          <table:table-cell table:formula="of:=([.J295]-[.H295])/1024" office:value-type="float" office:value="8.22265625" calcext:value-type="float">
            <text:p>8.22265625</text:p>
          </table:table-cell>
        </table:table-row>
        <table:table-row table:style-name="ro1">
          <table:table-cell/>
          <table:table-cell table:formula="of:=[.B295]+1" office:value-type="float" office:value="294" calcext:value-type="float">
            <text:p>294</text:p>
          </table:table-cell>
          <table:table-cell office:value-type="float" office:value="83224" calcext:value-type="float">
            <text:p>83224</text:p>
          </table:table-cell>
          <table:table-cell office:value-type="float" office:value="37888" calcext:value-type="float">
            <text:p>37888</text:p>
          </table:table-cell>
          <table:table-cell office:value-type="float" office:value="237672" calcext:value-type="float">
            <text:p>237672</text:p>
          </table:table-cell>
          <table:table-cell office:value-type="float" office:value="73112" calcext:value-type="float">
            <text:p>73112</text:p>
          </table:table-cell>
          <table:table-cell table:formula="of:=([.C296]+[.C295]/2+[.C297]/2)/2" office:value-type="float" office:value="83226" calcext:value-type="float">
            <text:p>83226</text:p>
          </table:table-cell>
          <table:table-cell table:formula="of:=([.D296]+[.D295]/2+[.D297]/2)/2" office:value-type="float" office:value="39075" calcext:value-type="float">
            <text:p>39075</text:p>
          </table:table-cell>
          <table:table-cell table:formula="of:=([.E296]+[.E295]/2+[.E297]/2)/2" office:value-type="float" office:value="237672" calcext:value-type="float">
            <text:p>237672</text:p>
          </table:table-cell>
          <table:table-cell table:formula="of:=([.F296]+[.F295]/2+[.F297]/2)/2" office:value-type="float" office:value="66251" calcext:value-type="float">
            <text:p>66251</text:p>
          </table:table-cell>
          <table:table-cell table:formula="of:=([.I296]-[.G296])/1024" office:value-type="float" office:value="150.826171875" calcext:value-type="float">
            <text:p>150.826171875</text:p>
          </table:table-cell>
          <table:table-cell table:formula="of:=([.J296]-[.H296])/1024" office:value-type="float" office:value="26.5390625" calcext:value-type="float">
            <text:p>26.5390625</text:p>
          </table:table-cell>
        </table:table-row>
        <table:table-row table:style-name="ro1">
          <table:table-cell/>
          <table:table-cell table:formula="of:=[.B296]+1" office:value-type="float" office:value="295" calcext:value-type="float">
            <text:p>295</text:p>
          </table:table-cell>
          <table:table-cell office:value-type="float" office:value="83236" calcext:value-type="float">
            <text:p>83236</text:p>
          </table:table-cell>
          <table:table-cell office:value-type="float" office:value="59972" calcext:value-type="float">
            <text:p>59972</text:p>
          </table:table-cell>
          <table:table-cell office:value-type="float" office:value="237672" calcext:value-type="float">
            <text:p>237672</text:p>
          </table:table-cell>
          <table:table-cell office:value-type="float" office:value="73112" calcext:value-type="float">
            <text:p>73112</text:p>
          </table:table-cell>
          <table:table-cell table:formula="of:=([.C297]+[.C296]/2+[.C298]/2)/2" office:value-type="float" office:value="83233" calcext:value-type="float">
            <text:p>83233</text:p>
          </table:table-cell>
          <table:table-cell table:formula="of:=([.D297]+[.D296]/2+[.D298]/2)/2" office:value-type="float" office:value="54451" calcext:value-type="float">
            <text:p>54451</text:p>
          </table:table-cell>
          <table:table-cell table:formula="of:=([.E297]+[.E296]/2+[.E298]/2)/2" office:value-type="float" office:value="237672" calcext:value-type="float">
            <text:p>237672</text:p>
          </table:table-cell>
          <table:table-cell table:formula="of:=([.F297]+[.F296]/2+[.F298]/2)/2" office:value-type="float" office:value="58136" calcext:value-type="float">
            <text:p>58136</text:p>
          </table:table-cell>
          <table:table-cell table:formula="of:=([.I297]-[.G297])/1024" office:value-type="float" office:value="150.8193359375" calcext:value-type="float">
            <text:p>150.8193359375</text:p>
          </table:table-cell>
          <table:table-cell table:formula="of:=([.J297]-[.H297])/1024" office:value-type="float" office:value="3.5986328125" calcext:value-type="float">
            <text:p>3.5986328125</text:p>
          </table:table-cell>
        </table:table-row>
        <table:table-row table:style-name="ro1">
          <table:table-cell/>
          <table:table-cell table:formula="of:=[.B297]+1" office:value-type="float" office:value="296" calcext:value-type="float">
            <text:p>296</text:p>
          </table:table-cell>
          <table:table-cell office:value-type="float" office:value="83236" calcext:value-type="float">
            <text:p>83236</text:p>
          </table:table-cell>
          <table:table-cell office:value-type="float" office:value="59972" calcext:value-type="float">
            <text:p>59972</text:p>
          </table:table-cell>
          <table:table-cell office:value-type="float" office:value="237672" calcext:value-type="float">
            <text:p>237672</text:p>
          </table:table-cell>
          <table:table-cell office:value-type="float" office:value="13208" calcext:value-type="float">
            <text:p>13208</text:p>
          </table:table-cell>
          <table:table-cell table:formula="of:=([.C298]+[.C297]/2+[.C299]/2)/2" office:value-type="float" office:value="83236" calcext:value-type="float">
            <text:p>83236</text:p>
          </table:table-cell>
          <table:table-cell table:formula="of:=([.D298]+[.D297]/2+[.D299]/2)/2" office:value-type="float" office:value="48421" calcext:value-type="float">
            <text:p>48421</text:p>
          </table:table-cell>
          <table:table-cell table:formula="of:=([.E298]+[.E297]/2+[.E299]/2)/2" office:value-type="float" office:value="237672" calcext:value-type="float">
            <text:p>237672</text:p>
          </table:table-cell>
          <table:table-cell table:formula="of:=([.F298]+[.F297]/2+[.F299]/2)/2" office:value-type="float" office:value="28184" calcext:value-type="float">
            <text:p>28184</text:p>
          </table:table-cell>
          <table:table-cell table:formula="of:=([.I298]-[.G298])/1024" office:value-type="float" office:value="150.81640625" calcext:value-type="float">
            <text:p>150.81640625</text:p>
          </table:table-cell>
          <table:table-cell table:formula="of:=([.J298]-[.H298])/1024" office:value-type="float" office:value="-19.7626953125" calcext:value-type="float">
            <text:p>-19.7626953125</text:p>
          </table:table-cell>
        </table:table-row>
        <table:table-row table:style-name="ro1">
          <table:table-cell/>
          <table:table-cell table:formula="of:=[.B298]+1" office:value-type="float" office:value="297" calcext:value-type="float">
            <text:p>297</text:p>
          </table:table-cell>
          <table:table-cell office:value-type="float" office:value="83236" calcext:value-type="float">
            <text:p>83236</text:p>
          </table:table-cell>
          <table:table-cell office:value-type="float" office:value="13768" calcext:value-type="float">
            <text:p>13768</text:p>
          </table:table-cell>
          <table:table-cell table:style-name="ce1" office:value-type="float" office:value="237672" calcext:value-type="float">
            <text:p>237672</text:p>
          </table:table-cell>
          <table:table-cell table:style-name="ce1" office:value-type="float" office:value="13208" calcext:value-type="float">
            <text:p>13208</text:p>
          </table:table-cell>
          <table:table-cell table:formula="of:=([.C299]+[.C298]/2+[.C300]/2)/2" office:value-type="float" office:value="83236" calcext:value-type="float">
            <text:p>83236</text:p>
          </table:table-cell>
          <table:table-cell table:formula="of:=([.D299]+[.D298]/2+[.D300]/2)/2" office:value-type="float" office:value="31389" calcext:value-type="float">
            <text:p>31389</text:p>
          </table:table-cell>
          <table:table-cell table:formula="of:=([.E299]+[.E298]/2+[.E300]/2)/2" office:value-type="float" office:value="237674" calcext:value-type="float">
            <text:p>237674</text:p>
          </table:table-cell>
          <table:table-cell table:formula="of:=([.F299]+[.F298]/2+[.F300]/2)/2" office:value-type="float" office:value="24558" calcext:value-type="float">
            <text:p>24558</text:p>
          </table:table-cell>
          <table:table-cell table:formula="of:=([.I299]-[.G299])/1024" office:value-type="float" office:value="150.818359375" calcext:value-type="float">
            <text:p>150.818359375</text:p>
          </table:table-cell>
          <table:table-cell table:formula="of:=([.J299]-[.H299])/1024" office:value-type="float" office:value="-6.6708984375" calcext:value-type="float">
            <text:p>-6.6708984375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table:formula="of:=[.B299]+1" office:value-type="float" office:value="298" calcext:value-type="float">
            <text:p>298</text:p>
          </table:table-cell>
          <table:table-cell office:value-type="float" office:value="83236" calcext:value-type="float">
            <text:p>83236</text:p>
          </table:table-cell>
          <table:table-cell office:value-type="float" office:value="38048" calcext:value-type="float">
            <text:p>38048</text:p>
          </table:table-cell>
          <table:table-cell office:value-type="float" office:value="237680" calcext:value-type="float">
            <text:p>237680</text:p>
          </table:table-cell>
          <table:table-cell office:value-type="float" office:value="58608" calcext:value-type="float">
            <text:p>58608</text:p>
          </table:table-cell>
          <table:table-cell table:formula="of:=([.C300]+[.C299]/2+[.C301]/2)/2" office:value-type="float" office:value="83241" calcext:value-type="float">
            <text:p>83241</text:p>
          </table:table-cell>
          <table:table-cell table:formula="of:=([.D300]+[.D299]/2+[.D301]/2)/2" office:value-type="float" office:value="38752" calcext:value-type="float">
            <text:p>38752</text:p>
          </table:table-cell>
          <table:table-cell table:formula="of:=([.E300]+[.E299]/2+[.E301]/2)/2" office:value-type="float" office:value="241265" calcext:value-type="float">
            <text:p>241265</text:p>
          </table:table-cell>
          <table:table-cell table:formula="of:=([.F300]+[.F299]/2+[.F301]/2)/2" office:value-type="float" office:value="65088" calcext:value-type="float">
            <text:p>65088</text:p>
          </table:table-cell>
          <table:table-cell table:formula="of:=([.I300]-[.G300])/1024" office:value-type="float" office:value="154.3203125" calcext:value-type="float">
            <text:p>154.3203125</text:p>
          </table:table-cell>
          <table:table-cell table:formula="of:=([.J300]-[.H300])/1024" office:value-type="float" office:value="25.71875" calcext:value-type="float">
            <text:p>25.71875</text:p>
          </table:table-cell>
        </table:table-row>
        <table:table-row table:style-name="ro1">
          <table:table-cell/>
          <table:table-cell table:formula="of:=[.B300]+1" office:value-type="float" office:value="299" calcext:value-type="float">
            <text:p>299</text:p>
          </table:table-cell>
          <table:table-cell office:value-type="float" office:value="83256" calcext:value-type="float">
            <text:p>83256</text:p>
          </table:table-cell>
          <table:table-cell office:value-type="float" office:value="65144" calcext:value-type="float">
            <text:p>65144</text:p>
          </table:table-cell>
          <table:table-cell office:value-type="float" office:value="252028" calcext:value-type="float">
            <text:p>252028</text:p>
          </table:table-cell>
          <table:table-cell office:value-type="float" office:value="129928" calcext:value-type="float">
            <text:p>129928</text:p>
          </table:table-cell>
          <table:table-cell table:formula="of:=([.C301]+[.C300]/2+[.C302]/2)/2" office:value-type="float" office:value="83251" calcext:value-type="float">
            <text:p>83251</text:p>
          </table:table-cell>
          <table:table-cell table:formula="of:=([.D301]+[.D300]/2+[.D302]/2)/2" office:value-type="float" office:value="58425" calcext:value-type="float">
            <text:p>58425</text:p>
          </table:table-cell>
          <table:table-cell table:formula="of:=([.E301]+[.E300]/2+[.E302]/2)/2" office:value-type="float" office:value="248572" calcext:value-type="float">
            <text:p>248572</text:p>
          </table:table-cell>
          <table:table-cell table:formula="of:=([.F301]+[.F300]/2+[.F302]/2)/2" office:value-type="float" office:value="120441" calcext:value-type="float">
            <text:p>120441</text:p>
          </table:table-cell>
          <table:table-cell table:formula="of:=([.I301]-[.G301])/1024" office:value-type="float" office:value="161.4462890625" calcext:value-type="float">
            <text:p>161.4462890625</text:p>
          </table:table-cell>
          <table:table-cell table:formula="of:=([.J301]-[.H301])/1024" office:value-type="float" office:value="60.5625" calcext:value-type="float">
            <text:p>60.5625</text:p>
          </table:table-cell>
        </table:table-row>
        <table:table-row table:style-name="ro1">
          <table:table-cell/>
          <table:table-cell table:formula="of:=[.B301]+1" office:value-type="float" office:value="300" calcext:value-type="float">
            <text:p>300</text:p>
          </table:table-cell>
          <table:table-cell office:value-type="float" office:value="83256" calcext:value-type="float">
            <text:p>83256</text:p>
          </table:table-cell>
          <table:table-cell office:value-type="float" office:value="65364" calcext:value-type="float">
            <text:p>65364</text:p>
          </table:table-cell>
          <table:table-cell office:value-type="float" office:value="252552" calcext:value-type="float">
            <text:p>252552</text:p>
          </table:table-cell>
          <table:table-cell office:value-type="float" office:value="163300" calcext:value-type="float">
            <text:p>163300</text:p>
          </table:table-cell>
          <table:table-cell table:formula="of:=([.C302]+[.C301]/2+[.C303]/2)/2" office:value-type="float" office:value="83256" calcext:value-type="float">
            <text:p>83256</text:p>
          </table:table-cell>
          <table:table-cell table:formula="of:=([.D302]+[.D301]/2+[.D303]/2)/2" office:value-type="float" office:value="68641" calcext:value-type="float">
            <text:p>68641</text:p>
          </table:table-cell>
          <table:table-cell table:formula="of:=([.E302]+[.E301]/2+[.E303]/2)/2" office:value-type="float" office:value="252421" calcext:value-type="float">
            <text:p>252421</text:p>
          </table:table-cell>
          <table:table-cell table:formula="of:=([.F302]+[.F301]/2+[.F303]/2)/2" office:value-type="float" office:value="154986" calcext:value-type="float">
            <text:p>154986</text:p>
          </table:table-cell>
          <table:table-cell table:formula="of:=([.I302]-[.G302])/1024" office:value-type="float" office:value="165.2001953125" calcext:value-type="float">
            <text:p>165.2001953125</text:p>
          </table:table-cell>
          <table:table-cell table:formula="of:=([.J302]-[.H302])/1024" office:value-type="float" office:value="84.3212890625" calcext:value-type="float">
            <text:p>84.3212890625</text:p>
          </table:table-cell>
        </table:table-row>
        <table:table-row table:style-name="ro1">
          <table:table-cell/>
          <table:table-cell table:formula="of:=[.B302]+1" office:value-type="float" office:value="301" calcext:value-type="float">
            <text:p>301</text:p>
          </table:table-cell>
          <table:table-cell office:value-type="float" office:value="83256" calcext:value-type="float">
            <text:p>83256</text:p>
          </table:table-cell>
          <table:table-cell office:value-type="float" office:value="78692" calcext:value-type="float">
            <text:p>78692</text:p>
          </table:table-cell>
          <table:table-cell office:value-type="float" office:value="252552" calcext:value-type="float">
            <text:p>252552</text:p>
          </table:table-cell>
          <table:table-cell office:value-type="float" office:value="163416" calcext:value-type="float">
            <text:p>163416</text:p>
          </table:table-cell>
          <table:table-cell table:formula="of:=([.C303]+[.C302]/2+[.C304]/2)/2" office:value-type="float" office:value="83257" calcext:value-type="float">
            <text:p>83257</text:p>
          </table:table-cell>
          <table:table-cell table:formula="of:=([.D303]+[.D302]/2+[.D304]/2)/2" office:value-type="float" office:value="78933" calcext:value-type="float">
            <text:p>78933</text:p>
          </table:table-cell>
          <table:table-cell table:formula="of:=([.E303]+[.E302]/2+[.E304]/2)/2" office:value-type="float" office:value="252552" calcext:value-type="float">
            <text:p>252552</text:p>
          </table:table-cell>
          <table:table-cell table:formula="of:=([.F303]+[.F302]/2+[.F304]/2)/2" office:value-type="float" office:value="125863" calcext:value-type="float">
            <text:p>125863</text:p>
          </table:table-cell>
          <table:table-cell table:formula="of:=([.I303]-[.G303])/1024" office:value-type="float" office:value="165.3271484375" calcext:value-type="float">
            <text:p>165.3271484375</text:p>
          </table:table-cell>
          <table:table-cell table:formula="of:=([.J303]-[.H303])/1024" office:value-type="float" office:value="45.830078125" calcext:value-type="float">
            <text:p>45.830078125</text:p>
          </table:table-cell>
        </table:table-row>
        <table:table-row table:style-name="ro1">
          <table:table-cell/>
          <table:table-cell table:formula="of:=[.B303]+1" office:value-type="float" office:value="302" calcext:value-type="float">
            <text:p>302</text:p>
          </table:table-cell>
          <table:table-cell office:value-type="float" office:value="83260" calcext:value-type="float">
            <text:p>83260</text:p>
          </table:table-cell>
          <table:table-cell office:value-type="float" office:value="92984" calcext:value-type="float">
            <text:p>92984</text:p>
          </table:table-cell>
          <table:table-cell office:value-type="float" office:value="252552" calcext:value-type="float">
            <text:p>252552</text:p>
          </table:table-cell>
          <table:table-cell office:value-type="float" office:value="13320" calcext:value-type="float">
            <text:p>13320</text:p>
          </table:table-cell>
          <table:table-cell table:formula="of:=([.C304]+[.C303]/2+[.C305]/2)/2" office:value-type="float" office:value="83259" calcext:value-type="float">
            <text:p>83259</text:p>
          </table:table-cell>
          <table:table-cell table:formula="of:=([.D304]+[.D303]/2+[.D305]/2)/2" office:value-type="float" office:value="89422" calcext:value-type="float">
            <text:p>89422</text:p>
          </table:table-cell>
          <table:table-cell table:formula="of:=([.E304]+[.E303]/2+[.E305]/2)/2" office:value-type="float" office:value="252552" calcext:value-type="float">
            <text:p>252552</text:p>
          </table:table-cell>
          <table:table-cell table:formula="of:=([.F304]+[.F303]/2+[.F305]/2)/2" office:value-type="float" office:value="50844" calcext:value-type="float">
            <text:p>50844</text:p>
          </table:table-cell>
          <table:table-cell table:formula="of:=([.I304]-[.G304])/1024" office:value-type="float" office:value="165.3251953125" calcext:value-type="float">
            <text:p>165.3251953125</text:p>
          </table:table-cell>
          <table:table-cell table:formula="of:=([.J304]-[.H304])/1024" office:value-type="float" office:value="-37.673828125" calcext:value-type="float">
            <text:p>-37.673828125</text:p>
          </table:table-cell>
        </table:table-row>
        <table:table-row table:style-name="ro1">
          <table:table-cell/>
          <table:table-cell table:formula="of:=[.B304]+1" office:value-type="float" office:value="303" calcext:value-type="float">
            <text:p>303</text:p>
          </table:table-cell>
          <table:table-cell office:value-type="float" office:value="83260" calcext:value-type="float">
            <text:p>83260</text:p>
          </table:table-cell>
          <table:table-cell office:value-type="float" office:value="93028" calcext:value-type="float">
            <text:p>93028</text:p>
          </table:table-cell>
          <table:table-cell table:style-name="ce1" office:value-type="float" office:value="252552" calcext:value-type="float">
            <text:p>252552</text:p>
          </table:table-cell>
          <table:table-cell table:style-name="ce1" office:value-type="float" office:value="13320" calcext:value-type="float">
            <text:p>13320</text:p>
          </table:table-cell>
          <table:table-cell table:formula="of:=([.C305]+[.C304]/2+[.C306]/2)/2" office:value-type="float" office:value="83260" calcext:value-type="float">
            <text:p>83260</text:p>
          </table:table-cell>
          <table:table-cell table:formula="of:=([.D305]+[.D304]/2+[.D306]/2)/2" office:value-type="float" office:value="93017" calcext:value-type="float">
            <text:p>93017</text:p>
          </table:table-cell>
          <table:table-cell table:formula="of:=([.E305]+[.E304]/2+[.E306]/2)/2" office:value-type="float" office:value="252552" calcext:value-type="float">
            <text:p>252552</text:p>
          </table:table-cell>
          <table:table-cell table:formula="of:=([.F305]+[.F304]/2+[.F306]/2)/2" office:value-type="float" office:value="13320" calcext:value-type="float">
            <text:p>13320</text:p>
          </table:table-cell>
          <table:table-cell table:formula="of:=([.I305]-[.G305])/1024" office:value-type="float" office:value="165.32421875" calcext:value-type="float">
            <text:p>165.32421875</text:p>
          </table:table-cell>
          <table:table-cell table:formula="of:=([.J305]-[.H305])/1024" office:value-type="float" office:value="-77.8291015625" calcext:value-type="float">
            <text:p>-77.8291015625</text:p>
          </table:table-cell>
        </table:table-row>
        <table:table-row table:style-name="ro1">
          <table:table-cell/>
          <table:table-cell table:formula="of:=[.B305]+1" office:value-type="float" office:value="304" calcext:value-type="float">
            <text:p>304</text:p>
          </table:table-cell>
          <table:table-cell office:value-type="float" office:value="83260" calcext:value-type="float">
            <text:p>83260</text:p>
          </table:table-cell>
          <table:table-cell office:value-type="float" office:value="93028" calcext:value-type="float">
            <text:p>93028</text:p>
          </table:table-cell>
          <table:table-cell table:style-name="ce1" office:value-type="float" office:value="252552" calcext:value-type="float">
            <text:p>252552</text:p>
          </table:table-cell>
          <table:table-cell table:style-name="ce1" office:value-type="float" office:value="13320" calcext:value-type="float">
            <text:p>13320</text:p>
          </table:table-cell>
          <table:table-cell table:formula="of:=([.C306]+[.C305]/2+[.C307]/2)/2" office:value-type="float" office:value="83262" calcext:value-type="float">
            <text:p>83262</text:p>
          </table:table-cell>
          <table:table-cell table:formula="of:=([.D306]+[.D305]/2+[.D307]/2)/2" office:value-type="float" office:value="76136" calcext:value-type="float">
            <text:p>76136</text:p>
          </table:table-cell>
          <table:table-cell table:formula="of:=([.E306]+[.E305]/2+[.E307]/2)/2" office:value-type="float" office:value="252587" calcext:value-type="float">
            <text:p>252587</text:p>
          </table:table-cell>
          <table:table-cell table:formula="of:=([.F306]+[.F305]/2+[.F307]/2)/2" office:value-type="float" office:value="21027" calcext:value-type="float">
            <text:p>21027</text:p>
          </table:table-cell>
          <table:table-cell table:formula="of:=([.I306]-[.G306])/1024" office:value-type="float" office:value="165.3564453125" calcext:value-type="float">
            <text:p>165.3564453125</text:p>
          </table:table-cell>
          <table:table-cell table:formula="of:=([.J306]-[.H306])/1024" office:value-type="float" office:value="-53.8173828125" calcext:value-type="float">
            <text:p>-53.8173828125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table:formula="of:=[.B306]+1" office:value-type="float" office:value="305" calcext:value-type="float">
            <text:p>305</text:p>
          </table:table-cell>
          <table:table-cell office:value-type="float" office:value="83268" calcext:value-type="float">
            <text:p>83268</text:p>
          </table:table-cell>
          <table:table-cell office:value-type="float" office:value="25460" calcext:value-type="float">
            <text:p>25460</text:p>
          </table:table-cell>
          <table:table-cell office:value-type="float" office:value="252692" calcext:value-type="float">
            <text:p>252692</text:p>
          </table:table-cell>
          <table:table-cell office:value-type="float" office:value="44148" calcext:value-type="float">
            <text:p>44148</text:p>
          </table:table-cell>
          <table:table-cell table:formula="of:=([.C307]+[.C306]/2+[.C308]/2)/2" office:value-type="float" office:value="83266" calcext:value-type="float">
            <text:p>83266</text:p>
          </table:table-cell>
          <table:table-cell table:formula="of:=([.D307]+[.D306]/2+[.D308]/2)/2" office:value-type="float" office:value="50949" calcext:value-type="float">
            <text:p>50949</text:p>
          </table:table-cell>
          <table:table-cell table:formula="of:=([.E307]+[.E306]/2+[.E308]/2)/2" office:value-type="float" office:value="252657" calcext:value-type="float">
            <text:p>252657</text:p>
          </table:table-cell>
          <table:table-cell table:formula="of:=([.F307]+[.F306]/2+[.F308]/2)/2" office:value-type="float" office:value="43115" calcext:value-type="float">
            <text:p>43115</text:p>
          </table:table-cell>
          <table:table-cell table:formula="of:=([.I307]-[.G307])/1024" office:value-type="float" office:value="165.4208984375" calcext:value-type="float">
            <text:p>165.4208984375</text:p>
          </table:table-cell>
          <table:table-cell table:formula="of:=([.J307]-[.H307])/1024" office:value-type="float" office:value="-7.650390625" calcext:value-type="float">
            <text:p>-7.650390625</text:p>
          </table:table-cell>
        </table:table-row>
        <table:table-row table:style-name="ro1">
          <table:table-cell/>
          <table:table-cell table:formula="of:=[.B307]+1" office:value-type="float" office:value="306" calcext:value-type="float">
            <text:p>306</text:p>
          </table:table-cell>
          <table:table-cell office:value-type="float" office:value="83268" calcext:value-type="float">
            <text:p>83268</text:p>
          </table:table-cell>
          <table:table-cell office:value-type="float" office:value="59848" calcext:value-type="float">
            <text:p>59848</text:p>
          </table:table-cell>
          <table:table-cell office:value-type="float" office:value="252692" calcext:value-type="float">
            <text:p>252692</text:p>
          </table:table-cell>
          <table:table-cell office:value-type="float" office:value="70844" calcext:value-type="float">
            <text:p>70844</text:p>
          </table:table-cell>
          <table:table-cell table:formula="of:=([.C308]+[.C307]/2+[.C309]/2)/2" office:value-type="float" office:value="83269" calcext:value-type="float">
            <text:p>83269</text:p>
          </table:table-cell>
          <table:table-cell table:formula="of:=([.D308]+[.D307]/2+[.D309]/2)/2" office:value-type="float" office:value="52304" calcext:value-type="float">
            <text:p>52304</text:p>
          </table:table-cell>
          <table:table-cell table:formula="of:=([.E308]+[.E307]/2+[.E309]/2)/2" office:value-type="float" office:value="252692" calcext:value-type="float">
            <text:p>252692</text:p>
          </table:table-cell>
          <table:table-cell table:formula="of:=([.F308]+[.F307]/2+[.F309]/2)/2" office:value-type="float" office:value="64789" calcext:value-type="float">
            <text:p>64789</text:p>
          </table:table-cell>
          <table:table-cell table:formula="of:=([.I308]-[.G308])/1024" office:value-type="float" office:value="165.4521484375" calcext:value-type="float">
            <text:p>165.4521484375</text:p>
          </table:table-cell>
          <table:table-cell table:formula="of:=([.J308]-[.H308])/1024" office:value-type="float" office:value="12.1923828125" calcext:value-type="float">
            <text:p>12.1923828125</text:p>
          </table:table-cell>
        </table:table-row>
        <table:table-row table:style-name="ro1">
          <table:table-cell/>
          <table:table-cell table:formula="of:=[.B308]+1" office:value-type="float" office:value="307" calcext:value-type="float">
            <text:p>307</text:p>
          </table:table-cell>
          <table:table-cell office:value-type="float" office:value="83272" calcext:value-type="float">
            <text:p>83272</text:p>
          </table:table-cell>
          <table:table-cell office:value-type="float" office:value="64060" calcext:value-type="float">
            <text:p>64060</text:p>
          </table:table-cell>
          <table:table-cell office:value-type="float" office:value="252692" calcext:value-type="float">
            <text:p>252692</text:p>
          </table:table-cell>
          <table:table-cell office:value-type="float" office:value="73320" calcext:value-type="float">
            <text:p>73320</text:p>
          </table:table-cell>
          <table:table-cell table:formula="of:=([.C309]+[.C308]/2+[.C310]/2)/2" office:value-type="float" office:value="83271" calcext:value-type="float">
            <text:p>83271</text:p>
          </table:table-cell>
          <table:table-cell table:formula="of:=([.D309]+[.D308]/2+[.D310]/2)/2" office:value-type="float" office:value="63004" calcext:value-type="float">
            <text:p>63004</text:p>
          </table:table-cell>
          <table:table-cell table:formula="of:=([.E309]+[.E308]/2+[.E310]/2)/2" office:value-type="float" office:value="252692" calcext:value-type="float">
            <text:p>252692</text:p>
          </table:table-cell>
          <table:table-cell table:formula="of:=([.F309]+[.F308]/2+[.F310]/2)/2" office:value-type="float" office:value="57833" calcext:value-type="float">
            <text:p>57833</text:p>
          </table:table-cell>
          <table:table-cell table:formula="of:=([.I309]-[.G309])/1024" office:value-type="float" office:value="165.4501953125" calcext:value-type="float">
            <text:p>165.4501953125</text:p>
          </table:table-cell>
          <table:table-cell table:formula="of:=([.J309]-[.H309])/1024" office:value-type="float" office:value="-5.0498046875" calcext:value-type="float">
            <text:p>-5.0498046875</text:p>
          </table:table-cell>
        </table:table-row>
        <table:table-row table:style-name="ro1">
          <table:table-cell/>
          <table:table-cell table:formula="of:=[.B309]+1" office:value-type="float" office:value="308" calcext:value-type="float">
            <text:p>308</text:p>
          </table:table-cell>
          <table:table-cell office:value-type="float" office:value="83272" calcext:value-type="float">
            <text:p>83272</text:p>
          </table:table-cell>
          <table:table-cell office:value-type="float" office:value="64048" calcext:value-type="float">
            <text:p>64048</text:p>
          </table:table-cell>
          <table:table-cell office:value-type="float" office:value="252692" calcext:value-type="float">
            <text:p>252692</text:p>
          </table:table-cell>
          <table:table-cell office:value-type="float" office:value="13848" calcext:value-type="float">
            <text:p>13848</text:p>
          </table:table-cell>
          <table:table-cell table:formula="of:=([.C310]+[.C309]/2+[.C311]/2)/2" office:value-type="float" office:value="83273" calcext:value-type="float">
            <text:p>83273</text:p>
          </table:table-cell>
          <table:table-cell table:formula="of:=([.D310]+[.D309]/2+[.D311]/2)/2" office:value-type="float" office:value="54820" calcext:value-type="float">
            <text:p>54820</text:p>
          </table:table-cell>
          <table:table-cell table:formula="of:=([.E310]+[.E309]/2+[.E311]/2)/2" office:value-type="float" office:value="252693" calcext:value-type="float">
            <text:p>252693</text:p>
          </table:table-cell>
          <table:table-cell table:formula="of:=([.F310]+[.F309]/2+[.F311]/2)/2" office:value-type="float" office:value="37624" calcext:value-type="float">
            <text:p>37624</text:p>
          </table:table-cell>
          <table:table-cell table:formula="of:=([.I310]-[.G310])/1024" office:value-type="float" office:value="165.44921875" calcext:value-type="float">
            <text:p>165.44921875</text:p>
          </table:table-cell>
          <table:table-cell table:formula="of:=([.J310]-[.H310])/1024" office:value-type="float" office:value="-16.79296875" calcext:value-type="float">
            <text:p>-16.79296875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table:formula="of:=[.B310]+1" office:value-type="float" office:value="309" calcext:value-type="float">
            <text:p>309</text:p>
          </table:table-cell>
          <table:table-cell office:value-type="float" office:value="83276" calcext:value-type="float">
            <text:p>83276</text:p>
          </table:table-cell>
          <table:table-cell office:value-type="float" office:value="27124" calcext:value-type="float">
            <text:p>27124</text:p>
          </table:table-cell>
          <table:table-cell office:value-type="float" office:value="252696" calcext:value-type="float">
            <text:p>252696</text:p>
          </table:table-cell>
          <table:table-cell office:value-type="float" office:value="49480" calcext:value-type="float">
            <text:p>49480</text:p>
          </table:table-cell>
          <table:table-cell table:formula="of:=([.C311]+[.C310]/2+[.C312]/2)/2" office:value-type="float" office:value="83275" calcext:value-type="float">
            <text:p>83275</text:p>
          </table:table-cell>
          <table:table-cell table:formula="of:=([.D311]+[.D310]/2+[.D312]/2)/2" office:value-type="float" office:value="45880" calcext:value-type="float">
            <text:p>45880</text:p>
          </table:table-cell>
          <table:table-cell table:formula="of:=([.E311]+[.E310]/2+[.E312]/2)/2" office:value-type="float" office:value="252695" calcext:value-type="float">
            <text:p>252695</text:p>
          </table:table-cell>
          <table:table-cell table:formula="of:=([.F311]+[.F310]/2+[.F312]/2)/2" office:value-type="float" office:value="48375" calcext:value-type="float">
            <text:p>48375</text:p>
          </table:table-cell>
          <table:table-cell table:formula="of:=([.I311]-[.G311])/1024" office:value-type="float" office:value="165.44921875" calcext:value-type="float">
            <text:p>165.44921875</text:p>
          </table:table-cell>
          <table:table-cell table:formula="of:=([.J311]-[.H311])/1024" office:value-type="float" office:value="2.4365234375" calcext:value-type="float">
            <text:p>2.4365234375</text:p>
          </table:table-cell>
        </table:table-row>
        <table:table-row table:style-name="ro1">
          <table:table-cell/>
          <table:table-cell table:formula="of:=[.B311]+1" office:value-type="float" office:value="310" calcext:value-type="float">
            <text:p>310</text:p>
          </table:table-cell>
          <table:table-cell office:value-type="float" office:value="83276" calcext:value-type="float">
            <text:p>83276</text:p>
          </table:table-cell>
          <table:table-cell office:value-type="float" office:value="65224" calcext:value-type="float">
            <text:p>65224</text:p>
          </table:table-cell>
          <table:table-cell office:value-type="float" office:value="252696" calcext:value-type="float">
            <text:p>252696</text:p>
          </table:table-cell>
          <table:table-cell office:value-type="float" office:value="80692" calcext:value-type="float">
            <text:p>80692</text:p>
          </table:table-cell>
          <table:table-cell table:formula="of:=([.C312]+[.C311]/2+[.C313]/2)/2" office:value-type="float" office:value="83279" calcext:value-type="float">
            <text:p>83279</text:p>
          </table:table-cell>
          <table:table-cell table:formula="of:=([.D312]+[.D311]/2+[.D313]/2)/2" office:value-type="float" office:value="56051" calcext:value-type="float">
            <text:p>56051</text:p>
          </table:table-cell>
          <table:table-cell table:formula="of:=([.E312]+[.E311]/2+[.E313]/2)/2" office:value-type="float" office:value="252696" calcext:value-type="float">
            <text:p>252696</text:p>
          </table:table-cell>
          <table:table-cell table:formula="of:=([.F312]+[.F311]/2+[.F313]/2)/2" office:value-type="float" office:value="73559" calcext:value-type="float">
            <text:p>73559</text:p>
          </table:table-cell>
          <table:table-cell table:formula="of:=([.I312]-[.G312])/1024" office:value-type="float" office:value="165.4462890625" calcext:value-type="float">
            <text:p>165.4462890625</text:p>
          </table:table-cell>
          <table:table-cell table:formula="of:=([.J312]-[.H312])/1024" office:value-type="float" office:value="17.09765625" calcext:value-type="float">
            <text:p>17.09765625</text:p>
          </table:table-cell>
        </table:table-row>
        <table:table-row table:style-name="ro1">
          <table:table-cell/>
          <table:table-cell table:formula="of:=[.B312]+1" office:value-type="float" office:value="311" calcext:value-type="float">
            <text:p>311</text:p>
          </table:table-cell>
          <table:table-cell office:value-type="float" office:value="83288" calcext:value-type="float">
            <text:p>83288</text:p>
          </table:table-cell>
          <table:table-cell office:value-type="float" office:value="66632" calcext:value-type="float">
            <text:p>66632</text:p>
          </table:table-cell>
          <table:table-cell office:value-type="float" office:value="252696" calcext:value-type="float">
            <text:p>252696</text:p>
          </table:table-cell>
          <table:table-cell office:value-type="float" office:value="83372" calcext:value-type="float">
            <text:p>83372</text:p>
          </table:table-cell>
          <table:table-cell table:formula="of:=([.C313]+[.C312]/2+[.C314]/2)/2" office:value-type="float" office:value="83285" calcext:value-type="float">
            <text:p>83285</text:p>
          </table:table-cell>
          <table:table-cell table:formula="of:=([.D313]+[.D312]/2+[.D314]/2)/2" office:value-type="float" office:value="66280" calcext:value-type="float">
            <text:p>66280</text:p>
          </table:table-cell>
          <table:table-cell table:formula="of:=([.E313]+[.E312]/2+[.E314]/2)/2" office:value-type="float" office:value="252696" calcext:value-type="float">
            <text:p>252696</text:p>
          </table:table-cell>
          <table:table-cell table:formula="of:=([.F313]+[.F312]/2+[.F314]/2)/2" office:value-type="float" office:value="83138" calcext:value-type="float">
            <text:p>83138</text:p>
          </table:table-cell>
          <table:table-cell table:formula="of:=([.I313]-[.G313])/1024" office:value-type="float" office:value="165.4404296875" calcext:value-type="float">
            <text:p>165.4404296875</text:p>
          </table:table-cell>
          <table:table-cell table:formula="of:=([.J313]-[.H313])/1024" office:value-type="float" office:value="16.462890625" calcext:value-type="float">
            <text:p>16.462890625</text:p>
          </table:table-cell>
        </table:table-row>
        <table:table-row table:style-name="ro1">
          <table:table-cell/>
          <table:table-cell table:formula="of:=[.B313]+1" office:value-type="float" office:value="312" calcext:value-type="float">
            <text:p>312</text:p>
          </table:table-cell>
          <table:table-cell office:value-type="float" office:value="83288" calcext:value-type="float">
            <text:p>83288</text:p>
          </table:table-cell>
          <table:table-cell office:value-type="float" office:value="66632" calcext:value-type="float">
            <text:p>66632</text:p>
          </table:table-cell>
          <table:table-cell office:value-type="float" office:value="252696" calcext:value-type="float">
            <text:p>252696</text:p>
          </table:table-cell>
          <table:table-cell office:value-type="float" office:value="85116" calcext:value-type="float">
            <text:p>85116</text:p>
          </table:table-cell>
          <table:table-cell table:formula="of:=([.C314]+[.C313]/2+[.C315]/2)/2" office:value-type="float" office:value="83288" calcext:value-type="float">
            <text:p>83288</text:p>
          </table:table-cell>
          <table:table-cell table:formula="of:=([.D314]+[.D313]/2+[.D315]/2)/2" office:value-type="float" office:value="66632" calcext:value-type="float">
            <text:p>66632</text:p>
          </table:table-cell>
          <table:table-cell table:formula="of:=([.E314]+[.E313]/2+[.E315]/2)/2" office:value-type="float" office:value="252696" calcext:value-type="float">
            <text:p>252696</text:p>
          </table:table-cell>
          <table:table-cell table:formula="of:=([.F314]+[.F313]/2+[.F315]/2)/2" office:value-type="float" office:value="84693" calcext:value-type="float">
            <text:p>84693</text:p>
          </table:table-cell>
          <table:table-cell table:formula="of:=([.I314]-[.G314])/1024" office:value-type="float" office:value="165.4375" calcext:value-type="float">
            <text:p>165.4375</text:p>
          </table:table-cell>
          <table:table-cell table:formula="of:=([.J314]-[.H314])/1024" office:value-type="float" office:value="17.6376953125" calcext:value-type="float">
            <text:p>17.6376953125</text:p>
          </table:table-cell>
        </table:table-row>
        <table:table-row table:style-name="ro1">
          <table:table-cell/>
          <table:table-cell table:formula="of:=[.B314]+1" office:value-type="float" office:value="313" calcext:value-type="float">
            <text:p>313</text:p>
          </table:table-cell>
          <table:table-cell office:value-type="float" office:value="83288" calcext:value-type="float">
            <text:p>83288</text:p>
          </table:table-cell>
          <table:table-cell office:value-type="float" office:value="66632" calcext:value-type="float">
            <text:p>66632</text:p>
          </table:table-cell>
          <table:table-cell office:value-type="float" office:value="252696" calcext:value-type="float">
            <text:p>252696</text:p>
          </table:table-cell>
          <table:table-cell office:value-type="float" office:value="85168" calcext:value-type="float">
            <text:p>85168</text:p>
          </table:table-cell>
          <table:table-cell table:formula="of:=([.C315]+[.C314]/2+[.C316]/2)/2" office:value-type="float" office:value="83288" calcext:value-type="float">
            <text:p>83288</text:p>
          </table:table-cell>
          <table:table-cell table:formula="of:=([.D315]+[.D314]/2+[.D316]/2)/2" office:value-type="float" office:value="66645" calcext:value-type="float">
            <text:p>66645</text:p>
          </table:table-cell>
          <table:table-cell table:formula="of:=([.E315]+[.E314]/2+[.E316]/2)/2" office:value-type="float" office:value="252696" calcext:value-type="float">
            <text:p>252696</text:p>
          </table:table-cell>
          <table:table-cell table:formula="of:=([.F315]+[.F314]/2+[.F316]/2)/2" office:value-type="float" office:value="85155" calcext:value-type="float">
            <text:p>85155</text:p>
          </table:table-cell>
          <table:table-cell table:formula="of:=([.I315]-[.G315])/1024" office:value-type="float" office:value="165.4375" calcext:value-type="float">
            <text:p>165.4375</text:p>
          </table:table-cell>
          <table:table-cell table:formula="of:=([.J315]-[.H315])/1024" office:value-type="float" office:value="18.076171875" calcext:value-type="float">
            <text:p>18.076171875</text:p>
          </table:table-cell>
        </table:table-row>
        <table:table-row table:style-name="ro1">
          <table:table-cell/>
          <table:table-cell table:formula="of:=[.B315]+1" office:value-type="float" office:value="314" calcext:value-type="float">
            <text:p>314</text:p>
          </table:table-cell>
          <table:table-cell office:value-type="float" office:value="83288" calcext:value-type="float">
            <text:p>83288</text:p>
          </table:table-cell>
          <table:table-cell office:value-type="float" office:value="66684" calcext:value-type="float">
            <text:p>66684</text:p>
          </table:table-cell>
          <table:table-cell table:style-name="ce1" office:value-type="float" office:value="252696" calcext:value-type="float">
            <text:p>252696</text:p>
          </table:table-cell>
          <table:table-cell table:style-name="ce1" office:value-type="float" office:value="85168" calcext:value-type="float">
            <text:p>85168</text:p>
          </table:table-cell>
          <table:table-cell table:formula="of:=([.C316]+[.C315]/2+[.C317]/2)/2" office:value-type="float" office:value="82308" calcext:value-type="float">
            <text:p>82308</text:p>
          </table:table-cell>
          <table:table-cell table:formula="of:=([.D316]+[.D315]/2+[.D317]/2)/2" office:value-type="float" office:value="66737" calcext:value-type="float">
            <text:p>66737</text:p>
          </table:table-cell>
          <table:table-cell table:formula="of:=([.E316]+[.E315]/2+[.E317]/2)/2" office:value-type="float" office:value="252696" calcext:value-type="float">
            <text:p>252696</text:p>
          </table:table-cell>
          <table:table-cell table:formula="of:=([.F316]+[.F315]/2+[.F317]/2)/2" office:value-type="float" office:value="85168" calcext:value-type="float">
            <text:p>85168</text:p>
          </table:table-cell>
          <table:table-cell table:formula="of:=([.I316]-[.G316])/1024" office:value-type="float" office:value="166.39453125" calcext:value-type="float">
            <text:p>166.39453125</text:p>
          </table:table-cell>
          <table:table-cell table:formula="of:=([.J316]-[.H316])/1024" office:value-type="float" office:value="17.9990234375" calcext:value-type="float">
            <text:p>17.9990234375</text:p>
          </table:table-cell>
        </table:table-row>
        <table:table-row table:style-name="ro1">
          <table:table-cell/>
          <table:table-cell table:formula="of:=[.B316]+1" office:value-type="float" office:value="315" calcext:value-type="float">
            <text:p>315</text:p>
          </table:table-cell>
          <table:table-cell office:value-type="float" office:value="79368" calcext:value-type="float">
            <text:p>79368</text:p>
          </table:table-cell>
          <table:table-cell office:value-type="float" office:value="66948" calcext:value-type="float">
            <text:p>66948</text:p>
          </table:table-cell>
          <table:table-cell table:style-name="ce1" office:value-type="float" office:value="252696" calcext:value-type="float">
            <text:p>252696</text:p>
          </table:table-cell>
          <table:table-cell table:style-name="ce1" office:value-type="float" office:value="85168" calcext:value-type="float">
            <text:p>85168</text:p>
          </table:table-cell>
          <table:table-cell table:formula="of:=([.C317]+[.C316]/2+[.C318]/2)/2" office:value-type="float" office:value="80348" calcext:value-type="float">
            <text:p>80348</text:p>
          </table:table-cell>
          <table:table-cell table:formula="of:=([.D317]+[.D316]/2+[.D318]/2)/2" office:value-type="float" office:value="66882" calcext:value-type="float">
            <text:p>66882</text:p>
          </table:table-cell>
          <table:table-cell table:formula="of:=([.E317]+[.E316]/2+[.E318]/2)/2" office:value-type="float" office:value="252696" calcext:value-type="float">
            <text:p>252696</text:p>
          </table:table-cell>
          <table:table-cell table:formula="of:=([.F317]+[.F316]/2+[.F318]/2)/2" office:value-type="float" office:value="85168" calcext:value-type="float">
            <text:p>85168</text:p>
          </table:table-cell>
          <table:table-cell table:formula="of:=([.I317]-[.G317])/1024" office:value-type="float" office:value="168.30859375" calcext:value-type="float">
            <text:p>168.30859375</text:p>
          </table:table-cell>
          <table:table-cell table:formula="of:=([.J317]-[.H317])/1024" office:value-type="float" office:value="17.857421875" calcext:value-type="float">
            <text:p>17.857421875</text:p>
          </table:table-cell>
        </table:table-row>
        <table:table-row table:style-name="ro1">
          <table:table-cell/>
          <table:table-cell table:formula="of:=[.B317]+1" office:value-type="float" office:value="316" calcext:value-type="float">
            <text:p>316</text:p>
          </table:table-cell>
          <table:table-cell office:value-type="float" office:value="79368" calcext:value-type="float">
            <text:p>79368</text:p>
          </table:table-cell>
          <table:table-cell office:value-type="float" office:value="66948" calcext:value-type="float">
            <text:p>66948</text:p>
          </table:table-cell>
          <table:table-cell table:style-name="ce1" office:value-type="float" office:value="252696" calcext:value-type="float">
            <text:p>252696</text:p>
          </table:table-cell>
          <table:table-cell table:style-name="ce1" office:value-type="float" office:value="85168" calcext:value-type="float">
            <text:p>85168</text:p>
          </table:table-cell>
          <table:table-cell table:formula="of:=([.C318]+[.C317]/2+[.C319]/2)/2" office:value-type="float" office:value="79368" calcext:value-type="float">
            <text:p>79368</text:p>
          </table:table-cell>
          <table:table-cell table:formula="of:=([.D318]+[.D317]/2+[.D319]/2)/2" office:value-type="float" office:value="66948" calcext:value-type="float">
            <text:p>66948</text:p>
          </table:table-cell>
          <table:table-cell table:formula="of:=([.E318]+[.E317]/2+[.E319]/2)/2" office:value-type="float" office:value="252696" calcext:value-type="float">
            <text:p>252696</text:p>
          </table:table-cell>
          <table:table-cell table:formula="of:=([.F318]+[.F317]/2+[.F319]/2)/2" office:value-type="float" office:value="85168" calcext:value-type="float">
            <text:p>85168</text:p>
          </table:table-cell>
          <table:table-cell table:formula="of:=([.I318]-[.G318])/1024" office:value-type="float" office:value="169.265625" calcext:value-type="float">
            <text:p>169.265625</text:p>
          </table:table-cell>
          <table:table-cell table:formula="of:=([.J318]-[.H318])/1024" office:value-type="float" office:value="17.79296875" calcext:value-type="float">
            <text:p>17.79296875</text:p>
          </table:table-cell>
        </table:table-row>
        <table:table-row table:style-name="ro1">
          <table:table-cell/>
          <table:table-cell table:formula="of:=[.B318]+1" office:value-type="float" office:value="317" calcext:value-type="float">
            <text:p>317</text:p>
          </table:table-cell>
          <table:table-cell office:value-type="float" office:value="79368" calcext:value-type="float">
            <text:p>79368</text:p>
          </table:table-cell>
          <table:table-cell office:value-type="float" office:value="66948" calcext:value-type="float">
            <text:p>66948</text:p>
          </table:table-cell>
          <table:table-cell table:style-name="ce1" office:value-type="float" office:value="252696" calcext:value-type="float">
            <text:p>252696</text:p>
          </table:table-cell>
          <table:table-cell table:style-name="ce1" office:value-type="float" office:value="85168" calcext:value-type="float">
            <text:p>85168</text:p>
          </table:table-cell>
          <table:table-cell table:formula="of:=([.C319]+[.C318]/2+[.C320]/2)/2" office:value-type="float" office:value="79368" calcext:value-type="float">
            <text:p>79368</text:p>
          </table:table-cell>
          <table:table-cell table:formula="of:=([.D319]+[.D318]/2+[.D320]/2)/2" office:value-type="float" office:value="67460" calcext:value-type="float">
            <text:p>67460</text:p>
          </table:table-cell>
          <table:table-cell table:formula="of:=([.E319]+[.E318]/2+[.E320]/2)/2" office:value-type="float" office:value="252696" calcext:value-type="float">
            <text:p>252696</text:p>
          </table:table-cell>
          <table:table-cell table:formula="of:=([.F319]+[.F318]/2+[.F320]/2)/2" office:value-type="float" office:value="85168" calcext:value-type="float">
            <text:p>85168</text:p>
          </table:table-cell>
          <table:table-cell table:formula="of:=([.I319]-[.G319])/1024" office:value-type="float" office:value="169.265625" calcext:value-type="float">
            <text:p>169.265625</text:p>
          </table:table-cell>
          <table:table-cell table:formula="of:=([.J319]-[.H319])/1024" office:value-type="float" office:value="17.29296875" calcext:value-type="float">
            <text:p>17.29296875</text:p>
          </table:table-cell>
        </table:table-row>
        <table:table-row table:style-name="ro1">
          <table:table-cell/>
          <table:table-cell table:formula="of:=[.B319]+1" office:value-type="float" office:value="318" calcext:value-type="float">
            <text:p>318</text:p>
          </table:table-cell>
          <table:table-cell office:value-type="float" office:value="79368" calcext:value-type="float">
            <text:p>79368</text:p>
          </table:table-cell>
          <table:table-cell office:value-type="float" office:value="68996" calcext:value-type="float">
            <text:p>68996</text:p>
          </table:table-cell>
          <table:table-cell table:style-name="ce1" office:value-type="float" office:value="252696" calcext:value-type="float">
            <text:p>252696</text:p>
          </table:table-cell>
          <table:table-cell table:style-name="ce1" office:value-type="float" office:value="85168" calcext:value-type="float">
            <text:p>85168</text:p>
          </table:table-cell>
          <table:table-cell table:formula="of:=([.C320]+[.C319]/2+[.C321]/2)/2" office:value-type="float" office:value="79368" calcext:value-type="float">
            <text:p>79368</text:p>
          </table:table-cell>
          <table:table-cell table:formula="of:=([.D320]+[.D319]/2+[.D321]/2)/2" office:value-type="float" office:value="68484" calcext:value-type="float">
            <text:p>68484</text:p>
          </table:table-cell>
          <table:table-cell table:formula="of:=([.E320]+[.E319]/2+[.E321]/2)/2" office:value-type="float" office:value="252696" calcext:value-type="float">
            <text:p>252696</text:p>
          </table:table-cell>
          <table:table-cell table:formula="of:=([.F320]+[.F319]/2+[.F321]/2)/2" office:value-type="float" office:value="85168" calcext:value-type="float">
            <text:p>85168</text:p>
          </table:table-cell>
          <table:table-cell table:formula="of:=([.I320]-[.G320])/1024" office:value-type="float" office:value="169.265625" calcext:value-type="float">
            <text:p>169.265625</text:p>
          </table:table-cell>
          <table:table-cell table:formula="of:=([.J320]-[.H320])/1024" office:value-type="float" office:value="16.29296875" calcext:value-type="float">
            <text:p>16.29296875</text:p>
          </table:table-cell>
        </table:table-row>
        <table:table-row table:style-name="ro1">
          <table:table-cell/>
          <table:table-cell table:formula="of:=[.B320]+1" office:value-type="float" office:value="319" calcext:value-type="float">
            <text:p>319</text:p>
          </table:table-cell>
          <table:table-cell office:value-type="float" office:value="79368" calcext:value-type="float">
            <text:p>79368</text:p>
          </table:table-cell>
          <table:table-cell office:value-type="float" office:value="68996" calcext:value-type="float">
            <text:p>68996</text:p>
          </table:table-cell>
          <table:table-cell table:style-name="ce1" office:value-type="float" office:value="252696" calcext:value-type="float">
            <text:p>252696</text:p>
          </table:table-cell>
          <table:table-cell table:style-name="ce1" office:value-type="float" office:value="85168" calcext:value-type="float">
            <text:p>85168</text:p>
          </table:table-cell>
          <table:table-cell table:formula="of:=([.C321]+[.C320]/2+[.C322]/2)/2" office:value-type="float" office:value="79368" calcext:value-type="float">
            <text:p>79368</text:p>
          </table:table-cell>
          <table:table-cell table:formula="of:=([.D321]+[.D320]/2+[.D322]/2)/2" office:value-type="float" office:value="68996" calcext:value-type="float">
            <text:p>68996</text:p>
          </table:table-cell>
          <table:table-cell table:formula="of:=([.E321]+[.E320]/2+[.E322]/2)/2" office:value-type="float" office:value="252696" calcext:value-type="float">
            <text:p>252696</text:p>
          </table:table-cell>
          <table:table-cell table:formula="of:=([.F321]+[.F320]/2+[.F322]/2)/2" office:value-type="float" office:value="85168" calcext:value-type="float">
            <text:p>85168</text:p>
          </table:table-cell>
          <table:table-cell table:formula="of:=([.I321]-[.G321])/1024" office:value-type="float" office:value="169.265625" calcext:value-type="float">
            <text:p>169.265625</text:p>
          </table:table-cell>
          <table:table-cell table:formula="of:=([.J321]-[.H321])/1024" office:value-type="float" office:value="15.79296875" calcext:value-type="float">
            <text:p>15.79296875</text:p>
          </table:table-cell>
        </table:table-row>
        <table:table-row table:style-name="ro1">
          <table:table-cell/>
          <table:table-cell table:formula="of:=[.B321]+1" office:value-type="float" office:value="320" calcext:value-type="float">
            <text:p>320</text:p>
          </table:table-cell>
          <table:table-cell office:value-type="float" office:value="79368" calcext:value-type="float">
            <text:p>79368</text:p>
          </table:table-cell>
          <table:table-cell office:value-type="float" office:value="68996" calcext:value-type="float">
            <text:p>68996</text:p>
          </table:table-cell>
          <table:table-cell table:style-name="ce1" office:value-type="float" office:value="252696" calcext:value-type="float">
            <text:p>252696</text:p>
          </table:table-cell>
          <table:table-cell table:style-name="ce1" office:value-type="float" office:value="85168" calcext:value-type="float">
            <text:p>85168</text:p>
          </table:table-cell>
          <table:table-cell table:formula="of:=([.C322]+[.C321]/2+[.C323]/2)/2" office:value-type="float" office:value="70361" calcext:value-type="float">
            <text:p>70361</text:p>
          </table:table-cell>
          <table:table-cell table:formula="of:=([.D322]+[.D321]/2+[.D323]/2)/2" office:value-type="float" office:value="68996" calcext:value-type="float">
            <text:p>68996</text:p>
          </table:table-cell>
          <table:table-cell table:formula="of:=([.E322]+[.E321]/2+[.E323]/2)/2" office:value-type="float" office:value="252696" calcext:value-type="float">
            <text:p>252696</text:p>
          </table:table-cell>
          <table:table-cell table:formula="of:=([.F322]+[.F321]/2+[.F323]/2)/2" office:value-type="float" office:value="85168" calcext:value-type="float">
            <text:p>85168</text:p>
          </table:table-cell>
          <table:table-cell table:formula="of:=([.I322]-[.G322])/1024" office:value-type="float" office:value="178.0615234375" calcext:value-type="float">
            <text:p>178.0615234375</text:p>
          </table:table-cell>
          <table:table-cell table:formula="of:=([.J322]-[.H322])/1024" office:value-type="float" office:value="15.79296875" calcext:value-type="float">
            <text:p>15.79296875</text:p>
          </table:table-cell>
        </table:table-row>
        <table:table-row table:style-name="ro1">
          <table:table-cell/>
          <table:table-cell table:formula="of:=[.B322]+1" office:value-type="float" office:value="321" calcext:value-type="float">
            <text:p>321</text:p>
          </table:table-cell>
          <table:table-cell office:value-type="float" office:value="43340" calcext:value-type="float">
            <text:p>43340</text:p>
          </table:table-cell>
          <table:table-cell office:value-type="float" office:value="68996" calcext:value-type="float">
            <text:p>68996</text:p>
          </table:table-cell>
          <table:table-cell table:style-name="ce1" office:value-type="float" office:value="252696" calcext:value-type="float">
            <text:p>252696</text:p>
          </table:table-cell>
          <table:table-cell table:style-name="ce1" office:value-type="float" office:value="85168" calcext:value-type="float">
            <text:p>85168</text:p>
          </table:table-cell>
          <table:table-cell table:formula="of:=([.C323]+[.C322]/2+[.C324]/2)/2" office:value-type="float" office:value="52347" calcext:value-type="float">
            <text:p>52347</text:p>
          </table:table-cell>
          <table:table-cell table:formula="of:=([.D323]+[.D322]/2+[.D324]/2)/2" office:value-type="float" office:value="68996" calcext:value-type="float">
            <text:p>68996</text:p>
          </table:table-cell>
          <table:table-cell table:formula="of:=([.E323]+[.E322]/2+[.E324]/2)/2" office:value-type="float" office:value="252696" calcext:value-type="float">
            <text:p>252696</text:p>
          </table:table-cell>
          <table:table-cell table:formula="of:=([.F323]+[.F322]/2+[.F324]/2)/2" office:value-type="float" office:value="85168" calcext:value-type="float">
            <text:p>85168</text:p>
          </table:table-cell>
          <table:table-cell table:formula="of:=([.I323]-[.G323])/1024" office:value-type="float" office:value="195.6533203125" calcext:value-type="float">
            <text:p>195.6533203125</text:p>
          </table:table-cell>
          <table:table-cell table:formula="of:=([.J323]-[.H323])/1024" office:value-type="float" office:value="15.79296875" calcext:value-type="float">
            <text:p>15.79296875</text:p>
          </table:table-cell>
        </table:table-row>
        <table:table-row table:style-name="ro1">
          <table:table-cell/>
          <table:table-cell table:formula="of:=[.B323]+1" office:value-type="float" office:value="322" calcext:value-type="float">
            <text:p>322</text:p>
          </table:table-cell>
          <table:table-cell office:value-type="float" office:value="43340" calcext:value-type="float">
            <text:p>43340</text:p>
          </table:table-cell>
          <table:table-cell office:value-type="float" office:value="68996" calcext:value-type="float">
            <text:p>68996</text:p>
          </table:table-cell>
          <table:table-cell table:style-name="ce1" office:value-type="float" office:value="252696" calcext:value-type="float">
            <text:p>252696</text:p>
          </table:table-cell>
          <table:table-cell table:style-name="ce1" office:value-type="float" office:value="85168" calcext:value-type="float">
            <text:p>85168</text:p>
          </table:table-cell>
          <table:table-cell table:formula="of:=([.C324]+[.C323]/2+[.C325]/2)/2" office:value-type="float" office:value="43340" calcext:value-type="float">
            <text:p>43340</text:p>
          </table:table-cell>
          <table:table-cell table:formula="of:=([.D324]+[.D323]/2+[.D325]/2)/2" office:value-type="float" office:value="68996" calcext:value-type="float">
            <text:p>68996</text:p>
          </table:table-cell>
          <table:table-cell table:formula="of:=([.E324]+[.E323]/2+[.E325]/2)/2" office:value-type="float" office:value="252696" calcext:value-type="float">
            <text:p>252696</text:p>
          </table:table-cell>
          <table:table-cell table:formula="of:=([.F324]+[.F323]/2+[.F325]/2)/2" office:value-type="float" office:value="85168" calcext:value-type="float">
            <text:p>85168</text:p>
          </table:table-cell>
          <table:table-cell table:formula="of:=([.I324]-[.G324])/1024" office:value-type="float" office:value="204.44921875" calcext:value-type="float">
            <text:p>204.44921875</text:p>
          </table:table-cell>
          <table:table-cell table:formula="of:=([.J324]-[.H324])/1024" office:value-type="float" office:value="15.79296875" calcext:value-type="float">
            <text:p>15.79296875</text:p>
          </table:table-cell>
        </table:table-row>
        <table:table-row table:style-name="ro1">
          <table:table-cell/>
          <table:table-cell table:formula="of:=[.B324]+1" office:value-type="float" office:value="323" calcext:value-type="float">
            <text:p>323</text:p>
          </table:table-cell>
          <table:table-cell office:value-type="float" office:value="43340" calcext:value-type="float">
            <text:p>43340</text:p>
          </table:table-cell>
          <table:table-cell office:value-type="float" office:value="68996" calcext:value-type="float">
            <text:p>68996</text:p>
          </table:table-cell>
          <table:table-cell table:style-name="ce1" office:value-type="float" office:value="252696" calcext:value-type="float">
            <text:p>252696</text:p>
          </table:table-cell>
          <table:table-cell table:style-name="ce1" office:value-type="float" office:value="85168" calcext:value-type="float">
            <text:p>85168</text:p>
          </table:table-cell>
          <table:table-cell table:formula="of:=([.C325]+[.C324]/2+[.C326]/2)/2" office:value-type="float" office:value="43340" calcext:value-type="float">
            <text:p>43340</text:p>
          </table:table-cell>
          <table:table-cell table:formula="of:=([.D325]+[.D324]/2+[.D326]/2)/2" office:value-type="float" office:value="68996" calcext:value-type="float">
            <text:p>68996</text:p>
          </table:table-cell>
          <table:table-cell table:formula="of:=([.E325]+[.E324]/2+[.E326]/2)/2" office:value-type="float" office:value="252696" calcext:value-type="float">
            <text:p>252696</text:p>
          </table:table-cell>
          <table:table-cell table:formula="of:=([.F325]+[.F324]/2+[.F326]/2)/2" office:value-type="float" office:value="85168" calcext:value-type="float">
            <text:p>85168</text:p>
          </table:table-cell>
          <table:table-cell table:formula="of:=([.I325]-[.G325])/1024" office:value-type="float" office:value="204.44921875" calcext:value-type="float">
            <text:p>204.44921875</text:p>
          </table:table-cell>
          <table:table-cell table:formula="of:=([.J325]-[.H325])/1024" office:value-type="float" office:value="15.79296875" calcext:value-type="float">
            <text:p>15.79296875</text:p>
          </table:table-cell>
        </table:table-row>
        <table:table-row table:style-name="ro1">
          <table:table-cell/>
          <table:table-cell table:formula="of:=[.B325]+1" office:value-type="float" office:value="324" calcext:value-type="float">
            <text:p>324</text:p>
          </table:table-cell>
          <table:table-cell office:value-type="float" office:value="43340" calcext:value-type="float">
            <text:p>43340</text:p>
          </table:table-cell>
          <table:table-cell office:value-type="float" office:value="68996" calcext:value-type="float">
            <text:p>68996</text:p>
          </table:table-cell>
          <table:table-cell table:style-name="ce1" office:value-type="float" office:value="252696" calcext:value-type="float">
            <text:p>252696</text:p>
          </table:table-cell>
          <table:table-cell table:style-name="ce1" office:value-type="float" office:value="85168" calcext:value-type="float">
            <text:p>85168</text:p>
          </table:table-cell>
          <table:table-cell table:formula="of:=([.C326]+[.C325]/2+[.C327]/2)/2" office:value-type="float" office:value="43340" calcext:value-type="float">
            <text:p>43340</text:p>
          </table:table-cell>
          <table:table-cell table:formula="of:=([.D326]+[.D325]/2+[.D327]/2)/2" office:value-type="float" office:value="68996" calcext:value-type="float">
            <text:p>68996</text:p>
          </table:table-cell>
          <table:table-cell table:formula="of:=([.E326]+[.E325]/2+[.E327]/2)/2" office:value-type="float" office:value="252696" calcext:value-type="float">
            <text:p>252696</text:p>
          </table:table-cell>
          <table:table-cell table:formula="of:=([.F326]+[.F325]/2+[.F327]/2)/2" office:value-type="float" office:value="85168" calcext:value-type="float">
            <text:p>85168</text:p>
          </table:table-cell>
          <table:table-cell table:formula="of:=([.I326]-[.G326])/1024" office:value-type="float" office:value="204.44921875" calcext:value-type="float">
            <text:p>204.44921875</text:p>
          </table:table-cell>
          <table:table-cell table:formula="of:=([.J326]-[.H326])/1024" office:value-type="float" office:value="15.79296875" calcext:value-type="float">
            <text:p>15.79296875</text:p>
          </table:table-cell>
        </table:table-row>
        <table:table-row table:style-name="ro1">
          <table:table-cell/>
          <table:table-cell table:formula="of:=[.B326]+1" office:value-type="float" office:value="325" calcext:value-type="float">
            <text:p>325</text:p>
          </table:table-cell>
          <table:table-cell office:value-type="float" office:value="43340" calcext:value-type="float">
            <text:p>43340</text:p>
          </table:table-cell>
          <table:table-cell office:value-type="float" office:value="68996" calcext:value-type="float">
            <text:p>68996</text:p>
          </table:table-cell>
          <table:table-cell table:style-name="ce1" office:value-type="float" office:value="252696" calcext:value-type="float">
            <text:p>252696</text:p>
          </table:table-cell>
          <table:table-cell table:style-name="ce1" office:value-type="float" office:value="85168" calcext:value-type="float">
            <text:p>85168</text:p>
          </table:table-cell>
          <table:table-cell table:formula="of:=([.C327]+[.C326]/2+[.C328]/2)/2" office:value-type="float" office:value="43134" calcext:value-type="float">
            <text:p>43134</text:p>
          </table:table-cell>
          <table:table-cell table:formula="of:=([.D327]+[.D326]/2+[.D328]/2)/2" office:value-type="float" office:value="69045" calcext:value-type="float">
            <text:p>69045</text:p>
          </table:table-cell>
          <table:table-cell table:formula="of:=([.E327]+[.E326]/2+[.E328]/2)/2" office:value-type="float" office:value="252696" calcext:value-type="float">
            <text:p>252696</text:p>
          </table:table-cell>
          <table:table-cell table:formula="of:=([.F327]+[.F326]/2+[.F328]/2)/2" office:value-type="float" office:value="85168" calcext:value-type="float">
            <text:p>85168</text:p>
          </table:table-cell>
          <table:table-cell table:formula="of:=([.I327]-[.G327])/1024" office:value-type="float" office:value="204.650390625" calcext:value-type="float">
            <text:p>204.650390625</text:p>
          </table:table-cell>
          <table:table-cell table:formula="of:=([.J327]-[.H327])/1024" office:value-type="float" office:value="15.7451171875" calcext:value-type="float">
            <text:p>15.7451171875</text:p>
          </table:table-cell>
        </table:table-row>
        <table:table-row table:style-name="ro1">
          <table:table-cell/>
          <table:table-cell table:formula="of:=[.B327]+1" office:value-type="float" office:value="326" calcext:value-type="float">
            <text:p>326</text:p>
          </table:table-cell>
          <table:table-cell office:value-type="float" office:value="42516" calcext:value-type="float">
            <text:p>42516</text:p>
          </table:table-cell>
          <table:table-cell office:value-type="float" office:value="69192" calcext:value-type="float">
            <text:p>69192</text:p>
          </table:table-cell>
          <table:table-cell table:style-name="ce1" office:value-type="float" office:value="252696" calcext:value-type="float">
            <text:p>252696</text:p>
          </table:table-cell>
          <table:table-cell table:style-name="ce1" office:value-type="float" office:value="85168" calcext:value-type="float">
            <text:p>85168</text:p>
          </table:table-cell>
          <table:table-cell table:formula="of:=([.C328]+[.C327]/2+[.C329]/2)/2" office:value-type="float" office:value="42722" calcext:value-type="float">
            <text:p>42722</text:p>
          </table:table-cell>
          <table:table-cell table:formula="of:=([.D328]+[.D327]/2+[.D329]/2)/2" office:value-type="float" office:value="69190" calcext:value-type="float">
            <text:p>69190</text:p>
          </table:table-cell>
          <table:table-cell table:formula="of:=([.E328]+[.E327]/2+[.E329]/2)/2" office:value-type="float" office:value="252696" calcext:value-type="float">
            <text:p>252696</text:p>
          </table:table-cell>
          <table:table-cell table:formula="of:=([.F328]+[.F327]/2+[.F329]/2)/2" office:value-type="float" office:value="85168" calcext:value-type="float">
            <text:p>85168</text:p>
          </table:table-cell>
          <table:table-cell table:formula="of:=([.I328]-[.G328])/1024" office:value-type="float" office:value="205.052734375" calcext:value-type="float">
            <text:p>205.052734375</text:p>
          </table:table-cell>
          <table:table-cell table:formula="of:=([.J328]-[.H328])/1024" office:value-type="float" office:value="15.603515625" calcext:value-type="float">
            <text:p>15.603515625</text:p>
          </table:table-cell>
        </table:table-row>
        <table:table-row table:style-name="ro1">
          <table:table-cell/>
          <table:table-cell table:formula="of:=[.B328]+1" office:value-type="float" office:value="327" calcext:value-type="float">
            <text:p>327</text:p>
          </table:table-cell>
          <table:table-cell office:value-type="float" office:value="42516" calcext:value-type="float">
            <text:p>42516</text:p>
          </table:table-cell>
          <table:table-cell office:value-type="float" office:value="69380" calcext:value-type="float">
            <text:p>69380</text:p>
          </table:table-cell>
          <table:table-cell table:style-name="ce1" office:value-type="float" office:value="252696" calcext:value-type="float">
            <text:p>252696</text:p>
          </table:table-cell>
          <table:table-cell table:style-name="ce1" office:value-type="float" office:value="85168" calcext:value-type="float">
            <text:p>85168</text:p>
          </table:table-cell>
          <table:table-cell table:formula="of:=([.C329]+[.C328]/2+[.C330]/2)/2" office:value-type="float" office:value="42516" calcext:value-type="float">
            <text:p>42516</text:p>
          </table:table-cell>
          <table:table-cell table:formula="of:=([.D329]+[.D328]/2+[.D330]/2)/2" office:value-type="float" office:value="69333" calcext:value-type="float">
            <text:p>69333</text:p>
          </table:table-cell>
          <table:table-cell table:formula="of:=([.E329]+[.E328]/2+[.E330]/2)/2" office:value-type="float" office:value="252696" calcext:value-type="float">
            <text:p>252696</text:p>
          </table:table-cell>
          <table:table-cell table:formula="of:=([.F329]+[.F328]/2+[.F330]/2)/2" office:value-type="float" office:value="85168" calcext:value-type="float">
            <text:p>85168</text:p>
          </table:table-cell>
          <table:table-cell table:formula="of:=([.I329]-[.G329])/1024" office:value-type="float" office:value="205.25390625" calcext:value-type="float">
            <text:p>205.25390625</text:p>
          </table:table-cell>
          <table:table-cell table:formula="of:=([.J329]-[.H329])/1024" office:value-type="float" office:value="15.4638671875" calcext:value-type="float">
            <text:p>15.4638671875</text:p>
          </table:table-cell>
        </table:table-row>
        <table:table-row table:style-name="ro1">
          <table:table-cell/>
          <table:table-cell table:formula="of:=[.B329]+1" office:value-type="float" office:value="328" calcext:value-type="float">
            <text:p>328</text:p>
          </table:table-cell>
          <table:table-cell office:value-type="float" office:value="42516" calcext:value-type="float">
            <text:p>42516</text:p>
          </table:table-cell>
          <table:table-cell office:value-type="float" office:value="69380" calcext:value-type="float">
            <text:p>69380</text:p>
          </table:table-cell>
          <table:table-cell table:style-name="ce1" office:value-type="float" office:value="252696" calcext:value-type="float">
            <text:p>252696</text:p>
          </table:table-cell>
          <table:table-cell table:style-name="ce1" office:value-type="float" office:value="85168" calcext:value-type="float">
            <text:p>85168</text:p>
          </table:table-cell>
          <table:table-cell table:formula="of:=([.C330]+[.C329]/2+[.C331]/2)/2" office:value-type="float" office:value="42516" calcext:value-type="float">
            <text:p>42516</text:p>
          </table:table-cell>
          <table:table-cell table:formula="of:=([.D330]+[.D329]/2+[.D331]/2)/2" office:value-type="float" office:value="69380" calcext:value-type="float">
            <text:p>69380</text:p>
          </table:table-cell>
          <table:table-cell table:formula="of:=([.E330]+[.E329]/2+[.E331]/2)/2" office:value-type="float" office:value="252696" calcext:value-type="float">
            <text:p>252696</text:p>
          </table:table-cell>
          <table:table-cell table:formula="of:=([.F330]+[.F329]/2+[.F331]/2)/2" office:value-type="float" office:value="85168" calcext:value-type="float">
            <text:p>85168</text:p>
          </table:table-cell>
          <table:table-cell table:formula="of:=([.I330]-[.G330])/1024" office:value-type="float" office:value="205.25390625" calcext:value-type="float">
            <text:p>205.25390625</text:p>
          </table:table-cell>
          <table:table-cell table:formula="of:=([.J330]-[.H330])/1024" office:value-type="float" office:value="15.41796875" calcext:value-type="float">
            <text:p>15.41796875</text:p>
          </table:table-cell>
        </table:table-row>
        <table:table-row table:style-name="ro1">
          <table:table-cell/>
          <table:table-cell table:formula="of:=[.B330]+1" office:value-type="float" office:value="329" calcext:value-type="float">
            <text:p>329</text:p>
          </table:table-cell>
          <table:table-cell office:value-type="float" office:value="42516" calcext:value-type="float">
            <text:p>42516</text:p>
          </table:table-cell>
          <table:table-cell office:value-type="float" office:value="69380" calcext:value-type="float">
            <text:p>69380</text:p>
          </table:table-cell>
          <table:table-cell table:style-name="ce1" office:value-type="float" office:value="252696" calcext:value-type="float">
            <text:p>252696</text:p>
          </table:table-cell>
          <table:table-cell table:style-name="ce1" office:value-type="float" office:value="85168" calcext:value-type="float">
            <text:p>85168</text:p>
          </table:table-cell>
          <table:table-cell table:formula="of:=([.C331]+[.C330]/2+[.C332]/2)/2" office:value-type="float" office:value="42516" calcext:value-type="float">
            <text:p>42516</text:p>
          </table:table-cell>
          <table:table-cell table:formula="of:=([.D331]+[.D330]/2+[.D332]/2)/2" office:value-type="float" office:value="69380" calcext:value-type="float">
            <text:p>69380</text:p>
          </table:table-cell>
          <table:table-cell table:formula="of:=([.E331]+[.E330]/2+[.E332]/2)/2" office:value-type="float" office:value="252696" calcext:value-type="float">
            <text:p>252696</text:p>
          </table:table-cell>
          <table:table-cell table:formula="of:=([.F331]+[.F330]/2+[.F332]/2)/2" office:value-type="float" office:value="85168" calcext:value-type="float">
            <text:p>85168</text:p>
          </table:table-cell>
          <table:table-cell table:formula="of:=([.I331]-[.G331])/1024" office:value-type="float" office:value="205.25390625" calcext:value-type="float">
            <text:p>205.25390625</text:p>
          </table:table-cell>
          <table:table-cell table:formula="of:=([.J331]-[.H331])/1024" office:value-type="float" office:value="15.41796875" calcext:value-type="float">
            <text:p>15.41796875</text:p>
          </table:table-cell>
        </table:table-row>
        <table:table-row table:style-name="ro1">
          <table:table-cell/>
          <table:table-cell table:formula="of:=[.B331]+1" office:value-type="float" office:value="330" calcext:value-type="float">
            <text:p>330</text:p>
          </table:table-cell>
          <table:table-cell office:value-type="float" office:value="42516" calcext:value-type="float">
            <text:p>42516</text:p>
          </table:table-cell>
          <table:table-cell office:value-type="float" office:value="69380" calcext:value-type="float">
            <text:p>69380</text:p>
          </table:table-cell>
          <table:table-cell table:style-name="ce1" office:value-type="float" office:value="252696" calcext:value-type="float">
            <text:p>252696</text:p>
          </table:table-cell>
          <table:table-cell table:style-name="ce1" office:value-type="float" office:value="85168" calcext:value-type="float">
            <text:p>85168</text:p>
          </table:table-cell>
          <table:table-cell table:formula="of:=([.C332]+[.C331]/2+[.C333]/2)/2" office:value-type="float" office:value="42448" calcext:value-type="float">
            <text:p>42448</text:p>
          </table:table-cell>
          <table:table-cell table:formula="of:=([.D332]+[.D331]/2+[.D333]/2)/2" office:value-type="float" office:value="69380" calcext:value-type="float">
            <text:p>69380</text:p>
          </table:table-cell>
          <table:table-cell table:formula="of:=([.E332]+[.E331]/2+[.E333]/2)/2" office:value-type="float" office:value="252696" calcext:value-type="float">
            <text:p>252696</text:p>
          </table:table-cell>
          <table:table-cell table:formula="of:=([.F332]+[.F331]/2+[.F333]/2)/2" office:value-type="float" office:value="85168" calcext:value-type="float">
            <text:p>85168</text:p>
          </table:table-cell>
          <table:table-cell table:formula="of:=([.I332]-[.G332])/1024" office:value-type="float" office:value="205.3203125" calcext:value-type="float">
            <text:p>205.3203125</text:p>
          </table:table-cell>
          <table:table-cell table:formula="of:=([.J332]-[.H332])/1024" office:value-type="float" office:value="15.41796875" calcext:value-type="float">
            <text:p>15.41796875</text:p>
          </table:table-cell>
        </table:table-row>
        <table:table-row table:style-name="ro1">
          <table:table-cell/>
          <table:table-cell table:formula="of:=[.B332]+1" office:value-type="float" office:value="331" calcext:value-type="float">
            <text:p>331</text:p>
          </table:table-cell>
          <table:table-cell office:value-type="float" office:value="42244" calcext:value-type="float">
            <text:p>42244</text:p>
          </table:table-cell>
          <table:table-cell office:value-type="float" office:value="69380" calcext:value-type="float">
            <text:p>69380</text:p>
          </table:table-cell>
          <table:table-cell table:style-name="ce1" office:value-type="float" office:value="252696" calcext:value-type="float">
            <text:p>252696</text:p>
          </table:table-cell>
          <table:table-cell table:style-name="ce1" office:value-type="float" office:value="85168" calcext:value-type="float">
            <text:p>85168</text:p>
          </table:table-cell>
          <table:table-cell table:formula="of:=([.C333]+[.C332]/2+[.C334]/2)/2" office:value-type="float" office:value="42717" calcext:value-type="float">
            <text:p>42717</text:p>
          </table:table-cell>
          <table:table-cell table:formula="of:=([.D333]+[.D332]/2+[.D334]/2)/2" office:value-type="float" office:value="66287" calcext:value-type="float">
            <text:p>66287</text:p>
          </table:table-cell>
          <table:table-cell table:formula="of:=([.E333]+[.E332]/2+[.E334]/2)/2" office:value-type="float" office:value="252699" calcext:value-type="float">
            <text:p>252699</text:p>
          </table:table-cell>
          <table:table-cell table:formula="of:=([.F333]+[.F332]/2+[.F334]/2)/2" office:value-type="float" office:value="79047" calcext:value-type="float">
            <text:p>79047</text:p>
          </table:table-cell>
          <table:table-cell table:formula="of:=([.I333]-[.G333])/1024" office:value-type="float" office:value="205.060546875" calcext:value-type="float">
            <text:p>205.060546875</text:p>
          </table:table-cell>
          <table:table-cell table:formula="of:=([.J333]-[.H333])/1024" office:value-type="float" office:value="12.4609375" calcext:value-type="float">
            <text:p>12.4609375</text:p>
          </table:table-cell>
        </table:table-row>
        <table:table-row table:style-name="ro1">
          <table:table-cell/>
          <table:table-cell table:formula="of:=[.B333]+1" office:value-type="float" office:value="332" calcext:value-type="float">
            <text:p>332</text:p>
          </table:table-cell>
          <table:table-cell office:value-type="float" office:value="43864" calcext:value-type="float">
            <text:p>43864</text:p>
          </table:table-cell>
          <table:table-cell office:value-type="float" office:value="57008" calcext:value-type="float">
            <text:p>57008</text:p>
          </table:table-cell>
          <table:table-cell office:value-type="float" office:value="252708" calcext:value-type="float">
            <text:p>252708</text:p>
          </table:table-cell>
          <table:table-cell office:value-type="float" office:value="60684" calcext:value-type="float">
            <text:p>60684</text:p>
          </table:table-cell>
          <table:table-cell table:formula="of:=([.C334]+[.C333]/2+[.C335]/2)/2" office:value-type="float" office:value="43561" calcext:value-type="float">
            <text:p>43561</text:p>
          </table:table-cell>
          <table:table-cell table:formula="of:=([.D334]+[.D333]/2+[.D335]/2)/2" office:value-type="float" office:value="61138" calcext:value-type="float">
            <text:p>61138</text:p>
          </table:table-cell>
          <table:table-cell table:formula="of:=([.E334]+[.E333]/2+[.E335]/2)/2" office:value-type="float" office:value="252705" calcext:value-type="float">
            <text:p>252705</text:p>
          </table:table-cell>
          <table:table-cell table:formula="of:=([.F334]+[.F333]/2+[.F335]/2)/2" office:value-type="float" office:value="71144" calcext:value-type="float">
            <text:p>71144</text:p>
          </table:table-cell>
          <table:table-cell table:formula="of:=([.I334]-[.G334])/1024" office:value-type="float" office:value="204.2421875" calcext:value-type="float">
            <text:p>204.2421875</text:p>
          </table:table-cell>
          <table:table-cell table:formula="of:=([.J334]-[.H334])/1024" office:value-type="float" office:value="9.771484375" calcext:value-type="float">
            <text:p>9.771484375</text:p>
          </table:table-cell>
        </table:table-row>
        <table:table-row table:style-name="ro1">
          <table:table-cell/>
          <table:table-cell table:formula="of:=[.B334]+1" office:value-type="float" office:value="333" calcext:value-type="float">
            <text:p>333</text:p>
          </table:table-cell>
          <table:table-cell office:value-type="float" office:value="44272" calcext:value-type="float">
            <text:p>44272</text:p>
          </table:table-cell>
          <table:table-cell office:value-type="float" office:value="61156" calcext:value-type="float">
            <text:p>61156</text:p>
          </table:table-cell>
          <table:table-cell office:value-type="float" office:value="252708" calcext:value-type="float">
            <text:p>252708</text:p>
          </table:table-cell>
          <table:table-cell office:value-type="float" office:value="78040" calcext:value-type="float">
            <text:p>78040</text:p>
          </table:table-cell>
          <table:table-cell table:formula="of:=([.C335]+[.C334]/2+[.C336]/2)/2" office:value-type="float" office:value="44170" calcext:value-type="float">
            <text:p>44170</text:p>
          </table:table-cell>
          <table:table-cell table:formula="of:=([.D335]+[.D334]/2+[.D336]/2)/2" office:value-type="float" office:value="60162" calcext:value-type="float">
            <text:p>60162</text:p>
          </table:table-cell>
          <table:table-cell table:formula="of:=([.E335]+[.E334]/2+[.E336]/2)/2" office:value-type="float" office:value="252708" calcext:value-type="float">
            <text:p>252708</text:p>
          </table:table-cell>
          <table:table-cell table:formula="of:=([.F335]+[.F334]/2+[.F336]/2)/2" office:value-type="float" office:value="73731" calcext:value-type="float">
            <text:p>73731</text:p>
          </table:table-cell>
          <table:table-cell table:formula="of:=([.I335]-[.G335])/1024" office:value-type="float" office:value="203.650390625" calcext:value-type="float">
            <text:p>203.650390625</text:p>
          </table:table-cell>
          <table:table-cell table:formula="of:=([.J335]-[.H335])/1024" office:value-type="float" office:value="13.2509765625" calcext:value-type="float">
            <text:p>13.2509765625</text:p>
          </table:table-cell>
        </table:table-row>
        <table:table-row table:style-name="ro1">
          <table:table-cell/>
          <table:table-cell table:formula="of:=[.B335]+1" office:value-type="float" office:value="334" calcext:value-type="float">
            <text:p>334</text:p>
          </table:table-cell>
          <table:table-cell office:value-type="float" office:value="44272" calcext:value-type="float">
            <text:p>44272</text:p>
          </table:table-cell>
          <table:table-cell office:value-type="float" office:value="61328" calcext:value-type="float">
            <text:p>61328</text:p>
          </table:table-cell>
          <table:table-cell office:value-type="float" office:value="252708" calcext:value-type="float">
            <text:p>252708</text:p>
          </table:table-cell>
          <table:table-cell office:value-type="float" office:value="78160" calcext:value-type="float">
            <text:p>78160</text:p>
          </table:table-cell>
          <table:table-cell table:formula="of:=([.C336]+[.C335]/2+[.C337]/2)/2" office:value-type="float" office:value="44295" calcext:value-type="float">
            <text:p>44295</text:p>
          </table:table-cell>
          <table:table-cell table:formula="of:=([.D336]+[.D335]/2+[.D337]/2)/2" office:value-type="float" office:value="61285" calcext:value-type="float">
            <text:p>61285</text:p>
          </table:table-cell>
          <table:table-cell table:formula="of:=([.E336]+[.E335]/2+[.E337]/2)/2" office:value-type="float" office:value="252708" calcext:value-type="float">
            <text:p>252708</text:p>
          </table:table-cell>
          <table:table-cell table:formula="of:=([.F336]+[.F335]/2+[.F337]/2)/2" office:value-type="float" office:value="78130" calcext:value-type="float">
            <text:p>78130</text:p>
          </table:table-cell>
          <table:table-cell table:formula="of:=([.I336]-[.G336])/1024" office:value-type="float" office:value="203.5283203125" calcext:value-type="float">
            <text:p>203.5283203125</text:p>
          </table:table-cell>
          <table:table-cell table:formula="of:=([.J336]-[.H336])/1024" office:value-type="float" office:value="16.4501953125" calcext:value-type="float">
            <text:p>16.4501953125</text:p>
          </table:table-cell>
        </table:table-row>
        <table:table-row table:style-name="ro1">
          <table:table-cell/>
          <table:table-cell table:formula="of:=[.B336]+1" office:value-type="float" office:value="335" calcext:value-type="float">
            <text:p>335</text:p>
          </table:table-cell>
          <table:table-cell office:value-type="float" office:value="44364" calcext:value-type="float">
            <text:p>44364</text:p>
          </table:table-cell>
          <table:table-cell office:value-type="float" office:value="61328" calcext:value-type="float">
            <text:p>61328</text:p>
          </table:table-cell>
          <table:table-cell office:value-type="float" office:value="252708" calcext:value-type="float">
            <text:p>252708</text:p>
          </table:table-cell>
          <table:table-cell office:value-type="float" office:value="78160" calcext:value-type="float">
            <text:p>78160</text:p>
          </table:table-cell>
          <table:table-cell table:formula="of:=([.C337]+[.C336]/2+[.C338]/2)/2" office:value-type="float" office:value="44538" calcext:value-type="float">
            <text:p>44538</text:p>
          </table:table-cell>
          <table:table-cell table:formula="of:=([.D337]+[.D336]/2+[.D338]/2)/2" office:value-type="float" office:value="51707" calcext:value-type="float">
            <text:p>51707</text:p>
          </table:table-cell>
          <table:table-cell table:formula="of:=([.E337]+[.E336]/2+[.E338]/2)/2" office:value-type="float" office:value="252729" calcext:value-type="float">
            <text:p>252729</text:p>
          </table:table-cell>
          <table:table-cell table:formula="of:=([.F337]+[.F336]/2+[.F338]/2)/2" office:value-type="float" office:value="62512" calcext:value-type="float">
            <text:p>62512</text:p>
          </table:table-cell>
          <table:table-cell table:formula="of:=([.I337]-[.G337])/1024" office:value-type="float" office:value="203.3115234375" calcext:value-type="float">
            <text:p>203.3115234375</text:p>
          </table:table-cell>
          <table:table-cell table:formula="of:=([.J337]-[.H337])/1024" office:value-type="float" office:value="10.5517578125" calcext:value-type="float">
            <text:p>10.5517578125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table:formula="of:=[.B337]+1" office:value-type="float" office:value="336" calcext:value-type="float">
            <text:p>336</text:p>
          </table:table-cell>
          <table:table-cell office:value-type="float" office:value="45152" calcext:value-type="float">
            <text:p>45152</text:p>
          </table:table-cell>
          <table:table-cell office:value-type="float" office:value="22844" calcext:value-type="float">
            <text:p>22844</text:p>
          </table:table-cell>
          <table:table-cell office:value-type="float" office:value="252792" calcext:value-type="float">
            <text:p>252792</text:p>
          </table:table-cell>
          <table:table-cell office:value-type="float" office:value="15568" calcext:value-type="float">
            <text:p>15568</text:p>
          </table:table-cell>
          <table:table-cell table:formula="of:=([.C338]+[.C337]/2+[.C339]/2)/2" office:value-type="float" office:value="45038" calcext:value-type="float">
            <text:p>45038</text:p>
          </table:table-cell>
          <table:table-cell table:formula="of:=([.D338]+[.D337]/2+[.D339]/2)/2" office:value-type="float" office:value="38096" calcext:value-type="float">
            <text:p>38096</text:p>
          </table:table-cell>
          <table:table-cell table:formula="of:=([.E338]+[.E337]/2+[.E339]/2)/2" office:value-type="float" office:value="252771" calcext:value-type="float">
            <text:p>252771</text:p>
          </table:table-cell>
          <table:table-cell table:formula="of:=([.F338]+[.F337]/2+[.F339]/2)/2" office:value-type="float" office:value="39488" calcext:value-type="float">
            <text:p>39488</text:p>
          </table:table-cell>
          <table:table-cell table:formula="of:=([.I338]-[.G338])/1024" office:value-type="float" office:value="202.8642578125" calcext:value-type="float">
            <text:p>202.8642578125</text:p>
          </table:table-cell>
          <table:table-cell table:formula="of:=([.J338]-[.H338])/1024" office:value-type="float" office:value="1.359375" calcext:value-type="float">
            <text:p>1.359375</text:p>
          </table:table-cell>
        </table:table-row>
        <table:table-row table:style-name="ro1">
          <table:table-cell/>
          <table:table-cell table:formula="of:=[.B338]+1" office:value-type="float" office:value="337" calcext:value-type="float">
            <text:p>337</text:p>
          </table:table-cell>
          <table:table-cell office:value-type="float" office:value="45484" calcext:value-type="float">
            <text:p>45484</text:p>
          </table:table-cell>
          <table:table-cell office:value-type="float" office:value="45368" calcext:value-type="float">
            <text:p>45368</text:p>
          </table:table-cell>
          <table:table-cell office:value-type="float" office:value="252792" calcext:value-type="float">
            <text:p>252792</text:p>
          </table:table-cell>
          <table:table-cell office:value-type="float" office:value="48656" calcext:value-type="float">
            <text:p>48656</text:p>
          </table:table-cell>
          <table:table-cell table:formula="of:=([.C339]+[.C338]/2+[.C340]/2)/2" office:value-type="float" office:value="45401" calcext:value-type="float">
            <text:p>45401</text:p>
          </table:table-cell>
          <table:table-cell table:formula="of:=([.D339]+[.D338]/2+[.D340]/2)/2" office:value-type="float" office:value="39902" calcext:value-type="float">
            <text:p>39902</text:p>
          </table:table-cell>
          <table:table-cell table:formula="of:=([.E339]+[.E338]/2+[.E340]/2)/2" office:value-type="float" office:value="252792" calcext:value-type="float">
            <text:p>252792</text:p>
          </table:table-cell>
          <table:table-cell table:formula="of:=([.F339]+[.F338]/2+[.F340]/2)/2" office:value-type="float" office:value="42121" calcext:value-type="float">
            <text:p>42121</text:p>
          </table:table-cell>
          <table:table-cell table:formula="of:=([.I339]-[.G339])/1024" office:value-type="float" office:value="202.5302734375" calcext:value-type="float">
            <text:p>202.5302734375</text:p>
          </table:table-cell>
          <table:table-cell table:formula="of:=([.J339]-[.H339])/1024" office:value-type="float" office:value="2.1669921875" calcext:value-type="float">
            <text:p>2.1669921875</text:p>
          </table:table-cell>
        </table:table-row>
        <table:table-row table:style-name="ro1">
          <table:table-cell/>
          <table:table-cell table:formula="of:=[.B339]+1" office:value-type="float" office:value="338" calcext:value-type="float">
            <text:p>338</text:p>
          </table:table-cell>
          <table:table-cell office:value-type="float" office:value="45484" calcext:value-type="float">
            <text:p>45484</text:p>
          </table:table-cell>
          <table:table-cell office:value-type="float" office:value="46028" calcext:value-type="float">
            <text:p>46028</text:p>
          </table:table-cell>
          <table:table-cell office:value-type="float" office:value="252792" calcext:value-type="float">
            <text:p>252792</text:p>
          </table:table-cell>
          <table:table-cell office:value-type="float" office:value="55604" calcext:value-type="float">
            <text:p>55604</text:p>
          </table:table-cell>
          <table:table-cell table:formula="of:=([.C340]+[.C339]/2+[.C341]/2)/2" office:value-type="float" office:value="45484" calcext:value-type="float">
            <text:p>45484</text:p>
          </table:table-cell>
          <table:table-cell table:formula="of:=([.D340]+[.D339]/2+[.D341]/2)/2" office:value-type="float" office:value="45860" calcext:value-type="float">
            <text:p>45860</text:p>
          </table:table-cell>
          <table:table-cell table:formula="of:=([.E340]+[.E339]/2+[.E341]/2)/2" office:value-type="float" office:value="252792" calcext:value-type="float">
            <text:p>252792</text:p>
          </table:table-cell>
          <table:table-cell table:formula="of:=([.F340]+[.F339]/2+[.F341]/2)/2" office:value-type="float" office:value="53883" calcext:value-type="float">
            <text:p>53883</text:p>
          </table:table-cell>
          <table:table-cell table:formula="of:=([.I340]-[.G340])/1024" office:value-type="float" office:value="202.44921875" calcext:value-type="float">
            <text:p>202.44921875</text:p>
          </table:table-cell>
          <table:table-cell table:formula="of:=([.J340]-[.H340])/1024" office:value-type="float" office:value="7.8349609375" calcext:value-type="float">
            <text:p>7.8349609375</text:p>
          </table:table-cell>
        </table:table-row>
        <table:table-row table:style-name="ro1">
          <table:table-cell/>
          <table:table-cell table:formula="of:=[.B340]+1" office:value-type="float" office:value="339" calcext:value-type="float">
            <text:p>339</text:p>
          </table:table-cell>
          <table:table-cell office:value-type="float" office:value="45484" calcext:value-type="float">
            <text:p>45484</text:p>
          </table:table-cell>
          <table:table-cell office:value-type="float" office:value="46016" calcext:value-type="float">
            <text:p>46016</text:p>
          </table:table-cell>
          <table:table-cell office:value-type="float" office:value="252792" calcext:value-type="float">
            <text:p>252792</text:p>
          </table:table-cell>
          <table:table-cell office:value-type="float" office:value="55668" calcext:value-type="float">
            <text:p>55668</text:p>
          </table:table-cell>
          <table:table-cell table:formula="of:=([.C341]+[.C340]/2+[.C342]/2)/2" office:value-type="float" office:value="45484" calcext:value-type="float">
            <text:p>45484</text:p>
          </table:table-cell>
          <table:table-cell table:formula="of:=([.D341]+[.D340]/2+[.D342]/2)/2" office:value-type="float" office:value="46019" calcext:value-type="float">
            <text:p>46019</text:p>
          </table:table-cell>
          <table:table-cell table:formula="of:=([.E341]+[.E340]/2+[.E342]/2)/2" office:value-type="float" office:value="252792" calcext:value-type="float">
            <text:p>252792</text:p>
          </table:table-cell>
          <table:table-cell table:formula="of:=([.F341]+[.F340]/2+[.F342]/2)/2" office:value-type="float" office:value="55652" calcext:value-type="float">
            <text:p>55652</text:p>
          </table:table-cell>
          <table:table-cell table:formula="of:=([.I341]-[.G341])/1024" office:value-type="float" office:value="202.44921875" calcext:value-type="float">
            <text:p>202.44921875</text:p>
          </table:table-cell>
          <table:table-cell table:formula="of:=([.J341]-[.H341])/1024" office:value-type="float" office:value="9.4072265625" calcext:value-type="float">
            <text:p>9.4072265625</text:p>
          </table:table-cell>
        </table:table-row>
        <table:table-row table:style-name="ro1">
          <table:table-cell/>
          <table:table-cell table:formula="of:=[.B341]+1" office:value-type="float" office:value="340" calcext:value-type="float">
            <text:p>340</text:p>
          </table:table-cell>
          <table:table-cell office:value-type="float" office:value="45484" calcext:value-type="float">
            <text:p>45484</text:p>
          </table:table-cell>
          <table:table-cell office:value-type="float" office:value="46016" calcext:value-type="float">
            <text:p>46016</text:p>
          </table:table-cell>
          <table:table-cell office:value-type="float" office:value="252792" calcext:value-type="float">
            <text:p>252792</text:p>
          </table:table-cell>
          <table:table-cell office:value-type="float" office:value="55668" calcext:value-type="float">
            <text:p>55668</text:p>
          </table:table-cell>
          <table:table-cell table:formula="of:=([.C342]+[.C341]/2+[.C343]/2)/2" office:value-type="float" office:value="45484" calcext:value-type="float">
            <text:p>45484</text:p>
          </table:table-cell>
          <table:table-cell table:formula="of:=([.D342]+[.D341]/2+[.D343]/2)/2" office:value-type="float" office:value="46016" calcext:value-type="float">
            <text:p>46016</text:p>
          </table:table-cell>
          <table:table-cell table:formula="of:=([.E342]+[.E341]/2+[.E343]/2)/2" office:value-type="float" office:value="252792" calcext:value-type="float">
            <text:p>252792</text:p>
          </table:table-cell>
          <table:table-cell table:formula="of:=([.F342]+[.F341]/2+[.F343]/2)/2" office:value-type="float" office:value="55308" calcext:value-type="float">
            <text:p>55308</text:p>
          </table:table-cell>
          <table:table-cell table:formula="of:=([.I342]-[.G342])/1024" office:value-type="float" office:value="202.44921875" calcext:value-type="float">
            <text:p>202.44921875</text:p>
          </table:table-cell>
          <table:table-cell table:formula="of:=([.J342]-[.H342])/1024" office:value-type="float" office:value="9.07421875" calcext:value-type="float">
            <text:p>9.07421875</text:p>
          </table:table-cell>
        </table:table-row>
        <table:table-row table:style-name="ro1">
          <table:table-cell/>
          <table:table-cell table:formula="of:=[.B342]+1" office:value-type="float" office:value="341" calcext:value-type="float">
            <text:p>341</text:p>
          </table:table-cell>
          <table:table-cell table:style-name="ce1" office:value-type="float" office:value="45484" calcext:value-type="float">
            <text:p>45484</text:p>
          </table:table-cell>
          <table:table-cell table:style-name="ce1" office:value-type="float" office:value="46016" calcext:value-type="float">
            <text:p>46016</text:p>
          </table:table-cell>
          <table:table-cell office:value-type="float" office:value="252792" calcext:value-type="float">
            <text:p>252792</text:p>
          </table:table-cell>
          <table:table-cell office:value-type="float" office:value="54228" calcext:value-type="float">
            <text:p>54228</text:p>
          </table:table-cell>
          <table:table-cell table:formula="of:=([.C343]+[.C342]/2+[.C344]/2)/2" office:value-type="float" office:value="45484" calcext:value-type="float">
            <text:p>45484</text:p>
          </table:table-cell>
          <table:table-cell table:formula="of:=([.D343]+[.D342]/2+[.D344]/2)/2" office:value-type="float" office:value="46016" calcext:value-type="float">
            <text:p>46016</text:p>
          </table:table-cell>
          <table:table-cell table:formula="of:=([.E343]+[.E342]/2+[.E344]/2)/2" office:value-type="float" office:value="252792" calcext:value-type="float">
            <text:p>252792</text:p>
          </table:table-cell>
          <table:table-cell table:formula="of:=([.F343]+[.F342]/2+[.F344]/2)/2" office:value-type="float" office:value="44243" calcext:value-type="float">
            <text:p>44243</text:p>
          </table:table-cell>
          <table:table-cell table:formula="of:=([.I343]-[.G343])/1024" office:value-type="float" office:value="202.44921875" calcext:value-type="float">
            <text:p>202.44921875</text:p>
          </table:table-cell>
          <table:table-cell table:formula="of:=([.J343]-[.H343])/1024" office:value-type="float" office:value="-1.7314453125" calcext:value-type="float">
            <text:p>-1.7314453125</text:p>
          </table:table-cell>
        </table:table-row>
        <table:table-row table:style-name="ro1">
          <table:table-cell/>
          <table:table-cell table:formula="of:=[.B343]+1" office:value-type="float" office:value="342" calcext:value-type="float">
            <text:p>342</text:p>
          </table:table-cell>
          <table:table-cell table:style-name="ce1" office:value-type="float" office:value="45484" calcext:value-type="float">
            <text:p>45484</text:p>
          </table:table-cell>
          <table:table-cell table:style-name="ce1" office:value-type="float" office:value="46016" calcext:value-type="float">
            <text:p>46016</text:p>
          </table:table-cell>
          <table:table-cell office:value-type="float" office:value="252792" calcext:value-type="float">
            <text:p>252792</text:p>
          </table:table-cell>
          <table:table-cell office:value-type="float" office:value="12848" calcext:value-type="float">
            <text:p>12848</text:p>
          </table:table-cell>
          <table:table-cell table:formula="of:=([.C344]+[.C343]/2+[.C345]/2)/2" office:value-type="float" office:value="45521" calcext:value-type="float">
            <text:p>45521</text:p>
          </table:table-cell>
          <table:table-cell table:formula="of:=([.D344]+[.D343]/2+[.D345]/2)/2" office:value-type="float" office:value="45323" calcext:value-type="float">
            <text:p>45323</text:p>
          </table:table-cell>
          <table:table-cell table:formula="of:=([.E344]+[.E343]/2+[.E345]/2)/2" office:value-type="float" office:value="252860" calcext:value-type="float">
            <text:p>252860</text:p>
          </table:table-cell>
          <table:table-cell table:formula="of:=([.F344]+[.F343]/2+[.F345]/2)/2" office:value-type="float" office:value="33922" calcext:value-type="float">
            <text:p>33922</text:p>
          </table:table-cell>
          <table:table-cell table:formula="of:=([.I344]-[.G344])/1024" office:value-type="float" office:value="202.4794921875" calcext:value-type="float">
            <text:p>202.4794921875</text:p>
          </table:table-cell>
          <table:table-cell table:formula="of:=([.J344]-[.H344])/1024" office:value-type="float" office:value="-11.1337890625" calcext:value-type="float">
            <text:p>-11.1337890625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table:formula="of:=[.B344]+1" office:value-type="float" office:value="343" calcext:value-type="float">
            <text:p>343</text:p>
          </table:table-cell>
          <table:table-cell office:value-type="float" office:value="45632" calcext:value-type="float">
            <text:p>45632</text:p>
          </table:table-cell>
          <table:table-cell office:value-type="float" office:value="43244" calcext:value-type="float">
            <text:p>43244</text:p>
          </table:table-cell>
          <table:table-cell office:value-type="float" office:value="253064" calcext:value-type="float">
            <text:p>253064</text:p>
          </table:table-cell>
          <table:table-cell office:value-type="float" office:value="55764" calcext:value-type="float">
            <text:p>55764</text:p>
          </table:table-cell>
          <table:table-cell table:formula="of:=([.C345]+[.C344]/2+[.C346]/2)/2" office:value-type="float" office:value="45640" calcext:value-type="float">
            <text:p>45640</text:p>
          </table:table-cell>
          <table:table-cell table:formula="of:=([.D345]+[.D344]/2+[.D346]/2)/2" office:value-type="float" office:value="48657" calcext:value-type="float">
            <text:p>48657</text:p>
          </table:table-cell>
          <table:table-cell table:formula="of:=([.E345]+[.E344]/2+[.E346]/2)/2" office:value-type="float" office:value="252996" calcext:value-type="float">
            <text:p>252996</text:p>
          </table:table-cell>
          <table:table-cell table:formula="of:=([.F345]+[.F344]/2+[.F346]/2)/2" office:value-type="float" office:value="52890" calcext:value-type="float">
            <text:p>52890</text:p>
          </table:table-cell>
          <table:table-cell table:formula="of:=([.I345]-[.G345])/1024" office:value-type="float" office:value="202.49609375" calcext:value-type="float">
            <text:p>202.49609375</text:p>
          </table:table-cell>
          <table:table-cell table:formula="of:=([.J345]-[.H345])/1024" office:value-type="float" office:value="4.1337890625" calcext:value-type="float">
            <text:p>4.1337890625</text:p>
          </table:table-cell>
        </table:table-row>
        <table:table-row table:style-name="ro1">
          <table:table-cell/>
          <table:table-cell table:formula="of:=[.B345]+1" office:value-type="float" office:value="344" calcext:value-type="float">
            <text:p>344</text:p>
          </table:table-cell>
          <table:table-cell office:value-type="float" office:value="45812" calcext:value-type="float">
            <text:p>45812</text:p>
          </table:table-cell>
          <table:table-cell office:value-type="float" office:value="62124" calcext:value-type="float">
            <text:p>62124</text:p>
          </table:table-cell>
          <table:table-cell office:value-type="float" office:value="253064" calcext:value-type="float">
            <text:p>253064</text:p>
          </table:table-cell>
          <table:table-cell office:value-type="float" office:value="87184" calcext:value-type="float">
            <text:p>87184</text:p>
          </table:table-cell>
          <table:table-cell table:formula="of:=([.C346]+[.C345]/2+[.C347]/2)/2" office:value-type="float" office:value="45767" calcext:value-type="float">
            <text:p>45767</text:p>
          </table:table-cell>
          <table:table-cell table:formula="of:=([.D346]+[.D345]/2+[.D347]/2)/2" office:value-type="float" office:value="57114" calcext:value-type="float">
            <text:p>57114</text:p>
          </table:table-cell>
          <table:table-cell table:formula="of:=([.E346]+[.E345]/2+[.E347]/2)/2" office:value-type="float" office:value="253064" calcext:value-type="float">
            <text:p>253064</text:p>
          </table:table-cell>
          <table:table-cell table:formula="of:=([.F346]+[.F345]/2+[.F347]/2)/2" office:value-type="float" office:value="79332" calcext:value-type="float">
            <text:p>79332</text:p>
          </table:table-cell>
          <table:table-cell table:formula="of:=([.I346]-[.G346])/1024" office:value-type="float" office:value="202.4384765625" calcext:value-type="float">
            <text:p>202.4384765625</text:p>
          </table:table-cell>
          <table:table-cell table:formula="of:=([.J346]-[.H346])/1024" office:value-type="float" office:value="21.697265625" calcext:value-type="float">
            <text:p>21.697265625</text:p>
          </table:table-cell>
        </table:table-row>
        <table:table-row table:style-name="ro1">
          <table:table-cell/>
          <table:table-cell table:formula="of:=[.B346]+1" office:value-type="float" office:value="345" calcext:value-type="float">
            <text:p>345</text:p>
          </table:table-cell>
          <table:table-cell office:value-type="float" office:value="45812" calcext:value-type="float">
            <text:p>45812</text:p>
          </table:table-cell>
          <table:table-cell office:value-type="float" office:value="60964" calcext:value-type="float">
            <text:p>60964</text:p>
          </table:table-cell>
          <table:table-cell office:value-type="float" office:value="253064" calcext:value-type="float">
            <text:p>253064</text:p>
          </table:table-cell>
          <table:table-cell office:value-type="float" office:value="87196" calcext:value-type="float">
            <text:p>87196</text:p>
          </table:table-cell>
          <table:table-cell table:formula="of:=([.C347]+[.C346]/2+[.C348]/2)/2" office:value-type="float" office:value="45812" calcext:value-type="float">
            <text:p>45812</text:p>
          </table:table-cell>
          <table:table-cell table:formula="of:=([.D347]+[.D346]/2+[.D348]/2)/2" office:value-type="float" office:value="49284" calcext:value-type="float">
            <text:p>49284</text:p>
          </table:table-cell>
          <table:table-cell table:formula="of:=([.E347]+[.E346]/2+[.E348]/2)/2" office:value-type="float" office:value="253064" calcext:value-type="float">
            <text:p>253064</text:p>
          </table:table-cell>
          <table:table-cell table:formula="of:=([.F347]+[.F346]/2+[.F348]/2)/2" office:value-type="float" office:value="87176" calcext:value-type="float">
            <text:p>87176</text:p>
          </table:table-cell>
          <table:table-cell table:formula="of:=([.I347]-[.G347])/1024" office:value-type="float" office:value="202.39453125" calcext:value-type="float">
            <text:p>202.39453125</text:p>
          </table:table-cell>
          <table:table-cell table:formula="of:=([.J347]-[.H347])/1024" office:value-type="float" office:value="37.00390625" calcext:value-type="float">
            <text:p>37.00390625</text:p>
          </table:table-cell>
        </table:table-row>
        <table:table-row table:style-name="ro1">
          <table:table-cell/>
          <table:table-cell table:formula="of:=[.B347]+1" office:value-type="float" office:value="346" calcext:value-type="float">
            <text:p>346</text:p>
          </table:table-cell>
          <table:table-cell office:value-type="float" office:value="45812" calcext:value-type="float">
            <text:p>45812</text:p>
          </table:table-cell>
          <table:table-cell office:value-type="float" office:value="13084" calcext:value-type="float">
            <text:p>13084</text:p>
          </table:table-cell>
          <table:table-cell office:value-type="float" office:value="253064" calcext:value-type="float">
            <text:p>253064</text:p>
          </table:table-cell>
          <table:table-cell office:value-type="float" office:value="87128" calcext:value-type="float">
            <text:p>87128</text:p>
          </table:table-cell>
          <table:table-cell table:formula="of:=([.C348]+[.C347]/2+[.C349]/2)/2" office:value-type="float" office:value="45812" calcext:value-type="float">
            <text:p>45812</text:p>
          </table:table-cell>
          <table:table-cell table:formula="of:=([.D348]+[.D347]/2+[.D349]/2)/2" office:value-type="float" office:value="27287" calcext:value-type="float">
            <text:p>27287</text:p>
          </table:table-cell>
          <table:table-cell table:formula="of:=([.E348]+[.E347]/2+[.E349]/2)/2" office:value-type="float" office:value="253089" calcext:value-type="float">
            <text:p>253089</text:p>
          </table:table-cell>
          <table:table-cell table:formula="of:=([.F348]+[.F347]/2+[.F349]/2)/2" office:value-type="float" office:value="69267" calcext:value-type="float">
            <text:p>69267</text:p>
          </table:table-cell>
          <table:table-cell table:formula="of:=([.I348]-[.G348])/1024" office:value-type="float" office:value="202.4189453125" calcext:value-type="float">
            <text:p>202.4189453125</text:p>
          </table:table-cell>
          <table:table-cell table:formula="of:=([.J348]-[.H348])/1024" office:value-type="float" office:value="40.99609375" calcext:value-type="float">
            <text:p>40.99609375</text:p>
          </table:table-cell>
        </table:table-row>
        <table:table-row table:style-name="ro1">
          <table:table-cell/>
          <table:table-cell table:formula="of:=[.B348]+1" office:value-type="float" office:value="347" calcext:value-type="float">
            <text:p>347</text:p>
          </table:table-cell>
          <table:table-cell office:value-type="float" office:value="45812" calcext:value-type="float">
            <text:p>45812</text:p>
          </table:table-cell>
          <table:table-cell office:value-type="float" office:value="22016" calcext:value-type="float">
            <text:p>22016</text:p>
          </table:table-cell>
          <table:table-cell office:value-type="float" office:value="253164" calcext:value-type="float">
            <text:p>253164</text:p>
          </table:table-cell>
          <table:table-cell office:value-type="float" office:value="15616" calcext:value-type="float">
            <text:p>15616</text:p>
          </table:table-cell>
          <table:table-cell table:formula="of:=([.C349]+[.C348]/2+[.C350]/2)/2" office:value-type="float" office:value="45815" calcext:value-type="float">
            <text:p>45815</text:p>
          </table:table-cell>
          <table:table-cell table:formula="of:=([.D349]+[.D348]/2+[.D350]/2)/2" office:value-type="float" office:value="27333" calcext:value-type="float">
            <text:p>27333</text:p>
          </table:table-cell>
          <table:table-cell table:formula="of:=([.E349]+[.E348]/2+[.E350]/2)/2" office:value-type="float" office:value="253139" calcext:value-type="float">
            <text:p>253139</text:p>
          </table:table-cell>
          <table:table-cell table:formula="of:=([.F349]+[.F348]/2+[.F350]/2)/2" office:value-type="float" office:value="41300" calcext:value-type="float">
            <text:p>41300</text:p>
          </table:table-cell>
          <table:table-cell table:formula="of:=([.I349]-[.G349])/1024" office:value-type="float" office:value="202.46484375" calcext:value-type="float">
            <text:p>202.46484375</text:p>
          </table:table-cell>
          <table:table-cell table:formula="of:=([.J349]-[.H349])/1024" office:value-type="float" office:value="13.6396484375" calcext:value-type="float">
            <text:p>13.6396484375</text:p>
          </table:table-cell>
        </table:table-row>
        <table:table-row table:style-name="ro1">
          <table:table-cell/>
          <table:table-cell table:formula="of:=[.B349]+1" office:value-type="float" office:value="348" calcext:value-type="float">
            <text:p>348</text:p>
          </table:table-cell>
          <table:table-cell office:value-type="float" office:value="45824" calcext:value-type="float">
            <text:p>45824</text:p>
          </table:table-cell>
          <table:table-cell office:value-type="float" office:value="52216" calcext:value-type="float">
            <text:p>52216</text:p>
          </table:table-cell>
          <table:table-cell office:value-type="float" office:value="253164" calcext:value-type="float">
            <text:p>253164</text:p>
          </table:table-cell>
          <table:table-cell office:value-type="float" office:value="46840" calcext:value-type="float">
            <text:p>46840</text:p>
          </table:table-cell>
          <table:table-cell table:formula="of:=([.C350]+[.C349]/2+[.C351]/2)/2" office:value-type="float" office:value="45819" calcext:value-type="float">
            <text:p>45819</text:p>
          </table:table-cell>
          <table:table-cell table:formula="of:=([.D350]+[.D349]/2+[.D351]/2)/2" office:value-type="float" office:value="45557" calcext:value-type="float">
            <text:p>45557</text:p>
          </table:table-cell>
          <table:table-cell table:formula="of:=([.E350]+[.E349]/2+[.E351]/2)/2" office:value-type="float" office:value="253164" calcext:value-type="float">
            <text:p>253164</text:p>
          </table:table-cell>
          <table:table-cell table:formula="of:=([.F350]+[.F349]/2+[.F351]/2)/2" office:value-type="float" office:value="44595" calcext:value-type="float">
            <text:p>44595</text:p>
          </table:table-cell>
          <table:table-cell table:formula="of:=([.I350]-[.G350])/1024" office:value-type="float" office:value="202.4853515625" calcext:value-type="float">
            <text:p>202.4853515625</text:p>
          </table:table-cell>
          <table:table-cell table:formula="of:=([.J350]-[.H350])/1024" office:value-type="float" office:value="-0.939453125" calcext:value-type="float">
            <text:p>-0.939453125</text:p>
          </table:table-cell>
        </table:table-row>
        <table:table-row table:style-name="ro1">
          <table:table-cell/>
          <table:table-cell table:formula="of:=[.B350]+1" office:value-type="float" office:value="349" calcext:value-type="float">
            <text:p>349</text:p>
          </table:table-cell>
          <table:table-cell office:value-type="float" office:value="45816" calcext:value-type="float">
            <text:p>45816</text:p>
          </table:table-cell>
          <table:table-cell office:value-type="float" office:value="55780" calcext:value-type="float">
            <text:p>55780</text:p>
          </table:table-cell>
          <table:table-cell office:value-type="float" office:value="253164" calcext:value-type="float">
            <text:p>253164</text:p>
          </table:table-cell>
          <table:table-cell office:value-type="float" office:value="69084" calcext:value-type="float">
            <text:p>69084</text:p>
          </table:table-cell>
          <table:table-cell table:formula="of:=([.C351]+[.C350]/2+[.C352]/2)/2" office:value-type="float" office:value="45818" calcext:value-type="float">
            <text:p>45818</text:p>
          </table:table-cell>
          <table:table-cell table:formula="of:=([.D351]+[.D350]/2+[.D352]/2)/2" office:value-type="float" office:value="44209" calcext:value-type="float">
            <text:p>44209</text:p>
          </table:table-cell>
          <table:table-cell table:formula="of:=([.E351]+[.E350]/2+[.E352]/2)/2" office:value-type="float" office:value="253164" calcext:value-type="float">
            <text:p>253164</text:p>
          </table:table-cell>
          <table:table-cell table:formula="of:=([.F351]+[.F350]/2+[.F352]/2)/2" office:value-type="float" office:value="63523" calcext:value-type="float">
            <text:p>63523</text:p>
          </table:table-cell>
          <table:table-cell table:formula="of:=([.I351]-[.G351])/1024" office:value-type="float" office:value="202.486328125" calcext:value-type="float">
            <text:p>202.486328125</text:p>
          </table:table-cell>
          <table:table-cell table:formula="of:=([.J351]-[.H351])/1024" office:value-type="float" office:value="18.861328125" calcext:value-type="float">
            <text:p>18.861328125</text:p>
          </table:table-cell>
        </table:table-row>
        <table:table-row table:style-name="ro1">
          <table:table-cell/>
          <table:table-cell table:formula="of:=[.B351]+1" office:value-type="float" office:value="350" calcext:value-type="float">
            <text:p>350</text:p>
          </table:table-cell>
          <table:table-cell office:value-type="float" office:value="45816" calcext:value-type="float">
            <text:p>45816</text:p>
          </table:table-cell>
          <table:table-cell office:value-type="float" office:value="13060" calcext:value-type="float">
            <text:p>13060</text:p>
          </table:table-cell>
          <table:table-cell office:value-type="float" office:value="253164" calcext:value-type="float">
            <text:p>253164</text:p>
          </table:table-cell>
          <table:table-cell office:value-type="float" office:value="69084" calcext:value-type="float">
            <text:p>69084</text:p>
          </table:table-cell>
          <table:table-cell table:formula="of:=([.C352]+[.C351]/2+[.C353]/2)/2" office:value-type="float" office:value="45816" calcext:value-type="float">
            <text:p>45816</text:p>
          </table:table-cell>
          <table:table-cell table:formula="of:=([.D352]+[.D351]/2+[.D353]/2)/2" office:value-type="float" office:value="23740" calcext:value-type="float">
            <text:p>23740</text:p>
          </table:table-cell>
          <table:table-cell table:formula="of:=([.E352]+[.E351]/2+[.E353]/2)/2" office:value-type="float" office:value="253164" calcext:value-type="float">
            <text:p>253164</text:p>
          </table:table-cell>
          <table:table-cell table:formula="of:=([.F352]+[.F351]/2+[.F353]/2)/2" office:value-type="float" office:value="55054" calcext:value-type="float">
            <text:p>55054</text:p>
          </table:table-cell>
          <table:table-cell table:formula="of:=([.I352]-[.G352])/1024" office:value-type="float" office:value="202.48828125" calcext:value-type="float">
            <text:p>202.48828125</text:p>
          </table:table-cell>
          <table:table-cell table:formula="of:=([.J352]-[.H352])/1024" office:value-type="float" office:value="30.580078125" calcext:value-type="float">
            <text:p>30.580078125</text:p>
          </table:table-cell>
        </table:table-row>
        <table:table-row table:style-name="ro1">
          <table:table-cell/>
          <table:table-cell table:formula="of:=[.B352]+1" office:value-type="float" office:value="351" calcext:value-type="float">
            <text:p>351</text:p>
          </table:table-cell>
          <table:table-cell table:style-name="ce1" office:value-type="float" office:value="45816" calcext:value-type="float">
            <text:p>45816</text:p>
          </table:table-cell>
          <table:table-cell table:style-name="ce1" office:value-type="float" office:value="13060" calcext:value-type="float">
            <text:p>13060</text:p>
          </table:table-cell>
          <table:table-cell office:value-type="float" office:value="253164" calcext:value-type="float">
            <text:p>253164</text:p>
          </table:table-cell>
          <table:table-cell office:value-type="float" office:value="12964" calcext:value-type="float">
            <text:p>12964</text:p>
          </table:table-cell>
          <table:table-cell table:formula="of:=([.C353]+[.C352]/2+[.C354]/2)/2" office:value-type="float" office:value="45816" calcext:value-type="float">
            <text:p>45816</text:p>
          </table:table-cell>
          <table:table-cell table:formula="of:=([.D353]+[.D352]/2+[.D354]/2)/2" office:value-type="float" office:value="15273" calcext:value-type="float">
            <text:p>15273</text:p>
          </table:table-cell>
          <table:table-cell table:formula="of:=([.E353]+[.E352]/2+[.E354]/2)/2" office:value-type="float" office:value="253157" calcext:value-type="float">
            <text:p>253157</text:p>
          </table:table-cell>
          <table:table-cell table:formula="of:=([.F353]+[.F352]/2+[.F354]/2)/2" office:value-type="float" office:value="34552" calcext:value-type="float">
            <text:p>34552</text:p>
          </table:table-cell>
          <table:table-cell table:formula="of:=([.I353]-[.G353])/1024" office:value-type="float" office:value="202.4814453125" calcext:value-type="float">
            <text:p>202.4814453125</text:p>
          </table:table-cell>
          <table:table-cell table:formula="of:=([.J353]-[.H353])/1024" office:value-type="float" office:value="18.8271484375" calcext:value-type="float">
            <text:p>18.8271484375</text:p>
          </table:table-cell>
        </table:table-row>
        <table:table-row table:style-name="ro1">
          <table:table-cell/>
          <table:table-cell table:formula="of:=[.B353]+1" office:value-type="float" office:value="352" calcext:value-type="float">
            <text:p>352</text:p>
          </table:table-cell>
          <table:table-cell office:value-type="float" office:value="45816" calcext:value-type="float">
            <text:p>45816</text:p>
          </table:table-cell>
          <table:table-cell office:value-type="float" office:value="21912" calcext:value-type="float">
            <text:p>21912</text:p>
          </table:table-cell>
          <table:table-cell office:value-type="float" office:value="253136" calcext:value-type="float">
            <text:p>253136</text:p>
          </table:table-cell>
          <table:table-cell office:value-type="float" office:value="43196" calcext:value-type="float">
            <text:p>43196</text:p>
          </table:table-cell>
          <table:table-cell table:formula="of:=([.C354]+[.C353]/2+[.C355]/2)/2" office:value-type="float" office:value="45853" calcext:value-type="float">
            <text:p>45853</text:p>
          </table:table-cell>
          <table:table-cell table:formula="of:=([.D354]+[.D353]/2+[.D355]/2)/2" office:value-type="float" office:value="27409" calcext:value-type="float">
            <text:p>27409</text:p>
          </table:table-cell>
          <table:table-cell table:formula="of:=([.E354]+[.E353]/2+[.E355]/2)/2" office:value-type="float" office:value="253143" calcext:value-type="float">
            <text:p>253143</text:p>
          </table:table-cell>
          <table:table-cell table:formula="of:=([.F354]+[.F353]/2+[.F355]/2)/2" office:value-type="float" office:value="42391" calcext:value-type="float">
            <text:p>42391</text:p>
          </table:table-cell>
          <table:table-cell table:formula="of:=([.I354]-[.G354])/1024" office:value-type="float" office:value="202.431640625" calcext:value-type="float">
            <text:p>202.431640625</text:p>
          </table:table-cell>
          <table:table-cell table:formula="of:=([.J354]-[.H354])/1024" office:value-type="float" office:value="14.630859375" calcext:value-type="float">
            <text:p>14.630859375</text:p>
          </table:table-cell>
        </table:table-row>
        <table:table-row table:style-name="ro1">
          <table:table-cell/>
          <table:table-cell table:formula="of:=[.B354]+1" office:value-type="float" office:value="353" calcext:value-type="float">
            <text:p>353</text:p>
          </table:table-cell>
          <table:table-cell office:value-type="float" office:value="45964" calcext:value-type="float">
            <text:p>45964</text:p>
          </table:table-cell>
          <table:table-cell office:value-type="float" office:value="52752" calcext:value-type="float">
            <text:p>52752</text:p>
          </table:table-cell>
          <table:table-cell office:value-type="float" office:value="253136" calcext:value-type="float">
            <text:p>253136</text:p>
          </table:table-cell>
          <table:table-cell office:value-type="float" office:value="70208" calcext:value-type="float">
            <text:p>70208</text:p>
          </table:table-cell>
          <table:table-cell table:formula="of:=([.C355]+[.C354]/2+[.C356]/2)/2" office:value-type="float" office:value="45930" calcext:value-type="float">
            <text:p>45930</text:p>
          </table:table-cell>
          <table:table-cell table:formula="of:=([.D355]+[.D354]/2+[.D356]/2)/2" office:value-type="float" office:value="46317" calcext:value-type="float">
            <text:p>46317</text:p>
          </table:table-cell>
          <table:table-cell table:formula="of:=([.E355]+[.E354]/2+[.E356]/2)/2" office:value-type="float" office:value="253136" calcext:value-type="float">
            <text:p>253136</text:p>
          </table:table-cell>
          <table:table-cell table:formula="of:=([.F355]+[.F354]/2+[.F356]/2)/2" office:value-type="float" office:value="63890" calcext:value-type="float">
            <text:p>63890</text:p>
          </table:table-cell>
          <table:table-cell table:formula="of:=([.I355]-[.G355])/1024" office:value-type="float" office:value="202.349609375" calcext:value-type="float">
            <text:p>202.349609375</text:p>
          </table:table-cell>
          <table:table-cell table:formula="of:=([.J355]-[.H355])/1024" office:value-type="float" office:value="17.1611328125" calcext:value-type="float">
            <text:p>17.1611328125</text:p>
          </table:table-cell>
        </table:table-row>
        <table:table-row table:style-name="ro1">
          <table:table-cell/>
          <table:table-cell table:formula="of:=[.B355]+1" office:value-type="float" office:value="354" calcext:value-type="float">
            <text:p>354</text:p>
          </table:table-cell>
          <table:table-cell office:value-type="float" office:value="45976" calcext:value-type="float">
            <text:p>45976</text:p>
          </table:table-cell>
          <table:table-cell office:value-type="float" office:value="57852" calcext:value-type="float">
            <text:p>57852</text:p>
          </table:table-cell>
          <table:table-cell office:value-type="float" office:value="253136" calcext:value-type="float">
            <text:p>253136</text:p>
          </table:table-cell>
          <table:table-cell office:value-type="float" office:value="71948" calcext:value-type="float">
            <text:p>71948</text:p>
          </table:table-cell>
          <table:table-cell table:formula="of:=([.C356]+[.C355]/2+[.C357]/2)/2" office:value-type="float" office:value="45973" calcext:value-type="float">
            <text:p>45973</text:p>
          </table:table-cell>
          <table:table-cell table:formula="of:=([.D356]+[.D355]/2+[.D357]/2)/2" office:value-type="float" office:value="45443" calcext:value-type="float">
            <text:p>45443</text:p>
          </table:table-cell>
          <table:table-cell table:formula="of:=([.E356]+[.E355]/2+[.E357]/2)/2" office:value-type="float" office:value="253136" calcext:value-type="float">
            <text:p>253136</text:p>
          </table:table-cell>
          <table:table-cell table:formula="of:=([.F356]+[.F355]/2+[.F357]/2)/2" office:value-type="float" office:value="57084" calcext:value-type="float">
            <text:p>57084</text:p>
          </table:table-cell>
          <table:table-cell table:formula="of:=([.I356]-[.G356])/1024" office:value-type="float" office:value="202.3076171875" calcext:value-type="float">
            <text:p>202.3076171875</text:p>
          </table:table-cell>
          <table:table-cell table:formula="of:=([.J356]-[.H356])/1024" office:value-type="float" office:value="11.3681640625" calcext:value-type="float">
            <text:p>11.3681640625</text:p>
          </table:table-cell>
        </table:table-row>
        <table:table-row table:style-name="ro1">
          <table:table-cell/>
          <table:table-cell table:formula="of:=[.B356]+1" office:value-type="float" office:value="355" calcext:value-type="float">
            <text:p>355</text:p>
          </table:table-cell>
          <table:table-cell office:value-type="float" office:value="45976" calcext:value-type="float">
            <text:p>45976</text:p>
          </table:table-cell>
          <table:table-cell office:value-type="float" office:value="13316" calcext:value-type="float">
            <text:p>13316</text:p>
          </table:table-cell>
          <table:table-cell office:value-type="float" office:value="253136" calcext:value-type="float">
            <text:p>253136</text:p>
          </table:table-cell>
          <table:table-cell office:value-type="float" office:value="14232" calcext:value-type="float">
            <text:p>14232</text:p>
          </table:table-cell>
          <table:table-cell table:formula="of:=([.C357]+[.C356]/2+[.C358]/2)/2" office:value-type="float" office:value="46019" calcext:value-type="float">
            <text:p>46019</text:p>
          </table:table-cell>
          <table:table-cell table:formula="of:=([.D357]+[.D356]/2+[.D358]/2)/2" office:value-type="float" office:value="27517" calcext:value-type="float">
            <text:p>27517</text:p>
          </table:table-cell>
          <table:table-cell table:formula="of:=([.E357]+[.E356]/2+[.E358]/2)/2" office:value-type="float" office:value="257160" calcext:value-type="float">
            <text:p>257160</text:p>
          </table:table-cell>
          <table:table-cell table:formula="of:=([.F357]+[.F356]/2+[.F358]/2)/2" office:value-type="float" office:value="38592" calcext:value-type="float">
            <text:p>38592</text:p>
          </table:table-cell>
          <table:table-cell table:formula="of:=([.I357]-[.G357])/1024" office:value-type="float" office:value="206.1923828125" calcext:value-type="float">
            <text:p>206.1923828125</text:p>
          </table:table-cell>
          <table:table-cell table:formula="of:=([.J357]-[.H357])/1024" office:value-type="float" office:value="10.8154296875" calcext:value-type="float">
            <text:p>10.8154296875</text:p>
          </table:table-cell>
        </table:table-row>
        <table:table-row table:style-name="ro1">
          <table:table-cell/>
          <table:table-cell table:formula="of:=[.B357]+1" office:value-type="float" office:value="356" calcext:value-type="float">
            <text:p>356</text:p>
          </table:table-cell>
          <table:table-cell office:value-type="float" office:value="46148" calcext:value-type="float">
            <text:p>46148</text:p>
          </table:table-cell>
          <table:table-cell office:value-type="float" office:value="25584" calcext:value-type="float">
            <text:p>25584</text:p>
          </table:table-cell>
          <table:table-cell office:value-type="float" office:value="269232" calcext:value-type="float">
            <text:p>269232</text:p>
          </table:table-cell>
          <table:table-cell office:value-type="float" office:value="53956" calcext:value-type="float">
            <text:p>53956</text:p>
          </table:table-cell>
          <table:table-cell table:formula="of:=([.C358]+[.C357]/2+[.C359]/2)/2" office:value-type="float" office:value="46105" calcext:value-type="float">
            <text:p>46105</text:p>
          </table:table-cell>
          <table:table-cell table:formula="of:=([.D358]+[.D357]/2+[.D359]/2)/2" office:value-type="float" office:value="29003" calcext:value-type="float">
            <text:p>29003</text:p>
          </table:table-cell>
          <table:table-cell table:formula="of:=([.E358]+[.E357]/2+[.E359]/2)/2" office:value-type="float" office:value="251893" calcext:value-type="float">
            <text:p>251893</text:p>
          </table:table-cell>
          <table:table-cell table:formula="of:=([.F358]+[.F357]/2+[.F359]/2)/2" office:value-type="float" office:value="46709" calcext:value-type="float">
            <text:p>46709</text:p>
          </table:table-cell>
          <table:table-cell table:formula="of:=([.I358]-[.G358])/1024" office:value-type="float" office:value="200.96484375" calcext:value-type="float">
            <text:p>200.96484375</text:p>
          </table:table-cell>
          <table:table-cell table:formula="of:=([.J358]-[.H358])/1024" office:value-type="float" office:value="17.291015625" calcext:value-type="float">
            <text:p>17.291015625</text:p>
          </table:table-cell>
        </table:table-row>
        <table:table-row table:style-name="ro1">
          <table:table-cell/>
          <table:table-cell table:formula="of:=[.B358]+1" office:value-type="float" office:value="357" calcext:value-type="float">
            <text:p>357</text:p>
          </table:table-cell>
          <table:table-cell office:value-type="float" office:value="46148" calcext:value-type="float">
            <text:p>46148</text:p>
          </table:table-cell>
          <table:table-cell office:value-type="float" office:value="51528" calcext:value-type="float">
            <text:p>51528</text:p>
          </table:table-cell>
          <table:table-cell office:value-type="float" office:value="215972" calcext:value-type="float">
            <text:p>215972</text:p>
          </table:table-cell>
          <table:table-cell office:value-type="float" office:value="64692" calcext:value-type="float">
            <text:p>64692</text:p>
          </table:table-cell>
          <table:table-cell table:formula="of:=([.C359]+[.C358]/2+[.C360]/2)/2" office:value-type="float" office:value="46190" calcext:value-type="float">
            <text:p>46190</text:p>
          </table:table-cell>
          <table:table-cell table:formula="of:=([.D359]+[.D358]/2+[.D360]/2)/2" office:value-type="float" office:value="45052" calcext:value-type="float">
            <text:p>45052</text:p>
          </table:table-cell>
          <table:table-cell table:formula="of:=([.E359]+[.E358]/2+[.E360]/2)/2" office:value-type="float" office:value="229287" calcext:value-type="float">
            <text:p>229287</text:p>
          </table:table-cell>
          <table:table-cell table:formula="of:=([.F359]+[.F358]/2+[.F360]/2)/2" office:value-type="float" office:value="62008" calcext:value-type="float">
            <text:p>62008</text:p>
          </table:table-cell>
          <table:table-cell table:formula="of:=([.I359]-[.G359])/1024" office:value-type="float" office:value="178.8056640625" calcext:value-type="float">
            <text:p>178.8056640625</text:p>
          </table:table-cell>
          <table:table-cell table:formula="of:=([.J359]-[.H359])/1024" office:value-type="float" office:value="16.55859375" calcext:value-type="float">
            <text:p>16.55859375</text:p>
          </table:table-cell>
        </table:table-row>
        <table:table-row table:style-name="ro1">
          <table:table-cell/>
          <table:table-cell table:formula="of:=[.B359]+1" office:value-type="float" office:value="358" calcext:value-type="float">
            <text:p>358</text:p>
          </table:table-cell>
          <table:table-cell office:value-type="float" office:value="46316" calcext:value-type="float">
            <text:p>46316</text:p>
          </table:table-cell>
          <table:table-cell office:value-type="float" office:value="51568" calcext:value-type="float">
            <text:p>51568</text:p>
          </table:table-cell>
          <table:table-cell office:value-type="float" office:value="215972" calcext:value-type="float">
            <text:p>215972</text:p>
          </table:table-cell>
          <table:table-cell office:value-type="float" office:value="64692" calcext:value-type="float">
            <text:p>64692</text:p>
          </table:table-cell>
          <table:table-cell table:formula="of:=([.C360]+[.C359]/2+[.C361]/2)/2" office:value-type="float" office:value="46274" calcext:value-type="float">
            <text:p>46274</text:p>
          </table:table-cell>
          <table:table-cell table:formula="of:=([.D360]+[.D359]/2+[.D361]/2)/2" office:value-type="float" office:value="41897" calcext:value-type="float">
            <text:p>41897</text:p>
          </table:table-cell>
          <table:table-cell table:formula="of:=([.E360]+[.E359]/2+[.E361]/2)/2" office:value-type="float" office:value="215972" calcext:value-type="float">
            <text:p>215972</text:p>
          </table:table-cell>
          <table:table-cell table:formula="of:=([.F360]+[.F359]/2+[.F361]/2)/2" office:value-type="float" office:value="51781" calcext:value-type="float">
            <text:p>51781</text:p>
          </table:table-cell>
          <table:table-cell table:formula="of:=([.I360]-[.G360])/1024" office:value-type="float" office:value="165.720703125" calcext:value-type="float">
            <text:p>165.720703125</text:p>
          </table:table-cell>
          <table:table-cell table:formula="of:=([.J360]-[.H360])/1024" office:value-type="float" office:value="9.65234375" calcext:value-type="float">
            <text:p>9.65234375</text:p>
          </table:table-cell>
        </table:table-row>
        <table:table-row table:style-name="ro1">
          <table:table-cell/>
          <table:table-cell table:formula="of:=[.B360]+1" office:value-type="float" office:value="359" calcext:value-type="float">
            <text:p>359</text:p>
          </table:table-cell>
          <table:table-cell office:value-type="float" office:value="46316" calcext:value-type="float">
            <text:p>46316</text:p>
          </table:table-cell>
          <table:table-cell office:value-type="float" office:value="12924" calcext:value-type="float">
            <text:p>12924</text:p>
          </table:table-cell>
          <table:table-cell office:value-type="float" office:value="215972" calcext:value-type="float">
            <text:p>215972</text:p>
          </table:table-cell>
          <table:table-cell office:value-type="float" office:value="13048" calcext:value-type="float">
            <text:p>13048</text:p>
          </table:table-cell>
          <table:table-cell table:formula="of:=([.C361]+[.C360]/2+[.C362]/2)/2" office:value-type="float" office:value="46376" calcext:value-type="float">
            <text:p>46376</text:p>
          </table:table-cell>
          <table:table-cell table:formula="of:=([.D361]+[.D360]/2+[.D362]/2)/2" office:value-type="float" office:value="24810" calcext:value-type="float">
            <text:p>24810</text:p>
          </table:table-cell>
          <table:table-cell table:formula="of:=([.E361]+[.E360]/2+[.E362]/2)/2" office:value-type="float" office:value="215972" calcext:value-type="float">
            <text:p>215972</text:p>
          </table:table-cell>
          <table:table-cell table:formula="of:=([.F361]+[.F360]/2+[.F362]/2)/2" office:value-type="float" office:value="31660" calcext:value-type="float">
            <text:p>31660</text:p>
          </table:table-cell>
          <table:table-cell table:formula="of:=([.I361]-[.G361])/1024" office:value-type="float" office:value="165.62109375" calcext:value-type="float">
            <text:p>165.62109375</text:p>
          </table:table-cell>
          <table:table-cell table:formula="of:=([.J361]-[.H361])/1024" office:value-type="float" office:value="6.689453125" calcext:value-type="float">
            <text:p>6.689453125</text:p>
          </table:table-cell>
        </table:table-row>
        <table:table-row table:style-name="ro1">
          <table:table-cell/>
          <table:table-cell table:formula="of:=[.B361]+1" office:value-type="float" office:value="360" calcext:value-type="float">
            <text:p>360</text:p>
          </table:table-cell>
          <table:table-cell office:value-type="float" office:value="46556" calcext:value-type="float">
            <text:p>46556</text:p>
          </table:table-cell>
          <table:table-cell office:value-type="float" office:value="21824" calcext:value-type="float">
            <text:p>21824</text:p>
          </table:table-cell>
          <table:table-cell office:value-type="float" office:value="215972" calcext:value-type="float">
            <text:p>215972</text:p>
          </table:table-cell>
          <table:table-cell office:value-type="float" office:value="35852" calcext:value-type="float">
            <text:p>35852</text:p>
          </table:table-cell>
          <table:table-cell table:formula="of:=([.C362]+[.C361]/2+[.C363]/2)/2" office:value-type="float" office:value="46498" calcext:value-type="float">
            <text:p>46498</text:p>
          </table:table-cell>
          <table:table-cell table:formula="of:=([.D362]+[.D361]/2+[.D363]/2)/2" office:value-type="float" office:value="27937" calcext:value-type="float">
            <text:p>27937</text:p>
          </table:table-cell>
          <table:table-cell table:formula="of:=([.E362]+[.E361]/2+[.E363]/2)/2" office:value-type="float" office:value="215972" calcext:value-type="float">
            <text:p>215972</text:p>
          </table:table-cell>
          <table:table-cell table:formula="of:=([.F362]+[.F361]/2+[.F363]/2)/2" office:value-type="float" office:value="38595" calcext:value-type="float">
            <text:p>38595</text:p>
          </table:table-cell>
          <table:table-cell table:formula="of:=([.I362]-[.G362])/1024" office:value-type="float" office:value="165.501953125" calcext:value-type="float">
            <text:p>165.501953125</text:p>
          </table:table-cell>
          <table:table-cell table:formula="of:=([.J362]-[.H362])/1024" office:value-type="float" office:value="10.408203125" calcext:value-type="float">
            <text:p>10.408203125</text:p>
          </table:table-cell>
        </table:table-row>
        <table:table-row table:style-name="ro1">
          <table:table-cell/>
          <table:table-cell table:formula="of:=[.B362]+1" office:value-type="float" office:value="361" calcext:value-type="float">
            <text:p>361</text:p>
          </table:table-cell>
          <table:table-cell office:value-type="float" office:value="46564" calcext:value-type="float">
            <text:p>46564</text:p>
          </table:table-cell>
          <table:table-cell office:value-type="float" office:value="55176" calcext:value-type="float">
            <text:p>55176</text:p>
          </table:table-cell>
          <table:table-cell office:value-type="float" office:value="215972" calcext:value-type="float">
            <text:p>215972</text:p>
          </table:table-cell>
          <table:table-cell office:value-type="float" office:value="69628" calcext:value-type="float">
            <text:p>69628</text:p>
          </table:table-cell>
          <table:table-cell table:formula="of:=([.C363]+[.C362]/2+[.C364]/2)/2" office:value-type="float" office:value="46563" calcext:value-type="float">
            <text:p>46563</text:p>
          </table:table-cell>
          <table:table-cell table:formula="of:=([.D363]+[.D362]/2+[.D364]/2)/2" office:value-type="float" office:value="48067" calcext:value-type="float">
            <text:p>48067</text:p>
          </table:table-cell>
          <table:table-cell table:formula="of:=([.E363]+[.E362]/2+[.E364]/2)/2" office:value-type="float" office:value="215972" calcext:value-type="float">
            <text:p>215972</text:p>
          </table:table-cell>
          <table:table-cell table:formula="of:=([.F363]+[.F362]/2+[.F364]/2)/2" office:value-type="float" office:value="61184" calcext:value-type="float">
            <text:p>61184</text:p>
          </table:table-cell>
          <table:table-cell table:formula="of:=([.I363]-[.G363])/1024" office:value-type="float" office:value="165.4384765625" calcext:value-type="float">
            <text:p>165.4384765625</text:p>
          </table:table-cell>
          <table:table-cell table:formula="of:=([.J363]-[.H363])/1024" office:value-type="float" office:value="12.8095703125" calcext:value-type="float">
            <text:p>12.8095703125</text:p>
          </table:table-cell>
        </table:table-row>
        <table:table-row table:style-name="ro1">
          <table:table-cell/>
          <table:table-cell table:formula="of:=[.B363]+1" office:value-type="float" office:value="362" calcext:value-type="float">
            <text:p>362</text:p>
          </table:table-cell>
          <table:table-cell office:value-type="float" office:value="46568" calcext:value-type="float">
            <text:p>46568</text:p>
          </table:table-cell>
          <table:table-cell office:value-type="float" office:value="60092" calcext:value-type="float">
            <text:p>60092</text:p>
          </table:table-cell>
          <table:table-cell office:value-type="float" office:value="215972" calcext:value-type="float">
            <text:p>215972</text:p>
          </table:table-cell>
          <table:table-cell office:value-type="float" office:value="69628" calcext:value-type="float">
            <text:p>69628</text:p>
          </table:table-cell>
          <table:table-cell table:formula="of:=([.C364]+[.C363]/2+[.C365]/2)/2" office:value-type="float" office:value="46567" calcext:value-type="float">
            <text:p>46567</text:p>
          </table:table-cell>
          <table:table-cell table:formula="of:=([.D364]+[.D363]/2+[.D365]/2)/2" office:value-type="float" office:value="58863" calcext:value-type="float">
            <text:p>58863</text:p>
          </table:table-cell>
          <table:table-cell table:formula="of:=([.E364]+[.E363]/2+[.E365]/2)/2" office:value-type="float" office:value="215972" calcext:value-type="float">
            <text:p>215972</text:p>
          </table:table-cell>
          <table:table-cell table:formula="of:=([.F364]+[.F363]/2+[.F365]/2)/2" office:value-type="float" office:value="69628" calcext:value-type="float">
            <text:p>69628</text:p>
          </table:table-cell>
          <table:table-cell table:formula="of:=([.I364]-[.G364])/1024" office:value-type="float" office:value="165.4345703125" calcext:value-type="float">
            <text:p>165.4345703125</text:p>
          </table:table-cell>
          <table:table-cell table:formula="of:=([.J364]-[.H364])/1024" office:value-type="float" office:value="10.5126953125" calcext:value-type="float">
            <text:p>10.5126953125</text:p>
          </table:table-cell>
        </table:table-row>
        <table:table-row table:style-name="ro1">
          <table:table-cell/>
          <table:table-cell table:formula="of:=[.B364]+1" office:value-type="float" office:value="363" calcext:value-type="float">
            <text:p>363</text:p>
          </table:table-cell>
          <table:table-cell office:value-type="float" office:value="46568" calcext:value-type="float">
            <text:p>46568</text:p>
          </table:table-cell>
          <table:table-cell office:value-type="float" office:value="60092" calcext:value-type="float">
            <text:p>60092</text:p>
          </table:table-cell>
          <table:table-cell office:value-type="float" office:value="215972" calcext:value-type="float">
            <text:p>215972</text:p>
          </table:table-cell>
          <table:table-cell office:value-type="float" office:value="69628" calcext:value-type="float">
            <text:p>69628</text:p>
          </table:table-cell>
          <table:table-cell table:formula="of:=([.C365]+[.C364]/2+[.C366]/2)/2" office:value-type="float" office:value="46568" calcext:value-type="float">
            <text:p>46568</text:p>
          </table:table-cell>
          <table:table-cell table:formula="of:=([.D365]+[.D364]/2+[.D366]/2)/2" office:value-type="float" office:value="60092" calcext:value-type="float">
            <text:p>60092</text:p>
          </table:table-cell>
          <table:table-cell table:formula="of:=([.E365]+[.E364]/2+[.E366]/2)/2" office:value-type="float" office:value="215972" calcext:value-type="float">
            <text:p>215972</text:p>
          </table:table-cell>
          <table:table-cell table:formula="of:=([.F365]+[.F364]/2+[.F366]/2)/2" office:value-type="float" office:value="69628" calcext:value-type="float">
            <text:p>69628</text:p>
          </table:table-cell>
          <table:table-cell table:formula="of:=([.I365]-[.G365])/1024" office:value-type="float" office:value="165.43359375" calcext:value-type="float">
            <text:p>165.43359375</text:p>
          </table:table-cell>
          <table:table-cell table:formula="of:=([.J365]-[.H365])/1024" office:value-type="float" office:value="9.3125" calcext:value-type="float">
            <text:p>9.3125</text:p>
          </table:table-cell>
        </table:table-row>
        <table:table-row table:style-name="ro1">
          <table:table-cell/>
          <table:table-cell table:formula="of:=[.B365]+1" office:value-type="float" office:value="364" calcext:value-type="float">
            <text:p>364</text:p>
          </table:table-cell>
          <table:table-cell office:value-type="float" office:value="46568" calcext:value-type="float">
            <text:p>46568</text:p>
          </table:table-cell>
          <table:table-cell office:value-type="float" office:value="60092" calcext:value-type="float">
            <text:p>60092</text:p>
          </table:table-cell>
          <table:table-cell office:value-type="float" office:value="215972" calcext:value-type="float">
            <text:p>215972</text:p>
          </table:table-cell>
          <table:table-cell office:value-type="float" office:value="69628" calcext:value-type="float">
            <text:p>69628</text:p>
          </table:table-cell>
          <table:table-cell table:formula="of:=([.C366]+[.C365]/2+[.C367]/2)/2" office:value-type="float" office:value="46568" calcext:value-type="float">
            <text:p>46568</text:p>
          </table:table-cell>
          <table:table-cell table:formula="of:=([.D366]+[.D365]/2+[.D367]/2)/2" office:value-type="float" office:value="60092" calcext:value-type="float">
            <text:p>60092</text:p>
          </table:table-cell>
          <table:table-cell table:formula="of:=([.E366]+[.E365]/2+[.E367]/2)/2" office:value-type="float" office:value="215972" calcext:value-type="float">
            <text:p>215972</text:p>
          </table:table-cell>
          <table:table-cell table:formula="of:=([.F366]+[.F365]/2+[.F367]/2)/2" office:value-type="float" office:value="69628" calcext:value-type="float">
            <text:p>69628</text:p>
          </table:table-cell>
          <table:table-cell table:formula="of:=([.I366]-[.G366])/1024" office:value-type="float" office:value="165.43359375" calcext:value-type="float">
            <text:p>165.43359375</text:p>
          </table:table-cell>
          <table:table-cell table:formula="of:=([.J366]-[.H366])/1024" office:value-type="float" office:value="9.3125" calcext:value-type="float">
            <text:p>9.3125</text:p>
          </table:table-cell>
        </table:table-row>
        <table:table-row table:style-name="ro1">
          <table:table-cell/>
          <table:table-cell table:formula="of:=[.B366]+1" office:value-type="float" office:value="365" calcext:value-type="float">
            <text:p>365</text:p>
          </table:table-cell>
          <table:table-cell office:value-type="float" office:value="46568" calcext:value-type="float">
            <text:p>46568</text:p>
          </table:table-cell>
          <table:table-cell office:value-type="float" office:value="60092" calcext:value-type="float">
            <text:p>60092</text:p>
          </table:table-cell>
          <table:table-cell office:value-type="float" office:value="215972" calcext:value-type="float">
            <text:p>215972</text:p>
          </table:table-cell>
          <table:table-cell office:value-type="float" office:value="69628" calcext:value-type="float">
            <text:p>69628</text:p>
          </table:table-cell>
          <table:table-cell table:formula="of:=([.C367]+[.C366]/2+[.C368]/2)/2" office:value-type="float" office:value="46568" calcext:value-type="float">
            <text:p>46568</text:p>
          </table:table-cell>
          <table:table-cell table:formula="of:=([.D367]+[.D366]/2+[.D368]/2)/2" office:value-type="float" office:value="60092" calcext:value-type="float">
            <text:p>60092</text:p>
          </table:table-cell>
          <table:table-cell table:formula="of:=([.E367]+[.E366]/2+[.E368]/2)/2" office:value-type="float" office:value="215972" calcext:value-type="float">
            <text:p>215972</text:p>
          </table:table-cell>
          <table:table-cell table:formula="of:=([.F367]+[.F366]/2+[.F368]/2)/2" office:value-type="float" office:value="69628" calcext:value-type="float">
            <text:p>69628</text:p>
          </table:table-cell>
          <table:table-cell table:formula="of:=([.I367]-[.G367])/1024" office:value-type="float" office:value="165.43359375" calcext:value-type="float">
            <text:p>165.43359375</text:p>
          </table:table-cell>
          <table:table-cell table:formula="of:=([.J367]-[.H367])/1024" office:value-type="float" office:value="9.3125" calcext:value-type="float">
            <text:p>9.3125</text:p>
          </table:table-cell>
        </table:table-row>
        <table:table-row table:style-name="ro1">
          <table:table-cell/>
          <table:table-cell table:formula="of:=[.B367]+1" office:value-type="float" office:value="366" calcext:value-type="float">
            <text:p>366</text:p>
          </table:table-cell>
          <table:table-cell office:value-type="float" office:value="46568" calcext:value-type="float">
            <text:p>46568</text:p>
          </table:table-cell>
          <table:table-cell office:value-type="float" office:value="60092" calcext:value-type="float">
            <text:p>60092</text:p>
          </table:table-cell>
          <table:table-cell office:value-type="float" office:value="215972" calcext:value-type="float">
            <text:p>215972</text:p>
          </table:table-cell>
          <table:table-cell office:value-type="float" office:value="69628" calcext:value-type="float">
            <text:p>69628</text:p>
          </table:table-cell>
          <table:table-cell table:formula="of:=([.C368]+[.C367]/2+[.C369]/2)/2" office:value-type="float" office:value="46568" calcext:value-type="float">
            <text:p>46568</text:p>
          </table:table-cell>
          <table:table-cell table:formula="of:=([.D368]+[.D367]/2+[.D369]/2)/2" office:value-type="float" office:value="60093" calcext:value-type="float">
            <text:p>60093</text:p>
          </table:table-cell>
          <table:table-cell table:formula="of:=([.E368]+[.E367]/2+[.E369]/2)/2" office:value-type="float" office:value="215972" calcext:value-type="float">
            <text:p>215972</text:p>
          </table:table-cell>
          <table:table-cell table:formula="of:=([.F368]+[.F367]/2+[.F369]/2)/2" office:value-type="float" office:value="69631" calcext:value-type="float">
            <text:p>69631</text:p>
          </table:table-cell>
          <table:table-cell table:formula="of:=([.I368]-[.G368])/1024" office:value-type="float" office:value="165.43359375" calcext:value-type="float">
            <text:p>165.43359375</text:p>
          </table:table-cell>
          <table:table-cell table:formula="of:=([.J368]-[.H368])/1024" office:value-type="float" office:value="9.314453125" calcext:value-type="float">
            <text:p>9.314453125</text:p>
          </table:table-cell>
        </table:table-row>
        <table:table-row table:style-name="ro1">
          <table:table-cell/>
          <table:table-cell table:formula="of:=[.B368]+1" office:value-type="float" office:value="367" calcext:value-type="float">
            <text:p>367</text:p>
          </table:table-cell>
          <table:table-cell office:value-type="float" office:value="46568" calcext:value-type="float">
            <text:p>46568</text:p>
          </table:table-cell>
          <table:table-cell office:value-type="float" office:value="60096" calcext:value-type="float">
            <text:p>60096</text:p>
          </table:table-cell>
          <table:table-cell office:value-type="float" office:value="215972" calcext:value-type="float">
            <text:p>215972</text:p>
          </table:table-cell>
          <table:table-cell office:value-type="float" office:value="69640" calcext:value-type="float">
            <text:p>69640</text:p>
          </table:table-cell>
          <table:table-cell table:formula="of:=([.C369]+[.C368]/2+[.C370]/2)/2" office:value-type="float" office:value="46568" calcext:value-type="float">
            <text:p>46568</text:p>
          </table:table-cell>
          <table:table-cell table:formula="of:=([.D369]+[.D368]/2+[.D370]/2)/2" office:value-type="float" office:value="60095" calcext:value-type="float">
            <text:p>60095</text:p>
          </table:table-cell>
          <table:table-cell table:formula="of:=([.E369]+[.E368]/2+[.E370]/2)/2" office:value-type="float" office:value="215972" calcext:value-type="float">
            <text:p>215972</text:p>
          </table:table-cell>
          <table:table-cell table:formula="of:=([.F369]+[.F368]/2+[.F370]/2)/2" office:value-type="float" office:value="69637" calcext:value-type="float">
            <text:p>69637</text:p>
          </table:table-cell>
          <table:table-cell table:formula="of:=([.I369]-[.G369])/1024" office:value-type="float" office:value="165.43359375" calcext:value-type="float">
            <text:p>165.43359375</text:p>
          </table:table-cell>
          <table:table-cell table:formula="of:=([.J369]-[.H369])/1024" office:value-type="float" office:value="9.318359375" calcext:value-type="float">
            <text:p>9.318359375</text:p>
          </table:table-cell>
        </table:table-row>
        <table:table-row table:style-name="ro1">
          <table:table-cell/>
          <table:table-cell table:formula="of:=[.B369]+1" office:value-type="float" office:value="368" calcext:value-type="float">
            <text:p>368</text:p>
          </table:table-cell>
          <table:table-cell office:value-type="float" office:value="46568" calcext:value-type="float">
            <text:p>46568</text:p>
          </table:table-cell>
          <table:table-cell office:value-type="float" office:value="60096" calcext:value-type="float">
            <text:p>60096</text:p>
          </table:table-cell>
          <table:table-cell office:value-type="float" office:value="215972" calcext:value-type="float">
            <text:p>215972</text:p>
          </table:table-cell>
          <table:table-cell office:value-type="float" office:value="69640" calcext:value-type="float">
            <text:p>69640</text:p>
          </table:table-cell>
          <table:table-cell table:formula="of:=([.C370]+[.C369]/2+[.C371]/2)/2" office:value-type="float" office:value="46568" calcext:value-type="float">
            <text:p>46568</text:p>
          </table:table-cell>
          <table:table-cell table:formula="of:=([.D370]+[.D369]/2+[.D371]/2)/2" office:value-type="float" office:value="60096" calcext:value-type="float">
            <text:p>60096</text:p>
          </table:table-cell>
          <table:table-cell table:formula="of:=([.E370]+[.E369]/2+[.E371]/2)/2" office:value-type="float" office:value="215972" calcext:value-type="float">
            <text:p>215972</text:p>
          </table:table-cell>
          <table:table-cell table:formula="of:=([.F370]+[.F369]/2+[.F371]/2)/2" office:value-type="float" office:value="69640" calcext:value-type="float">
            <text:p>69640</text:p>
          </table:table-cell>
          <table:table-cell table:formula="of:=([.I370]-[.G370])/1024" office:value-type="float" office:value="165.43359375" calcext:value-type="float">
            <text:p>165.43359375</text:p>
          </table:table-cell>
          <table:table-cell table:formula="of:=([.J370]-[.H370])/1024" office:value-type="float" office:value="9.3203125" calcext:value-type="float">
            <text:p>9.3203125</text:p>
          </table:table-cell>
        </table:table-row>
        <table:table-row table:style-name="ro1">
          <table:table-cell/>
          <table:table-cell table:formula="of:=[.B370]+1" office:value-type="float" office:value="369" calcext:value-type="float">
            <text:p>369</text:p>
          </table:table-cell>
          <table:table-cell office:value-type="float" office:value="46568" calcext:value-type="float">
            <text:p>46568</text:p>
          </table:table-cell>
          <table:table-cell office:value-type="float" office:value="60096" calcext:value-type="float">
            <text:p>60096</text:p>
          </table:table-cell>
          <table:table-cell office:value-type="float" office:value="215972" calcext:value-type="float">
            <text:p>215972</text:p>
          </table:table-cell>
          <table:table-cell office:value-type="float" office:value="69640" calcext:value-type="float">
            <text:p>69640</text:p>
          </table:table-cell>
          <table:table-cell table:formula="of:=([.C371]+[.C370]/2+[.C372]/2)/2" office:value-type="float" office:value="46568" calcext:value-type="float">
            <text:p>46568</text:p>
          </table:table-cell>
          <table:table-cell table:formula="of:=([.D371]+[.D370]/2+[.D372]/2)/2" office:value-type="float" office:value="60096" calcext:value-type="float">
            <text:p>60096</text:p>
          </table:table-cell>
          <table:table-cell table:formula="of:=([.E371]+[.E370]/2+[.E372]/2)/2" office:value-type="float" office:value="215972" calcext:value-type="float">
            <text:p>215972</text:p>
          </table:table-cell>
          <table:table-cell table:formula="of:=([.F371]+[.F370]/2+[.F372]/2)/2" office:value-type="float" office:value="69630" calcext:value-type="float">
            <text:p>69630</text:p>
          </table:table-cell>
          <table:table-cell table:formula="of:=([.I371]-[.G371])/1024" office:value-type="float" office:value="165.43359375" calcext:value-type="float">
            <text:p>165.43359375</text:p>
          </table:table-cell>
          <table:table-cell table:formula="of:=([.J371]-[.H371])/1024" office:value-type="float" office:value="9.310546875" calcext:value-type="float">
            <text:p>9.310546875</text:p>
          </table:table-cell>
        </table:table-row>
        <table:table-row table:style-name="ro1">
          <table:table-cell/>
          <table:table-cell table:formula="of:=[.B371]+1" office:value-type="float" office:value="370" calcext:value-type="float">
            <text:p>370</text:p>
          </table:table-cell>
          <table:table-cell office:value-type="float" office:value="46568" calcext:value-type="float">
            <text:p>46568</text:p>
          </table:table-cell>
          <table:table-cell office:value-type="float" office:value="60096" calcext:value-type="float">
            <text:p>60096</text:p>
          </table:table-cell>
          <table:table-cell office:value-type="float" office:value="215972" calcext:value-type="float">
            <text:p>215972</text:p>
          </table:table-cell>
          <table:table-cell office:value-type="float" office:value="69600" calcext:value-type="float">
            <text:p>69600</text:p>
          </table:table-cell>
          <table:table-cell table:formula="of:=([.C372]+[.C371]/2+[.C373]/2)/2" office:value-type="float" office:value="46568" calcext:value-type="float">
            <text:p>46568</text:p>
          </table:table-cell>
          <table:table-cell table:formula="of:=([.D372]+[.D371]/2+[.D373]/2)/2" office:value-type="float" office:value="60096" calcext:value-type="float">
            <text:p>60096</text:p>
          </table:table-cell>
          <table:table-cell table:formula="of:=([.E372]+[.E371]/2+[.E373]/2)/2" office:value-type="float" office:value="215972" calcext:value-type="float">
            <text:p>215972</text:p>
          </table:table-cell>
          <table:table-cell table:formula="of:=([.F372]+[.F371]/2+[.F373]/2)/2" office:value-type="float" office:value="69610" calcext:value-type="float">
            <text:p>69610</text:p>
          </table:table-cell>
          <table:table-cell table:formula="of:=([.I372]-[.G372])/1024" office:value-type="float" office:value="165.43359375" calcext:value-type="float">
            <text:p>165.43359375</text:p>
          </table:table-cell>
          <table:table-cell table:formula="of:=([.J372]-[.H372])/1024" office:value-type="float" office:value="9.291015625" calcext:value-type="float">
            <text:p>9.291015625</text:p>
          </table:table-cell>
        </table:table-row>
        <table:table-row table:style-name="ro1">
          <table:table-cell/>
          <table:table-cell table:formula="of:=[.B372]+1" office:value-type="float" office:value="371" calcext:value-type="float">
            <text:p>371</text:p>
          </table:table-cell>
          <table:table-cell office:value-type="float" office:value="46568" calcext:value-type="float">
            <text:p>46568</text:p>
          </table:table-cell>
          <table:table-cell office:value-type="float" office:value="60096" calcext:value-type="float">
            <text:p>60096</text:p>
          </table:table-cell>
          <table:table-cell office:value-type="float" office:value="215972" calcext:value-type="float">
            <text:p>215972</text:p>
          </table:table-cell>
          <table:table-cell office:value-type="float" office:value="69600" calcext:value-type="float">
            <text:p>69600</text:p>
          </table:table-cell>
          <table:table-cell table:formula="of:=([.C373]+[.C372]/2+[.C374]/2)/2" office:value-type="float" office:value="45837" calcext:value-type="float">
            <text:p>45837</text:p>
          </table:table-cell>
          <table:table-cell table:formula="of:=([.D373]+[.D372]/2+[.D374]/2)/2" office:value-type="float" office:value="60096" calcext:value-type="float">
            <text:p>60096</text:p>
          </table:table-cell>
          <table:table-cell table:formula="of:=([.E373]+[.E372]/2+[.E374]/2)/2" office:value-type="float" office:value="215972" calcext:value-type="float">
            <text:p>215972</text:p>
          </table:table-cell>
          <table:table-cell table:formula="of:=([.F373]+[.F372]/2+[.F374]/2)/2" office:value-type="float" office:value="69634" calcext:value-type="float">
            <text:p>69634</text:p>
          </table:table-cell>
          <table:table-cell table:formula="of:=([.I373]-[.G373])/1024" office:value-type="float" office:value="166.1474609375" calcext:value-type="float">
            <text:p>166.1474609375</text:p>
          </table:table-cell>
          <table:table-cell table:formula="of:=([.J373]-[.H373])/1024" office:value-type="float" office:value="9.314453125" calcext:value-type="float">
            <text:p>9.314453125</text:p>
          </table:table-cell>
        </table:table-row>
        <table:table-row table:style-name="ro1">
          <table:table-cell/>
          <table:table-cell table:formula="of:=[.B373]+1" office:value-type="float" office:value="372" calcext:value-type="float">
            <text:p>372</text:p>
          </table:table-cell>
          <table:table-cell office:value-type="float" office:value="43644" calcext:value-type="float">
            <text:p>43644</text:p>
          </table:table-cell>
          <table:table-cell office:value-type="float" office:value="60096" calcext:value-type="float">
            <text:p>60096</text:p>
          </table:table-cell>
          <table:table-cell office:value-type="float" office:value="215972" calcext:value-type="float">
            <text:p>215972</text:p>
          </table:table-cell>
          <table:table-cell office:value-type="float" office:value="69736" calcext:value-type="float">
            <text:p>69736</text:p>
          </table:table-cell>
          <table:table-cell table:formula="of:=([.C374]+[.C373]/2+[.C375]/2)/2" office:value-type="float" office:value="44375" calcext:value-type="float">
            <text:p>44375</text:p>
          </table:table-cell>
          <table:table-cell table:formula="of:=([.D374]+[.D373]/2+[.D375]/2)/2" office:value-type="float" office:value="60096" calcext:value-type="float">
            <text:p>60096</text:p>
          </table:table-cell>
          <table:table-cell table:formula="of:=([.E374]+[.E373]/2+[.E375]/2)/2" office:value-type="float" office:value="215972" calcext:value-type="float">
            <text:p>215972</text:p>
          </table:table-cell>
          <table:table-cell table:formula="of:=([.F374]+[.F373]/2+[.F375]/2)/2" office:value-type="float" office:value="69702" calcext:value-type="float">
            <text:p>69702</text:p>
          </table:table-cell>
          <table:table-cell table:formula="of:=([.I374]-[.G374])/1024" office:value-type="float" office:value="167.5751953125" calcext:value-type="float">
            <text:p>167.5751953125</text:p>
          </table:table-cell>
          <table:table-cell table:formula="of:=([.J374]-[.H374])/1024" office:value-type="float" office:value="9.380859375" calcext:value-type="float">
            <text:p>9.380859375</text:p>
          </table:table-cell>
        </table:table-row>
        <table:table-row table:style-name="ro1">
          <table:table-cell/>
          <table:table-cell table:formula="of:=[.B374]+1" office:value-type="float" office:value="373" calcext:value-type="float">
            <text:p>373</text:p>
          </table:table-cell>
          <table:table-cell office:value-type="float" office:value="43644" calcext:value-type="float">
            <text:p>43644</text:p>
          </table:table-cell>
          <table:table-cell office:value-type="float" office:value="60096" calcext:value-type="float">
            <text:p>60096</text:p>
          </table:table-cell>
          <table:table-cell office:value-type="float" office:value="215972" calcext:value-type="float">
            <text:p>215972</text:p>
          </table:table-cell>
          <table:table-cell office:value-type="float" office:value="69736" calcext:value-type="float">
            <text:p>69736</text:p>
          </table:table-cell>
          <table:table-cell table:formula="of:=([.C375]+[.C374]/2+[.C376]/2)/2" office:value-type="float" office:value="43644" calcext:value-type="float">
            <text:p>43644</text:p>
          </table:table-cell>
          <table:table-cell table:formula="of:=([.D375]+[.D374]/2+[.D376]/2)/2" office:value-type="float" office:value="60096" calcext:value-type="float">
            <text:p>60096</text:p>
          </table:table-cell>
          <table:table-cell table:formula="of:=([.E375]+[.E374]/2+[.E376]/2)/2" office:value-type="float" office:value="215972" calcext:value-type="float">
            <text:p>215972</text:p>
          </table:table-cell>
          <table:table-cell table:formula="of:=([.F375]+[.F374]/2+[.F376]/2)/2" office:value-type="float" office:value="69736" calcext:value-type="float">
            <text:p>69736</text:p>
          </table:table-cell>
          <table:table-cell table:formula="of:=([.I375]-[.G375])/1024" office:value-type="float" office:value="168.2890625" calcext:value-type="float">
            <text:p>168.2890625</text:p>
          </table:table-cell>
          <table:table-cell table:formula="of:=([.J375]-[.H375])/1024" office:value-type="float" office:value="9.4140625" calcext:value-type="float">
            <text:p>9.4140625</text:p>
          </table:table-cell>
        </table:table-row>
        <table:table-row table:style-name="ro1">
          <table:table-cell/>
          <table:table-cell table:formula="of:=[.B375]+1" office:value-type="float" office:value="374" calcext:value-type="float">
            <text:p>374</text:p>
          </table:table-cell>
          <table:table-cell office:value-type="float" office:value="43644" calcext:value-type="float">
            <text:p>43644</text:p>
          </table:table-cell>
          <table:table-cell office:value-type="float" office:value="60096" calcext:value-type="float">
            <text:p>60096</text:p>
          </table:table-cell>
          <table:table-cell office:value-type="float" office:value="215972" calcext:value-type="float">
            <text:p>215972</text:p>
          </table:table-cell>
          <table:table-cell office:value-type="float" office:value="69736" calcext:value-type="float">
            <text:p>69736</text:p>
          </table:table-cell>
          <table:table-cell table:formula="of:=([.C376]+[.C375]/2+[.C377]/2)/2" office:value-type="float" office:value="43644" calcext:value-type="float">
            <text:p>43644</text:p>
          </table:table-cell>
          <table:table-cell table:formula="of:=([.D376]+[.D375]/2+[.D377]/2)/2" office:value-type="float" office:value="60096" calcext:value-type="float">
            <text:p>60096</text:p>
          </table:table-cell>
          <table:table-cell table:formula="of:=([.E376]+[.E375]/2+[.E377]/2)/2" office:value-type="float" office:value="215972" calcext:value-type="float">
            <text:p>215972</text:p>
          </table:table-cell>
          <table:table-cell table:formula="of:=([.F376]+[.F375]/2+[.F377]/2)/2" office:value-type="float" office:value="69736" calcext:value-type="float">
            <text:p>69736</text:p>
          </table:table-cell>
          <table:table-cell table:formula="of:=([.I376]-[.G376])/1024" office:value-type="float" office:value="168.2890625" calcext:value-type="float">
            <text:p>168.2890625</text:p>
          </table:table-cell>
          <table:table-cell table:formula="of:=([.J376]-[.H376])/1024" office:value-type="float" office:value="9.4140625" calcext:value-type="float">
            <text:p>9.4140625</text:p>
          </table:table-cell>
        </table:table-row>
        <table:table-row table:style-name="ro1">
          <table:table-cell/>
          <table:table-cell table:formula="of:=[.B376]+1" office:value-type="float" office:value="375" calcext:value-type="float">
            <text:p>375</text:p>
          </table:table-cell>
          <table:table-cell office:value-type="float" office:value="43644" calcext:value-type="float">
            <text:p>43644</text:p>
          </table:table-cell>
          <table:table-cell office:value-type="float" office:value="60096" calcext:value-type="float">
            <text:p>60096</text:p>
          </table:table-cell>
          <table:table-cell office:value-type="float" office:value="215972" calcext:value-type="float">
            <text:p>215972</text:p>
          </table:table-cell>
          <table:table-cell office:value-type="float" office:value="69736" calcext:value-type="float">
            <text:p>69736</text:p>
          </table:table-cell>
          <table:table-cell table:formula="of:=([.C377]+[.C376]/2+[.C378]/2)/2" office:value-type="float" office:value="43644" calcext:value-type="float">
            <text:p>43644</text:p>
          </table:table-cell>
          <table:table-cell table:formula="of:=([.D377]+[.D376]/2+[.D378]/2)/2" office:value-type="float" office:value="60096" calcext:value-type="float">
            <text:p>60096</text:p>
          </table:table-cell>
          <table:table-cell table:formula="of:=([.E377]+[.E376]/2+[.E378]/2)/2" office:value-type="float" office:value="215972" calcext:value-type="float">
            <text:p>215972</text:p>
          </table:table-cell>
          <table:table-cell table:formula="of:=([.F377]+[.F376]/2+[.F378]/2)/2" office:value-type="float" office:value="69736" calcext:value-type="float">
            <text:p>69736</text:p>
          </table:table-cell>
          <table:table-cell table:formula="of:=([.I377]-[.G377])/1024" office:value-type="float" office:value="168.2890625" calcext:value-type="float">
            <text:p>168.2890625</text:p>
          </table:table-cell>
          <table:table-cell table:formula="of:=([.J377]-[.H377])/1024" office:value-type="float" office:value="9.4140625" calcext:value-type="float">
            <text:p>9.4140625</text:p>
          </table:table-cell>
        </table:table-row>
        <table:table-row table:style-name="ro1">
          <table:table-cell/>
          <table:table-cell table:formula="of:=[.B377]+1" office:value-type="float" office:value="376" calcext:value-type="float">
            <text:p>376</text:p>
          </table:table-cell>
          <table:table-cell office:value-type="float" office:value="43644" calcext:value-type="float">
            <text:p>43644</text:p>
          </table:table-cell>
          <table:table-cell office:value-type="float" office:value="60096" calcext:value-type="float">
            <text:p>60096</text:p>
          </table:table-cell>
          <table:table-cell office:value-type="float" office:value="215972" calcext:value-type="float">
            <text:p>215972</text:p>
          </table:table-cell>
          <table:table-cell office:value-type="float" office:value="69736" calcext:value-type="float">
            <text:p>69736</text:p>
          </table:table-cell>
          <table:table-cell table:formula="of:=([.C378]+[.C377]/2+[.C379]/2)/2" office:value-type="float" office:value="43388" calcext:value-type="float">
            <text:p>43388</text:p>
          </table:table-cell>
          <table:table-cell table:formula="of:=([.D378]+[.D377]/2+[.D379]/2)/2" office:value-type="float" office:value="60105" calcext:value-type="float">
            <text:p>60105</text:p>
          </table:table-cell>
          <table:table-cell table:formula="of:=([.E378]+[.E377]/2+[.E379]/2)/2" office:value-type="float" office:value="215972" calcext:value-type="float">
            <text:p>215972</text:p>
          </table:table-cell>
          <table:table-cell table:formula="of:=([.F378]+[.F377]/2+[.F379]/2)/2" office:value-type="float" office:value="69737" calcext:value-type="float">
            <text:p>69737</text:p>
          </table:table-cell>
          <table:table-cell table:formula="of:=([.I378]-[.G378])/1024" office:value-type="float" office:value="168.5390625" calcext:value-type="float">
            <text:p>168.5390625</text:p>
          </table:table-cell>
          <table:table-cell table:formula="of:=([.J378]-[.H378])/1024" office:value-type="float" office:value="9.40625" calcext:value-type="float">
            <text:p>9.40625</text:p>
          </table:table-cell>
        </table:table-row>
        <table:table-row table:style-name="ro1">
          <table:table-cell/>
          <table:table-cell table:formula="of:=[.B378]+1" office:value-type="float" office:value="377" calcext:value-type="float">
            <text:p>377</text:p>
          </table:table-cell>
          <table:table-cell office:value-type="float" office:value="42620" calcext:value-type="float">
            <text:p>42620</text:p>
          </table:table-cell>
          <table:table-cell office:value-type="float" office:value="60132" calcext:value-type="float">
            <text:p>60132</text:p>
          </table:table-cell>
          <table:table-cell office:value-type="float" office:value="215972" calcext:value-type="float">
            <text:p>215972</text:p>
          </table:table-cell>
          <table:table-cell office:value-type="float" office:value="69740" calcext:value-type="float">
            <text:p>69740</text:p>
          </table:table-cell>
          <table:table-cell table:formula="of:=([.C379]+[.C378]/2+[.C380]/2)/2" office:value-type="float" office:value="42876" calcext:value-type="float">
            <text:p>42876</text:p>
          </table:table-cell>
          <table:table-cell table:formula="of:=([.D379]+[.D378]/2+[.D380]/2)/2" office:value-type="float" office:value="60123" calcext:value-type="float">
            <text:p>60123</text:p>
          </table:table-cell>
          <table:table-cell table:formula="of:=([.E379]+[.E378]/2+[.E380]/2)/2" office:value-type="float" office:value="215972" calcext:value-type="float">
            <text:p>215972</text:p>
          </table:table-cell>
          <table:table-cell table:formula="of:=([.F379]+[.F378]/2+[.F380]/2)/2" office:value-type="float" office:value="69739" calcext:value-type="float">
            <text:p>69739</text:p>
          </table:table-cell>
          <table:table-cell table:formula="of:=([.I379]-[.G379])/1024" office:value-type="float" office:value="169.0390625" calcext:value-type="float">
            <text:p>169.0390625</text:p>
          </table:table-cell>
          <table:table-cell table:formula="of:=([.J379]-[.H379])/1024" office:value-type="float" office:value="9.390625" calcext:value-type="float">
            <text:p>9.390625</text:p>
          </table:table-cell>
        </table:table-row>
        <table:table-row table:style-name="ro1">
          <table:table-cell/>
          <table:table-cell table:formula="of:=[.B379]+1" office:value-type="float" office:value="378" calcext:value-type="float">
            <text:p>378</text:p>
          </table:table-cell>
          <table:table-cell office:value-type="float" office:value="42620" calcext:value-type="float">
            <text:p>42620</text:p>
          </table:table-cell>
          <table:table-cell office:value-type="float" office:value="60132" calcext:value-type="float">
            <text:p>60132</text:p>
          </table:table-cell>
          <table:table-cell office:value-type="float" office:value="215972" calcext:value-type="float">
            <text:p>215972</text:p>
          </table:table-cell>
          <table:table-cell office:value-type="float" office:value="69740" calcext:value-type="float">
            <text:p>69740</text:p>
          </table:table-cell>
          <table:table-cell table:formula="of:=([.C380]+[.C379]/2+[.C381]/2)/2" office:value-type="float" office:value="42620" calcext:value-type="float">
            <text:p>42620</text:p>
          </table:table-cell>
          <table:table-cell table:formula="of:=([.D380]+[.D379]/2+[.D381]/2)/2" office:value-type="float" office:value="60132" calcext:value-type="float">
            <text:p>60132</text:p>
          </table:table-cell>
          <table:table-cell table:formula="of:=([.E380]+[.E379]/2+[.E381]/2)/2" office:value-type="float" office:value="215972" calcext:value-type="float">
            <text:p>215972</text:p>
          </table:table-cell>
          <table:table-cell table:formula="of:=([.F380]+[.F379]/2+[.F381]/2)/2" office:value-type="float" office:value="69740" calcext:value-type="float">
            <text:p>69740</text:p>
          </table:table-cell>
          <table:table-cell table:formula="of:=([.I380]-[.G380])/1024" office:value-type="float" office:value="169.2890625" calcext:value-type="float">
            <text:p>169.2890625</text:p>
          </table:table-cell>
          <table:table-cell table:formula="of:=([.J380]-[.H380])/1024" office:value-type="float" office:value="9.3828125" calcext:value-type="float">
            <text:p>9.3828125</text:p>
          </table:table-cell>
        </table:table-row>
        <table:table-row table:style-name="ro1">
          <table:table-cell/>
          <table:table-cell table:formula="of:=[.B380]+1" office:value-type="float" office:value="379" calcext:value-type="float">
            <text:p>379</text:p>
          </table:table-cell>
          <table:table-cell office:value-type="float" office:value="42620" calcext:value-type="float">
            <text:p>42620</text:p>
          </table:table-cell>
          <table:table-cell office:value-type="float" office:value="60132" calcext:value-type="float">
            <text:p>60132</text:p>
          </table:table-cell>
          <table:table-cell office:value-type="float" office:value="215972" calcext:value-type="float">
            <text:p>215972</text:p>
          </table:table-cell>
          <table:table-cell office:value-type="float" office:value="69740" calcext:value-type="float">
            <text:p>69740</text:p>
          </table:table-cell>
          <table:table-cell table:formula="of:=([.C381]+[.C380]/2+[.C382]/2)/2" office:value-type="float" office:value="42620" calcext:value-type="float">
            <text:p>42620</text:p>
          </table:table-cell>
          <table:table-cell table:formula="of:=([.D381]+[.D380]/2+[.D382]/2)/2" office:value-type="float" office:value="60132" calcext:value-type="float">
            <text:p>60132</text:p>
          </table:table-cell>
          <table:table-cell table:formula="of:=([.E381]+[.E380]/2+[.E382]/2)/2" office:value-type="float" office:value="215972" calcext:value-type="float">
            <text:p>215972</text:p>
          </table:table-cell>
          <table:table-cell table:formula="of:=([.F381]+[.F380]/2+[.F382]/2)/2" office:value-type="float" office:value="69740" calcext:value-type="float">
            <text:p>69740</text:p>
          </table:table-cell>
          <table:table-cell table:formula="of:=([.I381]-[.G381])/1024" office:value-type="float" office:value="169.2890625" calcext:value-type="float">
            <text:p>169.2890625</text:p>
          </table:table-cell>
          <table:table-cell table:formula="of:=([.J381]-[.H381])/1024" office:value-type="float" office:value="9.3828125" calcext:value-type="float">
            <text:p>9.3828125</text:p>
          </table:table-cell>
        </table:table-row>
        <table:table-row table:style-name="ro1">
          <table:table-cell/>
          <table:table-cell table:formula="of:=[.B381]+1" office:value-type="float" office:value="380" calcext:value-type="float">
            <text:p>380</text:p>
          </table:table-cell>
          <table:table-cell office:value-type="float" office:value="42620" calcext:value-type="float">
            <text:p>42620</text:p>
          </table:table-cell>
          <table:table-cell office:value-type="float" office:value="60132" calcext:value-type="float">
            <text:p>60132</text:p>
          </table:table-cell>
          <table:table-cell office:value-type="float" office:value="215972" calcext:value-type="float">
            <text:p>215972</text:p>
          </table:table-cell>
          <table:table-cell office:value-type="float" office:value="69740" calcext:value-type="float">
            <text:p>69740</text:p>
          </table:table-cell>
          <table:table-cell table:formula="of:=([.C382]+[.C381]/2+[.C383]/2)/2" office:value-type="float" office:value="42620" calcext:value-type="float">
            <text:p>42620</text:p>
          </table:table-cell>
          <table:table-cell table:formula="of:=([.D382]+[.D381]/2+[.D383]/2)/2" office:value-type="float" office:value="60132" calcext:value-type="float">
            <text:p>60132</text:p>
          </table:table-cell>
          <table:table-cell table:formula="of:=([.E382]+[.E381]/2+[.E383]/2)/2" office:value-type="float" office:value="215972" calcext:value-type="float">
            <text:p>215972</text:p>
          </table:table-cell>
          <table:table-cell table:formula="of:=([.F382]+[.F381]/2+[.F383]/2)/2" office:value-type="float" office:value="69740" calcext:value-type="float">
            <text:p>69740</text:p>
          </table:table-cell>
          <table:table-cell table:formula="of:=([.I382]-[.G382])/1024" office:value-type="float" office:value="169.2890625" calcext:value-type="float">
            <text:p>169.2890625</text:p>
          </table:table-cell>
          <table:table-cell table:formula="of:=([.J382]-[.H382])/1024" office:value-type="float" office:value="9.3828125" calcext:value-type="float">
            <text:p>9.3828125</text:p>
          </table:table-cell>
        </table:table-row>
        <table:table-row table:style-name="ro1">
          <table:table-cell/>
          <table:table-cell table:formula="of:=[.B382]+1" office:value-type="float" office:value="381" calcext:value-type="float">
            <text:p>381</text:p>
          </table:table-cell>
          <table:table-cell office:value-type="float" office:value="42620" calcext:value-type="float">
            <text:p>42620</text:p>
          </table:table-cell>
          <table:table-cell office:value-type="float" office:value="60132" calcext:value-type="float">
            <text:p>60132</text:p>
          </table:table-cell>
          <table:table-cell office:value-type="float" office:value="215972" calcext:value-type="float">
            <text:p>215972</text:p>
          </table:table-cell>
          <table:table-cell office:value-type="float" office:value="69740" calcext:value-type="float">
            <text:p>69740</text:p>
          </table:table-cell>
          <table:table-cell table:formula="of:=([.C383]+[.C382]/2+[.C384]/2)/2" office:value-type="float" office:value="42620" calcext:value-type="float">
            <text:p>42620</text:p>
          </table:table-cell>
          <table:table-cell table:formula="of:=([.D383]+[.D382]/2+[.D384]/2)/2" office:value-type="float" office:value="60132" calcext:value-type="float">
            <text:p>60132</text:p>
          </table:table-cell>
          <table:table-cell table:formula="of:=([.E383]+[.E382]/2+[.E384]/2)/2" office:value-type="float" office:value="215972" calcext:value-type="float">
            <text:p>215972</text:p>
          </table:table-cell>
          <table:table-cell table:formula="of:=([.F383]+[.F382]/2+[.F384]/2)/2" office:value-type="float" office:value="69740" calcext:value-type="float">
            <text:p>69740</text:p>
          </table:table-cell>
          <table:table-cell table:formula="of:=([.I383]-[.G383])/1024" office:value-type="float" office:value="169.2890625" calcext:value-type="float">
            <text:p>169.2890625</text:p>
          </table:table-cell>
          <table:table-cell table:formula="of:=([.J383]-[.H383])/1024" office:value-type="float" office:value="9.3828125" calcext:value-type="float">
            <text:p>9.3828125</text:p>
          </table:table-cell>
        </table:table-row>
        <table:table-row table:style-name="ro1">
          <table:table-cell/>
          <table:table-cell table:formula="of:=[.B383]+1" office:value-type="float" office:value="382" calcext:value-type="float">
            <text:p>382</text:p>
          </table:table-cell>
          <table:table-cell office:value-type="float" office:value="42620" calcext:value-type="float">
            <text:p>42620</text:p>
          </table:table-cell>
          <table:table-cell office:value-type="float" office:value="60132" calcext:value-type="float">
            <text:p>60132</text:p>
          </table:table-cell>
          <table:table-cell office:value-type="float" office:value="215972" calcext:value-type="float">
            <text:p>215972</text:p>
          </table:table-cell>
          <table:table-cell office:value-type="float" office:value="69740" calcext:value-type="float">
            <text:p>69740</text:p>
          </table:table-cell>
          <table:table-cell table:formula="of:=([.C384]+[.C383]/2+[.C385]/2)/2" office:value-type="float" office:value="42370" calcext:value-type="float">
            <text:p>42370</text:p>
          </table:table-cell>
          <table:table-cell table:formula="of:=([.D384]+[.D383]/2+[.D385]/2)/2" office:value-type="float" office:value="60115" calcext:value-type="float">
            <text:p>60115</text:p>
          </table:table-cell>
          <table:table-cell table:formula="of:=([.E384]+[.E383]/2+[.E385]/2)/2" office:value-type="float" office:value="215972" calcext:value-type="float">
            <text:p>215972</text:p>
          </table:table-cell>
          <table:table-cell table:formula="of:=([.F384]+[.F383]/2+[.F385]/2)/2" office:value-type="float" office:value="69769" calcext:value-type="float">
            <text:p>69769</text:p>
          </table:table-cell>
          <table:table-cell table:formula="of:=([.I384]-[.G384])/1024" office:value-type="float" office:value="169.533203125" calcext:value-type="float">
            <text:p>169.533203125</text:p>
          </table:table-cell>
          <table:table-cell table:formula="of:=([.J384]-[.H384])/1024" office:value-type="float" office:value="9.427734375" calcext:value-type="float">
            <text:p>9.427734375</text:p>
          </table:table-cell>
        </table:table-row>
        <table:table-row table:style-name="ro1">
          <table:table-cell/>
          <table:table-cell table:formula="of:=[.B384]+1" office:value-type="float" office:value="383" calcext:value-type="float">
            <text:p>383</text:p>
          </table:table-cell>
          <table:table-cell office:value-type="float" office:value="41620" calcext:value-type="float">
            <text:p>41620</text:p>
          </table:table-cell>
          <table:table-cell office:value-type="float" office:value="60064" calcext:value-type="float">
            <text:p>60064</text:p>
          </table:table-cell>
          <table:table-cell office:value-type="float" office:value="215972" calcext:value-type="float">
            <text:p>215972</text:p>
          </table:table-cell>
          <table:table-cell office:value-type="float" office:value="69856" calcext:value-type="float">
            <text:p>69856</text:p>
          </table:table-cell>
          <table:table-cell table:formula="of:=([.C385]+[.C384]/2+[.C386]/2)/2" office:value-type="float" office:value="41870" calcext:value-type="float">
            <text:p>41870</text:p>
          </table:table-cell>
          <table:table-cell table:formula="of:=([.D385]+[.D384]/2+[.D386]/2)/2" office:value-type="float" office:value="60081" calcext:value-type="float">
            <text:p>60081</text:p>
          </table:table-cell>
          <table:table-cell table:formula="of:=([.E385]+[.E384]/2+[.E386]/2)/2" office:value-type="float" office:value="215972" calcext:value-type="float">
            <text:p>215972</text:p>
          </table:table-cell>
          <table:table-cell table:formula="of:=([.F385]+[.F384]/2+[.F386]/2)/2" office:value-type="float" office:value="69827" calcext:value-type="float">
            <text:p>69827</text:p>
          </table:table-cell>
          <table:table-cell table:formula="of:=([.I385]-[.G385])/1024" office:value-type="float" office:value="170.021484375" calcext:value-type="float">
            <text:p>170.021484375</text:p>
          </table:table-cell>
          <table:table-cell table:formula="of:=([.J385]-[.H385])/1024" office:value-type="float" office:value="9.517578125" calcext:value-type="float">
            <text:p>9.517578125</text:p>
          </table:table-cell>
        </table:table-row>
        <table:table-row table:style-name="ro1">
          <table:table-cell/>
          <table:table-cell table:formula="of:=[.B385]+1" office:value-type="float" office:value="384" calcext:value-type="float">
            <text:p>384</text:p>
          </table:table-cell>
          <table:table-cell office:value-type="float" office:value="41620" calcext:value-type="float">
            <text:p>41620</text:p>
          </table:table-cell>
          <table:table-cell office:value-type="float" office:value="60064" calcext:value-type="float">
            <text:p>60064</text:p>
          </table:table-cell>
          <table:table-cell office:value-type="float" office:value="215972" calcext:value-type="float">
            <text:p>215972</text:p>
          </table:table-cell>
          <table:table-cell office:value-type="float" office:value="69856" calcext:value-type="float">
            <text:p>69856</text:p>
          </table:table-cell>
          <table:table-cell table:formula="of:=([.C386]+[.C385]/2+[.C387]/2)/2" office:value-type="float" office:value="41620" calcext:value-type="float">
            <text:p>41620</text:p>
          </table:table-cell>
          <table:table-cell table:formula="of:=([.D386]+[.D385]/2+[.D387]/2)/2" office:value-type="float" office:value="60064" calcext:value-type="float">
            <text:p>60064</text:p>
          </table:table-cell>
          <table:table-cell table:formula="of:=([.E386]+[.E385]/2+[.E387]/2)/2" office:value-type="float" office:value="215972" calcext:value-type="float">
            <text:p>215972</text:p>
          </table:table-cell>
          <table:table-cell table:formula="of:=([.F386]+[.F385]/2+[.F387]/2)/2" office:value-type="float" office:value="69856" calcext:value-type="float">
            <text:p>69856</text:p>
          </table:table-cell>
          <table:table-cell table:formula="of:=([.I386]-[.G386])/1024" office:value-type="float" office:value="170.265625" calcext:value-type="float">
            <text:p>170.265625</text:p>
          </table:table-cell>
          <table:table-cell table:formula="of:=([.J386]-[.H386])/1024" office:value-type="float" office:value="9.5625" calcext:value-type="float">
            <text:p>9.5625</text:p>
          </table:table-cell>
        </table:table-row>
        <table:table-row table:style-name="ro1">
          <table:table-cell/>
          <table:table-cell table:formula="of:=[.B386]+1" office:value-type="float" office:value="385" calcext:value-type="float">
            <text:p>385</text:p>
          </table:table-cell>
          <table:table-cell office:value-type="float" office:value="41620" calcext:value-type="float">
            <text:p>41620</text:p>
          </table:table-cell>
          <table:table-cell office:value-type="float" office:value="60064" calcext:value-type="float">
            <text:p>60064</text:p>
          </table:table-cell>
          <table:table-cell office:value-type="float" office:value="215972" calcext:value-type="float">
            <text:p>215972</text:p>
          </table:table-cell>
          <table:table-cell office:value-type="float" office:value="69856" calcext:value-type="float">
            <text:p>69856</text:p>
          </table:table-cell>
          <table:table-cell table:formula="of:=([.C387]+[.C386]/2+[.C388]/2)/2" office:value-type="float" office:value="41620" calcext:value-type="float">
            <text:p>41620</text:p>
          </table:table-cell>
          <table:table-cell table:formula="of:=([.D387]+[.D386]/2+[.D388]/2)/2" office:value-type="float" office:value="60064" calcext:value-type="float">
            <text:p>60064</text:p>
          </table:table-cell>
          <table:table-cell table:formula="of:=([.E387]+[.E386]/2+[.E388]/2)/2" office:value-type="float" office:value="215972" calcext:value-type="float">
            <text:p>215972</text:p>
          </table:table-cell>
          <table:table-cell table:formula="of:=([.F387]+[.F386]/2+[.F388]/2)/2" office:value-type="float" office:value="69856" calcext:value-type="float">
            <text:p>69856</text:p>
          </table:table-cell>
          <table:table-cell table:formula="of:=([.I387]-[.G387])/1024" office:value-type="float" office:value="170.265625" calcext:value-type="float">
            <text:p>170.265625</text:p>
          </table:table-cell>
          <table:table-cell table:formula="of:=([.J387]-[.H387])/1024" office:value-type="float" office:value="9.5625" calcext:value-type="float">
            <text:p>9.5625</text:p>
          </table:table-cell>
        </table:table-row>
        <table:table-row table:style-name="ro1">
          <table:table-cell/>
          <table:table-cell table:formula="of:=[.B387]+1" office:value-type="float" office:value="386" calcext:value-type="float">
            <text:p>386</text:p>
          </table:table-cell>
          <table:table-cell office:value-type="float" office:value="41620" calcext:value-type="float">
            <text:p>41620</text:p>
          </table:table-cell>
          <table:table-cell office:value-type="float" office:value="60064" calcext:value-type="float">
            <text:p>60064</text:p>
          </table:table-cell>
          <table:table-cell office:value-type="float" office:value="215972" calcext:value-type="float">
            <text:p>215972</text:p>
          </table:table-cell>
          <table:table-cell office:value-type="float" office:value="69856" calcext:value-type="float">
            <text:p>69856</text:p>
          </table:table-cell>
          <table:table-cell table:formula="of:=([.C388]+[.C387]/2+[.C389]/2)/2" office:value-type="float" office:value="41620" calcext:value-type="float">
            <text:p>41620</text:p>
          </table:table-cell>
          <table:table-cell table:formula="of:=([.D388]+[.D387]/2+[.D389]/2)/2" office:value-type="float" office:value="60064" calcext:value-type="float">
            <text:p>60064</text:p>
          </table:table-cell>
          <table:table-cell table:formula="of:=([.E388]+[.E387]/2+[.E389]/2)/2" office:value-type="float" office:value="215972" calcext:value-type="float">
            <text:p>215972</text:p>
          </table:table-cell>
          <table:table-cell table:formula="of:=([.F388]+[.F387]/2+[.F389]/2)/2" office:value-type="float" office:value="69856" calcext:value-type="float">
            <text:p>69856</text:p>
          </table:table-cell>
          <table:table-cell table:formula="of:=([.I388]-[.G388])/1024" office:value-type="float" office:value="170.265625" calcext:value-type="float">
            <text:p>170.265625</text:p>
          </table:table-cell>
          <table:table-cell table:formula="of:=([.J388]-[.H388])/1024" office:value-type="float" office:value="9.5625" calcext:value-type="float">
            <text:p>9.5625</text:p>
          </table:table-cell>
        </table:table-row>
        <table:table-row table:style-name="ro1">
          <table:table-cell/>
          <table:table-cell table:formula="of:=[.B388]+1" office:value-type="float" office:value="387" calcext:value-type="float">
            <text:p>387</text:p>
          </table:table-cell>
          <table:table-cell office:value-type="float" office:value="41620" calcext:value-type="float">
            <text:p>41620</text:p>
          </table:table-cell>
          <table:table-cell office:value-type="float" office:value="60064" calcext:value-type="float">
            <text:p>60064</text:p>
          </table:table-cell>
          <table:table-cell office:value-type="float" office:value="215972" calcext:value-type="float">
            <text:p>215972</text:p>
          </table:table-cell>
          <table:table-cell office:value-type="float" office:value="69856" calcext:value-type="float">
            <text:p>69856</text:p>
          </table:table-cell>
          <table:table-cell table:formula="of:=([.C389]+[.C388]/2+[.C390]/2)/2" office:value-type="float" office:value="41557" calcext:value-type="float">
            <text:p>41557</text:p>
          </table:table-cell>
          <table:table-cell table:formula="of:=([.D389]+[.D388]/2+[.D390]/2)/2" office:value-type="float" office:value="60064" calcext:value-type="float">
            <text:p>60064</text:p>
          </table:table-cell>
          <table:table-cell table:formula="of:=([.E389]+[.E388]/2+[.E390]/2)/2" office:value-type="float" office:value="215972" calcext:value-type="float">
            <text:p>215972</text:p>
          </table:table-cell>
          <table:table-cell table:formula="of:=([.F389]+[.F388]/2+[.F390]/2)/2" office:value-type="float" office:value="69856" calcext:value-type="float">
            <text:p>69856</text:p>
          </table:table-cell>
          <table:table-cell table:formula="of:=([.I389]-[.G389])/1024" office:value-type="float" office:value="170.3271484375" calcext:value-type="float">
            <text:p>170.3271484375</text:p>
          </table:table-cell>
          <table:table-cell table:formula="of:=([.J389]-[.H389])/1024" office:value-type="float" office:value="9.5625" calcext:value-type="float">
            <text:p>9.5625</text:p>
          </table:table-cell>
        </table:table-row>
        <table:table-row table:style-name="ro1">
          <table:table-cell/>
          <table:table-cell table:formula="of:=[.B389]+1" office:value-type="float" office:value="388" calcext:value-type="float">
            <text:p>388</text:p>
          </table:table-cell>
          <table:table-cell office:value-type="float" office:value="41368" calcext:value-type="float">
            <text:p>41368</text:p>
          </table:table-cell>
          <table:table-cell office:value-type="float" office:value="60064" calcext:value-type="float">
            <text:p>60064</text:p>
          </table:table-cell>
          <table:table-cell office:value-type="float" office:value="215972" calcext:value-type="float">
            <text:p>215972</text:p>
          </table:table-cell>
          <table:table-cell office:value-type="float" office:value="69856" calcext:value-type="float">
            <text:p>69856</text:p>
          </table:table-cell>
          <table:table-cell table:formula="of:=([.C390]+[.C389]/2+[.C391]/2)/2" office:value-type="float" office:value="41431" calcext:value-type="float">
            <text:p>41431</text:p>
          </table:table-cell>
          <table:table-cell table:formula="of:=([.D390]+[.D389]/2+[.D391]/2)/2" office:value-type="float" office:value="60064" calcext:value-type="float">
            <text:p>60064</text:p>
          </table:table-cell>
          <table:table-cell table:formula="of:=([.E390]+[.E389]/2+[.E391]/2)/2" office:value-type="float" office:value="215972" calcext:value-type="float">
            <text:p>215972</text:p>
          </table:table-cell>
          <table:table-cell table:formula="of:=([.F390]+[.F389]/2+[.F391]/2)/2" office:value-type="float" office:value="69856" calcext:value-type="float">
            <text:p>69856</text:p>
          </table:table-cell>
          <table:table-cell table:formula="of:=([.I390]-[.G390])/1024" office:value-type="float" office:value="170.4501953125" calcext:value-type="float">
            <text:p>170.4501953125</text:p>
          </table:table-cell>
          <table:table-cell table:formula="of:=([.J390]-[.H390])/1024" office:value-type="float" office:value="9.5625" calcext:value-type="float">
            <text:p>9.5625</text:p>
          </table:table-cell>
        </table:table-row>
        <table:table-row table:style-name="ro1">
          <table:table-cell/>
          <table:table-cell table:formula="of:=[.B390]+1" office:value-type="float" office:value="389" calcext:value-type="float">
            <text:p>389</text:p>
          </table:table-cell>
          <table:table-cell office:value-type="float" office:value="41368" calcext:value-type="float">
            <text:p>41368</text:p>
          </table:table-cell>
          <table:table-cell office:value-type="float" office:value="60064" calcext:value-type="float">
            <text:p>60064</text:p>
          </table:table-cell>
          <table:table-cell office:value-type="float" office:value="215972" calcext:value-type="float">
            <text:p>215972</text:p>
          </table:table-cell>
          <table:table-cell office:value-type="float" office:value="69856" calcext:value-type="float">
            <text:p>69856</text:p>
          </table:table-cell>
          <table:table-cell table:formula="of:=([.C391]+[.C390]/2+[.C392]/2)/2" office:value-type="float" office:value="41368" calcext:value-type="float">
            <text:p>41368</text:p>
          </table:table-cell>
          <table:table-cell table:formula="of:=([.D391]+[.D390]/2+[.D392]/2)/2" office:value-type="float" office:value="60064" calcext:value-type="float">
            <text:p>60064</text:p>
          </table:table-cell>
          <table:table-cell table:formula="of:=([.E391]+[.E390]/2+[.E392]/2)/2" office:value-type="float" office:value="215972" calcext:value-type="float">
            <text:p>215972</text:p>
          </table:table-cell>
          <table:table-cell table:formula="of:=([.F391]+[.F390]/2+[.F392]/2)/2" office:value-type="float" office:value="69856" calcext:value-type="float">
            <text:p>69856</text:p>
          </table:table-cell>
          <table:table-cell table:formula="of:=([.I391]-[.G391])/1024" office:value-type="float" office:value="170.51171875" calcext:value-type="float">
            <text:p>170.51171875</text:p>
          </table:table-cell>
          <table:table-cell table:formula="of:=([.J391]-[.H391])/1024" office:value-type="float" office:value="9.5625" calcext:value-type="float">
            <text:p>9.5625</text:p>
          </table:table-cell>
        </table:table-row>
        <table:table-row table:style-name="ro1">
          <table:table-cell/>
          <table:table-cell table:formula="of:=[.B391]+1" office:value-type="float" office:value="390" calcext:value-type="float">
            <text:p>390</text:p>
          </table:table-cell>
          <table:table-cell office:value-type="float" office:value="41368" calcext:value-type="float">
            <text:p>41368</text:p>
          </table:table-cell>
          <table:table-cell office:value-type="float" office:value="60064" calcext:value-type="float">
            <text:p>60064</text:p>
          </table:table-cell>
          <table:table-cell office:value-type="float" office:value="215972" calcext:value-type="float">
            <text:p>215972</text:p>
          </table:table-cell>
          <table:table-cell office:value-type="float" office:value="69856" calcext:value-type="float">
            <text:p>69856</text:p>
          </table:table-cell>
          <table:table-cell table:formula="of:=([.C392]+[.C391]/2+[.C393]/2)/2" office:value-type="float" office:value="41368" calcext:value-type="float">
            <text:p>41368</text:p>
          </table:table-cell>
          <table:table-cell table:formula="of:=([.D392]+[.D391]/2+[.D393]/2)/2" office:value-type="float" office:value="60064" calcext:value-type="float">
            <text:p>60064</text:p>
          </table:table-cell>
          <table:table-cell table:formula="of:=([.E392]+[.E391]/2+[.E393]/2)/2" office:value-type="float" office:value="215972" calcext:value-type="float">
            <text:p>215972</text:p>
          </table:table-cell>
          <table:table-cell table:formula="of:=([.F392]+[.F391]/2+[.F393]/2)/2" office:value-type="float" office:value="69856" calcext:value-type="float">
            <text:p>69856</text:p>
          </table:table-cell>
          <table:table-cell table:formula="of:=([.I392]-[.G392])/1024" office:value-type="float" office:value="170.51171875" calcext:value-type="float">
            <text:p>170.51171875</text:p>
          </table:table-cell>
          <table:table-cell table:formula="of:=([.J392]-[.H392])/1024" office:value-type="float" office:value="9.5625" calcext:value-type="float">
            <text:p>9.5625</text:p>
          </table:table-cell>
        </table:table-row>
        <table:table-row table:style-name="ro1">
          <table:table-cell/>
          <table:table-cell table:formula="of:=[.B392]+1" office:value-type="float" office:value="391" calcext:value-type="float">
            <text:p>391</text:p>
          </table:table-cell>
          <table:table-cell office:value-type="float" office:value="41368" calcext:value-type="float">
            <text:p>41368</text:p>
          </table:table-cell>
          <table:table-cell office:value-type="float" office:value="60064" calcext:value-type="float">
            <text:p>60064</text:p>
          </table:table-cell>
          <table:table-cell office:value-type="float" office:value="215972" calcext:value-type="float">
            <text:p>215972</text:p>
          </table:table-cell>
          <table:table-cell office:value-type="float" office:value="69856" calcext:value-type="float">
            <text:p>69856</text:p>
          </table:table-cell>
          <table:table-cell table:formula="of:=([.C393]+[.C392]/2+[.C394]/2)/2" office:value-type="float" office:value="41368" calcext:value-type="float">
            <text:p>41368</text:p>
          </table:table-cell>
          <table:table-cell table:formula="of:=([.D393]+[.D392]/2+[.D394]/2)/2" office:value-type="float" office:value="60064" calcext:value-type="float">
            <text:p>60064</text:p>
          </table:table-cell>
          <table:table-cell table:formula="of:=([.E393]+[.E392]/2+[.E394]/2)/2" office:value-type="float" office:value="215972" calcext:value-type="float">
            <text:p>215972</text:p>
          </table:table-cell>
          <table:table-cell table:formula="of:=([.F393]+[.F392]/2+[.F394]/2)/2" office:value-type="float" office:value="69856" calcext:value-type="float">
            <text:p>69856</text:p>
          </table:table-cell>
          <table:table-cell table:formula="of:=([.I393]-[.G393])/1024" office:value-type="float" office:value="170.51171875" calcext:value-type="float">
            <text:p>170.51171875</text:p>
          </table:table-cell>
          <table:table-cell table:formula="of:=([.J393]-[.H393])/1024" office:value-type="float" office:value="9.5625" calcext:value-type="float">
            <text:p>9.5625</text:p>
          </table:table-cell>
        </table:table-row>
        <table:table-row table:style-name="ro1">
          <table:table-cell/>
          <table:table-cell table:formula="of:=[.B393]+1" office:value-type="float" office:value="392" calcext:value-type="float">
            <text:p>392</text:p>
          </table:table-cell>
          <table:table-cell office:value-type="float" office:value="41368" calcext:value-type="float">
            <text:p>41368</text:p>
          </table:table-cell>
          <table:table-cell office:value-type="float" office:value="60064" calcext:value-type="float">
            <text:p>60064</text:p>
          </table:table-cell>
          <table:table-cell office:value-type="float" office:value="215972" calcext:value-type="float">
            <text:p>215972</text:p>
          </table:table-cell>
          <table:table-cell office:value-type="float" office:value="69856" calcext:value-type="float">
            <text:p>69856</text:p>
          </table:table-cell>
          <table:table-cell table:formula="of:=([.C394]+[.C393]/2+[.C395]/2)/2" office:value-type="float" office:value="41368" calcext:value-type="float">
            <text:p>41368</text:p>
          </table:table-cell>
          <table:table-cell table:formula="of:=([.D394]+[.D393]/2+[.D395]/2)/2" office:value-type="float" office:value="60064" calcext:value-type="float">
            <text:p>60064</text:p>
          </table:table-cell>
          <table:table-cell table:formula="of:=([.E394]+[.E393]/2+[.E395]/2)/2" office:value-type="float" office:value="215972" calcext:value-type="float">
            <text:p>215972</text:p>
          </table:table-cell>
          <table:table-cell table:formula="of:=([.F394]+[.F393]/2+[.F395]/2)/2" office:value-type="float" office:value="69856" calcext:value-type="float">
            <text:p>69856</text:p>
          </table:table-cell>
          <table:table-cell table:formula="of:=([.I394]-[.G394])/1024" office:value-type="float" office:value="170.51171875" calcext:value-type="float">
            <text:p>170.51171875</text:p>
          </table:table-cell>
          <table:table-cell table:formula="of:=([.J394]-[.H394])/1024" office:value-type="float" office:value="9.5625" calcext:value-type="float">
            <text:p>9.5625</text:p>
          </table:table-cell>
        </table:table-row>
        <table:table-row table:style-name="ro1">
          <table:table-cell/>
          <table:table-cell table:formula="of:=[.B394]+1" office:value-type="float" office:value="393" calcext:value-type="float">
            <text:p>393</text:p>
          </table:table-cell>
          <table:table-cell office:value-type="float" office:value="41368" calcext:value-type="float">
            <text:p>41368</text:p>
          </table:table-cell>
          <table:table-cell office:value-type="float" office:value="60064" calcext:value-type="float">
            <text:p>60064</text:p>
          </table:table-cell>
          <table:table-cell office:value-type="float" office:value="215972" calcext:value-type="float">
            <text:p>215972</text:p>
          </table:table-cell>
          <table:table-cell office:value-type="float" office:value="69856" calcext:value-type="float">
            <text:p>69856</text:p>
          </table:table-cell>
          <table:table-cell table:formula="of:=([.C395]+[.C394]/2+[.C396]/2)/2" office:value-type="float" office:value="41256" calcext:value-type="float">
            <text:p>41256</text:p>
          </table:table-cell>
          <table:table-cell table:formula="of:=([.D395]+[.D394]/2+[.D396]/2)/2" office:value-type="float" office:value="60061" calcext:value-type="float">
            <text:p>60061</text:p>
          </table:table-cell>
          <table:table-cell table:formula="of:=([.E395]+[.E394]/2+[.E396]/2)/2" office:value-type="float" office:value="205382" calcext:value-type="float">
            <text:p>205382</text:p>
          </table:table-cell>
          <table:table-cell table:formula="of:=([.F395]+[.F394]/2+[.F396]/2)/2" office:value-type="float" office:value="69865" calcext:value-type="float">
            <text:p>69865</text:p>
          </table:table-cell>
          <table:table-cell table:formula="of:=([.I395]-[.G395])/1024" office:value-type="float" office:value="160.279296875" calcext:value-type="float">
            <text:p>160.279296875</text:p>
          </table:table-cell>
          <table:table-cell table:formula="of:=([.J395]-[.H395])/1024" office:value-type="float" office:value="9.57421875" calcext:value-type="float">
            <text:p>9.57421875</text:p>
          </table:table-cell>
        </table:table-row>
        <table:table-row table:style-name="ro1">
          <table:table-cell/>
          <table:table-cell table:formula="of:=[.B395]+1" office:value-type="float" office:value="394" calcext:value-type="float">
            <text:p>394</text:p>
          </table:table-cell>
          <table:table-cell office:value-type="float" office:value="40920" calcext:value-type="float">
            <text:p>40920</text:p>
          </table:table-cell>
          <table:table-cell office:value-type="float" office:value="60052" calcext:value-type="float">
            <text:p>60052</text:p>
          </table:table-cell>
          <table:table-cell office:value-type="float" office:value="173612" calcext:value-type="float">
            <text:p>173612</text:p>
          </table:table-cell>
          <table:table-cell office:value-type="float" office:value="69892" calcext:value-type="float">
            <text:p>69892</text:p>
          </table:table-cell>
          <table:table-cell table:formula="of:=([.C396]+[.C395]/2+[.C397]/2)/2" office:value-type="float" office:value="41032" calcext:value-type="float">
            <text:p>41032</text:p>
          </table:table-cell>
          <table:table-cell table:formula="of:=([.D396]+[.D395]/2+[.D397]/2)/2" office:value-type="float" office:value="60055" calcext:value-type="float">
            <text:p>60055</text:p>
          </table:table-cell>
          <table:table-cell table:formula="of:=([.E396]+[.E395]/2+[.E397]/2)/2" office:value-type="float" office:value="184202" calcext:value-type="float">
            <text:p>184202</text:p>
          </table:table-cell>
          <table:table-cell table:formula="of:=([.F396]+[.F395]/2+[.F397]/2)/2" office:value-type="float" office:value="69883" calcext:value-type="float">
            <text:p>69883</text:p>
          </table:table-cell>
          <table:table-cell table:formula="of:=([.I396]-[.G396])/1024" office:value-type="float" office:value="139.814453125" calcext:value-type="float">
            <text:p>139.814453125</text:p>
          </table:table-cell>
          <table:table-cell table:formula="of:=([.J396]-[.H396])/1024" office:value-type="float" office:value="9.59765625" calcext:value-type="float">
            <text:p>9.59765625</text:p>
          </table:table-cell>
        </table:table-row>
        <table:table-row table:style-name="ro1">
          <table:table-cell/>
          <table:table-cell table:formula="of:=[.B396]+1" office:value-type="float" office:value="395" calcext:value-type="float">
            <text:p>395</text:p>
          </table:table-cell>
          <table:table-cell office:value-type="float" office:value="40920" calcext:value-type="float">
            <text:p>40920</text:p>
          </table:table-cell>
          <table:table-cell office:value-type="float" office:value="60052" calcext:value-type="float">
            <text:p>60052</text:p>
          </table:table-cell>
          <table:table-cell office:value-type="float" office:value="173612" calcext:value-type="float">
            <text:p>173612</text:p>
          </table:table-cell>
          <table:table-cell office:value-type="float" office:value="69892" calcext:value-type="float">
            <text:p>69892</text:p>
          </table:table-cell>
          <table:table-cell table:formula="of:=([.C397]+[.C396]/2+[.C398]/2)/2" office:value-type="float" office:value="40920" calcext:value-type="float">
            <text:p>40920</text:p>
          </table:table-cell>
          <table:table-cell table:formula="of:=([.D397]+[.D396]/2+[.D398]/2)/2" office:value-type="float" office:value="60052" calcext:value-type="float">
            <text:p>60052</text:p>
          </table:table-cell>
          <table:table-cell table:formula="of:=([.E397]+[.E396]/2+[.E398]/2)/2" office:value-type="float" office:value="173612" calcext:value-type="float">
            <text:p>173612</text:p>
          </table:table-cell>
          <table:table-cell table:formula="of:=([.F397]+[.F396]/2+[.F398]/2)/2" office:value-type="float" office:value="69892" calcext:value-type="float">
            <text:p>69892</text:p>
          </table:table-cell>
          <table:table-cell table:formula="of:=([.I397]-[.G397])/1024" office:value-type="float" office:value="129.58203125" calcext:value-type="float">
            <text:p>129.58203125</text:p>
          </table:table-cell>
          <table:table-cell table:formula="of:=([.J397]-[.H397])/1024" office:value-type="float" office:value="9.609375" calcext:value-type="float">
            <text:p>9.609375</text:p>
          </table:table-cell>
        </table:table-row>
        <table:table-row table:style-name="ro1">
          <table:table-cell/>
          <table:table-cell table:formula="of:=[.B397]+1" office:value-type="float" office:value="396" calcext:value-type="float">
            <text:p>396</text:p>
          </table:table-cell>
          <table:table-cell office:value-type="float" office:value="40920" calcext:value-type="float">
            <text:p>40920</text:p>
          </table:table-cell>
          <table:table-cell office:value-type="float" office:value="60052" calcext:value-type="float">
            <text:p>60052</text:p>
          </table:table-cell>
          <table:table-cell office:value-type="float" office:value="173612" calcext:value-type="float">
            <text:p>173612</text:p>
          </table:table-cell>
          <table:table-cell office:value-type="float" office:value="69892" calcext:value-type="float">
            <text:p>69892</text:p>
          </table:table-cell>
          <table:table-cell table:formula="of:=([.C398]+[.C397]/2+[.C399]/2)/2" office:value-type="float" office:value="40920" calcext:value-type="float">
            <text:p>40920</text:p>
          </table:table-cell>
          <table:table-cell table:formula="of:=([.D398]+[.D397]/2+[.D399]/2)/2" office:value-type="float" office:value="60052" calcext:value-type="float">
            <text:p>60052</text:p>
          </table:table-cell>
          <table:table-cell table:formula="of:=([.E398]+[.E397]/2+[.E399]/2)/2" office:value-type="float" office:value="173612" calcext:value-type="float">
            <text:p>173612</text:p>
          </table:table-cell>
          <table:table-cell table:formula="of:=([.F398]+[.F397]/2+[.F399]/2)/2" office:value-type="float" office:value="69892" calcext:value-type="float">
            <text:p>69892</text:p>
          </table:table-cell>
          <table:table-cell table:formula="of:=([.I398]-[.G398])/1024" office:value-type="float" office:value="129.58203125" calcext:value-type="float">
            <text:p>129.58203125</text:p>
          </table:table-cell>
          <table:table-cell table:formula="of:=([.J398]-[.H398])/1024" office:value-type="float" office:value="9.609375" calcext:value-type="float">
            <text:p>9.609375</text:p>
          </table:table-cell>
        </table:table-row>
        <table:table-row table:style-name="ro1">
          <table:table-cell/>
          <table:table-cell table:formula="of:=[.B398]+1" office:value-type="float" office:value="397" calcext:value-type="float">
            <text:p>397</text:p>
          </table:table-cell>
          <table:table-cell office:value-type="float" office:value="40920" calcext:value-type="float">
            <text:p>40920</text:p>
          </table:table-cell>
          <table:table-cell office:value-type="float" office:value="60052" calcext:value-type="float">
            <text:p>60052</text:p>
          </table:table-cell>
          <table:table-cell office:value-type="float" office:value="173612" calcext:value-type="float">
            <text:p>173612</text:p>
          </table:table-cell>
          <table:table-cell office:value-type="float" office:value="69892" calcext:value-type="float">
            <text:p>69892</text:p>
          </table:table-cell>
          <table:table-cell table:formula="of:=([.C399]+[.C398]/2+[.C400]/2)/2" office:value-type="float" office:value="40920" calcext:value-type="float">
            <text:p>40920</text:p>
          </table:table-cell>
          <table:table-cell table:formula="of:=([.D399]+[.D398]/2+[.D400]/2)/2" office:value-type="float" office:value="60052" calcext:value-type="float">
            <text:p>60052</text:p>
          </table:table-cell>
          <table:table-cell table:formula="of:=([.E399]+[.E398]/2+[.E400]/2)/2" office:value-type="float" office:value="173612" calcext:value-type="float">
            <text:p>173612</text:p>
          </table:table-cell>
          <table:table-cell table:formula="of:=([.F399]+[.F398]/2+[.F400]/2)/2" office:value-type="float" office:value="69892" calcext:value-type="float">
            <text:p>69892</text:p>
          </table:table-cell>
          <table:table-cell table:formula="of:=([.I399]-[.G399])/1024" office:value-type="float" office:value="129.58203125" calcext:value-type="float">
            <text:p>129.58203125</text:p>
          </table:table-cell>
          <table:table-cell table:formula="of:=([.J399]-[.H399])/1024" office:value-type="float" office:value="9.609375" calcext:value-type="float">
            <text:p>9.609375</text:p>
          </table:table-cell>
        </table:table-row>
        <table:table-row table:style-name="ro1">
          <table:table-cell/>
          <table:table-cell table:formula="of:=[.B399]+1" office:value-type="float" office:value="398" calcext:value-type="float">
            <text:p>398</text:p>
          </table:table-cell>
          <table:table-cell office:value-type="float" office:value="40920" calcext:value-type="float">
            <text:p>40920</text:p>
          </table:table-cell>
          <table:table-cell office:value-type="float" office:value="60052" calcext:value-type="float">
            <text:p>60052</text:p>
          </table:table-cell>
          <table:table-cell office:value-type="float" office:value="173612" calcext:value-type="float">
            <text:p>173612</text:p>
          </table:table-cell>
          <table:table-cell office:value-type="float" office:value="69892" calcext:value-type="float">
            <text:p>69892</text:p>
          </table:table-cell>
          <table:table-cell table:formula="of:=([.C400]+[.C399]/2+[.C401]/2)/2" office:value-type="float" office:value="40920" calcext:value-type="float">
            <text:p>40920</text:p>
          </table:table-cell>
          <table:table-cell table:formula="of:=([.D400]+[.D399]/2+[.D401]/2)/2" office:value-type="float" office:value="60052" calcext:value-type="float">
            <text:p>60052</text:p>
          </table:table-cell>
          <table:table-cell table:formula="of:=([.E400]+[.E399]/2+[.E401]/2)/2" office:value-type="float" office:value="173612" calcext:value-type="float">
            <text:p>173612</text:p>
          </table:table-cell>
          <table:table-cell table:formula="of:=([.F400]+[.F399]/2+[.F401]/2)/2" office:value-type="float" office:value="69893" calcext:value-type="float">
            <text:p>69893</text:p>
          </table:table-cell>
          <table:table-cell table:formula="of:=([.I400]-[.G400])/1024" office:value-type="float" office:value="129.58203125" calcext:value-type="float">
            <text:p>129.58203125</text:p>
          </table:table-cell>
          <table:table-cell table:formula="of:=([.J400]-[.H400])/1024" office:value-type="float" office:value="9.6103515625" calcext:value-type="float">
            <text:p>9.6103515625</text:p>
          </table:table-cell>
        </table:table-row>
        <table:table-row table:style-name="ro1">
          <table:table-cell/>
          <table:table-cell table:formula="of:=[.B400]+1" office:value-type="float" office:value="399" calcext:value-type="float">
            <text:p>399</text:p>
          </table:table-cell>
          <table:table-cell office:value-type="float" office:value="40920" calcext:value-type="float">
            <text:p>40920</text:p>
          </table:table-cell>
          <table:table-cell office:value-type="float" office:value="60052" calcext:value-type="float">
            <text:p>60052</text:p>
          </table:table-cell>
          <table:table-cell office:value-type="float" office:value="173612" calcext:value-type="float">
            <text:p>173612</text:p>
          </table:table-cell>
          <table:table-cell office:value-type="float" office:value="69896" calcext:value-type="float">
            <text:p>69896</text:p>
          </table:table-cell>
          <table:table-cell table:formula="of:=([.C401]+[.C400]/2+[.C402]/2)/2" office:value-type="float" office:value="40953" calcext:value-type="float">
            <text:p>40953</text:p>
          </table:table-cell>
          <table:table-cell table:formula="of:=([.D401]+[.D400]/2+[.D402]/2)/2" office:value-type="float" office:value="59611" calcext:value-type="float">
            <text:p>59611</text:p>
          </table:table-cell>
          <table:table-cell table:formula="of:=([.E401]+[.E400]/2+[.E402]/2)/2" office:value-type="float" office:value="173612" calcext:value-type="float">
            <text:p>173612</text:p>
          </table:table-cell>
          <table:table-cell table:formula="of:=([.F401]+[.F400]/2+[.F402]/2)/2" office:value-type="float" office:value="69895" calcext:value-type="float">
            <text:p>69895</text:p>
          </table:table-cell>
          <table:table-cell table:formula="of:=([.I401]-[.G401])/1024" office:value-type="float" office:value="129.5498046875" calcext:value-type="float">
            <text:p>129.5498046875</text:p>
          </table:table-cell>
          <table:table-cell table:formula="of:=([.J401]-[.H401])/1024" office:value-type="float" office:value="10.04296875" calcext:value-type="float">
            <text:p>10.04296875</text:p>
          </table:table-cell>
        </table:table-row>
        <table:table-row table:style-name="ro1">
          <table:table-cell/>
          <table:table-cell table:formula="of:=[.B401]+1" office:value-type="float" office:value="400" calcext:value-type="float">
            <text:p>400</text:p>
          </table:table-cell>
          <table:table-cell office:value-type="float" office:value="41052" calcext:value-type="float">
            <text:p>41052</text:p>
          </table:table-cell>
          <table:table-cell office:value-type="float" office:value="58288" calcext:value-type="float">
            <text:p>58288</text:p>
          </table:table-cell>
          <table:table-cell office:value-type="float" office:value="173612" calcext:value-type="float">
            <text:p>173612</text:p>
          </table:table-cell>
          <table:table-cell office:value-type="float" office:value="69896" calcext:value-type="float">
            <text:p>69896</text:p>
          </table:table-cell>
          <table:table-cell table:formula="of:=([.C402]+[.C401]/2+[.C403]/2)/2" office:value-type="float" office:value="41019" calcext:value-type="float">
            <text:p>41019</text:p>
          </table:table-cell>
          <table:table-cell table:formula="of:=([.D402]+[.D401]/2+[.D403]/2)/2" office:value-type="float" office:value="58729" calcext:value-type="float">
            <text:p>58729</text:p>
          </table:table-cell>
          <table:table-cell table:formula="of:=([.E402]+[.E401]/2+[.E403]/2)/2" office:value-type="float" office:value="173612" calcext:value-type="float">
            <text:p>173612</text:p>
          </table:table-cell>
          <table:table-cell table:formula="of:=([.F402]+[.F401]/2+[.F403]/2)/2" office:value-type="float" office:value="69793" calcext:value-type="float">
            <text:p>69793</text:p>
          </table:table-cell>
          <table:table-cell table:formula="of:=([.I402]-[.G402])/1024" office:value-type="float" office:value="129.4853515625" calcext:value-type="float">
            <text:p>129.4853515625</text:p>
          </table:table-cell>
          <table:table-cell table:formula="of:=([.J402]-[.H402])/1024" office:value-type="float" office:value="10.8046875" calcext:value-type="float">
            <text:p>10.8046875</text:p>
          </table:table-cell>
        </table:table-row>
        <table:table-row table:style-name="ro1">
          <table:table-cell/>
          <table:table-cell table:formula="of:=[.B402]+1" office:value-type="float" office:value="401" calcext:value-type="float">
            <text:p>401</text:p>
          </table:table-cell>
          <table:table-cell office:value-type="float" office:value="41052" calcext:value-type="float">
            <text:p>41052</text:p>
          </table:table-cell>
          <table:table-cell office:value-type="float" office:value="58288" calcext:value-type="float">
            <text:p>58288</text:p>
          </table:table-cell>
          <table:table-cell office:value-type="float" office:value="173612" calcext:value-type="float">
            <text:p>173612</text:p>
          </table:table-cell>
          <table:table-cell office:value-type="float" office:value="69484" calcext:value-type="float">
            <text:p>69484</text:p>
          </table:table-cell>
          <table:table-cell table:formula="of:=([.C403]+[.C402]/2+[.C404]/2)/2" office:value-type="float" office:value="41052" calcext:value-type="float">
            <text:p>41052</text:p>
          </table:table-cell>
          <table:table-cell table:formula="of:=([.D403]+[.D402]/2+[.D404]/2)/2" office:value-type="float" office:value="58288" calcext:value-type="float">
            <text:p>58288</text:p>
          </table:table-cell>
          <table:table-cell table:formula="of:=([.E403]+[.E402]/2+[.E404]/2)/2" office:value-type="float" office:value="173612" calcext:value-type="float">
            <text:p>173612</text:p>
          </table:table-cell>
          <table:table-cell table:formula="of:=([.F403]+[.F402]/2+[.F404]/2)/2" office:value-type="float" office:value="69587" calcext:value-type="float">
            <text:p>69587</text:p>
          </table:table-cell>
          <table:table-cell table:formula="of:=([.I403]-[.G403])/1024" office:value-type="float" office:value="129.453125" calcext:value-type="float">
            <text:p>129.453125</text:p>
          </table:table-cell>
          <table:table-cell table:formula="of:=([.J403]-[.H403])/1024" office:value-type="float" office:value="11.0341796875" calcext:value-type="float">
            <text:p>11.0341796875</text:p>
          </table:table-cell>
        </table:table-row>
        <table:table-row table:style-name="ro1">
          <table:table-cell/>
          <table:table-cell table:formula="of:=[.B403]+1" office:value-type="float" office:value="402" calcext:value-type="float">
            <text:p>402</text:p>
          </table:table-cell>
          <table:table-cell office:value-type="float" office:value="41052" calcext:value-type="float">
            <text:p>41052</text:p>
          </table:table-cell>
          <table:table-cell office:value-type="float" office:value="58288" calcext:value-type="float">
            <text:p>58288</text:p>
          </table:table-cell>
          <table:table-cell office:value-type="float" office:value="173612" calcext:value-type="float">
            <text:p>173612</text:p>
          </table:table-cell>
          <table:table-cell office:value-type="float" office:value="69484" calcext:value-type="float">
            <text:p>69484</text:p>
          </table:table-cell>
          <table:table-cell table:formula="of:=([.C404]+[.C403]/2+[.C405]/2)/2" office:value-type="float" office:value="41052" calcext:value-type="float">
            <text:p>41052</text:p>
          </table:table-cell>
          <table:table-cell table:formula="of:=([.D404]+[.D403]/2+[.D405]/2)/2" office:value-type="float" office:value="58288" calcext:value-type="float">
            <text:p>58288</text:p>
          </table:table-cell>
          <table:table-cell table:formula="of:=([.E404]+[.E403]/2+[.E405]/2)/2" office:value-type="float" office:value="173612" calcext:value-type="float">
            <text:p>173612</text:p>
          </table:table-cell>
          <table:table-cell table:formula="of:=([.F404]+[.F403]/2+[.F405]/2)/2" office:value-type="float" office:value="69484" calcext:value-type="float">
            <text:p>69484</text:p>
          </table:table-cell>
          <table:table-cell table:formula="of:=([.I404]-[.G404])/1024" office:value-type="float" office:value="129.453125" calcext:value-type="float">
            <text:p>129.453125</text:p>
          </table:table-cell>
          <table:table-cell table:formula="of:=([.J404]-[.H404])/1024" office:value-type="float" office:value="10.93359375" calcext:value-type="float">
            <text:p>10.93359375</text:p>
          </table:table-cell>
        </table:table-row>
        <table:table-row table:style-name="ro1">
          <table:table-cell/>
          <table:table-cell table:formula="of:=[.B404]+1" office:value-type="float" office:value="403" calcext:value-type="float">
            <text:p>403</text:p>
          </table:table-cell>
          <table:table-cell office:value-type="float" office:value="41052" calcext:value-type="float">
            <text:p>41052</text:p>
          </table:table-cell>
          <table:table-cell office:value-type="float" office:value="58288" calcext:value-type="float">
            <text:p>58288</text:p>
          </table:table-cell>
          <table:table-cell office:value-type="float" office:value="173612" calcext:value-type="float">
            <text:p>173612</text:p>
          </table:table-cell>
          <table:table-cell office:value-type="float" office:value="69484" calcext:value-type="float">
            <text:p>69484</text:p>
          </table:table-cell>
          <table:table-cell table:formula="of:=([.C405]+[.C404]/2+[.C406]/2)/2" office:value-type="float" office:value="41052" calcext:value-type="float">
            <text:p>41052</text:p>
          </table:table-cell>
          <table:table-cell table:formula="of:=([.D405]+[.D404]/2+[.D406]/2)/2" office:value-type="float" office:value="58317" calcext:value-type="float">
            <text:p>58317</text:p>
          </table:table-cell>
          <table:table-cell table:formula="of:=([.E405]+[.E404]/2+[.E406]/2)/2" office:value-type="float" office:value="173612" calcext:value-type="float">
            <text:p>173612</text:p>
          </table:table-cell>
          <table:table-cell table:formula="of:=([.F405]+[.F404]/2+[.F406]/2)/2" office:value-type="float" office:value="69484" calcext:value-type="float">
            <text:p>69484</text:p>
          </table:table-cell>
          <table:table-cell table:formula="of:=([.I405]-[.G405])/1024" office:value-type="float" office:value="129.453125" calcext:value-type="float">
            <text:p>129.453125</text:p>
          </table:table-cell>
          <table:table-cell table:formula="of:=([.J405]-[.H405])/1024" office:value-type="float" office:value="10.9052734375" calcext:value-type="float">
            <text:p>10.9052734375</text:p>
          </table:table-cell>
        </table:table-row>
        <table:table-row table:style-name="ro1">
          <table:table-cell/>
          <table:table-cell table:formula="of:=[.B405]+1" office:value-type="float" office:value="404" calcext:value-type="float">
            <text:p>404</text:p>
          </table:table-cell>
          <table:table-cell office:value-type="float" office:value="41052" calcext:value-type="float">
            <text:p>41052</text:p>
          </table:table-cell>
          <table:table-cell office:value-type="float" office:value="58404" calcext:value-type="float">
            <text:p>58404</text:p>
          </table:table-cell>
          <table:table-cell office:value-type="float" office:value="173612" calcext:value-type="float">
            <text:p>173612</text:p>
          </table:table-cell>
          <table:table-cell office:value-type="float" office:value="69484" calcext:value-type="float">
            <text:p>69484</text:p>
          </table:table-cell>
          <table:table-cell table:formula="of:=([.C406]+[.C405]/2+[.C407]/2)/2" office:value-type="float" office:value="41052" calcext:value-type="float">
            <text:p>41052</text:p>
          </table:table-cell>
          <table:table-cell table:formula="of:=([.D406]+[.D405]/2+[.D407]/2)/2" office:value-type="float" office:value="58370" calcext:value-type="float">
            <text:p>58370</text:p>
          </table:table-cell>
          <table:table-cell table:formula="of:=([.E406]+[.E405]/2+[.E407]/2)/2" office:value-type="float" office:value="173612" calcext:value-type="float">
            <text:p>173612</text:p>
          </table:table-cell>
          <table:table-cell table:formula="of:=([.F406]+[.F405]/2+[.F407]/2)/2" office:value-type="float" office:value="69531" calcext:value-type="float">
            <text:p>69531</text:p>
          </table:table-cell>
          <table:table-cell table:formula="of:=([.I406]-[.G406])/1024" office:value-type="float" office:value="129.453125" calcext:value-type="float">
            <text:p>129.453125</text:p>
          </table:table-cell>
          <table:table-cell table:formula="of:=([.J406]-[.H406])/1024" office:value-type="float" office:value="10.8994140625" calcext:value-type="float">
            <text:p>10.8994140625</text:p>
          </table:table-cell>
        </table:table-row>
        <table:table-row table:style-name="ro1">
          <table:table-cell/>
          <table:table-cell table:formula="of:=[.B406]+1" office:value-type="float" office:value="405" calcext:value-type="float">
            <text:p>405</text:p>
          </table:table-cell>
          <table:table-cell office:value-type="float" office:value="41052" calcext:value-type="float">
            <text:p>41052</text:p>
          </table:table-cell>
          <table:table-cell office:value-type="float" office:value="58384" calcext:value-type="float">
            <text:p>58384</text:p>
          </table:table-cell>
          <table:table-cell office:value-type="float" office:value="173612" calcext:value-type="float">
            <text:p>173612</text:p>
          </table:table-cell>
          <table:table-cell office:value-type="float" office:value="69672" calcext:value-type="float">
            <text:p>69672</text:p>
          </table:table-cell>
          <table:table-cell table:formula="of:=([.C407]+[.C406]/2+[.C408]/2)/2" office:value-type="float" office:value="41052" calcext:value-type="float">
            <text:p>41052</text:p>
          </table:table-cell>
          <table:table-cell table:formula="of:=([.D407]+[.D406]/2+[.D408]/2)/2" office:value-type="float" office:value="58389" calcext:value-type="float">
            <text:p>58389</text:p>
          </table:table-cell>
          <table:table-cell table:formula="of:=([.E407]+[.E406]/2+[.E408]/2)/2" office:value-type="float" office:value="173612" calcext:value-type="float">
            <text:p>173612</text:p>
          </table:table-cell>
          <table:table-cell table:formula="of:=([.F407]+[.F406]/2+[.F408]/2)/2" office:value-type="float" office:value="69625" calcext:value-type="float">
            <text:p>69625</text:p>
          </table:table-cell>
          <table:table-cell table:formula="of:=([.I407]-[.G407])/1024" office:value-type="float" office:value="129.453125" calcext:value-type="float">
            <text:p>129.453125</text:p>
          </table:table-cell>
          <table:table-cell table:formula="of:=([.J407]-[.H407])/1024" office:value-type="float" office:value="10.97265625" calcext:value-type="float">
            <text:p>10.97265625</text:p>
          </table:table-cell>
        </table:table-row>
        <table:table-row table:style-name="ro1">
          <table:table-cell/>
          <table:table-cell table:formula="of:=[.B407]+1" office:value-type="float" office:value="406" calcext:value-type="float">
            <text:p>406</text:p>
          </table:table-cell>
          <table:table-cell office:value-type="float" office:value="41052" calcext:value-type="float">
            <text:p>41052</text:p>
          </table:table-cell>
          <table:table-cell office:value-type="float" office:value="58384" calcext:value-type="float">
            <text:p>58384</text:p>
          </table:table-cell>
          <table:table-cell office:value-type="float" office:value="173612" calcext:value-type="float">
            <text:p>173612</text:p>
          </table:table-cell>
          <table:table-cell office:value-type="float" office:value="69672" calcext:value-type="float">
            <text:p>69672</text:p>
          </table:table-cell>
          <table:table-cell table:formula="of:=([.C408]+[.C407]/2+[.C409]/2)/2" office:value-type="float" office:value="41052" calcext:value-type="float">
            <text:p>41052</text:p>
          </table:table-cell>
          <table:table-cell table:formula="of:=([.D408]+[.D407]/2+[.D409]/2)/2" office:value-type="float" office:value="58384" calcext:value-type="float">
            <text:p>58384</text:p>
          </table:table-cell>
          <table:table-cell table:formula="of:=([.E408]+[.E407]/2+[.E409]/2)/2" office:value-type="float" office:value="173612" calcext:value-type="float">
            <text:p>173612</text:p>
          </table:table-cell>
          <table:table-cell table:formula="of:=([.F408]+[.F407]/2+[.F409]/2)/2" office:value-type="float" office:value="69672" calcext:value-type="float">
            <text:p>69672</text:p>
          </table:table-cell>
          <table:table-cell table:formula="of:=([.I408]-[.G408])/1024" office:value-type="float" office:value="129.453125" calcext:value-type="float">
            <text:p>129.453125</text:p>
          </table:table-cell>
          <table:table-cell table:formula="of:=([.J408]-[.H408])/1024" office:value-type="float" office:value="11.0234375" calcext:value-type="float">
            <text:p>11.0234375</text:p>
          </table:table-cell>
        </table:table-row>
        <table:table-row table:style-name="ro1">
          <table:table-cell/>
          <table:table-cell table:formula="of:=[.B408]+1" office:value-type="float" office:value="407" calcext:value-type="float">
            <text:p>407</text:p>
          </table:table-cell>
          <table:table-cell office:value-type="float" office:value="41052" calcext:value-type="float">
            <text:p>41052</text:p>
          </table:table-cell>
          <table:table-cell office:value-type="float" office:value="58384" calcext:value-type="float">
            <text:p>58384</text:p>
          </table:table-cell>
          <table:table-cell office:value-type="float" office:value="173612" calcext:value-type="float">
            <text:p>173612</text:p>
          </table:table-cell>
          <table:table-cell office:value-type="float" office:value="69672" calcext:value-type="float">
            <text:p>69672</text:p>
          </table:table-cell>
          <table:table-cell table:formula="of:=([.C409]+[.C408]/2+[.C410]/2)/2" office:value-type="float" office:value="41052" calcext:value-type="float">
            <text:p>41052</text:p>
          </table:table-cell>
          <table:table-cell table:formula="of:=([.D409]+[.D408]/2+[.D410]/2)/2" office:value-type="float" office:value="58384" calcext:value-type="float">
            <text:p>58384</text:p>
          </table:table-cell>
          <table:table-cell table:formula="of:=([.E409]+[.E408]/2+[.E410]/2)/2" office:value-type="float" office:value="173612" calcext:value-type="float">
            <text:p>173612</text:p>
          </table:table-cell>
          <table:table-cell table:formula="of:=([.F409]+[.F408]/2+[.F410]/2)/2" office:value-type="float" office:value="69672" calcext:value-type="float">
            <text:p>69672</text:p>
          </table:table-cell>
          <table:table-cell table:formula="of:=([.I409]-[.G409])/1024" office:value-type="float" office:value="129.453125" calcext:value-type="float">
            <text:p>129.453125</text:p>
          </table:table-cell>
          <table:table-cell table:formula="of:=([.J409]-[.H409])/1024" office:value-type="float" office:value="11.0234375" calcext:value-type="float">
            <text:p>11.0234375</text:p>
          </table:table-cell>
        </table:table-row>
        <table:table-row table:style-name="ro1">
          <table:table-cell/>
          <table:table-cell table:formula="of:=[.B409]+1" office:value-type="float" office:value="408" calcext:value-type="float">
            <text:p>408</text:p>
          </table:table-cell>
          <table:table-cell office:value-type="float" office:value="41052" calcext:value-type="float">
            <text:p>41052</text:p>
          </table:table-cell>
          <table:table-cell office:value-type="float" office:value="58384" calcext:value-type="float">
            <text:p>58384</text:p>
          </table:table-cell>
          <table:table-cell office:value-type="float" office:value="173612" calcext:value-type="float">
            <text:p>173612</text:p>
          </table:table-cell>
          <table:table-cell office:value-type="float" office:value="69672" calcext:value-type="float">
            <text:p>69672</text:p>
          </table:table-cell>
          <table:table-cell table:formula="of:=([.C410]+[.C409]/2+[.C411]/2)/2" office:value-type="float" office:value="41052" calcext:value-type="float">
            <text:p>41052</text:p>
          </table:table-cell>
          <table:table-cell table:formula="of:=([.D410]+[.D409]/2+[.D411]/2)/2" office:value-type="float" office:value="58384" calcext:value-type="float">
            <text:p>58384</text:p>
          </table:table-cell>
          <table:table-cell table:formula="of:=([.E410]+[.E409]/2+[.E411]/2)/2" office:value-type="float" office:value="173612" calcext:value-type="float">
            <text:p>173612</text:p>
          </table:table-cell>
          <table:table-cell table:formula="of:=([.F410]+[.F409]/2+[.F411]/2)/2" office:value-type="float" office:value="69672" calcext:value-type="float">
            <text:p>69672</text:p>
          </table:table-cell>
          <table:table-cell table:formula="of:=([.I410]-[.G410])/1024" office:value-type="float" office:value="129.453125" calcext:value-type="float">
            <text:p>129.453125</text:p>
          </table:table-cell>
          <table:table-cell table:formula="of:=([.J410]-[.H410])/1024" office:value-type="float" office:value="11.0234375" calcext:value-type="float">
            <text:p>11.0234375</text:p>
          </table:table-cell>
        </table:table-row>
        <table:table-row table:style-name="ro1">
          <table:table-cell/>
          <table:table-cell table:formula="of:=[.B410]+1" office:value-type="float" office:value="409" calcext:value-type="float">
            <text:p>409</text:p>
          </table:table-cell>
          <table:table-cell table:style-name="ce1" office:value-type="float" office:value="41052" calcext:value-type="float">
            <text:p>41052</text:p>
          </table:table-cell>
          <table:table-cell table:style-name="ce1" office:value-type="float" office:value="58384" calcext:value-type="float">
            <text:p>58384</text:p>
          </table:table-cell>
          <table:table-cell office:value-type="float" office:value="173612" calcext:value-type="float">
            <text:p>173612</text:p>
          </table:table-cell>
          <table:table-cell office:value-type="float" office:value="69672" calcext:value-type="float">
            <text:p>69672</text:p>
          </table:table-cell>
          <table:table-cell table:formula="of:=([.C411]+[.C410]/2+[.C412]/2)/2" office:value-type="float" office:value="41052" calcext:value-type="float">
            <text:p>41052</text:p>
          </table:table-cell>
          <table:table-cell table:formula="of:=([.D411]+[.D410]/2+[.D412]/2)/2" office:value-type="float" office:value="58384" calcext:value-type="float">
            <text:p>58384</text:p>
          </table:table-cell>
          <table:table-cell table:formula="of:=([.E411]+[.E410]/2+[.E412]/2)/2" office:value-type="float" office:value="173612" calcext:value-type="float">
            <text:p>173612</text:p>
          </table:table-cell>
          <table:table-cell table:formula="of:=([.F411]+[.F410]/2+[.F412]/2)/2" office:value-type="float" office:value="69672" calcext:value-type="float">
            <text:p>69672</text:p>
          </table:table-cell>
          <table:table-cell table:formula="of:=([.I411]-[.G411])/1024" office:value-type="float" office:value="129.453125" calcext:value-type="float">
            <text:p>129.453125</text:p>
          </table:table-cell>
          <table:table-cell table:formula="of:=([.J411]-[.H411])/1024" office:value-type="float" office:value="11.0234375" calcext:value-type="float">
            <text:p>11.0234375</text:p>
          </table:table-cell>
        </table:table-row>
        <table:table-row table:style-name="ro1">
          <table:table-cell/>
          <table:table-cell table:formula="of:=[.B411]+1" office:value-type="float" office:value="410" calcext:value-type="float">
            <text:p>410</text:p>
          </table:table-cell>
          <table:table-cell table:style-name="ce1" office:value-type="float" office:value="41052" calcext:value-type="float">
            <text:p>41052</text:p>
          </table:table-cell>
          <table:table-cell table:style-name="ce1" office:value-type="float" office:value="58384" calcext:value-type="float">
            <text:p>58384</text:p>
          </table:table-cell>
          <table:table-cell office:value-type="float" office:value="173612" calcext:value-type="float">
            <text:p>173612</text:p>
          </table:table-cell>
          <table:table-cell office:value-type="float" office:value="69672" calcext:value-type="float">
            <text:p>69672</text:p>
          </table:table-cell>
          <table:table-cell table:formula="of:=([.C412]+[.C411]/2+[.C413]/2)/2" office:value-type="float" office:value="41052" calcext:value-type="float">
            <text:p>41052</text:p>
          </table:table-cell>
          <table:table-cell table:formula="of:=([.D412]+[.D411]/2+[.D413]/2)/2" office:value-type="float" office:value="58384" calcext:value-type="float">
            <text:p>58384</text:p>
          </table:table-cell>
          <table:table-cell table:formula="of:=([.E412]+[.E411]/2+[.E413]/2)/2" office:value-type="float" office:value="173612" calcext:value-type="float">
            <text:p>173612</text:p>
          </table:table-cell>
          <table:table-cell table:formula="of:=([.F412]+[.F411]/2+[.F413]/2)/2" office:value-type="float" office:value="69672" calcext:value-type="float">
            <text:p>69672</text:p>
          </table:table-cell>
          <table:table-cell table:formula="of:=([.I412]-[.G412])/1024" office:value-type="float" office:value="129.453125" calcext:value-type="float">
            <text:p>129.453125</text:p>
          </table:table-cell>
          <table:table-cell table:formula="of:=([.J412]-[.H412])/1024" office:value-type="float" office:value="11.0234375" calcext:value-type="float">
            <text:p>11.0234375</text:p>
          </table:table-cell>
        </table:table-row>
        <table:table-row table:style-name="ro1">
          <table:table-cell/>
          <table:table-cell table:formula="of:=[.B412]+1" office:value-type="float" office:value="411" calcext:value-type="float">
            <text:p>411</text:p>
          </table:table-cell>
          <table:table-cell table:style-name="ce1" office:value-type="float" office:value="41052" calcext:value-type="float">
            <text:p>41052</text:p>
          </table:table-cell>
          <table:table-cell table:style-name="ce1" office:value-type="float" office:value="58384" calcext:value-type="float">
            <text:p>58384</text:p>
          </table:table-cell>
          <table:table-cell office:value-type="float" office:value="173612" calcext:value-type="float">
            <text:p>173612</text:p>
          </table:table-cell>
          <table:table-cell office:value-type="float" office:value="69672" calcext:value-type="float">
            <text:p>69672</text:p>
          </table:table-cell>
          <table:table-cell table:formula="of:=[.C413]" office:value-type="float" office:value="41052" calcext:value-type="float">
            <text:p>41052</text:p>
          </table:table-cell>
          <table:table-cell table:formula="of:=[.D413]" office:value-type="float" office:value="58384" calcext:value-type="float">
            <text:p>58384</text:p>
          </table:table-cell>
          <table:table-cell table:formula="of:=[.E413]" office:value-type="float" office:value="173612" calcext:value-type="float">
            <text:p>173612</text:p>
          </table:table-cell>
          <table:table-cell table:formula="of:=[.F413]" office:value-type="float" office:value="69672" calcext:value-type="float">
            <text:p>69672</text:p>
          </table:table-cell>
          <table:table-cell table:formula="of:=([.I413]-[.G413])/1024" office:value-type="float" office:value="129.453125" calcext:value-type="float">
            <text:p>129.453125</text:p>
          </table:table-cell>
          <table:table-cell table:formula="of:=([.J413]-[.H413])/1024" office:value-type="float" office:value="11.0234375" calcext:value-type="float">
            <text:p>11.0234375</text:p>
          </table:table-cell>
        </table:table-row>
        <table:table-row table:style-name="ro1">
          <table:table-cell/>
          <table:table-cell table:formula="of:=[.B413]+1" office:value-type="float" office:value="412" calcext:value-type="float">
            <text:p>412</text:p>
          </table:table-cell>
          <table:table-cell table:number-columns-repeated="2"/>
          <table:table-cell office:value-type="float" office:value="173612" calcext:value-type="float">
            <text:p>173612</text:p>
          </table:table-cell>
          <table:table-cell office:value-type="float" office:value="53132" calcext:value-type="float">
            <text:p>53132</text:p>
          </table:table-cell>
          <table:table-cell table:number-columns-repeated="6"/>
        </table:table-row>
        <table:table-row table:style-name="ro1">
          <table:table-cell/>
          <table:table-cell table:formula="of:=[.B414]+1" office:value-type="float" office:value="413" calcext:value-type="float">
            <text:p>413</text:p>
          </table:table-cell>
          <table:table-cell table:number-columns-repeated="2"/>
          <table:table-cell office:value-type="float" office:value="173612" calcext:value-type="float">
            <text:p>173612</text:p>
          </table:table-cell>
          <table:table-cell office:value-type="float" office:value="53132" calcext:value-type="float">
            <text:p>53132</text:p>
          </table:table-cell>
          <table:table-cell table:number-columns-repeated="6"/>
        </table:table-row>
        <table:table-row table:style-name="ro1">
          <table:table-cell/>
          <table:table-cell table:formula="of:=[.B415]+1" office:value-type="float" office:value="414" calcext:value-type="float">
            <text:p>414</text:p>
          </table:table-cell>
          <table:table-cell table:number-columns-repeated="2"/>
          <table:table-cell office:value-type="float" office:value="173612" calcext:value-type="float">
            <text:p>173612</text:p>
          </table:table-cell>
          <table:table-cell office:value-type="float" office:value="53132" calcext:value-type="float">
            <text:p>53132</text:p>
          </table:table-cell>
          <table:table-cell table:number-columns-repeated="6"/>
        </table:table-row>
        <table:table-row table:style-name="ro1">
          <table:table-cell/>
          <table:table-cell table:formula="of:=[.B416]+1" office:value-type="float" office:value="415" calcext:value-type="float">
            <text:p>415</text:p>
          </table:table-cell>
          <table:table-cell table:number-columns-repeated="2"/>
          <table:table-cell office:value-type="float" office:value="173612" calcext:value-type="float">
            <text:p>173612</text:p>
          </table:table-cell>
          <table:table-cell office:value-type="float" office:value="53132" calcext:value-type="float">
            <text:p>53132</text:p>
          </table:table-cell>
          <table:table-cell table:number-columns-repeated="6"/>
        </table:table-row>
        <table:table-row table:style-name="ro1">
          <table:table-cell/>
          <table:table-cell table:formula="of:=[.B417]+1" office:value-type="float" office:value="416" calcext:value-type="float">
            <text:p>416</text:p>
          </table:table-cell>
          <table:table-cell table:number-columns-repeated="2"/>
          <table:table-cell office:value-type="float" office:value="173612" calcext:value-type="float">
            <text:p>173612</text:p>
          </table:table-cell>
          <table:table-cell office:value-type="float" office:value="53132" calcext:value-type="float">
            <text:p>53132</text:p>
          </table:table-cell>
          <table:table-cell table:number-columns-repeated="6"/>
        </table:table-row>
        <table:table-row table:style-name="ro1">
          <table:table-cell/>
          <table:table-cell table:formula="of:=[.B418]+1" office:value-type="float" office:value="417" calcext:value-type="float">
            <text:p>417</text:p>
          </table:table-cell>
          <table:table-cell table:number-columns-repeated="2"/>
          <table:table-cell office:value-type="float" office:value="173612" calcext:value-type="float">
            <text:p>173612</text:p>
          </table:table-cell>
          <table:table-cell office:value-type="float" office:value="53132" calcext:value-type="float">
            <text:p>53132</text:p>
          </table:table-cell>
          <table:table-cell table:number-columns-repeated="6"/>
        </table:table-row>
        <table:table-row table:style-name="ro1">
          <table:table-cell/>
          <table:table-cell table:formula="of:=[.B419]+1" office:value-type="float" office:value="418" calcext:value-type="float">
            <text:p>418</text:p>
          </table:table-cell>
          <table:table-cell table:number-columns-repeated="2"/>
          <table:table-cell office:value-type="float" office:value="173612" calcext:value-type="float">
            <text:p>173612</text:p>
          </table:table-cell>
          <table:table-cell office:value-type="float" office:value="53132" calcext:value-type="float">
            <text:p>53132</text:p>
          </table:table-cell>
          <table:table-cell table:number-columns-repeated="6"/>
        </table:table-row>
        <table:table-row table:style-name="ro1">
          <table:table-cell/>
          <table:table-cell table:formula="of:=[.B420]+1" office:value-type="float" office:value="419" calcext:value-type="float">
            <text:p>419</text:p>
          </table:table-cell>
          <table:table-cell table:number-columns-repeated="2"/>
          <table:table-cell office:value-type="float" office:value="173612" calcext:value-type="float">
            <text:p>173612</text:p>
          </table:table-cell>
          <table:table-cell office:value-type="float" office:value="53132" calcext:value-type="float">
            <text:p>53132</text:p>
          </table:table-cell>
          <table:table-cell table:number-columns-repeated="6"/>
        </table:table-row>
        <table:table-row table:style-name="ro1">
          <table:table-cell/>
          <table:table-cell table:formula="of:=[.B421]+1" office:value-type="float" office:value="420" calcext:value-type="float">
            <text:p>420</text:p>
          </table:table-cell>
          <table:table-cell table:number-columns-repeated="2"/>
          <table:table-cell office:value-type="float" office:value="173612" calcext:value-type="float">
            <text:p>173612</text:p>
          </table:table-cell>
          <table:table-cell office:value-type="float" office:value="53132" calcext:value-type="float">
            <text:p>53132</text:p>
          </table:table-cell>
          <table:table-cell table:number-columns-repeated="6"/>
        </table:table-row>
        <table:table-row table:style-name="ro1">
          <table:table-cell/>
          <table:table-cell table:formula="of:=[.B422]+1" office:value-type="float" office:value="421" calcext:value-type="float">
            <text:p>421</text:p>
          </table:table-cell>
          <table:table-cell table:number-columns-repeated="2"/>
          <table:table-cell office:value-type="float" office:value="173612" calcext:value-type="float">
            <text:p>173612</text:p>
          </table:table-cell>
          <table:table-cell office:value-type="float" office:value="53168" calcext:value-type="float">
            <text:p>53168</text:p>
          </table:table-cell>
          <table:table-cell table:number-columns-repeated="6"/>
        </table:table-row>
        <table:table-row table:style-name="ro1">
          <table:table-cell/>
          <table:table-cell table:formula="of:=[.B423]+1" office:value-type="float" office:value="422" calcext:value-type="float">
            <text:p>422</text:p>
          </table:table-cell>
          <table:table-cell table:number-columns-repeated="2"/>
          <table:table-cell office:value-type="float" office:value="173612" calcext:value-type="float">
            <text:p>173612</text:p>
          </table:table-cell>
          <table:table-cell office:value-type="float" office:value="53168" calcext:value-type="float">
            <text:p>53168</text:p>
          </table:table-cell>
          <table:table-cell table:number-columns-repeated="6"/>
        </table:table-row>
        <table:table-row table:style-name="ro1">
          <table:table-cell/>
          <table:table-cell table:formula="of:=[.B424]+1" office:value-type="float" office:value="423" calcext:value-type="float">
            <text:p>423</text:p>
          </table:table-cell>
          <table:table-cell table:number-columns-repeated="2"/>
          <table:table-cell office:value-type="float" office:value="173612" calcext:value-type="float">
            <text:p>173612</text:p>
          </table:table-cell>
          <table:table-cell office:value-type="float" office:value="52164" calcext:value-type="float">
            <text:p>52164</text:p>
          </table:table-cell>
          <table:table-cell table:number-columns-repeated="6"/>
        </table:table-row>
        <table:table-row table:style-name="ro1">
          <table:table-cell/>
          <table:table-cell table:formula="of:=[.B425]+1" office:value-type="float" office:value="424" calcext:value-type="float">
            <text:p>424</text:p>
          </table:table-cell>
          <table:table-cell table:number-columns-repeated="2"/>
          <table:table-cell office:value-type="float" office:value="173612" calcext:value-type="float">
            <text:p>173612</text:p>
          </table:table-cell>
          <table:table-cell office:value-type="float" office:value="52164" calcext:value-type="float">
            <text:p>52164</text:p>
          </table:table-cell>
          <table:table-cell table:number-columns-repeated="6"/>
        </table:table-row>
        <table:table-row table:style-name="ro1">
          <table:table-cell/>
          <table:table-cell table:formula="of:=[.B426]+1" office:value-type="float" office:value="425" calcext:value-type="float">
            <text:p>425</text:p>
          </table:table-cell>
          <table:table-cell table:number-columns-repeated="2"/>
          <table:table-cell office:value-type="float" office:value="173612" calcext:value-type="float">
            <text:p>173612</text:p>
          </table:table-cell>
          <table:table-cell office:value-type="float" office:value="52164" calcext:value-type="float">
            <text:p>52164</text:p>
          </table:table-cell>
          <table:table-cell table:number-columns-repeated="6"/>
        </table:table-row>
        <table:table-row table:style-name="ro1">
          <table:table-cell/>
          <table:table-cell table:formula="of:=[.B427]+1" office:value-type="float" office:value="426" calcext:value-type="float">
            <text:p>426</text:p>
          </table:table-cell>
          <table:table-cell table:number-columns-repeated="2"/>
          <table:table-cell office:value-type="float" office:value="173612" calcext:value-type="float">
            <text:p>173612</text:p>
          </table:table-cell>
          <table:table-cell office:value-type="float" office:value="52316" calcext:value-type="float">
            <text:p>52316</text:p>
          </table:table-cell>
          <table:table-cell table:number-columns-repeated="6"/>
        </table:table-row>
        <table:table-row table:style-name="ro1">
          <table:table-cell/>
          <table:table-cell table:formula="of:=[.B428]+1" office:value-type="float" office:value="427" calcext:value-type="float">
            <text:p>427</text:p>
          </table:table-cell>
          <table:table-cell table:number-columns-repeated="2"/>
          <table:table-cell office:value-type="float" office:value="173612" calcext:value-type="float">
            <text:p>173612</text:p>
          </table:table-cell>
          <table:table-cell office:value-type="float" office:value="51380" calcext:value-type="float">
            <text:p>51380</text:p>
          </table:table-cell>
          <table:table-cell table:number-columns-repeated="6"/>
        </table:table-row>
        <table:table-row table:style-name="ro1">
          <table:table-cell/>
          <table:table-cell table:formula="of:=[.B429]+1" office:value-type="float" office:value="428" calcext:value-type="float">
            <text:p>428</text:p>
          </table:table-cell>
          <table:table-cell table:number-columns-repeated="2"/>
          <table:table-cell office:value-type="float" office:value="173612" calcext:value-type="float">
            <text:p>173612</text:p>
          </table:table-cell>
          <table:table-cell office:value-type="float" office:value="51380" calcext:value-type="float">
            <text:p>51380</text:p>
          </table:table-cell>
          <table:table-cell table:number-columns-repeated="6"/>
        </table:table-row>
        <table:table-row table:style-name="ro1">
          <table:table-cell/>
          <table:table-cell table:formula="of:=[.B430]+1" office:value-type="float" office:value="429" calcext:value-type="float">
            <text:p>429</text:p>
          </table:table-cell>
          <table:table-cell table:number-columns-repeated="2"/>
          <table:table-cell office:value-type="float" office:value="173612" calcext:value-type="float">
            <text:p>173612</text:p>
          </table:table-cell>
          <table:table-cell office:value-type="float" office:value="51380" calcext:value-type="float">
            <text:p>51380</text:p>
          </table:table-cell>
          <table:table-cell table:number-columns-repeated="6"/>
        </table:table-row>
        <table:table-row table:style-name="ro1">
          <table:table-cell/>
          <table:table-cell table:formula="of:=[.B431]+1" office:value-type="float" office:value="430" calcext:value-type="float">
            <text:p>430</text:p>
          </table:table-cell>
          <table:table-cell table:number-columns-repeated="2"/>
          <table:table-cell office:value-type="float" office:value="127712" calcext:value-type="float">
            <text:p>127712</text:p>
          </table:table-cell>
          <table:table-cell office:value-type="float" office:value="51380" calcext:value-type="float">
            <text:p>51380</text:p>
          </table:table-cell>
          <table:table-cell table:number-columns-repeated="6"/>
        </table:table-row>
        <table:table-row table:style-name="ro1">
          <table:table-cell/>
          <table:table-cell table:formula="of:=[.B432]+1" office:value-type="float" office:value="431" calcext:value-type="float">
            <text:p>431</text:p>
          </table:table-cell>
          <table:table-cell table:number-columns-repeated="2"/>
          <table:table-cell office:value-type="float" office:value="127712" calcext:value-type="float">
            <text:p>127712</text:p>
          </table:table-cell>
          <table:table-cell office:value-type="float" office:value="51380" calcext:value-type="float">
            <text:p>51380</text:p>
          </table:table-cell>
          <table:table-cell table:number-columns-repeated="6"/>
        </table:table-row>
        <table:table-row table:style-name="ro1">
          <table:table-cell/>
          <table:table-cell table:formula="of:=[.B433]+1" office:value-type="float" office:value="432" calcext:value-type="float">
            <text:p>432</text:p>
          </table:table-cell>
          <table:table-cell table:number-columns-repeated="2"/>
          <table:table-cell office:value-type="float" office:value="127712" calcext:value-type="float">
            <text:p>127712</text:p>
          </table:table-cell>
          <table:table-cell office:value-type="float" office:value="51388" calcext:value-type="float">
            <text:p>51388</text:p>
          </table:table-cell>
          <table:table-cell table:number-columns-repeated="6"/>
        </table:table-row>
        <table:table-row table:style-name="ro1">
          <table:table-cell/>
          <table:table-cell table:formula="of:=[.B434]+1" office:value-type="float" office:value="433" calcext:value-type="float">
            <text:p>433</text:p>
          </table:table-cell>
          <table:table-cell table:number-columns-repeated="2"/>
          <table:table-cell office:value-type="float" office:value="127712" calcext:value-type="float">
            <text:p>127712</text:p>
          </table:table-cell>
          <table:table-cell office:value-type="float" office:value="51388" calcext:value-type="float">
            <text:p>51388</text:p>
          </table:table-cell>
          <table:table-cell table:number-columns-repeated="6"/>
        </table:table-row>
        <table:table-row table:style-name="ro1">
          <table:table-cell/>
          <table:table-cell table:formula="of:=[.B435]+1" office:value-type="float" office:value="434" calcext:value-type="float">
            <text:p>434</text:p>
          </table:table-cell>
          <table:table-cell table:number-columns-repeated="2"/>
          <table:table-cell office:value-type="float" office:value="127712" calcext:value-type="float">
            <text:p>127712</text:p>
          </table:table-cell>
          <table:table-cell office:value-type="float" office:value="51388" calcext:value-type="float">
            <text:p>51388</text:p>
          </table:table-cell>
          <table:table-cell table:number-columns-repeated="6"/>
        </table:table-row>
        <table:table-row table:style-name="ro1">
          <table:table-cell/>
          <table:table-cell table:formula="of:=[.B436]+1" office:value-type="float" office:value="435" calcext:value-type="float">
            <text:p>435</text:p>
          </table:table-cell>
          <table:table-cell table:number-columns-repeated="2"/>
          <table:table-cell office:value-type="float" office:value="127712" calcext:value-type="float">
            <text:p>127712</text:p>
          </table:table-cell>
          <table:table-cell office:value-type="float" office:value="51388" calcext:value-type="float">
            <text:p>51388</text:p>
          </table:table-cell>
          <table:table-cell table:number-columns-repeated="6"/>
        </table:table-row>
        <table:table-row table:style-name="ro1">
          <table:table-cell/>
          <table:table-cell table:formula="of:=[.B437]+1" office:value-type="float" office:value="436" calcext:value-type="float">
            <text:p>436</text:p>
          </table:table-cell>
          <table:table-cell table:number-columns-repeated="2"/>
          <table:table-cell office:value-type="float" office:value="127712" calcext:value-type="float">
            <text:p>127712</text:p>
          </table:table-cell>
          <table:table-cell office:value-type="float" office:value="51388" calcext:value-type="float">
            <text:p>51388</text:p>
          </table:table-cell>
          <table:table-cell table:number-columns-repeated="6"/>
        </table:table-row>
        <table:table-row table:style-name="ro1">
          <table:table-cell/>
          <table:table-cell table:formula="of:=[.B438]+1" office:value-type="float" office:value="437" calcext:value-type="float">
            <text:p>437</text:p>
          </table:table-cell>
          <table:table-cell table:number-columns-repeated="2"/>
          <table:table-cell office:value-type="float" office:value="127712" calcext:value-type="float">
            <text:p>127712</text:p>
          </table:table-cell>
          <table:table-cell office:value-type="float" office:value="51388" calcext:value-type="float">
            <text:p>51388</text:p>
          </table:table-cell>
          <table:table-cell table:number-columns-repeated="6"/>
        </table:table-row>
        <table:table-row table:style-name="ro1">
          <table:table-cell/>
          <table:table-cell table:formula="of:=[.B439]+1" office:value-type="float" office:value="438" calcext:value-type="float">
            <text:p>438</text:p>
          </table:table-cell>
          <table:table-cell table:number-columns-repeated="2"/>
          <table:table-cell office:value-type="float" office:value="127712" calcext:value-type="float">
            <text:p>127712</text:p>
          </table:table-cell>
          <table:table-cell office:value-type="float" office:value="51388" calcext:value-type="float">
            <text:p>51388</text:p>
          </table:table-cell>
          <table:table-cell table:number-columns-repeated="6"/>
        </table:table-row>
        <table:table-row table:style-name="ro1">
          <table:table-cell/>
          <table:table-cell table:formula="of:=[.B440]+1" office:value-type="float" office:value="439" calcext:value-type="float">
            <text:p>439</text:p>
          </table:table-cell>
          <table:table-cell table:number-columns-repeated="10"/>
        </table:table-row>
        <table:table-row table:style-name="ro1">
          <table:table-cell/>
          <table:table-cell table:formula="of:=[.B441]+1" office:value-type="float" office:value="440" calcext:value-type="float">
            <text:p>440</text:p>
          </table:table-cell>
          <table:table-cell table:number-columns-repeated="10"/>
        </table:table-row>
        <table:table-row table:style-name="ro1">
          <table:table-cell/>
          <table:table-cell table:formula="of:=[.B442]+1" office:value-type="float" office:value="441" calcext:value-type="float">
            <text:p>441</text:p>
          </table:table-cell>
          <table:table-cell table:number-columns-repeated="10"/>
        </table:table-row>
        <table:table-row table:style-name="ro1">
          <table:table-cell/>
          <table:table-cell table:formula="of:=[.B443]+1" office:value-type="float" office:value="442" calcext:value-type="float">
            <text:p>442</text:p>
          </table:table-cell>
          <table:table-cell table:number-columns-repeated="10"/>
        </table:table-row>
        <table:table-row table:style-name="ro1">
          <table:table-cell/>
          <table:table-cell table:formula="of:=[.B444]+1" office:value-type="float" office:value="443" calcext:value-type="float">
            <text:p>443</text:p>
          </table:table-cell>
          <table:table-cell table:number-columns-repeated="10"/>
        </table:table-row>
        <table:table-row table:style-name="ro1">
          <table:table-cell/>
          <table:table-cell table:formula="of:=[.B445]+1" office:value-type="float" office:value="444" calcext:value-type="float">
            <text:p>444</text:p>
          </table:table-cell>
          <table:table-cell table:number-columns-repeated="10"/>
        </table:table-row>
        <table:table-row table:style-name="ro1">
          <table:table-cell/>
          <table:table-cell table:formula="of:=[.B446]+1" office:value-type="float" office:value="445" calcext:value-type="float">
            <text:p>445</text:p>
          </table:table-cell>
          <table:table-cell table:number-columns-repeated="10"/>
        </table:table-row>
        <table:table-row table:style-name="ro1">
          <table:table-cell/>
          <table:table-cell table:formula="of:=[.B447]+1" office:value-type="float" office:value="446" calcext:value-type="float">
            <text:p>446</text:p>
          </table:table-cell>
          <table:table-cell table:number-columns-repeated="10"/>
        </table:table-row>
        <table:table-row table:style-name="ro1">
          <table:table-cell/>
          <table:table-cell table:formula="of:=[.B448]+1" office:value-type="float" office:value="447" calcext:value-type="float">
            <text:p>447</text:p>
          </table:table-cell>
          <table:table-cell table:number-columns-repeated="10"/>
        </table:table-row>
        <table:table-row table:style-name="ro1">
          <table:table-cell/>
          <table:table-cell table:formula="of:=[.B449]+1" office:value-type="float" office:value="448" calcext:value-type="float">
            <text:p>448</text:p>
          </table:table-cell>
          <table:table-cell table:number-columns-repeated="10"/>
        </table:table-row>
        <table:table-row table:style-name="ro1">
          <table:table-cell/>
          <table:table-cell table:formula="of:=[.B450]+1" office:value-type="float" office:value="449" calcext:value-type="float">
            <text:p>449</text:p>
          </table:table-cell>
          <table:table-cell table:number-columns-repeated="10"/>
        </table:table-row>
        <table:table-row table:style-name="ro1">
          <table:table-cell/>
          <table:table-cell table:formula="of:=[.B451]+1" office:value-type="float" office:value="450" calcext:value-type="float">
            <text:p>450</text:p>
          </table:table-cell>
          <table:table-cell table:number-columns-repeated="10"/>
        </table:table-row>
        <table:table-row table:style-name="ro1">
          <table:table-cell/>
          <table:table-cell table:formula="of:=[.B452]+1" office:value-type="float" office:value="451" calcext:value-type="float">
            <text:p>451</text:p>
          </table:table-cell>
          <table:table-cell table:number-columns-repeated="10"/>
        </table:table-row>
        <table:table-row table:style-name="ro1">
          <table:table-cell/>
          <table:table-cell table:formula="of:=[.B453]+1" office:value-type="float" office:value="452" calcext:value-type="float">
            <text:p>452</text:p>
          </table:table-cell>
          <table:table-cell table:number-columns-repeated="10"/>
        </table:table-row>
        <table:table-row table:style-name="ro1">
          <table:table-cell/>
          <table:table-cell table:formula="of:=[.B454]+1" office:value-type="float" office:value="453" calcext:value-type="float">
            <text:p>453</text:p>
          </table:table-cell>
          <table:table-cell table:number-columns-repeated="10"/>
        </table:table-row>
        <table:table-row table:style-name="ro1">
          <table:table-cell/>
          <table:table-cell table:formula="of:=[.B455]+1" office:value-type="float" office:value="454" calcext:value-type="float">
            <text:p>454</text:p>
          </table:table-cell>
          <table:table-cell table:number-columns-repeated="10"/>
        </table:table-row>
        <table:table-row table:style-name="ro1">
          <table:table-cell/>
          <table:table-cell table:formula="of:=[.B456]+1" office:value-type="float" office:value="455" calcext:value-type="float">
            <text:p>455</text:p>
          </table:table-cell>
          <table:table-cell table:number-columns-repeated="10"/>
        </table:table-row>
        <table:table-row table:style-name="ro1">
          <table:table-cell/>
          <table:table-cell table:formula="of:=[.B457]+1" office:value-type="float" office:value="456" calcext:value-type="float">
            <text:p>456</text:p>
          </table:table-cell>
          <table:table-cell table:number-columns-repeated="10"/>
        </table:table-row>
        <table:table-row table:style-name="ro1">
          <table:table-cell/>
          <table:table-cell table:formula="of:=[.B458]+1" office:value-type="float" office:value="457" calcext:value-type="float">
            <text:p>457</text:p>
          </table:table-cell>
          <table:table-cell table:number-columns-repeated="10"/>
        </table:table-row>
        <table:table-row table:style-name="ro1">
          <table:table-cell/>
          <table:table-cell table:formula="of:=[.B459]+1" office:value-type="float" office:value="458" calcext:value-type="float">
            <text:p>458</text:p>
          </table:table-cell>
          <table:table-cell table:number-columns-repeated="10"/>
        </table:table-row>
        <table:table-row table:style-name="ro1">
          <table:table-cell/>
          <table:table-cell table:formula="of:=[.B460]+1" office:value-type="float" office:value="459" calcext:value-type="float">
            <text:p>459</text:p>
          </table:table-cell>
          <table:table-cell table:number-columns-repeated="10"/>
        </table:table-row>
        <table:table-row table:style-name="ro1">
          <table:table-cell/>
          <table:table-cell table:formula="of:=[.B461]+1" office:value-type="float" office:value="460" calcext:value-type="float">
            <text:p>460</text:p>
          </table:table-cell>
          <table:table-cell table:number-columns-repeated="10"/>
        </table:table-row>
        <table:table-row table:style-name="ro1">
          <table:table-cell/>
          <table:table-cell table:formula="of:=[.B462]+1" office:value-type="float" office:value="461" calcext:value-type="float">
            <text:p>461</text:p>
          </table:table-cell>
          <table:table-cell table:number-columns-repeated="10"/>
        </table:table-row>
        <table:table-row table:style-name="ro1">
          <table:table-cell/>
          <table:table-cell table:formula="of:=[.B463]+1" office:value-type="float" office:value="462" calcext:value-type="float">
            <text:p>462</text:p>
          </table:table-cell>
          <table:table-cell table:number-columns-repeated="10"/>
        </table:table-row>
        <table:table-row table:style-name="ro1">
          <table:table-cell/>
          <table:table-cell table:formula="of:=[.B464]+1" office:value-type="float" office:value="463" calcext:value-type="float">
            <text:p>463</text:p>
          </table:table-cell>
          <table:table-cell table:number-columns-repeated="10"/>
        </table:table-row>
        <table:table-row table:style-name="ro1">
          <table:table-cell/>
          <table:table-cell table:formula="of:=[.B465]+1" office:value-type="float" office:value="464" calcext:value-type="float">
            <text:p>464</text:p>
          </table:table-cell>
          <table:table-cell table:number-columns-repeated="10"/>
        </table:table-row>
        <table:table-row table:style-name="ro1">
          <table:table-cell/>
          <table:table-cell table:formula="of:=[.B466]+1" office:value-type="float" office:value="465" calcext:value-type="float">
            <text:p>465</text:p>
          </table:table-cell>
          <table:table-cell table:number-columns-repeated="10"/>
        </table:table-row>
        <table:table-row table:style-name="ro1">
          <table:table-cell/>
          <table:table-cell table:formula="of:=[.B467]+1" office:value-type="float" office:value="466" calcext:value-type="float">
            <text:p>466</text:p>
          </table:table-cell>
          <table:table-cell table:number-columns-repeated="10"/>
        </table:table-row>
        <table:table-row table:style-name="ro1">
          <table:table-cell/>
          <table:table-cell table:formula="of:=[.B468]+1" office:value-type="float" office:value="467" calcext:value-type="float">
            <text:p>467</text:p>
          </table:table-cell>
          <table:table-cell table:number-columns-repeated="10"/>
        </table:table-row>
        <table:table-row table:style-name="ro1">
          <table:table-cell/>
          <table:table-cell table:formula="of:=[.B469]+1" office:value-type="float" office:value="468" calcext:value-type="float">
            <text:p>468</text:p>
          </table:table-cell>
          <table:table-cell table:number-columns-repeated="10"/>
        </table:table-row>
        <table:table-row table:style-name="ro1">
          <table:table-cell/>
          <table:table-cell table:formula="of:=[.B470]+1" office:value-type="float" office:value="469" calcext:value-type="float">
            <text:p>469</text:p>
          </table:table-cell>
          <table:table-cell table:number-columns-repeated="10"/>
        </table:table-row>
        <table:table-row table:style-name="ro1">
          <table:table-cell/>
          <table:table-cell table:formula="of:=[.B471]+1" office:value-type="float" office:value="470" calcext:value-type="float">
            <text:p>470</text:p>
          </table:table-cell>
          <table:table-cell table:number-columns-repeated="10"/>
        </table:table-row>
        <table:table-row table:style-name="ro1">
          <table:table-cell/>
          <table:table-cell table:formula="of:=[.B472]+1" office:value-type="float" office:value="471" calcext:value-type="float">
            <text:p>471</text:p>
          </table:table-cell>
          <table:table-cell table:number-columns-repeated="10"/>
        </table:table-row>
        <table:table-row table:style-name="ro1">
          <table:table-cell/>
          <table:table-cell table:formula="of:=[.B473]+1" office:value-type="float" office:value="472" calcext:value-type="float">
            <text:p>472</text:p>
          </table:table-cell>
          <table:table-cell table:number-columns-repeated="10"/>
        </table:table-row>
        <table:table-row table:style-name="ro1">
          <table:table-cell/>
          <table:table-cell table:formula="of:=[.B474]+1" office:value-type="float" office:value="473" calcext:value-type="float">
            <text:p>473</text:p>
          </table:table-cell>
          <table:table-cell table:number-columns-repeated="10"/>
        </table:table-row>
        <table:table-row table:style-name="ro1">
          <table:table-cell/>
          <table:table-cell table:formula="of:=[.B475]+1" office:value-type="float" office:value="474" calcext:value-type="float">
            <text:p>474</text:p>
          </table:table-cell>
          <table:table-cell table:number-columns-repeated="10"/>
        </table:table-row>
        <table:table-row table:style-name="ro1">
          <table:table-cell/>
          <table:table-cell table:formula="of:=[.B476]+1" office:value-type="float" office:value="475" calcext:value-type="float">
            <text:p>475</text:p>
          </table:table-cell>
          <table:table-cell table:number-columns-repeated="10"/>
        </table:table-row>
        <table:table-row table:style-name="ro1">
          <table:table-cell/>
          <table:table-cell table:formula="of:=[.B477]+1" office:value-type="float" office:value="476" calcext:value-type="float">
            <text:p>476</text:p>
          </table:table-cell>
          <table:table-cell table:number-columns-repeated="10"/>
        </table:table-row>
        <table:table-row table:style-name="ro1">
          <table:table-cell/>
          <table:table-cell table:formula="of:=[.B478]+1" office:value-type="float" office:value="477" calcext:value-type="float">
            <text:p>477</text:p>
          </table:table-cell>
          <table:table-cell table:number-columns-repeated="10"/>
        </table:table-row>
        <table:table-row table:style-name="ro1">
          <table:table-cell/>
          <table:table-cell table:formula="of:=[.B479]+1" office:value-type="float" office:value="478" calcext:value-type="float">
            <text:p>478</text:p>
          </table:table-cell>
          <table:table-cell table:number-columns-repeated="10"/>
        </table:table-row>
        <table:table-row table:style-name="ro1">
          <table:table-cell/>
          <table:table-cell table:formula="of:=[.B480]+1" office:value-type="float" office:value="479" calcext:value-type="float">
            <text:p>479</text:p>
          </table:table-cell>
          <table:table-cell table:number-columns-repeated="10"/>
        </table:table-row>
        <table:table-row table:style-name="ro1">
          <table:table-cell/>
          <table:table-cell table:formula="of:=[.B481]+1" office:value-type="float" office:value="480" calcext:value-type="float">
            <text:p>480</text:p>
          </table:table-cell>
          <table:table-cell table:number-columns-repeated="10"/>
        </table:table-row>
        <table:table-row table:style-name="ro1">
          <table:table-cell/>
          <table:table-cell table:formula="of:=[.B482]+1" office:value-type="float" office:value="481" calcext:value-type="float">
            <text:p>481</text:p>
          </table:table-cell>
          <table:table-cell table:number-columns-repeated="10"/>
        </table:table-row>
        <table:table-row table:style-name="ro1">
          <table:table-cell/>
          <table:table-cell table:formula="of:=[.B483]+1" office:value-type="float" office:value="482" calcext:value-type="float">
            <text:p>482</text:p>
          </table:table-cell>
          <table:table-cell table:number-columns-repeated="10"/>
        </table:table-row>
        <table:table-row table:style-name="ro1">
          <table:table-cell/>
          <table:table-cell table:formula="of:=[.B484]+1" office:value-type="float" office:value="483" calcext:value-type="float">
            <text:p>483</text:p>
          </table:table-cell>
          <table:table-cell table:number-columns-repeated="10"/>
        </table:table-row>
        <table:table-row table:style-name="ro1">
          <table:table-cell/>
          <table:table-cell table:formula="of:=[.B485]+1" office:value-type="float" office:value="484" calcext:value-type="float">
            <text:p>484</text:p>
          </table:table-cell>
          <table:table-cell table:number-columns-repeated="10"/>
        </table:table-row>
        <table:table-row table:style-name="ro1">
          <table:table-cell/>
          <table:table-cell table:formula="of:=[.B486]+1" office:value-type="float" office:value="485" calcext:value-type="float">
            <text:p>485</text:p>
          </table:table-cell>
          <table:table-cell table:number-columns-repeated="10"/>
        </table:table-row>
        <table:table-row table:style-name="ro1">
          <table:table-cell/>
          <table:table-cell table:formula="of:=[.B487]+1" office:value-type="float" office:value="486" calcext:value-type="float">
            <text:p>486</text:p>
          </table:table-cell>
          <table:table-cell table:number-columns-repeated="10"/>
        </table:table-row>
        <table:table-row table:style-name="ro1">
          <table:table-cell/>
          <table:table-cell table:formula="of:=[.B488]+1" office:value-type="float" office:value="487" calcext:value-type="float">
            <text:p>487</text:p>
          </table:table-cell>
          <table:table-cell table:number-columns-repeated="10"/>
        </table:table-row>
        <table:table-row table:style-name="ro1">
          <table:table-cell/>
          <table:table-cell table:formula="of:=[.B489]+1" office:value-type="float" office:value="488" calcext:value-type="float">
            <text:p>488</text:p>
          </table:table-cell>
          <table:table-cell table:number-columns-repeated="10"/>
        </table:table-row>
        <table:table-row table:style-name="ro1">
          <table:table-cell/>
          <table:table-cell table:formula="of:=[.B490]+1" office:value-type="float" office:value="489" calcext:value-type="float">
            <text:p>489</text:p>
          </table:table-cell>
          <table:table-cell table:number-columns-repeated="10"/>
        </table:table-row>
        <table:table-row table:style-name="ro1">
          <table:table-cell/>
          <table:table-cell table:formula="of:=[.B491]+1" office:value-type="float" office:value="490" calcext:value-type="float">
            <text:p>490</text:p>
          </table:table-cell>
          <table:table-cell table:number-columns-repeated="10"/>
        </table:table-row>
        <table:table-row table:style-name="ro1">
          <table:table-cell/>
          <table:table-cell table:formula="of:=[.B492]+1" office:value-type="float" office:value="491" calcext:value-type="float">
            <text:p>491</text:p>
          </table:table-cell>
          <table:table-cell table:number-columns-repeated="10"/>
        </table:table-row>
        <table:table-row table:style-name="ro1">
          <table:table-cell/>
          <table:table-cell table:formula="of:=[.B493]+1" office:value-type="float" office:value="492" calcext:value-type="float">
            <text:p>492</text:p>
          </table:table-cell>
          <table:table-cell table:number-columns-repeated="10"/>
        </table:table-row>
        <table:table-row table:style-name="ro1">
          <table:table-cell/>
          <table:table-cell table:formula="of:=[.B494]+1" office:value-type="float" office:value="493" calcext:value-type="float">
            <text:p>493</text:p>
          </table:table-cell>
          <table:table-cell table:number-columns-repeated="10"/>
        </table:table-row>
        <table:table-row table:style-name="ro1">
          <table:table-cell/>
          <table:table-cell table:formula="of:=[.B495]+1" office:value-type="float" office:value="494" calcext:value-type="float">
            <text:p>494</text:p>
          </table:table-cell>
          <table:table-cell table:number-columns-repeated="10"/>
        </table:table-row>
        <table:table-row table:style-name="ro1">
          <table:table-cell/>
          <table:table-cell table:formula="of:=[.B496]+1" office:value-type="float" office:value="495" calcext:value-type="float">
            <text:p>495</text:p>
          </table:table-cell>
          <table:table-cell table:number-columns-repeated="10"/>
        </table:table-row>
        <table:table-row table:style-name="ro1">
          <table:table-cell/>
          <table:table-cell table:formula="of:=[.B497]+1" office:value-type="float" office:value="496" calcext:value-type="float">
            <text:p>496</text:p>
          </table:table-cell>
          <table:table-cell table:number-columns-repeated="10"/>
        </table:table-row>
        <table:table-row table:style-name="ro1">
          <table:table-cell/>
          <table:table-cell table:formula="of:=[.B498]+1" office:value-type="float" office:value="497" calcext:value-type="float">
            <text:p>497</text:p>
          </table:table-cell>
          <table:table-cell table:number-columns-repeated="10"/>
        </table:table-row>
        <table:table-row table:style-name="ro1">
          <table:table-cell/>
          <table:table-cell table:formula="of:=[.B499]+1" office:value-type="float" office:value="498" calcext:value-type="float">
            <text:p>498</text:p>
          </table:table-cell>
          <table:table-cell table:number-columns-repeated="10"/>
        </table:table-row>
        <table:table-row table:style-name="ro1">
          <table:table-cell/>
          <table:table-cell table:formula="of:=[.B500]+1" office:value-type="float" office:value="499" calcext:value-type="float">
            <text:p>499</text:p>
          </table:table-cell>
          <table:table-cell table:number-columns-repeated="10"/>
        </table:table-row>
        <table:table-row table:style-name="ro1">
          <table:table-cell/>
          <table:table-cell table:formula="of:=[.B501]+1" office:value-type="float" office:value="500" calcext:value-type="float">
            <text:p>500</text:p>
          </table:table-cell>
          <table:table-cell table:number-columns-repeated="10"/>
        </table:table-row>
        <table:table-row table:style-name="ro1">
          <table:table-cell/>
          <table:table-cell table:formula="of:=[.B502]+1" office:value-type="float" office:value="501" calcext:value-type="float">
            <text:p>501</text:p>
          </table:table-cell>
          <table:table-cell table:number-columns-repeated="10"/>
        </table:table-row>
        <table:table-row table:style-name="ro1">
          <table:table-cell/>
          <table:table-cell table:formula="of:=[.B503]+1" office:value-type="float" office:value="502" calcext:value-type="float">
            <text:p>502</text:p>
          </table:table-cell>
          <table:table-cell table:number-columns-repeated="10"/>
        </table:table-row>
        <table:table-row table:style-name="ro1">
          <table:table-cell/>
          <table:table-cell table:formula="of:=[.B504]+1" office:value-type="float" office:value="503" calcext:value-type="float">
            <text:p>503</text:p>
          </table:table-cell>
          <table:table-cell table:number-columns-repeated="10"/>
        </table:table-row>
        <table:table-row table:style-name="ro1">
          <table:table-cell/>
          <table:table-cell table:formula="of:=[.B505]+1" office:value-type="float" office:value="504" calcext:value-type="float">
            <text:p>504</text:p>
          </table:table-cell>
          <table:table-cell table:number-columns-repeated="10"/>
        </table:table-row>
        <table:table-row table:style-name="ro1">
          <table:table-cell/>
          <table:table-cell table:formula="of:=[.B506]+1" office:value-type="float" office:value="505" calcext:value-type="float">
            <text:p>505</text:p>
          </table:table-cell>
          <table:table-cell table:number-columns-repeated="10"/>
        </table:table-row>
        <table:table-row table:style-name="ro1">
          <table:table-cell/>
          <table:table-cell table:formula="of:=[.B507]+1" office:value-type="float" office:value="506" calcext:value-type="float">
            <text:p>506</text:p>
          </table:table-cell>
          <table:table-cell table:number-columns-repeated="10"/>
        </table:table-row>
        <table:table-row table:style-name="ro1">
          <table:table-cell/>
          <table:table-cell table:formula="of:=[.B508]+1" office:value-type="float" office:value="507" calcext:value-type="float">
            <text:p>507</text:p>
          </table:table-cell>
          <table:table-cell table:number-columns-repeated="10"/>
        </table:table-row>
        <table:table-row table:style-name="ro1">
          <table:table-cell/>
          <table:table-cell table:formula="of:=[.B509]+1" office:value-type="float" office:value="508" calcext:value-type="float">
            <text:p>508</text:p>
          </table:table-cell>
          <table:table-cell table:number-columns-repeated="10"/>
        </table:table-row>
        <table:table-row table:style-name="ro1">
          <table:table-cell/>
          <table:table-cell table:formula="of:=[.B510]+1" office:value-type="float" office:value="509" calcext:value-type="float">
            <text:p>509</text:p>
          </table:table-cell>
          <table:table-cell table:number-columns-repeated="10"/>
        </table:table-row>
        <table:table-row table:style-name="ro1">
          <table:table-cell/>
          <table:table-cell table:formula="of:=[.B511]+1" office:value-type="float" office:value="510" calcext:value-type="float">
            <text:p>510</text:p>
          </table:table-cell>
          <table:table-cell table:number-columns-repeated="10"/>
        </table:table-row>
        <table:table-row table:style-name="ro1">
          <table:table-cell/>
          <table:table-cell table:formula="of:=[.B512]+1" office:value-type="float" office:value="511" calcext:value-type="float">
            <text:p>511</text:p>
          </table:table-cell>
          <table:table-cell table:number-columns-repeated="10"/>
        </table:table-row>
        <table:table-row table:style-name="ro1">
          <table:table-cell/>
          <table:table-cell table:formula="of:=[.B513]+1" office:value-type="float" office:value="512" calcext:value-type="float">
            <text:p>512</text:p>
          </table:table-cell>
          <table:table-cell table:number-columns-repeated="10"/>
        </table:table-row>
        <table:table-row table:style-name="ro1">
          <table:table-cell/>
          <table:table-cell table:formula="of:=[.B514]+1" office:value-type="float" office:value="513" calcext:value-type="float">
            <text:p>513</text:p>
          </table:table-cell>
          <table:table-cell table:number-columns-repeated="10"/>
        </table:table-row>
        <table:table-row table:style-name="ro1">
          <table:table-cell/>
          <table:table-cell table:formula="of:=[.B515]+1" office:value-type="float" office:value="514" calcext:value-type="float">
            <text:p>514</text:p>
          </table:table-cell>
          <table:table-cell table:number-columns-repeated="10"/>
        </table:table-row>
        <table:table-row table:style-name="ro1">
          <table:table-cell/>
          <table:table-cell table:formula="of:=[.B516]+1" office:value-type="float" office:value="515" calcext:value-type="float">
            <text:p>515</text:p>
          </table:table-cell>
          <table:table-cell table:number-columns-repeated="10"/>
        </table:table-row>
        <table:table-row table:style-name="ro1">
          <table:table-cell/>
          <table:table-cell table:formula="of:=[.B517]+1" office:value-type="float" office:value="516" calcext:value-type="float">
            <text:p>516</text:p>
          </table:table-cell>
          <table:table-cell table:number-columns-repeated="10"/>
        </table:table-row>
        <table:table-row table:style-name="ro1">
          <table:table-cell/>
          <table:table-cell table:formula="of:=[.B518]+1" office:value-type="float" office:value="517" calcext:value-type="float">
            <text:p>517</text:p>
          </table:table-cell>
          <table:table-cell table:number-columns-repeated="10"/>
        </table:table-row>
        <table:table-row table:style-name="ro1">
          <table:table-cell/>
          <table:table-cell table:formula="of:=[.B519]+1" office:value-type="float" office:value="518" calcext:value-type="float">
            <text:p>518</text:p>
          </table:table-cell>
          <table:table-cell table:number-columns-repeated="10"/>
        </table:table-row>
        <table:table-row table:style-name="ro1">
          <table:table-cell/>
          <table:table-cell table:formula="of:=[.B520]+1" office:value-type="float" office:value="519" calcext:value-type="float">
            <text:p>519</text:p>
          </table:table-cell>
          <table:table-cell table:number-columns-repeated="10"/>
        </table:table-row>
        <table:table-row table:style-name="ro1">
          <table:table-cell/>
          <table:table-cell table:formula="of:=[.B521]+1" office:value-type="float" office:value="520" calcext:value-type="float">
            <text:p>520</text:p>
          </table:table-cell>
          <table:table-cell table:number-columns-repeated="10"/>
        </table:table-row>
        <table:table-row table:style-name="ro1">
          <table:table-cell/>
          <table:table-cell table:formula="of:=[.B522]+1" office:value-type="float" office:value="521" calcext:value-type="float">
            <text:p>521</text:p>
          </table:table-cell>
          <table:table-cell table:number-columns-repeated="10"/>
        </table:table-row>
        <table:table-row table:style-name="ro1">
          <table:table-cell/>
          <table:table-cell table:formula="of:=[.B523]+1" office:value-type="float" office:value="522" calcext:value-type="float">
            <text:p>522</text:p>
          </table:table-cell>
          <table:table-cell table:number-columns-repeated="10"/>
        </table:table-row>
        <table:table-row table:style-name="ro1">
          <table:table-cell/>
          <table:table-cell table:formula="of:=[.B524]+1" office:value-type="float" office:value="523" calcext:value-type="float">
            <text:p>523</text:p>
          </table:table-cell>
          <table:table-cell table:number-columns-repeated="10"/>
        </table:table-row>
        <table:table-row table:style-name="ro1">
          <table:table-cell/>
          <table:table-cell table:formula="of:=[.B525]+1" office:value-type="float" office:value="524" calcext:value-type="float">
            <text:p>524</text:p>
          </table:table-cell>
          <table:table-cell table:number-columns-repeated="10"/>
        </table:table-row>
        <table:table-row table:style-name="ro1">
          <table:table-cell/>
          <table:table-cell table:formula="of:=[.B526]+1" office:value-type="float" office:value="525" calcext:value-type="float">
            <text:p>525</text:p>
          </table:table-cell>
          <table:table-cell table:number-columns-repeated="10"/>
        </table:table-row>
        <table:table-row table:style-name="ro1">
          <table:table-cell/>
          <table:table-cell table:formula="of:=[.B527]+1" office:value-type="float" office:value="526" calcext:value-type="float">
            <text:p>526</text:p>
          </table:table-cell>
          <table:table-cell table:number-columns-repeated="10"/>
        </table:table-row>
        <table:table-row table:style-name="ro1">
          <table:table-cell/>
          <table:table-cell table:formula="of:=[.B528]+1" office:value-type="float" office:value="527" calcext:value-type="float">
            <text:p>527</text:p>
          </table:table-cell>
          <table:table-cell table:number-columns-repeated="10"/>
        </table:table-row>
        <table:table-row table:style-name="ro1">
          <table:table-cell/>
          <table:table-cell table:formula="of:=[.B529]+1" office:value-type="float" office:value="528" calcext:value-type="float">
            <text:p>528</text:p>
          </table:table-cell>
          <table:table-cell table:number-columns-repeated="10"/>
        </table:table-row>
        <table:table-row table:style-name="ro1">
          <table:table-cell/>
          <table:table-cell table:formula="of:=[.B530]+1" office:value-type="float" office:value="529" calcext:value-type="float">
            <text:p>529</text:p>
          </table:table-cell>
          <table:table-cell table:number-columns-repeated="10"/>
        </table:table-row>
        <table:table-row table:style-name="ro1">
          <table:table-cell/>
          <table:table-cell table:formula="of:=[.B531]+1" office:value-type="float" office:value="530" calcext:value-type="float">
            <text:p>530</text:p>
          </table:table-cell>
          <table:table-cell table:number-columns-repeated="10"/>
        </table:table-row>
        <table:table-row table:style-name="ro1">
          <table:table-cell/>
          <table:table-cell table:formula="of:=[.B532]+1" office:value-type="float" office:value="531" calcext:value-type="float">
            <text:p>531</text:p>
          </table:table-cell>
          <table:table-cell table:number-columns-repeated="10"/>
        </table:table-row>
        <table:table-row table:style-name="ro1">
          <table:table-cell/>
          <table:table-cell table:formula="of:=[.B533]+1" office:value-type="float" office:value="532" calcext:value-type="float">
            <text:p>532</text:p>
          </table:table-cell>
          <table:table-cell table:number-columns-repeated="10"/>
        </table:table-row>
        <table:table-row table:style-name="ro1">
          <table:table-cell/>
          <table:table-cell table:formula="of:=[.B534]+1" office:value-type="float" office:value="533" calcext:value-type="float">
            <text:p>533</text:p>
          </table:table-cell>
          <table:table-cell table:number-columns-repeated="10"/>
        </table:table-row>
        <table:table-row table:style-name="ro1">
          <table:table-cell/>
          <table:table-cell table:formula="of:=[.B535]+1" office:value-type="float" office:value="534" calcext:value-type="float">
            <text:p>534</text:p>
          </table:table-cell>
          <table:table-cell table:number-columns-repeated="10"/>
        </table:table-row>
        <table:table-row table:style-name="ro1">
          <table:table-cell/>
          <table:table-cell table:formula="of:=[.B536]+1" office:value-type="float" office:value="535" calcext:value-type="float">
            <text:p>535</text:p>
          </table:table-cell>
          <table:table-cell table:number-columns-repeated="10"/>
        </table:table-row>
        <table:table-row table:style-name="ro1">
          <table:table-cell/>
          <table:table-cell table:formula="of:=[.B537]+1" office:value-type="float" office:value="536" calcext:value-type="float">
            <text:p>536</text:p>
          </table:table-cell>
          <table:table-cell table:number-columns-repeated="10"/>
        </table:table-row>
        <table:table-row table:style-name="ro1">
          <table:table-cell/>
          <table:table-cell table:formula="of:=[.B538]+1" office:value-type="float" office:value="537" calcext:value-type="float">
            <text:p>537</text:p>
          </table:table-cell>
          <table:table-cell table:number-columns-repeated="10"/>
        </table:table-row>
        <table:table-row table:style-name="ro1">
          <table:table-cell/>
          <table:table-cell table:formula="of:=[.B539]+1" office:value-type="float" office:value="538" calcext:value-type="float">
            <text:p>538</text:p>
          </table:table-cell>
          <table:table-cell table:number-columns-repeated="10"/>
        </table:table-row>
        <table:table-row table:style-name="ro1">
          <table:table-cell/>
          <table:table-cell table:formula="of:=[.B540]+1" office:value-type="float" office:value="539" calcext:value-type="float">
            <text:p>539</text:p>
          </table:table-cell>
          <table:table-cell table:number-columns-repeated="10"/>
        </table:table-row>
        <table:table-row table:style-name="ro1">
          <table:table-cell/>
          <table:table-cell table:formula="of:=[.B541]+1" office:value-type="float" office:value="540" calcext:value-type="float">
            <text:p>540</text:p>
          </table:table-cell>
          <table:table-cell table:number-columns-repeated="10"/>
        </table:table-row>
        <table:table-row table:style-name="ro1">
          <table:table-cell/>
          <table:table-cell table:formula="of:=[.B542]+1" office:value-type="float" office:value="541" calcext:value-type="float">
            <text:p>541</text:p>
          </table:table-cell>
          <table:table-cell table:number-columns-repeated="10"/>
        </table:table-row>
        <table:table-row table:style-name="ro1">
          <table:table-cell/>
          <table:table-cell table:formula="of:=[.B543]+1" office:value-type="float" office:value="542" calcext:value-type="float">
            <text:p>542</text:p>
          </table:table-cell>
          <table:table-cell table:number-columns-repeated="10"/>
        </table:table-row>
        <table:table-row table:style-name="ro1">
          <table:table-cell/>
          <table:table-cell table:formula="of:=[.B544]+1" office:value-type="float" office:value="543" calcext:value-type="float">
            <text:p>543</text:p>
          </table:table-cell>
          <table:table-cell table:number-columns-repeated="10"/>
        </table:table-row>
        <table:table-row table:style-name="ro1">
          <table:table-cell/>
          <table:table-cell table:formula="of:=[.B545]+1" office:value-type="float" office:value="544" calcext:value-type="float">
            <text:p>544</text:p>
          </table:table-cell>
          <table:table-cell table:number-columns-repeated="10"/>
        </table:table-row>
        <table:table-row table:style-name="ro1">
          <table:table-cell/>
          <table:table-cell table:formula="of:=[.B546]+1" office:value-type="float" office:value="545" calcext:value-type="float">
            <text:p>545</text:p>
          </table:table-cell>
          <table:table-cell table:number-columns-repeated="10"/>
        </table:table-row>
        <table:table-row table:style-name="ro1">
          <table:table-cell/>
          <table:table-cell table:formula="of:=[.B547]+1" office:value-type="float" office:value="546" calcext:value-type="float">
            <text:p>546</text:p>
          </table:table-cell>
          <table:table-cell table:number-columns-repeated="10"/>
        </table:table-row>
        <table:table-row table:style-name="ro1">
          <table:table-cell/>
          <table:table-cell table:formula="of:=[.B548]+1" office:value-type="float" office:value="547" calcext:value-type="float">
            <text:p>547</text:p>
          </table:table-cell>
          <table:table-cell table:number-columns-repeated="10"/>
        </table:table-row>
        <table:table-row table:style-name="ro1">
          <table:table-cell/>
          <table:table-cell table:formula="of:=[.B549]+1" office:value-type="float" office:value="548" calcext:value-type="float">
            <text:p>548</text:p>
          </table:table-cell>
          <table:table-cell table:number-columns-repeated="10"/>
        </table:table-row>
        <table:table-row table:style-name="ro1">
          <table:table-cell/>
          <table:table-cell table:formula="of:=[.B550]+1" office:value-type="float" office:value="549" calcext:value-type="float">
            <text:p>549</text:p>
          </table:table-cell>
          <table:table-cell table:number-columns-repeated="10"/>
        </table:table-row>
        <table:table-row table:style-name="ro1">
          <table:table-cell/>
          <table:table-cell table:formula="of:=[.B551]+1" office:value-type="float" office:value="550" calcext:value-type="float">
            <text:p>550</text:p>
          </table:table-cell>
          <table:table-cell table:number-columns-repeated="10"/>
        </table:table-row>
        <table:table-row table:style-name="ro1">
          <table:table-cell/>
          <table:table-cell table:formula="of:=[.B552]+1" office:value-type="float" office:value="551" calcext:value-type="float">
            <text:p>551</text:p>
          </table:table-cell>
          <table:table-cell table:number-columns-repeated="10"/>
        </table:table-row>
        <table:table-row table:style-name="ro1">
          <table:table-cell/>
          <table:table-cell table:formula="of:=[.B553]+1" office:value-type="float" office:value="552" calcext:value-type="float">
            <text:p>552</text:p>
          </table:table-cell>
          <table:table-cell table:number-columns-repeated="10"/>
        </table:table-row>
        <table:table-row table:style-name="ro1">
          <table:table-cell/>
          <table:table-cell table:formula="of:=[.B554]+1" office:value-type="float" office:value="553" calcext:value-type="float">
            <text:p>553</text:p>
          </table:table-cell>
          <table:table-cell table:number-columns-repeated="10"/>
        </table:table-row>
        <table:table-row table:style-name="ro1">
          <table:table-cell/>
          <table:table-cell table:formula="of:=[.B555]+1" office:value-type="float" office:value="554" calcext:value-type="float">
            <text:p>554</text:p>
          </table:table-cell>
          <table:table-cell table:number-columns-repeated="10"/>
        </table:table-row>
        <table:table-row table:style-name="ro1">
          <table:table-cell/>
          <table:table-cell table:formula="of:=[.B556]+1" office:value-type="float" office:value="555" calcext:value-type="float">
            <text:p>555</text:p>
          </table:table-cell>
          <table:table-cell table:number-columns-repeated="10"/>
        </table:table-row>
        <table:table-row table:style-name="ro1">
          <table:table-cell/>
          <table:table-cell table:formula="of:=[.B557]+1" office:value-type="float" office:value="556" calcext:value-type="float">
            <text:p>556</text:p>
          </table:table-cell>
          <table:table-cell table:number-columns-repeated="10"/>
        </table:table-row>
        <table:table-row table:style-name="ro1">
          <table:table-cell/>
          <table:table-cell table:formula="of:=[.B558]+1" office:value-type="float" office:value="557" calcext:value-type="float">
            <text:p>557</text:p>
          </table:table-cell>
          <table:table-cell table:number-columns-repeated="10"/>
        </table:table-row>
        <table:table-row table:style-name="ro1">
          <table:table-cell/>
          <table:table-cell table:formula="of:=[.B559]+1" office:value-type="float" office:value="558" calcext:value-type="float">
            <text:p>558</text:p>
          </table:table-cell>
          <table:table-cell table:number-columns-repeated="10"/>
        </table:table-row>
        <table:table-row table:style-name="ro1">
          <table:table-cell/>
          <table:table-cell table:formula="of:=[.B560]+1" office:value-type="float" office:value="559" calcext:value-type="float">
            <text:p>559</text:p>
          </table:table-cell>
          <table:table-cell table:number-columns-repeated="10"/>
        </table:table-row>
        <table:table-row table:style-name="ro1">
          <table:table-cell/>
          <table:table-cell table:formula="of:=[.B561]+1" office:value-type="float" office:value="560" calcext:value-type="float">
            <text:p>560</text:p>
          </table:table-cell>
          <table:table-cell table:number-columns-repeated="10"/>
        </table:table-row>
        <table:table-row table:style-name="ro1">
          <table:table-cell/>
          <table:table-cell table:formula="of:=[.B562]+1" office:value-type="float" office:value="561" calcext:value-type="float">
            <text:p>561</text:p>
          </table:table-cell>
          <table:table-cell table:number-columns-repeated="10"/>
        </table:table-row>
        <table:table-row table:style-name="ro1">
          <table:table-cell/>
          <table:table-cell table:formula="of:=[.B563]+1" office:value-type="float" office:value="562" calcext:value-type="float">
            <text:p>562</text:p>
          </table:table-cell>
          <table:table-cell table:number-columns-repeated="10"/>
        </table:table-row>
        <table:table-row table:style-name="ro1">
          <table:table-cell/>
          <table:table-cell table:formula="of:=[.B564]+1" office:value-type="float" office:value="563" calcext:value-type="float">
            <text:p>563</text:p>
          </table:table-cell>
          <table:table-cell table:number-columns-repeated="10"/>
        </table:table-row>
        <table:table-row table:style-name="ro1">
          <table:table-cell/>
          <table:table-cell table:formula="of:=[.B565]+1" office:value-type="float" office:value="564" calcext:value-type="float">
            <text:p>564</text:p>
          </table:table-cell>
          <table:table-cell table:number-columns-repeated="10"/>
        </table:table-row>
        <table:table-row table:style-name="ro1">
          <table:table-cell/>
          <table:table-cell table:formula="of:=[.B566]+1" office:value-type="float" office:value="565" calcext:value-type="float">
            <text:p>565</text:p>
          </table:table-cell>
          <table:table-cell table:number-columns-repeated="10"/>
        </table:table-row>
        <table:table-row table:style-name="ro1">
          <table:table-cell/>
          <table:table-cell table:formula="of:=[.B567]+1" office:value-type="float" office:value="566" calcext:value-type="float">
            <text:p>566</text:p>
          </table:table-cell>
          <table:table-cell table:number-columns-repeated="10"/>
        </table:table-row>
        <table:table-row table:style-name="ro1">
          <table:table-cell/>
          <table:table-cell table:formula="of:=[.B568]+1" office:value-type="float" office:value="567" calcext:value-type="float">
            <text:p>567</text:p>
          </table:table-cell>
          <table:table-cell table:number-columns-repeated="10"/>
        </table:table-row>
        <table:table-row table:style-name="ro1">
          <table:table-cell/>
          <table:table-cell table:formula="of:=[.B569]+1" office:value-type="float" office:value="568" calcext:value-type="float">
            <text:p>568</text:p>
          </table:table-cell>
          <table:table-cell table:number-columns-repeated="10"/>
        </table:table-row>
        <table:table-row table:style-name="ro1">
          <table:table-cell/>
          <table:table-cell table:formula="of:=[.B570]+1" office:value-type="float" office:value="569" calcext:value-type="float">
            <text:p>569</text:p>
          </table:table-cell>
          <table:table-cell table:number-columns-repeated="10"/>
        </table:table-row>
        <table:table-row table:style-name="ro1">
          <table:table-cell/>
          <table:table-cell table:formula="of:=[.B571]+1" office:value-type="float" office:value="570" calcext:value-type="float">
            <text:p>570</text:p>
          </table:table-cell>
          <table:table-cell table:number-columns-repeated="10"/>
        </table:table-row>
        <table:table-row table:style-name="ro1">
          <table:table-cell/>
          <table:table-cell table:formula="of:=[.B572]+1" office:value-type="float" office:value="571" calcext:value-type="float">
            <text:p>571</text:p>
          </table:table-cell>
          <table:table-cell table:number-columns-repeated="10"/>
        </table:table-row>
        <table:table-row table:style-name="ro1">
          <table:table-cell/>
          <table:table-cell table:formula="of:=[.B573]+1" office:value-type="float" office:value="572" calcext:value-type="float">
            <text:p>572</text:p>
          </table:table-cell>
          <table:table-cell table:number-columns-repeated="10"/>
        </table:table-row>
        <table:table-row table:style-name="ro1">
          <table:table-cell/>
          <table:table-cell table:formula="of:=[.B574]+1" office:value-type="float" office:value="573" calcext:value-type="float">
            <text:p>573</text:p>
          </table:table-cell>
          <table:table-cell table:number-columns-repeated="10"/>
        </table:table-row>
        <table:table-row table:style-name="ro1">
          <table:table-cell/>
          <table:table-cell table:formula="of:=[.B575]+1" office:value-type="float" office:value="574" calcext:value-type="float">
            <text:p>574</text:p>
          </table:table-cell>
          <table:table-cell table:number-columns-repeated="10"/>
        </table:table-row>
        <table:table-row table:style-name="ro1">
          <table:table-cell/>
          <table:table-cell table:formula="of:=[.B576]+1" office:value-type="float" office:value="575" calcext:value-type="float">
            <text:p>575</text:p>
          </table:table-cell>
          <table:table-cell table:number-columns-repeated="10"/>
        </table:table-row>
        <table:table-row table:style-name="ro1">
          <table:table-cell/>
          <table:table-cell table:formula="of:=[.B577]+1" office:value-type="float" office:value="576" calcext:value-type="float">
            <text:p>576</text:p>
          </table:table-cell>
          <table:table-cell table:number-columns-repeated="10"/>
        </table:table-row>
        <table:table-row table:style-name="ro1">
          <table:table-cell/>
          <table:table-cell table:formula="of:=[.B578]+1" office:value-type="float" office:value="577" calcext:value-type="float">
            <text:p>577</text:p>
          </table:table-cell>
          <table:table-cell table:number-columns-repeated="10"/>
        </table:table-row>
        <table:table-row table:style-name="ro1">
          <table:table-cell/>
          <table:table-cell table:formula="of:=[.B579]+1" office:value-type="float" office:value="578" calcext:value-type="float">
            <text:p>578</text:p>
          </table:table-cell>
          <table:table-cell table:number-columns-repeated="10"/>
        </table:table-row>
        <table:table-row table:style-name="ro1">
          <table:table-cell/>
          <table:table-cell table:formula="of:=[.B580]+1" office:value-type="float" office:value="579" calcext:value-type="float">
            <text:p>579</text:p>
          </table:table-cell>
          <table:table-cell table:number-columns-repeated="10"/>
        </table:table-row>
        <table:table-row table:style-name="ro1">
          <table:table-cell/>
          <table:table-cell table:formula="of:=[.B581]+1" office:value-type="float" office:value="580" calcext:value-type="float">
            <text:p>580</text:p>
          </table:table-cell>
          <table:table-cell table:number-columns-repeated="10"/>
        </table:table-row>
        <table:table-row table:style-name="ro1">
          <table:table-cell/>
          <table:table-cell table:formula="of:=[.B582]+1" office:value-type="float" office:value="581" calcext:value-type="float">
            <text:p>581</text:p>
          </table:table-cell>
          <table:table-cell table:number-columns-repeated="10"/>
        </table:table-row>
        <table:table-row table:style-name="ro1">
          <table:table-cell/>
          <table:table-cell table:formula="of:=[.B583]+1" office:value-type="float" office:value="582" calcext:value-type="float">
            <text:p>582</text:p>
          </table:table-cell>
          <table:table-cell table:number-columns-repeated="10"/>
        </table:table-row>
        <table:table-row table:style-name="ro1" table:number-rows-repeated="1047991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text-style style:name="N108">
      <number:text-content/>
      <number:text>M</number:text>
    </number:text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9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ymond Hill</meta:initial-creator>
    <meta:creation-date>2014-07-08T19:23:06.898421711</meta:creation-date>
    <dc:date>2014-07-09T11:09:40.552313153</dc:date>
    <dc:creator>Raymond Hill</dc:creator>
    <meta:editing-duration>PT15H29M36S</meta:editing-duration>
    <meta:editing-cycles>80</meta:editing-cycles>
    <meta:generator>LibreOffice/4.1.3.2$Linux_X86_64 LibreOffice_project/410m0$Build-2</meta:generator>
    <meta:document-statistic meta:table-count="1" meta:cell-count="480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8">
      <number:text-content/>
      <number:text>M</number:text>
    </number:text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tacked="true" chart:include-hidden-cells="fals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origin="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108"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001cm" svg:height="12.001cm" xlink:href=".." xlink:type="simple" chart:class="chart:area" chart:style-name="ch1">
        <chart:legend svg:x="3.52cm" svg:y="0.3cm" style:legend-expansion="custom" chartooo:width="12.97cm" chartooo:height="0.598cm" style:legend-expansion-aspect-ratio="21.6889632107023" chart:style-name="ch2"/>
        <chart:plot-area chart:style-name="ch3" table:cell-range-address="Sheet1.B2:Sheet1.B413 Sheet1.K1:Sheet1.L413" chart:data-source-has-labels="both" svg:x="0.819cm" svg:y="1.085cm" svg:width="16.793cm" svg:height="10.285cm">
          <chartooo:coordinate-region svg:x="1.626cm" svg:y="1.284cm" svg:width="15.986cm" svg:height="9.162cm"/>
          <chart:axis chart:dimension="x" chart:name="primary-x" chart:style-name="ch4" chartooo:axis-type="auto">
            <chartooo:date-scale/>
            <chart:categories table:cell-range-address="Sheet1.B2:Sheet1.B4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K2:Sheet1.K413" chart:label-cell-address="Sheet1.K1:Sheet1.K1" chart:class="chart:area">
            <chart:data-point chart:repeated="412"/>
          </chart:series>
          <chart:series chart:style-name="ch8" chart:values-cell-range-address="Sheet1.L2:Sheet1.L413" chart:label-cell-address="Sheet1.L1:Sheet1.L1" chart:class="chart:area">
            <chart:data-point chart:repeated="4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tension memory: ABP minus µBlock</text:p>
                <draw:g>
                  <svg:desc>Sheet1.K1:Sheet1.K1</svg:desc>
                </draw:g>
              </table:table-cell>
              <table:table-cell office:value-type="string">
                <text:p>Web page memory: ABP minus µBlock</text:p>
                <draw:g>
                  <svg:desc>Sheet1.L1:Sheet1.L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B2:Sheet1.B413</svg:desc>
                </draw:g>
              </table:table-cell>
              <table:table-cell office:value-type="float" office:value="31.5390625">
                <text:p>31.5390625</text:p>
                <draw:g>
                  <svg:desc>Sheet1.K2:Sheet1.K413</svg:desc>
                </draw:g>
              </table:table-cell>
              <table:table-cell office:value-type="float" office:value="-18.75390625">
                <text:p>-18.75390625</text:p>
                <draw:g>
                  <svg:desc>Sheet1.L2:Sheet1.L413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40.841796875">
                <text:p>40.841796875</text:p>
              </table:table-cell>
              <table:table-cell office:value-type="float" office:value="-29.0615234375">
                <text:p>-29.061523437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46.884765625">
                <text:p>46.884765625</text:p>
              </table:table-cell>
              <table:table-cell office:value-type="float" office:value="-30.619140625">
                <text:p>-30.61914062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54.1337890625">
                <text:p>54.1337890625</text:p>
              </table:table-cell>
              <table:table-cell office:value-type="float" office:value="-14.4423828125">
                <text:p>-14.442382812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58.8681640625">
                <text:p>58.8681640625</text:p>
              </table:table-cell>
              <table:table-cell office:value-type="float" office:value="-0.9208984375">
                <text:p>-0.920898437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60.3056640625">
                <text:p>60.3056640625</text:p>
              </table:table-cell>
              <table:table-cell office:value-type="float" office:value="6.6640625">
                <text:p>6.664062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3.22265625">
                <text:p>63.22265625</text:p>
              </table:table-cell>
              <table:table-cell office:value-type="float" office:value="19.7255859375">
                <text:p>19.725585937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67.42578125">
                <text:p>67.42578125</text:p>
              </table:table-cell>
              <table:table-cell office:value-type="float" office:value="32.55859375">
                <text:p>32.5585937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76.3427734375">
                <text:p>76.3427734375</text:p>
              </table:table-cell>
              <table:table-cell office:value-type="float" office:value="39.9755859375">
                <text:p>39.975585937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89.2265625">
                <text:p>89.2265625</text:p>
              </table:table-cell>
              <table:table-cell office:value-type="float" office:value="42.26953125">
                <text:p>42.2695312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5.28125">
                <text:p>95.28125</text:p>
              </table:table-cell>
              <table:table-cell office:value-type="float" office:value="21.9326171875">
                <text:p>21.9326171875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95.28125">
                <text:p>95.28125</text:p>
              </table:table-cell>
              <table:table-cell office:value-type="float" office:value="-8.951171875">
                <text:p>-8.95117187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94.8173828125">
                <text:p>94.8173828125</text:p>
              </table:table-cell>
              <table:table-cell office:value-type="float" office:value="-12.1015625">
                <text:p>-12.101562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94.0078125">
                <text:p>94.0078125</text:p>
              </table:table-cell>
              <table:table-cell office:value-type="float" office:value="-5.001953125">
                <text:p>-5.00195312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94.533203125">
                <text:p>94.533203125</text:p>
              </table:table-cell>
              <table:table-cell office:value-type="float" office:value="11.0849609375">
                <text:p>11.084960937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96.1572265625">
                <text:p>96.1572265625</text:p>
              </table:table-cell>
              <table:table-cell office:value-type="float" office:value="45.732421875">
                <text:p>45.73242187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96.91015625">
                <text:p>96.91015625</text:p>
              </table:table-cell>
              <table:table-cell office:value-type="float" office:value="81.0244140625">
                <text:p>81.024414062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96.91015625">
                <text:p>96.91015625</text:p>
              </table:table-cell>
              <table:table-cell office:value-type="float" office:value="80.173828125">
                <text:p>80.17382812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96.9375">
                <text:p>96.9375</text:p>
              </table:table-cell>
              <table:table-cell office:value-type="float" office:value="34.19140625">
                <text:p>34.1914062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97.005859375">
                <text:p>97.005859375</text:p>
              </table:table-cell>
              <table:table-cell office:value-type="float" office:value="8.703125">
                <text:p>8.70312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7.060546875">
                <text:p>97.060546875</text:p>
              </table:table-cell>
              <table:table-cell office:value-type="float" office:value="11.02734375">
                <text:p>11.0273437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97.07421875">
                <text:p>97.07421875</text:p>
              </table:table-cell>
              <table:table-cell office:value-type="float" office:value="8.0498046875">
                <text:p>8.049804687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97.001953125">
                <text:p>97.001953125</text:p>
              </table:table-cell>
              <table:table-cell office:value-type="float" office:value="6.4296875">
                <text:p>6.4296875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96.91796875">
                <text:p>96.91796875</text:p>
              </table:table-cell>
              <table:table-cell office:value-type="float" office:value="9.0869140625">
                <text:p>9.0869140625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96.9365234375">
                <text:p>96.9365234375</text:p>
              </table:table-cell>
              <table:table-cell office:value-type="float" office:value="2.4736328125">
                <text:p>2.4736328125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96.962890625">
                <text:p>96.962890625</text:p>
              </table:table-cell>
              <table:table-cell office:value-type="float" office:value="-9.4306640625">
                <text:p>-9.4306640625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97.060546875">
                <text:p>97.060546875</text:p>
              </table:table-cell>
              <table:table-cell office:value-type="float" office:value="-6.9677734375">
                <text:p>-6.9677734375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97.2373046875">
                <text:p>97.2373046875</text:p>
              </table:table-cell>
              <table:table-cell office:value-type="float" office:value="18.578125">
                <text:p>18.578125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97.3125">
                <text:p>97.3125</text:p>
              </table:table-cell>
              <table:table-cell office:value-type="float" office:value="53.7666015625">
                <text:p>53.7666015625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97.1650390625">
                <text:p>97.1650390625</text:p>
              </table:table-cell>
              <table:table-cell office:value-type="float" office:value="49.8466796875">
                <text:p>49.846679687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96.8994140625">
                <text:p>96.8994140625</text:p>
              </table:table-cell>
              <table:table-cell office:value-type="float" office:value="12.5478515625">
                <text:p>12.5478515625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97.1279296875">
                <text:p>97.1279296875</text:p>
              </table:table-cell>
              <table:table-cell office:value-type="float" office:value="7.4951171875">
                <text:p>7.495117187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97.85546875">
                <text:p>97.85546875</text:p>
              </table:table-cell>
              <table:table-cell office:value-type="float" office:value="33.9140625">
                <text:p>33.9140625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98.2998046875">
                <text:p>98.2998046875</text:p>
              </table:table-cell>
              <table:table-cell office:value-type="float" office:value="52.71875">
                <text:p>52.71875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98.36328125">
                <text:p>98.36328125</text:p>
              </table:table-cell>
              <table:table-cell office:value-type="float" office:value="72.7841796875">
                <text:p>72.7841796875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98.36328125">
                <text:p>98.36328125</text:p>
              </table:table-cell>
              <table:table-cell office:value-type="float" office:value="73.1064453125">
                <text:p>73.1064453125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04.8515625">
                <text:p>104.8515625</text:p>
              </table:table-cell>
              <table:table-cell office:value-type="float" office:value="33.890625">
                <text:p>33.890625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111.384765625">
                <text:p>111.384765625</text:p>
              </table:table-cell>
              <table:table-cell office:value-type="float" office:value="15.076171875">
                <text:p>15.076171875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121.189453125">
                <text:p>121.189453125</text:p>
              </table:table-cell>
              <table:table-cell office:value-type="float" office:value="20.6171875">
                <text:p>20.6171875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46.951171875">
                <text:p>146.951171875</text:p>
              </table:table-cell>
              <table:table-cell office:value-type="float" office:value="19.779296875">
                <text:p>19.77929687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62.751953125">
                <text:p>162.751953125</text:p>
              </table:table-cell>
              <table:table-cell office:value-type="float" office:value="19.0576171875">
                <text:p>19.0576171875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62.55078125">
                <text:p>162.55078125</text:p>
              </table:table-cell>
              <table:table-cell office:value-type="float" office:value="14.3369140625">
                <text:p>14.3369140625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62.4736328125">
                <text:p>162.4736328125</text:p>
              </table:table-cell>
              <table:table-cell office:value-type="float" office:value="15.05859375">
                <text:p>15.05859375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62.3115234375">
                <text:p>162.3115234375</text:p>
              </table:table-cell>
              <table:table-cell office:value-type="float" office:value="31.9580078125">
                <text:p>31.9580078125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62.4794921875">
                <text:p>162.4794921875</text:p>
              </table:table-cell>
              <table:table-cell office:value-type="float" office:value="41.1484375">
                <text:p>41.1484375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63">
                <text:p>163</text:p>
              </table:table-cell>
              <table:table-cell office:value-type="float" office:value="32.154296875">
                <text:p>32.154296875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63.2744140625">
                <text:p>163.2744140625</text:p>
              </table:table-cell>
              <table:table-cell office:value-type="float" office:value="21.7958984375">
                <text:p>21.7958984375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163.208984375">
                <text:p>163.208984375</text:p>
              </table:table-cell>
              <table:table-cell office:value-type="float" office:value="16.7255859375">
                <text:p>16.7255859375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63.064453125">
                <text:p>163.064453125</text:p>
              </table:table-cell>
              <table:table-cell office:value-type="float" office:value="13.490234375">
                <text:p>13.490234375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62.9921875">
                <text:p>162.9921875</text:p>
              </table:table-cell>
              <table:table-cell office:value-type="float" office:value="43.3525390625">
                <text:p>43.352539062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62.9580078125">
                <text:p>162.9580078125</text:p>
              </table:table-cell>
              <table:table-cell office:value-type="float" office:value="72.541015625">
                <text:p>72.541015625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162.787109375">
                <text:p>162.787109375</text:p>
              </table:table-cell>
              <table:table-cell office:value-type="float" office:value="34.9248046875">
                <text:p>34.9248046875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162.818359375">
                <text:p>162.818359375</text:p>
              </table:table-cell>
              <table:table-cell office:value-type="float" office:value="0.6552734375">
                <text:p>0.6552734375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170.072265625">
                <text:p>170.072265625</text:p>
              </table:table-cell>
              <table:table-cell office:value-type="float" office:value="5.51953125">
                <text:p>5.51953125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177.3935546875">
                <text:p>177.3935546875</text:p>
              </table:table-cell>
              <table:table-cell office:value-type="float" office:value="10.771484375">
                <text:p>10.771484375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161.947265625">
                <text:p>161.947265625</text:p>
              </table:table-cell>
              <table:table-cell office:value-type="float" office:value="12.390625">
                <text:p>12.390625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142.4228515625">
                <text:p>142.4228515625</text:p>
              </table:table-cell>
              <table:table-cell office:value-type="float" office:value="13.23828125">
                <text:p>13.23828125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143.8388671875">
                <text:p>143.8388671875</text:p>
              </table:table-cell>
              <table:table-cell office:value-type="float" office:value="13.9658203125">
                <text:p>13.9658203125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149.09765625">
                <text:p>149.09765625</text:p>
              </table:table-cell>
              <table:table-cell office:value-type="float" office:value="14.09765625">
                <text:p>14.09765625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149.09765625">
                <text:p>149.09765625</text:p>
              </table:table-cell>
              <table:table-cell office:value-type="float" office:value="14.09765625">
                <text:p>14.0976562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49.20068359375">
                <text:p>149.20068359375</text:p>
              </table:table-cell>
              <table:table-cell office:value-type="float" office:value="14.09765625">
                <text:p>14.09765625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149.2529296875">
                <text:p>149.2529296875</text:p>
              </table:table-cell>
              <table:table-cell office:value-type="float" office:value="14.09765625">
                <text:p>14.09765625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149.04833984375">
                <text:p>149.04833984375</text:p>
              </table:table-cell>
              <table:table-cell office:value-type="float" office:value="14.09765625">
                <text:p>14.09765625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148.89453125">
                <text:p>148.89453125</text:p>
              </table:table-cell>
              <table:table-cell office:value-type="float" office:value="14.09765625">
                <text:p>14.0976562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48.89453125">
                <text:p>148.89453125</text:p>
              </table:table-cell>
              <table:table-cell office:value-type="float" office:value="14.09765625">
                <text:p>14.09765625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151.0859375">
                <text:p>151.0859375</text:p>
              </table:table-cell>
              <table:table-cell office:value-type="float" office:value="14.09765625">
                <text:p>14.09765625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155.46875">
                <text:p>155.46875</text:p>
              </table:table-cell>
              <table:table-cell office:value-type="float" office:value="14.09765625">
                <text:p>14.09765625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157.66015625">
                <text:p>157.66015625</text:p>
              </table:table-cell>
              <table:table-cell office:value-type="float" office:value="14.09765625">
                <text:p>14.09765625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157.66015625">
                <text:p>157.66015625</text:p>
              </table:table-cell>
              <table:table-cell office:value-type="float" office:value="14.09765625">
                <text:p>14.09765625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157.66015625">
                <text:p>157.66015625</text:p>
              </table:table-cell>
              <table:table-cell office:value-type="float" office:value="14.09765625">
                <text:p>14.0976562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58.1552734375">
                <text:p>158.1552734375</text:p>
              </table:table-cell>
              <table:table-cell office:value-type="float" office:value="14.09765625">
                <text:p>14.09765625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159.1455078125">
                <text:p>159.1455078125</text:p>
              </table:table-cell>
              <table:table-cell office:value-type="float" office:value="14.09765625">
                <text:p>14.09765625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59.640625">
                <text:p>159.640625</text:p>
              </table:table-cell>
              <table:table-cell office:value-type="float" office:value="41.4521484375">
                <text:p>41.4521484375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159.4296875">
                <text:p>159.4296875</text:p>
              </table:table-cell>
              <table:table-cell office:value-type="float" office:value="63.578125">
                <text:p>63.578125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58.7353515625">
                <text:p>158.7353515625</text:p>
              </table:table-cell>
              <table:table-cell office:value-type="float" office:value="26.91015625">
                <text:p>26.91015625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57.8505859375">
                <text:p>157.8505859375</text:p>
              </table:table-cell>
              <table:table-cell office:value-type="float" office:value="6.529296875">
                <text:p>6.529296875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157.3203125">
                <text:p>157.3203125</text:p>
              </table:table-cell>
              <table:table-cell office:value-type="float" office:value="40.9921875">
                <text:p>40.9921875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145.5029296875">
                <text:p>145.5029296875</text:p>
              </table:table-cell>
              <table:table-cell office:value-type="float" office:value="52.7744140625">
                <text:p>52.7744140625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122.2119140625">
                <text:p>122.2119140625</text:p>
              </table:table-cell>
              <table:table-cell office:value-type="float" office:value="8.2470703125">
                <text:p>8.2470703125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110.6748046875">
                <text:p>110.6748046875</text:p>
              </table:table-cell>
              <table:table-cell office:value-type="float" office:value="-16.109375">
                <text:p>-16.10937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10.7197265625">
                <text:p>110.7197265625</text:p>
              </table:table-cell>
              <table:table-cell office:value-type="float" office:value="25.2900390625">
                <text:p>25.2900390625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110.69921875">
                <text:p>110.69921875</text:p>
              </table:table-cell>
              <table:table-cell office:value-type="float" office:value="87.2080078125">
                <text:p>87.2080078125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110.69921875">
                <text:p>110.69921875</text:p>
              </table:table-cell>
              <table:table-cell office:value-type="float" office:value="62.345703125">
                <text:p>62.345703125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110.7607421875">
                <text:p>110.7607421875</text:p>
              </table:table-cell>
              <table:table-cell office:value-type="float" office:value="-22.6142578125">
                <text:p>-22.614257812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110.8505859375">
                <text:p>110.8505859375</text:p>
              </table:table-cell>
              <table:table-cell office:value-type="float" office:value="-17.37109375">
                <text:p>-17.37109375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110.8603515625">
                <text:p>110.8603515625</text:p>
              </table:table-cell>
              <table:table-cell office:value-type="float" office:value="11.53515625">
                <text:p>11.53515625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110.8564453125">
                <text:p>110.8564453125</text:p>
              </table:table-cell>
              <table:table-cell office:value-type="float" office:value="17.0224609375">
                <text:p>17.0224609375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110.87109375">
                <text:p>110.87109375</text:p>
              </table:table-cell>
              <table:table-cell office:value-type="float" office:value="49.056640625">
                <text:p>49.056640625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110.87109375">
                <text:p>110.87109375</text:p>
              </table:table-cell>
              <table:table-cell office:value-type="float" office:value="80.392578125">
                <text:p>80.392578125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110.87109375">
                <text:p>110.87109375</text:p>
              </table:table-cell>
              <table:table-cell office:value-type="float" office:value="76.4443359375">
                <text:p>76.444335937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10.87890625">
                <text:p>110.87890625</text:p>
              </table:table-cell>
              <table:table-cell office:value-type="float" office:value="32.8818359375">
                <text:p>32.8818359375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110.8876953125">
                <text:p>110.8876953125</text:p>
              </table:table-cell>
              <table:table-cell office:value-type="float" office:value="8.5126953125">
                <text:p>8.5126953125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121.5859375">
                <text:p>121.5859375</text:p>
              </table:table-cell>
              <table:table-cell office:value-type="float" office:value="12.3681640625">
                <text:p>12.3681640625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142.9873046875">
                <text:p>142.9873046875</text:p>
              </table:table-cell>
              <table:table-cell office:value-type="float" office:value="13.4716796875">
                <text:p>13.4716796875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153.69140625">
                <text:p>153.69140625</text:p>
              </table:table-cell>
              <table:table-cell office:value-type="float" office:value="23.0322265625">
                <text:p>23.0322265625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153.3173828125">
                <text:p>153.3173828125</text:p>
              </table:table-cell>
              <table:table-cell office:value-type="float" office:value="30.8896484375">
                <text:p>30.889648437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52.5869140625">
                <text:p>152.5869140625</text:p>
              </table:table-cell>
              <table:table-cell office:value-type="float" office:value="23.09765625">
                <text:p>23.09765625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152.2802734375">
                <text:p>152.2802734375</text:p>
              </table:table-cell>
              <table:table-cell office:value-type="float" office:value="25.4306640625">
                <text:p>25.4306640625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152.22265625">
                <text:p>152.22265625</text:p>
              </table:table-cell>
              <table:table-cell office:value-type="float" office:value="38.21875">
                <text:p>38.21875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151.4638671875">
                <text:p>151.4638671875</text:p>
              </table:table-cell>
              <table:table-cell office:value-type="float" office:value="37.6728515625">
                <text:p>37.672851562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50.26953125">
                <text:p>150.26953125</text:p>
              </table:table-cell>
              <table:table-cell office:value-type="float" office:value="28.0234375">
                <text:p>28.0234375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149.6953125">
                <text:p>149.6953125</text:p>
              </table:table-cell>
              <table:table-cell office:value-type="float" office:value="21.892578125">
                <text:p>21.892578125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149.6640625">
                <text:p>149.6640625</text:p>
              </table:table-cell>
              <table:table-cell office:value-type="float" office:value="20.84375">
                <text:p>20.84375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149.6904296875">
                <text:p>149.6904296875</text:p>
              </table:table-cell>
              <table:table-cell office:value-type="float" office:value="19.65625">
                <text:p>19.65625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149.7412109375">
                <text:p>149.7412109375</text:p>
              </table:table-cell>
              <table:table-cell office:value-type="float" office:value="21.2099609375">
                <text:p>21.2099609375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149.7626953125">
                <text:p>149.7626953125</text:p>
              </table:table-cell>
              <table:table-cell office:value-type="float" office:value="24.345703125">
                <text:p>24.345703125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149.7587890625">
                <text:p>149.7587890625</text:p>
              </table:table-cell>
              <table:table-cell office:value-type="float" office:value="21.1748046875">
                <text:p>21.1748046875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149.7578125">
                <text:p>149.7578125</text:p>
              </table:table-cell>
              <table:table-cell office:value-type="float" office:value="3.29296875">
                <text:p>3.29296875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149.78515625">
                <text:p>149.78515625</text:p>
              </table:table-cell>
              <table:table-cell office:value-type="float" office:value="-6.099609375">
                <text:p>-6.099609375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149.8642578125">
                <text:p>149.8642578125</text:p>
              </table:table-cell>
              <table:table-cell office:value-type="float" office:value="13.2451171875">
                <text:p>13.245117187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49.9501953125">
                <text:p>149.9501953125</text:p>
              </table:table-cell>
              <table:table-cell office:value-type="float" office:value="23.484375">
                <text:p>23.484375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149.9921875">
                <text:p>149.9921875</text:p>
              </table:table-cell>
              <table:table-cell office:value-type="float" office:value="17.638671875">
                <text:p>17.638671875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149.998046875">
                <text:p>149.998046875</text:p>
              </table:table-cell>
              <table:table-cell office:value-type="float" office:value="32.556640625">
                <text:p>32.556640625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149.9248046875">
                <text:p>149.9248046875</text:p>
              </table:table-cell>
              <table:table-cell office:value-type="float" office:value="42.671875">
                <text:p>42.671875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149.9130859375">
                <text:p>149.9130859375</text:p>
              </table:table-cell>
              <table:table-cell office:value-type="float" office:value="16.310546875">
                <text:p>16.310546875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150.166015625">
                <text:p>150.166015625</text:p>
              </table:table-cell>
              <table:table-cell office:value-type="float" office:value="13.630859375">
                <text:p>13.630859375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150.421875">
                <text:p>150.421875</text:p>
              </table:table-cell>
              <table:table-cell office:value-type="float" office:value="46.0224609375">
                <text:p>46.0224609375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154.087890625">
                <text:p>154.087890625</text:p>
              </table:table-cell>
              <table:table-cell office:value-type="float" office:value="80.4365234375">
                <text:p>80.4365234375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161.294921875">
                <text:p>161.294921875</text:p>
              </table:table-cell>
              <table:table-cell office:value-type="float" office:value="115.396484375">
                <text:p>115.396484375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164.8759765625">
                <text:p>164.8759765625</text:p>
              </table:table-cell>
              <table:table-cell office:value-type="float" office:value="93.3828125">
                <text:p>93.382812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64.763671875">
                <text:p>164.763671875</text:p>
              </table:table-cell>
              <table:table-cell office:value-type="float" office:value="19.8056640625">
                <text:p>19.8056640625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164.6669921875">
                <text:p>164.6669921875</text:p>
              </table:table-cell>
              <table:table-cell office:value-type="float" office:value="-6.65625">
                <text:p>-6.65625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164.720703125">
                <text:p>164.720703125</text:p>
              </table:table-cell>
              <table:table-cell office:value-type="float" office:value="11.6708984375">
                <text:p>11.6708984375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164.7822265625">
                <text:p>164.7822265625</text:p>
              </table:table-cell>
              <table:table-cell office:value-type="float" office:value="44.970703125">
                <text:p>44.970703125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164.7841796875">
                <text:p>164.7841796875</text:p>
              </table:table-cell>
              <table:table-cell office:value-type="float" office:value="92.1650390625">
                <text:p>92.1650390625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164.80078125">
                <text:p>164.80078125</text:p>
              </table:table-cell>
              <table:table-cell office:value-type="float" office:value="84.2431640625">
                <text:p>84.2431640625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164.9150390625">
                <text:p>164.9150390625</text:p>
              </table:table-cell>
              <table:table-cell office:value-type="float" office:value="28.8984375">
                <text:p>28.8984375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165.0966796875">
                <text:p>165.0966796875</text:p>
              </table:table-cell>
              <table:table-cell office:value-type="float" office:value="10.4521484375">
                <text:p>10.452148437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65.1796875">
                <text:p>165.1796875</text:p>
              </table:table-cell>
              <table:table-cell office:value-type="float" office:value="16.50390625">
                <text:p>16.50390625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165.1796875">
                <text:p>165.1796875</text:p>
              </table:table-cell>
              <table:table-cell office:value-type="float" office:value="16.4296875">
                <text:p>16.429687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65.1328125">
                <text:p>165.1328125</text:p>
              </table:table-cell>
              <table:table-cell office:value-type="float" office:value="14.98828125">
                <text:p>14.98828125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165.0546875">
                <text:p>165.0546875</text:p>
              </table:table-cell>
              <table:table-cell office:value-type="float" office:value="13.5947265625">
                <text:p>13.5947265625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165.03125">
                <text:p>165.03125</text:p>
              </table:table-cell>
              <table:table-cell office:value-type="float" office:value="13.701171875">
                <text:p>13.701171875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165.03125">
                <text:p>165.03125</text:p>
              </table:table-cell>
              <table:table-cell office:value-type="float" office:value="26.7158203125">
                <text:p>26.7158203125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165.0234375">
                <text:p>165.0234375</text:p>
              </table:table-cell>
              <table:table-cell office:value-type="float" office:value="51.0849609375">
                <text:p>51.0849609375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165.0234375">
                <text:p>165.0234375</text:p>
              </table:table-cell>
              <table:table-cell office:value-type="float" office:value="59.5546875">
                <text:p>59.5546875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164.9228515625">
                <text:p>164.9228515625</text:p>
              </table:table-cell>
              <table:table-cell office:value-type="float" office:value="43.080078125">
                <text:p>43.080078125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164.7236328125">
                <text:p>164.7236328125</text:p>
              </table:table-cell>
              <table:table-cell office:value-type="float" office:value="20.2216796875">
                <text:p>20.2216796875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164.626953125">
                <text:p>164.626953125</text:p>
              </table:table-cell>
              <table:table-cell office:value-type="float" office:value="15.9365234375">
                <text:p>15.9365234375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164.62890625">
                <text:p>164.62890625</text:p>
              </table:table-cell>
              <table:table-cell office:value-type="float" office:value="21.7861328125">
                <text:p>21.786132812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64.62890625">
                <text:p>164.62890625</text:p>
              </table:table-cell>
              <table:table-cell office:value-type="float" office:value="22.59375">
                <text:p>22.59375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164.6435546875">
                <text:p>164.6435546875</text:p>
              </table:table-cell>
              <table:table-cell office:value-type="float" office:value="18.4853515625">
                <text:p>18.4853515625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164.6689453125">
                <text:p>164.6689453125</text:p>
              </table:table-cell>
              <table:table-cell office:value-type="float" office:value="7.7080078125">
                <text:p>7.7080078125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164.685546875">
                <text:p>164.685546875</text:p>
              </table:table-cell>
              <table:table-cell office:value-type="float" office:value="-1.69140625">
                <text:p>-1.69140625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164.701171875">
                <text:p>164.701171875</text:p>
              </table:table-cell>
              <table:table-cell office:value-type="float" office:value="-2.3544921875">
                <text:p>-2.3544921875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164.7109375">
                <text:p>164.7109375</text:p>
              </table:table-cell>
              <table:table-cell office:value-type="float" office:value="5.638671875">
                <text:p>5.638671875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164.7109375">
                <text:p>164.7109375</text:p>
              </table:table-cell>
              <table:table-cell office:value-type="float" office:value="17.291015625">
                <text:p>17.291015625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164.3681640625">
                <text:p>164.3681640625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169.017578125">
                <text:p>169.017578125</text:p>
              </table:table-cell>
              <table:table-cell office:value-type="float" office:value="12.60546875">
                <text:p>12.60546875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179.2060546875">
                <text:p>179.2060546875</text:p>
              </table:table-cell>
              <table:table-cell office:value-type="float" office:value="5.3720703125">
                <text:p>5.372070312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84.263671875">
                <text:p>184.263671875</text:p>
              </table:table-cell>
              <table:table-cell office:value-type="float" office:value="2.48046875">
                <text:p>2.48046875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184.125">
                <text:p>184.125</text:p>
              </table:table-cell>
              <table:table-cell office:value-type="float" office:value="1.4453125">
                <text:p>1.4453125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184.3095703125">
                <text:p>184.3095703125</text:p>
              </table:table-cell>
              <table:table-cell office:value-type="float" office:value="3.7421875">
                <text:p>3.7421875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184.7734375">
                <text:p>184.7734375</text:p>
              </table:table-cell>
              <table:table-cell office:value-type="float" office:value="8.6064453125">
                <text:p>8.6064453125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184.79296875">
                <text:p>184.79296875</text:p>
              </table:table-cell>
              <table:table-cell office:value-type="float" office:value="9.0498046875">
                <text:p>9.0498046875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164.634765625">
                <text:p>164.634765625</text:p>
              </table:table-cell>
              <table:table-cell office:value-type="float" office:value="7.681640625">
                <text:p>7.681640625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124.9287109375">
                <text:p>124.9287109375</text:p>
              </table:table-cell>
              <table:table-cell office:value-type="float" office:value="11.236328125">
                <text:p>11.236328125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104.845703125">
                <text:p>104.845703125</text:p>
              </table:table-cell>
              <table:table-cell office:value-type="float" office:value="16.6474609375">
                <text:p>16.6474609375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104.55859375">
                <text:p>104.55859375</text:p>
              </table:table-cell>
              <table:table-cell office:value-type="float" office:value="22.2255859375">
                <text:p>22.2255859375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104.546875">
                <text:p>104.546875</text:p>
              </table:table-cell>
              <table:table-cell office:value-type="float" office:value="25.193359375">
                <text:p>25.19335937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04.546875">
                <text:p>104.546875</text:p>
              </table:table-cell>
              <table:table-cell office:value-type="float" office:value="25.1953125">
                <text:p>25.1953125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104.56640625">
                <text:p>104.56640625</text:p>
              </table:table-cell>
              <table:table-cell office:value-type="float" office:value="22.212890625">
                <text:p>22.212890625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104.58984375">
                <text:p>104.58984375</text:p>
              </table:table-cell>
              <table:table-cell office:value-type="float" office:value="16.609375">
                <text:p>16.609375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104.578125">
                <text:p>104.578125</text:p>
              </table:table-cell>
              <table:table-cell office:value-type="float" office:value="14.349609375">
                <text:p>14.349609375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104.5625">
                <text:p>104.5625</text:p>
              </table:table-cell>
              <table:table-cell office:value-type="float" office:value="14.7109375">
                <text:p>14.7109375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104.5556640625">
                <text:p>104.5556640625</text:p>
              </table:table-cell>
              <table:table-cell office:value-type="float" office:value="14.880859375">
                <text:p>14.880859375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107.8798828125">
                <text:p>107.8798828125</text:p>
              </table:table-cell>
              <table:table-cell office:value-type="float" office:value="18.7568359375">
                <text:p>18.7568359375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114.548828125">
                <text:p>114.548828125</text:p>
              </table:table-cell>
              <table:table-cell office:value-type="float" office:value="28.09765625">
                <text:p>28.09765625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117.88671875">
                <text:p>117.88671875</text:p>
              </table:table-cell>
              <table:table-cell office:value-type="float" office:value="35.806640625">
                <text:p>35.806640625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117.88671875">
                <text:p>117.88671875</text:p>
              </table:table-cell>
              <table:table-cell office:value-type="float" office:value="49.8876953125">
                <text:p>49.887695312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17.8876953125">
                <text:p>117.8876953125</text:p>
              </table:table-cell>
              <table:table-cell office:value-type="float" office:value="57.306640625">
                <text:p>57.306640625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117.8759765625">
                <text:p>117.8759765625</text:p>
              </table:table-cell>
              <table:table-cell office:value-type="float" office:value="39.28125">
                <text:p>39.28125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117.849609375">
                <text:p>117.849609375</text:p>
              </table:table-cell>
              <table:table-cell office:value-type="float" office:value="28.458984375">
                <text:p>28.458984375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117.8359375">
                <text:p>117.8359375</text:p>
              </table:table-cell>
              <table:table-cell office:value-type="float" office:value="30.560546875">
                <text:p>30.560546875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117.8359375">
                <text:p>117.8359375</text:p>
              </table:table-cell>
              <table:table-cell office:value-type="float" office:value="30.099609375">
                <text:p>30.099609375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117.8359375">
                <text:p>117.8359375</text:p>
              </table:table-cell>
              <table:table-cell office:value-type="float" office:value="13.421875">
                <text:p>13.421875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117.8076171875">
                <text:p>117.8076171875</text:p>
              </table:table-cell>
              <table:table-cell office:value-type="float" office:value="-5.2119140625">
                <text:p>-5.2119140625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117.5849609375">
                <text:p>117.5849609375</text:p>
              </table:table-cell>
              <table:table-cell office:value-type="float" office:value="6.89453125">
                <text:p>6.89453125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117.224609375">
                <text:p>117.224609375</text:p>
              </table:table-cell>
              <table:table-cell office:value-type="float" office:value="20.0869140625">
                <text:p>20.0869140625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117.05859375">
                <text:p>117.05859375</text:p>
              </table:table-cell>
              <table:table-cell office:value-type="float" office:value="14.2314453125">
                <text:p>14.2314453125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17.046875">
                <text:p>117.046875</text:p>
              </table:table-cell>
              <table:table-cell office:value-type="float" office:value="6.5322265625">
                <text:p>6.5322265625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117.013671875">
                <text:p>117.013671875</text:p>
              </table:table-cell>
              <table:table-cell office:value-type="float" office:value="10.7490234375">
                <text:p>10.7490234375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116.982421875">
                <text:p>116.982421875</text:p>
              </table:table-cell>
              <table:table-cell office:value-type="float" office:value="33.2626953125">
                <text:p>33.2626953125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116.9697265625">
                <text:p>116.9697265625</text:p>
              </table:table-cell>
              <table:table-cell office:value-type="float" office:value="60.8759765625">
                <text:p>60.8759765625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116.9638671875">
                <text:p>116.9638671875</text:p>
              </table:table-cell>
              <table:table-cell office:value-type="float" office:value="80.0556640625">
                <text:p>80.0556640625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116.9609375">
                <text:p>116.9609375</text:p>
              </table:table-cell>
              <table:table-cell office:value-type="float" office:value="68.708984375">
                <text:p>68.708984375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116.951171875">
                <text:p>116.951171875</text:p>
              </table:table-cell>
              <table:table-cell office:value-type="float" office:value="30.9150390625">
                <text:p>30.9150390625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116.9248046875">
                <text:p>116.9248046875</text:p>
              </table:table-cell>
              <table:table-cell office:value-type="float" office:value="16.658203125">
                <text:p>16.658203125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116.9013671875">
                <text:p>116.9013671875</text:p>
              </table:table-cell>
              <table:table-cell office:value-type="float" office:value="20.9599609375">
                <text:p>20.9599609375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116.89453125">
                <text:p>116.89453125</text:p>
              </table:table-cell>
              <table:table-cell office:value-type="float" office:value="15.283203125">
                <text:p>15.28320312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16.912109375">
                <text:p>116.912109375</text:p>
              </table:table-cell>
              <table:table-cell office:value-type="float" office:value="8.1630859375">
                <text:p>8.1630859375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116.75390625">
                <text:p>116.75390625</text:p>
              </table:table-cell>
              <table:table-cell office:value-type="float" office:value="6.068359375">
                <text:p>6.068359375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116.3837890625">
                <text:p>116.3837890625</text:p>
              </table:table-cell>
              <table:table-cell office:value-type="float" office:value="2.650390625">
                <text:p>2.650390625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123.1875">
                <text:p>123.1875</text:p>
              </table:table-cell>
              <table:table-cell office:value-type="float" office:value="2.369140625">
                <text:p>2.369140625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137.1845703125">
                <text:p>137.18457031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144.18359375">
                <text:p>144.18359375</text:p>
              </table:table-cell>
              <table:table-cell office:value-type="float" office:value="72.712890625">
                <text:p>72.712890625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144.18359375">
                <text:p>144.18359375</text:p>
              </table:table-cell>
              <table:table-cell office:value-type="float" office:value="93.5732421875">
                <text:p>93.5732421875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144.18359375">
                <text:p>144.18359375</text:p>
              </table:table-cell>
              <table:table-cell office:value-type="float" office:value="70.6025390625">
                <text:p>70.6025390625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144.1787109375">
                <text:p>144.1787109375</text:p>
              </table:table-cell>
              <table:table-cell office:value-type="float" office:value="27.78515625">
                <text:p>27.78515625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144.1396484375">
                <text:p>144.1396484375</text:p>
              </table:table-cell>
              <table:table-cell office:value-type="float" office:value="13.3408203125">
                <text:p>13.340820312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44.0654296875">
                <text:p>144.0654296875</text:p>
              </table:table-cell>
              <table:table-cell office:value-type="float" office:value="17.7822265625">
                <text:p>17.7822265625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144.0146484375">
                <text:p>144.0146484375</text:p>
              </table:table-cell>
              <table:table-cell office:value-type="float" office:value="12.6611328125">
                <text:p>12.6611328125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143.9912109375">
                <text:p>143.9912109375</text:p>
              </table:table-cell>
              <table:table-cell office:value-type="float" office:value="7.37890625">
                <text:p>7.37890625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143.8125">
                <text:p>143.8125</text:p>
              </table:table-cell>
              <table:table-cell office:value-type="float" office:value="10.068359375">
                <text:p>10.068359375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143.48828125">
                <text:p>143.48828125</text:p>
              </table:table-cell>
              <table:table-cell office:value-type="float" office:value="11.5068359375">
                <text:p>11.5068359375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143.322265625">
                <text:p>143.322265625</text:p>
              </table:table-cell>
              <table:table-cell office:value-type="float" office:value="13.8095703125">
                <text:p>13.8095703125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143.3115234375">
                <text:p>143.3115234375</text:p>
              </table:table-cell>
              <table:table-cell office:value-type="float" office:value="23.55078125">
                <text:p>23.55078125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143.30859375">
                <text:p>143.30859375</text:p>
              </table:table-cell>
              <table:table-cell office:value-type="float" office:value="44.2412109375">
                <text:p>44.2412109375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143.310546875">
                <text:p>143.310546875</text:p>
              </table:table-cell>
              <table:table-cell office:value-type="float" office:value="49.7080078125">
                <text:p>49.7080078125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143.3056640625">
                <text:p>143.3056640625</text:p>
              </table:table-cell>
              <table:table-cell office:value-type="float" office:value="17.2138671875">
                <text:p>17.2138671875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43.2890625">
                <text:p>143.2890625</text:p>
              </table:table-cell>
              <table:table-cell office:value-type="float" office:value="18.2138671875">
                <text:p>18.2138671875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143.2783203125">
                <text:p>143.2783203125</text:p>
              </table:table-cell>
              <table:table-cell office:value-type="float" office:value="64.564453125">
                <text:p>64.564453125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143.27734375">
                <text:p>143.27734375</text:p>
              </table:table-cell>
              <table:table-cell office:value-type="float" office:value="65.1806640625">
                <text:p>65.1806640625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143.2412109375">
                <text:p>143.2412109375</text:p>
              </table:table-cell>
              <table:table-cell office:value-type="float" office:value="24.654296875">
                <text:p>24.654296875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143.080078125">
                <text:p>143.080078125</text:p>
              </table:table-cell>
              <table:table-cell office:value-type="float" office:value="6.6484375">
                <text:p>6.6484375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142.8642578125">
                <text:p>142.8642578125</text:p>
              </table:table-cell>
              <table:table-cell office:value-type="float" office:value="6.9521484375">
                <text:p>6.9521484375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142.771484375">
                <text:p>142.771484375</text:p>
              </table:table-cell>
              <table:table-cell office:value-type="float" office:value="5.609375">
                <text:p>5.609375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142.7392578125">
                <text:p>142.7392578125</text:p>
              </table:table-cell>
              <table:table-cell office:value-type="float" office:value="5.001953125">
                <text:p>5.001953125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142.6904296875">
                <text:p>142.6904296875</text:p>
              </table:table-cell>
              <table:table-cell office:value-type="float" office:value="8.103515625">
                <text:p>8.103515625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142.6748046875">
                <text:p>142.6748046875</text:p>
              </table:table-cell>
              <table:table-cell office:value-type="float" office:value="11.5029296875">
                <text:p>11.502929687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50.0556640625">
                <text:p>150.0556640625</text:p>
              </table:table-cell>
              <table:table-cell office:value-type="float" office:value="14.0478515625">
                <text:p>14.0478515625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164.8203125">
                <text:p>164.8203125</text:p>
              </table:table-cell>
              <table:table-cell office:value-type="float" office:value="16.9482421875">
                <text:p>16.9482421875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172.2041015625">
                <text:p>172.2041015625</text:p>
              </table:table-cell>
              <table:table-cell office:value-type="float" office:value="17.5556640625">
                <text:p>17.5556640625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172.1962890625">
                <text:p>172.1962890625</text:p>
              </table:table-cell>
              <table:table-cell office:value-type="float" office:value="12.5458984375">
                <text:p>12.5458984375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171.9453125">
                <text:p>171.9453125</text:p>
              </table:table-cell>
              <table:table-cell office:value-type="float" office:value="4.4169921875">
                <text:p>4.4169921875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171.453125">
                <text:p>171.453125</text:p>
              </table:table-cell>
              <table:table-cell office:value-type="float" office:value="4.38671875">
                <text:p>4.38671875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171.205078125">
                <text:p>171.205078125</text:p>
              </table:table-cell>
              <table:table-cell office:value-type="float" office:value="10.474609375">
                <text:p>10.474609375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171.203125">
                <text:p>171.203125</text:p>
              </table:table-cell>
              <table:table-cell office:value-type="float" office:value="17.8291015625">
                <text:p>17.8291015625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171.2890625">
                <text:p>171.2890625</text:p>
              </table:table-cell>
              <table:table-cell office:value-type="float" office:value="19.7724609375">
                <text:p>19.7724609375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171.4609375">
                <text:p>171.4609375</text:p>
              </table:table-cell>
              <table:table-cell office:value-type="float" office:value="6.0625">
                <text:p>6.062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71.6025390625">
                <text:p>171.6025390625</text:p>
              </table:table-cell>
              <table:table-cell office:value-type="float" office:value="-2.37890625">
                <text:p>-2.37890625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171.7138671875">
                <text:p>171.7138671875</text:p>
              </table:table-cell>
              <table:table-cell office:value-type="float" office:value="6.1201171875">
                <text:p>6.1201171875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171.76953125">
                <text:p>171.76953125</text:p>
              </table:table-cell>
              <table:table-cell office:value-type="float" office:value="21.333984375">
                <text:p>21.333984375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171.76953125">
                <text:p>171.76953125</text:p>
              </table:table-cell>
              <table:table-cell office:value-type="float" office:value="27.318359375">
                <text:p>27.318359375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171.78125">
                <text:p>171.78125</text:p>
              </table:table-cell>
              <table:table-cell office:value-type="float" office:value="14.0712890625">
                <text:p>14.0712890625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171.5498046875">
                <text:p>171.5498046875</text:p>
              </table:table-cell>
              <table:table-cell office:value-type="float" office:value="8.0625">
                <text:p>8.0625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170.58984375">
                <text:p>170.58984375</text:p>
              </table:table-cell>
              <table:table-cell office:value-type="float" office:value="13.833984375">
                <text:p>13.833984375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169.4111328125">
                <text:p>169.4111328125</text:p>
              </table:table-cell>
              <table:table-cell office:value-type="float" office:value="15.759765625">
                <text:p>15.759765625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168.94921875">
                <text:p>168.94921875</text:p>
              </table:table-cell>
              <table:table-cell office:value-type="float" office:value="11.947265625">
                <text:p>11.947265625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168.837890625">
                <text:p>168.837890625</text:p>
              </table:table-cell>
              <table:table-cell office:value-type="float" office:value="8.41796875">
                <text:p>8.4179687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68.6240234375">
                <text:p>168.6240234375</text:p>
              </table:table-cell>
              <table:table-cell office:value-type="float" office:value="11.2236328125">
                <text:p>11.2236328125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168.5302734375">
                <text:p>168.5302734375</text:p>
              </table:table-cell>
              <table:table-cell office:value-type="float" office:value="12.0322265625">
                <text:p>12.0322265625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168.5390625">
                <text:p>168.5390625</text:p>
              </table:table-cell>
              <table:table-cell office:value-type="float" office:value="11.0205078125">
                <text:p>11.0205078125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168.5390625">
                <text:p>168.5390625</text:p>
              </table:table-cell>
              <table:table-cell office:value-type="float" office:value="11.5927734375">
                <text:p>11.5927734375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168.5390625">
                <text:p>168.5390625</text:p>
              </table:table-cell>
              <table:table-cell office:value-type="float" office:value="3.8037109375">
                <text:p>3.8037109375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168.8037109375">
                <text:p>168.8037109375</text:p>
              </table:table-cell>
              <table:table-cell office:value-type="float" office:value="1.3203125">
                <text:p>1.3203125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169.3330078125">
                <text:p>169.3330078125</text:p>
              </table:table-cell>
              <table:table-cell office:value-type="float" office:value="16.966796875">
                <text:p>16.966796875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169.59765625">
                <text:p>169.59765625</text:p>
              </table:table-cell>
              <table:table-cell office:value-type="float" office:value="24.0693359375">
                <text:p>24.0693359375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169.59765625">
                <text:p>169.59765625</text:p>
              </table:table-cell>
              <table:table-cell office:value-type="float" office:value="20.5078125">
                <text:p>20.5078125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169.59765625">
                <text:p>169.59765625</text:p>
              </table:table-cell>
              <table:table-cell office:value-type="float" office:value="15.138671875">
                <text:p>15.13867187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56.171875">
                <text:p>156.171875</text:p>
              </table:table-cell>
              <table:table-cell office:value-type="float" office:value="8.4990234375">
                <text:p>8.4990234375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144.8291015625">
                <text:p>144.8291015625</text:p>
              </table:table-cell>
              <table:table-cell office:value-type="float" office:value="11.8857421875">
                <text:p>11.8857421875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145.8837890625">
                <text:p>145.8837890625</text:p>
              </table:table-cell>
              <table:table-cell office:value-type="float" office:value="21.4384765625">
                <text:p>21.4384765625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128.318359375">
                <text:p>128.318359375</text:p>
              </table:table-cell>
              <table:table-cell office:value-type="float" office:value="28.89453125">
                <text:p>28.89453125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111.7568359375">
                <text:p>111.7568359375</text:p>
              </table:table-cell>
              <table:table-cell office:value-type="float" office:value="31.8056640625">
                <text:p>31.8056640625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111.7080078125">
                <text:p>111.7080078125</text:p>
              </table:table-cell>
              <table:table-cell office:value-type="float" office:value="31.841796875">
                <text:p>31.841796875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11.68359375">
                <text:p>111.68359375</text:p>
              </table:table-cell>
              <table:table-cell office:value-type="float" office:value="31.9296875">
                <text:p>31.9296875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111.62109375">
                <text:p>111.62109375</text:p>
              </table:table-cell>
              <table:table-cell office:value-type="float" office:value="25.3251953125">
                <text:p>25.3251953125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111.0791015625">
                <text:p>111.0791015625</text:p>
              </table:table-cell>
              <table:table-cell office:value-type="float" office:value="13.541015625">
                <text:p>13.541015625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110.1826171875">
                <text:p>110.1826171875</text:p>
              </table:table-cell>
              <table:table-cell office:value-type="float" office:value="9.9169921875">
                <text:p>9.9169921875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09.765625">
                <text:p>109.765625</text:p>
              </table:table-cell>
              <table:table-cell office:value-type="float" office:value="11.416015625">
                <text:p>11.416015625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109.658203125">
                <text:p>109.658203125</text:p>
              </table:table-cell>
              <table:table-cell office:value-type="float" office:value="12.994140625">
                <text:p>12.994140625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108.87109375">
                <text:p>108.87109375</text:p>
              </table:table-cell>
              <table:table-cell office:value-type="float" office:value="17.1806640625">
                <text:p>17.1806640625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107.5595703125">
                <text:p>107.5595703125</text:p>
              </table:table-cell>
              <table:table-cell office:value-type="float" office:value="20.6005859375">
                <text:p>20.6005859375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106.8681640625">
                <text:p>106.8681640625</text:p>
              </table:table-cell>
              <table:table-cell office:value-type="float" office:value="21.232421875">
                <text:p>21.232421875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106.80859375">
                <text:p>106.80859375</text:p>
              </table:table-cell>
              <table:table-cell office:value-type="float" office:value="15.9365234375">
                <text:p>15.9365234375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106.490234375">
                <text:p>106.490234375</text:p>
              </table:table-cell>
              <table:table-cell office:value-type="float" office:value="11.7177734375">
                <text:p>11.7177734375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105.6572265625">
                <text:p>105.6572265625</text:p>
              </table:table-cell>
              <table:table-cell office:value-type="float" office:value="16.6650390625">
                <text:p>16.6650390625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104.9462890625">
                <text:p>104.9462890625</text:p>
              </table:table-cell>
              <table:table-cell office:value-type="float" office:value="18.654296875">
                <text:p>18.654296875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104.75">
                <text:p>104.75</text:p>
              </table:table-cell>
              <table:table-cell office:value-type="float" office:value="16.4482421875">
                <text:p>16.4482421875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104.75">
                <text:p>104.75</text:p>
              </table:table-cell>
              <table:table-cell office:value-type="float" office:value="7.7041015625">
                <text:p>7.7041015625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104.80859375">
                <text:p>104.80859375</text:p>
              </table:table-cell>
              <table:table-cell office:value-type="float" office:value="-1.537109375">
                <text:p>-1.537109375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104.9404296875">
                <text:p>104.9404296875</text:p>
              </table:table-cell>
              <table:table-cell office:value-type="float" office:value="11.2138671875">
                <text:p>11.2138671875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105.0283203125">
                <text:p>105.0283203125</text:p>
              </table:table-cell>
              <table:table-cell office:value-type="float" office:value="30.0048828125">
                <text:p>30.0048828125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105.04296875">
                <text:p>105.04296875</text:p>
              </table:table-cell>
              <table:table-cell office:value-type="float" office:value="35.388671875">
                <text:p>35.388671875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105.04296875">
                <text:p>105.04296875</text:p>
              </table:table-cell>
              <table:table-cell office:value-type="float" office:value="28.19921875">
                <text:p>28.19921875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105.048828125">
                <text:p>105.048828125</text:p>
              </table:table-cell>
              <table:table-cell office:value-type="float" office:value="16.6357421875">
                <text:p>16.6357421875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105.060546875">
                <text:p>105.060546875</text:p>
              </table:table-cell>
              <table:table-cell office:value-type="float" office:value="23.6240234375">
                <text:p>23.6240234375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117.404296875">
                <text:p>117.404296875</text:p>
              </table:table-cell>
              <table:table-cell office:value-type="float" office:value="48.4931640625">
                <text:p>48.4931640625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142.0771484375">
                <text:p>142.0771484375</text:p>
              </table:table-cell>
              <table:table-cell office:value-type="float" office:value="72.5517578125">
                <text:p>72.5517578125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54.4091796875">
                <text:p>154.4091796875</text:p>
              </table:table-cell>
              <table:table-cell office:value-type="float" office:value="90.212890625">
                <text:p>90.212890625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154.40625">
                <text:p>154.40625</text:p>
              </table:table-cell>
              <table:table-cell office:value-type="float" office:value="98.6708984375">
                <text:p>98.6708984375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153.5830078125">
                <text:p>153.5830078125</text:p>
              </table:table-cell>
              <table:table-cell office:value-type="float" office:value="79.6953125">
                <text:p>79.6953125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151.869140625">
                <text:p>151.869140625</text:p>
              </table:table-cell>
              <table:table-cell office:value-type="float" office:value="37.1337890625">
                <text:p>37.1337890625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150.9072265625">
                <text:p>150.9072265625</text:p>
              </table:table-cell>
              <table:table-cell office:value-type="float" office:value="16.388671875">
                <text:p>16.388671875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150.83203125">
                <text:p>150.83203125</text:p>
              </table:table-cell>
              <table:table-cell office:value-type="float" office:value="21.1796875">
                <text:p>21.1796875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150.828125">
                <text:p>150.828125</text:p>
              </table:table-cell>
              <table:table-cell office:value-type="float" office:value="24.5068359375">
                <text:p>24.5068359375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150.830078125">
                <text:p>150.830078125</text:p>
              </table:table-cell>
              <table:table-cell office:value-type="float" office:value="17.2333984375">
                <text:p>17.2333984375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150.8330078125">
                <text:p>150.8330078125</text:p>
              </table:table-cell>
              <table:table-cell office:value-type="float" office:value="2.0244140625">
                <text:p>2.0244140625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150.83203125">
                <text:p>150.83203125</text:p>
              </table:table-cell>
              <table:table-cell office:value-type="float" office:value="-2.9609375">
                <text:p>-2.9609375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150.8291015625">
                <text:p>150.8291015625</text:p>
              </table:table-cell>
              <table:table-cell office:value-type="float" office:value="4.1865234375">
                <text:p>4.1865234375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150.828125">
                <text:p>150.828125</text:p>
              </table:table-cell>
              <table:table-cell office:value-type="float" office:value="-6.046875">
                <text:p>-6.046875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150.8291015625">
                <text:p>150.8291015625</text:p>
              </table:table-cell>
              <table:table-cell office:value-type="float" office:value="-16.75">
                <text:p>-16.75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150.830078125">
                <text:p>150.830078125</text:p>
              </table:table-cell>
              <table:table-cell office:value-type="float" office:value="8.22265625">
                <text:p>8.22265625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150.826171875">
                <text:p>150.826171875</text:p>
              </table:table-cell>
              <table:table-cell office:value-type="float" office:value="26.5390625">
                <text:p>26.5390625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150.8193359375">
                <text:p>150.8193359375</text:p>
              </table:table-cell>
              <table:table-cell office:value-type="float" office:value="3.5986328125">
                <text:p>3.5986328125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150.81640625">
                <text:p>150.81640625</text:p>
              </table:table-cell>
              <table:table-cell office:value-type="float" office:value="-19.7626953125">
                <text:p>-19.7626953125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150.818359375">
                <text:p>150.818359375</text:p>
              </table:table-cell>
              <table:table-cell office:value-type="float" office:value="-6.6708984375">
                <text:p>-6.6708984375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154.3203125">
                <text:p>154.3203125</text:p>
              </table:table-cell>
              <table:table-cell office:value-type="float" office:value="25.71875">
                <text:p>25.71875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161.4462890625">
                <text:p>161.4462890625</text:p>
              </table:table-cell>
              <table:table-cell office:value-type="float" office:value="60.5625">
                <text:p>60.562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65.2001953125">
                <text:p>165.2001953125</text:p>
              </table:table-cell>
              <table:table-cell office:value-type="float" office:value="84.3212890625">
                <text:p>84.3212890625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165.3271484375">
                <text:p>165.3271484375</text:p>
              </table:table-cell>
              <table:table-cell office:value-type="float" office:value="45.830078125">
                <text:p>45.830078125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165.3251953125">
                <text:p>165.3251953125</text:p>
              </table:table-cell>
              <table:table-cell office:value-type="float" office:value="-37.673828125">
                <text:p>-37.673828125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165.32421875">
                <text:p>165.32421875</text:p>
              </table:table-cell>
              <table:table-cell office:value-type="float" office:value="-77.8291015625">
                <text:p>-77.8291015625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165.3564453125">
                <text:p>165.3564453125</text:p>
              </table:table-cell>
              <table:table-cell office:value-type="float" office:value="-53.8173828125">
                <text:p>-53.8173828125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165.4208984375">
                <text:p>165.4208984375</text:p>
              </table:table-cell>
              <table:table-cell office:value-type="float" office:value="-7.650390625">
                <text:p>-7.650390625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165.4521484375">
                <text:p>165.4521484375</text:p>
              </table:table-cell>
              <table:table-cell office:value-type="float" office:value="12.1923828125">
                <text:p>12.1923828125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165.4501953125">
                <text:p>165.4501953125</text:p>
              </table:table-cell>
              <table:table-cell office:value-type="float" office:value="-5.0498046875">
                <text:p>-5.0498046875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165.44921875">
                <text:p>165.44921875</text:p>
              </table:table-cell>
              <table:table-cell office:value-type="float" office:value="-16.79296875">
                <text:p>-16.79296875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165.44921875">
                <text:p>165.44921875</text:p>
              </table:table-cell>
              <table:table-cell office:value-type="float" office:value="2.4365234375">
                <text:p>2.4365234375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165.4462890625">
                <text:p>165.4462890625</text:p>
              </table:table-cell>
              <table:table-cell office:value-type="float" office:value="17.09765625">
                <text:p>17.09765625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165.4404296875">
                <text:p>165.4404296875</text:p>
              </table:table-cell>
              <table:table-cell office:value-type="float" office:value="16.462890625">
                <text:p>16.462890625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165.4375">
                <text:p>165.4375</text:p>
              </table:table-cell>
              <table:table-cell office:value-type="float" office:value="17.6376953125">
                <text:p>17.6376953125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165.4375">
                <text:p>165.4375</text:p>
              </table:table-cell>
              <table:table-cell office:value-type="float" office:value="18.076171875">
                <text:p>18.076171875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166.39453125">
                <text:p>166.39453125</text:p>
              </table:table-cell>
              <table:table-cell office:value-type="float" office:value="17.9990234375">
                <text:p>17.9990234375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168.30859375">
                <text:p>168.30859375</text:p>
              </table:table-cell>
              <table:table-cell office:value-type="float" office:value="17.857421875">
                <text:p>17.857421875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169.265625">
                <text:p>169.265625</text:p>
              </table:table-cell>
              <table:table-cell office:value-type="float" office:value="17.79296875">
                <text:p>17.79296875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169.265625">
                <text:p>169.265625</text:p>
              </table:table-cell>
              <table:table-cell office:value-type="float" office:value="17.29296875">
                <text:p>17.29296875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169.265625">
                <text:p>169.265625</text:p>
              </table:table-cell>
              <table:table-cell office:value-type="float" office:value="16.29296875">
                <text:p>16.29296875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169.265625">
                <text:p>169.265625</text:p>
              </table:table-cell>
              <table:table-cell office:value-type="float" office:value="15.79296875">
                <text:p>15.79296875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78.0615234375">
                <text:p>178.0615234375</text:p>
              </table:table-cell>
              <table:table-cell office:value-type="float" office:value="15.79296875">
                <text:p>15.79296875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195.6533203125">
                <text:p>195.6533203125</text:p>
              </table:table-cell>
              <table:table-cell office:value-type="float" office:value="15.79296875">
                <text:p>15.79296875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204.44921875">
                <text:p>204.44921875</text:p>
              </table:table-cell>
              <table:table-cell office:value-type="float" office:value="15.79296875">
                <text:p>15.79296875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204.44921875">
                <text:p>204.44921875</text:p>
              </table:table-cell>
              <table:table-cell office:value-type="float" office:value="15.79296875">
                <text:p>15.79296875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204.44921875">
                <text:p>204.44921875</text:p>
              </table:table-cell>
              <table:table-cell office:value-type="float" office:value="15.79296875">
                <text:p>15.79296875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204.650390625">
                <text:p>204.650390625</text:p>
              </table:table-cell>
              <table:table-cell office:value-type="float" office:value="15.7451171875">
                <text:p>15.7451171875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205.052734375">
                <text:p>205.052734375</text:p>
              </table:table-cell>
              <table:table-cell office:value-type="float" office:value="15.603515625">
                <text:p>15.603515625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205.25390625">
                <text:p>205.25390625</text:p>
              </table:table-cell>
              <table:table-cell office:value-type="float" office:value="15.4638671875">
                <text:p>15.4638671875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205.25390625">
                <text:p>205.25390625</text:p>
              </table:table-cell>
              <table:table-cell office:value-type="float" office:value="15.41796875">
                <text:p>15.41796875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205.25390625">
                <text:p>205.25390625</text:p>
              </table:table-cell>
              <table:table-cell office:value-type="float" office:value="15.41796875">
                <text:p>15.41796875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205.3203125">
                <text:p>205.3203125</text:p>
              </table:table-cell>
              <table:table-cell office:value-type="float" office:value="15.41796875">
                <text:p>15.41796875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205.060546875">
                <text:p>205.060546875</text:p>
              </table:table-cell>
              <table:table-cell office:value-type="float" office:value="12.4609375">
                <text:p>12.4609375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204.2421875">
                <text:p>204.2421875</text:p>
              </table:table-cell>
              <table:table-cell office:value-type="float" office:value="9.771484375">
                <text:p>9.771484375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203.650390625">
                <text:p>203.650390625</text:p>
              </table:table-cell>
              <table:table-cell office:value-type="float" office:value="13.2509765625">
                <text:p>13.2509765625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203.5283203125">
                <text:p>203.5283203125</text:p>
              </table:table-cell>
              <table:table-cell office:value-type="float" office:value="16.4501953125">
                <text:p>16.4501953125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203.3115234375">
                <text:p>203.3115234375</text:p>
              </table:table-cell>
              <table:table-cell office:value-type="float" office:value="10.5517578125">
                <text:p>10.5517578125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202.8642578125">
                <text:p>202.8642578125</text:p>
              </table:table-cell>
              <table:table-cell office:value-type="float" office:value="1.359375">
                <text:p>1.359375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202.5302734375">
                <text:p>202.5302734375</text:p>
              </table:table-cell>
              <table:table-cell office:value-type="float" office:value="2.1669921875">
                <text:p>2.1669921875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202.44921875">
                <text:p>202.44921875</text:p>
              </table:table-cell>
              <table:table-cell office:value-type="float" office:value="7.8349609375">
                <text:p>7.8349609375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202.44921875">
                <text:p>202.44921875</text:p>
              </table:table-cell>
              <table:table-cell office:value-type="float" office:value="9.4072265625">
                <text:p>9.4072265625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202.44921875">
                <text:p>202.44921875</text:p>
              </table:table-cell>
              <table:table-cell office:value-type="float" office:value="9.07421875">
                <text:p>9.07421875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202.44921875">
                <text:p>202.44921875</text:p>
              </table:table-cell>
              <table:table-cell office:value-type="float" office:value="-1.7314453125">
                <text:p>-1.7314453125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202.4794921875">
                <text:p>202.4794921875</text:p>
              </table:table-cell>
              <table:table-cell office:value-type="float" office:value="-11.1337890625">
                <text:p>-11.1337890625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202.49609375">
                <text:p>202.49609375</text:p>
              </table:table-cell>
              <table:table-cell office:value-type="float" office:value="4.1337890625">
                <text:p>4.1337890625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202.4384765625">
                <text:p>202.4384765625</text:p>
              </table:table-cell>
              <table:table-cell office:value-type="float" office:value="21.697265625">
                <text:p>21.697265625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202.39453125">
                <text:p>202.39453125</text:p>
              </table:table-cell>
              <table:table-cell office:value-type="float" office:value="37.00390625">
                <text:p>37.00390625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202.4189453125">
                <text:p>202.4189453125</text:p>
              </table:table-cell>
              <table:table-cell office:value-type="float" office:value="40.99609375">
                <text:p>40.99609375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202.46484375">
                <text:p>202.46484375</text:p>
              </table:table-cell>
              <table:table-cell office:value-type="float" office:value="13.6396484375">
                <text:p>13.6396484375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202.4853515625">
                <text:p>202.4853515625</text:p>
              </table:table-cell>
              <table:table-cell office:value-type="float" office:value="-0.939453125">
                <text:p>-0.939453125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202.486328125">
                <text:p>202.486328125</text:p>
              </table:table-cell>
              <table:table-cell office:value-type="float" office:value="18.861328125">
                <text:p>18.861328125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202.48828125">
                <text:p>202.48828125</text:p>
              </table:table-cell>
              <table:table-cell office:value-type="float" office:value="30.580078125">
                <text:p>30.580078125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202.4814453125">
                <text:p>202.4814453125</text:p>
              </table:table-cell>
              <table:table-cell office:value-type="float" office:value="18.8271484375">
                <text:p>18.8271484375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202.431640625">
                <text:p>202.431640625</text:p>
              </table:table-cell>
              <table:table-cell office:value-type="float" office:value="14.630859375">
                <text:p>14.630859375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202.349609375">
                <text:p>202.349609375</text:p>
              </table:table-cell>
              <table:table-cell office:value-type="float" office:value="17.1611328125">
                <text:p>17.1611328125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202.3076171875">
                <text:p>202.3076171875</text:p>
              </table:table-cell>
              <table:table-cell office:value-type="float" office:value="11.3681640625">
                <text:p>11.3681640625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206.1923828125">
                <text:p>206.1923828125</text:p>
              </table:table-cell>
              <table:table-cell office:value-type="float" office:value="10.8154296875">
                <text:p>10.8154296875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200.96484375">
                <text:p>200.96484375</text:p>
              </table:table-cell>
              <table:table-cell office:value-type="float" office:value="17.291015625">
                <text:p>17.291015625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178.8056640625">
                <text:p>178.8056640625</text:p>
              </table:table-cell>
              <table:table-cell office:value-type="float" office:value="16.55859375">
                <text:p>16.55859375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165.720703125">
                <text:p>165.720703125</text:p>
              </table:table-cell>
              <table:table-cell office:value-type="float" office:value="9.65234375">
                <text:p>9.65234375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165.62109375">
                <text:p>165.62109375</text:p>
              </table:table-cell>
              <table:table-cell office:value-type="float" office:value="6.689453125">
                <text:p>6.689453125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165.501953125">
                <text:p>165.501953125</text:p>
              </table:table-cell>
              <table:table-cell office:value-type="float" office:value="10.408203125">
                <text:p>10.408203125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165.4384765625">
                <text:p>165.4384765625</text:p>
              </table:table-cell>
              <table:table-cell office:value-type="float" office:value="12.8095703125">
                <text:p>12.8095703125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165.4345703125">
                <text:p>165.4345703125</text:p>
              </table:table-cell>
              <table:table-cell office:value-type="float" office:value="10.5126953125">
                <text:p>10.5126953125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165.43359375">
                <text:p>165.43359375</text:p>
              </table:table-cell>
              <table:table-cell office:value-type="float" office:value="9.3125">
                <text:p>9.3125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165.43359375">
                <text:p>165.43359375</text:p>
              </table:table-cell>
              <table:table-cell office:value-type="float" office:value="9.3125">
                <text:p>9.3125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165.43359375">
                <text:p>165.43359375</text:p>
              </table:table-cell>
              <table:table-cell office:value-type="float" office:value="9.3125">
                <text:p>9.3125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165.43359375">
                <text:p>165.43359375</text:p>
              </table:table-cell>
              <table:table-cell office:value-type="float" office:value="9.314453125">
                <text:p>9.314453125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165.43359375">
                <text:p>165.43359375</text:p>
              </table:table-cell>
              <table:table-cell office:value-type="float" office:value="9.318359375">
                <text:p>9.318359375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165.43359375">
                <text:p>165.43359375</text:p>
              </table:table-cell>
              <table:table-cell office:value-type="float" office:value="9.3203125">
                <text:p>9.3203125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165.43359375">
                <text:p>165.43359375</text:p>
              </table:table-cell>
              <table:table-cell office:value-type="float" office:value="9.310546875">
                <text:p>9.310546875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165.43359375">
                <text:p>165.43359375</text:p>
              </table:table-cell>
              <table:table-cell office:value-type="float" office:value="9.291015625">
                <text:p>9.291015625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166.1474609375">
                <text:p>166.1474609375</text:p>
              </table:table-cell>
              <table:table-cell office:value-type="float" office:value="9.314453125">
                <text:p>9.314453125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167.5751953125">
                <text:p>167.5751953125</text:p>
              </table:table-cell>
              <table:table-cell office:value-type="float" office:value="9.380859375">
                <text:p>9.380859375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168.2890625">
                <text:p>168.2890625</text:p>
              </table:table-cell>
              <table:table-cell office:value-type="float" office:value="9.4140625">
                <text:p>9.4140625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168.2890625">
                <text:p>168.2890625</text:p>
              </table:table-cell>
              <table:table-cell office:value-type="float" office:value="9.4140625">
                <text:p>9.4140625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168.2890625">
                <text:p>168.2890625</text:p>
              </table:table-cell>
              <table:table-cell office:value-type="float" office:value="9.4140625">
                <text:p>9.4140625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168.5390625">
                <text:p>168.5390625</text:p>
              </table:table-cell>
              <table:table-cell office:value-type="float" office:value="9.40625">
                <text:p>9.40625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169.0390625">
                <text:p>169.0390625</text:p>
              </table:table-cell>
              <table:table-cell office:value-type="float" office:value="9.390625">
                <text:p>9.390625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169.2890625">
                <text:p>169.2890625</text:p>
              </table:table-cell>
              <table:table-cell office:value-type="float" office:value="9.3828125">
                <text:p>9.3828125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169.2890625">
                <text:p>169.2890625</text:p>
              </table:table-cell>
              <table:table-cell office:value-type="float" office:value="9.3828125">
                <text:p>9.3828125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169.2890625">
                <text:p>169.2890625</text:p>
              </table:table-cell>
              <table:table-cell office:value-type="float" office:value="9.3828125">
                <text:p>9.3828125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169.2890625">
                <text:p>169.2890625</text:p>
              </table:table-cell>
              <table:table-cell office:value-type="float" office:value="9.3828125">
                <text:p>9.3828125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169.533203125">
                <text:p>169.533203125</text:p>
              </table:table-cell>
              <table:table-cell office:value-type="float" office:value="9.427734375">
                <text:p>9.427734375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170.021484375">
                <text:p>170.021484375</text:p>
              </table:table-cell>
              <table:table-cell office:value-type="float" office:value="9.517578125">
                <text:p>9.517578125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170.265625">
                <text:p>170.265625</text:p>
              </table:table-cell>
              <table:table-cell office:value-type="float" office:value="9.5625">
                <text:p>9.5625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170.265625">
                <text:p>170.265625</text:p>
              </table:table-cell>
              <table:table-cell office:value-type="float" office:value="9.5625">
                <text:p>9.5625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170.265625">
                <text:p>170.265625</text:p>
              </table:table-cell>
              <table:table-cell office:value-type="float" office:value="9.5625">
                <text:p>9.5625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170.3271484375">
                <text:p>170.3271484375</text:p>
              </table:table-cell>
              <table:table-cell office:value-type="float" office:value="9.5625">
                <text:p>9.5625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170.4501953125">
                <text:p>170.4501953125</text:p>
              </table:table-cell>
              <table:table-cell office:value-type="float" office:value="9.5625">
                <text:p>9.5625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170.51171875">
                <text:p>170.51171875</text:p>
              </table:table-cell>
              <table:table-cell office:value-type="float" office:value="9.5625">
                <text:p>9.5625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170.51171875">
                <text:p>170.51171875</text:p>
              </table:table-cell>
              <table:table-cell office:value-type="float" office:value="9.5625">
                <text:p>9.5625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170.51171875">
                <text:p>170.51171875</text:p>
              </table:table-cell>
              <table:table-cell office:value-type="float" office:value="9.5625">
                <text:p>9.5625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170.51171875">
                <text:p>170.51171875</text:p>
              </table:table-cell>
              <table:table-cell office:value-type="float" office:value="9.5625">
                <text:p>9.5625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160.279296875">
                <text:p>160.279296875</text:p>
              </table:table-cell>
              <table:table-cell office:value-type="float" office:value="9.57421875">
                <text:p>9.57421875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139.814453125">
                <text:p>139.814453125</text:p>
              </table:table-cell>
              <table:table-cell office:value-type="float" office:value="9.59765625">
                <text:p>9.59765625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129.58203125">
                <text:p>129.58203125</text:p>
              </table:table-cell>
              <table:table-cell office:value-type="float" office:value="9.609375">
                <text:p>9.609375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129.58203125">
                <text:p>129.58203125</text:p>
              </table:table-cell>
              <table:table-cell office:value-type="float" office:value="9.609375">
                <text:p>9.609375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129.58203125">
                <text:p>129.58203125</text:p>
              </table:table-cell>
              <table:table-cell office:value-type="float" office:value="9.609375">
                <text:p>9.609375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129.58203125">
                <text:p>129.58203125</text:p>
              </table:table-cell>
              <table:table-cell office:value-type="float" office:value="9.6103515625">
                <text:p>9.6103515625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129.5498046875">
                <text:p>129.5498046875</text:p>
              </table:table-cell>
              <table:table-cell office:value-type="float" office:value="10.04296875">
                <text:p>10.0429687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29.4853515625">
                <text:p>129.4853515625</text:p>
              </table:table-cell>
              <table:table-cell office:value-type="float" office:value="10.8046875">
                <text:p>10.8046875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129.453125">
                <text:p>129.453125</text:p>
              </table:table-cell>
              <table:table-cell office:value-type="float" office:value="11.0341796875">
                <text:p>11.0341796875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129.453125">
                <text:p>129.453125</text:p>
              </table:table-cell>
              <table:table-cell office:value-type="float" office:value="10.93359375">
                <text:p>10.93359375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129.453125">
                <text:p>129.453125</text:p>
              </table:table-cell>
              <table:table-cell office:value-type="float" office:value="10.9052734375">
                <text:p>10.9052734375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129.453125">
                <text:p>129.453125</text:p>
              </table:table-cell>
              <table:table-cell office:value-type="float" office:value="10.8994140625">
                <text:p>10.8994140625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129.453125">
                <text:p>129.453125</text:p>
              </table:table-cell>
              <table:table-cell office:value-type="float" office:value="10.97265625">
                <text:p>10.97265625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129.453125">
                <text:p>129.453125</text:p>
              </table:table-cell>
              <table:table-cell office:value-type="float" office:value="11.0234375">
                <text:p>11.0234375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129.453125">
                <text:p>129.453125</text:p>
              </table:table-cell>
              <table:table-cell office:value-type="float" office:value="11.0234375">
                <text:p>11.0234375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129.453125">
                <text:p>129.453125</text:p>
              </table:table-cell>
              <table:table-cell office:value-type="float" office:value="11.0234375">
                <text:p>11.0234375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129.453125">
                <text:p>129.453125</text:p>
              </table:table-cell>
              <table:table-cell office:value-type="float" office:value="11.0234375">
                <text:p>11.0234375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129.453125">
                <text:p>129.453125</text:p>
              </table:table-cell>
              <table:table-cell office:value-type="float" office:value="11.0234375">
                <text:p>11.0234375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129.453125">
                <text:p>129.453125</text:p>
              </table:table-cell>
              <table:table-cell office:value-type="float" office:value="11.0234375">
                <text:p>11.02343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